
<file path=META-INF/manifest.xml><?xml version="1.0" encoding="utf-8"?>
<manifest:manifest xmlns:manifest="urn:oasis:names:tc:opendocument:xmlns:manifest:1.0">
  <manifest:file-entry manifest:media-type="application/vnd.oasis.opendocument.text" manifest:full-path="/"/>
</manifest:manifest>
</file>

<file path=content.xml><?xml version="1.0" encoding="utf-8"?>
<office:document-content xmlns:office="urn:oasis:names:tc:opendocument:xmlns:office:1.0" xmlns:style="urn:oasis:names:tc:opendocument:xmlns:style:1.0" xmlns:text="urn:oasis:names:tc:opendocument:xmlns:text:1.0" xmlns:svg="urn:oasis:names:tc:opendocument:xmlns:svg-compatible:1.0" xmlns:fo="urn:oasis:names:tc:opendocument:xmlns:xsl-fo-compatible:1.0" xmlns:xlink="http://www.w3.org/1999/xlink" xmlns:table="urn:oasis:names:tc:opendocument:xmlns:table:1.0" xmlns:draw="urn:oasis:names:tc:opendocument:xmlns:drawing:1.0">
  <office:automatic-styles>
    <style:style style:family="text" style:name="T1" style:display-name="T1" style:parent-style-name="CharStyle3">
      <style:text-properties fo:color="#353033"/>
    </style:style>
    <style:style style:family="text" style:name="T2" style:display-name="T2" style:parent-style-name="CharStyle4">
      <style:text-properties fo:color="#353033"/>
    </style:style>
    <style:style style:family="text" style:name="T3" style:display-name="T3" style:parent-style-name="CharStyle3">
      <style:text-properties fo:color="#353033"/>
    </style:style>
    <style:style style:family="text" style:name="T4" style:display-name="T4" style:parent-style-name="CharStyle7">
      <style:text-properties fo:color="#282226"/>
    </style:style>
    <style:style style:family="text" style:name="T5" style:display-name="T5" style:parent-style-name="CharStyle9">
      <style:text-properties fo:color="#000000"/>
    </style:style>
    <style:style style:family="text" style:name="T6" style:display-name="T6" style:parent-style-name="CharStyle10">
      <style:text-properties fo:color="#534A49"/>
    </style:style>
    <style:style style:family="text" style:name="T7" style:display-name="T7" style:parent-style-name="CharStyle11">
      <style:text-properties fo:color="#282226"/>
    </style:style>
    <style:style style:family="text" style:name="T8" style:display-name="T8" style:parent-style-name="CharStyle12">
      <style:text-properties fo:color="#282226"/>
    </style:style>
    <style:style style:family="text" style:name="T9" style:display-name="T9" style:parent-style-name="CharStyle11">
      <style:text-properties fo:color="#282226"/>
    </style:style>
    <style:style style:family="text" style:name="T10" style:display-name="T10" style:parent-style-name="CharStyle12">
      <style:text-properties fo:color="#282226"/>
    </style:style>
    <style:style style:family="text" style:name="T11" style:display-name="T11" style:parent-style-name="CharStyle14">
      <style:text-properties fo:color="#282226"/>
    </style:style>
    <style:style style:family="text" style:name="T12" style:display-name="T12" style:parent-style-name="CharStyle17">
      <style:text-properties fo:color="#282226"/>
    </style:style>
    <style:style style:family="text" style:name="T13" style:display-name="T13" style:parent-style-name="CharStyle18">
      <style:text-properties fo:color="#282226"/>
    </style:style>
    <style:style style:family="text" style:name="T14" style:display-name="T14" style:parent-style-name="CharStyle19">
      <style:text-properties fo:color="#534A49"/>
    </style:style>
    <style:style style:family="text" style:name="T15" style:display-name="T15" style:parent-style-name="CharStyle20">
      <style:text-properties fo:color="#282226"/>
    </style:style>
    <style:style style:family="text" style:name="T16" style:display-name="T16" style:parent-style-name="CharStyle21">
      <style:text-properties fo:color="#282226"/>
    </style:style>
    <style:style style:family="text" style:name="T18" style:display-name="T18" style:parent-style-name="CharStyle25">
      <style:text-properties fo:color="#353033"/>
    </style:style>
    <style:style style:family="text" style:name="T19" style:display-name="T19" style:parent-style-name="CharStyle26">
      <style:text-properties fo:color="#282226"/>
    </style:style>
    <style:style style:family="text" style:name="T20" style:display-name="T20" style:parent-style-name="CharStyle27">
      <style:text-properties fo:color="#282226"/>
    </style:style>
    <style:style style:family="text" style:name="T21" style:display-name="T21" style:parent-style-name="CharStyle16">
      <style:text-properties fo:color="#282226"/>
    </style:style>
    <style:style style:family="text" style:name="T22" style:display-name="T22" style:parent-style-name="CharStyle28">
      <style:text-properties fo:color="#282226"/>
    </style:style>
    <style:style style:family="text" style:name="T23" style:display-name="T23" style:parent-style-name="CharStyle16">
      <style:text-properties fo:color="#282226"/>
    </style:style>
    <style:style style:family="text" style:name="T24" style:display-name="T24" style:parent-style-name="CharStyle14">
      <style:text-properties fo:color="#282226"/>
    </style:style>
    <style:style style:family="text" style:name="T25" style:display-name="T25" style:parent-style-name="CharStyle31">
      <style:text-properties fo:color="#282226"/>
    </style:style>
    <style:style style:family="text" style:name="T26" style:display-name="T26" style:parent-style-name="CharStyle32">
      <style:text-properties fo:color="#534A49"/>
    </style:style>
    <style:style style:family="text" style:name="T27" style:display-name="T27" style:parent-style-name="CharStyle33">
      <style:text-properties fo:color="#534A49"/>
    </style:style>
    <style:style style:family="text" style:name="T28" style:display-name="T28" style:parent-style-name="CharStyle30">
      <style:text-properties fo:color="#282226"/>
    </style:style>
    <style:style style:family="text" style:name="T29" style:display-name="T29" style:parent-style-name="CharStyle34">
      <style:text-properties fo:color="#000000"/>
    </style:style>
    <style:style style:family="text" style:name="T30" style:display-name="T30" style:parent-style-name="CharStyle35">
      <style:text-properties fo:color="#282226"/>
    </style:style>
    <style:style style:family="text" style:name="T31" style:display-name="T31" style:parent-style-name="CharStyle36">
      <style:text-properties fo:color="#282226"/>
    </style:style>
    <style:style style:family="text" style:name="T32" style:display-name="T32" style:parent-style-name="CharStyle30">
      <style:text-properties fo:color="#282226"/>
    </style:style>
    <style:style style:family="text" style:name="T33" style:display-name="T33" style:parent-style-name="CharStyle30">
      <style:text-properties fo:color="#282226"/>
    </style:style>
    <style:style style:family="text" style:name="T34" style:display-name="T34" style:parent-style-name="CharStyle30">
      <style:text-properties fo:color="#282226"/>
    </style:style>
    <style:style style:family="text" style:name="T35" style:display-name="T35" style:parent-style-name="CharStyle30">
      <style:text-properties fo:color="#282226"/>
    </style:style>
    <style:style style:family="text" style:name="T36" style:display-name="T36" style:parent-style-name="CharStyle30">
      <style:text-properties fo:color="#282226"/>
    </style:style>
    <style:style style:family="text" style:name="T37" style:display-name="T37" style:parent-style-name="CharStyle30">
      <style:text-properties fo:color="#282226"/>
    </style:style>
    <style:style style:family="text" style:name="T38" style:display-name="T38" style:parent-style-name="CharStyle30">
      <style:text-properties style:text-position="25%" fo:color="#282226"/>
    </style:style>
    <style:style style:family="text" style:name="T39" style:display-name="T39" style:parent-style-name="CharStyle30">
      <style:text-properties fo:color="#282226"/>
    </style:style>
    <style:style style:family="text" style:name="T40" style:display-name="T40" style:parent-style-name="CharStyle30">
      <style:text-properties style:text-position="25%" fo:color="#282226"/>
    </style:style>
    <style:style style:family="text" style:name="T41" style:display-name="T41" style:parent-style-name="CharStyle30">
      <style:text-properties fo:color="#282226"/>
    </style:style>
    <style:style style:family="text" style:name="T42" style:display-name="T42" style:parent-style-name="CharStyle37">
      <style:text-properties fo:color="#534A49"/>
    </style:style>
    <style:style style:family="text" style:name="T43" style:display-name="T43" style:parent-style-name="CharStyle30">
      <style:text-properties fo:color="#282226"/>
    </style:style>
    <style:style style:family="text" style:name="T44" style:display-name="T44" style:parent-style-name="CharStyle37">
      <style:text-properties fo:color="#534A49"/>
    </style:style>
    <style:style style:family="text" style:name="T45" style:display-name="T45" style:parent-style-name="CharStyle30">
      <style:text-properties fo:color="#282226"/>
    </style:style>
    <style:style style:family="text" style:name="T47" style:display-name="T47" style:parent-style-name="CharStyle30">
      <style:text-properties fo:color="#282226"/>
    </style:style>
    <style:style style:family="text" style:name="T48" style:display-name="T48" style:parent-style-name="CharStyle30">
      <style:text-properties fo:color="#282226"/>
    </style:style>
    <style:style style:family="text" style:name="T49" style:display-name="T49" style:parent-style-name="CharStyle39">
      <style:text-properties fo:color="#282226"/>
    </style:style>
    <style:style style:family="text" style:name="T50" style:display-name="T50" style:parent-style-name="CharStyle30">
      <style:text-properties fo:color="#282226"/>
    </style:style>
    <style:style style:family="text" style:name="T51" style:display-name="T51" style:parent-style-name="CharStyle37">
      <style:text-properties fo:color="#534A49"/>
    </style:style>
    <style:style style:family="text" style:name="T52" style:display-name="T52" style:parent-style-name="CharStyle30">
      <style:text-properties fo:color="#282226"/>
    </style:style>
    <style:style style:family="text" style:name="T53" style:display-name="T53" style:parent-style-name="CharStyle37">
      <style:text-properties fo:color="#534A49"/>
    </style:style>
    <style:style style:family="text" style:name="T54" style:display-name="T54" style:parent-style-name="CharStyle30">
      <style:text-properties fo:color="#282226"/>
    </style:style>
    <style:style style:family="text" style:name="T55" style:display-name="T55" style:parent-style-name="CharStyle30">
      <style:text-properties fo:color="#282226"/>
    </style:style>
    <style:style style:family="text" style:name="T56" style:display-name="T56" style:parent-style-name="CharStyle30">
      <style:text-properties fo:color="#282226"/>
    </style:style>
    <style:style style:family="text" style:name="T57" style:display-name="T57" style:parent-style-name="CharStyle30">
      <style:text-properties fo:color="#282226"/>
    </style:style>
    <style:style style:family="text" style:name="T58" style:display-name="T58" style:parent-style-name="CharStyle37">
      <style:text-properties fo:color="#534A49"/>
    </style:style>
    <style:style style:family="text" style:name="T59" style:display-name="T59" style:parent-style-name="CharStyle30">
      <style:text-properties fo:color="#282226"/>
    </style:style>
    <style:style style:family="text" style:name="T60" style:display-name="T60" style:parent-style-name="CharStyle37">
      <style:text-properties fo:color="#534A49"/>
    </style:style>
    <style:style style:family="text" style:name="T61" style:display-name="T61" style:parent-style-name="CharStyle30">
      <style:text-properties fo:color="#282226"/>
    </style:style>
    <style:style style:family="text" style:name="T62" style:display-name="T62" style:parent-style-name="CharStyle30">
      <style:text-properties fo:color="#282226"/>
    </style:style>
    <style:style style:family="text" style:name="T63" style:display-name="T63" style:parent-style-name="CharStyle39">
      <style:text-properties fo:color="#282226"/>
    </style:style>
    <style:style style:family="text" style:name="T64" style:display-name="T64" style:parent-style-name="CharStyle30">
      <style:text-properties fo:color="#282226"/>
    </style:style>
    <style:style style:family="text" style:name="T65" style:display-name="T65" style:parent-style-name="CharStyle39">
      <style:text-properties fo:color="#282226"/>
    </style:style>
    <style:style style:family="text" style:name="T66" style:display-name="T66" style:parent-style-name="CharStyle30">
      <style:text-properties fo:color="#282226"/>
    </style:style>
    <style:style style:family="text" style:name="T67" style:display-name="T67" style:parent-style-name="CharStyle30">
      <style:text-properties fo:color="#282226"/>
    </style:style>
    <style:style style:family="text" style:name="T68" style:display-name="T68" style:parent-style-name="CharStyle39">
      <style:text-properties fo:color="#282226"/>
    </style:style>
    <style:style style:family="text" style:name="T69" style:display-name="T69" style:parent-style-name="CharStyle30">
      <style:text-properties fo:color="#282226"/>
    </style:style>
    <style:style style:family="text" style:name="T70" style:display-name="T70" style:parent-style-name="CharStyle39">
      <style:text-properties fo:color="#282226"/>
    </style:style>
    <style:style style:family="text" style:name="T71" style:display-name="T71" style:parent-style-name="CharStyle30">
      <style:text-properties fo:color="#282226"/>
    </style:style>
    <style:style style:family="text" style:name="T72" style:display-name="T72" style:parent-style-name="CharStyle30">
      <style:text-properties fo:color="#282226"/>
    </style:style>
    <style:style style:family="text" style:name="T73" style:display-name="T73" style:parent-style-name="CharStyle39">
      <style:text-properties fo:color="#282226"/>
    </style:style>
    <style:style style:family="text" style:name="T74" style:display-name="T74" style:parent-style-name="CharStyle30">
      <style:text-properties fo:color="#282226"/>
    </style:style>
    <style:style style:family="text" style:name="T75" style:display-name="T75" style:parent-style-name="CharStyle30">
      <style:text-properties fo:color="#282226"/>
    </style:style>
    <style:style style:family="text" style:name="T76" style:display-name="T76" style:parent-style-name="CharStyle30">
      <style:text-properties fo:color="#282226"/>
    </style:style>
    <style:style style:family="text" style:name="T77" style:display-name="T77" style:parent-style-name="CharStyle30">
      <style:text-properties fo:color="#282226"/>
    </style:style>
    <style:style style:family="text" style:name="T78" style:display-name="T78" style:parent-style-name="CharStyle39">
      <style:text-properties fo:color="#282226"/>
    </style:style>
    <style:style style:family="text" style:name="T79" style:display-name="T79" style:parent-style-name="CharStyle30">
      <style:text-properties fo:color="#282226"/>
    </style:style>
    <style:style style:family="text" style:name="T80" style:display-name="T80" style:parent-style-name="CharStyle30">
      <style:text-properties fo:color="#282226"/>
    </style:style>
    <style:style style:family="text" style:name="T81" style:display-name="T81" style:parent-style-name="CharStyle30">
      <style:text-properties fo:color="#282226"/>
    </style:style>
    <style:style style:family="text" style:name="T82" style:display-name="T82" style:parent-style-name="CharStyle40">
      <style:text-properties fo:color="#353033"/>
    </style:style>
    <style:style style:family="text" style:name="T83" style:display-name="T83" style:parent-style-name="CharStyle30">
      <style:text-properties fo:color="#282226"/>
    </style:style>
    <style:style style:family="text" style:name="T84" style:display-name="T84" style:parent-style-name="CharStyle39">
      <style:text-properties fo:color="#282226"/>
    </style:style>
    <style:style style:family="text" style:name="T85" style:display-name="T85" style:parent-style-name="CharStyle30">
      <style:text-properties fo:color="#282226"/>
    </style:style>
    <style:style style:family="text" style:name="T86" style:display-name="T86" style:parent-style-name="CharStyle42">
      <style:text-properties fo:color="#282226"/>
    </style:style>
    <style:style style:family="text" style:name="T87" style:display-name="T87" style:parent-style-name="CharStyle43">
      <style:text-properties fo:color="#353033"/>
    </style:style>
    <style:style style:family="text" style:name="T88" style:display-name="T88" style:parent-style-name="CharStyle42">
      <style:text-properties fo:color="#282226"/>
    </style:style>
    <style:style style:family="text" style:name="T89" style:display-name="T89" style:parent-style-name="CharStyle43">
      <style:text-properties fo:color="#353033"/>
    </style:style>
    <style:style style:family="text" style:name="T90" style:display-name="T90" style:parent-style-name="CharStyle42">
      <style:text-properties fo:color="#282226"/>
    </style:style>
    <style:style style:family="text" style:name="T91" style:display-name="T91" style:parent-style-name="CharStyle43">
      <style:text-properties fo:color="#353033"/>
    </style:style>
    <style:style style:family="text" style:name="T92" style:display-name="T92" style:parent-style-name="CharStyle42">
      <style:text-properties fo:color="#282226"/>
    </style:style>
    <style:style style:family="text" style:name="T93" style:display-name="T93" style:parent-style-name="CharStyle42">
      <style:text-properties fo:color="#282226"/>
    </style:style>
    <style:style style:family="text" style:name="T94" style:display-name="T94" style:parent-style-name="CharStyle43">
      <style:text-properties fo:color="#353033"/>
    </style:style>
    <style:style style:family="text" style:name="T95" style:display-name="T95" style:parent-style-name="CharStyle42">
      <style:text-properties fo:color="#282226"/>
    </style:style>
    <style:style style:family="text" style:name="T96" style:display-name="T96" style:parent-style-name="CharStyle44">
      <style:text-properties fo:color="#282226"/>
    </style:style>
    <style:style style:family="text" style:name="T97" style:display-name="T97" style:parent-style-name="CharStyle42">
      <style:text-properties fo:color="#282226"/>
    </style:style>
    <style:style style:family="text" style:name="T98" style:display-name="T98" style:parent-style-name="CharStyle43">
      <style:text-properties fo:color="#353033"/>
    </style:style>
    <style:style style:family="text" style:name="T99" style:display-name="T99" style:parent-style-name="CharStyle30">
      <style:text-properties fo:color="#282226"/>
    </style:style>
    <style:style style:family="text" style:name="T100" style:display-name="T100" style:parent-style-name="CharStyle30">
      <style:text-properties fo:color="#282226"/>
    </style:style>
    <style:style style:family="text" style:name="T101" style:display-name="T101" style:parent-style-name="CharStyle30">
      <style:text-properties style:text-position="25%" fo:color="#282226"/>
    </style:style>
    <style:style style:family="text" style:name="T102" style:display-name="T102" style:parent-style-name="CharStyle30">
      <style:text-properties fo:color="#282226"/>
    </style:style>
    <style:style style:family="text" style:name="T103" style:display-name="T103" style:parent-style-name="CharStyle30">
      <style:text-properties style:text-position="25%" fo:color="#282226"/>
    </style:style>
    <style:style style:family="text" style:name="T104" style:display-name="T104" style:parent-style-name="CharStyle30">
      <style:text-properties fo:color="#282226"/>
    </style:style>
    <style:style style:family="text" style:name="T105" style:display-name="T105" style:parent-style-name="CharStyle30">
      <style:text-properties fo:color="#282226"/>
    </style:style>
    <style:style style:family="text" style:name="T106" style:display-name="T106" style:parent-style-name="CharStyle45">
      <style:text-properties fo:color="#282226"/>
    </style:style>
    <style:style style:family="text" style:name="T107" style:display-name="T107" style:parent-style-name="CharStyle42">
      <style:text-properties fo:color="#282226"/>
    </style:style>
    <style:style style:family="text" style:name="T108" style:display-name="T108" style:parent-style-name="CharStyle42">
      <style:text-properties fo:color="#282226"/>
    </style:style>
    <style:style style:family="text" style:name="T109" style:display-name="T109" style:parent-style-name="CharStyle42">
      <style:text-properties fo:color="#282226"/>
    </style:style>
    <style:style style:family="text" style:name="T110" style:display-name="T110" style:parent-style-name="CharStyle42">
      <style:text-properties fo:color="#282226"/>
    </style:style>
    <style:style style:family="text" style:name="T111" style:display-name="T111" style:parent-style-name="CharStyle42">
      <style:text-properties fo:color="#282226"/>
    </style:style>
    <style:style style:family="text" style:name="T112" style:display-name="T112" style:parent-style-name="CharStyle42">
      <style:text-properties fo:color="#282226"/>
    </style:style>
    <style:style style:family="text" style:name="T113" style:display-name="T113" style:parent-style-name="CharStyle42">
      <style:text-properties fo:color="#282226"/>
    </style:style>
    <style:style style:family="text" style:name="T114" style:display-name="T114" style:parent-style-name="CharStyle44">
      <style:text-properties fo:color="#282226"/>
    </style:style>
    <style:style style:family="text" style:name="T115" style:display-name="T115" style:parent-style-name="CharStyle42">
      <style:text-properties fo:color="#282226"/>
    </style:style>
    <style:style style:family="text" style:name="T116" style:display-name="T116" style:parent-style-name="CharStyle42">
      <style:text-properties fo:color="#282226"/>
    </style:style>
    <style:style style:family="text" style:name="T117" style:display-name="T117" style:parent-style-name="CharStyle42">
      <style:text-properties fo:color="#282226"/>
    </style:style>
    <style:style style:family="text" style:name="T118" style:display-name="T118" style:parent-style-name="CharStyle42">
      <style:text-properties fo:color="#282226"/>
    </style:style>
    <style:style style:family="text" style:name="T119" style:display-name="T119" style:parent-style-name="CharStyle42">
      <style:text-properties fo:color="#282226"/>
    </style:style>
    <style:style style:family="text" style:name="T120" style:display-name="T120" style:parent-style-name="CharStyle30">
      <style:text-properties fo:color="#282226"/>
    </style:style>
    <style:style style:family="text" style:name="T121" style:display-name="T121" style:parent-style-name="CharStyle30">
      <style:text-properties style:text-position="-25%" fo:color="#282226"/>
    </style:style>
    <style:style style:family="text" style:name="T122" style:display-name="T122" style:parent-style-name="CharStyle30">
      <style:text-properties fo:color="#282226"/>
    </style:style>
    <style:style style:family="text" style:name="T123" style:display-name="T123" style:parent-style-name="CharStyle30">
      <style:text-properties fo:color="#282226"/>
    </style:style>
    <style:style style:family="text" style:name="T124" style:display-name="T124" style:parent-style-name="CharStyle30">
      <style:text-properties style:text-position="25%" fo:color="#282226"/>
    </style:style>
    <style:style style:family="text" style:name="T125" style:display-name="T125" style:parent-style-name="CharStyle30">
      <style:text-properties fo:color="#282226"/>
    </style:style>
    <style:style style:family="text" style:name="T126" style:display-name="T126" style:parent-style-name="CharStyle42">
      <style:text-properties fo:color="#282226"/>
    </style:style>
    <style:style style:family="text" style:name="T127" style:display-name="T127" style:parent-style-name="CharStyle42">
      <style:text-properties style:text-position="25%" fo:color="#282226"/>
    </style:style>
    <style:style style:family="text" style:name="T128" style:display-name="T128" style:parent-style-name="CharStyle42">
      <style:text-properties fo:color="#282226"/>
    </style:style>
    <style:style style:family="text" style:name="T129" style:display-name="T129" style:parent-style-name="CharStyle42">
      <style:text-properties fo:color="#282226"/>
    </style:style>
    <style:style style:family="text" style:name="T130" style:display-name="T130" style:parent-style-name="CharStyle42">
      <style:text-properties fo:color="#282226"/>
    </style:style>
    <style:style style:family="text" style:name="T131" style:display-name="T131" style:parent-style-name="CharStyle42">
      <style:text-properties fo:color="#282226"/>
    </style:style>
    <style:style style:family="text" style:name="T132" style:display-name="T132" style:parent-style-name="CharStyle30">
      <style:text-properties fo:color="#282226"/>
    </style:style>
    <style:style style:family="text" style:name="T133" style:display-name="T133" style:parent-style-name="CharStyle30">
      <style:text-properties fo:color="#282226"/>
    </style:style>
    <style:style style:family="text" style:name="T134" style:display-name="T134" style:parent-style-name="CharStyle30">
      <style:text-properties fo:color="#282226"/>
    </style:style>
    <style:style style:family="text" style:name="T135" style:display-name="T135" style:parent-style-name="CharStyle42">
      <style:text-properties fo:color="#282226"/>
    </style:style>
    <style:style style:family="text" style:name="T136" style:display-name="T136" style:parent-style-name="CharStyle42">
      <style:text-properties fo:color="#282226"/>
    </style:style>
    <style:style style:family="text" style:name="T137" style:display-name="T137" style:parent-style-name="CharStyle42">
      <style:text-properties fo:color="#282226"/>
    </style:style>
    <style:style style:family="text" style:name="T138" style:display-name="T138" style:parent-style-name="CharStyle42">
      <style:text-properties fo:color="#282226"/>
    </style:style>
    <style:style style:family="text" style:name="T139" style:display-name="T139" style:parent-style-name="CharStyle30">
      <style:text-properties fo:color="#282226"/>
    </style:style>
    <style:style style:family="text" style:name="T140" style:display-name="T140" style:parent-style-name="CharStyle30">
      <style:text-properties fo:color="#282226"/>
    </style:style>
    <style:style style:family="text" style:name="T141" style:display-name="T141" style:parent-style-name="CharStyle30">
      <style:text-properties fo:color="#282226"/>
    </style:style>
    <style:style style:family="text" style:name="T142" style:display-name="T142" style:parent-style-name="CharStyle17">
      <style:text-properties fo:color="#282226"/>
    </style:style>
    <style:style style:family="text" style:name="T143" style:display-name="T143" style:parent-style-name="CharStyle30">
      <style:text-properties fo:color="#282226"/>
    </style:style>
    <style:style style:family="text" style:name="T144" style:display-name="T144" style:parent-style-name="CharStyle40">
      <style:text-properties fo:color="#353033"/>
    </style:style>
    <style:style style:family="text" style:name="T145" style:display-name="T145" style:parent-style-name="CharStyle46">
      <style:text-properties fo:color="#353033"/>
    </style:style>
    <style:style style:family="text" style:name="T146" style:display-name="T146" style:parent-style-name="CharStyle40">
      <style:text-properties fo:color="#353033"/>
    </style:style>
    <style:style style:family="text" style:name="T147" style:display-name="T147" style:parent-style-name="CharStyle46">
      <style:text-properties fo:color="#353033"/>
    </style:style>
    <style:style style:family="text" style:name="T148" style:display-name="T148" style:parent-style-name="CharStyle40">
      <style:text-properties fo:color="#353033"/>
    </style:style>
    <style:style style:family="text" style:name="T149" style:display-name="T149" style:parent-style-name="CharStyle40">
      <style:text-properties fo:color="#353033"/>
    </style:style>
    <style:style style:family="text" style:name="T150" style:display-name="T150" style:parent-style-name="CharStyle40">
      <style:text-properties fo:color="#353033"/>
    </style:style>
    <style:style style:family="text" style:name="T151" style:display-name="T151" style:parent-style-name="CharStyle40">
      <style:text-properties fo:color="#353033"/>
    </style:style>
    <style:style style:family="text" style:name="T152" style:display-name="T152" style:parent-style-name="CharStyle40">
      <style:text-properties fo:color="#353033"/>
    </style:style>
    <style:style style:family="text" style:name="T153" style:display-name="T153" style:parent-style-name="CharStyle40">
      <style:text-properties fo:color="#353033"/>
    </style:style>
    <style:style style:family="text" style:name="T154" style:display-name="T154" style:parent-style-name="CharStyle40">
      <style:text-properties fo:color="#353033"/>
    </style:style>
    <style:style style:family="text" style:name="T155" style:display-name="T155" style:parent-style-name="CharStyle40">
      <style:text-properties fo:color="#353033"/>
    </style:style>
    <style:style style:family="text" style:name="T156" style:display-name="T156" style:parent-style-name="CharStyle40">
      <style:text-properties fo:color="#353033"/>
    </style:style>
    <style:style style:family="text" style:name="T157" style:display-name="T157" style:parent-style-name="CharStyle40">
      <style:text-properties fo:color="#353033"/>
    </style:style>
    <style:style style:family="text" style:name="T158" style:display-name="T158" style:parent-style-name="CharStyle40">
      <style:text-properties fo:color="#353033"/>
    </style:style>
    <style:style style:family="text" style:name="T159" style:display-name="T159" style:parent-style-name="CharStyle40">
      <style:text-properties fo:color="#353033"/>
    </style:style>
    <style:style style:family="text" style:name="T160" style:display-name="T160" style:parent-style-name="CharStyle40">
      <style:text-properties fo:color="#353033"/>
    </style:style>
    <style:style style:family="text" style:name="T161" style:display-name="T161" style:parent-style-name="CharStyle40">
      <style:text-properties fo:color="#353033"/>
    </style:style>
    <style:style style:family="text" style:name="T162" style:display-name="T162" style:parent-style-name="CharStyle40">
      <style:text-properties fo:color="#353033"/>
    </style:style>
    <style:style style:family="text" style:name="T163" style:display-name="T163" style:parent-style-name="CharStyle46">
      <style:text-properties fo:color="#353033"/>
    </style:style>
    <style:style style:family="text" style:name="T164" style:display-name="T164" style:parent-style-name="CharStyle40">
      <style:text-properties fo:color="#353033"/>
    </style:style>
    <style:style style:family="text" style:name="T165" style:display-name="T165" style:parent-style-name="CharStyle46">
      <style:text-properties fo:color="#353033"/>
    </style:style>
    <style:style style:family="text" style:name="T166" style:display-name="T166" style:parent-style-name="CharStyle40">
      <style:text-properties fo:color="#353033"/>
    </style:style>
    <style:style style:family="text" style:name="T167" style:display-name="T167" style:parent-style-name="CharStyle30">
      <style:text-properties fo:color="#282226"/>
    </style:style>
    <style:style style:family="text" style:name="T168" style:display-name="T168" style:parent-style-name="CharStyle42">
      <style:text-properties fo:color="#282226"/>
    </style:style>
    <style:style style:family="text" style:name="T169" style:display-name="T169" style:parent-style-name="CharStyle43">
      <style:text-properties fo:color="#353033"/>
    </style:style>
    <style:style style:family="text" style:name="T170" style:display-name="T170" style:parent-style-name="CharStyle42">
      <style:text-properties fo:color="#282226"/>
    </style:style>
    <style:style style:family="text" style:name="T171" style:display-name="T171" style:parent-style-name="CharStyle43">
      <style:text-properties fo:color="#353033"/>
    </style:style>
    <style:style style:family="text" style:name="T172" style:display-name="T172" style:parent-style-name="CharStyle42">
      <style:text-properties fo:color="#282226"/>
    </style:style>
    <style:style style:family="text" style:name="T173" style:display-name="T173" style:parent-style-name="CharStyle43">
      <style:text-properties fo:color="#353033"/>
    </style:style>
    <style:style style:family="text" style:name="T174" style:display-name="T174" style:parent-style-name="CharStyle42">
      <style:text-properties fo:color="#282226"/>
    </style:style>
    <style:style style:family="text" style:name="T175" style:display-name="T175" style:parent-style-name="CharStyle47">
      <style:text-properties fo:color="#534A49"/>
    </style:style>
    <style:style style:family="text" style:name="T176" style:display-name="T176" style:parent-style-name="CharStyle43">
      <style:text-properties fo:color="#353033"/>
    </style:style>
    <style:style style:family="text" style:name="T177" style:display-name="T177" style:parent-style-name="CharStyle42">
      <style:text-properties fo:color="#282226"/>
    </style:style>
    <style:style style:family="text" style:name="T178" style:display-name="T178" style:parent-style-name="CharStyle43">
      <style:text-properties fo:color="#353033"/>
    </style:style>
    <style:style style:family="text" style:name="T179" style:display-name="T179" style:parent-style-name="CharStyle42">
      <style:text-properties fo:color="#282226"/>
    </style:style>
    <style:style style:family="text" style:name="T180" style:display-name="T180" style:parent-style-name="CharStyle42">
      <style:text-properties fo:color="#282226"/>
    </style:style>
    <style:style style:family="text" style:name="T181" style:display-name="T181" style:parent-style-name="CharStyle43">
      <style:text-properties fo:color="#353033"/>
    </style:style>
    <style:style style:family="text" style:name="T182" style:display-name="T182" style:parent-style-name="CharStyle30">
      <style:text-properties fo:color="#282226"/>
    </style:style>
    <style:style style:family="text" style:name="T183" style:display-name="T183" style:parent-style-name="CharStyle30">
      <style:text-properties fo:color="#282226"/>
    </style:style>
    <style:style style:family="text" style:name="T184" style:display-name="T184" style:parent-style-name="CharStyle30">
      <style:text-properties fo:color="#282226"/>
    </style:style>
    <style:style style:family="text" style:name="T185" style:display-name="T185" style:parent-style-name="CharStyle30">
      <style:text-properties style:text-position="25%" fo:color="#282226"/>
    </style:style>
    <style:style style:family="text" style:name="T186" style:display-name="T186" style:parent-style-name="CharStyle30">
      <style:text-properties fo:color="#282226"/>
    </style:style>
    <style:style style:family="text" style:name="T187" style:display-name="T187" style:parent-style-name="CharStyle30">
      <style:text-properties fo:color="#282226"/>
    </style:style>
    <style:style style:family="text" style:name="T188" style:display-name="T188" style:parent-style-name="CharStyle39">
      <style:text-properties fo:color="#282226"/>
    </style:style>
    <style:style style:family="text" style:name="T189" style:display-name="T189" style:parent-style-name="CharStyle30">
      <style:text-properties fo:color="#282226"/>
    </style:style>
    <style:style style:family="text" style:name="T190" style:display-name="T190" style:parent-style-name="CharStyle30">
      <style:text-properties fo:color="#282226"/>
    </style:style>
    <style:style style:family="text" style:name="T191" style:display-name="T191" style:parent-style-name="CharStyle30">
      <style:text-properties fo:color="#282226"/>
    </style:style>
    <style:style style:family="text" style:name="T192" style:display-name="T192" style:parent-style-name="CharStyle30">
      <style:text-properties fo:color="#282226"/>
    </style:style>
    <style:style style:family="text" style:name="T193" style:display-name="T193" style:parent-style-name="CharStyle30">
      <style:text-properties fo:color="#282226"/>
    </style:style>
    <style:style style:family="text" style:name="T194" style:display-name="T194" style:parent-style-name="CharStyle16">
      <style:text-properties fo:color="#282226"/>
    </style:style>
    <style:style style:family="text" style:name="T195" style:display-name="T195" style:parent-style-name="CharStyle30">
      <style:text-properties fo:color="#282226"/>
    </style:style>
    <style:style style:family="text" style:name="T196" style:display-name="T196" style:parent-style-name="CharStyle30">
      <style:text-properties fo:color="#282226"/>
    </style:style>
    <style:style style:family="text" style:name="T197" style:display-name="T197" style:parent-style-name="CharStyle40">
      <style:text-properties fo:color="#353033"/>
    </style:style>
    <style:style style:family="text" style:name="T198" style:display-name="T198" style:parent-style-name="CharStyle30">
      <style:text-properties fo:color="#282226"/>
    </style:style>
    <style:style style:family="text" style:name="T199" style:display-name="T199" style:parent-style-name="CharStyle40">
      <style:text-properties fo:color="#353033"/>
    </style:style>
    <style:style style:family="text" style:name="T200" style:display-name="T200" style:parent-style-name="CharStyle30">
      <style:text-properties fo:color="#282226"/>
    </style:style>
    <style:style style:family="text" style:name="T201" style:display-name="T201" style:parent-style-name="CharStyle40">
      <style:text-properties fo:color="#353033"/>
    </style:style>
    <style:style style:family="text" style:name="T202" style:display-name="T202" style:parent-style-name="CharStyle30">
      <style:text-properties fo:color="#282226"/>
    </style:style>
    <style:style style:family="text" style:name="T203" style:display-name="T203" style:parent-style-name="CharStyle48">
      <style:text-properties fo:color="#000000"/>
    </style:style>
    <style:style style:family="text" style:name="T204" style:display-name="T204" style:parent-style-name="CharStyle30">
      <style:text-properties fo:color="#282226"/>
    </style:style>
    <style:style style:family="text" style:name="T205" style:display-name="T205" style:parent-style-name="CharStyle30">
      <style:text-properties fo:color="#282226"/>
    </style:style>
    <style:style style:family="text" style:name="T206" style:display-name="T206" style:parent-style-name="CharStyle40">
      <style:text-properties fo:color="#353033"/>
    </style:style>
    <style:style style:family="text" style:name="T207" style:display-name="T207" style:parent-style-name="CharStyle30">
      <style:text-properties fo:color="#282226"/>
    </style:style>
    <style:style style:family="text" style:name="T208" style:display-name="T208" style:parent-style-name="CharStyle30">
      <style:text-properties fo:color="#282226"/>
    </style:style>
    <style:style style:family="text" style:name="T209" style:display-name="T209" style:parent-style-name="CharStyle30">
      <style:text-properties fo:color="#282226"/>
    </style:style>
    <style:style style:family="text" style:name="T210" style:display-name="T210" style:parent-style-name="CharStyle30">
      <style:text-properties fo:color="#282226"/>
    </style:style>
    <style:style style:family="text" style:name="T211" style:display-name="T211" style:parent-style-name="CharStyle30">
      <style:text-properties fo:color="#282226"/>
    </style:style>
    <style:style style:family="text" style:name="T212" style:display-name="T212" style:parent-style-name="CharStyle30">
      <style:text-properties fo:color="#282226"/>
    </style:style>
    <style:style style:family="text" style:name="T213" style:display-name="T213" style:parent-style-name="CharStyle30">
      <style:text-properties fo:color="#282226"/>
    </style:style>
    <style:style style:family="text" style:name="T214" style:display-name="T214" style:parent-style-name="CharStyle30">
      <style:text-properties fo:color="#282226"/>
    </style:style>
    <style:style style:family="text" style:name="T215" style:display-name="T215" style:parent-style-name="CharStyle40">
      <style:text-properties fo:color="#353033"/>
    </style:style>
    <style:style style:family="text" style:name="T216" style:display-name="T216" style:parent-style-name="CharStyle46">
      <style:text-properties fo:color="#353033"/>
    </style:style>
    <style:style style:family="text" style:name="T217" style:display-name="T217" style:parent-style-name="CharStyle40">
      <style:text-properties fo:color="#353033"/>
    </style:style>
    <style:style style:family="text" style:name="T218" style:display-name="T218" style:parent-style-name="CharStyle30">
      <style:text-properties fo:color="#282226"/>
    </style:style>
    <style:style style:family="text" style:name="T220" style:display-name="T220" style:parent-style-name="CharStyle30">
      <style:text-properties fo:color="#282226"/>
    </style:style>
    <style:style style:family="text" style:name="T221" style:display-name="T221" style:parent-style-name="CharStyle30">
      <style:text-properties fo:color="#282226"/>
    </style:style>
    <style:style style:family="text" style:name="T222" style:display-name="T222" style:parent-style-name="CharStyle39">
      <style:text-properties fo:color="#282226"/>
    </style:style>
    <style:style style:family="text" style:name="T223" style:display-name="T223" style:parent-style-name="CharStyle30">
      <style:text-properties fo:color="#282226"/>
    </style:style>
    <style:style style:family="text" style:name="T224" style:display-name="T224" style:parent-style-name="CharStyle39">
      <style:text-properties fo:color="#282226"/>
    </style:style>
    <style:style style:family="text" style:name="T225" style:display-name="T225" style:parent-style-name="CharStyle30">
      <style:text-properties fo:color="#282226"/>
    </style:style>
    <style:style style:family="text" style:name="T226" style:display-name="T226" style:parent-style-name="CharStyle49">
      <style:text-properties fo:color="#353033"/>
    </style:style>
    <style:style style:family="text" style:name="T227" style:display-name="T227" style:parent-style-name="CharStyle40">
      <style:text-properties fo:color="#353033"/>
    </style:style>
    <style:style style:family="text" style:name="T228" style:display-name="T228" style:parent-style-name="CharStyle46">
      <style:text-properties fo:color="#353033"/>
    </style:style>
    <style:style style:family="text" style:name="T229" style:display-name="T229" style:parent-style-name="CharStyle40">
      <style:text-properties fo:color="#353033"/>
    </style:style>
    <style:style style:family="text" style:name="T230" style:display-name="T230" style:parent-style-name="CharStyle46">
      <style:text-properties fo:color="#353033"/>
    </style:style>
    <style:style style:family="text" style:name="T231" style:display-name="T231" style:parent-style-name="CharStyle40">
      <style:text-properties fo:color="#353033"/>
    </style:style>
    <style:style style:family="text" style:name="T232" style:display-name="T232" style:parent-style-name="CharStyle37">
      <style:text-properties fo:color="#534A49"/>
    </style:style>
    <style:style style:family="text" style:name="T233" style:display-name="T233" style:parent-style-name="CharStyle40">
      <style:text-properties fo:color="#353033"/>
    </style:style>
    <style:style style:family="text" style:name="T234" style:display-name="T234" style:parent-style-name="CharStyle40">
      <style:text-properties fo:color="#353033"/>
    </style:style>
    <style:style style:family="text" style:name="T235" style:display-name="T235" style:parent-style-name="CharStyle40">
      <style:text-properties fo:color="#353033"/>
    </style:style>
    <style:style style:family="text" style:name="T236" style:display-name="T236" style:parent-style-name="CharStyle37">
      <style:text-properties fo:color="#534A49"/>
    </style:style>
    <style:style style:family="text" style:name="T237" style:display-name="T237" style:parent-style-name="CharStyle40">
      <style:text-properties fo:color="#353033"/>
    </style:style>
    <style:style style:family="text" style:name="T238" style:display-name="T238" style:parent-style-name="CharStyle40">
      <style:text-properties fo:color="#353033"/>
    </style:style>
    <style:style style:family="text" style:name="T240" style:display-name="T240" style:parent-style-name="CharStyle40">
      <style:text-properties fo:color="#353033"/>
    </style:style>
    <style:style style:family="text" style:name="T241" style:display-name="T241" style:parent-style-name="CharStyle46">
      <style:text-properties fo:color="#353033"/>
    </style:style>
    <style:style style:family="text" style:name="T242" style:display-name="T242" style:parent-style-name="CharStyle40">
      <style:text-properties fo:color="#353033"/>
    </style:style>
    <style:style style:family="text" style:name="T243" style:display-name="T243" style:parent-style-name="CharStyle46">
      <style:text-properties fo:color="#353033"/>
    </style:style>
    <style:style style:family="text" style:name="T244" style:display-name="T244" style:parent-style-name="CharStyle40">
      <style:text-properties fo:color="#353033"/>
    </style:style>
    <style:style style:family="text" style:name="T245" style:display-name="T245" style:parent-style-name="CharStyle46">
      <style:text-properties fo:color="#353033"/>
    </style:style>
    <style:style style:family="text" style:name="T246" style:display-name="T246" style:parent-style-name="CharStyle40">
      <style:text-properties fo:color="#353033"/>
    </style:style>
    <style:style style:family="text" style:name="T247" style:display-name="T247" style:parent-style-name="CharStyle40">
      <style:text-properties fo:color="#353033"/>
    </style:style>
    <style:style style:family="text" style:name="T248" style:display-name="T248" style:parent-style-name="CharStyle40">
      <style:text-properties fo:color="#353033"/>
    </style:style>
    <style:style style:family="text" style:name="T249" style:display-name="T249" style:parent-style-name="CharStyle40">
      <style:text-properties fo:color="#353033"/>
    </style:style>
    <style:style style:family="text" style:name="T250" style:display-name="T250" style:parent-style-name="CharStyle40">
      <style:text-properties fo:color="#353033"/>
    </style:style>
    <style:style style:family="text" style:name="T251" style:display-name="T251" style:parent-style-name="CharStyle40">
      <style:text-properties fo:color="#353033"/>
    </style:style>
    <style:style style:family="text" style:name="T252" style:display-name="T252" style:parent-style-name="CharStyle46">
      <style:text-properties fo:color="#353033"/>
    </style:style>
    <style:style style:family="text" style:name="T253" style:display-name="T253" style:parent-style-name="CharStyle40">
      <style:text-properties fo:color="#353033"/>
    </style:style>
    <style:style style:family="text" style:name="T254" style:display-name="T254" style:parent-style-name="CharStyle46">
      <style:text-properties fo:color="#353033"/>
    </style:style>
    <style:style style:family="text" style:name="T255" style:display-name="T255" style:parent-style-name="CharStyle40">
      <style:text-properties fo:color="#353033"/>
    </style:style>
    <style:style style:family="text" style:name="T256" style:display-name="T256" style:parent-style-name="CharStyle40">
      <style:text-properties fo:color="#353033"/>
    </style:style>
    <style:style style:family="text" style:name="T257" style:display-name="T257" style:parent-style-name="CharStyle46">
      <style:text-properties fo:color="#353033"/>
    </style:style>
    <style:style style:family="text" style:name="T258" style:display-name="T258" style:parent-style-name="CharStyle40">
      <style:text-properties fo:color="#353033"/>
    </style:style>
    <style:style style:family="text" style:name="T259" style:display-name="T259" style:parent-style-name="CharStyle40">
      <style:text-properties fo:color="#353033"/>
    </style:style>
    <style:style style:family="text" style:name="T260" style:display-name="T260" style:parent-style-name="CharStyle40">
      <style:text-properties fo:color="#353033"/>
    </style:style>
    <style:style style:family="text" style:name="T261" style:display-name="T261" style:parent-style-name="CharStyle30">
      <style:text-properties fo:color="#282226"/>
    </style:style>
    <style:style style:family="text" style:name="T262" style:display-name="T262" style:parent-style-name="CharStyle30">
      <style:text-properties fo:color="#282226"/>
    </style:style>
    <style:style style:family="text" style:name="T263" style:display-name="T263" style:parent-style-name="CharStyle39">
      <style:text-properties fo:color="#282226"/>
    </style:style>
    <style:style style:family="text" style:name="T264" style:display-name="T264" style:parent-style-name="CharStyle30">
      <style:text-properties fo:color="#282226"/>
    </style:style>
    <style:style style:family="text" style:name="T265" style:display-name="T265" style:parent-style-name="CharStyle30">
      <style:text-properties fo:color="#282226"/>
    </style:style>
    <style:style style:family="text" style:name="T266" style:display-name="T266" style:parent-style-name="CharStyle39">
      <style:text-properties fo:color="#282226"/>
    </style:style>
    <style:style style:family="text" style:name="T267" style:display-name="T267" style:parent-style-name="CharStyle30">
      <style:text-properties fo:color="#282226"/>
    </style:style>
    <style:style style:family="text" style:name="T268" style:display-name="T268" style:parent-style-name="CharStyle16">
      <style:text-properties fo:color="#282226"/>
    </style:style>
    <style:style style:family="text" style:name="T269" style:display-name="T269" style:parent-style-name="CharStyle39">
      <style:text-properties fo:color="#282226"/>
    </style:style>
    <style:style style:family="text" style:name="T270" style:display-name="T270" style:parent-style-name="CharStyle30">
      <style:text-properties fo:color="#282226"/>
    </style:style>
    <style:style style:family="text" style:name="T271" style:display-name="T271" style:parent-style-name="CharStyle30">
      <style:text-properties style:text-position="25%" fo:color="#282226"/>
    </style:style>
    <style:style style:family="text" style:name="T272" style:display-name="T272" style:parent-style-name="CharStyle30">
      <style:text-properties fo:color="#282226"/>
    </style:style>
    <style:style style:family="text" style:name="T273" style:display-name="T273" style:parent-style-name="CharStyle39">
      <style:text-properties fo:color="#282226"/>
    </style:style>
    <style:style style:family="text" style:name="T274" style:display-name="T274" style:parent-style-name="CharStyle30">
      <style:text-properties fo:color="#282226"/>
    </style:style>
    <style:style style:family="text" style:name="T275" style:display-name="T275" style:parent-style-name="CharStyle39">
      <style:text-properties fo:color="#282226"/>
    </style:style>
    <style:style style:family="text" style:name="T276" style:display-name="T276" style:parent-style-name="CharStyle30">
      <style:text-properties fo:color="#282226"/>
    </style:style>
    <style:style style:family="text" style:name="T277" style:display-name="T277" style:parent-style-name="CharStyle30">
      <style:text-properties fo:color="#282226"/>
    </style:style>
    <style:style style:family="text" style:name="T278" style:display-name="T278" style:parent-style-name="CharStyle30">
      <style:text-properties fo:color="#282226"/>
    </style:style>
    <style:style style:family="text" style:name="T279" style:display-name="T279" style:parent-style-name="CharStyle30">
      <style:text-properties fo:color="#282226"/>
    </style:style>
    <style:style style:family="text" style:name="T280" style:display-name="T280" style:parent-style-name="CharStyle30">
      <style:text-properties fo:color="#282226"/>
    </style:style>
    <style:style style:family="text" style:name="T281" style:display-name="T281" style:parent-style-name="CharStyle30">
      <style:text-properties fo:color="#282226"/>
    </style:style>
    <style:style style:family="text" style:name="T282" style:display-name="T282" style:parent-style-name="CharStyle48">
      <style:text-properties fo:color="#000000"/>
    </style:style>
    <style:style style:family="text" style:name="T283" style:display-name="T283" style:parent-style-name="CharStyle30">
      <style:text-properties fo:color="#282226"/>
    </style:style>
    <style:style style:family="text" style:name="T284" style:display-name="T284" style:parent-style-name="CharStyle30">
      <style:text-properties fo:color="#282226"/>
    </style:style>
    <style:style style:family="text" style:name="T285" style:display-name="T285" style:parent-style-name="CharStyle30">
      <style:text-properties fo:color="#282226"/>
    </style:style>
    <style:style style:family="text" style:name="T286" style:display-name="T286" style:parent-style-name="CharStyle40">
      <style:text-properties fo:color="#353033"/>
    </style:style>
    <style:style style:family="text" style:name="T287" style:display-name="T287" style:parent-style-name="CharStyle30">
      <style:text-properties fo:color="#282226"/>
    </style:style>
    <style:style style:family="text" style:name="T288" style:display-name="T288" style:parent-style-name="CharStyle30">
      <style:text-properties fo:color="#282226"/>
    </style:style>
    <style:style style:family="text" style:name="T289" style:display-name="T289" style:parent-style-name="CharStyle40">
      <style:text-properties fo:color="#353033"/>
    </style:style>
    <style:style style:family="text" style:name="T290" style:display-name="T290" style:parent-style-name="CharStyle30">
      <style:text-properties fo:color="#282226"/>
    </style:style>
    <style:style style:family="text" style:name="T291" style:display-name="T291" style:parent-style-name="CharStyle30">
      <style:text-properties fo:color="#282226"/>
    </style:style>
    <style:style style:family="text" style:name="T292" style:display-name="T292" style:parent-style-name="CharStyle40">
      <style:text-properties fo:color="#353033"/>
    </style:style>
    <style:style style:family="text" style:name="T293" style:display-name="T293" style:parent-style-name="CharStyle30">
      <style:text-properties fo:color="#282226"/>
    </style:style>
    <style:style style:family="text" style:name="T294" style:display-name="T294" style:parent-style-name="CharStyle30">
      <style:text-properties fo:color="#282226"/>
    </style:style>
    <style:style style:family="text" style:name="T295" style:display-name="T295" style:parent-style-name="CharStyle30">
      <style:text-properties fo:color="#282226"/>
    </style:style>
    <style:style style:family="text" style:name="T296" style:display-name="T296" style:parent-style-name="CharStyle46">
      <style:text-properties fo:color="#353033"/>
    </style:style>
    <style:style style:family="text" style:name="T297" style:display-name="T297" style:parent-style-name="CharStyle40">
      <style:text-properties fo:color="#353033"/>
    </style:style>
    <style:style style:family="text" style:name="T298" style:display-name="T298" style:parent-style-name="CharStyle30">
      <style:text-properties fo:color="#282226"/>
    </style:style>
    <style:style style:family="text" style:name="T299" style:display-name="T299" style:parent-style-name="CharStyle40">
      <style:text-properties fo:color="#353033"/>
    </style:style>
    <style:style style:family="text" style:name="T300" style:display-name="T300" style:parent-style-name="CharStyle30">
      <style:text-properties fo:color="#282226"/>
    </style:style>
    <style:style style:family="text" style:name="T301" style:display-name="T301" style:parent-style-name="CharStyle40">
      <style:text-properties fo:color="#353033"/>
    </style:style>
    <style:style style:family="text" style:name="T302" style:display-name="T302" style:parent-style-name="CharStyle30">
      <style:text-properties fo:color="#282226"/>
    </style:style>
    <style:style style:family="text" style:name="T303" style:display-name="T303" style:parent-style-name="CharStyle40">
      <style:text-properties fo:color="#353033"/>
    </style:style>
    <style:style style:family="text" style:name="T304" style:display-name="T304" style:parent-style-name="CharStyle30">
      <style:text-properties fo:color="#282226"/>
    </style:style>
    <style:style style:family="text" style:name="T305" style:display-name="T305" style:parent-style-name="CharStyle39">
      <style:text-properties fo:color="#282226"/>
    </style:style>
    <style:style style:family="text" style:name="T306" style:display-name="T306" style:parent-style-name="CharStyle30">
      <style:text-properties fo:color="#282226"/>
    </style:style>
    <style:style style:family="text" style:name="T307" style:display-name="T307" style:parent-style-name="CharStyle30">
      <style:text-properties fo:color="#282226"/>
    </style:style>
    <style:style style:family="text" style:name="T308" style:display-name="T308" style:parent-style-name="CharStyle40">
      <style:text-properties fo:color="#353033"/>
    </style:style>
    <style:style style:family="text" style:name="T309" style:display-name="T309" style:parent-style-name="CharStyle30">
      <style:text-properties fo:color="#282226"/>
    </style:style>
    <style:style style:family="text" style:name="T310" style:display-name="T310" style:parent-style-name="CharStyle40">
      <style:text-properties fo:color="#353033"/>
    </style:style>
    <style:style style:family="text" style:name="T311" style:display-name="T311" style:parent-style-name="CharStyle30">
      <style:text-properties fo:color="#282226"/>
    </style:style>
    <style:style style:family="text" style:name="T312" style:display-name="T312" style:parent-style-name="CharStyle40">
      <style:text-properties fo:color="#353033"/>
    </style:style>
    <style:style style:family="text" style:name="T313" style:display-name="T313" style:parent-style-name="CharStyle30">
      <style:text-properties fo:color="#282226"/>
    </style:style>
    <style:style style:family="text" style:name="T314" style:display-name="T314" style:parent-style-name="CharStyle40">
      <style:text-properties fo:color="#353033"/>
    </style:style>
    <style:style style:family="text" style:name="T315" style:display-name="T315" style:parent-style-name="CharStyle30">
      <style:text-properties fo:color="#282226"/>
    </style:style>
    <style:style style:family="text" style:name="T316" style:display-name="T316" style:parent-style-name="CharStyle30">
      <style:text-properties fo:color="#282226"/>
    </style:style>
    <style:style style:family="text" style:name="T317" style:display-name="T317" style:parent-style-name="CharStyle48">
      <style:text-properties fo:color="#000000"/>
    </style:style>
    <style:style style:family="text" style:name="T318" style:display-name="T318" style:parent-style-name="CharStyle30">
      <style:text-properties fo:color="#282226"/>
    </style:style>
    <style:style style:family="text" style:name="T319" style:display-name="T319" style:parent-style-name="CharStyle30">
      <style:text-properties fo:color="#282226"/>
    </style:style>
    <style:style style:family="text" style:name="T320" style:display-name="T320" style:parent-style-name="CharStyle39">
      <style:text-properties fo:color="#282226"/>
    </style:style>
    <style:style style:family="text" style:name="T321" style:display-name="T321" style:parent-style-name="CharStyle30">
      <style:text-properties fo:color="#282226"/>
    </style:style>
    <style:style style:family="text" style:name="T322" style:display-name="T322" style:parent-style-name="CharStyle30">
      <style:text-properties fo:color="#282226"/>
    </style:style>
    <style:style style:family="text" style:name="T323" style:display-name="T323" style:parent-style-name="CharStyle30">
      <style:text-properties fo:color="#282226"/>
    </style:style>
    <style:style style:family="text" style:name="T324" style:display-name="T324" style:parent-style-name="CharStyle30">
      <style:text-properties fo:color="#282226"/>
    </style:style>
    <style:style style:family="text" style:name="T325" style:display-name="T325" style:parent-style-name="CharStyle39">
      <style:text-properties fo:color="#282226"/>
    </style:style>
    <style:style style:family="text" style:name="T326" style:display-name="T326" style:parent-style-name="CharStyle30">
      <style:text-properties fo:color="#282226"/>
    </style:style>
    <style:style style:family="text" style:name="T327" style:display-name="T327" style:parent-style-name="CharStyle50">
      <style:text-properties fo:color="#282226"/>
    </style:style>
    <style:style style:family="text" style:name="T328" style:display-name="T328" style:parent-style-name="CharStyle30">
      <style:text-properties fo:color="#282226"/>
    </style:style>
    <style:style style:family="text" style:name="T329" style:display-name="T329" style:parent-style-name="CharStyle30">
      <style:text-properties fo:color="#282226"/>
    </style:style>
    <style:style style:family="text" style:name="T330" style:display-name="T330" style:parent-style-name="CharStyle30">
      <style:text-properties fo:color="#282226"/>
    </style:style>
    <style:style style:family="text" style:name="T332" style:display-name="T332" style:parent-style-name="CharStyle30">
      <style:text-properties fo:color="#282226"/>
    </style:style>
    <style:style style:family="text" style:name="T333" style:display-name="T333" style:parent-style-name="CharStyle30">
      <style:text-properties fo:color="#282226"/>
    </style:style>
    <style:style style:family="text" style:name="T334" style:display-name="T334" style:parent-style-name="CharStyle30">
      <style:text-properties fo:color="#282226"/>
    </style:style>
    <style:style style:family="text" style:name="T335" style:display-name="T335" style:parent-style-name="CharStyle30">
      <style:text-properties fo:color="#282226"/>
    </style:style>
    <style:style style:family="text" style:name="T336" style:display-name="T336" style:parent-style-name="CharStyle30">
      <style:text-properties fo:color="#282226"/>
    </style:style>
    <style:style style:family="text" style:name="T337" style:display-name="T337" style:parent-style-name="CharStyle30">
      <style:text-properties fo:color="#282226"/>
    </style:style>
    <style:style style:family="text" style:name="T338" style:display-name="T338" style:parent-style-name="CharStyle30">
      <style:text-properties fo:color="#282226"/>
    </style:style>
    <style:style style:family="text" style:name="T339" style:display-name="T339" style:parent-style-name="CharStyle30">
      <style:text-properties fo:color="#282226"/>
    </style:style>
    <style:style style:family="text" style:name="T340" style:display-name="T340" style:parent-style-name="CharStyle30">
      <style:text-properties fo:color="#282226"/>
    </style:style>
    <style:style style:family="text" style:name="T341" style:display-name="T341" style:parent-style-name="CharStyle6">
      <style:text-properties fo:color="#282226"/>
    </style:style>
    <style:style style:family="text" style:name="T342" style:display-name="T342" style:parent-style-name="CharStyle6">
      <style:text-properties fo:color="#282226"/>
    </style:style>
    <style:style style:family="text" style:name="T343" style:display-name="T343" style:parent-style-name="CharStyle51">
      <style:text-properties fo:color="#353033"/>
    </style:style>
    <style:style style:family="text" style:name="T344" style:display-name="T344" style:parent-style-name="CharStyle6">
      <style:text-properties fo:color="#282226"/>
    </style:style>
    <style:style style:family="text" style:name="T345" style:display-name="T345" style:parent-style-name="CharStyle6">
      <style:text-properties fo:color="#282226"/>
    </style:style>
    <style:style style:family="text" style:name="T346" style:display-name="T346" style:parent-style-name="CharStyle51">
      <style:text-properties fo:color="#353033"/>
    </style:style>
    <style:style style:family="text" style:name="T347" style:display-name="T347" style:parent-style-name="CharStyle6">
      <style:text-properties fo:color="#282226"/>
    </style:style>
    <style:style style:family="text" style:name="T348" style:display-name="T348" style:parent-style-name="CharStyle52">
      <style:text-properties fo:color="#534A49"/>
    </style:style>
    <style:style style:family="text" style:name="T349" style:display-name="T349" style:parent-style-name="CharStyle6">
      <style:text-properties fo:color="#282226"/>
    </style:style>
    <style:style style:family="text" style:name="T350" style:display-name="T350" style:parent-style-name="CharStyle6">
      <style:text-properties fo:color="#282226"/>
    </style:style>
    <style:style style:family="text" style:name="T351" style:display-name="T351" style:parent-style-name="CharStyle51">
      <style:text-properties fo:color="#353033"/>
    </style:style>
    <style:style style:family="text" style:name="T352" style:display-name="T352" style:parent-style-name="CharStyle6">
      <style:text-properties fo:color="#282226"/>
    </style:style>
    <style:style style:family="text" style:name="T353" style:display-name="T353" style:parent-style-name="CharStyle53">
      <style:text-properties fo:color="#642D2B"/>
    </style:style>
    <style:style style:family="text" style:name="T354" style:display-name="T354" style:parent-style-name="CharStyle53">
      <style:text-properties fo:color="#642D2B"/>
    </style:style>
    <style:style style:family="text" style:name="T355" style:display-name="T355" style:parent-style-name="CharStyle6">
      <style:text-properties fo:color="#282226"/>
    </style:style>
    <style:style style:family="text" style:name="T356" style:display-name="T356" style:parent-style-name="CharStyle51">
      <style:text-properties fo:color="#353033"/>
    </style:style>
    <style:style style:family="text" style:name="T357" style:display-name="T357" style:parent-style-name="CharStyle6">
      <style:text-properties fo:color="#282226"/>
    </style:style>
    <style:style style:family="text" style:name="T358" style:display-name="T358" style:parent-style-name="CharStyle6">
      <style:text-properties fo:color="#282226"/>
    </style:style>
    <style:style style:family="text" style:name="T359" style:display-name="T359" style:parent-style-name="CharStyle51">
      <style:text-properties fo:color="#353033"/>
    </style:style>
    <style:style style:family="text" style:name="T360" style:display-name="T360" style:parent-style-name="CharStyle6">
      <style:text-properties fo:color="#282226"/>
    </style:style>
    <style:style style:family="text" style:name="T361" style:display-name="T361" style:parent-style-name="CharStyle51">
      <style:text-properties fo:color="#353033"/>
    </style:style>
    <style:style style:family="text" style:name="T362" style:display-name="T362" style:parent-style-name="CharStyle51">
      <style:text-properties fo:color="#353033"/>
    </style:style>
    <style:style style:family="text" style:name="T363" style:display-name="T363" style:parent-style-name="CharStyle30">
      <style:text-properties fo:color="#282226"/>
    </style:style>
    <style:style style:family="text" style:name="T364" style:display-name="T364" style:parent-style-name="CharStyle30">
      <style:text-properties style:text-position="25%" fo:color="#282226"/>
    </style:style>
    <style:style style:family="text" style:name="T365" style:display-name="T365" style:parent-style-name="CharStyle30">
      <style:text-properties fo:color="#282226"/>
    </style:style>
    <style:style style:family="text" style:name="T366" style:display-name="T366" style:parent-style-name="CharStyle30">
      <style:text-properties style:text-position="25%" fo:color="#282226"/>
    </style:style>
    <style:style style:family="text" style:name="T367" style:display-name="T367" style:parent-style-name="CharStyle30">
      <style:text-properties fo:color="#282226"/>
    </style:style>
    <style:style style:family="text" style:name="T368" style:display-name="T368" style:parent-style-name="CharStyle30">
      <style:text-properties style:text-position="25%" fo:color="#282226"/>
    </style:style>
    <style:style style:family="text" style:name="T369" style:display-name="T369" style:parent-style-name="CharStyle30">
      <style:text-properties fo:color="#282226"/>
    </style:style>
    <style:style style:family="text" style:name="T370" style:display-name="T370" style:parent-style-name="CharStyle30">
      <style:text-properties style:text-position="25%" fo:color="#282226"/>
    </style:style>
    <style:style style:family="text" style:name="T371" style:display-name="T371" style:parent-style-name="CharStyle30">
      <style:text-properties fo:color="#282226"/>
    </style:style>
    <style:style style:family="text" style:name="T372" style:display-name="T372" style:parent-style-name="CharStyle30">
      <style:text-properties style:text-position="25%" fo:color="#282226"/>
    </style:style>
    <style:style style:family="text" style:name="T373" style:display-name="T373" style:parent-style-name="CharStyle30">
      <style:text-properties fo:color="#282226"/>
    </style:style>
    <style:style style:family="text" style:name="T374" style:display-name="T374" style:parent-style-name="CharStyle39">
      <style:text-properties fo:color="#282226"/>
    </style:style>
    <style:style style:family="text" style:name="T375" style:display-name="T375" style:parent-style-name="CharStyle39">
      <style:text-properties fo:language="en" style:language-asian="en" style:language-complex="en" fo:country="US" style:country-asian="US" style:country-complex="US" fo:color="#282226"/>
    </style:style>
    <style:style style:family="text" style:name="T376" style:display-name="T376" style:parent-style-name="CharStyle39">
      <style:text-properties fo:color="#282226"/>
    </style:style>
    <style:style style:family="text" style:name="T377" style:display-name="T377" style:parent-style-name="CharStyle30">
      <style:text-properties fo:color="#282226"/>
    </style:style>
    <style:style style:family="text" style:name="T378" style:display-name="T378" style:parent-style-name="CharStyle39">
      <style:text-properties fo:color="#282226"/>
    </style:style>
    <style:style style:family="text" style:name="T379" style:display-name="T379" style:parent-style-name="CharStyle30">
      <style:text-properties fo:color="#282226"/>
    </style:style>
    <style:style style:family="text" style:name="T380" style:display-name="T380" style:parent-style-name="CharStyle39">
      <style:text-properties fo:color="#282226"/>
    </style:style>
    <style:style style:family="text" style:name="T381" style:display-name="T381" style:parent-style-name="CharStyle30">
      <style:text-properties fo:color="#282226"/>
    </style:style>
    <style:style style:family="text" style:name="T382" style:display-name="T382" style:parent-style-name="CharStyle40">
      <style:text-properties fo:color="#353033"/>
    </style:style>
    <style:style style:family="text" style:name="T383" style:display-name="T383" style:parent-style-name="CharStyle46">
      <style:text-properties fo:color="#353033"/>
    </style:style>
    <style:style style:family="text" style:name="T384" style:display-name="T384" style:parent-style-name="CharStyle40">
      <style:text-properties fo:color="#353033"/>
    </style:style>
    <style:style style:family="text" style:name="T385" style:display-name="T385" style:parent-style-name="CharStyle40">
      <style:text-properties style:text-position="25%" fo:color="#353033"/>
    </style:style>
    <style:style style:family="text" style:name="T386" style:display-name="T386" style:parent-style-name="CharStyle40">
      <style:text-properties fo:color="#353033"/>
    </style:style>
    <style:style style:family="text" style:name="T387" style:display-name="T387" style:parent-style-name="CharStyle37">
      <style:text-properties fo:color="#534A49"/>
    </style:style>
    <style:style style:family="text" style:name="T388" style:display-name="T388" style:parent-style-name="CharStyle40">
      <style:text-properties fo:color="#353033"/>
    </style:style>
    <style:style style:family="text" style:name="T389" style:display-name="T389" style:parent-style-name="CharStyle40">
      <style:text-properties fo:color="#353033"/>
    </style:style>
    <style:style style:family="text" style:name="T390" style:display-name="T390" style:parent-style-name="CharStyle40">
      <style:text-properties fo:color="#353033"/>
    </style:style>
    <style:style style:family="text" style:name="T391" style:display-name="T391" style:parent-style-name="CharStyle40">
      <style:text-properties fo:color="#353033"/>
    </style:style>
    <style:style style:family="text" style:name="T392" style:display-name="T392" style:parent-style-name="CharStyle40">
      <style:text-properties fo:color="#353033"/>
    </style:style>
    <style:style style:family="text" style:name="T393" style:display-name="T393" style:parent-style-name="CharStyle37">
      <style:text-properties fo:color="#534A49"/>
    </style:style>
    <style:style style:family="text" style:name="T394" style:display-name="T394" style:parent-style-name="CharStyle40">
      <style:text-properties fo:color="#353033"/>
    </style:style>
    <style:style style:family="text" style:name="T395" style:display-name="T395" style:parent-style-name="CharStyle46">
      <style:text-properties fo:color="#353033"/>
    </style:style>
    <style:style style:family="text" style:name="T396" style:display-name="T396" style:parent-style-name="CharStyle40">
      <style:text-properties fo:color="#353033"/>
    </style:style>
    <style:style style:family="text" style:name="T397" style:display-name="T397" style:parent-style-name="CharStyle54">
      <style:text-properties fo:color="#353033"/>
    </style:style>
    <style:style style:family="text" style:name="T398" style:display-name="T398" style:parent-style-name="CharStyle54">
      <style:text-properties fo:color="#353033"/>
    </style:style>
    <style:style style:family="text" style:name="T399" style:display-name="T399" style:parent-style-name="CharStyle52">
      <style:text-properties fo:color="#534A49"/>
    </style:style>
    <style:style style:family="text" style:name="T400" style:display-name="T400" style:parent-style-name="CharStyle52">
      <style:text-properties style:text-position="25%" fo:color="#534A49"/>
    </style:style>
    <style:style style:family="text" style:name="T401" style:display-name="T401" style:parent-style-name="CharStyle52">
      <style:text-properties fo:color="#534A49"/>
    </style:style>
    <style:style style:family="text" style:name="T402" style:display-name="T402" style:parent-style-name="CharStyle52">
      <style:text-properties style:text-position="25%" fo:color="#534A49"/>
    </style:style>
    <style:style style:family="text" style:name="T403" style:display-name="T403" style:parent-style-name="CharStyle52">
      <style:text-properties fo:color="#534A49"/>
    </style:style>
    <style:style style:family="text" style:name="T404" style:display-name="T404" style:parent-style-name="CharStyle52">
      <style:text-properties fo:color="#534A49"/>
    </style:style>
    <style:style style:family="text" style:name="T405" style:display-name="T405" style:parent-style-name="CharStyle6">
      <style:text-properties fo:color="#282226"/>
    </style:style>
    <style:style style:family="text" style:name="T406" style:display-name="T406" style:parent-style-name="CharStyle51">
      <style:text-properties fo:color="#353033"/>
    </style:style>
    <style:style style:family="text" style:name="T407" style:display-name="T407" style:parent-style-name="CharStyle51">
      <style:text-properties fo:color="#353033"/>
    </style:style>
    <style:style style:family="text" style:name="T408" style:display-name="T408" style:parent-style-name="CharStyle51">
      <style:text-properties style:text-position="25%" fo:color="#353033"/>
    </style:style>
    <style:style style:family="text" style:name="T409" style:display-name="T409" style:parent-style-name="CharStyle51">
      <style:text-properties fo:color="#353033"/>
    </style:style>
    <style:style style:family="text" style:name="T410" style:display-name="T410" style:parent-style-name="CharStyle51">
      <style:text-properties style:text-position="25%" fo:color="#353033"/>
    </style:style>
    <style:style style:family="text" style:name="T411" style:display-name="T411" style:parent-style-name="CharStyle51">
      <style:text-properties fo:color="#353033"/>
    </style:style>
    <style:style style:family="text" style:name="T412" style:display-name="T412" style:parent-style-name="CharStyle51">
      <style:text-properties fo:color="#353033"/>
    </style:style>
    <style:style style:family="text" style:name="T413" style:display-name="T413" style:parent-style-name="CharStyle51">
      <style:text-properties fo:color="#353033"/>
    </style:style>
    <style:style style:family="text" style:name="T414" style:display-name="T414" style:parent-style-name="CharStyle51">
      <style:text-properties fo:color="#353033"/>
    </style:style>
    <style:style style:family="text" style:name="T415" style:display-name="T415" style:parent-style-name="CharStyle51">
      <style:text-properties fo:color="#353033"/>
    </style:style>
    <style:style style:family="text" style:name="T416" style:display-name="T416" style:parent-style-name="CharStyle51">
      <style:text-properties fo:color="#353033"/>
    </style:style>
    <style:style style:family="text" style:name="T417" style:display-name="T417" style:parent-style-name="CharStyle51">
      <style:text-properties fo:color="#353033"/>
    </style:style>
    <style:style style:family="text" style:name="T418" style:display-name="T418" style:parent-style-name="CharStyle51">
      <style:text-properties fo:color="#353033"/>
    </style:style>
    <style:style style:family="text" style:name="T419" style:display-name="T419" style:parent-style-name="CharStyle6">
      <style:text-properties fo:color="#282226"/>
    </style:style>
    <style:style style:family="text" style:name="T420" style:display-name="T420" style:parent-style-name="CharStyle51">
      <style:text-properties fo:color="#353033"/>
    </style:style>
    <style:style style:family="text" style:name="T421" style:display-name="T421" style:parent-style-name="CharStyle51">
      <style:text-properties fo:color="#353033"/>
    </style:style>
    <style:style style:family="text" style:name="T422" style:display-name="T422" style:parent-style-name="CharStyle51">
      <style:text-properties fo:color="#353033"/>
    </style:style>
    <style:style style:family="text" style:name="T423" style:display-name="T423" style:parent-style-name="CharStyle6">
      <style:text-properties fo:color="#282226"/>
    </style:style>
    <style:style style:family="text" style:name="T424" style:display-name="T424" style:parent-style-name="CharStyle51">
      <style:text-properties fo:color="#353033"/>
    </style:style>
    <style:style style:family="text" style:name="T425" style:display-name="T425" style:parent-style-name="CharStyle51">
      <style:text-properties fo:color="#353033"/>
    </style:style>
    <style:style style:family="text" style:name="T426" style:display-name="T426" style:parent-style-name="CharStyle51">
      <style:text-properties fo:color="#353033"/>
    </style:style>
    <style:style style:family="text" style:name="T427" style:display-name="T427" style:parent-style-name="CharStyle51">
      <style:text-properties fo:color="#353033"/>
    </style:style>
    <style:style style:family="text" style:name="T428" style:display-name="T428" style:parent-style-name="CharStyle51">
      <style:text-properties fo:color="#353033"/>
    </style:style>
    <style:style style:family="text" style:name="T429" style:display-name="T429" style:parent-style-name="CharStyle51">
      <style:text-properties fo:color="#353033"/>
    </style:style>
    <style:style style:family="text" style:name="T430" style:display-name="T430" style:parent-style-name="CharStyle51">
      <style:text-properties fo:color="#353033"/>
    </style:style>
    <style:style style:family="text" style:name="T431" style:display-name="T431" style:parent-style-name="CharStyle51">
      <style:text-properties fo:color="#353033"/>
    </style:style>
    <style:style style:family="text" style:name="T432" style:display-name="T432" style:parent-style-name="CharStyle51">
      <style:text-properties fo:color="#353033"/>
    </style:style>
    <style:style style:family="text" style:name="T433" style:display-name="T433" style:parent-style-name="CharStyle51">
      <style:text-properties fo:color="#353033"/>
    </style:style>
    <style:style style:family="text" style:name="T434" style:display-name="T434" style:parent-style-name="CharStyle51">
      <style:text-properties style:text-position="25%" fo:color="#353033"/>
    </style:style>
    <style:style style:family="text" style:name="T435" style:display-name="T435" style:parent-style-name="CharStyle51">
      <style:text-properties fo:color="#353033"/>
    </style:style>
    <style:style style:family="text" style:name="T436" style:display-name="T436" style:parent-style-name="CharStyle51">
      <style:text-properties fo:color="#353033"/>
    </style:style>
    <style:style style:family="text" style:name="T437" style:display-name="T437" style:parent-style-name="CharStyle51">
      <style:text-properties fo:color="#353033"/>
    </style:style>
    <style:style style:family="text" style:name="T438" style:display-name="T438" style:parent-style-name="CharStyle51">
      <style:text-properties fo:color="#353033"/>
    </style:style>
    <style:style style:family="text" style:name="T439" style:display-name="T439" style:parent-style-name="CharStyle52">
      <style:text-properties fo:color="#534A49"/>
    </style:style>
    <style:style style:family="text" style:name="T440" style:display-name="T440" style:parent-style-name="CharStyle6">
      <style:text-properties fo:color="#282226"/>
    </style:style>
    <style:style style:family="text" style:name="T441" style:display-name="T441" style:parent-style-name="CharStyle51">
      <style:text-properties fo:color="#353033"/>
    </style:style>
    <style:style style:family="text" style:name="T442" style:display-name="T442" style:parent-style-name="CharStyle51">
      <style:text-properties fo:color="#353033"/>
    </style:style>
    <style:style style:family="text" style:name="T443" style:display-name="T443" style:parent-style-name="CharStyle52">
      <style:text-properties fo:color="#534A49"/>
    </style:style>
    <style:style style:family="text" style:name="T444" style:display-name="T444" style:parent-style-name="CharStyle52">
      <style:text-properties fo:color="#534A49"/>
    </style:style>
    <style:style style:family="text" style:name="T445" style:display-name="T445" style:parent-style-name="CharStyle52">
      <style:text-properties fo:color="#534A49"/>
    </style:style>
    <style:style style:family="text" style:name="T446" style:display-name="T446" style:parent-style-name="CharStyle51">
      <style:text-properties fo:color="#353033"/>
    </style:style>
    <style:style style:family="text" style:name="T447" style:display-name="T447" style:parent-style-name="CharStyle51">
      <style:text-properties fo:color="#353033"/>
    </style:style>
    <style:style style:family="text" style:name="T448" style:display-name="T448" style:parent-style-name="CharStyle51">
      <style:text-properties fo:color="#353033"/>
    </style:style>
    <style:style style:family="text" style:name="T449" style:display-name="T449" style:parent-style-name="CharStyle30">
      <style:text-properties fo:color="#282226"/>
    </style:style>
    <style:style style:family="text" style:name="T452" style:display-name="T452" style:parent-style-name="CharStyle40">
      <style:text-properties fo:color="#353033"/>
    </style:style>
    <style:style style:family="text" style:name="T453" style:display-name="T453" style:parent-style-name="CharStyle40">
      <style:text-properties style:text-position="25%" fo:color="#353033"/>
    </style:style>
    <style:style style:family="text" style:name="T454" style:display-name="T454" style:parent-style-name="CharStyle40">
      <style:text-properties fo:color="#353033"/>
    </style:style>
    <style:style style:family="text" style:name="T455" style:display-name="T455" style:parent-style-name="CharStyle40">
      <style:text-properties style:text-position="25%" fo:color="#353033"/>
    </style:style>
    <style:style style:family="text" style:name="T456" style:display-name="T456" style:parent-style-name="CharStyle40">
      <style:text-properties fo:color="#353033"/>
    </style:style>
    <style:style style:family="text" style:name="T457" style:display-name="T457" style:parent-style-name="CharStyle40">
      <style:text-properties style:text-position="25%" fo:color="#353033"/>
    </style:style>
    <style:style style:family="text" style:name="T458" style:display-name="T458" style:parent-style-name="CharStyle40">
      <style:text-properties fo:color="#353033"/>
    </style:style>
    <style:style style:family="text" style:name="T459" style:display-name="T459" style:parent-style-name="CharStyle40">
      <style:text-properties style:text-position="25%" fo:color="#353033"/>
    </style:style>
    <style:style style:family="text" style:name="T460" style:display-name="T460" style:parent-style-name="CharStyle40">
      <style:text-properties fo:color="#353033"/>
    </style:style>
    <style:style style:family="text" style:name="T461" style:display-name="T461" style:parent-style-name="CharStyle37">
      <style:text-properties fo:color="#534A49"/>
    </style:style>
    <style:style style:family="text" style:name="T462" style:display-name="T462" style:parent-style-name="CharStyle40">
      <style:text-properties fo:color="#353033"/>
    </style:style>
    <style:style style:family="text" style:name="T463" style:display-name="T463" style:parent-style-name="CharStyle40">
      <style:text-properties style:text-position="25%" fo:color="#353033"/>
    </style:style>
    <style:style style:family="text" style:name="T464" style:display-name="T464" style:parent-style-name="CharStyle40">
      <style:text-properties fo:color="#353033"/>
    </style:style>
    <style:style style:family="text" style:name="T465" style:display-name="T465" style:parent-style-name="CharStyle40">
      <style:text-properties style:text-position="25%" fo:color="#353033"/>
    </style:style>
    <style:style style:family="text" style:name="T466" style:display-name="T466" style:parent-style-name="CharStyle40">
      <style:text-properties fo:color="#353033"/>
    </style:style>
    <style:style style:family="text" style:name="T467" style:display-name="T467" style:parent-style-name="CharStyle40">
      <style:text-properties style:text-position="25%" fo:color="#353033"/>
    </style:style>
    <style:style style:family="text" style:name="T468" style:display-name="T468" style:parent-style-name="CharStyle40">
      <style:text-properties fo:color="#353033"/>
    </style:style>
    <style:style style:family="text" style:name="T469" style:display-name="T469" style:parent-style-name="CharStyle37">
      <style:text-properties style:text-position="-25%" fo:color="#534A49"/>
    </style:style>
    <style:style style:family="text" style:name="T470" style:display-name="T470" style:parent-style-name="CharStyle37">
      <style:text-properties fo:color="#534A49"/>
    </style:style>
    <style:style style:family="text" style:name="T471" style:display-name="T471" style:parent-style-name="CharStyle37">
      <style:text-properties style:text-position="-25%" fo:color="#534A49"/>
    </style:style>
    <style:style style:family="text" style:name="T472" style:display-name="T472" style:parent-style-name="CharStyle40">
      <style:text-properties fo:color="#353033"/>
    </style:style>
    <style:style style:family="text" style:name="T473" style:display-name="T473" style:parent-style-name="CharStyle40">
      <style:text-properties style:text-position="25%" fo:color="#353033"/>
    </style:style>
    <style:style style:family="text" style:name="T474" style:display-name="T474" style:parent-style-name="CharStyle40">
      <style:text-properties fo:color="#353033"/>
    </style:style>
    <style:style style:family="text" style:name="T475" style:display-name="T475" style:parent-style-name="CharStyle40">
      <style:text-properties style:text-position="25%" fo:color="#353033"/>
    </style:style>
    <style:style style:family="text" style:name="T476" style:display-name="T476" style:parent-style-name="CharStyle40">
      <style:text-properties fo:color="#353033"/>
    </style:style>
    <style:style style:family="text" style:name="T477" style:display-name="T477" style:parent-style-name="CharStyle40">
      <style:text-properties style:text-position="25%" fo:color="#353033"/>
    </style:style>
    <style:style style:family="text" style:name="T478" style:display-name="T478" style:parent-style-name="CharStyle40">
      <style:text-properties fo:color="#353033"/>
    </style:style>
    <style:style style:family="text" style:name="T479" style:display-name="T479" style:parent-style-name="CharStyle37">
      <style:text-properties fo:color="#534A49"/>
    </style:style>
    <style:style style:family="text" style:name="T480" style:display-name="T480" style:parent-style-name="CharStyle40">
      <style:text-properties fo:color="#353033"/>
    </style:style>
    <style:style style:family="text" style:name="T481" style:display-name="T481" style:parent-style-name="CharStyle40">
      <style:text-properties fo:color="#353033"/>
    </style:style>
    <style:style style:family="text" style:name="T482" style:display-name="T482" style:parent-style-name="CharStyle40">
      <style:text-properties fo:color="#353033"/>
    </style:style>
    <style:style style:family="text" style:name="T483" style:display-name="T483" style:parent-style-name="CharStyle40">
      <style:text-properties style:text-position="25%" fo:color="#353033"/>
    </style:style>
    <style:style style:family="text" style:name="T484" style:display-name="T484" style:parent-style-name="CharStyle40">
      <style:text-properties fo:color="#353033"/>
    </style:style>
    <style:style style:family="text" style:name="T485" style:display-name="T485" style:parent-style-name="CharStyle40">
      <style:text-properties style:text-position="25%" fo:color="#353033"/>
    </style:style>
    <style:style style:family="text" style:name="T486" style:display-name="T486" style:parent-style-name="CharStyle40">
      <style:text-properties fo:color="#353033"/>
    </style:style>
    <style:style style:family="text" style:name="T487" style:display-name="T487" style:parent-style-name="CharStyle40">
      <style:text-properties fo:color="#353033"/>
    </style:style>
    <style:style style:family="text" style:name="T488" style:display-name="T488" style:parent-style-name="CharStyle40">
      <style:text-properties fo:color="#353033"/>
    </style:style>
    <style:style style:family="text" style:name="T489" style:display-name="T489" style:parent-style-name="CharStyle40">
      <style:text-properties style:text-position="25%" fo:color="#353033"/>
    </style:style>
    <style:style style:family="text" style:name="T490" style:display-name="T490" style:parent-style-name="CharStyle40">
      <style:text-properties fo:color="#353033"/>
    </style:style>
    <style:style style:family="text" style:name="T491" style:display-name="T491" style:parent-style-name="CharStyle40">
      <style:text-properties style:text-position="25%" fo:color="#353033"/>
    </style:style>
    <style:style style:family="text" style:name="T492" style:display-name="T492" style:parent-style-name="CharStyle40">
      <style:text-properties fo:color="#353033"/>
    </style:style>
    <style:style style:family="text" style:name="T493" style:display-name="T493" style:parent-style-name="CharStyle40">
      <style:text-properties style:text-position="25%" fo:color="#353033"/>
    </style:style>
    <style:style style:family="text" style:name="T494" style:display-name="T494" style:parent-style-name="CharStyle40">
      <style:text-properties fo:color="#353033"/>
    </style:style>
    <style:style style:family="text" style:name="T495" style:display-name="T495" style:parent-style-name="CharStyle40">
      <style:text-properties fo:color="#353033"/>
    </style:style>
    <style:style style:family="text" style:name="T496" style:display-name="T496" style:parent-style-name="CharStyle30">
      <style:text-properties fo:color="#282226"/>
    </style:style>
    <style:style style:family="text" style:name="T497" style:display-name="T497" style:parent-style-name="CharStyle40">
      <style:text-properties fo:color="#353033"/>
    </style:style>
    <style:style style:family="text" style:name="T498" style:display-name="T498" style:parent-style-name="CharStyle40">
      <style:text-properties style:text-position="25%" fo:color="#353033"/>
    </style:style>
    <style:style style:family="text" style:name="T499" style:display-name="T499" style:parent-style-name="CharStyle40">
      <style:text-properties fo:color="#353033"/>
    </style:style>
    <style:style style:family="text" style:name="T500" style:display-name="T500" style:parent-style-name="CharStyle40">
      <style:text-properties style:text-position="25%" fo:color="#353033"/>
    </style:style>
    <style:style style:family="text" style:name="T501" style:display-name="T501" style:parent-style-name="CharStyle40">
      <style:text-properties fo:color="#353033"/>
    </style:style>
    <style:style style:family="text" style:name="T502" style:display-name="T502" style:parent-style-name="CharStyle40">
      <style:text-properties style:text-position="25%" fo:color="#353033"/>
    </style:style>
    <style:style style:family="text" style:name="T503" style:display-name="T503" style:parent-style-name="CharStyle40">
      <style:text-properties fo:color="#353033"/>
    </style:style>
    <style:style style:family="text" style:name="T504" style:display-name="T504" style:parent-style-name="CharStyle40">
      <style:text-properties style:text-position="25%" fo:color="#353033"/>
    </style:style>
    <style:style style:family="text" style:name="T505" style:display-name="T505" style:parent-style-name="CharStyle40">
      <style:text-properties fo:color="#353033"/>
    </style:style>
    <style:style style:family="text" style:name="T506" style:display-name="T506" style:parent-style-name="CharStyle40">
      <style:text-properties fo:color="#353033"/>
    </style:style>
    <style:style style:family="text" style:name="T507" style:display-name="T507" style:parent-style-name="CharStyle40">
      <style:text-properties style:text-position="25%" fo:color="#353033"/>
    </style:style>
    <style:style style:family="text" style:name="T508" style:display-name="T508" style:parent-style-name="CharStyle40">
      <style:text-properties fo:color="#353033"/>
    </style:style>
    <style:style style:family="text" style:name="T509" style:display-name="T509" style:parent-style-name="CharStyle40">
      <style:text-properties style:text-position="25%" fo:color="#353033"/>
    </style:style>
    <style:style style:family="text" style:name="T510" style:display-name="T510" style:parent-style-name="CharStyle40">
      <style:text-properties fo:color="#353033"/>
    </style:style>
    <style:style style:family="text" style:name="T511" style:display-name="T511" style:parent-style-name="CharStyle40">
      <style:text-properties style:text-position="25%" fo:color="#353033"/>
    </style:style>
    <style:style style:family="text" style:name="T512" style:display-name="T512" style:parent-style-name="CharStyle40">
      <style:text-properties fo:color="#353033"/>
    </style:style>
    <style:style style:family="text" style:name="T513" style:display-name="T513" style:parent-style-name="CharStyle40">
      <style:text-properties fo:color="#353033"/>
    </style:style>
    <style:style style:family="text" style:name="T514" style:display-name="T514" style:parent-style-name="CharStyle46">
      <style:text-properties fo:color="#353033"/>
    </style:style>
    <style:style style:family="text" style:name="T515" style:display-name="T515" style:parent-style-name="CharStyle40">
      <style:text-properties fo:color="#353033"/>
    </style:style>
    <style:style style:family="text" style:name="T516" style:display-name="T516" style:parent-style-name="CharStyle40">
      <style:text-properties fo:color="#353033"/>
    </style:style>
    <style:style style:family="text" style:name="T517" style:display-name="T517" style:parent-style-name="CharStyle57">
      <style:text-properties fo:color="#353033"/>
    </style:style>
    <style:style style:family="text" style:name="T518" style:display-name="T518" style:parent-style-name="CharStyle51">
      <style:text-properties fo:color="#353033"/>
    </style:style>
    <style:style style:family="text" style:name="T519" style:display-name="T519" style:parent-style-name="CharStyle51">
      <style:text-properties fo:color="#353033"/>
    </style:style>
    <style:style style:family="text" style:name="T520" style:display-name="T520" style:parent-style-name="CharStyle6">
      <style:text-properties fo:color="#282226"/>
    </style:style>
    <style:style style:family="text" style:name="T521" style:display-name="T521" style:parent-style-name="CharStyle52">
      <style:text-properties fo:color="#534A49"/>
    </style:style>
    <style:style style:family="text" style:name="T522" style:display-name="T522" style:parent-style-name="CharStyle51">
      <style:text-properties fo:color="#353033"/>
    </style:style>
    <style:style style:family="text" style:name="T523" style:display-name="T523" style:parent-style-name="CharStyle51">
      <style:text-properties style:text-position="25%" fo:color="#353033"/>
    </style:style>
    <style:style style:family="text" style:name="T524" style:display-name="T524" style:parent-style-name="CharStyle51">
      <style:text-properties fo:color="#353033"/>
    </style:style>
    <style:style style:family="text" style:name="T525" style:display-name="T525" style:parent-style-name="CharStyle51">
      <style:text-properties style:text-position="25%" fo:color="#353033"/>
    </style:style>
    <style:style style:family="text" style:name="T526" style:display-name="T526" style:parent-style-name="CharStyle51">
      <style:text-properties fo:color="#353033"/>
    </style:style>
    <style:style style:family="text" style:name="T527" style:display-name="T527" style:parent-style-name="CharStyle51">
      <style:text-properties fo:color="#353033"/>
    </style:style>
    <style:style style:family="text" style:name="T528" style:display-name="T528" style:parent-style-name="CharStyle51">
      <style:text-properties fo:color="#353033"/>
    </style:style>
    <style:style style:family="text" style:name="T529" style:display-name="T529" style:parent-style-name="CharStyle51">
      <style:text-properties fo:color="#353033"/>
    </style:style>
    <style:style style:family="text" style:name="T530" style:display-name="T530" style:parent-style-name="CharStyle51">
      <style:text-properties fo:color="#353033"/>
    </style:style>
    <style:style style:family="text" style:name="T531" style:display-name="T531" style:parent-style-name="CharStyle51">
      <style:text-properties style:text-position="25%" fo:color="#353033"/>
    </style:style>
    <style:style style:family="text" style:name="T532" style:display-name="T532" style:parent-style-name="CharStyle51">
      <style:text-properties fo:color="#353033"/>
    </style:style>
    <style:style style:family="text" style:name="T533" style:display-name="T533" style:parent-style-name="CharStyle51">
      <style:text-properties style:text-position="25%" fo:color="#353033"/>
    </style:style>
    <style:style style:family="text" style:name="T534" style:display-name="T534" style:parent-style-name="CharStyle51">
      <style:text-properties fo:color="#353033"/>
    </style:style>
    <style:style style:family="text" style:name="T535" style:display-name="T535" style:parent-style-name="CharStyle6">
      <style:text-properties fo:color="#282226"/>
    </style:style>
    <style:style style:family="text" style:name="T536" style:display-name="T536" style:parent-style-name="CharStyle51">
      <style:text-properties fo:color="#353033"/>
    </style:style>
    <style:style style:family="text" style:name="T537" style:display-name="T537" style:parent-style-name="CharStyle52">
      <style:text-properties fo:color="#534A49"/>
    </style:style>
    <style:style style:family="text" style:name="T538" style:display-name="T538" style:parent-style-name="CharStyle6">
      <style:text-properties fo:color="#282226"/>
    </style:style>
    <style:style style:family="text" style:name="T539" style:display-name="T539" style:parent-style-name="CharStyle6">
      <style:text-properties fo:color="#282226"/>
    </style:style>
    <style:style style:family="text" style:name="T540" style:display-name="T540" style:parent-style-name="CharStyle51">
      <style:text-properties fo:color="#353033"/>
    </style:style>
    <style:style style:family="text" style:name="T541" style:display-name="T541" style:parent-style-name="CharStyle52">
      <style:text-properties fo:color="#534A49"/>
    </style:style>
    <style:style style:family="text" style:name="T542" style:display-name="T542" style:parent-style-name="CharStyle6">
      <style:text-properties fo:color="#282226"/>
    </style:style>
    <style:style style:family="text" style:name="T543" style:display-name="T543" style:parent-style-name="CharStyle51">
      <style:text-properties fo:color="#353033"/>
    </style:style>
    <style:style style:family="text" style:name="T544" style:display-name="T544" style:parent-style-name="CharStyle51">
      <style:text-properties fo:color="#353033"/>
    </style:style>
    <style:style style:family="text" style:name="T545" style:display-name="T545" style:parent-style-name="CharStyle52">
      <style:text-properties fo:color="#534A49"/>
    </style:style>
    <style:style style:family="text" style:name="T546" style:display-name="T546" style:parent-style-name="CharStyle6">
      <style:text-properties fo:color="#282226"/>
    </style:style>
    <style:style style:family="text" style:name="T547" style:display-name="T547" style:parent-style-name="CharStyle6">
      <style:text-properties fo:color="#282226"/>
    </style:style>
    <style:style style:family="text" style:name="T548" style:display-name="T548" style:parent-style-name="CharStyle52">
      <style:text-properties fo:color="#534A49"/>
    </style:style>
    <style:style style:family="text" style:name="T549" style:display-name="T549" style:parent-style-name="CharStyle51">
      <style:text-properties fo:color="#353033"/>
    </style:style>
    <style:style style:family="text" style:name="T550" style:display-name="T550" style:parent-style-name="CharStyle51">
      <style:text-properties fo:color="#353033"/>
    </style:style>
    <style:style style:family="text" style:name="T551" style:display-name="T551" style:parent-style-name="CharStyle51">
      <style:text-properties style:text-position="25%" fo:color="#353033"/>
    </style:style>
    <style:style style:family="text" style:name="T552" style:display-name="T552" style:parent-style-name="CharStyle51">
      <style:text-properties fo:color="#353033"/>
    </style:style>
    <style:style style:family="text" style:name="T553" style:display-name="T553" style:parent-style-name="CharStyle51">
      <style:text-properties fo:color="#353033"/>
    </style:style>
    <style:style style:family="text" style:name="T554" style:display-name="T554" style:parent-style-name="CharStyle51">
      <style:text-properties fo:color="#353033"/>
    </style:style>
    <style:style style:family="text" style:name="T555" style:display-name="T555" style:parent-style-name="CharStyle6">
      <style:text-properties fo:color="#282226"/>
    </style:style>
    <style:style style:family="text" style:name="T556" style:display-name="T556" style:parent-style-name="CharStyle51">
      <style:text-properties fo:color="#353033"/>
    </style:style>
    <style:style style:family="text" style:name="T557" style:display-name="T557" style:parent-style-name="CharStyle52">
      <style:text-properties fo:color="#534A49"/>
    </style:style>
    <style:style style:family="text" style:name="T558" style:display-name="T558" style:parent-style-name="CharStyle51">
      <style:text-properties fo:color="#353033"/>
    </style:style>
    <style:style style:family="text" style:name="T559" style:display-name="T559" style:parent-style-name="CharStyle51">
      <style:text-properties fo:color="#353033"/>
    </style:style>
    <style:style style:family="text" style:name="T560" style:display-name="T560" style:parent-style-name="CharStyle51">
      <style:text-properties fo:color="#353033"/>
    </style:style>
    <style:style style:family="text" style:name="T561" style:display-name="T561" style:parent-style-name="CharStyle51">
      <style:text-properties fo:color="#353033"/>
    </style:style>
    <style:style style:family="text" style:name="T562" style:display-name="T562" style:parent-style-name="CharStyle40">
      <style:text-properties fo:color="#353033"/>
    </style:style>
    <style:style style:family="text" style:name="T563" style:display-name="T563" style:parent-style-name="CharStyle46">
      <style:text-properties fo:color="#353033"/>
    </style:style>
    <style:style style:family="text" style:name="T564" style:display-name="T564" style:parent-style-name="CharStyle40">
      <style:text-properties fo:color="#353033"/>
    </style:style>
    <style:style style:family="text" style:name="T565" style:display-name="T565" style:parent-style-name="CharStyle46">
      <style:text-properties fo:color="#353033"/>
    </style:style>
    <style:style style:family="text" style:name="T566" style:display-name="T566" style:parent-style-name="CharStyle40">
      <style:text-properties fo:color="#353033"/>
    </style:style>
    <style:style style:family="text" style:name="T567" style:display-name="T567" style:parent-style-name="CharStyle40">
      <style:text-properties fo:color="#353033"/>
    </style:style>
    <style:style style:family="text" style:name="T568" style:display-name="T568" style:parent-style-name="CharStyle46">
      <style:text-properties fo:color="#353033"/>
    </style:style>
    <style:style style:family="text" style:name="T569" style:display-name="T569" style:parent-style-name="CharStyle40">
      <style:text-properties fo:color="#353033"/>
    </style:style>
    <style:style style:family="text" style:name="T570" style:display-name="T570" style:parent-style-name="CharStyle40">
      <style:text-properties fo:color="#353033"/>
    </style:style>
    <style:style style:family="text" style:name="T571" style:display-name="T571" style:parent-style-name="CharStyle46">
      <style:text-properties fo:color="#353033"/>
    </style:style>
    <style:style style:family="text" style:name="T572" style:display-name="T572" style:parent-style-name="CharStyle40">
      <style:text-properties fo:color="#353033"/>
    </style:style>
    <style:style style:family="text" style:name="T573" style:display-name="T573" style:parent-style-name="CharStyle40">
      <style:text-properties fo:color="#353033"/>
    </style:style>
    <style:style style:family="text" style:name="T574" style:display-name="T574" style:parent-style-name="CharStyle40">
      <style:text-properties fo:color="#353033"/>
    </style:style>
    <style:style style:family="text" style:name="T575" style:display-name="T575" style:parent-style-name="CharStyle46">
      <style:text-properties fo:color="#353033"/>
    </style:style>
    <style:style style:family="text" style:name="T576" style:display-name="T576" style:parent-style-name="CharStyle40">
      <style:text-properties fo:color="#353033"/>
    </style:style>
    <style:style style:family="text" style:name="T577" style:display-name="T577" style:parent-style-name="CharStyle46">
      <style:text-properties fo:color="#353033"/>
    </style:style>
    <style:style style:family="text" style:name="T578" style:display-name="T578" style:parent-style-name="CharStyle40">
      <style:text-properties fo:color="#353033"/>
    </style:style>
    <style:style style:family="text" style:name="T579" style:display-name="T579" style:parent-style-name="CharStyle46">
      <style:text-properties fo:color="#353033"/>
    </style:style>
    <style:style style:family="text" style:name="T580" style:display-name="T580" style:parent-style-name="CharStyle40">
      <style:text-properties fo:color="#353033"/>
    </style:style>
    <style:style style:family="text" style:name="T581" style:display-name="T581" style:parent-style-name="CharStyle46">
      <style:text-properties fo:color="#353033"/>
    </style:style>
    <style:style style:family="text" style:name="T582" style:display-name="T582" style:parent-style-name="CharStyle40">
      <style:text-properties fo:color="#353033"/>
    </style:style>
    <style:style style:family="text" style:name="T583" style:display-name="T583" style:parent-style-name="CharStyle46">
      <style:text-properties fo:color="#353033"/>
    </style:style>
    <style:style style:family="text" style:name="T584" style:display-name="T584" style:parent-style-name="CharStyle40">
      <style:text-properties fo:color="#353033"/>
    </style:style>
    <style:style style:family="text" style:name="T585" style:display-name="T585" style:parent-style-name="CharStyle30">
      <style:text-properties fo:color="#282226"/>
    </style:style>
    <style:style style:family="text" style:name="T587" style:display-name="T587" style:parent-style-name="CharStyle58">
      <style:text-properties fo:color="#353033"/>
    </style:style>
    <style:style style:family="text" style:name="T588" style:display-name="T588" style:parent-style-name="CharStyle30">
      <style:text-properties fo:color="#282226"/>
    </style:style>
    <style:style style:family="text" style:name="T589" style:display-name="T589" style:parent-style-name="CharStyle39">
      <style:text-properties fo:color="#282226"/>
    </style:style>
    <style:style style:family="text" style:name="T590" style:display-name="T590" style:parent-style-name="CharStyle30">
      <style:text-properties fo:color="#282226"/>
    </style:style>
    <style:style style:family="text" style:name="T591" style:display-name="T591" style:parent-style-name="CharStyle39">
      <style:text-properties fo:color="#282226"/>
    </style:style>
    <style:style style:family="text" style:name="T592" style:display-name="T592" style:parent-style-name="CharStyle30">
      <style:text-properties fo:color="#282226"/>
    </style:style>
    <style:style style:family="text" style:name="T593" style:display-name="T593" style:parent-style-name="CharStyle30">
      <style:text-properties fo:language="en" style:language-asian="en" style:language-complex="en" fo:country="US" style:country-asian="US" style:country-complex="US" fo:color="#282226"/>
    </style:style>
    <style:style style:family="text" style:name="T594" style:display-name="T594" style:parent-style-name="CharStyle30">
      <style:text-properties fo:color="#282226"/>
    </style:style>
    <style:style style:family="text" style:name="T595" style:display-name="T595" style:parent-style-name="CharStyle39">
      <style:text-properties fo:color="#282226"/>
    </style:style>
    <style:style style:family="text" style:name="T596" style:display-name="T596" style:parent-style-name="CharStyle30">
      <style:text-properties fo:color="#282226"/>
    </style:style>
    <style:style style:family="text" style:name="T597" style:display-name="T597" style:parent-style-name="CharStyle51">
      <style:text-properties fo:color="#353033"/>
    </style:style>
    <style:style style:family="text" style:name="T598" style:display-name="T598" style:parent-style-name="CharStyle6">
      <style:text-properties fo:color="#282226"/>
    </style:style>
    <style:style style:family="text" style:name="T599" style:display-name="T599" style:parent-style-name="CharStyle51">
      <style:text-properties fo:color="#353033"/>
    </style:style>
    <style:style style:family="text" style:name="T600" style:display-name="T600" style:parent-style-name="CharStyle6">
      <style:text-properties fo:color="#282226"/>
    </style:style>
    <style:style style:family="text" style:name="T601" style:display-name="T601" style:parent-style-name="CharStyle51">
      <style:text-properties fo:color="#353033"/>
    </style:style>
    <style:style style:family="text" style:name="T602" style:display-name="T602" style:parent-style-name="CharStyle6">
      <style:text-properties fo:color="#282226"/>
    </style:style>
    <style:style style:family="text" style:name="T603" style:display-name="T603" style:parent-style-name="CharStyle6">
      <style:text-properties fo:color="#282226"/>
    </style:style>
    <style:style style:family="text" style:name="T604" style:display-name="T604" style:parent-style-name="CharStyle52">
      <style:text-properties fo:color="#534A49"/>
    </style:style>
    <style:style style:family="text" style:name="T605" style:display-name="T605" style:parent-style-name="CharStyle6">
      <style:text-properties fo:color="#282226"/>
    </style:style>
    <style:style style:family="text" style:name="T606" style:display-name="T606" style:parent-style-name="CharStyle6">
      <style:text-properties fo:color="#282226"/>
    </style:style>
    <style:style style:family="text" style:name="T607" style:display-name="T607" style:parent-style-name="CharStyle6">
      <style:text-properties fo:color="#282226"/>
    </style:style>
    <style:style style:family="text" style:name="T608" style:display-name="T608" style:parent-style-name="CharStyle6">
      <style:text-properties fo:color="#282226"/>
    </style:style>
    <style:style style:family="text" style:name="T609" style:display-name="T609" style:parent-style-name="CharStyle6">
      <style:text-properties fo:color="#282226"/>
    </style:style>
    <style:style style:family="text" style:name="T610" style:display-name="T610" style:parent-style-name="CharStyle6">
      <style:text-properties fo:color="#282226"/>
    </style:style>
    <style:style style:family="text" style:name="T611" style:display-name="T611" style:parent-style-name="CharStyle6">
      <style:text-properties fo:color="#282226"/>
    </style:style>
    <style:style style:family="text" style:name="T612" style:display-name="T612" style:parent-style-name="CharStyle59">
      <style:text-properties fo:color="#353033"/>
    </style:style>
    <style:style style:family="text" style:name="T613" style:display-name="T613" style:parent-style-name="CharStyle30">
      <style:text-properties fo:color="#282226"/>
    </style:style>
    <style:style style:family="text" style:name="T614" style:display-name="T614" style:parent-style-name="CharStyle30">
      <style:text-properties fo:color="#282226"/>
    </style:style>
    <style:style style:family="text" style:name="T615" style:display-name="T615" style:parent-style-name="CharStyle30">
      <style:text-properties fo:color="#282226"/>
    </style:style>
    <style:style style:family="text" style:name="T616" style:display-name="T616" style:parent-style-name="CharStyle30">
      <style:text-properties fo:color="#282226"/>
    </style:style>
    <style:style style:family="text" style:name="T617" style:display-name="T617" style:parent-style-name="CharStyle42">
      <style:text-properties fo:color="#282226"/>
    </style:style>
    <style:style style:family="text" style:name="T618" style:display-name="T618" style:parent-style-name="CharStyle47">
      <style:text-properties fo:color="#534A49"/>
    </style:style>
    <style:style style:family="text" style:name="T619" style:display-name="T619" style:parent-style-name="CharStyle42">
      <style:text-properties fo:color="#282226"/>
    </style:style>
    <style:style style:family="text" style:name="T620" style:display-name="T620" style:parent-style-name="CharStyle42">
      <style:text-properties style:text-position="-25%" fo:color="#282226"/>
    </style:style>
    <style:style style:family="text" style:name="T621" style:display-name="T621" style:parent-style-name="CharStyle42">
      <style:text-properties fo:color="#282226"/>
    </style:style>
    <style:style style:family="text" style:name="T622" style:display-name="T622" style:parent-style-name="CharStyle47">
      <style:text-properties fo:color="#534A49"/>
    </style:style>
    <style:style style:family="text" style:name="T623" style:display-name="T623" style:parent-style-name="CharStyle42">
      <style:text-properties fo:color="#282226"/>
    </style:style>
    <style:style style:family="text" style:name="T624" style:display-name="T624" style:parent-style-name="CharStyle42">
      <style:text-properties fo:color="#282226"/>
    </style:style>
    <style:style style:family="text" style:name="T625" style:display-name="T625" style:parent-style-name="CharStyle30">
      <style:text-properties fo:color="#282226"/>
    </style:style>
    <style:style style:family="text" style:name="T627" style:display-name="T627" style:parent-style-name="CharStyle60">
      <style:text-properties fo:color="#282226"/>
    </style:style>
    <style:style style:family="text" style:name="T628" style:display-name="T628" style:parent-style-name="CharStyle6">
      <style:text-properties fo:color="#282226"/>
    </style:style>
    <style:style style:family="text" style:name="T629" style:display-name="T629" style:parent-style-name="CharStyle6">
      <style:text-properties fo:color="#282226"/>
    </style:style>
    <style:style style:family="text" style:name="T630" style:display-name="T630" style:parent-style-name="CharStyle52">
      <style:text-properties fo:color="#534A49"/>
    </style:style>
    <style:style style:family="text" style:name="T631" style:display-name="T631" style:parent-style-name="CharStyle6">
      <style:text-properties fo:color="#282226"/>
    </style:style>
    <style:style style:family="text" style:name="T632" style:display-name="T632" style:parent-style-name="CharStyle6">
      <style:text-properties fo:color="#282226"/>
    </style:style>
    <style:style style:family="text" style:name="T633" style:display-name="T633" style:parent-style-name="CharStyle6">
      <style:text-properties fo:color="#282226"/>
    </style:style>
    <style:style style:family="text" style:name="T634" style:display-name="T634" style:parent-style-name="CharStyle6">
      <style:text-properties fo:color="#282226"/>
    </style:style>
    <style:style style:family="text" style:name="T635" style:display-name="T635" style:parent-style-name="CharStyle6">
      <style:text-properties fo:color="#282226"/>
    </style:style>
    <style:style style:family="text" style:name="T636" style:display-name="T636" style:parent-style-name="CharStyle6">
      <style:text-properties fo:color="#282226"/>
    </style:style>
    <style:style style:family="text" style:name="T637" style:display-name="T637" style:parent-style-name="CharStyle6">
      <style:text-properties fo:color="#282226"/>
    </style:style>
    <style:style style:family="text" style:name="T638" style:display-name="T638" style:parent-style-name="CharStyle6">
      <style:text-properties fo:color="#282226"/>
    </style:style>
    <style:style style:family="text" style:name="T639" style:display-name="T639" style:parent-style-name="CharStyle6">
      <style:text-properties fo:color="#282226"/>
    </style:style>
    <style:style style:family="text" style:name="T640" style:display-name="T640" style:parent-style-name="CharStyle6">
      <style:text-properties fo:color="#282226"/>
    </style:style>
    <style:style style:family="text" style:name="T641" style:display-name="T641" style:parent-style-name="CharStyle30">
      <style:text-properties fo:color="#282226"/>
    </style:style>
    <style:style style:family="text" style:name="T642" style:display-name="T642" style:parent-style-name="CharStyle30">
      <style:text-properties fo:color="#282226"/>
    </style:style>
    <style:style style:family="text" style:name="T643" style:display-name="T643" style:parent-style-name="CharStyle37">
      <style:text-properties fo:color="#534A49"/>
    </style:style>
    <style:style style:family="text" style:name="T644" style:display-name="T644" style:parent-style-name="CharStyle30">
      <style:text-properties fo:color="#282226"/>
    </style:style>
    <style:style style:family="text" style:name="T645" style:display-name="T645" style:parent-style-name="CharStyle30">
      <style:text-properties style:text-position="25%" fo:color="#282226"/>
    </style:style>
    <style:style style:family="text" style:name="T646" style:display-name="T646" style:parent-style-name="CharStyle30">
      <style:text-properties fo:color="#282226"/>
    </style:style>
    <style:style style:family="text" style:name="T647" style:display-name="T647" style:parent-style-name="CharStyle30">
      <style:text-properties fo:color="#282226"/>
    </style:style>
    <style:style style:family="text" style:name="T648" style:display-name="T648" style:parent-style-name="CharStyle48">
      <style:text-properties fo:color="#000000"/>
    </style:style>
    <style:style style:family="text" style:name="T649" style:display-name="T649" style:parent-style-name="CharStyle30">
      <style:text-properties fo:color="#282226"/>
    </style:style>
    <style:style style:family="text" style:name="T650" style:display-name="T650" style:parent-style-name="CharStyle30">
      <style:text-properties fo:color="#282226"/>
    </style:style>
    <style:style style:family="text" style:name="T651" style:display-name="T651" style:parent-style-name="CharStyle30">
      <style:text-properties style:text-position="25%" fo:color="#282226"/>
    </style:style>
    <style:style style:family="text" style:name="T652" style:display-name="T652" style:parent-style-name="CharStyle30">
      <style:text-properties fo:color="#282226"/>
    </style:style>
    <style:style style:family="text" style:name="T653" style:display-name="T653" style:parent-style-name="CharStyle30">
      <style:text-properties style:text-position="25%" fo:color="#282226"/>
    </style:style>
    <style:style style:family="text" style:name="T654" style:display-name="T654" style:parent-style-name="CharStyle30">
      <style:text-properties fo:color="#282226"/>
    </style:style>
    <style:style style:family="text" style:name="T655" style:display-name="T655" style:parent-style-name="CharStyle30">
      <style:text-properties fo:color="#282226"/>
    </style:style>
    <style:style style:family="text" style:name="T656" style:display-name="T656" style:parent-style-name="CharStyle17">
      <style:text-properties fo:color="#282226"/>
    </style:style>
    <style:style style:family="text" style:name="T657" style:display-name="T657" style:parent-style-name="CharStyle30">
      <style:text-properties fo:color="#282226"/>
    </style:style>
    <style:style style:family="text" style:name="T658" style:display-name="T658" style:parent-style-name="CharStyle30">
      <style:text-properties fo:color="#282226"/>
    </style:style>
    <style:style style:family="text" style:name="T659" style:display-name="T659" style:parent-style-name="CharStyle30">
      <style:text-properties fo:color="#282226"/>
    </style:style>
    <style:style style:family="text" style:name="T660" style:display-name="T660" style:parent-style-name="CharStyle30">
      <style:text-properties fo:color="#282226"/>
    </style:style>
    <style:style style:family="text" style:name="T664" style:display-name="T664" style:parent-style-name="CharStyle30">
      <style:text-properties fo:color="#282226"/>
    </style:style>
    <style:style style:family="text" style:name="T665" style:display-name="T665" style:parent-style-name="CharStyle30">
      <style:text-properties fo:color="#282226"/>
    </style:style>
    <style:style style:family="text" style:name="T666" style:display-name="T666" style:parent-style-name="CharStyle59">
      <style:text-properties fo:color="#353033"/>
    </style:style>
    <style:style style:family="text" style:name="T667" style:display-name="T667" style:parent-style-name="CharStyle6">
      <style:text-properties fo:color="#282226"/>
    </style:style>
    <style:style style:family="text" style:name="T668" style:display-name="T668" style:parent-style-name="CharStyle6">
      <style:text-properties fo:color="#282226"/>
    </style:style>
    <style:style style:family="text" style:name="T669" style:display-name="T669" style:parent-style-name="CharStyle6">
      <style:text-properties fo:color="#282226"/>
    </style:style>
    <style:style style:family="text" style:name="T670" style:display-name="T670" style:parent-style-name="CharStyle6">
      <style:text-properties fo:color="#282226"/>
    </style:style>
    <style:style style:family="text" style:name="T671" style:display-name="T671" style:parent-style-name="CharStyle6">
      <style:text-properties fo:color="#282226"/>
    </style:style>
    <style:style style:family="text" style:name="T672" style:display-name="T672" style:parent-style-name="CharStyle6">
      <style:text-properties style:text-position="25%" fo:color="#282226"/>
    </style:style>
    <style:style style:family="text" style:name="T673" style:display-name="T673" style:parent-style-name="CharStyle6">
      <style:text-properties fo:color="#282226"/>
    </style:style>
    <style:style style:family="text" style:name="T674" style:display-name="T674" style:parent-style-name="CharStyle6">
      <style:text-properties style:text-position="25%" fo:color="#282226"/>
    </style:style>
    <style:style style:family="text" style:name="T675" style:display-name="T675" style:parent-style-name="CharStyle61">
      <style:text-properties fo:color="#000000"/>
    </style:style>
    <style:style style:family="text" style:name="T676" style:display-name="T676" style:parent-style-name="CharStyle6">
      <style:text-properties fo:color="#282226"/>
    </style:style>
    <style:style style:family="text" style:name="T677" style:display-name="T677" style:parent-style-name="CharStyle51">
      <style:text-properties fo:color="#353033"/>
    </style:style>
    <style:style style:family="text" style:name="T678" style:display-name="T678" style:parent-style-name="CharStyle51">
      <style:text-properties fo:color="#353033"/>
    </style:style>
    <style:style style:family="text" style:name="T679" style:display-name="T679" style:parent-style-name="CharStyle61">
      <style:text-properties fo:color="#000000"/>
    </style:style>
    <style:style style:family="text" style:name="T680" style:display-name="T680" style:parent-style-name="CharStyle6">
      <style:text-properties fo:color="#282226"/>
    </style:style>
    <style:style style:family="text" style:name="T681" style:display-name="T681" style:parent-style-name="CharStyle6">
      <style:text-properties fo:color="#282226"/>
    </style:style>
    <style:style style:family="text" style:name="T682" style:display-name="T682" style:parent-style-name="CharStyle61">
      <style:text-properties fo:color="#000000"/>
    </style:style>
    <style:style style:family="text" style:name="T683" style:display-name="T683" style:parent-style-name="CharStyle6">
      <style:text-properties fo:color="#282226"/>
    </style:style>
    <style:style style:family="text" style:name="T684" style:display-name="T684" style:parent-style-name="CharStyle6">
      <style:text-properties style:text-position="25%" fo:color="#282226"/>
    </style:style>
    <style:style style:family="text" style:name="T685" style:display-name="T685" style:parent-style-name="CharStyle6">
      <style:text-properties fo:color="#282226"/>
    </style:style>
    <style:style style:family="text" style:name="T686" style:display-name="T686" style:parent-style-name="CharStyle6">
      <style:text-properties style:text-position="25%" fo:color="#282226"/>
    </style:style>
    <style:style style:family="text" style:name="T687" style:display-name="T687" style:parent-style-name="CharStyle6">
      <style:text-properties fo:color="#282226"/>
    </style:style>
    <style:style style:family="text" style:name="T688" style:display-name="T688" style:parent-style-name="CharStyle6">
      <style:text-properties fo:color="#282226"/>
    </style:style>
    <style:style style:family="text" style:name="T689" style:display-name="T689" style:parent-style-name="CharStyle61">
      <style:text-properties fo:color="#000000"/>
    </style:style>
    <style:style style:family="text" style:name="T690" style:display-name="T690" style:parent-style-name="CharStyle6">
      <style:text-properties fo:color="#282226"/>
    </style:style>
    <style:style style:family="text" style:name="T691" style:display-name="T691" style:parent-style-name="CharStyle6">
      <style:text-properties fo:color="#282226"/>
    </style:style>
    <style:style style:family="text" style:name="T692" style:display-name="T692" style:parent-style-name="CharStyle61">
      <style:text-properties fo:color="#000000"/>
    </style:style>
    <style:style style:family="text" style:name="T693" style:display-name="T693" style:parent-style-name="CharStyle6">
      <style:text-properties fo:color="#282226"/>
    </style:style>
    <style:style style:family="text" style:name="T694" style:display-name="T694" style:parent-style-name="CharStyle6">
      <style:text-properties fo:color="#282226"/>
    </style:style>
    <style:style style:family="text" style:name="T695" style:display-name="T695" style:parent-style-name="CharStyle6">
      <style:text-properties fo:color="#282226"/>
    </style:style>
    <style:style style:family="text" style:name="T696" style:display-name="T696" style:parent-style-name="CharStyle6">
      <style:text-properties fo:color="#282226"/>
    </style:style>
    <style:style style:family="text" style:name="T697" style:display-name="T697" style:parent-style-name="CharStyle6">
      <style:text-properties style:text-position="25%" fo:color="#282226"/>
    </style:style>
    <style:style style:family="text" style:name="T698" style:display-name="T698" style:parent-style-name="CharStyle6">
      <style:text-properties fo:color="#282226"/>
    </style:style>
    <style:style style:family="text" style:name="T699" style:display-name="T699" style:parent-style-name="CharStyle6">
      <style:text-properties style:text-position="25%" fo:color="#282226"/>
    </style:style>
    <style:style style:family="text" style:name="T700" style:display-name="T700" style:parent-style-name="CharStyle6">
      <style:text-properties fo:color="#282226"/>
    </style:style>
    <style:style style:family="text" style:name="T701" style:display-name="T701" style:parent-style-name="CharStyle6">
      <style:text-properties style:text-position="25%" fo:color="#282226"/>
    </style:style>
    <style:style style:family="text" style:name="T702" style:display-name="T702" style:parent-style-name="CharStyle6">
      <style:text-properties fo:color="#282226"/>
    </style:style>
    <style:style style:family="text" style:name="T703" style:display-name="T703" style:parent-style-name="CharStyle6">
      <style:text-properties style:text-position="25%" fo:color="#282226"/>
    </style:style>
    <style:style style:family="text" style:name="T704" style:display-name="T704" style:parent-style-name="CharStyle6">
      <style:text-properties fo:color="#282226"/>
    </style:style>
    <style:style style:family="text" style:name="T705" style:display-name="T705" style:parent-style-name="CharStyle51">
      <style:text-properties fo:color="#353033"/>
    </style:style>
    <style:style style:family="text" style:name="T706" style:display-name="T706" style:parent-style-name="CharStyle51">
      <style:text-properties fo:color="#353033"/>
    </style:style>
    <style:style style:family="text" style:name="T707" style:display-name="T707" style:parent-style-name="CharStyle51">
      <style:text-properties fo:color="#353033"/>
    </style:style>
    <style:style style:family="text" style:name="T708" style:display-name="T708" style:parent-style-name="CharStyle6">
      <style:text-properties fo:color="#282226"/>
    </style:style>
    <style:style style:family="text" style:name="T709" style:display-name="T709" style:parent-style-name="CharStyle51">
      <style:text-properties fo:color="#353033"/>
    </style:style>
    <style:style style:family="text" style:name="T710" style:display-name="T710" style:parent-style-name="CharStyle30">
      <style:text-properties fo:color="#282226"/>
    </style:style>
    <style:style style:family="text" style:name="T711" style:display-name="T711" style:parent-style-name="CharStyle30">
      <style:text-properties fo:color="#282226"/>
    </style:style>
    <style:style style:family="text" style:name="T712" style:display-name="T712" style:parent-style-name="CharStyle30">
      <style:text-properties style:text-position="25%" fo:color="#282226"/>
    </style:style>
    <style:style style:family="text" style:name="T713" style:display-name="T713" style:parent-style-name="CharStyle30">
      <style:text-properties fo:color="#282226"/>
    </style:style>
    <style:style style:family="text" style:name="T714" style:display-name="T714" style:parent-style-name="CharStyle30">
      <style:text-properties style:text-position="25%" fo:color="#282226"/>
    </style:style>
    <style:style style:family="text" style:name="T715" style:display-name="T715" style:parent-style-name="CharStyle30">
      <style:text-properties fo:color="#282226"/>
    </style:style>
    <style:style style:family="text" style:name="T716" style:display-name="T716" style:parent-style-name="CharStyle30">
      <style:text-properties style:text-position="25%" fo:color="#282226"/>
    </style:style>
    <style:style style:family="text" style:name="T717" style:display-name="T717" style:parent-style-name="CharStyle30">
      <style:text-properties fo:color="#282226"/>
    </style:style>
    <style:style style:family="text" style:name="T718" style:display-name="T718" style:parent-style-name="CharStyle30">
      <style:text-properties fo:color="#282226"/>
    </style:style>
    <style:style style:family="text" style:name="T719" style:display-name="T719" style:parent-style-name="CharStyle30">
      <style:text-properties fo:color="#282226"/>
    </style:style>
    <style:style style:family="text" style:name="T720" style:display-name="T720" style:parent-style-name="CharStyle30">
      <style:text-properties fo:color="#282226"/>
    </style:style>
    <style:style style:family="text" style:name="T721" style:display-name="T721" style:parent-style-name="CharStyle40">
      <style:text-properties fo:color="#353033"/>
    </style:style>
    <style:style style:family="text" style:name="T722" style:display-name="T722" style:parent-style-name="CharStyle40">
      <style:text-properties style:text-position="25%" fo:color="#353033"/>
    </style:style>
    <style:style style:family="text" style:name="T723" style:display-name="T723" style:parent-style-name="CharStyle40">
      <style:text-properties fo:color="#353033"/>
    </style:style>
    <style:style style:family="text" style:name="T724" style:display-name="T724" style:parent-style-name="CharStyle40">
      <style:text-properties style:text-position="25%" fo:color="#353033"/>
    </style:style>
    <style:style style:family="text" style:name="T725" style:display-name="T725" style:parent-style-name="CharStyle40">
      <style:text-properties fo:color="#353033"/>
    </style:style>
    <style:style style:family="text" style:name="T726" style:display-name="T726" style:parent-style-name="CharStyle40">
      <style:text-properties style:text-position="25%" fo:color="#353033"/>
    </style:style>
    <style:style style:family="text" style:name="T727" style:display-name="T727" style:parent-style-name="CharStyle40">
      <style:text-properties fo:color="#353033"/>
    </style:style>
    <style:style style:family="text" style:name="T728" style:display-name="T728" style:parent-style-name="CharStyle40">
      <style:text-properties fo:color="#353033"/>
    </style:style>
    <style:style style:family="text" style:name="T729" style:display-name="T729" style:parent-style-name="CharStyle40">
      <style:text-properties style:text-position="25%" fo:color="#353033"/>
    </style:style>
    <style:style style:family="text" style:name="T730" style:display-name="T730" style:parent-style-name="CharStyle40">
      <style:text-properties fo:color="#353033"/>
    </style:style>
    <style:style style:family="text" style:name="T731" style:display-name="T731" style:parent-style-name="CharStyle40">
      <style:text-properties style:text-position="25%" fo:color="#353033"/>
    </style:style>
    <style:style style:family="text" style:name="T732" style:display-name="T732" style:parent-style-name="CharStyle40">
      <style:text-properties fo:color="#353033"/>
    </style:style>
    <style:style style:family="text" style:name="T733" style:display-name="T733" style:parent-style-name="CharStyle40">
      <style:text-properties style:text-position="25%" fo:color="#353033"/>
    </style:style>
    <style:style style:family="text" style:name="T734" style:display-name="T734" style:parent-style-name="CharStyle40">
      <style:text-properties fo:color="#353033"/>
    </style:style>
    <style:style style:family="text" style:name="T735" style:display-name="T735" style:parent-style-name="CharStyle30">
      <style:text-properties fo:color="#282226"/>
    </style:style>
    <style:style style:family="text" style:name="T736" style:display-name="T736" style:parent-style-name="CharStyle39">
      <style:text-properties fo:color="#282226"/>
    </style:style>
    <style:style style:family="text" style:name="T737" style:display-name="T737" style:parent-style-name="CharStyle30">
      <style:text-properties fo:color="#282226"/>
    </style:style>
    <style:style style:family="text" style:name="T738" style:display-name="T738" style:parent-style-name="CharStyle50">
      <style:text-properties fo:color="#282226"/>
    </style:style>
    <style:style style:family="text" style:name="T739" style:display-name="T739" style:parent-style-name="CharStyle6">
      <style:text-properties fo:color="#282226"/>
    </style:style>
    <style:style style:family="text" style:name="T740" style:display-name="T740" style:parent-style-name="CharStyle6">
      <style:text-properties fo:color="#282226"/>
    </style:style>
    <style:style style:family="text" style:name="T741" style:display-name="T741" style:parent-style-name="CharStyle51">
      <style:text-properties fo:color="#353033"/>
    </style:style>
    <style:style style:family="text" style:name="T742" style:display-name="T742" style:parent-style-name="CharStyle51">
      <style:text-properties fo:color="#353033"/>
    </style:style>
    <style:style style:family="text" style:name="T743" style:display-name="T743" style:parent-style-name="CharStyle6">
      <style:text-properties fo:color="#282226"/>
    </style:style>
    <style:style style:family="text" style:name="T744" style:display-name="T744" style:parent-style-name="CharStyle6">
      <style:text-properties fo:color="#282226"/>
    </style:style>
    <style:style style:family="text" style:name="T745" style:display-name="T745" style:parent-style-name="CharStyle51">
      <style:text-properties fo:color="#353033"/>
    </style:style>
    <style:style style:family="text" style:name="T746" style:display-name="T746" style:parent-style-name="CharStyle51">
      <style:text-properties fo:color="#353033"/>
    </style:style>
    <style:style style:family="text" style:name="T747" style:display-name="T747" style:parent-style-name="CharStyle51">
      <style:text-properties fo:color="#353033"/>
    </style:style>
    <style:style style:family="text" style:name="T748" style:display-name="T748" style:parent-style-name="CharStyle51">
      <style:text-properties fo:color="#353033"/>
    </style:style>
    <style:style style:family="text" style:name="T749" style:display-name="T749" style:parent-style-name="CharStyle51">
      <style:text-properties fo:color="#353033"/>
    </style:style>
    <style:style style:family="text" style:name="T750" style:display-name="T750" style:parent-style-name="CharStyle62">
      <style:text-properties fo:color="#000000"/>
    </style:style>
    <style:style style:family="text" style:name="T751" style:display-name="T751" style:parent-style-name="CharStyle51">
      <style:text-properties fo:color="#353033"/>
    </style:style>
    <style:style style:family="text" style:name="T752" style:display-name="T752" style:parent-style-name="CharStyle51">
      <style:text-properties fo:color="#353033"/>
    </style:style>
    <style:style style:family="text" style:name="T753" style:display-name="T753" style:parent-style-name="CharStyle51">
      <style:text-properties fo:color="#353033"/>
    </style:style>
    <style:style style:family="text" style:name="T754" style:display-name="T754" style:parent-style-name="CharStyle51">
      <style:text-properties fo:color="#353033"/>
    </style:style>
    <style:style style:family="text" style:name="T755" style:display-name="T755" style:parent-style-name="CharStyle51">
      <style:text-properties fo:color="#353033"/>
    </style:style>
    <style:style style:family="text" style:name="T756" style:display-name="T756" style:parent-style-name="CharStyle63">
      <style:text-properties fo:color="#282226"/>
    </style:style>
    <style:style style:family="text" style:name="T757" style:display-name="T757" style:parent-style-name="CharStyle30">
      <style:text-properties fo:color="#282226"/>
    </style:style>
    <style:style style:family="text" style:name="T758" style:display-name="T758" style:parent-style-name="CharStyle40">
      <style:text-properties fo:color="#353033"/>
    </style:style>
    <style:style style:family="text" style:name="T759" style:display-name="T759" style:parent-style-name="CharStyle40">
      <style:text-properties fo:color="#353033"/>
    </style:style>
    <style:style style:family="text" style:name="T760" style:display-name="T760" style:parent-style-name="CharStyle64">
      <style:text-properties fo:color="#353033"/>
    </style:style>
    <style:style style:family="text" style:name="T761" style:display-name="T761" style:parent-style-name="CharStyle40">
      <style:text-properties fo:color="#353033"/>
    </style:style>
    <style:style style:family="text" style:name="T762" style:display-name="T762" style:parent-style-name="CharStyle40">
      <style:text-properties fo:color="#353033"/>
    </style:style>
    <style:style style:family="text" style:name="T763" style:display-name="T763" style:parent-style-name="CharStyle40">
      <style:text-properties fo:color="#353033"/>
    </style:style>
    <style:style style:family="text" style:name="T764" style:display-name="T764" style:parent-style-name="CharStyle40">
      <style:text-properties fo:color="#353033"/>
    </style:style>
    <style:style style:family="text" style:name="T765" style:display-name="T765" style:parent-style-name="CharStyle27">
      <style:text-properties fo:color="#282226"/>
    </style:style>
    <style:style style:family="text" style:name="T766" style:display-name="T766" style:parent-style-name="CharStyle65">
      <style:text-properties fo:color="#000000"/>
    </style:style>
    <style:style style:family="text" style:name="T767" style:display-name="T767" style:parent-style-name="CharStyle66">
      <style:text-properties fo:color="#353033"/>
    </style:style>
    <style:style style:family="text" style:name="T768" style:display-name="T768" style:parent-style-name="CharStyle27">
      <style:text-properties fo:color="#282226"/>
    </style:style>
    <style:style style:family="text" style:name="T769" style:display-name="T769" style:parent-style-name="CharStyle10">
      <style:text-properties fo:color="#534A49"/>
    </style:style>
    <style:style style:family="text" style:name="T770" style:display-name="T770" style:parent-style-name="CharStyle6">
      <style:text-properties fo:color="#282226"/>
    </style:style>
    <style:style style:family="text" style:name="T771" style:display-name="T771" style:parent-style-name="CharStyle6">
      <style:text-properties fo:color="#282226"/>
    </style:style>
    <style:style style:family="text" style:name="T772" style:display-name="T772" style:parent-style-name="CharStyle6">
      <style:text-properties fo:color="#282226"/>
    </style:style>
    <style:style style:family="text" style:name="T773" style:display-name="T773" style:parent-style-name="CharStyle6">
      <style:text-properties fo:color="#282226"/>
    </style:style>
    <style:style style:family="text" style:name="T774" style:display-name="T774" style:parent-style-name="CharStyle6">
      <style:text-properties fo:color="#282226"/>
    </style:style>
    <style:style style:family="text" style:name="T775" style:display-name="T775" style:parent-style-name="CharStyle6">
      <style:text-properties fo:color="#282226"/>
    </style:style>
    <style:style style:family="text" style:name="T776" style:display-name="T776" style:parent-style-name="CharStyle6">
      <style:text-properties fo:color="#282226"/>
    </style:style>
    <style:style style:family="text" style:name="T777" style:display-name="T777" style:parent-style-name="CharStyle6">
      <style:text-properties fo:color="#282226"/>
    </style:style>
    <style:style style:family="text" style:name="T778" style:display-name="T778" style:parent-style-name="CharStyle6">
      <style:text-properties fo:color="#282226"/>
    </style:style>
    <style:style style:family="text" style:name="T779" style:display-name="T779" style:parent-style-name="CharStyle51">
      <style:text-properties fo:color="#353033"/>
    </style:style>
    <style:style style:family="text" style:name="T780" style:display-name="T780" style:parent-style-name="CharStyle6">
      <style:text-properties fo:color="#282226"/>
    </style:style>
    <style:style style:family="text" style:name="T781" style:display-name="T781" style:parent-style-name="CharStyle6">
      <style:text-properties fo:color="#282226"/>
    </style:style>
    <style:style style:family="text" style:name="T782" style:display-name="T782" style:parent-style-name="CharStyle6">
      <style:text-properties fo:color="#282226"/>
    </style:style>
    <style:style style:family="text" style:name="T783" style:display-name="T783" style:parent-style-name="CharStyle6">
      <style:text-properties fo:color="#282226"/>
    </style:style>
    <style:style style:family="text" style:name="T784" style:display-name="T784" style:parent-style-name="CharStyle6">
      <style:text-properties fo:color="#282226"/>
    </style:style>
    <style:style style:family="text" style:name="T785" style:display-name="T785" style:parent-style-name="CharStyle6">
      <style:text-properties fo:color="#282226"/>
    </style:style>
    <style:style style:family="text" style:name="T786" style:display-name="T786" style:parent-style-name="CharStyle6">
      <style:text-properties fo:color="#282226"/>
    </style:style>
    <style:style style:family="text" style:name="T787" style:display-name="T787" style:parent-style-name="CharStyle6">
      <style:text-properties fo:color="#282226"/>
    </style:style>
    <style:style style:family="text" style:name="T788" style:display-name="T788" style:parent-style-name="CharStyle6">
      <style:text-properties fo:color="#282226"/>
    </style:style>
    <style:style style:family="text" style:name="T789" style:display-name="T789" style:parent-style-name="CharStyle6">
      <style:text-properties fo:color="#282226"/>
    </style:style>
    <style:style style:family="text" style:name="T790" style:display-name="T790" style:parent-style-name="CharStyle6">
      <style:text-properties fo:color="#282226"/>
    </style:style>
    <style:style style:family="text" style:name="T791" style:display-name="T791" style:parent-style-name="CharStyle6">
      <style:text-properties fo:color="#282226"/>
    </style:style>
    <style:style style:family="text" style:name="T792" style:display-name="T792" style:parent-style-name="CharStyle6">
      <style:text-properties fo:color="#282226"/>
    </style:style>
    <style:style style:family="text" style:name="T793" style:display-name="T793" style:parent-style-name="CharStyle6">
      <style:text-properties fo:color="#282226"/>
    </style:style>
    <style:style style:family="text" style:name="T794" style:display-name="T794" style:parent-style-name="CharStyle51">
      <style:text-properties fo:color="#353033"/>
    </style:style>
    <style:style style:family="text" style:name="T795" style:display-name="T795" style:parent-style-name="CharStyle6">
      <style:text-properties fo:color="#282226"/>
    </style:style>
    <style:style style:family="text" style:name="T796" style:display-name="T796" style:parent-style-name="CharStyle6">
      <style:text-properties fo:color="#282226"/>
    </style:style>
    <style:style style:family="text" style:name="T797" style:display-name="T797" style:parent-style-name="CharStyle6">
      <style:text-properties fo:color="#282226"/>
    </style:style>
    <style:style style:family="text" style:name="T798" style:display-name="T798" style:parent-style-name="CharStyle6">
      <style:text-properties fo:color="#282226"/>
    </style:style>
    <style:style style:family="text" style:name="T799" style:display-name="T799" style:parent-style-name="CharStyle51">
      <style:text-properties fo:color="#353033"/>
    </style:style>
    <style:style style:family="text" style:name="T800" style:display-name="T800" style:parent-style-name="CharStyle6">
      <style:text-properties fo:color="#282226"/>
    </style:style>
    <style:style style:family="text" style:name="T801" style:display-name="T801" style:parent-style-name="CharStyle6">
      <style:text-properties fo:color="#282226"/>
    </style:style>
    <style:style style:family="text" style:name="T802" style:display-name="T802" style:parent-style-name="CharStyle6">
      <style:text-properties fo:color="#282226"/>
    </style:style>
    <style:style style:family="text" style:name="T803" style:display-name="T803" style:parent-style-name="CharStyle6">
      <style:text-properties fo:color="#282226"/>
    </style:style>
    <style:style style:family="text" style:name="T804" style:display-name="T804" style:parent-style-name="CharStyle52">
      <style:text-properties fo:color="#534A49"/>
    </style:style>
    <style:style style:family="text" style:name="T805" style:display-name="T805" style:parent-style-name="CharStyle6">
      <style:text-properties fo:color="#282226"/>
    </style:style>
    <style:style style:family="text" style:name="T806" style:display-name="T806" style:parent-style-name="CharStyle51">
      <style:text-properties fo:color="#353033"/>
    </style:style>
    <style:style style:family="text" style:name="T807" style:display-name="T807" style:parent-style-name="CharStyle6">
      <style:text-properties fo:color="#282226"/>
    </style:style>
    <style:style style:family="text" style:name="T808" style:display-name="T808" style:parent-style-name="CharStyle51">
      <style:text-properties fo:color="#353033"/>
    </style:style>
    <style:style style:family="text" style:name="T809" style:display-name="T809" style:parent-style-name="CharStyle51">
      <style:text-properties fo:color="#353033"/>
    </style:style>
    <style:style style:family="text" style:name="T810" style:display-name="T810" style:parent-style-name="CharStyle51">
      <style:text-properties fo:color="#353033"/>
    </style:style>
    <style:style style:family="text" style:name="T811" style:display-name="T811" style:parent-style-name="CharStyle6">
      <style:text-properties fo:color="#282226"/>
    </style:style>
    <style:style style:family="text" style:name="T812" style:display-name="T812" style:parent-style-name="CharStyle6">
      <style:text-properties fo:color="#282226"/>
    </style:style>
    <style:style style:family="text" style:name="T813" style:display-name="T813" style:parent-style-name="CharStyle6">
      <style:text-properties fo:color="#282226"/>
    </style:style>
    <style:style style:family="text" style:name="T814" style:display-name="T814" style:parent-style-name="CharStyle6">
      <style:text-properties fo:color="#282226"/>
    </style:style>
    <style:style style:family="text" style:name="T815" style:display-name="T815" style:parent-style-name="CharStyle6">
      <style:text-properties fo:color="#282226"/>
    </style:style>
    <style:style style:family="text" style:name="T816" style:display-name="T816" style:parent-style-name="CharStyle51">
      <style:text-properties fo:color="#353033"/>
    </style:style>
    <style:style style:family="text" style:name="T817" style:display-name="T817" style:parent-style-name="CharStyle6">
      <style:text-properties fo:color="#282226"/>
    </style:style>
    <style:style style:family="text" style:name="T818" style:display-name="T818" style:parent-style-name="CharStyle6">
      <style:text-properties fo:color="#282226"/>
    </style:style>
    <style:style style:family="text" style:name="T819" style:display-name="T819" style:parent-style-name="CharStyle6">
      <style:text-properties fo:color="#282226"/>
    </style:style>
    <style:style style:family="text" style:name="T820" style:display-name="T820" style:parent-style-name="CharStyle6">
      <style:text-properties fo:color="#282226"/>
    </style:style>
    <style:style style:family="text" style:name="T821" style:display-name="T821" style:parent-style-name="CharStyle6">
      <style:text-properties fo:color="#282226"/>
    </style:style>
    <style:style style:family="text" style:name="T822" style:display-name="T822" style:parent-style-name="CharStyle51">
      <style:text-properties fo:color="#353033"/>
    </style:style>
    <style:style style:family="text" style:name="T823" style:display-name="T823" style:parent-style-name="CharStyle51">
      <style:text-properties fo:color="#353033"/>
    </style:style>
    <style:style style:family="text" style:name="T824" style:display-name="T824" style:parent-style-name="CharStyle6">
      <style:text-properties fo:color="#282226"/>
    </style:style>
    <style:style style:family="text" style:name="T825" style:display-name="T825" style:parent-style-name="CharStyle51">
      <style:text-properties fo:color="#353033"/>
    </style:style>
    <style:style style:family="text" style:name="T826" style:display-name="T826" style:parent-style-name="CharStyle6">
      <style:text-properties fo:color="#282226"/>
    </style:style>
    <style:style style:family="text" style:name="T827" style:display-name="T827" style:parent-style-name="CharStyle51">
      <style:text-properties fo:color="#353033"/>
    </style:style>
    <style:style style:family="text" style:name="T828" style:display-name="T828" style:parent-style-name="CharStyle6">
      <style:text-properties fo:color="#282226"/>
    </style:style>
    <style:style style:family="text" style:name="T829" style:display-name="T829" style:parent-style-name="CharStyle68">
      <style:text-properties fo:color="#282226"/>
    </style:style>
    <style:style style:family="text" style:name="T830" style:display-name="T830" style:parent-style-name="CharStyle16">
      <style:text-properties fo:color="#282226"/>
    </style:style>
    <style:style style:family="text" style:name="T831" style:display-name="T831" style:parent-style-name="CharStyle30">
      <style:text-properties fo:color="#282226"/>
    </style:style>
    <style:style style:family="text" style:name="T832" style:display-name="T832" style:parent-style-name="CharStyle39">
      <style:text-properties fo:color="#282226"/>
    </style:style>
    <style:style style:family="text" style:name="T833" style:display-name="T833" style:parent-style-name="CharStyle30">
      <style:text-properties fo:color="#282226"/>
    </style:style>
    <style:style style:family="text" style:name="T834" style:display-name="T834" style:parent-style-name="CharStyle30">
      <style:text-properties fo:color="#282226"/>
    </style:style>
    <style:style style:family="text" style:name="T835" style:display-name="T835" style:parent-style-name="CharStyle30">
      <style:text-properties fo:color="#282226"/>
    </style:style>
    <style:style style:family="text" style:name="T836" style:display-name="T836" style:parent-style-name="CharStyle30">
      <style:text-properties fo:color="#282226"/>
    </style:style>
    <style:style style:family="text" style:name="T837" style:display-name="T837" style:parent-style-name="CharStyle30">
      <style:text-properties fo:color="#282226"/>
    </style:style>
    <style:style style:family="text" style:name="T838" style:display-name="T838" style:parent-style-name="CharStyle30">
      <style:text-properties fo:color="#282226"/>
    </style:style>
    <style:style style:family="text" style:name="T840" style:display-name="T840" style:parent-style-name="CharStyle54">
      <style:text-properties fo:color="#353033"/>
    </style:style>
    <style:style style:family="text" style:name="T841" style:display-name="T841" style:parent-style-name="CharStyle54">
      <style:text-properties fo:color="#353033"/>
    </style:style>
    <style:style style:family="text" style:name="T842" style:display-name="T842" style:parent-style-name="CharStyle69">
      <style:text-properties fo:color="#282226"/>
    </style:style>
    <style:style style:family="text" style:name="T843" style:display-name="T843" style:parent-style-name="CharStyle6">
      <style:text-properties fo:color="#282226"/>
    </style:style>
    <style:style style:family="text" style:name="T844" style:display-name="T844" style:parent-style-name="CharStyle6">
      <style:text-properties fo:color="#282226"/>
    </style:style>
    <style:style style:family="text" style:name="T845" style:display-name="T845" style:parent-style-name="CharStyle6">
      <style:text-properties fo:color="#282226"/>
    </style:style>
    <style:style style:family="text" style:name="T846" style:display-name="T846" style:parent-style-name="CharStyle6">
      <style:text-properties fo:color="#282226"/>
    </style:style>
    <style:style style:family="text" style:name="T847" style:display-name="T847" style:parent-style-name="CharStyle6">
      <style:text-properties fo:color="#282226"/>
    </style:style>
    <style:style style:family="text" style:name="T848" style:display-name="T848" style:parent-style-name="CharStyle6">
      <style:text-properties fo:color="#282226"/>
    </style:style>
    <style:style style:family="text" style:name="T849" style:display-name="T849" style:parent-style-name="CharStyle6">
      <style:text-properties fo:color="#282226"/>
    </style:style>
    <style:style style:family="text" style:name="T850" style:display-name="T850" style:parent-style-name="CharStyle61">
      <style:text-properties fo:color="#000000"/>
    </style:style>
    <style:style style:family="text" style:name="T851" style:display-name="T851" style:parent-style-name="CharStyle6">
      <style:text-properties fo:color="#282226"/>
    </style:style>
    <style:style style:family="text" style:name="T852" style:display-name="T852" style:parent-style-name="CharStyle51">
      <style:text-properties fo:color="#353033"/>
    </style:style>
    <style:style style:family="text" style:name="T853" style:display-name="T853" style:parent-style-name="CharStyle6">
      <style:text-properties fo:color="#282226"/>
    </style:style>
    <style:style style:family="text" style:name="T854" style:display-name="T854" style:parent-style-name="CharStyle6">
      <style:text-properties fo:color="#282226"/>
    </style:style>
    <style:style style:family="text" style:name="T855" style:display-name="T855" style:parent-style-name="CharStyle61">
      <style:text-properties fo:color="#000000"/>
    </style:style>
    <style:style style:family="text" style:name="T856" style:display-name="T856" style:parent-style-name="CharStyle6">
      <style:text-properties fo:color="#282226"/>
    </style:style>
    <style:style style:family="text" style:name="T857" style:display-name="T857" style:parent-style-name="CharStyle6">
      <style:text-properties fo:color="#282226"/>
    </style:style>
    <style:style style:family="text" style:name="T858" style:display-name="T858" style:parent-style-name="CharStyle6">
      <style:text-properties fo:color="#282226"/>
    </style:style>
    <style:style style:family="text" style:name="T859" style:display-name="T859" style:parent-style-name="CharStyle6">
      <style:text-properties fo:color="#282226"/>
    </style:style>
    <style:style style:family="text" style:name="T860" style:display-name="T860" style:parent-style-name="CharStyle51">
      <style:text-properties fo:color="#353033"/>
    </style:style>
    <style:style style:family="text" style:name="T861" style:display-name="T861" style:parent-style-name="CharStyle6">
      <style:text-properties fo:color="#282226"/>
    </style:style>
    <style:style style:family="text" style:name="T862" style:display-name="T862" style:parent-style-name="CharStyle6">
      <style:text-properties style:text-position="25%" fo:color="#282226"/>
    </style:style>
    <style:style style:family="text" style:name="T863" style:display-name="T863" style:parent-style-name="CharStyle6">
      <style:text-properties fo:color="#282226"/>
    </style:style>
    <style:style style:family="text" style:name="T864" style:display-name="T864" style:parent-style-name="CharStyle6">
      <style:text-properties style:text-position="25%" fo:color="#282226"/>
    </style:style>
    <style:style style:family="text" style:name="T865" style:display-name="T865" style:parent-style-name="CharStyle6">
      <style:text-properties fo:color="#282226"/>
    </style:style>
    <style:style style:family="text" style:name="T866" style:display-name="T866" style:parent-style-name="CharStyle6">
      <style:text-properties fo:color="#282226"/>
    </style:style>
    <style:style style:family="text" style:name="T867" style:display-name="T867" style:parent-style-name="CharStyle6">
      <style:text-properties fo:color="#282226"/>
    </style:style>
    <style:style style:family="text" style:name="T868" style:display-name="T868" style:parent-style-name="CharStyle6">
      <style:text-properties fo:color="#282226"/>
    </style:style>
    <style:style style:family="text" style:name="T869" style:display-name="T869" style:parent-style-name="CharStyle6">
      <style:text-properties fo:color="#282226"/>
    </style:style>
    <style:style style:family="text" style:name="T870" style:display-name="T870" style:parent-style-name="CharStyle61">
      <style:text-properties fo:color="#000000"/>
    </style:style>
    <style:style style:family="text" style:name="T871" style:display-name="T871" style:parent-style-name="CharStyle6">
      <style:text-properties fo:color="#282226"/>
    </style:style>
    <style:style style:family="text" style:name="T872" style:display-name="T872" style:parent-style-name="CharStyle51">
      <style:text-properties fo:color="#353033"/>
    </style:style>
    <style:style style:family="text" style:name="T873" style:display-name="T873" style:parent-style-name="CharStyle6">
      <style:text-properties fo:color="#282226"/>
    </style:style>
    <style:style style:family="text" style:name="T874" style:display-name="T874" style:parent-style-name="CharStyle61">
      <style:text-properties fo:color="#000000"/>
    </style:style>
    <style:style style:family="text" style:name="T875" style:display-name="T875" style:parent-style-name="CharStyle61">
      <style:text-properties fo:color="#000000"/>
    </style:style>
    <style:style style:family="text" style:name="T876" style:display-name="T876" style:parent-style-name="CharStyle6">
      <style:text-properties fo:color="#282226"/>
    </style:style>
    <style:style style:family="text" style:name="T877" style:display-name="T877" style:parent-style-name="CharStyle51">
      <style:text-properties fo:color="#353033"/>
    </style:style>
    <style:style style:family="text" style:name="T878" style:display-name="T878" style:parent-style-name="CharStyle6">
      <style:text-properties fo:color="#282226"/>
    </style:style>
    <style:style style:family="text" style:name="T879" style:display-name="T879" style:parent-style-name="CharStyle6">
      <style:text-properties fo:color="#282226"/>
    </style:style>
    <style:style style:family="text" style:name="T880" style:display-name="T880" style:parent-style-name="CharStyle6">
      <style:text-properties fo:color="#282226"/>
    </style:style>
    <style:style style:family="text" style:name="T881" style:display-name="T881" style:parent-style-name="CharStyle6">
      <style:text-properties fo:color="#282226"/>
    </style:style>
    <style:style style:family="text" style:name="T882" style:display-name="T882" style:parent-style-name="CharStyle51">
      <style:text-properties fo:color="#353033"/>
    </style:style>
    <style:style style:family="text" style:name="T883" style:display-name="T883" style:parent-style-name="CharStyle6">
      <style:text-properties fo:color="#282226"/>
    </style:style>
    <style:style style:family="text" style:name="T884" style:display-name="T884" style:parent-style-name="CharStyle6">
      <style:text-properties fo:color="#282226"/>
    </style:style>
    <style:style style:family="text" style:name="T885" style:display-name="T885" style:parent-style-name="CharStyle61">
      <style:text-properties fo:color="#000000"/>
    </style:style>
    <style:style style:family="text" style:name="T886" style:display-name="T886" style:parent-style-name="CharStyle6">
      <style:text-properties fo:color="#282226"/>
    </style:style>
    <style:style style:family="text" style:name="T887" style:display-name="T887" style:parent-style-name="CharStyle6">
      <style:text-properties fo:color="#282226"/>
    </style:style>
    <style:style style:family="text" style:name="T888" style:display-name="T888" style:parent-style-name="CharStyle6">
      <style:text-properties fo:color="#282226"/>
    </style:style>
    <style:style style:family="text" style:name="T889" style:display-name="T889" style:parent-style-name="CharStyle6">
      <style:text-properties fo:color="#282226"/>
    </style:style>
    <style:style style:family="text" style:name="T890" style:display-name="T890" style:parent-style-name="CharStyle6">
      <style:text-properties fo:color="#282226"/>
    </style:style>
    <style:style style:family="text" style:name="T891" style:display-name="T891" style:parent-style-name="CharStyle6">
      <style:text-properties fo:color="#282226"/>
    </style:style>
    <style:style style:family="text" style:name="T892" style:display-name="T892" style:parent-style-name="CharStyle51">
      <style:text-properties fo:color="#353033"/>
    </style:style>
    <style:style style:family="text" style:name="T893" style:display-name="T893" style:parent-style-name="CharStyle6">
      <style:text-properties fo:color="#282226"/>
    </style:style>
    <style:style style:family="text" style:name="T894" style:display-name="T894" style:parent-style-name="CharStyle6">
      <style:text-properties fo:color="#282226"/>
    </style:style>
    <style:style style:family="text" style:name="T895" style:display-name="T895" style:parent-style-name="CharStyle6">
      <style:text-properties fo:color="#282226"/>
    </style:style>
    <style:style style:family="text" style:name="T896" style:display-name="T896" style:parent-style-name="CharStyle6">
      <style:text-properties fo:color="#282226"/>
    </style:style>
    <style:style style:family="text" style:name="T897" style:display-name="T897" style:parent-style-name="CharStyle6">
      <style:text-properties fo:color="#282226"/>
    </style:style>
    <style:style style:family="text" style:name="T898" style:display-name="T898" style:parent-style-name="CharStyle6">
      <style:text-properties fo:color="#282226"/>
    </style:style>
    <style:style style:family="text" style:name="T899" style:display-name="T899" style:parent-style-name="CharStyle6">
      <style:text-properties fo:color="#282226"/>
    </style:style>
    <style:style style:family="text" style:name="T900" style:display-name="T900" style:parent-style-name="CharStyle6">
      <style:text-properties fo:color="#282226"/>
    </style:style>
    <style:style style:family="text" style:name="T901" style:display-name="T901" style:parent-style-name="CharStyle6">
      <style:text-properties fo:color="#282226"/>
    </style:style>
    <style:style style:family="text" style:name="T902" style:display-name="T902" style:parent-style-name="CharStyle6">
      <style:text-properties fo:color="#282226"/>
    </style:style>
    <style:style style:family="text" style:name="T903" style:display-name="T903" style:parent-style-name="CharStyle6">
      <style:text-properties fo:color="#282226"/>
    </style:style>
    <style:style style:family="text" style:name="T904" style:display-name="T904" style:parent-style-name="CharStyle6">
      <style:text-properties fo:color="#282226"/>
    </style:style>
    <style:style style:family="text" style:name="T905" style:display-name="T905" style:parent-style-name="CharStyle6">
      <style:text-properties fo:color="#282226"/>
    </style:style>
    <style:style style:family="text" style:name="T906" style:display-name="T906" style:parent-style-name="CharStyle6">
      <style:text-properties fo:color="#282226"/>
    </style:style>
    <style:style style:family="text" style:name="T907" style:display-name="T907" style:parent-style-name="CharStyle6">
      <style:text-properties fo:color="#282226"/>
    </style:style>
    <style:style style:family="text" style:name="T908" style:display-name="T908" style:parent-style-name="CharStyle6">
      <style:text-properties fo:color="#282226"/>
    </style:style>
    <style:style style:family="text" style:name="T909" style:display-name="T909" style:parent-style-name="CharStyle6">
      <style:text-properties style:text-position="25%" fo:color="#282226"/>
    </style:style>
    <style:style style:family="text" style:name="T910" style:display-name="T910" style:parent-style-name="CharStyle6">
      <style:text-properties fo:color="#282226"/>
    </style:style>
    <style:style style:family="text" style:name="T911" style:display-name="T911" style:parent-style-name="CharStyle6">
      <style:text-properties fo:color="#282226"/>
    </style:style>
    <style:style style:family="text" style:name="T912" style:display-name="T912" style:parent-style-name="CharStyle6">
      <style:text-properties style:text-position="25%" fo:color="#282226"/>
    </style:style>
    <style:style style:family="text" style:name="T913" style:display-name="T913" style:parent-style-name="CharStyle6">
      <style:text-properties fo:color="#282226"/>
    </style:style>
    <style:style style:family="text" style:name="T914" style:display-name="T914" style:parent-style-name="CharStyle6">
      <style:text-properties fo:color="#282226"/>
    </style:style>
    <style:style style:family="text" style:name="T915" style:display-name="T915" style:parent-style-name="CharStyle6">
      <style:text-properties fo:color="#282226"/>
    </style:style>
    <style:style style:family="text" style:name="T916" style:display-name="T916" style:parent-style-name="CharStyle6">
      <style:text-properties fo:color="#282226"/>
    </style:style>
    <style:style style:family="text" style:name="T917" style:display-name="T917" style:parent-style-name="CharStyle6">
      <style:text-properties fo:color="#282226"/>
    </style:style>
    <style:style style:family="text" style:name="T918" style:display-name="T918" style:parent-style-name="CharStyle6">
      <style:text-properties fo:color="#282226"/>
    </style:style>
    <style:style style:family="text" style:name="T919" style:display-name="T919" style:parent-style-name="CharStyle6">
      <style:text-properties fo:color="#282226"/>
    </style:style>
    <style:style style:family="text" style:name="T920" style:display-name="T920" style:parent-style-name="CharStyle6">
      <style:text-properties fo:color="#282226"/>
    </style:style>
    <style:style style:family="text" style:name="T921" style:display-name="T921" style:parent-style-name="CharStyle6">
      <style:text-properties fo:color="#282226"/>
    </style:style>
    <style:style style:family="text" style:name="T922" style:display-name="T922" style:parent-style-name="CharStyle6">
      <style:text-properties fo:color="#282226"/>
    </style:style>
    <style:style style:family="text" style:name="T923" style:display-name="T923" style:parent-style-name="CharStyle51">
      <style:text-properties fo:color="#353033"/>
    </style:style>
    <style:style style:family="text" style:name="T924" style:display-name="T924" style:parent-style-name="CharStyle6">
      <style:text-properties fo:color="#282226"/>
    </style:style>
    <style:style style:family="text" style:name="T925" style:display-name="T925" style:parent-style-name="CharStyle6">
      <style:text-properties fo:color="#282226"/>
    </style:style>
    <style:style style:family="text" style:name="T926" style:display-name="T926" style:parent-style-name="CharStyle6">
      <style:text-properties fo:color="#282226"/>
    </style:style>
    <style:style style:family="text" style:name="T927" style:display-name="T927" style:parent-style-name="CharStyle6">
      <style:text-properties fo:color="#282226"/>
    </style:style>
    <style:style style:family="text" style:name="T928" style:display-name="T928" style:parent-style-name="CharStyle6">
      <style:text-properties fo:color="#282226"/>
    </style:style>
    <style:style style:family="text" style:name="T929" style:display-name="T929" style:parent-style-name="CharStyle6">
      <style:text-properties fo:color="#282226"/>
    </style:style>
    <style:style style:family="text" style:name="T930" style:display-name="T930" style:parent-style-name="CharStyle6">
      <style:text-properties fo:color="#282226"/>
    </style:style>
    <style:style style:family="text" style:name="T931" style:display-name="T931" style:parent-style-name="CharStyle30">
      <style:text-properties fo:color="#282226"/>
    </style:style>
    <style:style style:family="text" style:name="T932" style:display-name="T932" style:parent-style-name="CharStyle30">
      <style:text-properties fo:color="#282226"/>
    </style:style>
    <style:style style:family="text" style:name="T933" style:display-name="T933" style:parent-style-name="CharStyle30">
      <style:text-properties style:text-position="25%" fo:color="#282226"/>
    </style:style>
    <style:style style:family="text" style:name="T934" style:display-name="T934" style:parent-style-name="CharStyle30">
      <style:text-properties fo:color="#282226"/>
    </style:style>
    <style:style style:family="text" style:name="T935" style:display-name="T935" style:parent-style-name="CharStyle30">
      <style:text-properties style:text-position="25%" fo:color="#282226"/>
    </style:style>
    <style:style style:family="text" style:name="T936" style:display-name="T936" style:parent-style-name="CharStyle30">
      <style:text-properties fo:color="#282226"/>
    </style:style>
    <style:style style:family="text" style:name="T937" style:display-name="T937" style:parent-style-name="CharStyle30">
      <style:text-properties style:text-position="25%" fo:color="#282226"/>
    </style:style>
    <style:style style:family="text" style:name="T938" style:display-name="T938" style:parent-style-name="CharStyle30">
      <style:text-properties fo:color="#282226"/>
    </style:style>
    <style:style style:family="text" style:name="T939" style:display-name="T939" style:parent-style-name="CharStyle30">
      <style:text-properties style:text-position="25%" fo:color="#282226"/>
    </style:style>
    <style:style style:family="text" style:name="T940" style:display-name="T940" style:parent-style-name="CharStyle30">
      <style:text-properties fo:color="#282226"/>
    </style:style>
    <style:style style:family="text" style:name="T941" style:display-name="T941" style:parent-style-name="CharStyle30">
      <style:text-properties fo:color="#282226"/>
    </style:style>
    <style:style style:family="text" style:name="T942" style:display-name="T942" style:parent-style-name="CharStyle30">
      <style:text-properties style:text-position="25%" fo:color="#282226"/>
    </style:style>
    <style:style style:family="text" style:name="T943" style:display-name="T943" style:parent-style-name="CharStyle30">
      <style:text-properties fo:color="#282226"/>
    </style:style>
    <style:style style:family="text" style:name="T944" style:display-name="T944" style:parent-style-name="CharStyle30">
      <style:text-properties style:text-position="25%" fo:color="#282226"/>
    </style:style>
    <style:style style:family="text" style:name="T945" style:display-name="T945" style:parent-style-name="CharStyle30">
      <style:text-properties fo:color="#282226"/>
    </style:style>
    <style:style style:family="text" style:name="T946" style:display-name="T946" style:parent-style-name="CharStyle30">
      <style:text-properties style:text-position="25%" fo:color="#282226"/>
    </style:style>
    <style:style style:family="text" style:name="T947" style:display-name="T947" style:parent-style-name="CharStyle30">
      <style:text-properties fo:color="#282226"/>
    </style:style>
    <style:style style:family="text" style:name="T948" style:display-name="T948" style:parent-style-name="CharStyle30">
      <style:text-properties style:text-position="25%" fo:color="#282226"/>
    </style:style>
    <style:style style:family="text" style:name="T949" style:display-name="T949" style:parent-style-name="CharStyle30">
      <style:text-properties fo:color="#282226"/>
    </style:style>
    <style:style style:family="text" style:name="T950" style:display-name="T950" style:parent-style-name="CharStyle30">
      <style:text-properties fo:color="#282226"/>
    </style:style>
    <style:style style:family="text" style:name="T951" style:display-name="T951" style:parent-style-name="CharStyle30">
      <style:text-properties fo:color="#282226"/>
    </style:style>
    <style:style style:family="text" style:name="T952" style:display-name="T952" style:parent-style-name="CharStyle40">
      <style:text-properties fo:color="#353033"/>
    </style:style>
    <style:style style:family="text" style:name="T953" style:display-name="T953" style:parent-style-name="CharStyle30">
      <style:text-properties fo:color="#282226"/>
    </style:style>
    <style:style style:family="text" style:name="T954" style:display-name="T954" style:parent-style-name="CharStyle40">
      <style:text-properties fo:color="#353033"/>
    </style:style>
    <style:style style:family="text" style:name="T955" style:display-name="T955" style:parent-style-name="CharStyle30">
      <style:text-properties fo:color="#282226"/>
    </style:style>
    <style:style style:family="text" style:name="T956" style:display-name="T956" style:parent-style-name="CharStyle30">
      <style:text-properties fo:color="#282226"/>
    </style:style>
    <style:style style:family="text" style:name="T957" style:display-name="T957" style:parent-style-name="CharStyle40">
      <style:text-properties fo:color="#353033"/>
    </style:style>
    <style:style style:family="text" style:name="T958" style:display-name="T958" style:parent-style-name="CharStyle30">
      <style:text-properties fo:color="#282226"/>
    </style:style>
    <style:style style:family="text" style:name="T959" style:display-name="T959" style:parent-style-name="CharStyle40">
      <style:text-properties fo:color="#353033"/>
    </style:style>
    <style:style style:family="text" style:name="T960" style:display-name="T960" style:parent-style-name="CharStyle30">
      <style:text-properties fo:color="#282226"/>
    </style:style>
    <style:style style:family="text" style:name="T961" style:display-name="T961" style:parent-style-name="CharStyle40">
      <style:text-properties fo:color="#353033"/>
    </style:style>
    <style:style style:family="text" style:name="T962" style:display-name="T962" style:parent-style-name="CharStyle30">
      <style:text-properties fo:color="#282226"/>
    </style:style>
    <style:style style:family="text" style:name="T963" style:display-name="T963" style:parent-style-name="CharStyle30">
      <style:text-properties fo:color="#282226"/>
    </style:style>
    <style:style style:family="text" style:name="T964" style:display-name="T964" style:parent-style-name="CharStyle30">
      <style:text-properties style:text-position="25%" fo:color="#282226"/>
    </style:style>
    <style:style style:family="text" style:name="T965" style:display-name="T965" style:parent-style-name="CharStyle30">
      <style:text-properties fo:color="#282226"/>
    </style:style>
    <style:style style:family="text" style:name="T966" style:display-name="T966" style:parent-style-name="CharStyle40">
      <style:text-properties fo:color="#353033"/>
    </style:style>
    <style:style style:family="text" style:name="T967" style:display-name="T967" style:parent-style-name="CharStyle30">
      <style:text-properties fo:color="#282226"/>
    </style:style>
    <style:style style:family="text" style:name="T968" style:display-name="T968" style:parent-style-name="CharStyle40">
      <style:text-properties fo:color="#353033"/>
    </style:style>
    <style:style style:family="text" style:name="T969" style:display-name="T969" style:parent-style-name="CharStyle30">
      <style:text-properties fo:color="#282226"/>
    </style:style>
    <style:style style:family="text" style:name="T970" style:display-name="T970" style:parent-style-name="CharStyle39">
      <style:text-properties fo:color="#282226"/>
    </style:style>
    <style:style style:family="text" style:name="T971" style:display-name="T971" style:parent-style-name="CharStyle30">
      <style:text-properties fo:color="#282226"/>
    </style:style>
    <style:style style:family="text" style:name="T972" style:display-name="T972" style:parent-style-name="CharStyle39">
      <style:text-properties fo:color="#282226"/>
    </style:style>
    <style:style style:family="text" style:name="T973" style:display-name="T973" style:parent-style-name="CharStyle30">
      <style:text-properties fo:color="#282226"/>
    </style:style>
    <style:style style:family="text" style:name="T974" style:display-name="T974" style:parent-style-name="CharStyle68">
      <style:text-properties fo:color="#282226"/>
    </style:style>
    <style:style style:family="text" style:name="T975" style:display-name="T975" style:parent-style-name="CharStyle28">
      <style:text-properties fo:color="#282226"/>
    </style:style>
    <style:style style:family="text" style:name="T976" style:display-name="T976" style:parent-style-name="CharStyle16">
      <style:text-properties fo:color="#282226"/>
    </style:style>
    <style:style style:family="text" style:name="T977" style:display-name="T977" style:parent-style-name="CharStyle30">
      <style:text-properties fo:color="#282226"/>
    </style:style>
    <style:style style:family="text" style:name="T978" style:display-name="T978" style:parent-style-name="CharStyle39">
      <style:text-properties fo:color="#282226"/>
    </style:style>
    <style:style style:family="text" style:name="T979" style:display-name="T979" style:parent-style-name="CharStyle30">
      <style:text-properties fo:color="#282226"/>
    </style:style>
    <style:style style:family="text" style:name="T980" style:display-name="T980" style:parent-style-name="CharStyle37">
      <style:text-properties fo:color="#534A49"/>
    </style:style>
    <style:style style:family="text" style:name="T981" style:display-name="T981" style:parent-style-name="CharStyle30">
      <style:text-properties fo:color="#282226"/>
    </style:style>
    <style:style style:family="text" style:name="T982" style:display-name="T982" style:parent-style-name="CharStyle30">
      <style:text-properties fo:color="#282226"/>
    </style:style>
    <style:style style:family="text" style:name="T983" style:display-name="T983" style:parent-style-name="CharStyle30">
      <style:text-properties fo:color="#282226"/>
    </style:style>
    <style:style style:family="text" style:name="T984" style:display-name="T984" style:parent-style-name="CharStyle70">
      <style:text-properties fo:color="#534A49"/>
    </style:style>
    <style:style style:family="text" style:name="T985" style:display-name="T985" style:parent-style-name="CharStyle42">
      <style:text-properties fo:color="#282226"/>
    </style:style>
    <style:style style:family="text" style:name="T986" style:display-name="T986" style:parent-style-name="CharStyle47">
      <style:text-properties fo:color="#534A49"/>
    </style:style>
    <style:style style:family="text" style:name="T987" style:display-name="T987" style:parent-style-name="CharStyle42">
      <style:text-properties fo:color="#282226"/>
    </style:style>
    <style:style style:family="text" style:name="T988" style:display-name="T988" style:parent-style-name="CharStyle42">
      <style:text-properties fo:color="#282226"/>
    </style:style>
    <style:style style:family="text" style:name="T989" style:display-name="T989" style:parent-style-name="CharStyle42">
      <style:text-properties fo:color="#282226"/>
    </style:style>
    <style:style style:family="text" style:name="T990" style:display-name="T990" style:parent-style-name="CharStyle42">
      <style:text-properties fo:color="#282226"/>
    </style:style>
    <style:style style:family="text" style:name="T991" style:display-name="T991" style:parent-style-name="CharStyle42">
      <style:text-properties style:text-position="-25%" fo:color="#282226"/>
    </style:style>
    <style:style style:family="text" style:name="T992" style:display-name="T992" style:parent-style-name="CharStyle42">
      <style:text-properties fo:color="#282226"/>
    </style:style>
    <style:style style:family="text" style:name="T993" style:display-name="T993" style:parent-style-name="CharStyle42">
      <style:text-properties style:text-position="-25%" fo:color="#282226"/>
    </style:style>
    <style:style style:family="text" style:name="T994" style:display-name="T994" style:parent-style-name="CharStyle42">
      <style:text-properties fo:color="#282226"/>
    </style:style>
    <style:style style:family="text" style:name="T995" style:display-name="T995" style:parent-style-name="CharStyle42">
      <style:text-properties fo:color="#282226"/>
    </style:style>
    <style:style style:family="text" style:name="T996" style:display-name="T996" style:parent-style-name="CharStyle42">
      <style:text-properties fo:color="#282226"/>
    </style:style>
    <style:style style:family="text" style:name="T997" style:display-name="T997" style:parent-style-name="CharStyle42">
      <style:text-properties fo:color="#282226"/>
    </style:style>
    <style:style style:family="text" style:name="T998" style:display-name="T998" style:parent-style-name="CharStyle30">
      <style:text-properties fo:color="#282226"/>
    </style:style>
    <style:style style:family="text" style:name="T999" style:display-name="T999" style:parent-style-name="CharStyle30">
      <style:text-properties fo:color="#282226"/>
    </style:style>
    <style:style style:family="text" style:name="T1000" style:display-name="T1000" style:parent-style-name="CharStyle64">
      <style:text-properties fo:color="#353033"/>
    </style:style>
    <style:style style:family="text" style:name="T1001" style:display-name="T1001" style:parent-style-name="CharStyle43">
      <style:text-properties fo:color="#353033"/>
    </style:style>
    <style:style style:family="text" style:name="T1002" style:display-name="T1002" style:parent-style-name="CharStyle43">
      <style:text-properties fo:color="#353033"/>
    </style:style>
    <style:style style:family="text" style:name="T1003" style:display-name="T1003" style:parent-style-name="CharStyle43">
      <style:text-properties fo:color="#353033"/>
    </style:style>
    <style:style style:family="text" style:name="T1004" style:display-name="T1004" style:parent-style-name="CharStyle42">
      <style:text-properties fo:color="#282226"/>
    </style:style>
    <style:style style:family="text" style:name="T1005" style:display-name="T1005" style:parent-style-name="CharStyle43">
      <style:text-properties fo:color="#353033"/>
    </style:style>
    <style:style style:family="text" style:name="T1006" style:display-name="T1006" style:parent-style-name="CharStyle43">
      <style:text-properties style:text-position="25%" fo:color="#353033"/>
    </style:style>
    <style:style style:family="text" style:name="T1007" style:display-name="T1007" style:parent-style-name="CharStyle43">
      <style:text-properties fo:color="#353033"/>
    </style:style>
    <style:style style:family="text" style:name="T1008" style:display-name="T1008" style:parent-style-name="CharStyle43">
      <style:text-properties style:text-position="-25%" fo:color="#353033"/>
    </style:style>
    <style:style style:family="text" style:name="T1009" style:display-name="T1009" style:parent-style-name="CharStyle43">
      <style:text-properties fo:color="#353033"/>
    </style:style>
    <style:style style:family="text" style:name="T1010" style:display-name="T1010" style:parent-style-name="CharStyle43">
      <style:text-properties style:text-position="-25%" fo:color="#353033"/>
    </style:style>
    <style:style style:family="text" style:name="T1011" style:display-name="T1011" style:parent-style-name="CharStyle43">
      <style:text-properties fo:color="#353033"/>
    </style:style>
    <style:style style:family="text" style:name="T1012" style:display-name="T1012" style:parent-style-name="CharStyle42">
      <style:text-properties fo:color="#282226"/>
    </style:style>
    <style:style style:family="text" style:name="T1013" style:display-name="T1013" style:parent-style-name="CharStyle42">
      <style:text-properties fo:color="#282226"/>
    </style:style>
    <style:style style:family="text" style:name="T1014" style:display-name="T1014" style:parent-style-name="CharStyle71">
      <style:text-properties fo:language="es" style:language-asian="es" style:language-complex="es" fo:country="ES" style:country-asian="ES" style:country-complex="ES" fo:color="#642D2B"/>
    </style:style>
    <style:style style:family="text" style:name="T1015" style:display-name="T1015" style:parent-style-name="CharStyle42">
      <style:text-properties fo:color="#282226"/>
    </style:style>
    <style:style style:family="text" style:name="T1016" style:display-name="T1016" style:parent-style-name="CharStyle42">
      <style:text-properties fo:color="#282226"/>
    </style:style>
    <style:style style:family="text" style:name="T1017" style:display-name="T1017" style:parent-style-name="CharStyle42">
      <style:text-properties fo:color="#282226"/>
    </style:style>
    <style:style style:family="text" style:name="T1018" style:display-name="T1018" style:parent-style-name="CharStyle30">
      <style:text-properties fo:color="#282226"/>
    </style:style>
    <style:style style:family="text" style:name="T1019" style:display-name="T1019" style:parent-style-name="CharStyle30">
      <style:text-properties fo:color="#282226"/>
    </style:style>
    <style:style style:family="text" style:name="T1020" style:display-name="T1020" style:parent-style-name="CharStyle30">
      <style:text-properties style:text-position="-25%" fo:color="#282226"/>
    </style:style>
    <style:style style:family="text" style:name="T1021" style:display-name="T1021" style:parent-style-name="CharStyle30">
      <style:text-properties fo:color="#282226"/>
    </style:style>
    <style:style style:family="text" style:name="T1022" style:display-name="T1022" style:parent-style-name="CharStyle30">
      <style:text-properties fo:color="#282226"/>
    </style:style>
    <style:style style:family="text" style:name="T1023" style:display-name="T1023" style:parent-style-name="CharStyle30">
      <style:text-properties fo:color="#282226"/>
    </style:style>
    <style:style style:family="text" style:name="T1024" style:display-name="T1024" style:parent-style-name="CharStyle30">
      <style:text-properties fo:color="#282226"/>
    </style:style>
    <style:style style:family="text" style:name="T1025" style:display-name="T1025" style:parent-style-name="CharStyle30">
      <style:text-properties fo:color="#282226"/>
    </style:style>
    <style:style style:family="text" style:name="T1026" style:display-name="T1026" style:parent-style-name="CharStyle30">
      <style:text-properties fo:color="#282226"/>
    </style:style>
    <style:style style:family="text" style:name="T1027" style:display-name="T1027" style:parent-style-name="CharStyle30">
      <style:text-properties fo:color="#282226"/>
    </style:style>
    <style:style style:family="text" style:name="T1028" style:display-name="T1028" style:parent-style-name="CharStyle39">
      <style:text-properties fo:color="#282226"/>
    </style:style>
    <style:style style:family="text" style:name="T1029" style:display-name="T1029" style:parent-style-name="CharStyle30">
      <style:text-properties fo:color="#282226"/>
    </style:style>
    <style:style style:family="text" style:name="T1030" style:display-name="T1030" style:parent-style-name="CharStyle16">
      <style:text-properties fo:color="#282226"/>
    </style:style>
    <style:style style:family="text" style:name="T1031" style:display-name="T1031" style:parent-style-name="CharStyle30">
      <style:text-properties fo:color="#282226"/>
    </style:style>
    <style:style style:family="text" style:name="T1032" style:display-name="T1032" style:parent-style-name="CharStyle39">
      <style:text-properties fo:color="#282226"/>
    </style:style>
    <style:style style:family="text" style:name="T1033" style:display-name="T1033" style:parent-style-name="CharStyle30">
      <style:text-properties fo:color="#282226"/>
    </style:style>
    <style:style style:family="text" style:name="T1034" style:display-name="T1034" style:parent-style-name="CharStyle39">
      <style:text-properties fo:color="#282226"/>
    </style:style>
    <style:style style:family="text" style:name="T1035" style:display-name="T1035" style:parent-style-name="CharStyle30">
      <style:text-properties fo:color="#282226"/>
    </style:style>
    <style:style style:family="text" style:name="T1036" style:display-name="T1036" style:parent-style-name="CharStyle39">
      <style:text-properties fo:color="#282226"/>
    </style:style>
    <style:style style:family="text" style:name="T1037" style:display-name="T1037" style:parent-style-name="CharStyle30">
      <style:text-properties fo:color="#282226"/>
    </style:style>
    <style:style style:family="text" style:name="T1038" style:display-name="T1038" style:parent-style-name="CharStyle39">
      <style:text-properties fo:color="#282226"/>
    </style:style>
    <style:style style:family="text" style:name="T1039" style:display-name="T1039" style:parent-style-name="CharStyle30">
      <style:text-properties fo:color="#282226"/>
    </style:style>
    <style:style style:family="text" style:name="T1040" style:display-name="T1040" style:parent-style-name="CharStyle39">
      <style:text-properties fo:color="#282226"/>
    </style:style>
    <style:style style:family="text" style:name="T1041" style:display-name="T1041" style:parent-style-name="CharStyle30">
      <style:text-properties fo:color="#282226"/>
    </style:style>
    <style:style style:family="text" style:name="T1042" style:display-name="T1042" style:parent-style-name="CharStyle39">
      <style:text-properties fo:color="#282226"/>
    </style:style>
    <style:style style:family="text" style:name="T1043" style:display-name="T1043" style:parent-style-name="CharStyle30">
      <style:text-properties fo:color="#282226"/>
    </style:style>
    <style:style style:family="text" style:name="T1044" style:display-name="T1044" style:parent-style-name="CharStyle39">
      <style:text-properties fo:color="#282226"/>
    </style:style>
    <style:style style:family="text" style:name="T1045" style:display-name="T1045" style:parent-style-name="CharStyle30">
      <style:text-properties fo:color="#282226"/>
    </style:style>
    <style:style style:family="text" style:name="T1046" style:display-name="T1046" style:parent-style-name="CharStyle30">
      <style:text-properties fo:color="#282226"/>
    </style:style>
    <style:style style:family="text" style:name="T1048" style:display-name="T1048" style:parent-style-name="CharStyle30">
      <style:text-properties fo:color="#282226"/>
    </style:style>
    <style:style style:family="text" style:name="T1049" style:display-name="T1049" style:parent-style-name="CharStyle30">
      <style:text-properties fo:color="#282226"/>
    </style:style>
    <style:style style:family="text" style:name="T1050" style:display-name="T1050" style:parent-style-name="CharStyle30">
      <style:text-properties fo:color="#282226"/>
    </style:style>
    <style:style style:family="text" style:name="T1051" style:display-name="T1051" style:parent-style-name="CharStyle39">
      <style:text-properties fo:color="#282226"/>
    </style:style>
    <style:style style:family="text" style:name="T1052" style:display-name="T1052" style:parent-style-name="CharStyle30">
      <style:text-properties fo:color="#282226"/>
    </style:style>
    <style:style style:family="text" style:name="T1053" style:display-name="T1053" style:parent-style-name="CharStyle39">
      <style:text-properties fo:color="#282226"/>
    </style:style>
    <style:style style:family="text" style:name="T1054" style:display-name="T1054" style:parent-style-name="CharStyle30">
      <style:text-properties fo:color="#282226"/>
    </style:style>
    <style:style style:family="text" style:name="T1055" style:display-name="T1055" style:parent-style-name="CharStyle30">
      <style:text-properties style:text-position="-25%" fo:color="#282226"/>
    </style:style>
    <style:style style:family="text" style:name="T1056" style:display-name="T1056" style:parent-style-name="CharStyle30">
      <style:text-properties fo:color="#282226"/>
    </style:style>
    <style:style style:family="text" style:name="T1057" style:display-name="T1057" style:parent-style-name="CharStyle39">
      <style:text-properties fo:color="#282226"/>
    </style:style>
    <style:style style:family="text" style:name="T1058" style:display-name="T1058" style:parent-style-name="CharStyle30">
      <style:text-properties fo:color="#282226"/>
    </style:style>
    <style:style style:family="text" style:name="T1059" style:display-name="T1059" style:parent-style-name="CharStyle39">
      <style:text-properties fo:color="#282226"/>
    </style:style>
    <style:style style:family="text" style:name="T1060" style:display-name="T1060" style:parent-style-name="CharStyle30">
      <style:text-properties fo:color="#282226"/>
    </style:style>
    <style:style style:family="text" style:name="T1061" style:display-name="T1061" style:parent-style-name="CharStyle39">
      <style:text-properties fo:color="#282226"/>
    </style:style>
    <style:style style:family="text" style:name="T1062" style:display-name="T1062" style:parent-style-name="CharStyle30">
      <style:text-properties fo:color="#282226"/>
    </style:style>
    <style:style style:family="text" style:name="T1063" style:display-name="T1063" style:parent-style-name="CharStyle30">
      <style:text-properties style:text-position="-25%" fo:color="#282226"/>
    </style:style>
    <style:style style:family="text" style:name="T1064" style:display-name="T1064" style:parent-style-name="CharStyle30">
      <style:text-properties fo:color="#282226"/>
    </style:style>
    <style:style style:family="text" style:name="T1065" style:display-name="T1065" style:parent-style-name="CharStyle30">
      <style:text-properties style:text-position="25%" fo:color="#282226"/>
    </style:style>
    <style:style style:family="text" style:name="T1066" style:display-name="T1066" style:parent-style-name="CharStyle30">
      <style:text-properties fo:color="#282226"/>
    </style:style>
    <style:style style:family="text" style:name="T1067" style:display-name="T1067" style:parent-style-name="CharStyle39">
      <style:text-properties fo:color="#282226"/>
    </style:style>
    <style:style style:family="text" style:name="T1068" style:display-name="T1068" style:parent-style-name="CharStyle30">
      <style:text-properties fo:color="#282226"/>
    </style:style>
    <style:style style:family="text" style:name="T1069" style:display-name="T1069" style:parent-style-name="CharStyle39">
      <style:text-properties fo:color="#282226"/>
    </style:style>
    <style:style style:family="text" style:name="T1070" style:display-name="T1070" style:parent-style-name="CharStyle30">
      <style:text-properties fo:color="#282226"/>
    </style:style>
    <style:style style:family="text" style:name="T1071" style:display-name="T1071" style:parent-style-name="CharStyle39">
      <style:text-properties fo:color="#282226"/>
    </style:style>
    <style:style style:family="text" style:name="T1072" style:display-name="T1072" style:parent-style-name="CharStyle30">
      <style:text-properties fo:color="#282226"/>
    </style:style>
    <style:style style:family="text" style:name="T1073" style:display-name="T1073" style:parent-style-name="CharStyle39">
      <style:text-properties fo:color="#282226"/>
    </style:style>
    <style:style style:family="text" style:name="T1074" style:display-name="T1074" style:parent-style-name="CharStyle30">
      <style:text-properties fo:color="#282226"/>
    </style:style>
    <style:style style:family="text" style:name="T1075" style:display-name="T1075" style:parent-style-name="CharStyle39">
      <style:text-properties fo:color="#282226"/>
    </style:style>
    <style:style style:family="text" style:name="T1076" style:display-name="T1076" style:parent-style-name="CharStyle30">
      <style:text-properties fo:color="#282226"/>
    </style:style>
    <style:style style:family="text" style:name="T1077" style:display-name="T1077" style:parent-style-name="CharStyle39">
      <style:text-properties fo:color="#282226"/>
    </style:style>
    <style:style style:family="text" style:name="T1078" style:display-name="T1078" style:parent-style-name="CharStyle30">
      <style:text-properties fo:color="#282226"/>
    </style:style>
    <style:style style:family="text" style:name="T1079" style:display-name="T1079" style:parent-style-name="CharStyle39">
      <style:text-properties fo:color="#282226"/>
    </style:style>
    <style:style style:family="text" style:name="T1080" style:display-name="T1080" style:parent-style-name="CharStyle30">
      <style:text-properties fo:color="#282226"/>
    </style:style>
    <style:style style:family="text" style:name="T1081" style:display-name="T1081" style:parent-style-name="CharStyle39">
      <style:text-properties fo:color="#282226"/>
    </style:style>
    <style:style style:family="text" style:name="T1082" style:display-name="T1082" style:parent-style-name="CharStyle30">
      <style:text-properties fo:color="#282226"/>
    </style:style>
    <style:style style:family="text" style:name="T1083" style:display-name="T1083" style:parent-style-name="CharStyle39">
      <style:text-properties fo:color="#282226"/>
    </style:style>
    <style:style style:family="text" style:name="T1084" style:display-name="T1084" style:parent-style-name="CharStyle30">
      <style:text-properties fo:color="#282226"/>
    </style:style>
    <style:style style:family="text" style:name="T1085" style:display-name="T1085" style:parent-style-name="CharStyle39">
      <style:text-properties fo:color="#282226"/>
    </style:style>
    <style:style style:family="text" style:name="T1086" style:display-name="T1086" style:parent-style-name="CharStyle30">
      <style:text-properties fo:color="#282226"/>
    </style:style>
    <style:style style:family="text" style:name="T1087" style:display-name="T1087" style:parent-style-name="CharStyle30">
      <style:text-properties style:text-position="25%" fo:color="#282226"/>
    </style:style>
    <style:style style:family="text" style:name="T1088" style:display-name="T1088" style:parent-style-name="CharStyle30">
      <style:text-properties fo:color="#282226"/>
    </style:style>
    <style:style style:family="text" style:name="T1089" style:display-name="T1089" style:parent-style-name="CharStyle39">
      <style:text-properties fo:color="#282226"/>
    </style:style>
    <style:style style:family="text" style:name="T1090" style:display-name="T1090" style:parent-style-name="CharStyle30">
      <style:text-properties fo:color="#282226"/>
    </style:style>
    <style:style style:family="text" style:name="T1091" style:display-name="T1091" style:parent-style-name="CharStyle39">
      <style:text-properties fo:language="en" style:language-asian="en" style:language-complex="en" fo:country="US" style:country-asian="US" style:country-complex="US" fo:color="#282226"/>
    </style:style>
    <style:style style:family="text" style:name="T1092" style:display-name="T1092" style:parent-style-name="CharStyle30">
      <style:text-properties fo:language="en" style:language-asian="en" style:language-complex="en" fo:country="US" style:country-asian="US" style:country-complex="US" fo:color="#282226"/>
    </style:style>
    <style:style style:family="text" style:name="T1093" style:display-name="T1093" style:parent-style-name="CharStyle30">
      <style:text-properties fo:color="#282226"/>
    </style:style>
    <style:style style:family="text" style:name="T1094" style:display-name="T1094" style:parent-style-name="CharStyle39">
      <style:text-properties fo:color="#282226"/>
    </style:style>
    <style:style style:family="text" style:name="T1095" style:display-name="T1095" style:parent-style-name="CharStyle30">
      <style:text-properties fo:color="#282226"/>
    </style:style>
    <style:style style:family="text" style:name="T1096" style:display-name="T1096" style:parent-style-name="CharStyle39">
      <style:text-properties fo:color="#282226"/>
    </style:style>
    <style:style style:family="text" style:name="T1097" style:display-name="T1097" style:parent-style-name="CharStyle30">
      <style:text-properties fo:color="#282226"/>
    </style:style>
    <style:style style:family="text" style:name="T1098" style:display-name="T1098" style:parent-style-name="CharStyle39">
      <style:text-properties fo:color="#282226"/>
    </style:style>
    <style:style style:family="text" style:name="T1099" style:display-name="T1099" style:parent-style-name="CharStyle30">
      <style:text-properties fo:color="#282226"/>
    </style:style>
    <style:style style:family="text" style:name="T1100" style:display-name="T1100" style:parent-style-name="CharStyle39">
      <style:text-properties fo:color="#282226"/>
    </style:style>
    <style:style style:family="text" style:name="T1101" style:display-name="T1101" style:parent-style-name="CharStyle30">
      <style:text-properties fo:color="#282226"/>
    </style:style>
    <style:style style:family="text" style:name="T1102" style:display-name="T1102" style:parent-style-name="CharStyle39">
      <style:text-properties fo:color="#282226"/>
    </style:style>
    <style:style style:family="text" style:name="T1103" style:display-name="T1103" style:parent-style-name="CharStyle30">
      <style:text-properties fo:color="#282226"/>
    </style:style>
    <style:style style:family="text" style:name="T1104" style:display-name="T1104" style:parent-style-name="CharStyle30">
      <style:text-properties fo:color="#282226"/>
    </style:style>
    <style:style style:family="text" style:name="T1105" style:display-name="T1105" style:parent-style-name="CharStyle6">
      <style:text-properties fo:color="#282226"/>
    </style:style>
    <style:style style:family="text" style:name="T1106" style:display-name="T1106" style:parent-style-name="CharStyle6">
      <style:text-properties fo:color="#282226"/>
    </style:style>
    <style:style style:family="text" style:name="T1107" style:display-name="T1107" style:parent-style-name="CharStyle51">
      <style:text-properties fo:color="#353033"/>
    </style:style>
    <style:style style:family="text" style:name="T1108" style:display-name="T1108" style:parent-style-name="CharStyle6">
      <style:text-properties fo:color="#282226"/>
    </style:style>
    <style:style style:family="text" style:name="T1109" style:display-name="T1109" style:parent-style-name="CharStyle6">
      <style:text-properties fo:color="#282226"/>
    </style:style>
    <style:style style:family="text" style:name="T1110" style:display-name="T1110" style:parent-style-name="CharStyle6">
      <style:text-properties fo:color="#282226"/>
    </style:style>
    <style:style style:family="text" style:name="T1111" style:display-name="T1111" style:parent-style-name="CharStyle51">
      <style:text-properties fo:color="#353033"/>
    </style:style>
    <style:style style:family="text" style:name="T1112" style:display-name="T1112" style:parent-style-name="CharStyle53">
      <style:text-properties fo:color="#642D2B"/>
    </style:style>
    <style:style style:family="text" style:name="T1113" style:display-name="T1113" style:parent-style-name="CharStyle6">
      <style:text-properties fo:color="#282226"/>
    </style:style>
    <style:style style:family="text" style:name="T1114" style:display-name="T1114" style:parent-style-name="CharStyle6">
      <style:text-properties fo:color="#282226"/>
    </style:style>
    <style:style style:family="text" style:name="T1115" style:display-name="T1115" style:parent-style-name="CharStyle6">
      <style:text-properties fo:color="#282226"/>
    </style:style>
    <style:style style:family="text" style:name="T1116" style:display-name="T1116" style:parent-style-name="CharStyle6">
      <style:text-properties fo:color="#282226"/>
    </style:style>
    <style:style style:family="text" style:name="T1117" style:display-name="T1117" style:parent-style-name="CharStyle30">
      <style:text-properties fo:color="#282226"/>
    </style:style>
    <style:style style:family="text" style:name="T1118" style:display-name="T1118" style:parent-style-name="CharStyle30">
      <style:text-properties fo:color="#282226"/>
    </style:style>
    <style:style style:family="text" style:name="T1119" style:display-name="T1119" style:parent-style-name="CharStyle30">
      <style:text-properties fo:color="#282226"/>
    </style:style>
    <style:style style:family="text" style:name="T1120" style:display-name="T1120" style:parent-style-name="CharStyle16">
      <style:text-properties fo:color="#282226"/>
    </style:style>
    <style:style style:family="text" style:name="T1121" style:display-name="T1121" style:parent-style-name="CharStyle30">
      <style:text-properties fo:color="#282226"/>
    </style:style>
    <style:style style:family="text" style:name="T1122" style:display-name="T1122" style:parent-style-name="CharStyle39">
      <style:text-properties fo:color="#282226"/>
    </style:style>
    <style:style style:family="text" style:name="T1123" style:display-name="T1123" style:parent-style-name="CharStyle30">
      <style:text-properties fo:color="#282226"/>
    </style:style>
    <style:style style:family="text" style:name="T1124" style:display-name="T1124" style:parent-style-name="CharStyle39">
      <style:text-properties fo:color="#282226"/>
    </style:style>
    <style:style style:family="text" style:name="T1125" style:display-name="T1125" style:parent-style-name="CharStyle30">
      <style:text-properties fo:color="#282226"/>
    </style:style>
    <style:style style:family="text" style:name="T1126" style:display-name="T1126" style:parent-style-name="CharStyle30">
      <style:text-properties fo:color="#282226"/>
    </style:style>
    <style:style style:family="text" style:name="T1127" style:display-name="T1127" style:parent-style-name="CharStyle30">
      <style:text-properties fo:color="#282226"/>
    </style:style>
    <style:style style:family="text" style:name="T1128" style:display-name="T1128" style:parent-style-name="CharStyle30">
      <style:text-properties fo:color="#282226"/>
    </style:style>
    <style:style style:family="text" style:name="T1129" style:display-name="T1129" style:parent-style-name="CharStyle40">
      <style:text-properties fo:color="#353033"/>
    </style:style>
    <style:style style:family="text" style:name="T1130" style:display-name="T1130" style:parent-style-name="CharStyle30">
      <style:text-properties fo:color="#282226"/>
    </style:style>
    <style:style style:family="text" style:name="T1131" style:display-name="T1131" style:parent-style-name="CharStyle40">
      <style:text-properties fo:color="#353033"/>
    </style:style>
    <style:style style:family="text" style:name="T1132" style:display-name="T1132" style:parent-style-name="CharStyle30">
      <style:text-properties fo:color="#282226"/>
    </style:style>
    <style:style style:family="text" style:name="T1133" style:display-name="T1133" style:parent-style-name="CharStyle39">
      <style:text-properties fo:color="#282226"/>
    </style:style>
    <style:style style:family="text" style:name="T1134" style:display-name="T1134" style:parent-style-name="CharStyle30">
      <style:text-properties fo:color="#282226"/>
    </style:style>
    <style:style style:family="text" style:name="T1135" style:display-name="T1135" style:parent-style-name="CharStyle40">
      <style:text-properties fo:color="#353033"/>
    </style:style>
    <style:style style:family="text" style:name="T1136" style:display-name="T1136" style:parent-style-name="CharStyle30">
      <style:text-properties fo:color="#282226"/>
    </style:style>
    <style:style style:family="text" style:name="T1137" style:display-name="T1137" style:parent-style-name="CharStyle30">
      <style:text-properties fo:color="#282226"/>
    </style:style>
    <style:style style:family="text" style:name="T1138" style:display-name="T1138" style:parent-style-name="CharStyle40">
      <style:text-properties fo:color="#353033"/>
    </style:style>
    <style:style style:family="text" style:name="T1139" style:display-name="T1139" style:parent-style-name="CharStyle30">
      <style:text-properties fo:color="#282226"/>
    </style:style>
    <style:style style:family="text" style:name="T1140" style:display-name="T1140" style:parent-style-name="CharStyle40">
      <style:text-properties fo:color="#353033"/>
    </style:style>
    <style:style style:family="text" style:name="T1141" style:display-name="T1141" style:parent-style-name="CharStyle30">
      <style:text-properties fo:color="#282226"/>
    </style:style>
    <style:style style:family="text" style:name="T1142" style:display-name="T1142" style:parent-style-name="CharStyle39">
      <style:text-properties fo:color="#282226"/>
    </style:style>
    <style:style style:family="text" style:name="T1143" style:display-name="T1143" style:parent-style-name="CharStyle30">
      <style:text-properties fo:color="#282226"/>
    </style:style>
    <style:style style:family="text" style:name="T1144" style:display-name="T1144" style:parent-style-name="CharStyle40">
      <style:text-properties fo:color="#353033"/>
    </style:style>
    <style:style style:family="text" style:name="T1145" style:display-name="T1145" style:parent-style-name="CharStyle30">
      <style:text-properties fo:color="#282226"/>
    </style:style>
    <style:style style:family="text" style:name="T1146" style:display-name="T1146" style:parent-style-name="CharStyle40">
      <style:text-properties fo:color="#353033"/>
    </style:style>
    <style:style style:family="text" style:name="T1147" style:display-name="T1147" style:parent-style-name="CharStyle30">
      <style:text-properties fo:color="#282226"/>
    </style:style>
    <style:style style:family="text" style:name="T1148" style:display-name="T1148" style:parent-style-name="CharStyle40">
      <style:text-properties fo:color="#353033"/>
    </style:style>
    <style:style style:family="text" style:name="T1149" style:display-name="T1149" style:parent-style-name="CharStyle30">
      <style:text-properties fo:color="#282226"/>
    </style:style>
    <style:style style:family="text" style:name="T1150" style:display-name="T1150" style:parent-style-name="CharStyle39">
      <style:text-properties fo:color="#282226"/>
    </style:style>
    <style:style style:family="text" style:name="T1151" style:display-name="T1151" style:parent-style-name="CharStyle30">
      <style:text-properties fo:color="#282226"/>
    </style:style>
    <style:style style:family="text" style:name="T1152" style:display-name="T1152" style:parent-style-name="CharStyle30">
      <style:text-properties fo:color="#282226"/>
    </style:style>
    <style:style style:family="text" style:name="T1153" style:display-name="T1153" style:parent-style-name="CharStyle40">
      <style:text-properties fo:color="#353033"/>
    </style:style>
    <style:style style:family="text" style:name="T1154" style:display-name="T1154" style:parent-style-name="CharStyle30">
      <style:text-properties fo:color="#282226"/>
    </style:style>
    <style:style style:family="text" style:name="T1155" style:display-name="T1155" style:parent-style-name="CharStyle40">
      <style:text-properties fo:color="#353033"/>
    </style:style>
    <style:style style:family="text" style:name="T1156" style:display-name="T1156" style:parent-style-name="CharStyle30">
      <style:text-properties fo:color="#282226"/>
    </style:style>
    <style:style style:family="text" style:name="T1157" style:display-name="T1157" style:parent-style-name="CharStyle40">
      <style:text-properties fo:color="#353033"/>
    </style:style>
    <style:style style:family="text" style:name="T1158" style:display-name="T1158" style:parent-style-name="CharStyle30">
      <style:text-properties fo:color="#282226"/>
    </style:style>
    <style:style style:family="text" style:name="T1159" style:display-name="T1159" style:parent-style-name="CharStyle30">
      <style:text-properties fo:color="#282226"/>
    </style:style>
    <style:style style:family="text" style:name="T1160" style:display-name="T1160" style:parent-style-name="CharStyle30">
      <style:text-properties fo:color="#282226"/>
    </style:style>
    <style:style style:family="text" style:name="T1161" style:display-name="T1161" style:parent-style-name="CharStyle40">
      <style:text-properties fo:color="#353033"/>
    </style:style>
    <style:style style:family="text" style:name="T1162" style:display-name="T1162" style:parent-style-name="CharStyle30">
      <style:text-properties fo:color="#282226"/>
    </style:style>
    <style:style style:family="text" style:name="T1163" style:display-name="T1163" style:parent-style-name="CharStyle40">
      <style:text-properties fo:color="#353033"/>
    </style:style>
    <style:style style:family="text" style:name="T1164" style:display-name="T1164" style:parent-style-name="CharStyle30">
      <style:text-properties fo:color="#282226"/>
    </style:style>
    <style:style style:family="text" style:name="T1165" style:display-name="T1165" style:parent-style-name="CharStyle40">
      <style:text-properties fo:color="#353033"/>
    </style:style>
    <style:style style:family="text" style:name="T1166" style:display-name="T1166" style:parent-style-name="CharStyle30">
      <style:text-properties fo:color="#282226"/>
    </style:style>
    <style:style style:family="text" style:name="T1167" style:display-name="T1167" style:parent-style-name="CharStyle40">
      <style:text-properties fo:color="#353033"/>
    </style:style>
    <style:style style:family="text" style:name="T1168" style:display-name="T1168" style:parent-style-name="CharStyle30">
      <style:text-properties fo:color="#282226"/>
    </style:style>
    <style:style style:family="text" style:name="T1169" style:display-name="T1169" style:parent-style-name="CharStyle40">
      <style:text-properties fo:color="#353033"/>
    </style:style>
    <style:style style:family="text" style:name="T1170" style:display-name="T1170" style:parent-style-name="CharStyle30">
      <style:text-properties fo:color="#282226"/>
    </style:style>
    <style:style style:family="text" style:name="T1171" style:display-name="T1171" style:parent-style-name="CharStyle40">
      <style:text-properties fo:color="#353033"/>
    </style:style>
    <style:style style:family="text" style:name="T1172" style:display-name="T1172" style:parent-style-name="CharStyle30">
      <style:text-properties fo:color="#282226"/>
    </style:style>
    <style:style style:family="text" style:name="T1173" style:display-name="T1173" style:parent-style-name="CharStyle40">
      <style:text-properties fo:color="#353033"/>
    </style:style>
    <style:style style:family="text" style:name="T1174" style:display-name="T1174" style:parent-style-name="CharStyle30">
      <style:text-properties fo:color="#282226"/>
    </style:style>
    <style:style style:family="text" style:name="T1175" style:display-name="T1175" style:parent-style-name="CharStyle40">
      <style:text-properties fo:color="#353033"/>
    </style:style>
    <style:style style:family="text" style:name="T1176" style:display-name="T1176" style:parent-style-name="CharStyle40">
      <style:text-properties fo:color="#353033"/>
    </style:style>
    <style:style style:family="text" style:name="T1177" style:display-name="T1177" style:parent-style-name="CharStyle40">
      <style:text-properties fo:color="#353033"/>
    </style:style>
    <style:style style:family="text" style:name="T1178" style:display-name="T1178" style:parent-style-name="CharStyle40">
      <style:text-properties fo:color="#353033"/>
    </style:style>
    <style:style style:family="text" style:name="T1179" style:display-name="T1179" style:parent-style-name="CharStyle40">
      <style:text-properties fo:color="#353033"/>
    </style:style>
    <style:style style:family="text" style:name="T1180" style:display-name="T1180" style:parent-style-name="CharStyle40">
      <style:text-properties fo:color="#353033"/>
    </style:style>
    <style:style style:family="text" style:name="T1181" style:display-name="T1181" style:parent-style-name="CharStyle40">
      <style:text-properties fo:color="#353033"/>
    </style:style>
    <style:style style:family="text" style:name="T1182" style:display-name="T1182" style:parent-style-name="CharStyle51">
      <style:text-properties fo:color="#353033"/>
    </style:style>
    <style:style style:family="text" style:name="T1183" style:display-name="T1183" style:parent-style-name="CharStyle51">
      <style:text-properties fo:color="#353033"/>
    </style:style>
    <style:style style:family="text" style:name="T1184" style:display-name="T1184" style:parent-style-name="CharStyle54">
      <style:text-properties fo:color="#353033"/>
    </style:style>
    <style:style style:family="text" style:name="T1185" style:display-name="T1185" style:parent-style-name="CharStyle6">
      <style:text-properties fo:color="#282226"/>
    </style:style>
    <style:style style:family="text" style:name="T1186" style:display-name="T1186" style:parent-style-name="CharStyle69">
      <style:text-properties fo:color="#282226"/>
    </style:style>
    <style:style style:family="text" style:name="T1187" style:display-name="T1187" style:parent-style-name="CharStyle51">
      <style:text-properties fo:color="#353033"/>
    </style:style>
    <style:style style:family="text" style:name="T1188" style:display-name="T1188" style:parent-style-name="CharStyle54">
      <style:text-properties fo:color="#353033"/>
    </style:style>
    <style:style style:family="text" style:name="T1189" style:display-name="T1189" style:parent-style-name="CharStyle6">
      <style:text-properties fo:color="#282226"/>
    </style:style>
    <style:style style:family="text" style:name="T1190" style:display-name="T1190" style:parent-style-name="CharStyle69">
      <style:text-properties fo:color="#282226"/>
    </style:style>
    <style:style style:family="text" style:name="T1191" style:display-name="T1191" style:parent-style-name="CharStyle51">
      <style:text-properties fo:color="#353033"/>
    </style:style>
    <style:style style:family="text" style:name="T1192" style:display-name="T1192" style:parent-style-name="CharStyle51">
      <style:text-properties fo:color="#353033"/>
    </style:style>
    <style:style style:family="text" style:name="T1193" style:display-name="T1193" style:parent-style-name="CharStyle40">
      <style:text-properties fo:color="#353033"/>
    </style:style>
    <style:style style:family="text" style:name="T1194" style:display-name="T1194" style:parent-style-name="CharStyle40">
      <style:text-properties fo:color="#353033"/>
    </style:style>
    <style:style style:family="text" style:name="T1195" style:display-name="T1195" style:parent-style-name="CharStyle30">
      <style:text-properties fo:color="#282226"/>
    </style:style>
    <style:style style:family="text" style:name="T1196" style:display-name="T1196" style:parent-style-name="CharStyle30">
      <style:text-properties fo:color="#282226"/>
    </style:style>
    <style:style style:family="text" style:name="T1197" style:display-name="T1197" style:parent-style-name="CharStyle30">
      <style:text-properties fo:color="#282226"/>
    </style:style>
    <style:style style:family="text" style:name="T1198" style:display-name="T1198" style:parent-style-name="CharStyle30">
      <style:text-properties fo:color="#282226"/>
    </style:style>
    <style:style style:family="text" style:name="T1199" style:display-name="T1199" style:parent-style-name="CharStyle30">
      <style:text-properties fo:color="#282226"/>
    </style:style>
    <style:style style:family="text" style:name="T1200" style:display-name="T1200" style:parent-style-name="CharStyle39">
      <style:text-properties fo:color="#282226"/>
    </style:style>
    <style:style style:family="text" style:name="T1201" style:display-name="T1201" style:parent-style-name="CharStyle30">
      <style:text-properties fo:color="#282226"/>
    </style:style>
    <style:style style:family="text" style:name="T1202" style:display-name="T1202" style:parent-style-name="CharStyle30">
      <style:text-properties fo:color="#282226"/>
    </style:style>
    <style:style style:family="text" style:name="T1203" style:display-name="T1203" style:parent-style-name="CharStyle37">
      <style:text-properties fo:color="#534A49"/>
    </style:style>
    <style:style style:family="text" style:name="T1204" style:display-name="T1204" style:parent-style-name="CharStyle30">
      <style:text-properties fo:color="#282226"/>
    </style:style>
    <style:style style:family="text" style:name="T1205" style:display-name="T1205" style:parent-style-name="CharStyle39">
      <style:text-properties fo:color="#282226"/>
    </style:style>
    <style:style style:family="text" style:name="T1206" style:display-name="T1206" style:parent-style-name="CharStyle30">
      <style:text-properties fo:color="#282226"/>
    </style:style>
    <style:style style:family="text" style:name="T1207" style:display-name="T1207" style:parent-style-name="CharStyle30">
      <style:text-properties fo:color="#282226"/>
    </style:style>
    <style:style style:family="text" style:name="T1208" style:display-name="T1208" style:parent-style-name="CharStyle30">
      <style:text-properties fo:color="#282226"/>
    </style:style>
    <style:style style:family="text" style:name="T1209" style:display-name="T1209" style:parent-style-name="CharStyle30">
      <style:text-properties fo:color="#282226"/>
    </style:style>
    <style:style style:family="text" style:name="T1210" style:display-name="T1210" style:parent-style-name="CharStyle37">
      <style:text-properties fo:color="#534A49"/>
    </style:style>
    <style:style style:family="text" style:name="T1211" style:display-name="T1211" style:parent-style-name="CharStyle30">
      <style:text-properties fo:color="#282226"/>
    </style:style>
    <style:style style:family="text" style:name="T1212" style:display-name="T1212" style:parent-style-name="CharStyle37">
      <style:text-properties fo:color="#534A49"/>
    </style:style>
    <style:style style:family="text" style:name="T1213" style:display-name="T1213" style:parent-style-name="CharStyle30">
      <style:text-properties fo:color="#282226"/>
    </style:style>
    <style:style style:family="text" style:name="T1214" style:display-name="T1214" style:parent-style-name="CharStyle30">
      <style:text-properties fo:color="#282226"/>
    </style:style>
    <style:style style:family="text" style:name="T1215" style:display-name="T1215" style:parent-style-name="CharStyle37">
      <style:text-properties fo:color="#534A49"/>
    </style:style>
    <style:style style:family="text" style:name="T1216" style:display-name="T1216" style:parent-style-name="CharStyle30">
      <style:text-properties fo:color="#282226"/>
    </style:style>
    <style:style style:family="text" style:name="T1217" style:display-name="T1217" style:parent-style-name="CharStyle37">
      <style:text-properties fo:color="#534A49"/>
    </style:style>
    <style:style style:family="text" style:name="T1218" style:display-name="T1218" style:parent-style-name="CharStyle30">
      <style:text-properties fo:color="#282226"/>
    </style:style>
    <style:style style:family="text" style:name="T1219" style:display-name="T1219" style:parent-style-name="CharStyle37">
      <style:text-properties fo:color="#534A49"/>
    </style:style>
    <style:style style:family="text" style:name="T1220" style:display-name="T1220" style:parent-style-name="CharStyle30">
      <style:text-properties fo:color="#282226"/>
    </style:style>
    <style:style style:family="text" style:name="T1221" style:display-name="T1221" style:parent-style-name="CharStyle30">
      <style:text-properties fo:color="#282226"/>
    </style:style>
    <style:style style:family="text" style:name="T1222" style:display-name="T1222" style:parent-style-name="CharStyle30">
      <style:text-properties fo:color="#282226"/>
    </style:style>
    <style:style style:family="text" style:name="T1223" style:display-name="T1223" style:parent-style-name="CharStyle37">
      <style:text-properties fo:color="#534A49"/>
    </style:style>
    <style:style style:family="text" style:name="T1224" style:display-name="T1224" style:parent-style-name="CharStyle30">
      <style:text-properties fo:color="#282226"/>
    </style:style>
    <style:style style:family="text" style:name="T1225" style:display-name="T1225" style:parent-style-name="CharStyle30">
      <style:text-properties fo:color="#282226"/>
    </style:style>
    <style:style style:family="text" style:name="T1226" style:display-name="T1226" style:parent-style-name="CharStyle30">
      <style:text-properties fo:color="#282226"/>
    </style:style>
    <style:style style:family="text" style:name="T1227" style:display-name="T1227" style:parent-style-name="CharStyle37">
      <style:text-properties fo:color="#534A49"/>
    </style:style>
    <style:style style:family="text" style:name="T1228" style:display-name="T1228" style:parent-style-name="CharStyle30">
      <style:text-properties fo:color="#282226"/>
    </style:style>
    <style:style style:family="text" style:name="T1229" style:display-name="T1229" style:parent-style-name="CharStyle30">
      <style:text-properties fo:color="#282226"/>
    </style:style>
    <style:style style:family="text" style:name="T1230" style:display-name="T1230" style:parent-style-name="CharStyle30">
      <style:text-properties fo:color="#282226"/>
    </style:style>
    <style:style style:family="text" style:name="T1231" style:display-name="T1231" style:parent-style-name="CharStyle30">
      <style:text-properties fo:color="#282226"/>
    </style:style>
    <style:style style:family="text" style:name="T1232" style:display-name="T1232" style:parent-style-name="CharStyle30">
      <style:text-properties fo:color="#282226"/>
    </style:style>
    <style:style style:family="text" style:name="T1233" style:display-name="T1233" style:parent-style-name="CharStyle30">
      <style:text-properties fo:color="#282226"/>
    </style:style>
    <style:style style:family="text" style:name="T1234" style:display-name="T1234" style:parent-style-name="CharStyle30">
      <style:text-properties fo:color="#282226"/>
    </style:style>
    <style:style style:family="text" style:name="T1235" style:display-name="T1235" style:parent-style-name="CharStyle48">
      <style:text-properties fo:color="#000000"/>
    </style:style>
    <style:style style:family="text" style:name="T1236" style:display-name="T1236" style:parent-style-name="CharStyle30">
      <style:text-properties fo:color="#282226"/>
    </style:style>
    <style:style style:family="text" style:name="T1237" style:display-name="T1237" style:parent-style-name="CharStyle30">
      <style:text-properties style:text-position="25%" fo:color="#282226"/>
    </style:style>
    <style:style style:family="text" style:name="T1238" style:display-name="T1238" style:parent-style-name="CharStyle30">
      <style:text-properties fo:color="#282226"/>
    </style:style>
    <style:style style:family="text" style:name="T1239" style:display-name="T1239" style:parent-style-name="CharStyle30">
      <style:text-properties style:text-position="25%" fo:color="#282226"/>
    </style:style>
    <style:style style:family="text" style:name="T1240" style:display-name="T1240" style:parent-style-name="CharStyle30">
      <style:text-properties fo:color="#282226"/>
    </style:style>
    <style:style style:family="text" style:name="T1241" style:display-name="T1241" style:parent-style-name="CharStyle30">
      <style:text-properties fo:color="#282226"/>
    </style:style>
    <style:style style:family="text" style:name="T1242" style:display-name="T1242" style:parent-style-name="CharStyle74">
      <style:text-properties fo:color="#353033"/>
    </style:style>
    <style:style style:family="text" style:name="T1243" style:display-name="T1243" style:parent-style-name="CharStyle46">
      <style:text-properties fo:color="#353033"/>
    </style:style>
    <style:style style:family="text" style:name="T1244" style:display-name="T1244" style:parent-style-name="CharStyle40">
      <style:text-properties fo:color="#353033"/>
    </style:style>
    <style:style style:family="text" style:name="T1245" style:display-name="T1245" style:parent-style-name="CharStyle50">
      <style:text-properties fo:color="#282226"/>
    </style:style>
    <style:style style:family="text" style:name="T1246" style:display-name="T1246" style:parent-style-name="CharStyle39">
      <style:text-properties fo:color="#282226"/>
    </style:style>
    <style:style style:family="text" style:name="T1247" style:display-name="T1247" style:parent-style-name="CharStyle75">
      <style:text-properties fo:color="#282226"/>
    </style:style>
    <style:style style:family="text" style:name="T1248" style:display-name="T1248" style:parent-style-name="CharStyle39">
      <style:text-properties fo:color="#282226"/>
    </style:style>
    <style:style style:family="text" style:name="T1249" style:display-name="T1249" style:parent-style-name="CharStyle68">
      <style:text-properties fo:color="#282226"/>
    </style:style>
    <style:style style:family="text" style:name="T1250" style:display-name="T1250" style:parent-style-name="CharStyle16">
      <style:text-properties fo:color="#282226"/>
    </style:style>
    <style:style style:family="text" style:name="T1251" style:display-name="T1251" style:parent-style-name="CharStyle30">
      <style:text-properties fo:color="#282226"/>
    </style:style>
    <style:style style:family="text" style:name="T1252" style:display-name="T1252" style:parent-style-name="CharStyle30">
      <style:text-properties fo:language="en" style:language-asian="en" style:language-complex="en" fo:country="US" style:country-asian="US" style:country-complex="US" fo:color="#282226"/>
    </style:style>
    <style:style style:family="text" style:name="T1253" style:display-name="T1253" style:parent-style-name="CharStyle30">
      <style:text-properties fo:color="#282226"/>
    </style:style>
    <style:style style:family="text" style:name="T1254" style:display-name="T1254" style:parent-style-name="CharStyle30">
      <style:text-properties fo:color="#282226"/>
    </style:style>
    <style:style style:family="text" style:name="T1255" style:display-name="T1255" style:parent-style-name="CharStyle30">
      <style:text-properties fo:color="#282226"/>
    </style:style>
    <style:style style:family="text" style:name="T1256" style:display-name="T1256" style:parent-style-name="CharStyle30">
      <style:text-properties fo:color="#282226"/>
    </style:style>
    <style:style style:family="text" style:name="T1257" style:display-name="T1257" style:parent-style-name="CharStyle30">
      <style:text-properties fo:color="#282226"/>
    </style:style>
    <style:style style:family="text" style:name="T1258" style:display-name="T1258" style:parent-style-name="CharStyle39">
      <style:text-properties fo:color="#282226"/>
    </style:style>
    <style:style style:family="text" style:name="T1259" style:display-name="T1259" style:parent-style-name="CharStyle30">
      <style:text-properties fo:color="#282226"/>
    </style:style>
    <style:style style:family="text" style:name="T1260" style:display-name="T1260" style:parent-style-name="CharStyle30">
      <style:text-properties fo:color="#282226"/>
    </style:style>
    <style:style style:family="text" style:name="T1261" style:display-name="T1261" style:parent-style-name="CharStyle40">
      <style:text-properties fo:color="#353033"/>
    </style:style>
    <style:style style:family="text" style:name="T1262" style:display-name="T1262" style:parent-style-name="CharStyle30">
      <style:text-properties fo:color="#282226"/>
    </style:style>
    <style:style style:family="text" style:name="T1263" style:display-name="T1263" style:parent-style-name="CharStyle40">
      <style:text-properties fo:color="#353033"/>
    </style:style>
    <style:style style:family="text" style:name="T1264" style:display-name="T1264" style:parent-style-name="CharStyle30">
      <style:text-properties fo:color="#282226"/>
    </style:style>
    <style:style style:family="text" style:name="T1265" style:display-name="T1265" style:parent-style-name="CharStyle40">
      <style:text-properties fo:color="#353033"/>
    </style:style>
    <style:style style:family="text" style:name="T1266" style:display-name="T1266" style:parent-style-name="CharStyle30">
      <style:text-properties fo:color="#282226"/>
    </style:style>
    <style:style style:family="text" style:name="T1267" style:display-name="T1267" style:parent-style-name="CharStyle40">
      <style:text-properties fo:color="#353033"/>
    </style:style>
    <style:style style:family="text" style:name="T1268" style:display-name="T1268" style:parent-style-name="CharStyle30">
      <style:text-properties fo:color="#282226"/>
    </style:style>
    <style:style style:family="text" style:name="T1269" style:display-name="T1269" style:parent-style-name="CharStyle40">
      <style:text-properties fo:color="#353033"/>
    </style:style>
    <style:style style:family="text" style:name="T1270" style:display-name="T1270" style:parent-style-name="CharStyle30">
      <style:text-properties fo:color="#282226"/>
    </style:style>
    <style:style style:family="text" style:name="T1271" style:display-name="T1271" style:parent-style-name="CharStyle40">
      <style:text-properties fo:color="#353033"/>
    </style:style>
    <style:style style:family="text" style:name="T1272" style:display-name="T1272" style:parent-style-name="CharStyle30">
      <style:text-properties fo:color="#282226"/>
    </style:style>
    <style:style style:family="text" style:name="T1273" style:display-name="T1273" style:parent-style-name="CharStyle40">
      <style:text-properties fo:color="#353033"/>
    </style:style>
    <style:style style:family="text" style:name="T1274" style:display-name="T1274" style:parent-style-name="CharStyle30">
      <style:text-properties fo:color="#282226"/>
    </style:style>
    <style:style style:family="text" style:name="T1275" style:display-name="T1275" style:parent-style-name="CharStyle40">
      <style:text-properties fo:color="#353033"/>
    </style:style>
    <style:style style:family="text" style:name="T1276" style:display-name="T1276" style:parent-style-name="CharStyle30">
      <style:text-properties fo:color="#282226"/>
    </style:style>
    <style:style style:family="text" style:name="T1277" style:display-name="T1277" style:parent-style-name="CharStyle40">
      <style:text-properties fo:color="#353033"/>
    </style:style>
    <style:style style:family="text" style:name="T1278" style:display-name="T1278" style:parent-style-name="CharStyle30">
      <style:text-properties fo:color="#282226"/>
    </style:style>
    <style:style style:family="text" style:name="T1279" style:display-name="T1279" style:parent-style-name="CharStyle40">
      <style:text-properties fo:color="#353033"/>
    </style:style>
    <style:style style:family="text" style:name="T1280" style:display-name="T1280" style:parent-style-name="CharStyle30">
      <style:text-properties fo:color="#282226"/>
    </style:style>
    <style:style style:family="text" style:name="T1281" style:display-name="T1281" style:parent-style-name="CharStyle30">
      <style:text-properties fo:color="#282226"/>
    </style:style>
    <style:style style:family="text" style:name="T1282" style:display-name="T1282" style:parent-style-name="CharStyle40">
      <style:text-properties fo:color="#353033"/>
    </style:style>
    <style:style style:family="text" style:name="T1283" style:display-name="T1283" style:parent-style-name="CharStyle30">
      <style:text-properties fo:color="#282226"/>
    </style:style>
    <style:style style:family="text" style:name="T1284" style:display-name="T1284" style:parent-style-name="CharStyle50">
      <style:text-properties fo:color="#282226"/>
    </style:style>
    <style:style style:family="text" style:name="T1285" style:display-name="T1285" style:parent-style-name="CharStyle30">
      <style:text-properties fo:color="#282226"/>
    </style:style>
    <style:style style:family="text" style:name="T1286" style:display-name="T1286" style:parent-style-name="CharStyle30">
      <style:text-properties fo:color="#282226"/>
    </style:style>
    <style:style style:family="text" style:name="T1287" style:display-name="T1287" style:parent-style-name="CharStyle42">
      <style:text-properties fo:color="#282226"/>
    </style:style>
    <style:style style:family="text" style:name="T1288" style:display-name="T1288" style:parent-style-name="CharStyle42">
      <style:text-properties fo:color="#282226"/>
    </style:style>
    <style:style style:family="text" style:name="T1289" style:display-name="T1289" style:parent-style-name="CharStyle42">
      <style:text-properties fo:color="#282226"/>
    </style:style>
    <style:style style:family="text" style:name="T1290" style:display-name="T1290" style:parent-style-name="CharStyle42">
      <style:text-properties fo:color="#282226"/>
    </style:style>
    <style:style style:family="text" style:name="T1291" style:display-name="T1291" style:parent-style-name="CharStyle47">
      <style:text-properties fo:color="#534A49"/>
    </style:style>
    <style:style style:family="text" style:name="T1292" style:display-name="T1292" style:parent-style-name="CharStyle42">
      <style:text-properties fo:color="#282226"/>
    </style:style>
    <style:style style:family="text" style:name="T1293" style:display-name="T1293" style:parent-style-name="CharStyle30">
      <style:text-properties fo:color="#282226"/>
    </style:style>
    <style:style style:family="text" style:name="T1294" style:display-name="T1294" style:parent-style-name="CharStyle40">
      <style:text-properties fo:color="#353033"/>
    </style:style>
    <style:style style:family="text" style:name="T1295" style:display-name="T1295" style:parent-style-name="CharStyle30">
      <style:text-properties fo:color="#282226"/>
    </style:style>
    <style:style style:family="text" style:name="T1296" style:display-name="T1296" style:parent-style-name="CharStyle39">
      <style:text-properties fo:color="#282226"/>
    </style:style>
    <style:style style:family="text" style:name="T1297" style:display-name="T1297" style:parent-style-name="CharStyle30">
      <style:text-properties fo:color="#282226"/>
    </style:style>
    <style:style style:family="text" style:name="T1298" style:display-name="T1298" style:parent-style-name="CharStyle37">
      <style:text-properties fo:color="#534A49"/>
    </style:style>
    <style:style style:family="text" style:name="T1299" style:display-name="T1299" style:parent-style-name="CharStyle30">
      <style:text-properties fo:color="#282226"/>
    </style:style>
    <style:style style:family="text" style:name="T1300" style:display-name="T1300" style:parent-style-name="CharStyle30">
      <style:text-properties fo:color="#282226"/>
    </style:style>
    <style:style style:family="text" style:name="T1301" style:display-name="T1301" style:parent-style-name="CharStyle39">
      <style:text-properties fo:color="#282226"/>
    </style:style>
    <style:style style:family="text" style:name="T1302" style:display-name="T1302" style:parent-style-name="CharStyle30">
      <style:text-properties fo:color="#282226"/>
    </style:style>
    <style:style style:family="text" style:name="T1303" style:display-name="T1303" style:parent-style-name="CharStyle76">
      <style:text-properties fo:color="#353033"/>
    </style:style>
    <style:style style:family="text" style:name="T1304" style:display-name="T1304" style:parent-style-name="CharStyle30">
      <style:text-properties fo:color="#282226"/>
    </style:style>
    <style:style style:family="text" style:name="T1305" style:display-name="T1305" style:parent-style-name="CharStyle42">
      <style:text-properties fo:color="#282226"/>
    </style:style>
    <style:style style:family="text" style:name="T1306" style:display-name="T1306" style:parent-style-name="CharStyle42">
      <style:text-properties fo:color="#282226"/>
    </style:style>
    <style:style style:family="text" style:name="T1307" style:display-name="T1307" style:parent-style-name="CharStyle42">
      <style:text-properties fo:color="#282226"/>
    </style:style>
    <style:style style:family="text" style:name="T1308" style:display-name="T1308" style:parent-style-name="CharStyle30">
      <style:text-properties fo:color="#282226"/>
    </style:style>
    <style:style style:family="text" style:name="T1309" style:display-name="T1309" style:parent-style-name="CharStyle40">
      <style:text-properties fo:color="#353033"/>
    </style:style>
    <style:style style:family="text" style:name="T1310" style:display-name="T1310" style:parent-style-name="CharStyle39">
      <style:text-properties fo:color="#282226"/>
    </style:style>
    <style:style style:family="text" style:name="T1311" style:display-name="T1311" style:parent-style-name="CharStyle30">
      <style:text-properties fo:color="#282226"/>
    </style:style>
    <style:style style:family="text" style:name="T1312" style:display-name="T1312" style:parent-style-name="CharStyle40">
      <style:text-properties fo:color="#353033"/>
    </style:style>
    <style:style style:family="text" style:name="T1313" style:display-name="T1313" style:parent-style-name="CharStyle30">
      <style:text-properties fo:color="#282226"/>
    </style:style>
    <style:style style:family="text" style:name="T1314" style:display-name="T1314" style:parent-style-name="CharStyle40">
      <style:text-properties fo:color="#353033"/>
    </style:style>
    <style:style style:family="text" style:name="T1315" style:display-name="T1315" style:parent-style-name="CharStyle30">
      <style:text-properties fo:color="#282226"/>
    </style:style>
    <style:style style:family="text" style:name="T1316" style:display-name="T1316" style:parent-style-name="CharStyle40">
      <style:text-properties fo:color="#353033"/>
    </style:style>
    <style:style style:family="text" style:name="T1317" style:display-name="T1317" style:parent-style-name="CharStyle30">
      <style:text-properties fo:color="#282226"/>
    </style:style>
    <style:style style:family="text" style:name="T1318" style:display-name="T1318" style:parent-style-name="CharStyle40">
      <style:text-properties fo:color="#353033"/>
    </style:style>
    <style:style style:family="text" style:name="T1319" style:display-name="T1319" style:parent-style-name="CharStyle30">
      <style:text-properties fo:color="#282226"/>
    </style:style>
    <style:style style:family="text" style:name="T1320" style:display-name="T1320" style:parent-style-name="CharStyle40">
      <style:text-properties fo:color="#353033"/>
    </style:style>
    <style:style style:family="text" style:name="T1321" style:display-name="T1321" style:parent-style-name="CharStyle30">
      <style:text-properties fo:color="#282226"/>
    </style:style>
    <style:style style:family="text" style:name="T1322" style:display-name="T1322" style:parent-style-name="CharStyle30">
      <style:text-properties fo:color="#282226"/>
    </style:style>
    <style:style style:family="text" style:name="T1323" style:display-name="T1323" style:parent-style-name="CharStyle46">
      <style:text-properties fo:color="#353033"/>
    </style:style>
    <style:style style:family="text" style:name="T1324" style:display-name="T1324" style:parent-style-name="CharStyle40">
      <style:text-properties fo:color="#353033"/>
    </style:style>
    <style:style style:family="text" style:name="T1325" style:display-name="T1325" style:parent-style-name="CharStyle30">
      <style:text-properties fo:color="#282226"/>
    </style:style>
    <style:style style:family="text" style:name="T1326" style:display-name="T1326" style:parent-style-name="CharStyle40">
      <style:text-properties fo:color="#353033"/>
    </style:style>
    <style:style style:family="text" style:name="T1327" style:display-name="T1327" style:parent-style-name="CharStyle30">
      <style:text-properties fo:color="#282226"/>
    </style:style>
    <style:style style:family="text" style:name="T1328" style:display-name="T1328" style:parent-style-name="CharStyle40">
      <style:text-properties fo:color="#353033"/>
    </style:style>
    <style:style style:family="text" style:name="T1329" style:display-name="T1329" style:parent-style-name="CharStyle30">
      <style:text-properties fo:color="#282226"/>
    </style:style>
    <style:style style:family="text" style:name="T1330" style:display-name="T1330" style:parent-style-name="CharStyle40">
      <style:text-properties fo:color="#353033"/>
    </style:style>
    <style:style style:family="text" style:name="T1331" style:display-name="T1331" style:parent-style-name="CharStyle30">
      <style:text-properties fo:color="#282226"/>
    </style:style>
    <style:style style:family="text" style:name="T1332" style:display-name="T1332" style:parent-style-name="CharStyle30">
      <style:text-properties fo:color="#282226"/>
    </style:style>
    <style:style style:family="text" style:name="T1333" style:display-name="T1333" style:parent-style-name="CharStyle40">
      <style:text-properties fo:color="#353033"/>
    </style:style>
    <style:style style:family="text" style:name="T1334" style:display-name="T1334" style:parent-style-name="CharStyle30">
      <style:text-properties fo:color="#282226"/>
    </style:style>
    <style:style style:family="text" style:name="T1335" style:display-name="T1335" style:parent-style-name="CharStyle40">
      <style:text-properties fo:color="#353033"/>
    </style:style>
    <style:style style:family="text" style:name="T1336" style:display-name="T1336" style:parent-style-name="CharStyle30">
      <style:text-properties fo:color="#282226"/>
    </style:style>
    <style:style style:family="text" style:name="T1337" style:display-name="T1337" style:parent-style-name="CharStyle40">
      <style:text-properties fo:color="#353033"/>
    </style:style>
    <style:style style:family="text" style:name="T1338" style:display-name="T1338" style:parent-style-name="CharStyle30">
      <style:text-properties fo:color="#282226"/>
    </style:style>
    <style:style style:family="text" style:name="T1339" style:display-name="T1339" style:parent-style-name="CharStyle40">
      <style:text-properties fo:color="#353033"/>
    </style:style>
    <style:style style:family="text" style:name="T1340" style:display-name="T1340" style:parent-style-name="CharStyle30">
      <style:text-properties fo:color="#282226"/>
    </style:style>
    <style:style style:family="text" style:name="T1341" style:display-name="T1341" style:parent-style-name="CharStyle40">
      <style:text-properties fo:color="#353033"/>
    </style:style>
    <style:style style:family="text" style:name="T1342" style:display-name="T1342" style:parent-style-name="CharStyle30">
      <style:text-properties fo:color="#282226"/>
    </style:style>
    <style:style style:family="text" style:name="T1343" style:display-name="T1343" style:parent-style-name="CharStyle40">
      <style:text-properties fo:color="#353033"/>
    </style:style>
    <style:style style:family="text" style:name="T1344" style:display-name="T1344" style:parent-style-name="CharStyle30">
      <style:text-properties fo:color="#282226"/>
    </style:style>
    <style:style style:family="text" style:name="T1345" style:display-name="T1345" style:parent-style-name="CharStyle40">
      <style:text-properties fo:color="#353033"/>
    </style:style>
    <style:style style:family="text" style:name="T1346" style:display-name="T1346" style:parent-style-name="CharStyle30">
      <style:text-properties fo:color="#282226"/>
    </style:style>
    <style:style style:family="text" style:name="T1347" style:display-name="T1347" style:parent-style-name="CharStyle40">
      <style:text-properties fo:color="#353033"/>
    </style:style>
    <style:style style:family="text" style:name="T1348" style:display-name="T1348" style:parent-style-name="CharStyle30">
      <style:text-properties fo:color="#282226"/>
    </style:style>
    <style:style style:family="text" style:name="T1349" style:display-name="T1349" style:parent-style-name="CharStyle40">
      <style:text-properties fo:color="#353033"/>
    </style:style>
    <style:style style:family="text" style:name="T1350" style:display-name="T1350" style:parent-style-name="CharStyle30">
      <style:text-properties fo:color="#282226"/>
    </style:style>
    <style:style style:family="text" style:name="T1351" style:display-name="T1351" style:parent-style-name="CharStyle40">
      <style:text-properties fo:color="#353033"/>
    </style:style>
    <style:style style:family="text" style:name="T1352" style:display-name="T1352" style:parent-style-name="CharStyle30">
      <style:text-properties fo:color="#282226"/>
    </style:style>
    <style:style style:family="text" style:name="T1353" style:display-name="T1353" style:parent-style-name="CharStyle40">
      <style:text-properties fo:color="#353033"/>
    </style:style>
    <style:style style:family="text" style:name="T1354" style:display-name="T1354" style:parent-style-name="CharStyle30">
      <style:text-properties fo:color="#282226"/>
    </style:style>
    <style:style style:family="text" style:name="T1355" style:display-name="T1355" style:parent-style-name="CharStyle40">
      <style:text-properties fo:color="#353033"/>
    </style:style>
    <style:style style:family="text" style:name="T1356" style:display-name="T1356" style:parent-style-name="CharStyle30">
      <style:text-properties fo:color="#282226"/>
    </style:style>
    <style:style style:family="text" style:name="T1357" style:display-name="T1357" style:parent-style-name="CharStyle40">
      <style:text-properties fo:color="#353033"/>
    </style:style>
    <style:style style:family="text" style:name="T1358" style:display-name="T1358" style:parent-style-name="CharStyle30">
      <style:text-properties fo:color="#282226"/>
    </style:style>
    <style:style style:family="text" style:name="T1359" style:display-name="T1359" style:parent-style-name="CharStyle40">
      <style:text-properties fo:color="#353033"/>
    </style:style>
    <style:style style:family="text" style:name="T1360" style:display-name="T1360" style:parent-style-name="CharStyle30">
      <style:text-properties fo:color="#282226"/>
    </style:style>
    <style:style style:family="text" style:name="T1361" style:display-name="T1361" style:parent-style-name="CharStyle40">
      <style:text-properties fo:color="#353033"/>
    </style:style>
    <style:style style:family="text" style:name="T1362" style:display-name="T1362" style:parent-style-name="CharStyle30">
      <style:text-properties fo:color="#282226"/>
    </style:style>
    <style:style style:family="text" style:name="T1363" style:display-name="T1363" style:parent-style-name="CharStyle40">
      <style:text-properties fo:color="#353033"/>
    </style:style>
    <style:style style:family="text" style:name="T1364" style:display-name="T1364" style:parent-style-name="CharStyle30">
      <style:text-properties fo:color="#282226"/>
    </style:style>
    <style:style style:family="text" style:name="T1365" style:display-name="T1365" style:parent-style-name="CharStyle40">
      <style:text-properties fo:color="#353033"/>
    </style:style>
    <style:style style:family="text" style:name="T1366" style:display-name="T1366" style:parent-style-name="CharStyle39">
      <style:text-properties fo:color="#282226"/>
    </style:style>
    <style:style style:family="text" style:name="T1367" style:display-name="T1367" style:parent-style-name="CharStyle46">
      <style:text-properties fo:color="#353033"/>
    </style:style>
    <style:style style:family="text" style:name="T1368" style:display-name="T1368" style:parent-style-name="CharStyle40">
      <style:text-properties fo:color="#353033"/>
    </style:style>
    <style:style style:family="text" style:name="T1369" style:display-name="T1369" style:parent-style-name="CharStyle30">
      <style:text-properties fo:color="#282226"/>
    </style:style>
    <style:style style:family="text" style:name="T1370" style:display-name="T1370" style:parent-style-name="CharStyle40">
      <style:text-properties fo:color="#353033"/>
    </style:style>
    <style:style style:family="text" style:name="T1371" style:display-name="T1371" style:parent-style-name="CharStyle30">
      <style:text-properties fo:color="#282226"/>
    </style:style>
    <style:style style:family="text" style:name="T1372" style:display-name="T1372" style:parent-style-name="CharStyle40">
      <style:text-properties fo:color="#353033"/>
    </style:style>
    <style:style style:family="text" style:name="T1373" style:display-name="T1373" style:parent-style-name="CharStyle30">
      <style:text-properties fo:color="#282226"/>
    </style:style>
    <style:style style:family="text" style:name="T1374" style:display-name="T1374" style:parent-style-name="CharStyle40">
      <style:text-properties fo:color="#353033"/>
    </style:style>
    <style:style style:family="text" style:name="T1375" style:display-name="T1375" style:parent-style-name="CharStyle30">
      <style:text-properties fo:color="#282226"/>
    </style:style>
    <style:style style:family="text" style:name="T1376" style:display-name="T1376" style:parent-style-name="CharStyle40">
      <style:text-properties fo:color="#353033"/>
    </style:style>
    <style:style style:family="text" style:name="T1377" style:display-name="T1377" style:parent-style-name="CharStyle30">
      <style:text-properties fo:color="#282226"/>
    </style:style>
    <style:style style:family="text" style:name="T1378" style:display-name="T1378" style:parent-style-name="CharStyle40">
      <style:text-properties fo:color="#353033"/>
    </style:style>
    <style:style style:family="text" style:name="T1379" style:display-name="T1379" style:parent-style-name="CharStyle30">
      <style:text-properties fo:color="#282226"/>
    </style:style>
    <style:style style:family="text" style:name="T1380" style:display-name="T1380" style:parent-style-name="CharStyle40">
      <style:text-properties fo:color="#353033"/>
    </style:style>
    <style:style style:family="text" style:name="T1381" style:display-name="T1381" style:parent-style-name="CharStyle30">
      <style:text-properties fo:color="#282226"/>
    </style:style>
    <style:style style:family="text" style:name="T1382" style:display-name="T1382" style:parent-style-name="CharStyle40">
      <style:text-properties fo:color="#353033"/>
    </style:style>
    <style:style style:family="text" style:name="T1383" style:display-name="T1383" style:parent-style-name="CharStyle30">
      <style:text-properties fo:color="#282226"/>
    </style:style>
    <style:style style:family="text" style:name="T1384" style:display-name="T1384" style:parent-style-name="CharStyle40">
      <style:text-properties fo:color="#353033"/>
    </style:style>
    <style:style style:family="text" style:name="T1385" style:display-name="T1385" style:parent-style-name="CharStyle30">
      <style:text-properties fo:color="#282226"/>
    </style:style>
    <style:style style:family="text" style:name="T1386" style:display-name="T1386" style:parent-style-name="CharStyle40">
      <style:text-properties fo:color="#353033"/>
    </style:style>
    <style:style style:family="text" style:name="T1387" style:display-name="T1387" style:parent-style-name="CharStyle30">
      <style:text-properties fo:color="#282226"/>
    </style:style>
    <style:style style:family="text" style:name="T1388" style:display-name="T1388" style:parent-style-name="CharStyle40">
      <style:text-properties fo:color="#353033"/>
    </style:style>
    <style:style style:family="text" style:name="T1389" style:display-name="T1389" style:parent-style-name="CharStyle30">
      <style:text-properties fo:color="#282226"/>
    </style:style>
    <style:style style:family="text" style:name="T1390" style:display-name="T1390" style:parent-style-name="CharStyle40">
      <style:text-properties fo:color="#353033"/>
    </style:style>
    <style:style style:family="text" style:name="T1391" style:display-name="T1391" style:parent-style-name="CharStyle30">
      <style:text-properties fo:color="#282226"/>
    </style:style>
    <style:style style:family="text" style:name="T1392" style:display-name="T1392" style:parent-style-name="CharStyle40">
      <style:text-properties fo:color="#353033"/>
    </style:style>
    <style:style style:family="text" style:name="T1393" style:display-name="T1393" style:parent-style-name="CharStyle30">
      <style:text-properties fo:color="#282226"/>
    </style:style>
    <style:style style:family="text" style:name="T1394" style:display-name="T1394" style:parent-style-name="CharStyle40">
      <style:text-properties fo:color="#353033"/>
    </style:style>
    <style:style style:family="text" style:name="T1395" style:display-name="T1395" style:parent-style-name="CharStyle30">
      <style:text-properties fo:color="#282226"/>
    </style:style>
    <style:style style:family="text" style:name="T1396" style:display-name="T1396" style:parent-style-name="CharStyle40">
      <style:text-properties fo:color="#353033"/>
    </style:style>
    <style:style style:family="text" style:name="T1397" style:display-name="T1397" style:parent-style-name="CharStyle30">
      <style:text-properties fo:color="#282226"/>
    </style:style>
    <style:style style:family="text" style:name="T1398" style:display-name="T1398" style:parent-style-name="CharStyle40">
      <style:text-properties fo:color="#353033"/>
    </style:style>
    <style:style style:family="text" style:name="T1399" style:display-name="T1399" style:parent-style-name="CharStyle30">
      <style:text-properties fo:color="#282226"/>
    </style:style>
    <style:style style:family="text" style:name="T1400" style:display-name="T1400" style:parent-style-name="CharStyle30">
      <style:text-properties fo:color="#282226"/>
    </style:style>
    <style:style style:family="text" style:name="T1401" style:display-name="T1401" style:parent-style-name="CharStyle40">
      <style:text-properties fo:color="#353033"/>
    </style:style>
    <style:style style:family="text" style:name="T1402" style:display-name="T1402" style:parent-style-name="CharStyle30">
      <style:text-properties fo:color="#282226"/>
    </style:style>
    <style:style style:family="text" style:name="T1403" style:display-name="T1403" style:parent-style-name="CharStyle48">
      <style:text-properties fo:color="#000000"/>
    </style:style>
    <style:style style:family="text" style:name="T1404" style:display-name="T1404" style:parent-style-name="CharStyle30">
      <style:text-properties fo:color="#282226"/>
    </style:style>
    <style:style style:family="text" style:name="T1405" style:display-name="T1405" style:parent-style-name="CharStyle48">
      <style:text-properties fo:color="#000000"/>
    </style:style>
    <style:style style:family="text" style:name="T1406" style:display-name="T1406" style:parent-style-name="CharStyle30">
      <style:text-properties fo:color="#282226"/>
    </style:style>
    <style:style style:family="text" style:name="T1408" style:display-name="T1408" style:parent-style-name="CharStyle51">
      <style:text-properties fo:color="#353033"/>
    </style:style>
    <style:style style:family="text" style:name="T1409" style:display-name="T1409" style:parent-style-name="CharStyle51">
      <style:text-properties fo:color="#353033"/>
    </style:style>
    <style:style style:family="text" style:name="T1410" style:display-name="T1410" style:parent-style-name="CharStyle51">
      <style:text-properties fo:color="#353033"/>
    </style:style>
    <style:style style:family="text" style:name="T1411" style:display-name="T1411" style:parent-style-name="CharStyle6">
      <style:text-properties fo:color="#282226"/>
    </style:style>
    <style:style style:family="text" style:name="T1412" style:display-name="T1412" style:parent-style-name="CharStyle51">
      <style:text-properties fo:color="#353033"/>
    </style:style>
    <style:style style:family="text" style:name="T1413" style:display-name="T1413" style:parent-style-name="CharStyle6">
      <style:text-properties fo:color="#282226"/>
    </style:style>
    <style:style style:family="text" style:name="T1414" style:display-name="T1414" style:parent-style-name="CharStyle6">
      <style:text-properties fo:color="#282226"/>
    </style:style>
    <style:style style:family="text" style:name="T1415" style:display-name="T1415" style:parent-style-name="CharStyle51">
      <style:text-properties fo:color="#353033"/>
    </style:style>
    <style:style style:family="text" style:name="T1416" style:display-name="T1416" style:parent-style-name="CharStyle51">
      <style:text-properties fo:color="#353033"/>
    </style:style>
    <style:style style:family="text" style:name="T1417" style:display-name="T1417" style:parent-style-name="CharStyle6">
      <style:text-properties fo:color="#282226"/>
    </style:style>
    <style:style style:family="text" style:name="T1418" style:display-name="T1418" style:parent-style-name="CharStyle51">
      <style:text-properties fo:color="#353033"/>
    </style:style>
    <style:style style:family="text" style:name="T1419" style:display-name="T1419" style:parent-style-name="CharStyle6">
      <style:text-properties fo:color="#282226"/>
    </style:style>
    <style:style style:family="text" style:name="T1420" style:display-name="T1420" style:parent-style-name="CharStyle51">
      <style:text-properties fo:color="#353033"/>
    </style:style>
    <style:style style:family="text" style:name="T1421" style:display-name="T1421" style:parent-style-name="CharStyle6">
      <style:text-properties fo:color="#282226"/>
    </style:style>
    <style:style style:family="text" style:name="T1422" style:display-name="T1422" style:parent-style-name="CharStyle6">
      <style:text-properties fo:color="#282226"/>
    </style:style>
    <style:style style:family="text" style:name="T1423" style:display-name="T1423" style:parent-style-name="CharStyle51">
      <style:text-properties fo:color="#353033"/>
    </style:style>
    <style:style style:family="text" style:name="T1424" style:display-name="T1424" style:parent-style-name="CharStyle6">
      <style:text-properties fo:color="#282226"/>
    </style:style>
    <style:style style:family="text" style:name="T1425" style:display-name="T1425" style:parent-style-name="CharStyle6">
      <style:text-properties fo:color="#282226"/>
    </style:style>
    <style:style style:family="text" style:name="T1426" style:display-name="T1426" style:parent-style-name="CharStyle51">
      <style:text-properties fo:color="#353033"/>
    </style:style>
    <style:style style:family="text" style:name="T1427" style:display-name="T1427" style:parent-style-name="CharStyle6">
      <style:text-properties fo:color="#282226"/>
    </style:style>
    <style:style style:family="text" style:name="T1428" style:display-name="T1428" style:parent-style-name="CharStyle6">
      <style:text-properties fo:color="#282226"/>
    </style:style>
    <style:style style:family="text" style:name="T1429" style:display-name="T1429" style:parent-style-name="CharStyle6">
      <style:text-properties fo:color="#282226"/>
    </style:style>
    <style:style style:family="text" style:name="T1430" style:display-name="T1430" style:parent-style-name="CharStyle6">
      <style:text-properties fo:color="#282226"/>
    </style:style>
    <style:style style:family="text" style:name="T1431" style:display-name="T1431" style:parent-style-name="CharStyle51">
      <style:text-properties fo:color="#353033"/>
    </style:style>
    <style:style style:family="text" style:name="T1432" style:display-name="T1432" style:parent-style-name="CharStyle6">
      <style:text-properties fo:color="#282226"/>
    </style:style>
    <style:style style:family="text" style:name="T1433" style:display-name="T1433" style:parent-style-name="CharStyle6">
      <style:text-properties fo:color="#282226"/>
    </style:style>
    <style:style style:family="text" style:name="T1434" style:display-name="T1434" style:parent-style-name="CharStyle51">
      <style:text-properties fo:color="#353033"/>
    </style:style>
    <style:style style:family="text" style:name="T1435" style:display-name="T1435" style:parent-style-name="CharStyle51">
      <style:text-properties fo:color="#353033"/>
    </style:style>
    <style:style style:family="text" style:name="T1436" style:display-name="T1436" style:parent-style-name="CharStyle6">
      <style:text-properties fo:color="#282226"/>
    </style:style>
    <style:style style:family="text" style:name="T1437" style:display-name="T1437" style:parent-style-name="CharStyle6">
      <style:text-properties fo:color="#282226"/>
    </style:style>
    <style:style style:family="text" style:name="T1438" style:display-name="T1438" style:parent-style-name="CharStyle57">
      <style:text-properties fo:color="#353033"/>
    </style:style>
    <style:style style:family="text" style:name="T1439" style:display-name="T1439" style:parent-style-name="CharStyle57">
      <style:text-properties fo:color="#353033"/>
    </style:style>
    <style:style style:family="text" style:name="T1440" style:display-name="T1440" style:parent-style-name="CharStyle80">
      <style:text-properties fo:color="#353033"/>
    </style:style>
    <style:style style:family="text" style:name="T1441" style:display-name="T1441" style:parent-style-name="CharStyle30">
      <style:text-properties fo:color="#282226"/>
    </style:style>
    <style:style style:family="text" style:name="T1442" style:display-name="T1442" style:parent-style-name="CharStyle30">
      <style:text-properties style:text-position="25%" fo:color="#282226"/>
    </style:style>
    <style:style style:family="text" style:name="T1443" style:display-name="T1443" style:parent-style-name="CharStyle30">
      <style:text-properties fo:color="#282226"/>
    </style:style>
    <style:style style:family="text" style:name="T1444" style:display-name="T1444" style:parent-style-name="CharStyle30">
      <style:text-properties style:text-position="25%" fo:color="#282226"/>
    </style:style>
    <style:style style:family="text" style:name="T1445" style:display-name="T1445" style:parent-style-name="CharStyle30">
      <style:text-properties fo:color="#282226"/>
    </style:style>
    <style:style style:family="text" style:name="T1446" style:display-name="T1446" style:parent-style-name="CharStyle30">
      <style:text-properties fo:color="#282226"/>
    </style:style>
    <style:style style:family="text" style:name="T1447" style:display-name="T1447" style:parent-style-name="CharStyle79">
      <style:text-properties fo:color="#282226"/>
    </style:style>
    <style:style style:family="text" style:name="T1448" style:display-name="T1448" style:parent-style-name="CharStyle40">
      <style:text-properties fo:color="#353033"/>
    </style:style>
    <style:style style:family="text" style:name="T1449" style:display-name="T1449" style:parent-style-name="CharStyle81">
      <style:text-properties fo:color="#353033"/>
    </style:style>
    <style:style style:family="text" style:name="T1450" style:display-name="T1450" style:parent-style-name="CharStyle82">
      <style:text-properties fo:color="#353033"/>
    </style:style>
    <style:style style:family="text" style:name="T1451" style:display-name="T1451" style:parent-style-name="CharStyle30">
      <style:text-properties fo:color="#282226"/>
    </style:style>
    <style:style style:family="text" style:name="T1452" style:display-name="T1452" style:parent-style-name="CharStyle37">
      <style:text-properties fo:color="#534A49"/>
    </style:style>
    <style:style style:family="text" style:name="T1453" style:display-name="T1453" style:parent-style-name="CharStyle30">
      <style:text-properties fo:color="#282226"/>
    </style:style>
    <style:style style:family="text" style:name="T1454" style:display-name="T1454" style:parent-style-name="CharStyle37">
      <style:text-properties fo:color="#534A49"/>
    </style:style>
    <style:style style:family="text" style:name="T1455" style:display-name="T1455" style:parent-style-name="CharStyle30">
      <style:text-properties fo:color="#282226"/>
    </style:style>
    <style:style style:family="text" style:name="T1456" style:display-name="T1456" style:parent-style-name="CharStyle37">
      <style:text-properties fo:color="#534A49"/>
    </style:style>
    <style:style style:family="text" style:name="T1457" style:display-name="T1457" style:parent-style-name="CharStyle30">
      <style:text-properties fo:color="#282226"/>
    </style:style>
    <style:style style:family="text" style:name="T1458" style:display-name="T1458" style:parent-style-name="CharStyle30">
      <style:text-properties fo:color="#282226"/>
    </style:style>
    <style:style style:family="text" style:name="T1459" style:display-name="T1459" style:parent-style-name="CharStyle30">
      <style:text-properties style:text-position="25%" fo:color="#282226"/>
    </style:style>
    <style:style style:family="text" style:name="T1460" style:display-name="T1460" style:parent-style-name="CharStyle37">
      <style:text-properties fo:color="#534A49"/>
    </style:style>
    <style:style style:family="text" style:name="T1461" style:display-name="T1461" style:parent-style-name="CharStyle30">
      <style:text-properties fo:color="#282226"/>
    </style:style>
    <style:style style:family="text" style:name="T1462" style:display-name="T1462" style:parent-style-name="CharStyle37">
      <style:text-properties fo:color="#534A49"/>
    </style:style>
    <style:style style:family="text" style:name="T1463" style:display-name="T1463" style:parent-style-name="CharStyle30">
      <style:text-properties fo:color="#282226"/>
    </style:style>
    <style:style style:family="text" style:name="T1464" style:display-name="T1464" style:parent-style-name="CharStyle37">
      <style:text-properties fo:color="#534A49"/>
    </style:style>
    <style:style style:family="text" style:name="T1465" style:display-name="T1465" style:parent-style-name="CharStyle30">
      <style:text-properties fo:color="#282226"/>
    </style:style>
    <style:style style:family="text" style:name="T1466" style:display-name="T1466" style:parent-style-name="CharStyle30">
      <style:text-properties fo:color="#282226"/>
    </style:style>
    <style:style style:family="text" style:name="T1467" style:display-name="T1467" style:parent-style-name="CharStyle37">
      <style:text-properties fo:color="#534A49"/>
    </style:style>
    <style:style style:family="text" style:name="T1468" style:display-name="T1468" style:parent-style-name="CharStyle30">
      <style:text-properties fo:color="#282226"/>
    </style:style>
    <style:style style:family="text" style:name="T1469" style:display-name="T1469" style:parent-style-name="CharStyle39">
      <style:text-properties fo:color="#282226"/>
    </style:style>
    <style:style style:family="text" style:name="T1470" style:display-name="T1470" style:parent-style-name="CharStyle30">
      <style:text-properties fo:color="#282226"/>
    </style:style>
    <style:style style:family="text" style:name="T1471" style:display-name="T1471" style:parent-style-name="CharStyle83">
      <style:text-properties fo:color="#353033"/>
    </style:style>
    <style:style style:family="text" style:name="T1472" style:display-name="T1472" style:parent-style-name="CharStyle82">
      <style:text-properties fo:color="#353033"/>
    </style:style>
    <style:style style:family="text" style:name="T1473" style:display-name="T1473" style:parent-style-name="CharStyle30">
      <style:text-properties fo:color="#282226"/>
    </style:style>
    <style:style style:family="text" style:name="T1474" style:display-name="T1474" style:parent-style-name="CharStyle30">
      <style:text-properties fo:color="#282226"/>
    </style:style>
    <style:style style:family="text" style:name="T1475" style:display-name="T1475" style:parent-style-name="CharStyle30">
      <style:text-properties fo:color="#282226"/>
    </style:style>
    <style:style style:family="text" style:name="T1476" style:display-name="T1476" style:parent-style-name="CharStyle39">
      <style:text-properties fo:color="#282226"/>
    </style:style>
    <style:style style:family="text" style:name="T1477" style:display-name="T1477" style:parent-style-name="CharStyle30">
      <style:text-properties fo:color="#282226"/>
    </style:style>
    <style:style style:family="text" style:name="T1478" style:display-name="T1478" style:parent-style-name="CharStyle37">
      <style:text-properties fo:color="#534A49"/>
    </style:style>
    <style:style style:family="text" style:name="T1479" style:display-name="T1479" style:parent-style-name="CharStyle30">
      <style:text-properties fo:color="#282226"/>
    </style:style>
    <style:style style:family="text" style:name="T1480" style:display-name="T1480" style:parent-style-name="CharStyle30">
      <style:text-properties fo:color="#282226"/>
    </style:style>
    <style:style style:family="text" style:name="T1481" style:display-name="T1481" style:parent-style-name="CharStyle39">
      <style:text-properties fo:color="#282226"/>
    </style:style>
    <style:style style:family="text" style:name="T1482" style:display-name="T1482" style:parent-style-name="CharStyle30">
      <style:text-properties fo:color="#282226"/>
    </style:style>
    <style:style style:family="text" style:name="T1483" style:display-name="T1483" style:parent-style-name="CharStyle30">
      <style:text-properties fo:color="#282226"/>
    </style:style>
    <style:style style:family="text" style:name="T1484" style:display-name="T1484" style:parent-style-name="CharStyle39">
      <style:text-properties fo:color="#282226"/>
    </style:style>
    <style:style style:family="text" style:name="T1485" style:display-name="T1485" style:parent-style-name="CharStyle30">
      <style:text-properties fo:color="#282226"/>
    </style:style>
    <style:style style:family="text" style:name="T1486" style:display-name="T1486" style:parent-style-name="CharStyle39">
      <style:text-properties fo:color="#282226"/>
    </style:style>
    <style:style style:family="text" style:name="T1487" style:display-name="T1487" style:parent-style-name="CharStyle79">
      <style:text-properties fo:color="#282226"/>
    </style:style>
    <style:style style:family="text" style:name="T1488" style:display-name="T1488" style:parent-style-name="CharStyle84">
      <style:text-properties fo:color="#534A49"/>
    </style:style>
    <style:style style:family="text" style:name="T1489" style:display-name="T1489" style:parent-style-name="CharStyle79">
      <style:text-properties fo:color="#282226"/>
    </style:style>
    <style:style style:family="text" style:name="T1490" style:display-name="T1490" style:parent-style-name="CharStyle79">
      <style:text-properties fo:color="#282226"/>
    </style:style>
    <style:style style:family="text" style:name="T1491" style:display-name="T1491" style:parent-style-name="CharStyle84">
      <style:text-properties fo:color="#534A49"/>
    </style:style>
    <style:style style:family="text" style:name="T1492" style:display-name="T1492" style:parent-style-name="CharStyle79">
      <style:text-properties fo:color="#282226"/>
    </style:style>
    <style:style style:family="text" style:name="T1493" style:display-name="T1493" style:parent-style-name="CharStyle84">
      <style:text-properties fo:color="#534A49"/>
    </style:style>
    <style:style style:family="text" style:name="T1494" style:display-name="T1494" style:parent-style-name="CharStyle79">
      <style:text-properties fo:color="#282226"/>
    </style:style>
    <style:style style:family="paragraph" style:name="P6" style:display-name="P6">
      <style:paragraph-properties fo:margin-bottom="0.104cm" fo:line-height="0.002cm" style:page-number="auto"/>
      <style:text-properties/>
    </style:style>
    <style:style style:family="paragraph" style:name="P8" style:display-name="P8">
      <style:paragraph-properties fo:margin-bottom="0.316cm" fo:line-height="0.002cm" style:page-number="auto"/>
      <style:text-properties/>
    </style:style>
    <style:style style:family="paragraph" style:name="P10" style:display-name="P10">
      <style:paragraph-properties fo:line-height="0.002cm" style:page-number="auto"/>
      <style:text-properties/>
    </style:style>
    <style:style style:family="paragraph" style:name="P12" style:display-name="P12">
      <style:paragraph-properties fo:margin-bottom="0.386cm" fo:line-height="0.002cm" style:page-number="auto"/>
      <style:text-properties/>
    </style:style>
    <style:style style:family="paragraph" style:name="P15" style:display-name="P15">
      <style:paragraph-properties fo:margin-bottom="0.280cm" fo:line-height="0.002cm" style:page-number="auto"/>
      <style:text-properties/>
    </style:style>
    <style:style style:family="paragraph" style:name="P17" style:display-name="P17">
      <style:paragraph-properties fo:margin-bottom="0.280cm" fo:line-height="0.002cm" style:page-number="auto"/>
      <style:text-properties/>
    </style:style>
    <style:style style:family="paragraph" style:name="P19" style:display-name="P19">
      <style:paragraph-properties fo:margin-bottom="0.457cm" fo:line-height="0.002cm" style:page-number="auto"/>
      <style:text-properties/>
    </style:style>
    <style:style style:family="paragraph" style:name="P20" style:display-name="P20">
      <style:paragraph-properties fo:margin-bottom="0.351cm" fo:line-height="0.002cm" style:page-number="auto"/>
      <style:text-properties/>
    </style:style>
    <style:style style:family="paragraph" style:name="P22" style:display-name="P22">
      <style:paragraph-properties fo:line-height="0.002cm" style:page-number="auto"/>
      <style:text-properties/>
    </style:style>
    <style:style style:family="paragraph" style:name="P23" style:display-name="P23" style:parent-style-name="Style2">
      <style:paragraph-properties fo:background-color="transparent" fo:margin-top="0.000cm" fo:margin-bottom="0.000cm" fo:margin-left="0.000cm" fo:margin-right="0.000cm" fo:text-indent="0.318cm" fo:text-align="justify" style:page-number="auto"/>
      <style:text-properties/>
    </style:style>
    <style:style style:family="paragraph" style:name="P24" style:display-name="P24" style:parent-style-name="Style5">
      <style:paragraph-properties fo:background-color="transparent" fo:margin-top="0.000cm" fo:margin-bottom="2.399cm" fo:line-height="100.%" fo:margin-left="0.000cm" fo:margin-right="0.000cm" fo:text-indent="0.000cm" fo:text-align="center" style:page-number="auto"/>
      <style:text-properties/>
    </style:style>
    <style:style style:family="paragraph" style:name="P25" style:display-name="P25" style:parent-style-name="Style8">
      <style:paragraph-properties fo:keep-with-next="always" fo:keep-together="always" fo:background-color="transparent" fo:margin-top="0.000cm" fo:line-height="100.%" fo:margin-left="0.000cm" fo:margin-right="0.000cm" fo:text-indent="0.000cm" fo:text-align="center" style:page-number="auto"/>
      <style:text-properties/>
    </style:style>
    <style:style style:family="paragraph" style:name="P26" style:display-name="P26" style:parent-style-name="Style5">
      <style:paragraph-properties fo:background-color="transparent" fo:margin-top="0.000cm" fo:margin-bottom="1.199cm" fo:line-height="100.%" fo:margin-left="0.000cm" fo:margin-right="0.000cm" fo:text-indent="0.000cm" fo:text-align="center" style:page-number="auto"/>
      <style:text-properties/>
    </style:style>
    <style:style style:family="paragraph" style:name="P27" style:display-name="P27" style:parent-style-name="Style5">
      <style:paragraph-properties fo:background-color="transparent" fo:margin-top="0.000cm" fo:margin-bottom="7.197cm" fo:line-height="100.%" fo:margin-left="0.000cm" fo:margin-right="0.000cm" fo:text-indent="0.000cm" fo:text-align="center" style:page-number="auto"/>
      <style:text-properties/>
    </style:style>
    <style:style style:family="paragraph" style:name="P28" style:display-name="P28" style:parent-style-name="Style13">
      <style:paragraph-properties fo:keep-with-next="always" fo:keep-together="always" fo:background-color="transparent" fo:margin-top="0.000cm" fo:margin-bottom="0.000cm" fo:line-height="100.%" fo:margin-left="0.000cm" fo:margin-right="0.000cm" fo:text-indent="0.000cm" fo:text-align="center" style:page-number="auto"/>
      <style:text-properties/>
    </style:style>
    <style:style style:family="paragraph" style:name="P29" style:display-name="P29" style:parent-style-name="Style15">
      <style:paragraph-properties fo:background-color="transparent" fo:margin-top="0.000cm" fo:margin-bottom="0.247cm" fo:line-height="100.%" fo:margin-left="0.000cm" fo:margin-right="0.000cm" fo:text-indent="0.000cm" fo:text-align="center" style:page-number="auto"/>
      <style:text-properties/>
    </style:style>
    <style:style style:family="paragraph" style:name="P30" style:display-name="P30" style:parent-style-name="Style15">
      <style:paragraph-properties fo:background-color="transparent" fo:margin-top="0.000cm" fo:margin-bottom="0.000cm" fo:line-height="100.%" fo:margin-left="0.000cm" fo:margin-right="0.000cm" fo:text-indent="0.000cm" fo:text-align="center" style:page-number="auto"/>
      <style:text-properties/>
    </style:style>
    <style:style style:family="paragraph" style:name="P31" style:display-name="P31"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32" style:display-name="P32" style:parent-style-name="Style5">
      <style:paragraph-properties fo:background-color="transparent" fo:margin-top="0.000cm" fo:margin-bottom="1.164cm" fo:line-height="100.%" fo:margin-left="0.000cm" fo:margin-right="0.000cm" fo:text-indent="0.000cm" fo:text-align="center" style:page-number="auto"/>
      <style:text-properties/>
    </style:style>
    <style:style style:family="paragraph" style:name="P34" style:display-name="P34" style:parent-style-name="Style5">
      <style:paragraph-properties fo:background-color="transparent" fo:margin-top="0.000cm" fo:margin-bottom="1.058cm" fo:line-height="100.%" fo:margin-left="0.000cm" fo:margin-right="0.000cm" fo:text-indent="0.000cm" fo:text-align="center" style:page-number="auto"/>
      <style:text-properties/>
    </style:style>
    <style:style style:family="paragraph" style:name="P35" style:display-name="P35" style:parent-style-name="Style8">
      <style:paragraph-properties fo:keep-with-next="always" fo:keep-together="always" fo:background-color="transparent" fo:margin-top="0.000cm" fo:line-height="100.%" fo:margin-left="0.000cm" fo:margin-right="0.000cm" fo:text-indent="0.000cm" fo:text-align="center" style:page-number="auto"/>
      <style:text-properties/>
    </style:style>
    <style:style style:family="paragraph" style:name="P36" style:display-name="P36" style:parent-style-name="Style5">
      <style:paragraph-properties fo:background-color="transparent" fo:margin-top="0.000cm" fo:margin-bottom="1.164cm" fo:line-height="100.%" fo:margin-left="0.000cm" fo:margin-right="0.000cm" fo:text-indent="0.000cm" fo:text-align="center" style:page-number="auto"/>
      <style:text-properties/>
    </style:style>
    <style:style style:family="paragraph" style:name="P37" style:display-name="P37" style:parent-style-name="Style15">
      <style:paragraph-properties fo:background-color="transparent" fo:margin-top="0.000cm" fo:margin-bottom="9.560cm" fo:line-height="100.%" fo:margin-left="0.000cm" fo:margin-right="0.000cm" fo:text-indent="0.000cm" fo:text-align="center" style:page-number="auto"/>
      <style:text-properties/>
    </style:style>
    <style:style style:family="paragraph" style:name="P38" style:display-name="P38" style:parent-style-name="Style13">
      <style:paragraph-properties fo:keep-with-next="always" fo:keep-together="always" fo:background-color="transparent" fo:margin-top="0.000cm" fo:margin-bottom="0.000cm" fo:line-height="100.%" fo:margin-left="0.000cm" fo:margin-right="0.000cm" fo:text-indent="0.000cm" fo:text-align="center" style:page-number="auto"/>
      <style:text-properties/>
    </style:style>
    <style:style style:family="paragraph" style:name="P39" style:display-name="P39" style:parent-style-name="Style29">
      <style:paragraph-properties fo:background-color="transparent" fo:margin-top="0.000cm" fo:margin-bottom="0.000cm" fo:line-height="100.%" fo:margin-left="0.000cm" fo:margin-right="0.000cm" fo:text-indent="0.564cm" fo:text-align="left" style:page-number="auto"/>
      <style:text-properties/>
    </style:style>
    <style:style style:family="paragraph" style:name="P40" style:display-name="P40" style:parent-style-name="Style29">
      <style:paragraph-properties fo:background-color="transparent" fo:margin-top="0.000cm" fo:margin-bottom="0.000cm" fo:line-height="92.%" fo:margin-left="0.000cm" fo:margin-right="0.000cm" fo:text-indent="0.000cm" fo:text-align="center" style:page-number="auto"/>
      <style:text-properties/>
    </style:style>
    <style:style style:family="paragraph" style:name="P41" style:display-name="P41" style:parent-style-name="Style5">
      <style:paragraph-properties fo:background-color="transparent" fo:margin-top="0.212cm" fo:margin-bottom="0.212cm" fo:line-height="100.%" fo:margin-left="0.000cm" fo:margin-right="0.000cm" fo:text-indent="0.000cm" fo:text-align="center" style:page-number="auto"/>
      <style:text-properties/>
    </style:style>
    <style:style style:family="paragraph" style:name="P42" style:display-name="P42" style:parent-style-name="Style5">
      <style:paragraph-properties fo:background-color="transparent" fo:margin-top="0.000cm" fo:margin-bottom="1.305cm" fo:line-height="158.%" fo:margin-left="0.000cm" fo:margin-right="0.000cm" fo:text-indent="0.000cm" fo:text-align="center" style:page-number="auto"/>
      <style:text-properties/>
    </style:style>
    <style:style style:family="paragraph" style:name="P43" style:display-name="P43" style:parent-style-name="Style29">
      <style:paragraph-properties fo:background-color="transparent" fo:margin-top="0.000cm" fo:margin-bottom="0.212cm" fo:line-height="115.%" fo:margin-left="1.870cm" fo:margin-right="0.000cm" fo:text-indent="-1.870cm" fo:text-align="justify" style:page-number="auto"/>
      <style:text-properties/>
    </style:style>
    <style:style style:family="paragraph" style:name="P44" style:display-name="P44" style:parent-style-name="Style29">
      <style:paragraph-properties fo:background-color="transparent" fo:margin-top="0.000cm" fo:margin-bottom="0.000cm" fo:margin-left="0.000cm" fo:margin-right="0.000cm" fo:text-indent="0.388cm" fo:text-align="justify" style:page-number="auto"/>
      <style:text-properties/>
    </style:style>
    <style:style style:family="paragraph" style:name="P45" style:display-name="P45" style:parent-style-name="Style29">
      <style:paragraph-properties fo:background-color="transparent" fo:margin-top="0.000cm" fo:margin-bottom="0.000cm" fo:margin-left="0.000cm" fo:margin-right="0.000cm" fo:text-indent="0.388cm" fo:text-align="justify" style:page-number="auto"/>
      <style:text-properties/>
    </style:style>
    <style:style style:family="paragraph" style:name="P46" style:display-name="P46" style:parent-style-name="Style29">
      <style:paragraph-properties fo:background-color="transparent" fo:margin-top="0.000cm" fo:margin-bottom="0.000cm" fo:margin-left="0.000cm" fo:margin-right="0.000cm" fo:text-indent="0.388cm" fo:text-align="justify" style:page-number="auto"/>
      <style:text-properties/>
    </style:style>
    <style:style style:family="paragraph" style:name="P47" style:display-name="P47" style:parent-style-name="Style29">
      <style:paragraph-properties fo:background-color="transparent" fo:margin-top="0.000cm" fo:margin-bottom="0.000cm" fo:margin-left="0.000cm" fo:margin-right="0.000cm" fo:text-indent="0.388cm" fo:text-align="justify" style:page-number="auto"/>
      <style:text-properties/>
    </style:style>
    <style:style style:family="paragraph" style:name="P49" style:display-name="P49" style:parent-style-name="Style29">
      <style:paragraph-properties fo:background-color="transparent" fo:margin-top="0.000cm" fo:margin-bottom="0.000cm" fo:margin-left="0.000cm" fo:margin-right="0.000cm" fo:text-indent="0.459cm" fo:text-align="justify" style:page-number="auto"/>
      <style:text-properties/>
    </style:style>
    <style:style style:family="paragraph" style:name="P50" style:display-name="P50" style:parent-style-name="Style29">
      <style:paragraph-properties fo:background-color="transparent" fo:margin-top="0.000cm" fo:margin-bottom="0.000cm" fo:margin-left="0.000cm" fo:margin-right="0.000cm" fo:text-indent="0.459cm" fo:text-align="justify" style:page-number="auto"/>
      <style:text-properties/>
    </style:style>
    <style:style style:family="paragraph" style:name="P51" style:display-name="P51" style:parent-style-name="Style29">
      <style:paragraph-properties fo:background-color="transparent" fo:margin-top="0.000cm" fo:margin-bottom="0.000cm" fo:margin-left="0.000cm" fo:margin-right="0.000cm" fo:text-indent="0.459cm" fo:text-align="justify" style:page-number="auto"/>
      <style:text-properties/>
    </style:style>
    <style:style style:family="paragraph" style:name="P52" style:display-name="P52" style:parent-style-name="Style29">
      <style:paragraph-properties fo:background-color="transparent" fo:margin-top="0.000cm" fo:margin-bottom="0.000cm" fo:margin-left="0.000cm" fo:margin-right="0.000cm" fo:text-indent="0.459cm" fo:text-align="justify" style:page-number="auto"/>
      <style:text-properties/>
    </style:style>
    <style:style style:family="paragraph" style:name="P53" style:display-name="P53" style:parent-style-name="Style29">
      <style:paragraph-properties fo:break-after="page" fo:background-color="transparent" fo:margin-top="0.000cm" fo:margin-bottom="0.000cm" fo:margin-left="0.000cm" fo:margin-right="0.000cm" fo:text-indent="0.459cm" fo:text-align="justify" style:page-number="auto"/>
      <style:text-properties/>
    </style:style>
    <style:style style:family="paragraph" style:name="P54" style:display-name="P54" style:parent-style-name="Style29">
      <style:paragraph-properties fo:background-color="transparent" fo:margin-top="0.000cm" fo:margin-bottom="0.000cm" fo:margin-left="0.000cm" fo:margin-right="0.000cm" fo:text-indent="0.423cm" fo:text-align="justify" style:page-number="auto"/>
      <style:text-properties/>
    </style:style>
    <style:style style:family="paragraph" style:name="P55" style:display-name="P55" style:parent-style-name="Style29">
      <style:paragraph-properties fo:background-color="transparent" fo:margin-top="0.000cm" fo:margin-bottom="0.000cm" fo:margin-left="0.000cm" fo:margin-right="0.000cm" fo:text-indent="0.423cm" fo:text-align="justify" style:page-number="auto"/>
      <style:text-properties/>
    </style:style>
    <style:style style:family="paragraph" style:name="P56" style:display-name="P56" style:parent-style-name="Style29">
      <style:paragraph-properties fo:background-color="transparent" fo:margin-top="0.000cm" fo:margin-bottom="0.000cm" fo:margin-left="0.000cm" fo:margin-right="0.000cm" fo:text-indent="0.423cm" fo:text-align="justify" style:page-number="auto"/>
      <style:text-properties/>
    </style:style>
    <style:style style:family="paragraph" style:name="P57" style:display-name="P57" style:parent-style-name="Style29">
      <style:paragraph-properties fo:background-color="transparent" fo:margin-top="0.000cm" fo:margin-bottom="0.000cm" fo:margin-left="0.000cm" fo:margin-right="0.000cm" fo:text-indent="0.423cm" fo:text-align="justify" style:page-number="auto"/>
      <style:text-properties/>
    </style:style>
    <style:style style:family="paragraph" style:name="P58" style:display-name="P58" style:parent-style-name="Style29">
      <style:paragraph-properties fo:background-color="transparent" fo:margin-top="0.000cm" fo:margin-bottom="0.318cm" fo:margin-left="0.000cm" fo:margin-right="0.000cm" fo:text-indent="0.423cm" fo:text-align="justify" style:page-number="auto"/>
      <style:text-properties/>
    </style:style>
    <style:style style:family="paragraph" style:name="P59" style:display-name="P59" style:parent-style-name="Style29">
      <style:paragraph-properties fo:background-color="transparent" fo:margin-top="0.000cm" fo:margin-bottom="0.000cm" fo:line-height="115.%" fo:margin-left="0.000cm" fo:margin-right="0.000cm" fo:text-indent="1.164cm" fo:text-align="justify" style:page-number="auto"/>
      <style:text-properties/>
    </style:style>
    <style:style style:family="paragraph" style:name="P60" style:display-name="P60" style:parent-style-name="Style29">
      <style:paragraph-properties fo:break-after="page" fo:background-color="transparent" fo:margin-top="0.000cm" fo:margin-bottom="0.176cm" fo:line-height="115.%" fo:margin-left="0.000cm" fo:margin-right="0.000cm" fo:text-indent="1.164cm" fo:text-align="justify" style:page-number="auto"/>
      <style:text-properties/>
    </style:style>
    <style:style style:family="paragraph" style:name="P61" style:display-name="P61" style:parent-style-name="Style29">
      <style:paragraph-properties fo:background-color="transparent" fo:margin-top="0.000cm" fo:margin-bottom="0.106cm" fo:margin-left="0.000cm" fo:margin-right="0.000cm" fo:text-indent="0.423cm" fo:text-align="justify" style:page-number="auto"/>
      <style:text-properties/>
    </style:style>
    <style:style style:family="paragraph" style:name="P62" style:display-name="P62" style:parent-style-name="Style29">
      <style:paragraph-properties fo:background-color="transparent" fo:margin-top="0.000cm" fo:margin-bottom="0.776cm" fo:margin-left="0.000cm" fo:margin-right="0.000cm" fo:text-indent="0.423cm" fo:text-align="justify" style:page-number="auto"/>
      <style:text-properties/>
    </style:style>
    <style:style style:family="paragraph" style:name="P63" style:display-name="P63" style:parent-style-name="Style41">
      <style:paragraph-properties fo:background-color="transparent" fo:margin-top="0.000cm" fo:margin-bottom="0.000cm" fo:line-height="100.%" fo:margin-left="0.000cm" fo:margin-right="0.000cm" fo:text-indent="0.000cm" fo:text-align="center" style:page-number="auto">
        <style:tab-stops>
          <style:tab-stop style:position="5.380cm" style:leader-style="dotted" style:leader-text="." style:type="right"/>
          <style:tab-stop style:position="5.735cm" style:type="center"/>
          <style:tab-stop style:position="6.639cm" style:type="right"/>
        </style:tab-stops>
      </style:paragraph-properties>
      <style:text-properties/>
    </style:style>
    <style:style style:family="paragraph" style:name="P64" style:display-name="P64" style:parent-style-name="Style41">
      <style:paragraph-properties fo:background-color="transparent" fo:margin-top="0.000cm" fo:margin-bottom="0.000cm" fo:line-height="100.%" fo:margin-left="0.000cm" fo:margin-right="0.000cm" fo:text-indent="0.000cm" fo:text-align="center" style:page-number="auto">
        <style:tab-stops>
          <style:tab-stop style:position="5.380cm" style:leader-style="dotted" style:leader-text="." style:type="right"/>
          <style:tab-stop style:position="5.735cm" style:type="center"/>
          <style:tab-stop style:position="6.639cm" style:type="right"/>
        </style:tab-stops>
      </style:paragraph-properties>
      <style:text-properties/>
    </style:style>
    <style:style style:family="paragraph" style:name="P65" style:display-name="P65" style:parent-style-name="Style41">
      <style:paragraph-properties fo:background-color="transparent" fo:margin-top="0.000cm" fo:margin-bottom="0.000cm" fo:line-height="100.%" fo:margin-left="0.000cm" fo:margin-right="0.000cm" fo:text-indent="0.000cm" fo:text-align="center" style:page-number="auto">
        <style:tab-stops>
          <style:tab-stop style:position="5.380cm" style:leader-style="dotted" style:leader-text="." style:type="right"/>
          <style:tab-stop style:position="5.735cm" style:type="center"/>
          <style:tab-stop style:position="6.639cm" style:type="right"/>
        </style:tab-stops>
      </style:paragraph-properties>
      <style:text-properties/>
    </style:style>
    <style:style style:family="paragraph" style:name="P66" style:display-name="P66" style:parent-style-name="Style41">
      <style:paragraph-properties fo:background-color="transparent" fo:margin-top="0.000cm" fo:margin-bottom="0.000cm" fo:line-height="100.%" fo:margin-left="0.000cm" fo:margin-right="0.000cm" fo:text-indent="0.000cm" fo:text-align="center" style:page-number="auto">
        <style:tab-stops>
          <style:tab-stop style:position="2.303cm" style:leader-style="dotted" style:leader-text="." style:type="left"/>
          <style:tab-stop style:position="2.656cm" style:leader-style="dotted" style:leader-text="." style:type="left"/>
          <style:tab-stop style:position="5.380cm" style:leader-style="dotted" style:leader-text="." style:type="right"/>
          <style:tab-stop style:position="5.735cm" style:type="center"/>
          <style:tab-stop style:position="6.639cm" style:type="right"/>
        </style:tab-stops>
      </style:paragraph-properties>
      <style:text-properties/>
    </style:style>
    <style:style style:family="paragraph" style:name="P67" style:display-name="P67" style:parent-style-name="Style41">
      <style:paragraph-properties fo:background-color="transparent" fo:margin-top="0.000cm" fo:margin-bottom="0.670cm" fo:line-height="100.%" fo:margin-left="0.000cm" fo:margin-right="0.000cm" fo:text-indent="0.000cm" fo:text-align="center" style:page-number="auto">
        <style:tab-stops>
          <style:tab-stop style:position="5.380cm" style:leader-style="dotted" style:leader-text="." style:type="right"/>
          <style:tab-stop style:position="5.738cm" style:type="center"/>
          <style:tab-stop style:position="6.639cm" style:type="right"/>
        </style:tab-stops>
      </style:paragraph-properties>
      <style:text-properties/>
    </style:style>
    <style:style style:family="paragraph" style:name="P68" style:display-name="P68" style:parent-style-name="Style29">
      <style:paragraph-properties fo:background-color="transparent" fo:margin-top="0.000cm" fo:margin-bottom="0.670cm" fo:line-height="100.%" fo:margin-left="1.870cm" fo:margin-right="0.000cm" fo:text-indent="0.000cm" fo:text-align="justify" style:page-number="auto">
        <style:tab-stops>
          <style:tab-stop style:position="4.784cm" style:leader-style="dotted" style:leader-text="." style:type="left"/>
        </style:tab-stops>
      </style:paragraph-properties>
      <style:text-properties/>
    </style:style>
    <style:style style:family="paragraph" style:name="P69" style:display-name="P69" style:parent-style-name="Style29">
      <style:paragraph-properties fo:background-color="transparent" fo:margin-top="0.000cm" fo:margin-bottom="0.106cm" fo:line-height="108.%" fo:margin-left="0.000cm" fo:margin-right="0.000cm" fo:text-indent="0.423cm" fo:text-align="justify" style:page-number="auto"/>
      <style:text-properties/>
    </style:style>
    <style:style style:family="paragraph" style:name="P70" style:display-name="P70" style:parent-style-name="Style29">
      <style:paragraph-properties fo:background-color="transparent" fo:margin-top="0.000cm" fo:margin-bottom="0.176cm" fo:margin-left="0.000cm" fo:margin-right="0.000cm" fo:text-indent="0.423cm" fo:text-align="justify" style:page-number="auto"/>
      <style:text-properties/>
    </style:style>
    <style:style style:family="paragraph" style:name="P71" style:display-name="P71" style:parent-style-name="Style15">
      <style:paragraph-properties fo:background-color="transparent" fo:margin-top="0.000cm" fo:margin-bottom="0.176cm" fo:line-height="100.%" fo:margin-left="0.000cm" fo:margin-right="0.000cm" fo:text-indent="0.000cm" fo:text-align="right" style:page-number="auto"/>
      <style:text-properties/>
    </style:style>
    <style:style style:family="paragraph" style:name="P72" style:display-name="P72" style:parent-style-name="Style41">
      <style:paragraph-properties fo:background-color="transparent" fo:margin-top="0.000cm" fo:margin-bottom="0.000cm" fo:line-height="100.%" fo:margin-left="0.000cm" fo:margin-right="0.000cm" fo:text-indent="0.353cm" fo:text-align="justify" style:page-number="auto">
        <style:tab-stops>
          <style:tab-stop style:position="8.901cm" style:type="right"/>
          <style:tab-stop style:position="10.411cm" style:type="right"/>
        </style:tab-stops>
      </style:paragraph-properties>
      <style:text-properties/>
    </style:style>
    <style:style style:family="paragraph" style:name="P73" style:display-name="P73" style:parent-style-name="Style41">
      <style:paragraph-properties fo:background-color="transparent" fo:margin-top="0.000cm" fo:margin-bottom="0.000cm" fo:line-height="100.%" fo:margin-left="4.904cm" fo:margin-right="0.000cm" fo:text-indent="0.000cm" fo:text-align="justify" style:page-number="auto">
        <style:tab-stops>
          <style:tab-stop style:position="3.997cm" style:leader-style="dotted" style:leader-text="." style:type="right"/>
          <style:tab-stop style:position="5.508cm" style:type="right"/>
        </style:tab-stops>
      </style:paragraph-properties>
      <style:text-properties/>
    </style:style>
    <style:style style:family="paragraph" style:name="P74" style:display-name="P74" style:parent-style-name="Style41">
      <style:paragraph-properties fo:background-color="transparent" fo:margin-top="0.000cm" fo:margin-bottom="0.000cm" fo:line-height="100.%" fo:margin-left="4.904cm" fo:margin-right="0.000cm" fo:text-indent="0.000cm" fo:text-align="justify" style:page-number="auto">
        <style:tab-stops>
          <style:tab-stop style:position="3.997cm" style:type="right"/>
          <style:tab-stop style:position="5.508cm" style:type="right"/>
        </style:tab-stops>
      </style:paragraph-properties>
      <style:text-properties/>
    </style:style>
    <style:style style:family="paragraph" style:name="P75" style:display-name="P75" style:parent-style-name="Style41">
      <style:paragraph-properties fo:background-color="transparent" fo:margin-top="0.000cm" fo:margin-bottom="0.000cm" fo:line-height="100.%" fo:margin-left="4.904cm" fo:margin-right="0.000cm" fo:text-indent="0.000cm" fo:text-align="justify" style:page-number="auto">
        <style:tab-stops>
          <style:tab-stop style:position="3.997cm" style:leader-style="dotted" style:leader-text="." style:type="right"/>
          <style:tab-stop style:position="5.508cm" style:type="right"/>
        </style:tab-stops>
      </style:paragraph-properties>
      <style:text-properties/>
    </style:style>
    <style:style style:family="paragraph" style:name="P76" style:display-name="P76" style:parent-style-name="Style41">
      <style:paragraph-properties fo:background-color="transparent" fo:margin-top="0.000cm" fo:margin-bottom="0.282cm" fo:line-height="100.%" fo:margin-left="4.904cm" fo:margin-right="0.000cm" fo:text-indent="0.000cm" fo:text-align="justify" style:page-number="auto">
        <style:tab-stops>
          <style:tab-stop style:position="3.997cm" style:leader-style="dotted" style:leader-text="." style:type="right"/>
          <style:tab-stop style:position="5.508cm" style:type="right"/>
        </style:tab-stops>
      </style:paragraph-properties>
      <style:text-properties/>
    </style:style>
    <style:style style:family="paragraph" style:name="P77" style:display-name="P77" style:parent-style-name="Style41">
      <style:paragraph-properties fo:background-color="transparent" fo:margin-top="0.000cm" fo:margin-bottom="0.776cm" fo:line-height="100.%" fo:margin-left="0.000cm" fo:margin-right="0.000cm" fo:text-indent="0.000cm" fo:text-align="right" style:page-number="auto">
        <style:tab-stops>
          <style:tab-stop style:position="1.414cm" style:type="left"/>
        </style:tab-stops>
      </style:paragraph-properties>
      <style:text-properties/>
    </style:style>
    <style:style style:family="paragraph" style:name="P78" style:display-name="P78" style:parent-style-name="Style41">
      <style:paragraph-properties fo:background-color="transparent" fo:margin-top="0.000cm" fo:margin-bottom="0.388cm" fo:line-height="115.%" fo:margin-left="0.000cm" fo:margin-right="0.000cm" fo:text-indent="0.423cm" fo:text-align="justify" style:page-number="auto"/>
      <style:text-properties/>
    </style:style>
    <style:style style:family="paragraph" style:name="P79" style:display-name="P79" style:parent-style-name="Style41">
      <style:paragraph-properties fo:background-color="transparent" fo:margin-top="0.000cm" fo:margin-bottom="0.000cm" fo:line-height="100.%" fo:margin-left="1.870cm" fo:margin-right="0.000cm" fo:text-indent="0.000cm" fo:text-align="justify" style:page-number="auto">
        <style:tab-stops>
          <style:tab-stop style:position="5.397cm" style:leader-style="dotted" style:leader-text="." style:type="right"/>
          <style:tab-stop style:position="5.780cm" style:type="center"/>
          <style:tab-stop style:position="6.655cm" style:type="right"/>
        </style:tab-stops>
      </style:paragraph-properties>
      <style:text-properties/>
    </style:style>
    <style:style style:family="paragraph" style:name="P80" style:display-name="P80" style:parent-style-name="Style41">
      <style:paragraph-properties fo:background-color="transparent" fo:margin-top="0.000cm" fo:margin-bottom="0.000cm" fo:line-height="100.%" fo:margin-left="0.000cm" fo:margin-right="0.000cm" fo:text-indent="0.000cm" fo:text-align="center" style:page-number="auto">
        <style:tab-stops>
          <style:tab-stop style:position="5.380cm" style:leader-style="dotted" style:leader-text="." style:type="right"/>
          <style:tab-stop style:position="5.839cm" style:type="center"/>
          <style:tab-stop style:position="6.639cm" style:type="right"/>
        </style:tab-stops>
      </style:paragraph-properties>
      <style:text-properties/>
    </style:style>
    <style:style style:family="paragraph" style:name="P81" style:display-name="P81" style:parent-style-name="Style41">
      <style:paragraph-properties fo:background-color="transparent" fo:margin-top="0.000cm" fo:margin-bottom="0.000cm" fo:line-height="100.%" fo:margin-left="0.000cm" fo:margin-right="0.000cm" fo:text-indent="0.000cm" fo:text-align="center" style:page-number="auto">
        <style:tab-stops>
          <style:tab-stop style:position="3.615cm" style:leader-style="dotted" style:leader-text="." style:type="left"/>
          <style:tab-stop style:position="3.977cm" style:leader-style="dotted" style:leader-text="." style:type="left"/>
          <style:tab-stop style:position="5.380cm" style:leader-style="dotted" style:leader-text="." style:type="right"/>
          <style:tab-stop style:position="5.780cm" style:type="center"/>
          <style:tab-stop style:position="6.639cm" style:type="right"/>
        </style:tab-stops>
      </style:paragraph-properties>
      <style:text-properties/>
    </style:style>
    <style:style style:family="paragraph" style:name="P82" style:display-name="P82" style:parent-style-name="Style41">
      <style:paragraph-properties fo:background-color="transparent" fo:margin-top="0.000cm" fo:margin-bottom="0.388cm" fo:line-height="100.%" fo:margin-left="0.000cm" fo:margin-right="0.000cm" fo:text-indent="0.000cm" fo:text-align="center" style:page-number="auto">
        <style:tab-stops>
          <style:tab-stop style:position="5.380cm" style:leader-style="dotted" style:leader-text="." style:type="right"/>
          <style:tab-stop style:position="5.735cm" style:type="center"/>
          <style:tab-stop style:position="6.639cm" style:type="right"/>
        </style:tab-stops>
      </style:paragraph-properties>
      <style:text-properties/>
    </style:style>
    <style:style style:family="paragraph" style:name="P83" style:display-name="P83" style:parent-style-name="Style29">
      <style:paragraph-properties fo:background-color="transparent" fo:margin-top="0.000cm" fo:margin-bottom="0.000cm" fo:line-height="100.%" fo:margin-left="0.000cm" fo:margin-right="0.247cm" fo:text-indent="0.000cm" fo:text-align="right" style:page-number="auto"/>
      <style:text-properties/>
    </style:style>
    <style:style style:family="paragraph" style:name="P84" style:display-name="P84" style:parent-style-name="Style29">
      <style:paragraph-properties fo:background-color="transparent" fo:margin-top="0.000cm" fo:margin-bottom="0.071cm" fo:line-height="96.%" fo:margin-left="0.000cm" fo:margin-right="0.000cm" fo:text-indent="0.353cm" fo:text-align="justify" style:page-number="auto">
        <style:tab-stops>
          <style:tab-stop style:position="5.585cm" style:leader-style="dotted" style:leader-text="." style:type="left"/>
          <style:tab-stop style:position="5.946cm" style:leader-style="dotted" style:leader-text="." style:type="left"/>
          <style:tab-stop style:position="7.267cm" style:leader-style="dotted" style:leader-text="." style:type="right"/>
          <style:tab-stop style:position="7.606cm" style:type="left"/>
        </style:tab-stops>
      </style:paragraph-properties>
      <style:text-properties/>
    </style:style>
    <style:style style:family="paragraph" style:name="P85" style:display-name="P85" style:parent-style-name="Style29">
      <style:paragraph-properties fo:background-color="transparent" fo:margin-top="0.000cm" fo:margin-bottom="0.282cm" fo:line-height="110.%" fo:margin-left="0.000cm" fo:margin-right="0.000cm" fo:text-indent="0.459cm" fo:text-align="justify" style:page-number="auto"/>
      <style:text-properties/>
    </style:style>
    <style:style style:family="paragraph" style:name="P86" style:display-name="P86" style:parent-style-name="Style41">
      <style:paragraph-properties fo:background-color="transparent" fo:margin-top="0.000cm" fo:margin-bottom="0.000cm" fo:line-height="100.%" fo:margin-left="0.000cm" fo:margin-right="0.000cm" fo:text-indent="0.000cm" fo:text-align="justify" style:page-number="auto">
        <style:tab-stops>
          <style:tab-stop style:position="5.563cm" style:type="center"/>
          <style:tab-stop style:position="10.407cm" style:type="right"/>
        </style:tab-stops>
      </style:paragraph-properties>
      <style:text-properties/>
    </style:style>
    <style:style style:family="paragraph" style:name="P87" style:display-name="P87" style:parent-style-name="Style41">
      <style:paragraph-properties fo:background-color="transparent" fo:margin-top="0.000cm" fo:margin-bottom="0.000cm" fo:line-height="100.%" fo:margin-left="3.069cm" fo:margin-right="0.000cm" fo:text-indent="0.000cm" fo:text-align="justify" style:page-number="auto">
        <style:tab-stops>
          <style:tab-stop style:position="5.398cm" style:leader-style="dotted" style:leader-text="." style:type="right"/>
          <style:tab-stop style:position="7.337cm" style:type="right"/>
        </style:tab-stops>
      </style:paragraph-properties>
      <style:text-properties/>
    </style:style>
    <style:style style:family="paragraph" style:name="P88" style:display-name="P88" style:parent-style-name="Style41">
      <style:paragraph-properties fo:background-color="transparent" fo:margin-top="0.000cm" fo:margin-bottom="0.000cm" fo:line-height="100.%" fo:margin-left="3.069cm" fo:margin-right="0.000cm" fo:text-indent="0.000cm" fo:text-align="justify" style:page-number="auto">
        <style:tab-stops>
          <style:tab-stop style:position="4.318cm" style:leader-style="dotted" style:leader-text="." style:type="left"/>
          <style:tab-stop style:position="7.337cm" style:type="right"/>
        </style:tab-stops>
      </style:paragraph-properties>
      <style:text-properties/>
    </style:style>
    <style:style style:family="paragraph" style:name="P89" style:display-name="P89" style:parent-style-name="Style41">
      <style:paragraph-properties fo:background-color="transparent" fo:margin-top="0.000cm" fo:margin-bottom="0.282cm" fo:line-height="100.%" fo:margin-left="3.069cm" fo:margin-right="0.000cm" fo:text-indent="0.000cm" fo:text-align="justify" style:page-number="auto">
        <style:tab-stops>
          <style:tab-stop style:position="5.398cm" style:leader-style="dotted" style:leader-text="." style:type="right"/>
          <style:tab-stop style:position="7.337cm" style:type="right"/>
        </style:tab-stops>
      </style:paragraph-properties>
      <style:text-properties/>
    </style:style>
    <style:style style:family="paragraph" style:name="P90" style:display-name="P90" style:parent-style-name="Style29">
      <style:paragraph-properties fo:background-color="transparent" fo:margin-top="0.000cm" fo:margin-bottom="0.282cm" fo:line-height="100.%" fo:margin-left="0.000cm" fo:margin-right="0.000cm" fo:text-indent="0.000cm" fo:text-align="right" style:page-number="auto">
        <style:tab-stops>
          <style:tab-stop style:position="1.812cm" style:type="left"/>
        </style:tab-stops>
      </style:paragraph-properties>
      <style:text-properties/>
    </style:style>
    <style:style style:family="paragraph" style:name="P91" style:display-name="P91" style:parent-style-name="Style29">
      <style:paragraph-properties fo:background-color="transparent" fo:margin-top="0.000cm" fo:margin-bottom="0.000cm" fo:line-height="108.%" fo:margin-left="0.000cm" fo:margin-right="0.000cm" fo:text-indent="0.459cm" fo:text-align="justify" style:page-number="auto"/>
      <style:text-properties/>
    </style:style>
    <style:style style:family="paragraph" style:name="P92" style:display-name="P92" style:parent-style-name="Style29">
      <style:paragraph-properties fo:background-color="transparent" fo:margin-top="0.000cm" fo:margin-bottom="0.282cm" fo:line-height="108.%" fo:margin-left="0.000cm" fo:margin-right="0.000cm" fo:text-indent="0.459cm" fo:text-align="justify" style:page-number="auto"/>
      <style:text-properties/>
    </style:style>
    <style:style style:family="paragraph" style:name="P93" style:display-name="P93" style:parent-style-name="Style41">
      <style:paragraph-properties fo:background-color="transparent" fo:margin-top="0.000cm" fo:margin-bottom="0.000cm" fo:line-height="100.%" fo:margin-left="0.000cm" fo:margin-right="0.000cm" fo:text-indent="1.199cm" fo:text-align="justify" style:page-number="auto">
        <style:tab-stops>
          <style:tab-stop style:position="9.334cm" style:leader-style="dotted" style:leader-text="." style:type="right"/>
        </style:tab-stops>
      </style:paragraph-properties>
      <style:text-properties/>
    </style:style>
    <style:style style:family="paragraph" style:name="P94" style:display-name="P94" style:parent-style-name="Style41">
      <style:paragraph-properties fo:background-color="transparent" fo:margin-top="0.000cm" fo:margin-bottom="0.000cm" fo:line-height="100.%" fo:margin-left="0.000cm" fo:margin-right="0.000cm" fo:text-indent="1.199cm" fo:text-align="justify" style:page-number="auto">
        <style:tab-stops>
          <style:tab-stop style:position="9.334cm" style:leader-style="dotted" style:leader-text="." style:type="right"/>
        </style:tab-stops>
      </style:paragraph-properties>
      <style:text-properties/>
    </style:style>
    <style:style style:family="paragraph" style:name="P95" style:display-name="P95" style:parent-style-name="Style41">
      <style:paragraph-properties fo:background-color="transparent" fo:margin-top="0.000cm" fo:margin-bottom="0.000cm" fo:line-height="100.%" fo:margin-left="0.000cm" fo:margin-right="0.000cm" fo:text-indent="1.199cm" fo:text-align="justify" style:page-number="auto">
        <style:tab-stops>
          <style:tab-stop style:position="9.334cm" style:leader-style="dotted" style:leader-text="." style:type="right"/>
        </style:tab-stops>
      </style:paragraph-properties>
      <style:text-properties/>
    </style:style>
    <style:style style:family="paragraph" style:name="P96" style:display-name="P96" style:parent-style-name="Style41">
      <style:paragraph-properties fo:background-color="transparent" fo:margin-top="0.000cm" fo:margin-bottom="0.282cm" fo:line-height="100.%" fo:margin-left="0.000cm" fo:margin-right="0.000cm" fo:text-indent="1.199cm" fo:text-align="justify" style:page-number="auto">
        <style:tab-stops>
          <style:tab-stop style:position="9.334cm" style:leader-style="dotted" style:leader-text="." style:type="right"/>
        </style:tab-stops>
      </style:paragraph-properties>
      <style:text-properties/>
    </style:style>
    <style:style style:family="paragraph" style:name="P97" style:display-name="P97" style:parent-style-name="Style29">
      <style:paragraph-properties fo:background-color="transparent" fo:margin-top="0.000cm" fo:margin-bottom="0.282cm" fo:line-height="100.%" fo:margin-left="0.000cm" fo:margin-right="1.129cm" fo:text-indent="0.000cm" fo:text-align="right" style:page-number="auto"/>
      <style:text-properties/>
    </style:style>
    <style:style style:family="paragraph" style:name="P98" style:display-name="P98" style:parent-style-name="Style29">
      <style:paragraph-properties fo:background-color="transparent" fo:margin-top="0.000cm" fo:margin-bottom="0.000cm" fo:margin-left="0.000cm" fo:margin-right="0.000cm" fo:text-indent="0.459cm" fo:text-align="justify" style:page-number="auto"/>
      <style:text-properties/>
    </style:style>
    <style:style style:family="paragraph" style:name="P99" style:display-name="P99" style:parent-style-name="Style29">
      <style:paragraph-properties fo:background-color="transparent" fo:margin-top="0.000cm" fo:margin-bottom="0.000cm" fo:margin-left="0.000cm" fo:margin-right="0.000cm" fo:text-indent="0.459cm" fo:text-align="justify" style:page-number="auto"/>
      <style:text-properties/>
    </style:style>
    <style:style style:family="paragraph" style:name="P100" style:display-name="P100" style:parent-style-name="Style15">
      <style:paragraph-properties fo:background-color="transparent" fo:margin-top="0.000cm" fo:margin-bottom="0.459cm" fo:line-height="100.%" fo:margin-left="0.000cm" fo:margin-right="0.000cm" fo:text-indent="0.000cm" fo:text-align="center" style:page-number="auto"/>
      <style:text-properties/>
    </style:style>
    <style:style style:family="paragraph" style:name="P101" style:display-name="P101" style:parent-style-name="Style29">
      <style:paragraph-properties fo:background-color="transparent" fo:margin-top="0.000cm" fo:margin-bottom="0.000cm" fo:line-height="100.%" fo:margin-left="0.000cm" fo:margin-right="0.000cm" fo:text-indent="0.423cm" fo:text-align="justify" style:page-number="auto"/>
      <style:text-properties/>
    </style:style>
    <style:style style:family="paragraph" style:name="P102" style:display-name="P102" style:parent-style-name="Style29">
      <style:paragraph-properties fo:background-color="transparent" fo:margin-top="0.000cm" fo:margin-bottom="0.000cm" fo:margin-left="0.000cm" fo:margin-right="0.000cm" fo:text-indent="0.459cm" fo:text-align="justify" style:page-number="auto"/>
      <style:text-properties/>
    </style:style>
    <style:style style:family="paragraph" style:name="P103" style:display-name="P103" style:parent-style-name="Style29">
      <style:paragraph-properties fo:background-color="transparent" fo:margin-top="0.000cm" fo:margin-bottom="0.000cm" fo:margin-left="0.000cm" fo:margin-right="0.000cm" fo:text-indent="0.459cm" fo:text-align="justify" style:page-number="auto"/>
      <style:text-properties/>
    </style:style>
    <style:style style:family="paragraph" style:name="P104" style:display-name="P104" style:parent-style-name="Style29">
      <style:paragraph-properties fo:background-color="transparent" fo:margin-top="0.000cm" fo:margin-bottom="0.000cm" fo:margin-left="0.000cm" fo:margin-right="0.000cm" fo:text-indent="0.459cm" fo:text-align="justify" style:page-number="auto"/>
      <style:text-properties/>
    </style:style>
    <style:style style:family="paragraph" style:name="P105" style:display-name="P105" style:parent-style-name="Style29">
      <style:paragraph-properties fo:background-color="transparent" fo:margin-top="0.000cm" fo:margin-bottom="0.000cm" fo:line-height="108.%" fo:margin-left="0.000cm" fo:margin-right="0.000cm" fo:text-indent="0.459cm" fo:text-align="justify" style:page-number="auto"/>
      <style:text-properties/>
    </style:style>
    <style:style style:family="paragraph" style:name="P106" style:display-name="P106" style:parent-style-name="Style29">
      <style:paragraph-properties fo:background-color="transparent" fo:margin-top="0.000cm" fo:margin-bottom="0.000cm" fo:line-height="110.%" fo:margin-left="0.000cm" fo:margin-right="0.000cm" fo:text-indent="0.459cm" fo:text-align="justify" style:page-number="auto">
        <style:tab-stops>
          <style:tab-stop style:position="0.882cm" style:type="left"/>
        </style:tab-stops>
      </style:paragraph-properties>
      <style:text-properties/>
    </style:style>
    <style:style style:family="paragraph" style:name="P107" style:display-name="P107" style:parent-style-name="Style29">
      <style:paragraph-properties fo:background-color="transparent" fo:margin-top="0.000cm" fo:margin-bottom="0.000cm" fo:line-height="111.%" fo:margin-left="0.000cm" fo:margin-right="0.000cm" fo:text-indent="0.459cm" fo:text-align="justify" style:page-number="auto">
        <style:tab-stops>
          <style:tab-stop style:position="0.882cm" style:type="left"/>
        </style:tab-stops>
      </style:paragraph-properties>
      <style:text-properties/>
    </style:style>
    <style:style style:family="paragraph" style:name="P108" style:display-name="P108" style:parent-style-name="Style29">
      <style:paragraph-properties fo:background-color="transparent" fo:margin-top="0.000cm" fo:margin-bottom="0.000cm" fo:line-height="111.%" fo:margin-left="0.000cm" fo:margin-right="0.000cm" fo:text-indent="0.459cm" fo:text-align="justify" style:page-number="auto">
        <style:tab-stops>
          <style:tab-stop style:position="0.907cm" style:type="left"/>
        </style:tab-stops>
      </style:paragraph-properties>
      <style:text-properties/>
    </style:style>
    <style:style style:family="paragraph" style:name="P109" style:display-name="P109" style:parent-style-name="Style29">
      <style:paragraph-properties fo:background-color="transparent" fo:margin-top="0.000cm" fo:margin-bottom="0.000cm" fo:line-height="100.%" fo:margin-left="0.000cm" fo:margin-right="0.000cm" fo:text-indent="0.000cm" fo:text-align="left" style:page-number="auto"/>
      <style:text-properties/>
    </style:style>
    <style:style style:family="paragraph" style:name="P110" style:display-name="P110" style:parent-style-name="Style29">
      <style:paragraph-properties fo:background-color="transparent" fo:margin-top="0.000cm" fo:margin-bottom="0.000cm" fo:margin-left="0.000cm" fo:margin-right="0.000cm" fo:text-indent="0.423cm" fo:text-align="justify" style:page-number="auto"/>
      <style:text-properties/>
    </style:style>
    <style:style style:family="paragraph" style:name="P111" style:display-name="P111" style:parent-style-name="Style29">
      <style:paragraph-properties fo:background-color="transparent" fo:margin-top="0.000cm" fo:margin-bottom="0.000cm" fo:margin-left="0.000cm" fo:margin-right="0.000cm" fo:text-indent="0.423cm" fo:text-align="justify" style:page-number="auto"/>
      <style:text-properties/>
    </style:style>
    <style:style style:family="paragraph" style:name="P112" style:display-name="P112" style:parent-style-name="Style29">
      <style:paragraph-properties fo:background-color="transparent" fo:margin-top="0.000cm" fo:margin-bottom="0.000cm" fo:margin-left="0.000cm" fo:margin-right="0.000cm" fo:text-indent="0.423cm" fo:text-align="justify" style:page-number="auto"/>
      <style:text-properties/>
    </style:style>
    <style:style style:family="paragraph" style:name="P113" style:display-name="P113" style:parent-style-name="Style29">
      <style:paragraph-properties fo:background-color="transparent" fo:margin-top="0.000cm" fo:margin-bottom="0.000cm" fo:margin-left="0.000cm" fo:margin-right="0.000cm" fo:text-indent="0.423cm" fo:text-align="justify" style:page-number="auto"/>
      <style:text-properties/>
    </style:style>
    <style:style style:family="paragraph" style:name="P114" style:display-name="P114" style:parent-style-name="Style29">
      <style:paragraph-properties fo:background-color="transparent" fo:margin-top="0.000cm" fo:margin-bottom="0.000cm" fo:margin-left="0.000cm" fo:margin-right="0.000cm" fo:text-indent="0.423cm" fo:text-align="justify" style:page-number="auto"/>
      <style:text-properties/>
    </style:style>
    <style:style style:family="paragraph" style:name="P115" style:display-name="P115" style:parent-style-name="Style29">
      <style:paragraph-properties fo:background-color="transparent" fo:margin-top="0.000cm" fo:margin-bottom="0.141cm" fo:margin-left="0.000cm" fo:margin-right="0.000cm" fo:text-indent="0.423cm" fo:text-align="justify" style:page-number="auto"/>
      <style:text-properties/>
    </style:style>
    <style:style style:family="paragraph" style:name="P116" style:display-name="P116" style:parent-style-name="Style29">
      <style:paragraph-properties fo:background-color="transparent" fo:margin-top="0.000cm" fo:margin-bottom="0.282cm" fo:line-height="100.%" fo:margin-left="0.000cm" fo:margin-right="0.000cm" fo:text-indent="0.635cm" fo:text-align="justify" style:page-number="auto"/>
      <style:text-properties/>
    </style:style>
    <style:style style:family="paragraph" style:name="P117" style:display-name="P117" style:parent-style-name="Style41">
      <style:paragraph-properties fo:background-color="transparent" fo:margin-top="0.000cm" fo:margin-bottom="0.000cm" fo:line-height="100.%" fo:margin-left="0.000cm" fo:margin-right="0.000cm" fo:text-indent="1.270cm" fo:text-align="justify" style:page-number="auto">
        <style:tab-stops>
          <style:tab-stop style:position="8.145cm" style:leader-style="dotted" style:leader-text="." style:type="left"/>
        </style:tab-stops>
      </style:paragraph-properties>
      <style:text-properties/>
    </style:style>
    <style:style style:family="paragraph" style:name="P118" style:display-name="P118" style:parent-style-name="Style41">
      <style:paragraph-properties fo:background-color="transparent" fo:margin-top="0.000cm" fo:margin-bottom="0.000cm" fo:line-height="100.%" fo:margin-left="0.000cm" fo:margin-right="0.000cm" fo:text-indent="1.270cm" fo:text-align="justify" style:page-number="auto">
        <style:tab-stops>
          <style:tab-stop style:position="4.153cm" style:leader-style="dotted" style:leader-text="." style:type="left"/>
          <style:tab-stop style:position="4.425cm" style:leader-style="dotted" style:leader-text="." style:type="left"/>
          <style:tab-stop style:position="8.145cm" style:leader-style="dotted" style:leader-text="." style:type="left"/>
        </style:tab-stops>
      </style:paragraph-properties>
      <style:text-properties/>
    </style:style>
    <style:style style:family="paragraph" style:name="P119" style:display-name="P119" style:parent-style-name="Style41">
      <style:paragraph-properties fo:background-color="transparent" fo:margin-top="0.000cm" fo:margin-bottom="0.000cm" fo:line-height="100.%" fo:margin-left="0.000cm" fo:margin-right="0.000cm" fo:text-indent="1.270cm" fo:text-align="justify" style:page-number="auto">
        <style:tab-stops>
          <style:tab-stop style:position="8.145cm" style:leader-style="dotted" style:leader-text="." style:type="left"/>
        </style:tab-stops>
      </style:paragraph-properties>
      <style:text-properties/>
    </style:style>
    <style:style style:family="paragraph" style:name="P120" style:display-name="P120" style:parent-style-name="Style41">
      <style:paragraph-properties fo:background-color="transparent" fo:margin-top="0.000cm" fo:margin-bottom="0.000cm" fo:line-height="100.%" fo:margin-left="0.000cm" fo:margin-right="0.000cm" fo:text-indent="1.270cm" fo:text-align="justify" style:page-number="auto">
        <style:tab-stops>
          <style:tab-stop style:position="8.179cm" style:leader-style="dotted" style:leader-text="." style:type="right"/>
          <style:tab-stop style:position="8.585cm" style:type="left"/>
        </style:tab-stops>
      </style:paragraph-properties>
      <style:text-properties/>
    </style:style>
    <style:style style:family="paragraph" style:name="P121" style:display-name="P121" style:parent-style-name="Style41">
      <style:paragraph-properties fo:background-color="transparent" fo:margin-top="0.000cm" fo:margin-bottom="0.000cm" fo:line-height="100.%" fo:margin-left="0.000cm" fo:margin-right="0.000cm" fo:text-indent="1.270cm" fo:text-align="justify" style:page-number="auto">
        <style:tab-stops>
          <style:tab-stop style:position="8.145cm" style:leader-style="dotted" style:leader-text="." style:type="left"/>
        </style:tab-stops>
      </style:paragraph-properties>
      <style:text-properties/>
    </style:style>
    <style:style style:family="paragraph" style:name="P122" style:display-name="P122" style:parent-style-name="Style41">
      <style:paragraph-properties fo:background-color="transparent" fo:margin-top="0.000cm" fo:margin-bottom="0.000cm" fo:line-height="100.%" fo:margin-left="0.000cm" fo:margin-right="0.000cm" fo:text-indent="1.270cm" fo:text-align="justify" style:page-number="auto">
        <style:tab-stops>
          <style:tab-stop style:position="8.145cm" style:leader-style="dotted" style:leader-text="." style:type="left"/>
        </style:tab-stops>
      </style:paragraph-properties>
      <style:text-properties/>
    </style:style>
    <style:style style:family="paragraph" style:name="P123" style:display-name="P123" style:parent-style-name="Style41">
      <style:paragraph-properties fo:background-color="transparent" fo:margin-top="0.000cm" fo:margin-bottom="0.282cm" fo:line-height="100.%" fo:margin-left="0.000cm" fo:margin-right="0.000cm" fo:text-indent="1.270cm" fo:text-align="justify" style:page-number="auto">
        <style:tab-stops>
          <style:tab-stop style:position="8.145cm" style:leader-style="dotted" style:leader-text="." style:type="left"/>
        </style:tab-stops>
      </style:paragraph-properties>
      <style:text-properties/>
    </style:style>
    <style:style style:family="paragraph" style:name="P124" style:display-name="P124" style:parent-style-name="Style29">
      <style:paragraph-properties fo:background-color="transparent" fo:margin-top="0.000cm" fo:margin-bottom="0.423cm" fo:line-height="100.%" fo:margin-left="0.000cm" fo:margin-right="1.094cm" fo:text-indent="0.000cm" fo:text-align="right" style:page-number="auto"/>
      <style:text-properties/>
    </style:style>
    <style:style style:family="paragraph" style:name="P125" style:display-name="P125" style:parent-style-name="Style29">
      <style:paragraph-properties fo:background-color="transparent" fo:margin-top="0.000cm" fo:margin-bottom="0.000cm" fo:line-height="110.%" fo:margin-left="0.000cm" fo:margin-right="0.000cm" fo:text-indent="0.459cm" fo:text-align="justify" style:page-number="auto"/>
      <style:text-properties/>
    </style:style>
    <style:style style:family="paragraph" style:name="P126" style:display-name="P126" style:parent-style-name="Style29">
      <style:paragraph-properties fo:background-color="transparent" fo:margin-top="0.000cm" fo:margin-bottom="0.000cm" fo:line-height="110.%" fo:margin-left="0.000cm" fo:margin-right="0.000cm" fo:text-indent="0.459cm" fo:text-align="justify" style:page-number="auto"/>
      <style:text-properties/>
    </style:style>
    <style:style style:family="paragraph" style:name="P127" style:display-name="P127" style:parent-style-name="Style29">
      <style:paragraph-properties fo:background-color="transparent" fo:margin-top="0.000cm" fo:margin-bottom="0.000cm" fo:line-height="110.%" fo:margin-left="0.000cm" fo:margin-right="0.000cm" fo:text-indent="0.459cm" fo:text-align="justify" style:page-number="auto"/>
      <style:text-properties/>
    </style:style>
    <style:style style:family="paragraph" style:name="P128" style:display-name="P128" style:parent-style-name="Style29">
      <style:paragraph-properties fo:background-color="transparent" fo:margin-top="0.000cm" fo:margin-bottom="0.000cm" fo:line-height="110.%" fo:margin-left="0.000cm" fo:margin-right="0.000cm" fo:text-indent="0.459cm" fo:text-align="justify" style:page-number="auto"/>
      <style:text-properties/>
    </style:style>
    <style:style style:family="paragraph" style:name="P129" style:display-name="P129" style:parent-style-name="Style29">
      <style:paragraph-properties fo:background-color="transparent" fo:margin-top="0.000cm" fo:margin-bottom="0.000cm" fo:line-height="110.%" fo:margin-left="0.000cm" fo:margin-right="0.000cm" fo:text-indent="0.459cm" fo:text-align="justify" style:page-number="auto"/>
      <style:text-properties/>
    </style:style>
    <style:style style:family="paragraph" style:name="P130" style:display-name="P130" style:parent-style-name="Style29">
      <style:paragraph-properties fo:background-color="transparent" fo:margin-top="0.000cm" fo:margin-bottom="0.000cm" fo:line-height="110.%" fo:margin-left="0.000cm" fo:margin-right="0.000cm" fo:text-indent="0.459cm" fo:text-align="justify" style:page-number="auto"/>
      <style:text-properties/>
    </style:style>
    <style:style style:family="paragraph" style:name="P131" style:display-name="P131" style:parent-style-name="Style29">
      <style:paragraph-properties fo:background-color="transparent" fo:margin-top="0.000cm" fo:margin-bottom="0.494cm" fo:line-height="110.%" fo:margin-left="0.000cm" fo:margin-right="0.000cm" fo:text-indent="0.459cm" fo:text-align="justify" style:page-number="auto"/>
      <style:text-properties/>
    </style:style>
    <style:style style:family="paragraph" style:name="P132" style:display-name="P132" style:parent-style-name="Style15">
      <style:paragraph-properties fo:background-color="transparent" fo:margin-top="0.000cm" fo:margin-bottom="0.423cm" fo:line-height="100.%" fo:margin-left="0.000cm" fo:margin-right="0.000cm" fo:text-indent="0.000cm" fo:text-align="center" style:page-number="auto"/>
      <style:text-properties/>
    </style:style>
    <style:style style:family="paragraph" style:name="P133" style:display-name="P133" style:parent-style-name="Style29">
      <style:paragraph-properties fo:background-color="transparent" fo:margin-top="0.000cm" fo:margin-bottom="0.000cm" fo:line-height="113.%" fo:margin-left="0.000cm" fo:margin-right="0.000cm" fo:text-indent="0.459cm" fo:text-align="justify" style:page-number="auto"/>
      <style:text-properties/>
    </style:style>
    <style:style style:family="paragraph" style:name="P134" style:display-name="P134" style:parent-style-name="Style29">
      <style:paragraph-properties fo:background-color="transparent" fo:margin-top="0.000cm" fo:margin-bottom="0.000cm" fo:line-height="110.%" fo:margin-left="0.000cm" fo:margin-right="0.000cm" fo:text-indent="0.459cm" fo:text-align="justify" style:page-number="auto"/>
      <style:text-properties/>
    </style:style>
    <style:style style:family="paragraph" style:name="P135" style:display-name="P135" style:parent-style-name="Style29">
      <style:paragraph-properties fo:background-color="transparent" fo:margin-top="0.000cm" fo:margin-bottom="0.000cm" fo:line-height="110.%" fo:margin-left="0.000cm" fo:margin-right="0.000cm" fo:text-indent="0.459cm" fo:text-align="justify" style:page-number="auto"/>
      <style:text-properties/>
    </style:style>
    <style:style style:family="paragraph" style:name="P136" style:display-name="P136" style:parent-style-name="Style29">
      <style:paragraph-properties fo:background-color="transparent" fo:margin-top="0.000cm" fo:margin-bottom="0.494cm" fo:line-height="110.%" fo:margin-left="0.000cm" fo:margin-right="0.000cm" fo:text-indent="0.388cm" fo:text-align="left" style:page-number="auto"/>
      <style:text-properties/>
    </style:style>
    <style:style style:family="paragraph" style:name="P137" style:display-name="P137" style:parent-style-name="Style29">
      <style:paragraph-properties fo:background-color="transparent" fo:margin-top="0.000cm" fo:margin-bottom="0.000cm" fo:line-height="100.%" fo:margin-left="0.000cm" fo:margin-right="0.000cm" fo:text-indent="0.000cm" fo:text-align="center" style:page-number="auto"/>
      <style:text-properties/>
    </style:style>
    <style:style style:family="paragraph" style:name="P138" style:display-name="P138" style:parent-style-name="Style29">
      <style:paragraph-properties fo:background-color="transparent" fo:margin-top="0.000cm" fo:margin-bottom="0.600cm" fo:line-height="100.%" fo:margin-left="3.351cm" fo:margin-right="0.000cm" fo:text-indent="0.353cm" fo:text-align="justify" style:page-number="auto">
        <style:tab-stops>
          <style:tab-stop style:position="1.702cm" style:type="left"/>
        </style:tab-stops>
      </style:paragraph-properties>
      <style:text-properties/>
    </style:style>
    <style:style style:family="paragraph" style:name="P139" style:display-name="P139" style:parent-style-name="Style29">
      <style:paragraph-properties fo:background-color="transparent" fo:margin-top="0.000cm" fo:margin-bottom="0.494cm" fo:line-height="115.%" fo:margin-left="0.000cm" fo:margin-right="0.000cm" fo:text-indent="0.459cm" fo:text-align="left" style:page-number="auto"/>
      <style:text-properties/>
    </style:style>
    <style:style style:family="paragraph" style:name="P140" style:display-name="P140" style:parent-style-name="Style29">
      <style:paragraph-properties fo:background-color="transparent" fo:margin-top="0.000cm" fo:margin-bottom="0.000cm" fo:margin-left="2.999cm" fo:margin-right="0.000cm" fo:text-indent="0.000cm" fo:text-align="left" style:page-number="auto"/>
      <style:text-properties/>
    </style:style>
    <style:style style:family="paragraph" style:name="P141" style:display-name="P141" style:parent-style-name="Style29">
      <style:paragraph-properties fo:background-color="transparent" fo:margin-top="0.000cm" fo:margin-bottom="0.494cm" fo:margin-left="3.351cm" fo:margin-right="0.000cm" fo:text-indent="0.000cm" fo:text-align="left" style:page-number="auto"/>
      <style:text-properties/>
    </style:style>
    <style:style style:family="paragraph" style:name="P142" style:display-name="P142" style:parent-style-name="Style29">
      <style:paragraph-properties fo:background-color="transparent" fo:margin-top="0.000cm" fo:margin-bottom="0.459cm" fo:line-height="115.%" fo:margin-left="0.000cm" fo:margin-right="0.000cm" fo:text-indent="0.000cm" fo:text-align="justify" style:page-number="auto"/>
      <style:text-properties/>
    </style:style>
    <style:style style:family="paragraph" style:name="P144" style:display-name="P144" style:parent-style-name="Style29">
      <style:paragraph-properties fo:background-color="transparent" fo:margin-top="0.000cm" fo:margin-bottom="0.000cm" fo:line-height="100.%" fo:margin-left="1.905cm" fo:margin-right="0.000cm" fo:text-indent="0.000cm" fo:text-align="justify" style:page-number="auto"/>
      <style:text-properties/>
    </style:style>
    <style:style style:family="paragraph" style:name="P145" style:display-name="P145" style:parent-style-name="Style29">
      <style:paragraph-properties fo:background-color="transparent" fo:margin-top="0.000cm" fo:margin-bottom="0.459cm" fo:line-height="100.%" fo:margin-left="1.905cm" fo:margin-right="0.000cm" fo:text-indent="0.000cm" fo:text-align="justify" style:page-number="auto"/>
      <style:text-properties/>
    </style:style>
    <style:style style:family="paragraph" style:name="P146" style:display-name="P146" style:parent-style-name="Style29">
      <style:paragraph-properties fo:background-color="transparent" fo:margin-top="0.000cm" fo:margin-bottom="0.459cm" fo:line-height="115.%" fo:margin-left="0.000cm" fo:margin-right="0.000cm" fo:text-indent="0.423cm" fo:text-align="justify" style:page-number="auto"/>
      <style:text-properties/>
    </style:style>
    <style:style style:family="paragraph" style:name="P147" style:display-name="P147" style:parent-style-name="Style15">
      <style:paragraph-properties fo:background-color="transparent" fo:margin-top="0.000cm" fo:margin-bottom="0.459cm" fo:line-height="112.%" fo:margin-left="4.374cm" fo:margin-right="0.000cm" fo:text-indent="-4.374cm" fo:text-align="justify" style:page-number="auto"/>
      <style:text-properties/>
    </style:style>
    <style:style style:family="paragraph" style:name="P148" style:display-name="P148" style:parent-style-name="Style29">
      <style:paragraph-properties fo:background-color="transparent" fo:margin-top="0.000cm" fo:margin-bottom="0.000cm" fo:line-height="110.%" fo:margin-left="0.000cm" fo:margin-right="0.000cm" fo:text-indent="0.423cm" fo:text-align="justify" style:page-number="auto"/>
      <style:text-properties/>
    </style:style>
    <style:style style:family="paragraph" style:name="P149" style:display-name="P149" style:parent-style-name="Style29">
      <style:paragraph-properties fo:background-color="transparent" fo:margin-top="0.000cm" fo:margin-bottom="0.000cm" fo:line-height="110.%" fo:margin-left="0.000cm" fo:margin-right="0.000cm" fo:text-indent="0.423cm" fo:text-align="justify" style:page-number="auto"/>
      <style:text-properties/>
    </style:style>
    <style:style style:family="paragraph" style:name="P150" style:display-name="P150" style:parent-style-name="Style29">
      <style:paragraph-properties fo:background-color="transparent" fo:margin-top="0.000cm" fo:margin-bottom="0.000cm" fo:line-height="110.%" fo:margin-left="0.000cm" fo:margin-right="0.000cm" fo:text-indent="0.423cm" fo:text-align="justify" style:page-number="auto"/>
      <style:text-properties/>
    </style:style>
    <style:style style:family="paragraph" style:name="P151" style:display-name="P151" style:parent-style-name="Style29">
      <style:paragraph-properties fo:background-color="transparent" fo:margin-top="0.000cm" fo:margin-bottom="0.000cm" fo:line-height="110.%" fo:margin-left="0.000cm" fo:margin-right="0.000cm" fo:text-indent="0.423cm" fo:text-align="justify" style:page-number="auto"/>
      <style:text-properties/>
    </style:style>
    <style:style style:family="paragraph" style:name="P152" style:display-name="P152" style:parent-style-name="Style29">
      <style:paragraph-properties fo:background-color="transparent" fo:margin-top="0.000cm" fo:margin-bottom="0.000cm" fo:line-height="110.%" fo:margin-left="0.000cm" fo:margin-right="0.000cm" fo:text-indent="0.423cm" fo:text-align="justify" style:page-number="auto"/>
      <style:text-properties/>
    </style:style>
    <style:style style:family="paragraph" style:name="P154" style:display-name="P154" style:parent-style-name="Style29">
      <style:paragraph-properties fo:background-color="transparent" fo:margin-top="0.000cm" fo:margin-bottom="0.000cm" fo:line-height="110.%" fo:margin-left="0.000cm" fo:margin-right="0.000cm" fo:text-indent="0.459cm" fo:text-align="justify" style:page-number="auto"/>
      <style:text-properties/>
    </style:style>
    <style:style style:family="paragraph" style:name="P155" style:display-name="P155" style:parent-style-name="Style29">
      <style:paragraph-properties fo:background-color="transparent" fo:margin-top="0.000cm" fo:margin-bottom="0.000cm" fo:line-height="110.%" fo:margin-left="0.000cm" fo:margin-right="0.000cm" fo:text-indent="0.459cm" fo:text-align="justify" style:page-number="auto"/>
      <style:text-properties/>
    </style:style>
    <style:style style:family="paragraph" style:name="P156" style:display-name="P156" style:parent-style-name="Style29">
      <style:paragraph-properties fo:background-color="transparent" fo:margin-top="0.000cm" fo:margin-bottom="0.000cm" fo:line-height="110.%" fo:margin-left="0.000cm" fo:margin-right="0.000cm" fo:text-indent="0.459cm" fo:text-align="justify" style:page-number="auto"/>
      <style:text-properties/>
    </style:style>
    <style:style style:family="paragraph" style:name="P157" style:display-name="P157" style:parent-style-name="Style29">
      <style:paragraph-properties fo:background-color="transparent" fo:margin-top="0.000cm" fo:margin-bottom="0.000cm" fo:line-height="110.%" fo:margin-left="0.000cm" fo:margin-right="0.000cm" fo:text-indent="0.459cm" fo:text-align="justify" style:page-number="auto"/>
      <style:text-properties/>
    </style:style>
    <style:style style:family="paragraph" style:name="P158" style:display-name="P158" style:parent-style-name="Style29">
      <style:paragraph-properties fo:background-color="transparent" fo:margin-top="0.000cm" fo:margin-bottom="0.000cm" fo:line-height="110.%" fo:margin-left="0.000cm" fo:margin-right="0.000cm" fo:text-indent="0.459cm" fo:text-align="justify" style:page-number="auto"/>
      <style:text-properties/>
    </style:style>
    <style:style style:family="paragraph" style:name="P159" style:display-name="P159" style:parent-style-name="Style29">
      <style:paragraph-properties fo:background-color="transparent" fo:margin-top="0.000cm" fo:margin-bottom="0.000cm" fo:line-height="110.%" fo:margin-left="0.000cm" fo:margin-right="0.000cm" fo:text-indent="0.459cm" fo:text-align="justify" style:page-number="auto"/>
      <style:text-properties/>
    </style:style>
    <style:style style:family="paragraph" style:name="P160" style:display-name="P160" style:parent-style-name="Style29">
      <style:paragraph-properties fo:background-color="transparent" fo:margin-top="0.000cm" fo:margin-bottom="0.000cm" fo:line-height="110.%" fo:margin-left="0.000cm" fo:margin-right="0.000cm" fo:text-indent="0.459cm" fo:text-align="justify" style:page-number="auto"/>
      <style:text-properties/>
    </style:style>
    <style:style style:family="paragraph" style:name="P161" style:display-name="P161" style:parent-style-name="Style29">
      <style:paragraph-properties fo:background-color="transparent" fo:margin-top="0.000cm" fo:margin-bottom="0.000cm" fo:line-height="110.%" fo:margin-left="0.000cm" fo:margin-right="0.000cm" fo:text-indent="0.459cm" fo:text-align="justify" style:page-number="auto"/>
      <style:text-properties/>
    </style:style>
    <style:style style:family="paragraph" style:name="P162" style:display-name="P162" style:parent-style-name="Style29">
      <style:paragraph-properties fo:background-color="transparent" fo:margin-top="0.000cm" fo:margin-bottom="0.000cm" fo:line-height="110.%" fo:margin-left="0.000cm" fo:margin-right="0.000cm" fo:text-indent="0.459cm" fo:text-align="justify" style:page-number="auto"/>
      <style:text-properties/>
    </style:style>
    <style:style style:family="paragraph" style:name="P163" style:display-name="P163" style:parent-style-name="Style29">
      <style:paragraph-properties fo:background-color="transparent" fo:margin-top="0.000cm" fo:margin-bottom="0.000cm" fo:line-height="110.%" fo:margin-left="0.000cm" fo:margin-right="0.000cm" fo:text-indent="0.459cm" fo:text-align="justify" style:page-number="auto"/>
      <style:text-properties/>
    </style:style>
    <style:style style:family="paragraph" style:name="P164" style:display-name="P164" style:parent-style-name="Style29">
      <style:paragraph-properties fo:background-color="transparent" fo:margin-top="0.000cm" fo:margin-bottom="0.000cm" fo:line-height="110.%" fo:margin-left="0.000cm" fo:margin-right="0.000cm" fo:text-indent="0.494cm" fo:text-align="justify" style:page-number="auto">
        <style:tab-stops>
          <style:tab-stop style:position="0.907cm" style:type="left"/>
        </style:tab-stops>
      </style:paragraph-properties>
      <style:text-properties/>
    </style:style>
    <style:style style:family="paragraph" style:name="P165" style:display-name="P165" style:parent-style-name="Style29">
      <style:paragraph-properties fo:background-color="transparent" fo:margin-top="0.000cm" fo:margin-bottom="0.423cm" fo:line-height="110.%" fo:margin-left="0.000cm" fo:margin-right="0.000cm" fo:text-indent="0.494cm" fo:text-align="justify" style:page-number="auto">
        <style:tab-stops>
          <style:tab-stop style:position="0.873cm" style:type="left"/>
        </style:tab-stops>
      </style:paragraph-properties>
      <style:text-properties/>
    </style:style>
    <style:style style:family="paragraph" style:name="P166" style:display-name="P166" style:parent-style-name="Style15">
      <style:paragraph-properties fo:background-color="transparent" fo:margin-top="0.000cm" fo:margin-bottom="0.282cm" fo:line-height="138.%" fo:margin-left="0.459cm" fo:margin-right="0.000cm" fo:text-indent="-0.459cm" fo:text-align="justify" style:page-number="auto"/>
      <style:text-properties/>
    </style:style>
    <style:style style:family="paragraph" style:name="P167" style:display-name="P167" style:parent-style-name="Style29">
      <style:paragraph-properties fo:background-color="transparent" fo:margin-top="0.000cm" fo:margin-bottom="0.423cm" fo:line-height="111.%" fo:margin-left="0.917cm" fo:margin-right="0.000cm" fo:text-indent="-0.917cm" fo:text-align="justify" style:page-number="auto"/>
      <style:text-properties/>
    </style:style>
    <style:style style:family="paragraph" style:name="P168" style:display-name="P168" style:parent-style-name="Style29">
      <style:paragraph-properties fo:background-color="transparent" fo:margin-top="0.000cm" fo:margin-bottom="0.000cm" fo:line-height="110.%" fo:margin-left="0.000cm" fo:margin-right="0.000cm" fo:text-indent="0.494cm" fo:text-align="justify" style:page-number="auto"/>
      <style:text-properties/>
    </style:style>
    <style:style style:family="paragraph" style:name="P169" style:display-name="P169" style:parent-style-name="Style29">
      <style:paragraph-properties fo:background-color="transparent" fo:margin-top="0.000cm" fo:margin-bottom="0.000cm" fo:line-height="110.%" fo:margin-left="0.000cm" fo:margin-right="0.000cm" fo:text-indent="1.164cm" fo:text-align="justify" style:page-number="auto"/>
      <style:text-properties/>
    </style:style>
    <style:style style:family="paragraph" style:name="P170" style:display-name="P170" style:parent-style-name="Style29">
      <style:paragraph-properties fo:background-color="transparent" fo:margin-top="0.000cm" fo:margin-bottom="0.000cm" fo:line-height="110.%" fo:margin-left="0.000cm" fo:margin-right="0.000cm" fo:text-indent="1.164cm" fo:text-align="justify" style:page-number="auto"/>
      <style:text-properties/>
    </style:style>
    <style:style style:family="paragraph" style:name="P171" style:display-name="P171" style:parent-style-name="Style29">
      <style:paragraph-properties fo:background-color="transparent" fo:margin-top="0.000cm" fo:margin-bottom="0.000cm" fo:line-height="110.%" fo:margin-left="0.000cm" fo:margin-right="0.000cm" fo:text-indent="1.164cm" fo:text-align="justify" style:page-number="auto"/>
      <style:text-properties/>
    </style:style>
    <style:style style:family="paragraph" style:name="P172" style:display-name="P172" style:parent-style-name="Style29">
      <style:paragraph-properties fo:background-color="transparent" fo:margin-top="0.000cm" fo:margin-bottom="0.000cm" fo:line-height="110.%" fo:margin-left="0.000cm" fo:margin-right="0.000cm" fo:text-indent="1.164cm" fo:text-align="justify" style:page-number="auto"/>
      <style:text-properties/>
    </style:style>
    <style:style style:family="paragraph" style:name="P173" style:display-name="P173" style:parent-style-name="Style29">
      <style:paragraph-properties fo:break-after="page" fo:background-color="transparent" fo:margin-top="0.000cm" fo:margin-bottom="0.353cm" fo:line-height="110.%" fo:margin-left="0.000cm" fo:margin-right="0.000cm" fo:text-indent="0.494cm" fo:text-align="justify" style:page-number="auto"/>
      <style:text-properties/>
    </style:style>
    <style:style style:family="paragraph" style:name="P174" style:display-name="P174" style:parent-style-name="Style29">
      <style:paragraph-properties fo:background-color="transparent" fo:margin-top="0.000cm" fo:margin-bottom="0.000cm" fo:line-height="110.%" fo:margin-left="0.000cm" fo:margin-right="0.000cm" fo:text-indent="0.459cm" fo:text-align="justify" style:page-number="auto"/>
      <style:text-properties/>
    </style:style>
    <style:style style:family="paragraph" style:name="P175" style:display-name="P175" style:parent-style-name="Style29">
      <style:paragraph-properties fo:background-color="transparent" fo:margin-top="0.000cm" fo:margin-bottom="0.000cm" fo:line-height="110.%" fo:margin-left="0.000cm" fo:margin-right="0.000cm" fo:text-indent="0.459cm" fo:text-align="justify" style:page-number="auto"/>
      <style:text-properties/>
    </style:style>
    <style:style style:family="paragraph" style:name="P176" style:display-name="P176" style:parent-style-name="Style29">
      <style:paragraph-properties fo:background-color="transparent" fo:margin-top="0.000cm" fo:margin-bottom="0.000cm" fo:line-height="110.%" fo:margin-left="0.000cm" fo:margin-right="0.000cm" fo:text-indent="0.459cm" fo:text-align="justify" style:page-number="auto"/>
      <style:text-properties/>
    </style:style>
    <style:style style:family="paragraph" style:name="P177" style:display-name="P177" style:parent-style-name="Style29">
      <style:paragraph-properties fo:background-color="transparent" fo:margin-top="0.000cm" fo:margin-bottom="0.000cm" fo:line-height="110.%" fo:margin-left="0.000cm" fo:margin-right="0.000cm" fo:text-indent="0.459cm" fo:text-align="justify" style:page-number="auto"/>
      <style:text-properties/>
    </style:style>
    <style:style style:family="paragraph" style:name="P178" style:display-name="P178" style:parent-style-name="Style29">
      <style:paragraph-properties fo:background-color="transparent" fo:margin-top="0.000cm" fo:margin-bottom="0.000cm" fo:line-height="110.%" fo:margin-left="0.000cm" fo:margin-right="0.000cm" fo:text-indent="0.459cm" fo:text-align="justify" style:page-number="auto"/>
      <style:text-properties/>
    </style:style>
    <style:style style:family="paragraph" style:name="P179" style:display-name="P179" style:parent-style-name="Style29">
      <style:paragraph-properties fo:background-color="transparent" fo:margin-top="0.000cm" fo:margin-bottom="0.000cm" fo:line-height="110.%" fo:margin-left="0.000cm" fo:margin-right="0.000cm" fo:text-indent="0.459cm" fo:text-align="justify" style:page-number="auto"/>
      <style:text-properties/>
    </style:style>
    <style:style style:family="paragraph" style:name="P180" style:display-name="P180" style:parent-style-name="Style29">
      <style:paragraph-properties fo:background-color="transparent" fo:margin-top="0.000cm" fo:margin-bottom="0.000cm" fo:line-height="110.%" fo:margin-left="0.000cm" fo:margin-right="0.000cm" fo:text-indent="0.459cm" fo:text-align="justify" style:page-number="auto"/>
      <style:text-properties/>
    </style:style>
    <style:style style:family="paragraph" style:name="P181" style:display-name="P181" style:parent-style-name="Style29">
      <style:paragraph-properties fo:background-color="transparent" fo:margin-top="0.000cm" fo:margin-bottom="0.000cm" fo:line-height="110.%" fo:margin-left="0.000cm" fo:margin-right="0.000cm" fo:text-indent="0.353cm" fo:text-align="justify" style:page-number="auto"/>
      <style:text-properties/>
    </style:style>
    <style:style style:family="paragraph" style:name="P182" style:display-name="P182" style:parent-style-name="Style29">
      <style:paragraph-properties fo:background-color="transparent" fo:margin-top="0.000cm" fo:margin-bottom="0.000cm" fo:margin-left="0.000cm" fo:margin-right="0.000cm" fo:text-indent="0.423cm" fo:text-align="justify" style:page-number="auto"/>
      <style:text-properties/>
    </style:style>
    <style:style style:family="paragraph" style:name="P183" style:display-name="P183" style:parent-style-name="Style29">
      <style:paragraph-properties fo:background-color="transparent" fo:margin-top="0.000cm" fo:margin-bottom="0.000cm" fo:margin-left="0.000cm" fo:margin-right="0.000cm" fo:text-indent="0.423cm" fo:text-align="justify" style:page-number="auto"/>
      <style:text-properties/>
    </style:style>
    <style:style style:family="paragraph" style:name="P184" style:display-name="P184" style:parent-style-name="Style29">
      <style:paragraph-properties fo:background-color="transparent" fo:margin-top="0.000cm" fo:margin-bottom="0.071cm" fo:margin-left="0.000cm" fo:margin-right="0.000cm" fo:text-indent="0.423cm" fo:text-align="justify" style:page-number="auto"/>
      <style:text-properties/>
    </style:style>
    <style:style style:family="paragraph" style:name="P185" style:display-name="P185" style:parent-style-name="Style15">
      <style:paragraph-properties fo:background-color="transparent" fo:margin-top="0.000cm" fo:margin-bottom="0.000cm" fo:line-height="100.%" fo:margin-left="0.000cm" fo:margin-right="0.000cm" fo:text-indent="0.000cm" fo:text-align="center" style:page-number="auto"/>
      <style:text-properties/>
    </style:style>
    <style:style style:family="paragraph" style:name="P186" style:display-name="P186" style:parent-style-name="Style29">
      <style:paragraph-properties fo:background-color="transparent" fo:margin-top="0.000cm" fo:margin-bottom="0.000cm" fo:line-height="110.%" fo:margin-left="0.000cm" fo:margin-right="0.000cm" fo:text-indent="0.423cm" fo:text-align="justify" style:page-number="auto"/>
      <style:text-properties/>
    </style:style>
    <style:style style:family="paragraph" style:name="P187" style:display-name="P187" style:parent-style-name="Style29">
      <style:paragraph-properties fo:background-color="transparent" fo:margin-top="0.000cm" fo:margin-bottom="0.000cm" fo:line-height="110.%" fo:margin-left="0.000cm" fo:margin-right="0.000cm" fo:text-indent="0.423cm" fo:text-align="justify" style:page-number="auto"/>
      <style:text-properties/>
    </style:style>
    <style:style style:family="paragraph" style:name="P189" style:display-name="P189" style:parent-style-name="Style29">
      <style:paragraph-properties fo:background-color="transparent" fo:margin-top="0.000cm" fo:margin-bottom="0.000cm" fo:line-height="110.%" fo:margin-left="0.000cm" fo:margin-right="0.000cm" fo:text-indent="0.423cm" fo:text-align="justify" style:page-number="auto"/>
      <style:text-properties/>
    </style:style>
    <style:style style:family="paragraph" style:name="P190" style:display-name="P190" style:parent-style-name="Style29">
      <style:paragraph-properties fo:background-color="transparent" fo:margin-top="0.000cm" fo:margin-bottom="0.000cm" fo:line-height="110.%" fo:margin-left="0.000cm" fo:margin-right="0.000cm" fo:text-indent="0.423cm" fo:text-align="justify" style:page-number="auto"/>
      <style:text-properties/>
    </style:style>
    <style:style style:family="paragraph" style:name="P191" style:display-name="P191" style:parent-style-name="Style29">
      <style:paragraph-properties fo:background-color="transparent" fo:margin-top="0.000cm" fo:margin-bottom="0.000cm" fo:line-height="110.%" fo:margin-left="0.000cm" fo:margin-right="0.000cm" fo:text-indent="0.423cm" fo:text-align="justify" style:page-number="auto"/>
      <style:text-properties/>
    </style:style>
    <style:style style:family="paragraph" style:name="P192" style:display-name="P192" style:parent-style-name="Style29">
      <style:paragraph-properties fo:background-color="transparent" fo:margin-top="0.000cm" fo:margin-bottom="0.000cm" fo:line-height="110.%" fo:margin-left="0.000cm" fo:margin-right="0.000cm" fo:text-indent="0.423cm" fo:text-align="justify" style:page-number="auto"/>
      <style:text-properties/>
    </style:style>
    <style:style style:family="paragraph" style:name="P193" style:display-name="P193" style:parent-style-name="Style29">
      <style:paragraph-properties fo:background-color="transparent" fo:margin-top="0.000cm" fo:margin-bottom="0.000cm" fo:line-height="110.%" fo:margin-left="0.000cm" fo:margin-right="0.000cm" fo:text-indent="0.423cm" fo:text-align="justify" style:page-number="auto"/>
      <style:text-properties/>
    </style:style>
    <style:style style:family="paragraph" style:name="P194" style:display-name="P194" style:parent-style-name="Style29">
      <style:paragraph-properties fo:background-color="transparent" fo:margin-top="0.000cm" fo:margin-bottom="0.000cm" fo:line-height="110.%" fo:margin-left="0.000cm" fo:margin-right="0.000cm" fo:text-indent="0.423cm" fo:text-align="justify" style:page-number="auto"/>
      <style:text-properties/>
    </style:style>
    <style:style style:family="paragraph" style:name="P195" style:display-name="P195" style:parent-style-name="Style29">
      <style:paragraph-properties fo:background-color="transparent" fo:margin-top="0.000cm" fo:margin-bottom="0.000cm" fo:line-height="110.%" fo:margin-left="0.000cm" fo:margin-right="0.000cm" fo:text-indent="0.423cm" fo:text-align="justify" style:page-number="auto"/>
      <style:text-properties/>
    </style:style>
    <style:style style:family="paragraph" style:name="P196" style:display-name="P196" style:parent-style-name="Style29">
      <style:paragraph-properties fo:background-color="transparent" fo:margin-top="0.000cm" fo:margin-bottom="0.000cm" fo:line-height="110.%" fo:margin-left="0.000cm" fo:margin-right="0.000cm" fo:text-indent="0.423cm" fo:text-align="justify" style:page-number="auto"/>
      <style:text-properties/>
    </style:style>
    <style:style style:family="paragraph" style:name="P197" style:display-name="P197" style:parent-style-name="Style29">
      <style:paragraph-properties fo:background-color="transparent" fo:margin-top="0.000cm" fo:margin-bottom="0.000cm" fo:line-height="110.%" fo:margin-left="0.000cm" fo:margin-right="0.000cm" fo:text-indent="0.423cm" fo:text-align="justify" style:page-number="auto"/>
      <style:text-properties/>
    </style:style>
    <style:style style:family="paragraph" style:name="P198" style:display-name="P198" style:parent-style-name="Style5">
      <style:paragraph-properties fo:background-color="transparent" fo:margin-top="0.000cm" fo:margin-bottom="0.000cm" fo:line-height="100.%" fo:margin-left="0.000cm" fo:margin-right="0.000cm" fo:text-indent="0.000cm" fo:text-align="left" style:page-number="auto">
        <style:tab-stops>
          <style:tab-stop style:position="3.759cm" style:leader-style="dotted" style:leader-text="." style:type="left"/>
        </style:tab-stops>
      </style:paragraph-properties>
      <style:text-properties/>
    </style:style>
    <style:style style:family="paragraph" style:name="P199" style:display-name="P199" style:parent-style-name="Style5">
      <style:paragraph-properties fo:background-color="transparent" fo:margin-top="0.000cm" fo:margin-bottom="0.000cm" fo:line-height="100.%" fo:margin-left="0.000cm" fo:margin-right="0.000cm" fo:text-indent="0.000cm" fo:text-align="left" style:page-number="auto">
        <style:tab-stops>
          <style:tab-stop style:position="2.117cm" style:leader-style="dotted" style:leader-text="." style:type="right"/>
        </style:tab-stops>
      </style:paragraph-properties>
      <style:text-properties/>
    </style:style>
    <style:style style:family="paragraph" style:name="P200" style:display-name="P200" style:parent-style-name="Style5">
      <style:paragraph-properties fo:background-color="transparent" fo:margin-top="0.000cm" fo:margin-bottom="0.000cm" fo:line-height="100.%" fo:margin-left="0.000cm" fo:margin-right="0.000cm" fo:text-indent="0.423cm" fo:text-align="left" style:page-number="auto"/>
      <style:text-properties/>
    </style:style>
    <style:style style:family="paragraph" style:name="P201" style:display-name="P201" style:parent-style-name="Style5">
      <style:paragraph-properties fo:background-color="transparent" fo:margin-top="0.000cm" fo:margin-bottom="0.000cm" fo:line-height="100.%" fo:margin-left="0.000cm" fo:margin-right="0.000cm" fo:text-indent="0.000cm" fo:text-align="left" style:page-number="auto">
        <style:tab-stops>
          <style:tab-stop style:position="3.531cm" style:leader-style="dotted" style:leader-text="." style:type="left"/>
          <style:tab-stop style:position="3.649cm" style:leader-style="dotted" style:leader-text="." style:type="left"/>
        </style:tab-stops>
      </style:paragraph-properties>
      <style:text-properties/>
    </style:style>
    <style:style style:family="paragraph" style:name="P202" style:display-name="P202" style:parent-style-name="Style5">
      <style:paragraph-properties fo:background-color="transparent" fo:margin-top="0.000cm" fo:margin-bottom="0.000cm" fo:line-height="100.%" fo:margin-left="0.000cm" fo:margin-right="0.000cm" fo:text-indent="0.000cm" fo:text-align="left" style:page-number="auto">
        <style:tab-stops>
          <style:tab-stop style:position="2.074cm" style:leader-style="dotted" style:leader-text="." style:type="right"/>
        </style:tab-stops>
      </style:paragraph-properties>
      <style:text-properties/>
    </style:style>
    <style:style style:family="paragraph" style:name="P203" style:display-name="P203" style:parent-style-name="Style5">
      <style:paragraph-properties fo:background-color="transparent" fo:margin-top="0.000cm" fo:margin-bottom="0.000cm" fo:line-height="100.%" fo:margin-left="0.000cm" fo:margin-right="0.000cm" fo:text-indent="0.247cm" fo:text-align="left" style:page-number="auto"/>
      <style:text-properties/>
    </style:style>
    <style:style style:family="paragraph" style:name="P204" style:display-name="P204" style:parent-style-name="Style5">
      <style:paragraph-properties fo:background-color="transparent" fo:margin-top="0.000cm" fo:margin-bottom="0.000cm" fo:line-height="100.%" fo:margin-left="0.000cm" fo:margin-right="0.000cm" fo:text-indent="0.000cm" fo:text-align="left" style:page-number="auto">
        <style:tab-stops>
          <style:tab-stop style:position="2.625cm" style:leader-style="dotted" style:leader-text="." style:type="left"/>
          <style:tab-stop style:position="3.785cm" style:leader-style="dotted" style:leader-text="." style:type="left"/>
        </style:tab-stops>
      </style:paragraph-properties>
      <style:text-properties/>
    </style:style>
    <style:style style:family="paragraph" style:name="P205" style:display-name="P205" style:parent-style-name="Style5">
      <style:paragraph-properties fo:background-color="transparent" fo:margin-top="0.000cm" fo:margin-bottom="0.000cm" fo:line-height="100.%" fo:margin-left="0.000cm" fo:margin-right="0.000cm" fo:text-indent="0.000cm" fo:text-align="left" style:page-number="auto">
        <style:tab-stops>
          <style:tab-stop style:position="2.117cm" style:leader-style="dotted" style:leader-text="." style:type="right"/>
        </style:tab-stops>
      </style:paragraph-properties>
      <style:text-properties/>
    </style:style>
    <style:style style:family="paragraph" style:name="P206" style:display-name="P206" style:parent-style-name="Style5">
      <style:paragraph-properties fo:background-color="transparent" fo:margin-top="0.000cm" fo:margin-bottom="0.000cm" fo:line-height="100.%" fo:margin-left="0.000cm" fo:margin-right="0.000cm" fo:text-indent="0.000cm" fo:text-align="right" style:page-number="auto"/>
      <style:text-properties/>
    </style:style>
    <style:style style:family="paragraph" style:name="P207" style:display-name="P207" style:parent-style-name="Style5">
      <style:paragraph-properties fo:background-color="transparent" fo:margin-top="0.000cm" fo:margin-bottom="0.000cm" fo:line-height="100.%" fo:margin-left="0.000cm" fo:margin-right="0.000cm" fo:text-indent="0.000cm" fo:text-align="left" style:page-number="auto">
        <style:tab-stops>
          <style:tab-stop style:position="3.802cm" style:leader-style="dotted" style:leader-text="." style:type="left"/>
        </style:tab-stops>
      </style:paragraph-properties>
      <style:text-properties/>
    </style:style>
    <style:style style:family="paragraph" style:name="P208" style:display-name="P208" style:parent-style-name="Style5">
      <style:paragraph-properties fo:background-color="transparent" fo:margin-top="0.000cm" fo:margin-bottom="0.000cm" fo:line-height="100.%" fo:margin-left="0.000cm" fo:margin-right="0.000cm" fo:text-indent="0.000cm" fo:text-align="left" style:page-number="auto">
        <style:tab-stops>
          <style:tab-stop style:position="2.159cm" style:leader-style="dotted" style:leader-text="." style:type="right"/>
        </style:tab-stops>
      </style:paragraph-properties>
      <style:text-properties/>
    </style:style>
    <style:style style:family="paragraph" style:name="P209" style:display-name="P209" style:parent-style-name="Style5">
      <style:paragraph-properties fo:background-color="transparent" fo:margin-top="0.000cm" fo:margin-bottom="0.000cm" fo:line-height="100.%" fo:margin-left="0.000cm" fo:margin-right="0.000cm" fo:text-indent="0.247cm" fo:text-align="left" style:page-number="auto"/>
      <style:text-properties/>
    </style:style>
    <style:style style:family="paragraph" style:name="P210" style:display-name="P210" style:parent-style-name="Style5">
      <style:paragraph-properties fo:background-color="transparent" fo:margin-top="0.000cm" fo:margin-bottom="0.000cm" fo:line-height="100.%" fo:margin-left="0.000cm" fo:margin-right="0.000cm" fo:text-indent="0.000cm" fo:text-align="left" style:page-number="auto">
        <style:tab-stops>
          <style:tab-stop style:position="3.404cm" style:leader-style="dotted" style:leader-text="." style:type="left"/>
        </style:tab-stops>
      </style:paragraph-properties>
      <style:text-properties/>
    </style:style>
    <style:style style:family="paragraph" style:name="P211" style:display-name="P211" style:parent-style-name="Style5">
      <style:paragraph-properties fo:background-color="transparent" fo:margin-top="0.000cm" fo:margin-bottom="0.000cm" fo:line-height="100.%" fo:margin-left="0.000cm" fo:margin-right="0.000cm" fo:text-indent="0.000cm" fo:text-align="left" style:page-number="auto">
        <style:tab-stops>
          <style:tab-stop style:position="2.176cm" style:leader-style="dotted" style:leader-text="." style:type="right"/>
        </style:tab-stops>
      </style:paragraph-properties>
      <style:text-properties/>
    </style:style>
    <style:style style:family="paragraph" style:name="P212" style:display-name="P212" style:parent-style-name="Style5">
      <style:paragraph-properties fo:background-color="transparent" fo:margin-top="0.000cm" fo:margin-bottom="0.000cm" fo:line-height="100.%" fo:margin-left="0.000cm" fo:margin-right="0.000cm" fo:text-indent="0.423cm" fo:text-align="left" style:page-number="auto"/>
      <style:text-properties/>
    </style:style>
    <style:style style:family="paragraph" style:name="P213" style:display-name="P213" style:parent-style-name="Style5">
      <style:paragraph-properties fo:background-color="transparent" fo:margin-top="0.000cm" fo:margin-bottom="0.000cm" fo:line-height="100.%" fo:margin-left="0.000cm" fo:margin-right="0.000cm" fo:text-indent="0.000cm" fo:text-align="left" style:page-number="auto">
        <style:tab-stops>
          <style:tab-stop style:position="2.997cm" style:leader-style="dotted" style:leader-text="." style:type="left"/>
        </style:tab-stops>
      </style:paragraph-properties>
      <style:text-properties/>
    </style:style>
    <style:style style:family="paragraph" style:name="P214" style:display-name="P214" style:parent-style-name="Style5">
      <style:paragraph-properties fo:background-color="transparent" fo:margin-top="0.000cm" fo:margin-bottom="0.000cm" fo:line-height="100.%" fo:margin-left="0.000cm" fo:margin-right="0.000cm" fo:text-indent="0.000cm" fo:text-align="left" style:page-number="auto">
        <style:tab-stops>
          <style:tab-stop style:position="0.068cm" style:leader-style="dotted" style:leader-text="." style:type="left"/>
          <style:tab-stop style:position="2.151cm" style:leader-style="dotted" style:leader-text="." style:type="right"/>
        </style:tab-stops>
      </style:paragraph-properties>
      <style:text-properties/>
    </style:style>
    <style:style style:family="paragraph" style:name="P215" style:display-name="P215" style:parent-style-name="Style5">
      <style:paragraph-properties fo:background-color="transparent" fo:margin-top="0.000cm" fo:margin-bottom="0.000cm" fo:line-height="100.%" fo:margin-left="0.000cm" fo:margin-right="0.000cm" fo:text-indent="0.000cm" fo:text-align="right" style:page-number="auto"/>
      <style:text-properties/>
    </style:style>
    <style:style style:family="paragraph" style:name="P216" style:display-name="P216" style:parent-style-name="Style29">
      <style:paragraph-properties fo:background-color="transparent" fo:margin-top="0.000cm" fo:margin-bottom="0.000cm" fo:line-height="110.%" fo:margin-left="0.000cm" fo:margin-right="0.000cm" fo:text-indent="0.423cm" fo:text-align="justify" style:page-number="auto"/>
      <style:text-properties/>
    </style:style>
    <style:style style:family="paragraph" style:name="P217" style:display-name="P217" style:parent-style-name="Style29">
      <style:paragraph-properties fo:background-color="transparent" fo:margin-top="0.000cm" fo:margin-bottom="0.000cm" fo:line-height="110.%" fo:margin-left="0.000cm" fo:margin-right="0.000cm" fo:text-indent="0.423cm" fo:text-align="justify" style:page-number="auto"/>
      <style:text-properties/>
    </style:style>
    <style:style style:family="paragraph" style:name="P218" style:display-name="P218" style:parent-style-name="Style29">
      <style:paragraph-properties fo:background-color="transparent" fo:margin-top="0.000cm" fo:margin-bottom="0.000cm" fo:line-height="110.%" fo:margin-left="0.000cm" fo:margin-right="0.000cm" fo:text-indent="0.423cm" fo:text-align="justify" style:page-number="auto"/>
      <style:text-properties/>
    </style:style>
    <style:style style:family="paragraph" style:name="P219" style:display-name="P219" style:parent-style-name="Style29">
      <style:paragraph-properties fo:background-color="transparent" fo:margin-top="0.000cm" fo:margin-bottom="0.000cm" fo:line-height="110.%" fo:margin-left="0.000cm" fo:margin-right="0.000cm" fo:text-indent="0.564cm" fo:text-align="justify" style:page-number="auto"/>
      <style:text-properties/>
    </style:style>
    <style:style style:family="paragraph" style:name="P220" style:display-name="P220" style:parent-style-name="Style29">
      <style:paragraph-properties fo:background-color="transparent" fo:margin-top="0.000cm" fo:margin-bottom="0.000cm" fo:line-height="110.%" fo:margin-left="0.000cm" fo:margin-right="0.000cm" fo:text-indent="0.423cm" fo:text-align="justify" style:page-number="auto"/>
      <style:text-properties/>
    </style:style>
    <style:style style:family="paragraph" style:name="P221" style:display-name="P221" style:parent-style-name="Style29">
      <style:paragraph-properties fo:background-color="transparent" fo:margin-top="0.000cm" fo:margin-bottom="0.000cm" fo:line-height="110.%" fo:margin-left="0.000cm" fo:margin-right="0.000cm" fo:text-indent="0.423cm" fo:text-align="justify" style:page-number="auto"/>
      <style:text-properties/>
    </style:style>
    <style:style style:family="paragraph" style:name="P222" style:display-name="P222" style:parent-style-name="Style29">
      <style:paragraph-properties fo:background-color="transparent" fo:margin-top="0.000cm" fo:margin-bottom="0.000cm" fo:line-height="110.%" fo:margin-left="0.000cm" fo:margin-right="0.000cm" fo:text-indent="0.423cm" fo:text-align="justify" style:page-number="auto"/>
      <style:text-properties/>
    </style:style>
    <style:style style:family="paragraph" style:name="P223" style:display-name="P223" style:parent-style-name="Style29">
      <style:paragraph-properties fo:background-color="transparent" fo:margin-top="0.000cm" fo:margin-bottom="0.282cm" fo:line-height="110.%" fo:margin-left="0.000cm" fo:margin-right="0.000cm" fo:text-indent="0.423cm" fo:text-align="justify" style:page-number="auto"/>
      <style:text-properties/>
    </style:style>
    <style:style style:family="paragraph" style:name="P224" style:display-name="P224" style:parent-style-name="Style5">
      <style:paragraph-properties fo:background-color="transparent" fo:margin-top="0.000cm" fo:margin-bottom="0.000cm" fo:line-height="100.%" fo:margin-left="0.000cm" fo:margin-right="0.000cm" fo:text-indent="0.564cm" fo:text-align="left" style:page-number="auto"/>
      <style:text-properties/>
    </style:style>
    <style:style style:family="paragraph" style:name="P225" style:display-name="P225" style:parent-style-name="Style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226" style:display-name="P226" style:parent-style-name="Style5">
      <style:paragraph-properties fo:background-color="transparent" fo:margin-top="0.000cm" fo:margin-bottom="0.000cm" fo:line-height="100.%" fo:margin-left="0.000cm" fo:margin-right="0.000cm" fo:text-indent="0.000cm" fo:text-align="left" style:page-number="auto">
        <style:tab-stops>
          <style:tab-stop style:position="2.379cm" style:leader-style="dotted" style:leader-text="." style:type="left"/>
        </style:tab-stops>
      </style:paragraph-properties>
      <style:text-properties/>
    </style:style>
    <style:style style:family="paragraph" style:name="P227" style:display-name="P227" style:parent-style-name="Style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228" style:display-name="P228" style:parent-style-name="Style5">
      <style:paragraph-properties fo:background-color="transparent" fo:margin-top="0.000cm" fo:margin-bottom="0.000cm" fo:line-height="100.%" fo:margin-left="0.000cm" fo:margin-right="0.000cm" fo:text-indent="0.811cm" fo:text-align="left" style:page-number="auto"/>
      <style:text-properties/>
    </style:style>
    <style:style style:family="paragraph" style:name="P229" style:display-name="P229" style:parent-style-name="Style5">
      <style:paragraph-properties fo:background-color="transparent" fo:margin-top="0.000cm" fo:margin-bottom="0.000cm" fo:line-height="100.%" fo:margin-left="0.000cm" fo:margin-right="0.000cm" fo:text-indent="0.882cm" fo:text-align="left" style:page-number="auto"/>
      <style:text-properties/>
    </style:style>
    <style:style style:family="paragraph" style:name="P230" style:display-name="P230"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231" style:display-name="P231" style:parent-style-name="Style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232" style:display-name="P232" style:parent-style-name="Style5">
      <style:paragraph-properties fo:background-color="transparent" fo:margin-top="0.000cm" fo:margin-bottom="0.000cm" fo:line-height="100.%" fo:margin-left="0.000cm" fo:margin-right="0.000cm" fo:text-indent="1.094cm" fo:text-align="left" style:page-number="auto"/>
      <style:text-properties/>
    </style:style>
    <style:style style:family="paragraph" style:name="P233" style:display-name="P233" style:parent-style-name="Style5">
      <style:paragraph-properties fo:background-color="transparent" fo:margin-top="0.000cm" fo:margin-bottom="0.000cm" fo:line-height="100.%" fo:margin-left="0.000cm" fo:margin-right="0.000cm" fo:text-indent="0.000cm" fo:text-align="left" style:page-number="auto">
        <style:tab-stops>
          <style:tab-stop style:position="2.311cm" style:leader-style="dotted" style:leader-text="." style:type="left"/>
        </style:tab-stops>
      </style:paragraph-properties>
      <style:text-properties/>
    </style:style>
    <style:style style:family="paragraph" style:name="P234" style:display-name="P234" style:parent-style-name="Style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235" style:display-name="P235" style:parent-style-name="Style5">
      <style:paragraph-properties fo:background-color="transparent" fo:margin-top="0.000cm" fo:margin-bottom="0.000cm" fo:line-height="100.%" fo:margin-left="0.000cm" fo:margin-right="0.000cm" fo:text-indent="0.811cm" fo:text-align="left" style:page-number="auto"/>
      <style:text-properties/>
    </style:style>
    <style:style style:family="paragraph" style:name="P236" style:display-name="P236" style:parent-style-name="Style5">
      <style:paragraph-properties fo:background-color="transparent" fo:margin-top="0.000cm" fo:margin-bottom="0.000cm" fo:line-height="100.%" fo:margin-left="0.000cm" fo:margin-right="0.000cm" fo:text-indent="0.000cm" fo:text-align="left" style:page-number="auto">
        <style:tab-stops>
          <style:tab-stop style:position="2.311cm" style:leader-style="dotted" style:leader-text="." style:type="left"/>
        </style:tab-stops>
      </style:paragraph-properties>
      <style:text-properties/>
    </style:style>
    <style:style style:family="paragraph" style:name="P237" style:display-name="P237" style:parent-style-name="Style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238" style:display-name="P238" style:parent-style-name="Style5">
      <style:paragraph-properties fo:background-color="transparent" fo:margin-top="0.000cm" fo:margin-bottom="0.000cm" fo:line-height="100.%" fo:margin-left="0.000cm" fo:margin-right="0.000cm" fo:text-indent="0.811cm" fo:text-align="left" style:page-number="auto"/>
      <style:text-properties/>
    </style:style>
    <style:style style:family="paragraph" style:name="P239" style:display-name="P239" style:parent-style-name="Style5">
      <style:paragraph-properties fo:background-color="transparent" fo:margin-top="0.000cm" fo:margin-bottom="0.000cm" fo:line-height="100.%" fo:margin-left="0.000cm" fo:margin-right="0.000cm" fo:text-indent="0.882cm" fo:text-align="left" style:page-number="auto"/>
      <style:text-properties/>
    </style:style>
    <style:style style:family="paragraph" style:name="P240" style:display-name="P240" style:parent-style-name="Style5">
      <style:paragraph-properties fo:background-color="transparent" fo:margin-top="0.000cm" fo:margin-bottom="0.000cm" fo:line-height="100.%" fo:margin-left="0.000cm" fo:margin-right="0.000cm" fo:text-indent="0.000cm" fo:text-align="left" style:page-number="auto">
        <style:tab-stops>
          <style:tab-stop style:position="2.379cm" style:leader-style="dotted" style:leader-text="." style:type="left"/>
        </style:tab-stops>
      </style:paragraph-properties>
      <style:text-properties/>
    </style:style>
    <style:style style:family="paragraph" style:name="P241" style:display-name="P241" style:parent-style-name="Style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242" style:display-name="P242" style:parent-style-name="Style5">
      <style:paragraph-properties fo:background-color="transparent" fo:margin-top="0.000cm" fo:margin-bottom="0.000cm" fo:line-height="100.%" fo:margin-left="0.000cm" fo:margin-right="0.000cm" fo:text-indent="0.882cm" fo:text-align="left" style:page-number="auto"/>
      <style:text-properties/>
    </style:style>
    <style:style style:family="paragraph" style:name="P243" style:display-name="P243" style:parent-style-name="Style5">
      <style:paragraph-properties fo:background-color="transparent" fo:margin-top="0.000cm" fo:margin-bottom="0.000cm" fo:line-height="100.%" fo:margin-left="0.000cm" fo:margin-right="0.000cm" fo:text-indent="0.000cm" fo:text-align="left" style:page-number="auto">
        <style:tab-stops>
          <style:tab-stop style:position="2.345cm" style:leader-style="dotted" style:leader-text="." style:type="left"/>
        </style:tab-stops>
      </style:paragraph-properties>
      <style:text-properties/>
    </style:style>
    <style:style style:family="paragraph" style:name="P244" style:display-name="P244" style:parent-style-name="Style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245" style:display-name="P245" style:parent-style-name="Style5">
      <style:paragraph-properties fo:background-color="transparent" fo:margin-top="0.000cm" fo:margin-bottom="0.000cm" fo:line-height="100.%" fo:margin-left="0.000cm" fo:margin-right="0.000cm" fo:text-indent="1.094cm" fo:text-align="left" style:page-number="auto"/>
      <style:text-properties/>
    </style:style>
    <style:style style:family="paragraph" style:name="P246" style:display-name="P246" style:parent-style-name="Style5">
      <style:paragraph-properties fo:background-color="transparent" fo:margin-top="0.000cm" fo:margin-bottom="0.000cm" fo:line-height="100.%" fo:margin-left="0.000cm" fo:margin-right="0.000cm" fo:text-indent="0.000cm" fo:text-align="left" style:page-number="auto">
        <style:tab-stops>
          <style:tab-stop style:position="2.354cm" style:leader-style="dotted" style:leader-text="." style:type="left"/>
        </style:tab-stops>
      </style:paragraph-properties>
      <style:text-properties/>
    </style:style>
    <style:style style:family="paragraph" style:name="P247" style:display-name="P247" style:parent-style-name="Style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248" style:display-name="P248" style:parent-style-name="Style5">
      <style:paragraph-properties fo:background-color="transparent" fo:margin-top="0.000cm" fo:margin-bottom="0.000cm" fo:line-height="100.%" fo:margin-left="0.000cm" fo:margin-right="0.000cm" fo:text-indent="1.094cm" fo:text-align="left" style:page-number="auto"/>
      <style:text-properties/>
    </style:style>
    <style:style style:family="paragraph" style:name="P249" style:display-name="P249" style:parent-style-name="Style5">
      <style:paragraph-properties fo:background-color="transparent" fo:margin-top="0.000cm" fo:margin-bottom="0.000cm" fo:line-height="100.%" fo:margin-left="0.000cm" fo:margin-right="0.000cm" fo:text-indent="0.000cm" fo:text-align="left" style:page-number="auto">
        <style:tab-stops>
          <style:tab-stop style:position="2.354cm" style:leader-style="dotted" style:leader-text="." style:type="left"/>
        </style:tab-stops>
      </style:paragraph-properties>
      <style:text-properties/>
    </style:style>
    <style:style style:family="paragraph" style:name="P250" style:display-name="P250" style:parent-style-name="Style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251" style:display-name="P251" style:parent-style-name="Style5">
      <style:paragraph-properties fo:background-color="transparent" fo:margin-top="0.000cm" fo:margin-bottom="0.000cm" fo:line-height="100.%" fo:margin-left="0.000cm" fo:margin-right="0.000cm" fo:text-indent="1.094cm" fo:text-align="left" style:page-number="auto"/>
      <style:text-properties/>
    </style:style>
    <style:style style:family="paragraph" style:name="P252" style:display-name="P252" style:parent-style-name="Style5">
      <style:paragraph-properties fo:background-color="transparent" fo:margin-top="0.000cm" fo:margin-bottom="0.000cm" fo:line-height="100.%" fo:margin-left="0.000cm" fo:margin-right="0.000cm" fo:text-indent="0.000cm" fo:text-align="left" style:page-number="auto">
        <style:tab-stops>
          <style:tab-stop style:position="2.379cm" style:leader-style="dotted" style:leader-text="." style:type="left"/>
        </style:tab-stops>
      </style:paragraph-properties>
      <style:text-properties/>
    </style:style>
    <style:style style:family="paragraph" style:name="P253" style:display-name="P253" style:parent-style-name="Style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254" style:display-name="P254" style:parent-style-name="Style5">
      <style:paragraph-properties fo:background-color="transparent" fo:margin-top="0.000cm" fo:margin-bottom="0.000cm" fo:line-height="100.%" fo:margin-left="0.000cm" fo:margin-right="0.000cm" fo:text-indent="1.094cm" fo:text-align="left" style:page-number="auto"/>
      <style:text-properties/>
    </style:style>
    <style:style style:family="paragraph" style:name="P255" style:display-name="P255" style:parent-style-name="Style5">
      <style:paragraph-properties fo:background-color="transparent" fo:margin-top="0.000cm" fo:margin-bottom="0.000cm" fo:line-height="100.%" fo:margin-left="0.000cm" fo:margin-right="0.000cm" fo:text-indent="0.000cm" fo:text-align="left" style:page-number="auto">
        <style:tab-stops>
          <style:tab-stop style:position="2.413cm" style:leader-style="dotted" style:leader-text="." style:type="left"/>
        </style:tab-stops>
      </style:paragraph-properties>
      <style:text-properties/>
    </style:style>
    <style:style style:family="paragraph" style:name="P256" style:display-name="P256" style:parent-style-name="Style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257" style:display-name="P257" style:parent-style-name="Style5">
      <style:paragraph-properties fo:background-color="transparent" fo:margin-top="0.000cm" fo:margin-bottom="0.000cm" fo:line-height="100.%" fo:margin-left="0.000cm" fo:margin-right="0.000cm" fo:text-indent="0.811cm" fo:text-align="left" style:page-number="auto"/>
      <style:text-properties/>
    </style:style>
    <style:style style:family="paragraph" style:name="P258" style:display-name="P258" style:parent-style-name="Style5">
      <style:paragraph-properties fo:background-color="transparent" fo:margin-top="0.000cm" fo:margin-bottom="0.000cm" fo:line-height="100.%" fo:margin-left="0.000cm" fo:margin-right="0.000cm" fo:text-indent="1.094cm" fo:text-align="left" style:page-number="auto"/>
      <style:text-properties/>
    </style:style>
    <style:style style:family="paragraph" style:name="P259" style:display-name="P259" style:parent-style-name="Style5">
      <style:paragraph-properties fo:background-color="transparent" fo:margin-top="0.000cm" fo:margin-bottom="0.000cm" fo:line-height="100.%" fo:margin-left="0.000cm" fo:margin-right="0.000cm" fo:text-indent="0.318cm" fo:text-align="justify" style:page-number="auto"/>
      <style:text-properties/>
    </style:style>
    <style:style style:family="paragraph" style:name="P260" style:display-name="P260" style:parent-style-name="Style5">
      <style:paragraph-properties fo:background-color="transparent" fo:margin-top="0.000cm" fo:margin-bottom="0.000cm" fo:line-height="100.%" fo:margin-left="0.000cm" fo:margin-right="0.000cm" fo:text-indent="0.706cm" fo:text-align="left" style:page-number="auto">
        <style:tab-stops>
          <style:tab-stop style:position="0.900cm" style:type="left"/>
        </style:tab-stops>
      </style:paragraph-properties>
      <style:text-properties/>
    </style:style>
    <style:style style:family="paragraph" style:name="P261" style:display-name="P261" style:parent-style-name="Style5">
      <style:paragraph-properties fo:background-color="transparent" fo:margin-top="0.000cm" fo:margin-bottom="0.000cm" fo:line-height="100.%" fo:margin-left="0.000cm" fo:margin-right="0.000cm" fo:text-indent="0.988cm" fo:text-align="justify" style:page-number="auto"/>
      <style:text-properties/>
    </style:style>
    <style:style style:family="paragraph" style:name="P262" style:display-name="P262" style:parent-style-name="Style5">
      <style:paragraph-properties fo:background-color="transparent" fo:margin-top="0.000cm" fo:margin-bottom="0.000cm" fo:line-height="100.%" fo:margin-left="0.000cm" fo:margin-right="0.000cm" fo:text-indent="0.318cm" fo:text-align="justify" style:page-number="auto"/>
      <style:text-properties/>
    </style:style>
    <style:style style:family="paragraph" style:name="P263" style:display-name="P263" style:parent-style-name="Style5">
      <style:paragraph-properties fo:background-color="transparent" fo:margin-top="0.000cm" fo:margin-bottom="0.000cm" fo:line-height="100.%" fo:margin-left="0.000cm" fo:margin-right="0.000cm" fo:text-indent="0.811cm" fo:text-align="left" style:page-number="auto"/>
      <style:text-properties/>
    </style:style>
    <style:style style:family="paragraph" style:name="P264" style:display-name="P264" style:parent-style-name="Style5">
      <style:paragraph-properties fo:background-color="transparent" fo:margin-top="0.000cm" fo:margin-bottom="0.000cm" fo:line-height="100.%" fo:margin-left="0.000cm" fo:margin-right="0.000cm" fo:text-indent="0.882cm" fo:text-align="left" style:page-number="auto"/>
      <style:text-properties/>
    </style:style>
    <style:style style:family="paragraph" style:name="P265" style:display-name="P265" style:parent-style-name="Style29">
      <style:paragraph-properties fo:background-color="transparent" fo:margin-top="0.000cm" fo:margin-bottom="0.388cm" fo:margin-left="0.000cm" fo:margin-right="0.000cm" fo:text-indent="0.423cm" fo:text-align="justify" style:page-number="auto"/>
      <style:text-properties/>
    </style:style>
    <style:style style:family="paragraph" style:name="P267" style:display-name="P267" style:parent-style-name="Style29">
      <style:paragraph-properties fo:background-color="transparent" fo:margin-top="0.000cm" fo:margin-bottom="0.318cm" fo:line-height="100.%" fo:margin-left="0.388cm" fo:margin-right="0.000cm" fo:text-indent="0.035cm" fo:text-align="justify" style:page-number="auto">
        <style:tab-stops>
          <style:tab-stop style:position="5.613cm" style:leader-style="dotted" style:leader-text="." style:type="left"/>
        </style:tab-stops>
      </style:paragraph-properties>
      <style:text-properties/>
    </style:style>
    <style:style style:family="paragraph" style:name="P268" style:display-name="P268" style:parent-style-name="Style29">
      <style:paragraph-properties fo:background-color="transparent" fo:margin-top="0.000cm" fo:margin-bottom="0.000cm" fo:line-height="111.%" fo:margin-left="0.000cm" fo:margin-right="0.000cm" fo:text-indent="0.423cm" fo:text-align="justify" style:page-number="auto"/>
      <style:text-properties/>
    </style:style>
    <style:style style:family="paragraph" style:name="P269" style:display-name="P269" style:parent-style-name="Style29">
      <style:paragraph-properties fo:background-color="transparent" fo:margin-top="0.000cm" fo:margin-bottom="0.000cm" fo:line-height="87.%" fo:margin-left="0.000cm" fo:margin-right="0.000cm" fo:text-indent="1.552cm" fo:text-align="left" style:page-number="auto">
        <style:tab-stops>
          <style:tab-stop style:position="2.594cm" style:leader-style="dotted" style:leader-text="." style:type="left"/>
        </style:tab-stops>
      </style:paragraph-properties>
      <style:text-properties/>
    </style:style>
    <style:style style:family="paragraph" style:name="P270" style:display-name="P270" style:parent-style-name="Style29">
      <style:paragraph-properties fo:background-color="transparent" fo:margin-top="0.000cm" fo:margin-bottom="0.000cm" fo:line-height="91.%" fo:margin-left="0.000cm" fo:margin-right="0.000cm" fo:text-indent="1.552cm" fo:text-align="left" style:page-number="auto"/>
      <style:text-properties/>
    </style:style>
    <style:style style:family="paragraph" style:name="P271" style:display-name="P271" style:parent-style-name="Style29">
      <style:paragraph-properties fo:background-color="transparent" fo:margin-top="0.000cm" fo:margin-bottom="0.000cm" fo:line-height="91.%" fo:margin-left="0.000cm" fo:margin-right="0.000cm" fo:text-indent="1.552cm" fo:text-align="left" style:page-number="auto"/>
      <style:text-properties/>
    </style:style>
    <style:style style:family="paragraph" style:name="P272" style:display-name="P272" style:parent-style-name="Style29">
      <style:paragraph-properties fo:background-color="transparent" fo:margin-top="0.000cm" fo:margin-bottom="0.000cm" fo:line-height="89.%" fo:margin-left="0.000cm" fo:margin-right="0.000cm" fo:text-indent="0.000cm" fo:text-align="center" style:page-number="auto">
        <style:tab-stops>
          <style:tab-stop style:position="0.728cm" style:leader-style="dotted" style:leader-text="-" style:type="left"/>
        </style:tab-stops>
      </style:paragraph-properties>
      <style:text-properties/>
    </style:style>
    <style:style style:family="paragraph" style:name="P273" style:display-name="P273" style:parent-style-name="Style29">
      <style:paragraph-properties fo:background-color="transparent" fo:margin-top="0.000cm" fo:margin-bottom="0.318cm" fo:line-height="93.%" fo:margin-left="2.822cm" fo:margin-right="0.000cm" fo:text-indent="0.000cm" fo:text-align="left" style:page-number="auto"/>
      <style:text-properties/>
    </style:style>
    <style:style style:family="paragraph" style:name="P274" style:display-name="P274" style:parent-style-name="Style29">
      <style:paragraph-properties fo:background-color="transparent" fo:margin-top="0.000cm" fo:margin-bottom="0.318cm" fo:line-height="111.%" fo:margin-left="0.000cm" fo:margin-right="0.000cm" fo:text-indent="0.423cm" fo:text-align="justify" style:page-number="auto"/>
      <style:text-properties/>
    </style:style>
    <style:style style:family="paragraph" style:name="P275" style:display-name="P275" style:parent-style-name="Style29">
      <style:paragraph-properties fo:background-color="transparent" fo:margin-top="0.000cm" fo:margin-bottom="0.000cm" fo:line-height="100.%" fo:margin-left="0.000cm" fo:margin-right="0.000cm" fo:text-indent="0.423cm" fo:text-align="justify" style:page-number="auto"/>
      <style:text-properties/>
    </style:style>
    <style:style style:family="paragraph" style:name="P276" style:display-name="P276" style:parent-style-name="Style29">
      <style:paragraph-properties fo:background-color="transparent" fo:margin-top="0.000cm" fo:margin-bottom="0.318cm" fo:line-height="91.%" fo:margin-left="0.000cm" fo:margin-right="0.000cm" fo:text-indent="0.423cm" fo:text-align="justify" style:page-number="auto"/>
      <style:text-properties/>
    </style:style>
    <style:style style:family="paragraph" style:name="P277" style:display-name="P277" style:parent-style-name="Style29">
      <style:paragraph-properties fo:background-color="transparent" fo:margin-top="0.000cm" fo:margin-bottom="0.000cm" fo:margin-left="0.000cm" fo:margin-right="0.000cm" fo:text-indent="0.423cm" fo:text-align="justify" style:page-number="auto"/>
      <style:text-properties/>
    </style:style>
    <style:style style:family="paragraph" style:name="P278" style:display-name="P278" style:parent-style-name="Style29">
      <style:paragraph-properties fo:background-color="transparent" fo:margin-top="0.000cm" fo:margin-bottom="0.000cm" fo:margin-left="0.000cm" fo:margin-right="0.000cm" fo:text-indent="0.388cm" fo:text-align="left" style:page-number="auto"/>
      <style:text-properties/>
    </style:style>
    <style:style style:family="paragraph" style:name="P279" style:display-name="P279" style:parent-style-name="Style56">
      <style:paragraph-properties fo:background-color="transparent" fo:margin-top="0.000cm" fo:margin-bottom="0.000cm" fo:line-height="88.%" fo:margin-left="0.000cm" fo:margin-right="0.000cm" fo:text-indent="0.000cm" fo:text-align="left" style:page-number="auto"/>
      <style:text-properties/>
    </style:style>
    <style:style style:family="paragraph" style:name="P280" style:display-name="P280" style:parent-style-name="Style5">
      <style:paragraph-properties fo:background-color="transparent" fo:margin-top="0.000cm" fo:margin-bottom="0.000cm" fo:line-height="100.%" fo:margin-left="0.000cm" fo:margin-right="0.000cm" fo:text-indent="0.000cm" fo:text-align="left" style:page-number="auto">
        <style:tab-stops>
          <style:tab-stop style:position="1.947cm" style:leader-style="dotted" style:leader-text="." style:type="left"/>
        </style:tab-stops>
      </style:paragraph-properties>
      <style:text-properties/>
    </style:style>
    <style:style style:family="paragraph" style:name="P281" style:display-name="P281" style:parent-style-name="Style5">
      <style:paragraph-properties fo:background-color="transparent" fo:margin-top="0.000cm" fo:margin-bottom="0.000cm" fo:line-height="100.%" fo:margin-left="0.000cm" fo:margin-right="0.000cm" fo:text-indent="0.000cm" fo:text-align="left" style:page-number="auto">
        <style:tab-stops>
          <style:tab-stop style:position="0.474cm" style:leader-style="dotted" style:leader-text="." style:type="left"/>
        </style:tab-stops>
      </style:paragraph-properties>
      <style:text-properties/>
    </style:style>
    <style:style style:family="paragraph" style:name="P282" style:display-name="P282" style:parent-style-name="Style5">
      <style:paragraph-properties fo:background-color="transparent" fo:margin-top="0.000cm" fo:margin-bottom="0.000cm" fo:line-height="100.%" fo:margin-left="0.000cm" fo:margin-right="0.000cm" fo:text-indent="0.000cm" fo:text-align="right" style:page-number="auto">
        <style:tab-stops>
          <style:tab-stop style:position="2.151cm" style:type="left"/>
          <style:tab-stop style:position="2.862cm" style:leader-style="dotted" style:leader-text="." style:type="left"/>
        </style:tab-stops>
      </style:paragraph-properties>
      <style:text-properties/>
    </style:style>
    <style:style style:family="paragraph" style:name="P283" style:display-name="P283" style:parent-style-name="Style5">
      <style:paragraph-properties fo:background-color="transparent" fo:margin-top="0.000cm" fo:margin-bottom="0.000cm" fo:line-height="100.%" fo:margin-left="0.000cm" fo:margin-right="0.000cm" fo:text-indent="0.000cm" fo:text-align="left" style:page-number="auto">
        <style:tab-stops>
          <style:tab-stop style:position="1.939cm" style:leader-style="dotted" style:leader-text="." style:type="left"/>
        </style:tab-stops>
      </style:paragraph-properties>
      <style:text-properties/>
    </style:style>
    <style:style style:family="paragraph" style:name="P284" style:display-name="P284"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285" style:display-name="P285" style:parent-style-name="Style5">
      <style:paragraph-properties fo:background-color="transparent" fo:margin-top="0.000cm" fo:margin-bottom="0.000cm" fo:line-height="100.%" fo:margin-left="0.000cm" fo:margin-right="0.000cm" fo:text-indent="0.000cm" fo:text-align="center" style:page-number="auto"/>
      <style:text-properties/>
    </style:style>
    <style:style style:family="paragraph" style:name="P286" style:display-name="P286" style:parent-style-name="Style5">
      <style:paragraph-properties fo:background-color="transparent" fo:margin-top="0.000cm" fo:margin-bottom="0.000cm" fo:line-height="100.%" fo:margin-left="0.000cm" fo:margin-right="0.000cm" fo:text-indent="0.000cm" fo:text-align="right" style:page-number="auto"/>
      <style:text-properties/>
    </style:style>
    <style:style style:family="paragraph" style:name="P287" style:display-name="P287" style:parent-style-name="Style5">
      <style:paragraph-properties fo:background-color="transparent" fo:margin-top="0.000cm" fo:margin-bottom="0.000cm" fo:line-height="100.%" fo:margin-left="0.000cm" fo:margin-right="0.000cm" fo:text-indent="0.000cm" fo:text-align="left" style:page-number="auto">
        <style:tab-stops>
          <style:tab-stop style:position="1.905cm" style:leader-style="dotted" style:leader-text="." style:type="left"/>
        </style:tab-stops>
      </style:paragraph-properties>
      <style:text-properties/>
    </style:style>
    <style:style style:family="paragraph" style:name="P288" style:display-name="P288" style:parent-style-name="Style5">
      <style:paragraph-properties fo:background-color="transparent" fo:margin-top="0.000cm" fo:margin-bottom="0.000cm" fo:line-height="100.%" fo:margin-left="0.000cm" fo:margin-right="0.000cm" fo:text-indent="0.000cm" fo:text-align="left" style:page-number="auto">
        <style:tab-stops>
          <style:tab-stop style:position="0.500cm" style:leader-style="dotted" style:leader-text="." style:type="left"/>
        </style:tab-stops>
      </style:paragraph-properties>
      <style:text-properties/>
    </style:style>
    <style:style style:family="paragraph" style:name="P289" style:display-name="P289" style:parent-style-name="Style5">
      <style:paragraph-properties fo:background-color="transparent" fo:margin-top="0.000cm" fo:margin-bottom="0.000cm" fo:line-height="100.%" fo:margin-left="0.000cm" fo:margin-right="0.000cm" fo:text-indent="0.000cm" fo:text-align="center" style:page-number="auto">
        <style:tab-stops>
          <style:tab-stop style:position="0.694cm" style:leader-style="dotted" style:leader-text="." style:type="left"/>
        </style:tab-stops>
      </style:paragraph-properties>
      <style:text-properties/>
    </style:style>
    <style:style style:family="paragraph" style:name="P290" style:display-name="P290" style:parent-style-name="Style5">
      <style:paragraph-properties fo:background-color="transparent" fo:margin-top="0.000cm" fo:margin-bottom="0.000cm" fo:line-height="100.%" fo:margin-left="0.000cm" fo:margin-right="0.000cm" fo:text-indent="0.000cm" fo:text-align="right" style:page-number="auto"/>
      <style:text-properties/>
    </style:style>
    <style:style style:family="paragraph" style:name="P291" style:display-name="P291" style:parent-style-name="Style5">
      <style:paragraph-properties fo:background-color="transparent" fo:margin-top="0.000cm" fo:margin-bottom="0.000cm" fo:line-height="100.%" fo:margin-left="0.000cm" fo:margin-right="0.000cm" fo:text-indent="0.000cm" fo:text-align="left" style:page-number="auto">
        <style:tab-stops>
          <style:tab-stop style:position="1.888cm" style:leader-style="dotted" style:leader-text="." style:type="left"/>
        </style:tab-stops>
      </style:paragraph-properties>
      <style:text-properties/>
    </style:style>
    <style:style style:family="paragraph" style:name="P292" style:display-name="P292"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293" style:display-name="P293" style:parent-style-name="Style5">
      <style:paragraph-properties fo:background-color="transparent" fo:margin-top="0.000cm" fo:margin-bottom="0.000cm" fo:line-height="100.%" fo:margin-left="0.000cm" fo:margin-right="0.000cm" fo:text-indent="0.000cm" fo:text-align="center" style:page-number="auto"/>
      <style:text-properties/>
    </style:style>
    <style:style style:family="paragraph" style:name="P294" style:display-name="P294" style:parent-style-name="Style5">
      <style:paragraph-properties fo:background-color="transparent" fo:margin-top="0.000cm" fo:margin-bottom="0.000cm" fo:line-height="100.%" fo:margin-left="0.000cm" fo:margin-right="0.000cm" fo:text-indent="0.000cm" fo:text-align="right" style:page-number="auto"/>
      <style:text-properties/>
    </style:style>
    <style:style style:family="paragraph" style:name="P295" style:display-name="P295" style:parent-style-name="Style5">
      <style:paragraph-properties fo:background-color="transparent" fo:margin-top="0.000cm" fo:margin-bottom="0.000cm" fo:line-height="100.%" fo:margin-left="0.000cm" fo:margin-right="0.000cm" fo:text-indent="0.000cm" fo:text-align="left" style:page-number="auto">
        <style:tab-stops>
          <style:tab-stop style:position="1.888cm" style:leader-style="dotted" style:leader-text="." style:type="left"/>
        </style:tab-stops>
      </style:paragraph-properties>
      <style:text-properties/>
    </style:style>
    <style:style style:family="paragraph" style:name="P296" style:display-name="P296" style:parent-style-name="Style5">
      <style:paragraph-properties fo:background-color="transparent" fo:margin-top="0.000cm" fo:margin-bottom="0.000cm" fo:line-height="100.%" fo:margin-left="0.000cm" fo:margin-right="0.000cm" fo:text-indent="0.000cm" fo:text-align="left" style:page-number="auto">
        <style:tab-stops>
          <style:tab-stop style:position="0.508cm" style:leader-style="dotted" style:leader-text="." style:type="left"/>
        </style:tab-stops>
      </style:paragraph-properties>
      <style:text-properties/>
    </style:style>
    <style:style style:family="paragraph" style:name="P297" style:display-name="P297" style:parent-style-name="Style5">
      <style:paragraph-properties fo:background-color="transparent" fo:margin-top="0.000cm" fo:margin-bottom="0.000cm" fo:line-height="100.%" fo:margin-left="0.000cm" fo:margin-right="0.000cm" fo:text-indent="0.000cm" fo:text-align="center" style:page-number="auto">
        <style:tab-stops>
          <style:tab-stop style:position="0.559cm" style:leader-style="dotted" style:leader-text="." style:type="left"/>
        </style:tab-stops>
      </style:paragraph-properties>
      <style:text-properties/>
    </style:style>
    <style:style style:family="paragraph" style:name="P298" style:display-name="P298" style:parent-style-name="Style5">
      <style:paragraph-properties fo:background-color="transparent" fo:margin-top="0.000cm" fo:margin-bottom="0.000cm" fo:line-height="100.%" fo:margin-left="0.000cm" fo:margin-right="0.000cm" fo:text-indent="0.635cm" fo:text-align="left" style:page-number="auto"/>
      <style:text-properties/>
    </style:style>
    <style:style style:family="paragraph" style:name="P299" style:display-name="P299" style:parent-style-name="Style5">
      <style:paragraph-properties fo:background-color="transparent" fo:margin-top="0.000cm" fo:margin-bottom="0.000cm" fo:line-height="100.%" fo:margin-left="0.000cm" fo:margin-right="0.000cm" fo:text-indent="0.000cm" fo:text-align="left" style:page-number="auto">
        <style:tab-stops>
          <style:tab-stop style:position="1.964cm" style:leader-style="dotted" style:leader-text="." style:type="left"/>
        </style:tab-stops>
      </style:paragraph-properties>
      <style:text-properties/>
    </style:style>
    <style:style style:family="paragraph" style:name="P300" style:display-name="P300"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301" style:display-name="P301" style:parent-style-name="Style5">
      <style:paragraph-properties fo:background-color="transparent" fo:margin-top="0.000cm" fo:margin-bottom="0.000cm" fo:line-height="100.%" fo:margin-left="0.000cm" fo:margin-right="0.000cm" fo:text-indent="0.000cm" fo:text-align="right" style:page-number="auto"/>
      <style:text-properties/>
    </style:style>
    <style:style style:family="paragraph" style:name="P302" style:display-name="P302" style:parent-style-name="Style5">
      <style:paragraph-properties fo:background-color="transparent" fo:margin-top="0.000cm" fo:margin-bottom="0.000cm" fo:line-height="100.%" fo:margin-left="0.000cm" fo:margin-right="0.000cm" fo:text-indent="0.000cm" fo:text-align="left" style:page-number="auto">
        <style:tab-stops>
          <style:tab-stop style:position="1.702cm" style:leader-style="dotted" style:leader-text="." style:type="left"/>
          <style:tab-stop style:position="1.812cm" style:leader-style="dotted" style:leader-text="." style:type="left"/>
        </style:tab-stops>
      </style:paragraph-properties>
      <style:text-properties/>
    </style:style>
    <style:style style:family="paragraph" style:name="P303" style:display-name="P303"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304" style:display-name="P304" style:parent-style-name="Style5">
      <style:paragraph-properties fo:background-color="transparent" fo:margin-top="0.000cm" fo:margin-bottom="0.000cm" fo:line-height="100.%" fo:margin-left="0.000cm" fo:margin-right="0.000cm" fo:text-indent="0.000cm" fo:text-align="right" style:page-number="auto"/>
      <style:text-properties/>
    </style:style>
    <style:style style:family="paragraph" style:name="P305" style:display-name="P305"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306" style:display-name="P306"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307" style:display-name="P307" style:parent-style-name="Style5">
      <style:paragraph-properties fo:background-color="transparent" fo:margin-top="0.000cm" fo:margin-bottom="0.000cm" fo:line-height="100.%" fo:margin-left="0.000cm" fo:margin-right="0.000cm" fo:text-indent="0.000cm" fo:text-align="center" style:page-number="auto">
        <style:tab-stops>
          <style:tab-stop style:position="0.627cm" style:leader-style="dotted" style:leader-text="." style:type="left"/>
        </style:tab-stops>
      </style:paragraph-properties>
      <style:text-properties/>
    </style:style>
    <style:style style:family="paragraph" style:name="P308" style:display-name="P308" style:parent-style-name="Style5">
      <style:paragraph-properties fo:background-color="transparent" fo:margin-top="0.000cm" fo:margin-bottom="0.000cm" fo:line-height="100.%" fo:margin-left="0.000cm" fo:margin-right="0.000cm" fo:text-indent="0.000cm" fo:text-align="right" style:page-number="auto"/>
      <style:text-properties/>
    </style:style>
    <style:style style:family="paragraph" style:name="P309" style:display-name="P309" style:parent-style-name="Style5">
      <style:paragraph-properties fo:background-color="transparent" fo:margin-top="0.000cm" fo:margin-bottom="0.000cm" fo:line-height="100.%" fo:margin-left="0.000cm" fo:margin-right="0.000cm" fo:text-indent="0.670cm" fo:text-align="left" style:page-number="auto"/>
      <style:text-properties/>
    </style:style>
    <style:style style:family="paragraph" style:name="P310" style:display-name="P310" style:parent-style-name="Style5">
      <style:paragraph-properties fo:background-color="transparent" fo:margin-top="0.000cm" fo:margin-bottom="0.000cm" fo:line-height="100.%" fo:margin-left="0.000cm" fo:margin-right="0.000cm" fo:text-indent="0.000cm" fo:text-align="center" style:page-number="auto"/>
      <style:text-properties/>
    </style:style>
    <style:style style:family="paragraph" style:name="P311" style:display-name="P311" style:parent-style-name="Style5">
      <style:paragraph-properties fo:background-color="transparent" fo:margin-top="0.000cm" fo:margin-bottom="0.000cm" fo:line-height="100.%" fo:margin-left="0.000cm" fo:margin-right="0.000cm" fo:text-indent="0.635cm" fo:text-align="justify" style:page-number="auto"/>
      <style:text-properties/>
    </style:style>
    <style:style style:family="paragraph" style:name="P312" style:display-name="P312" style:parent-style-name="Style29">
      <style:paragraph-properties fo:background-color="transparent" fo:margin-top="0.000cm" fo:margin-bottom="0.000cm" fo:line-height="112.%" fo:margin-left="0.000cm" fo:margin-right="0.000cm" fo:text-indent="0.423cm" fo:text-align="justify" style:page-number="auto"/>
      <style:text-properties/>
    </style:style>
    <style:style style:family="paragraph" style:name="P313" style:display-name="P313" style:parent-style-name="Style29">
      <style:paragraph-properties fo:background-color="transparent" fo:margin-top="0.000cm" fo:margin-bottom="0.000cm" fo:margin-left="0.000cm" fo:margin-right="0.000cm" fo:text-indent="0.423cm" fo:text-align="justify" style:page-number="auto"/>
      <style:text-properties/>
    </style:style>
    <style:style style:family="paragraph" style:name="P314" style:display-name="P314" style:parent-style-name="Style29">
      <style:paragraph-properties fo:background-color="transparent" fo:margin-top="0.000cm" fo:margin-bottom="0.000cm" fo:margin-left="0.000cm" fo:margin-right="0.000cm" fo:text-indent="0.423cm" fo:text-align="justify" style:page-number="auto"/>
      <style:text-properties/>
    </style:style>
    <style:style style:family="paragraph" style:name="P315" style:display-name="P315" style:parent-style-name="Style29">
      <style:paragraph-properties fo:background-color="transparent" fo:margin-top="0.000cm" fo:margin-bottom="0.000cm" fo:margin-left="0.000cm" fo:margin-right="0.000cm" fo:text-indent="0.423cm" fo:text-align="justify" style:page-number="auto"/>
      <style:text-properties/>
    </style:style>
    <style:style style:family="paragraph" style:name="P316" style:display-name="P316" style:parent-style-name="Style29">
      <style:paragraph-properties fo:background-color="transparent" fo:margin-top="0.000cm" fo:margin-bottom="0.000cm" fo:margin-left="0.000cm" fo:margin-right="0.000cm" fo:text-indent="0.423cm" fo:text-align="justify" style:page-number="auto"/>
      <style:text-properties/>
    </style:style>
    <style:style style:family="paragraph" style:name="P317" style:display-name="P317" style:parent-style-name="Style29">
      <style:paragraph-properties fo:background-color="transparent" fo:margin-top="0.000cm" fo:margin-bottom="0.000cm" fo:margin-left="0.000cm" fo:margin-right="0.000cm" fo:text-indent="0.423cm" fo:text-align="justify" style:page-number="auto"/>
      <style:text-properties/>
    </style:style>
    <style:style style:family="paragraph" style:name="P318" style:display-name="P318" style:parent-style-name="Style29">
      <style:paragraph-properties fo:background-color="transparent" fo:margin-top="0.000cm" fo:margin-bottom="0.529cm" fo:line-height="111.%" fo:margin-left="0.000cm" fo:margin-right="0.000cm" fo:text-indent="0.000cm" fo:text-align="justify" style:page-number="auto"/>
      <style:text-properties/>
    </style:style>
    <style:style style:family="paragraph" style:name="P320" style:display-name="P320" style:parent-style-name="Style5">
      <style:paragraph-properties fo:background-color="transparent" fo:margin-top="0.000cm" fo:margin-bottom="0.529cm" fo:line-height="100.%" fo:margin-left="0.000cm" fo:margin-right="0.000cm" fo:text-indent="0.000cm" fo:text-align="center" style:page-number="auto"/>
      <style:text-properties/>
    </style:style>
    <style:style style:family="paragraph" style:name="P321" style:display-name="P321" style:parent-style-name="Style29">
      <style:paragraph-properties fo:background-color="transparent" fo:margin-top="0.000cm" fo:margin-bottom="0.529cm" fo:line-height="110.%" fo:margin-left="0.000cm" fo:margin-right="0.000cm" fo:text-indent="0.459cm" fo:text-align="justify" style:page-number="auto"/>
      <style:text-properties/>
    </style:style>
    <style:style style:family="paragraph" style:name="P322" style:display-name="P322" style:parent-style-name="Style5">
      <style:paragraph-properties fo:background-color="transparent" fo:margin-top="0.000cm" fo:margin-bottom="0.000cm" fo:line-height="100.%" fo:margin-left="0.000cm" fo:margin-right="0.000cm" fo:text-indent="0.000cm" fo:text-align="left" style:page-number="auto">
        <style:tab-stops>
          <style:tab-stop style:position="3.327cm" style:leader-style="dotted" style:leader-text="." style:type="left"/>
          <style:tab-stop style:position="3.446cm" style:leader-style="dotted" style:leader-text="." style:type="left"/>
        </style:tab-stops>
      </style:paragraph-properties>
      <style:text-properties/>
    </style:style>
    <style:style style:family="paragraph" style:name="P323" style:display-name="P323"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324" style:display-name="P324" style:parent-style-name="Style5">
      <style:paragraph-properties fo:background-color="transparent" fo:margin-top="0.000cm" fo:margin-bottom="0.000cm" fo:line-height="100.%" fo:margin-left="0.000cm" fo:margin-right="0.000cm" fo:text-indent="0.000cm" fo:text-align="right" style:page-number="auto"/>
      <style:text-properties/>
    </style:style>
    <style:style style:family="paragraph" style:name="P325" style:display-name="P325" style:parent-style-name="Style5">
      <style:paragraph-properties fo:background-color="transparent" fo:margin-top="0.000cm" fo:margin-bottom="0.000cm" fo:line-height="100.%" fo:margin-left="0.000cm" fo:margin-right="0.000cm" fo:text-indent="0.000cm" fo:text-align="left" style:page-number="auto">
        <style:tab-stops>
          <style:tab-stop style:position="3.751cm" style:leader-style="dotted" style:leader-text="." style:type="left"/>
        </style:tab-stops>
      </style:paragraph-properties>
      <style:text-properties/>
    </style:style>
    <style:style style:family="paragraph" style:name="P326" style:display-name="P326" style:parent-style-name="Style5">
      <style:paragraph-properties fo:background-color="transparent" fo:margin-top="0.000cm" fo:margin-bottom="0.000cm" fo:line-height="100.%" fo:margin-left="0.000cm" fo:margin-right="0.000cm" fo:text-indent="0.000cm" fo:text-align="right" style:page-number="auto"/>
      <style:text-properties/>
    </style:style>
    <style:style style:family="paragraph" style:name="P327" style:display-name="P327" style:parent-style-name="Style5">
      <style:paragraph-properties fo:background-color="transparent" fo:margin-top="0.000cm" fo:margin-bottom="0.000cm" fo:line-height="100.%" fo:margin-left="0.000cm" fo:margin-right="0.000cm" fo:text-indent="0.318cm" fo:text-align="left" style:page-number="auto">
        <style:tab-stops>
          <style:tab-stop style:position="3.806cm" style:leader-style="dotted" style:leader-text="." style:type="left"/>
        </style:tab-stops>
      </style:paragraph-properties>
      <style:text-properties/>
    </style:style>
    <style:style style:family="paragraph" style:name="P328" style:display-name="P328"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329" style:display-name="P329" style:parent-style-name="Style5">
      <style:paragraph-properties fo:background-color="transparent" fo:margin-top="0.000cm" fo:margin-bottom="0.000cm" fo:line-height="100.%" fo:margin-left="0.000cm" fo:margin-right="0.000cm" fo:text-indent="0.388cm" fo:text-align="left" style:page-number="auto"/>
      <style:text-properties/>
    </style:style>
    <style:style style:family="paragraph" style:name="P330" style:display-name="P330" style:parent-style-name="Style5">
      <style:paragraph-properties fo:background-color="transparent" fo:margin-top="0.000cm" fo:margin-bottom="0.000cm" fo:line-height="100.%" fo:margin-left="0.000cm" fo:margin-right="0.000cm" fo:text-indent="0.000cm" fo:text-align="left" style:page-number="auto">
        <style:tab-stops>
          <style:tab-stop style:position="3.827cm" style:leader-style="dotted" style:leader-text="." style:type="left"/>
        </style:tab-stops>
      </style:paragraph-properties>
      <style:text-properties/>
    </style:style>
    <style:style style:family="paragraph" style:name="P331" style:display-name="P331"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332" style:display-name="P332" style:parent-style-name="Style5">
      <style:paragraph-properties fo:background-color="transparent" fo:margin-top="0.000cm" fo:margin-bottom="0.000cm" fo:line-height="100.%" fo:margin-left="0.000cm" fo:margin-right="0.000cm" fo:text-indent="0.000cm" fo:text-align="right" style:page-number="auto"/>
      <style:text-properties/>
    </style:style>
    <style:style style:family="paragraph" style:name="P333" style:display-name="P333" style:parent-style-name="Style5">
      <style:paragraph-properties fo:background-color="transparent" fo:margin-top="0.000cm" fo:margin-bottom="0.000cm" fo:line-height="100.%" fo:margin-left="0.000cm" fo:margin-right="0.000cm" fo:text-indent="0.318cm" fo:text-align="left" style:page-number="auto">
        <style:tab-stops>
          <style:tab-stop style:position="3.848cm" style:leader-style="dotted" style:leader-text="." style:type="left"/>
        </style:tab-stops>
      </style:paragraph-properties>
      <style:text-properties/>
    </style:style>
    <style:style style:family="paragraph" style:name="P334" style:display-name="P334"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335" style:display-name="P335" style:parent-style-name="Style5">
      <style:paragraph-properties fo:background-color="transparent" fo:margin-top="0.000cm" fo:margin-bottom="0.000cm" fo:line-height="100.%" fo:margin-left="0.000cm" fo:margin-right="0.000cm" fo:text-indent="0.000cm" fo:text-align="right" style:page-number="auto"/>
      <style:text-properties/>
    </style:style>
    <style:style style:family="paragraph" style:name="P336" style:display-name="P336" style:parent-style-name="Style56">
      <style:paragraph-properties fo:background-color="transparent" fo:margin-top="0.000cm" fo:margin-bottom="0.000cm" fo:line-height="100.%" fo:margin-left="0.000cm" fo:margin-right="0.000cm" fo:text-indent="0.000cm" fo:text-align="left" style:page-number="auto"/>
      <style:text-properties/>
    </style:style>
    <style:style style:family="paragraph" style:name="P337" style:display-name="P337" style:parent-style-name="Style29">
      <style:paragraph-properties fo:background-color="transparent" fo:margin-top="0.000cm" fo:margin-bottom="0.000cm" fo:line-height="108.%" fo:margin-left="0.000cm" fo:margin-right="0.000cm" fo:text-indent="0.459cm" fo:text-align="justify" style:page-number="auto"/>
      <style:text-properties/>
    </style:style>
    <style:style style:family="paragraph" style:name="P338" style:display-name="P338" style:parent-style-name="Style29">
      <style:paragraph-properties fo:background-color="transparent" fo:margin-top="0.000cm" fo:margin-bottom="0.000cm" fo:line-height="108.%" fo:margin-left="0.000cm" fo:margin-right="0.000cm" fo:text-indent="0.459cm" fo:text-align="justify" style:page-number="auto"/>
      <style:text-properties/>
    </style:style>
    <style:style style:family="paragraph" style:name="P339" style:display-name="P339" style:parent-style-name="Style29">
      <style:paragraph-properties fo:background-color="transparent" fo:margin-top="0.000cm" fo:margin-bottom="0.353cm" fo:line-height="108.%" fo:margin-left="0.000cm" fo:margin-right="0.000cm" fo:text-indent="0.459cm" fo:text-align="justify" style:page-number="auto"/>
      <style:text-properties/>
    </style:style>
    <style:style style:family="paragraph" style:name="P340" style:display-name="P340" style:parent-style-name="Style29">
      <style:paragraph-properties fo:background-color="transparent" fo:margin-top="0.000cm" fo:margin-bottom="0.000cm" fo:line-height="100.%" fo:margin-left="0.000cm" fo:margin-right="0.000cm" fo:text-indent="0.000cm" fo:text-align="center" style:page-number="auto"/>
      <style:text-properties/>
    </style:style>
    <style:style style:family="paragraph" style:name="P341" style:display-name="P341" style:parent-style-name="Style41">
      <style:paragraph-properties fo:background-color="transparent" fo:margin-top="0.000cm" fo:margin-bottom="0.000cm" fo:line-height="100.%" fo:margin-left="0.000cm" fo:margin-right="0.000cm" fo:text-indent="0.000cm" fo:text-align="center" style:page-number="auto">
        <style:tab-stops>
          <style:tab-stop style:position="3.912cm" style:leader-style="dotted" style:leader-text="." style:type="center"/>
          <style:tab-stop style:position="4.665cm" style:type="left"/>
          <style:tab-stop style:position="6.655cm" style:type="right"/>
        </style:tab-stops>
      </style:paragraph-properties>
      <style:text-properties/>
    </style:style>
    <style:style style:family="paragraph" style:name="P342" style:display-name="P342" style:parent-style-name="Style41">
      <style:paragraph-properties fo:background-color="transparent" fo:margin-top="0.000cm" fo:margin-bottom="0.000cm" fo:line-height="100.%" fo:margin-left="1.905cm" fo:margin-right="0.000cm" fo:text-indent="0.000cm" fo:text-align="justify" style:page-number="auto">
        <style:tab-stops>
          <style:tab-stop style:position="3.150cm" style:leader-style="dotted" style:leader-text="." style:type="left"/>
        </style:tab-stops>
      </style:paragraph-properties>
      <style:text-properties/>
    </style:style>
    <style:style style:family="paragraph" style:name="P343" style:display-name="P343" style:parent-style-name="Style41">
      <style:paragraph-properties fo:background-color="transparent" fo:margin-top="0.000cm" fo:margin-bottom="0.000cm" fo:line-height="89.%" fo:margin-left="0.000cm" fo:margin-right="0.000cm" fo:text-indent="0.000cm" fo:text-align="center" style:page-number="auto">
        <style:tab-stops>
          <style:tab-stop style:position="3.556cm" style:leader-style="dotted" style:leader-text="." style:type="center"/>
          <style:tab-stop style:position="6.248cm" style:type="right"/>
        </style:tab-stops>
      </style:paragraph-properties>
      <style:text-properties/>
    </style:style>
    <style:style style:family="paragraph" style:name="P344" style:display-name="P344" style:parent-style-name="Style41">
      <style:paragraph-properties fo:background-color="transparent" fo:margin-top="0.000cm" fo:margin-bottom="0.000cm" fo:line-height="100.%" fo:margin-left="1.905cm" fo:margin-right="0.000cm" fo:text-indent="0.000cm" fo:text-align="justify" style:page-number="auto">
        <style:tab-stops>
          <style:tab-stop style:position="3.150cm" style:leader-style="dotted" style:leader-text="." style:type="left"/>
          <style:tab-stop style:position="4.648cm" style:type="left"/>
        </style:tab-stops>
      </style:paragraph-properties>
      <style:text-properties/>
    </style:style>
    <style:style style:family="paragraph" style:name="P345" style:display-name="P345" style:parent-style-name="Style41">
      <style:paragraph-properties fo:background-color="transparent" fo:margin-top="0.000cm" fo:margin-bottom="0.459cm" fo:line-height="100.%" fo:margin-left="1.905cm" fo:margin-right="0.000cm" fo:text-indent="0.000cm" fo:text-align="justify" style:page-number="auto">
        <style:tab-stops>
          <style:tab-stop style:position="3.920cm" style:leader-style="dotted" style:leader-text="." style:type="center"/>
        </style:tab-stops>
      </style:paragraph-properties>
      <style:text-properties/>
    </style:style>
    <style:style style:family="paragraph" style:name="P346" style:display-name="P346" style:parent-style-name="Style29">
      <style:paragraph-properties fo:background-color="transparent" fo:margin-top="0.000cm" fo:margin-bottom="0.388cm" fo:line-height="111.%" fo:margin-left="0.000cm" fo:margin-right="0.000cm" fo:text-indent="0.529cm" fo:text-align="justify" style:page-number="auto"/>
      <style:text-properties/>
    </style:style>
    <style:style style:family="paragraph" style:name="P348" style:display-name="P348" style:parent-style-name="Style56">
      <style:paragraph-properties fo:background-color="transparent" fo:margin-top="0.000cm" fo:margin-bottom="0.000cm" fo:line-height="100.%" fo:margin-left="4.411cm" fo:margin-right="0.000cm" fo:text-indent="0.000cm" fo:text-align="left" style:page-number="auto"/>
      <style:text-properties/>
    </style:style>
    <style:style style:family="paragraph" style:name="P349" style:display-name="P349" style:parent-style-name="Style5">
      <style:paragraph-properties fo:background-color="transparent" fo:margin-top="0.000cm" fo:margin-bottom="0.000cm" fo:line-height="100.%" fo:margin-left="0.000cm" fo:margin-right="0.388cm" fo:text-indent="0.000cm" fo:text-align="right" style:page-number="auto"/>
      <style:text-properties/>
    </style:style>
    <style:style style:family="paragraph" style:name="P350" style:display-name="P350" style:parent-style-name="Style5">
      <style:paragraph-properties fo:background-color="transparent" fo:margin-top="0.000cm" fo:margin-bottom="0.000cm" fo:line-height="100.%" fo:margin-left="0.000cm" fo:margin-right="0.000cm" fo:text-indent="0.000cm" fo:text-align="left" style:page-number="auto">
        <style:tab-stops>
          <style:tab-stop style:position="2.989cm" style:leader-style="dotted" style:leader-text="." style:type="left"/>
          <style:tab-stop style:position="3.090cm" style:leader-style="dotted" style:leader-text="." style:type="left"/>
          <style:tab-stop style:position="3.988cm" style:leader-style="dotted" style:leader-text="." style:type="left"/>
          <style:tab-stop style:position="4.064cm" style:leader-style="dotted" style:leader-text="." style:type="left"/>
        </style:tab-stops>
      </style:paragraph-properties>
      <style:text-properties/>
    </style:style>
    <style:style style:family="paragraph" style:name="P351" style:display-name="P351"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352" style:display-name="P352" style:parent-style-name="Style5">
      <style:paragraph-properties fo:background-color="transparent" fo:margin-top="0.000cm" fo:margin-bottom="0.000cm" fo:line-height="100.%" fo:margin-left="0.000cm" fo:margin-right="0.000cm" fo:text-indent="0.000cm" fo:text-align="left" style:page-number="auto">
        <style:tab-stops>
          <style:tab-stop style:position="4.072cm" style:leader-style="dotted" style:leader-text="." style:type="left"/>
        </style:tab-stops>
      </style:paragraph-properties>
      <style:text-properties/>
    </style:style>
    <style:style style:family="paragraph" style:name="P353" style:display-name="P353"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354" style:display-name="P354" style:parent-style-name="Style5">
      <style:paragraph-properties fo:background-color="transparent" fo:margin-top="0.000cm" fo:margin-bottom="0.000cm" fo:line-height="100.%" fo:margin-left="0.000cm" fo:margin-right="0.000cm" fo:text-indent="0.000cm" fo:text-align="left" style:page-number="auto">
        <style:tab-stops>
          <style:tab-stop style:position="4.013cm" style:leader-style="dotted" style:leader-text="." style:type="left"/>
        </style:tab-stops>
      </style:paragraph-properties>
      <style:text-properties/>
    </style:style>
    <style:style style:family="paragraph" style:name="P355" style:display-name="P355"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356" style:display-name="P356" style:parent-style-name="Style5">
      <style:paragraph-properties fo:background-color="transparent" fo:margin-top="0.000cm" fo:margin-bottom="0.000cm" fo:line-height="100.%" fo:margin-left="0.000cm" fo:margin-right="0.000cm" fo:text-indent="0.388cm" fo:text-align="left" style:page-number="auto"/>
      <style:text-properties/>
    </style:style>
    <style:style style:family="paragraph" style:name="P357" style:display-name="P357"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358" style:display-name="P358" style:parent-style-name="Style5">
      <style:paragraph-properties fo:background-color="transparent" fo:margin-top="0.000cm" fo:margin-bottom="0.000cm" fo:line-height="100.%" fo:margin-left="0.000cm" fo:margin-right="0.000cm" fo:text-indent="0.000cm" fo:text-align="left" style:page-number="auto">
        <style:tab-stops>
          <style:tab-stop style:position="1.939cm" style:leader-style="dotted" style:leader-text="." style:type="left"/>
          <style:tab-stop style:position="2.049cm" style:leader-style="dotted" style:leader-text="." style:type="left"/>
          <style:tab-stop style:position="4.047cm" style:leader-style="dotted" style:leader-text="." style:type="left"/>
        </style:tab-stops>
      </style:paragraph-properties>
      <style:text-properties/>
    </style:style>
    <style:style style:family="paragraph" style:name="P359" style:display-name="P359"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360" style:display-name="P360" style:parent-style-name="Style29">
      <style:paragraph-properties fo:background-color="transparent" fo:margin-top="0.000cm" fo:margin-bottom="0.141cm" fo:line-height="100.%" fo:margin-left="0.000cm" fo:margin-right="0.000cm" fo:text-indent="0.494cm" fo:text-align="justify" style:page-number="auto"/>
      <style:text-properties/>
    </style:style>
    <style:style style:family="paragraph" style:name="P361" style:display-name="P361" style:parent-style-name="Style29">
      <style:paragraph-properties fo:background-color="transparent" fo:margin-top="0.000cm" fo:margin-bottom="0.000cm" fo:line-height="100.%" fo:margin-left="0.000cm" fo:margin-right="0.000cm" fo:text-indent="1.658cm" fo:text-align="justify" style:page-number="auto"/>
      <style:text-properties/>
    </style:style>
    <style:style style:family="paragraph" style:name="P362" style:display-name="P362" style:parent-style-name="Style29">
      <style:paragraph-properties fo:background-color="transparent" fo:margin-top="0.000cm" fo:margin-bottom="0.141cm" fo:line-height="100.%" fo:margin-left="0.000cm" fo:margin-right="0.000cm" fo:text-indent="0.000cm" fo:text-align="center" style:page-number="auto"/>
      <style:text-properties/>
    </style:style>
    <style:style style:family="paragraph" style:name="P363" style:display-name="P363" style:parent-style-name="Style29">
      <style:paragraph-properties fo:background-color="transparent" fo:margin-top="0.000cm" fo:margin-bottom="0.000cm" fo:line-height="110.%" fo:margin-left="0.000cm" fo:margin-right="0.000cm" fo:text-indent="0.000cm" fo:text-align="justify" style:page-number="auto"/>
      <style:text-properties/>
    </style:style>
    <style:style style:family="paragraph" style:name="P364" style:display-name="P364" style:parent-style-name="Style29">
      <style:paragraph-properties fo:background-color="transparent" fo:margin-top="0.000cm" fo:margin-bottom="0.529cm" fo:line-height="110.%" fo:margin-left="0.000cm" fo:margin-right="0.000cm" fo:text-indent="0.529cm" fo:text-align="justify" style:page-number="auto"/>
      <style:text-properties/>
    </style:style>
    <style:style style:family="paragraph" style:name="P365" style:display-name="P365" style:parent-style-name="Style15">
      <style:paragraph-properties fo:background-color="transparent" fo:margin-top="0.000cm" fo:margin-bottom="0.388cm" fo:line-height="100.%" fo:margin-left="0.000cm" fo:margin-right="0.000cm" fo:text-indent="0.000cm" fo:text-align="center" style:page-number="auto"/>
      <style:text-properties/>
    </style:style>
    <style:style style:family="paragraph" style:name="P366" style:display-name="P366" style:parent-style-name="Style29">
      <style:paragraph-properties fo:background-color="transparent" fo:margin-top="0.000cm" fo:margin-bottom="0.000cm" fo:margin-left="0.000cm" fo:margin-right="0.000cm" fo:text-indent="0.529cm" fo:text-align="justify" style:page-number="auto"/>
      <style:text-properties/>
    </style:style>
    <style:style style:family="paragraph" style:name="P367" style:display-name="P367" style:parent-style-name="Style29">
      <style:paragraph-properties fo:background-color="transparent" fo:margin-top="0.000cm" fo:margin-bottom="0.000cm" fo:margin-left="0.000cm" fo:margin-right="0.000cm" fo:text-indent="0.423cm" fo:text-align="justify" style:page-number="auto"/>
      <style:text-properties/>
    </style:style>
    <style:style style:family="paragraph" style:name="P368" style:display-name="P368" style:parent-style-name="Style29">
      <style:paragraph-properties fo:background-color="transparent" fo:margin-top="0.000cm" fo:margin-bottom="0.282cm" fo:margin-left="0.000cm" fo:margin-right="0.000cm" fo:text-indent="0.423cm" fo:text-align="justify" style:page-number="auto"/>
      <style:text-properties/>
    </style:style>
    <style:style style:family="paragraph" style:name="P369" style:display-name="P369" style:parent-style-name="Style29">
      <style:paragraph-properties fo:background-color="transparent" fo:margin-top="0.000cm" fo:margin-bottom="0.000cm" fo:line-height="110.%" fo:margin-left="0.000cm" fo:margin-right="0.000cm" fo:text-indent="0.000cm" fo:text-align="justify" style:page-number="auto"/>
      <style:text-properties/>
    </style:style>
    <style:style style:family="paragraph" style:name="P372" style:display-name="P372" style:parent-style-name="Style29">
      <style:paragraph-properties fo:background-color="transparent" fo:margin-top="0.000cm" fo:margin-bottom="0.000cm" fo:line-height="110.%" fo:margin-left="0.000cm" fo:margin-right="0.000cm" fo:text-indent="0.459cm" fo:text-align="justify" style:page-number="auto"/>
      <style:text-properties/>
    </style:style>
    <style:style style:family="paragraph" style:name="P373" style:display-name="P373" style:parent-style-name="Style29">
      <style:paragraph-properties fo:background-color="transparent" fo:margin-top="0.000cm" fo:margin-bottom="0.529cm" fo:line-height="110.%" fo:margin-left="0.000cm" fo:margin-right="0.000cm" fo:text-indent="0.459cm" fo:text-align="justify" style:page-number="auto"/>
      <style:text-properties/>
    </style:style>
    <style:style style:family="paragraph" style:name="P374" style:display-name="P374" style:parent-style-name="Style56">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375" style:display-name="P375" style:parent-style-name="Style5">
      <style:paragraph-properties fo:background-color="transparent" fo:margin-top="0.000cm" fo:margin-bottom="0.000cm" fo:line-height="100.%" fo:margin-left="0.000cm" fo:margin-right="0.000cm" fo:text-indent="0.000cm" fo:text-align="left" style:page-number="auto">
        <style:tab-stops>
          <style:tab-stop style:position="4.081cm" style:leader-style="dotted" style:leader-text="." style:type="left"/>
        </style:tab-stops>
      </style:paragraph-properties>
      <style:text-properties/>
    </style:style>
    <style:style style:family="paragraph" style:name="P376" style:display-name="P376"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377" style:display-name="P377" style:parent-style-name="Style5">
      <style:paragraph-properties fo:background-color="transparent" fo:margin-top="0.000cm" fo:margin-bottom="0.000cm" fo:line-height="100.%" fo:margin-left="0.000cm" fo:margin-right="0.000cm" fo:text-indent="0.000cm" fo:text-align="right" style:page-number="auto"/>
      <style:text-properties/>
    </style:style>
    <style:style style:family="paragraph" style:name="P378" style:display-name="P378" style:parent-style-name="Style5">
      <style:paragraph-properties fo:background-color="transparent" fo:margin-top="0.000cm" fo:margin-bottom="0.000cm" fo:line-height="100.%" fo:margin-left="0.000cm" fo:margin-right="0.000cm" fo:text-indent="0.388cm" fo:text-align="left" style:page-number="auto"/>
      <style:text-properties/>
    </style:style>
    <style:style style:family="paragraph" style:name="P379" style:display-name="P379"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380" style:display-name="P380" style:parent-style-name="Style5">
      <style:paragraph-properties fo:background-color="transparent" fo:margin-top="0.000cm" fo:margin-bottom="0.000cm" fo:line-height="100.%" fo:margin-left="0.000cm" fo:margin-right="0.000cm" fo:text-indent="0.000cm" fo:text-align="right" style:page-number="auto"/>
      <style:text-properties/>
    </style:style>
    <style:style style:family="paragraph" style:name="P381" style:display-name="P381" style:parent-style-name="Style5">
      <style:paragraph-properties fo:background-color="transparent" fo:margin-top="0.000cm" fo:margin-bottom="0.000cm" fo:line-height="100.%" fo:margin-left="0.000cm" fo:margin-right="0.000cm" fo:text-indent="0.000cm" fo:text-align="left" style:page-number="auto">
        <style:tab-stops>
          <style:tab-stop style:position="4.064cm" style:leader-style="dotted" style:leader-text="." style:type="left"/>
        </style:tab-stops>
      </style:paragraph-properties>
      <style:text-properties/>
    </style:style>
    <style:style style:family="paragraph" style:name="P382" style:display-name="P382"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383" style:display-name="P383"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384" style:display-name="P384"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385" style:display-name="P385"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386" style:display-name="P386" style:parent-style-name="Style5">
      <style:paragraph-properties fo:background-color="transparent" fo:margin-top="0.000cm" fo:margin-bottom="0.000cm" fo:line-height="100.%" fo:margin-left="0.000cm" fo:margin-right="0.000cm" fo:text-indent="0.000cm" fo:text-align="right" style:page-number="auto"/>
      <style:text-properties/>
    </style:style>
    <style:style style:family="paragraph" style:name="P387" style:display-name="P387" style:parent-style-name="Style5">
      <style:paragraph-properties fo:background-color="transparent" fo:margin-top="0.000cm" fo:margin-bottom="0.000cm" fo:line-height="100.%" fo:margin-left="0.000cm" fo:margin-right="0.000cm" fo:text-indent="0.000cm" fo:text-align="left" style:page-number="auto">
        <style:tab-stops>
          <style:tab-stop style:position="4.022cm" style:leader-style="dotted" style:leader-text="." style:type="left"/>
        </style:tab-stops>
      </style:paragraph-properties>
      <style:text-properties/>
    </style:style>
    <style:style style:family="paragraph" style:name="P388" style:display-name="P388"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389" style:display-name="P389" style:parent-style-name="Style5">
      <style:paragraph-properties fo:background-color="transparent" fo:margin-top="0.000cm" fo:margin-bottom="0.000cm" fo:line-height="100.%" fo:margin-left="0.000cm" fo:margin-right="0.000cm" fo:text-indent="0.247cm" fo:text-align="justify" style:page-number="auto"/>
      <style:text-properties/>
    </style:style>
    <style:style style:family="paragraph" style:name="P390" style:display-name="P390" style:parent-style-name="Style5">
      <style:paragraph-properties fo:background-color="transparent" fo:margin-top="0.000cm" fo:margin-bottom="0.000cm" fo:line-height="100.%" fo:margin-left="0.000cm" fo:margin-right="0.000cm" fo:text-indent="0.000cm" fo:text-align="left" style:page-number="auto">
        <style:tab-stops>
          <style:tab-stop style:position="3.336cm" style:leader-style="dotted" style:leader-text="." style:type="right"/>
          <style:tab-stop style:position="4.089cm" style:leader-style="dotted" style:leader-text="." style:type="left"/>
        </style:tab-stops>
      </style:paragraph-properties>
      <style:text-properties/>
    </style:style>
    <style:style style:family="paragraph" style:name="P391" style:display-name="P391"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392" style:display-name="P392" style:parent-style-name="Style5">
      <style:paragraph-properties fo:background-color="transparent" fo:margin-top="0.000cm" fo:margin-bottom="0.000cm" fo:line-height="100.%" fo:margin-left="0.000cm" fo:margin-right="0.000cm" fo:text-indent="0.247cm" fo:text-align="justify" style:page-number="auto"/>
      <style:text-properties/>
    </style:style>
    <style:style style:family="paragraph" style:name="P393" style:display-name="P393" style:parent-style-name="Style5">
      <style:paragraph-properties fo:background-color="transparent" fo:margin-top="0.000cm" fo:margin-bottom="0.000cm" fo:line-height="100.%" fo:margin-left="0.000cm" fo:margin-right="0.000cm" fo:text-indent="0.000cm" fo:text-align="left" style:page-number="auto">
        <style:tab-stops>
          <style:tab-stop style:position="4.030cm" style:leader-style="dotted" style:leader-text="." style:type="left"/>
        </style:tab-stops>
      </style:paragraph-properties>
      <style:text-properties/>
    </style:style>
    <style:style style:family="paragraph" style:name="P394" style:display-name="P394"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395" style:display-name="P395" style:parent-style-name="Style5">
      <style:paragraph-properties fo:background-color="transparent" fo:margin-top="0.000cm" fo:margin-bottom="0.000cm" fo:line-height="100.%" fo:margin-left="0.000cm" fo:margin-right="0.000cm" fo:text-indent="0.000cm" fo:text-align="right" style:page-number="auto"/>
      <style:text-properties/>
    </style:style>
    <style:style style:family="paragraph" style:name="P396" style:display-name="P396" style:parent-style-name="Style5">
      <style:paragraph-properties fo:background-color="transparent" fo:margin-top="0.000cm" fo:margin-bottom="0.000cm" fo:line-height="100.%" fo:margin-left="0.000cm" fo:margin-right="0.000cm" fo:text-indent="0.247cm" fo:text-align="left" style:page-number="auto"/>
      <style:text-properties/>
    </style:style>
    <style:style style:family="paragraph" style:name="P397" style:display-name="P397" style:parent-style-name="Style5">
      <style:paragraph-properties fo:background-color="transparent" fo:margin-top="0.000cm" fo:margin-bottom="0.000cm" fo:line-height="100.%" fo:margin-left="0.000cm" fo:margin-right="0.000cm" fo:text-indent="0.000cm" fo:text-align="right" style:page-number="auto"/>
      <style:text-properties/>
    </style:style>
    <style:style style:family="paragraph" style:name="P398" style:display-name="P398" style:parent-style-name="Style5">
      <style:paragraph-properties fo:background-color="transparent" fo:margin-top="0.000cm" fo:margin-bottom="0.000cm" fo:line-height="100.%" fo:margin-left="0.000cm" fo:margin-right="0.000cm" fo:text-indent="1.411cm" fo:text-align="left" style:page-number="auto">
        <style:tab-stops>
          <style:tab-stop style:position="3.164cm" style:leader-style="dotted" style:leader-text="." style:type="left"/>
        </style:tab-stops>
      </style:paragraph-properties>
      <style:text-properties/>
    </style:style>
    <style:style style:family="paragraph" style:name="P399" style:display-name="P399" style:parent-style-name="Style5">
      <style:paragraph-properties fo:background-color="transparent" fo:margin-top="0.000cm" fo:margin-bottom="0.000cm" fo:line-height="100.%" fo:margin-left="0.000cm" fo:margin-right="0.000cm" fo:text-indent="0.000cm" fo:text-align="right" style:page-number="auto"/>
      <style:text-properties/>
    </style:style>
    <style:style style:family="paragraph" style:name="P400" style:display-name="P400" style:parent-style-name="Style5">
      <style:paragraph-properties fo:background-color="transparent" fo:margin-top="0.000cm" fo:margin-bottom="0.000cm" fo:line-height="100.%" fo:margin-left="0.000cm" fo:margin-right="0.000cm" fo:text-indent="1.411cm" fo:text-align="left" style:page-number="auto"/>
      <style:text-properties/>
    </style:style>
    <style:style style:family="paragraph" style:name="P401" style:display-name="P401" style:parent-style-name="Style5">
      <style:paragraph-properties fo:background-color="transparent" fo:margin-top="0.000cm" fo:margin-bottom="0.000cm" fo:line-height="100.%" fo:margin-left="0.000cm" fo:margin-right="0.000cm" fo:text-indent="0.000cm" fo:text-align="right" style:page-number="auto"/>
      <style:text-properties/>
    </style:style>
    <style:style style:family="paragraph" style:name="P402" style:display-name="P402" style:parent-style-name="Style29">
      <style:paragraph-properties fo:background-color="transparent" fo:margin-top="0.000cm" fo:margin-bottom="0.282cm" fo:line-height="111.%" fo:margin-left="0.000cm" fo:margin-right="0.000cm" fo:text-indent="0.459cm" fo:text-align="justify" style:page-number="auto"/>
      <style:text-properties/>
    </style:style>
    <style:style style:family="paragraph" style:name="P403" style:display-name="P403" style:parent-style-name="Style29">
      <style:paragraph-properties fo:background-color="transparent" fo:margin-top="0.000cm" fo:margin-bottom="0.000cm" fo:line-height="100.%" fo:margin-left="0.000cm" fo:margin-right="0.000cm" fo:text-indent="0.000cm" fo:text-align="center" style:page-number="auto"/>
      <style:text-properties/>
    </style:style>
    <style:style style:family="paragraph" style:name="P404" style:display-name="P404" style:parent-style-name="Style29">
      <style:paragraph-properties fo:background-color="transparent" fo:margin-top="0.000cm" fo:margin-bottom="0.000cm" fo:line-height="100.%" fo:margin-left="2.293cm" fo:margin-right="0.000cm" fo:text-indent="0.000cm" fo:text-align="left" style:page-number="auto">
        <style:tab-stops>
          <style:tab-stop style:position="0.455cm" style:type="left"/>
          <style:tab-stop style:position="1.363cm" style:type="left"/>
          <style:tab-stop style:position="2.841cm" style:type="left"/>
          <style:tab-stop style:position="5.012cm" style:type="left"/>
          <style:tab-stop style:position="6.672cm" style:type="left"/>
        </style:tab-stops>
      </style:paragraph-properties>
      <style:text-properties/>
    </style:style>
    <style:style style:family="paragraph" style:name="P405" style:display-name="P405" style:parent-style-name="Style29">
      <style:paragraph-properties fo:background-color="transparent" fo:margin-top="0.000cm" fo:margin-bottom="0.282cm" fo:line-height="100.%" fo:margin-left="0.000cm" fo:margin-right="0.000cm" fo:text-indent="0.000cm" fo:text-align="center" style:page-number="auto">
        <style:tab-stops>
          <style:tab-stop style:position="0.506cm" style:type="left"/>
          <style:tab-stop style:position="1.600cm" style:type="left"/>
          <style:tab-stop style:position="3.056cm" style:type="left"/>
          <style:tab-stop style:position="5.134cm" style:type="left"/>
          <style:tab-stop style:position="6.689cm" style:type="left"/>
        </style:tab-stops>
      </style:paragraph-properties>
      <style:text-properties/>
    </style:style>
    <style:style style:family="paragraph" style:name="P406" style:display-name="P406" style:parent-style-name="Style29">
      <style:paragraph-properties fo:background-color="transparent" fo:margin-top="0.000cm" fo:margin-bottom="0.282cm" fo:line-height="100.%" fo:margin-left="0.000cm" fo:margin-right="0.000cm" fo:text-indent="0.000cm" fo:text-align="justify" style:page-number="auto"/>
      <style:text-properties/>
    </style:style>
    <style:style style:family="paragraph" style:name="P407" style:display-name="P407" style:parent-style-name="Style29">
      <style:paragraph-properties fo:background-color="transparent" fo:margin-top="0.000cm" fo:margin-bottom="0.000cm" fo:line-height="100.%" fo:margin-left="0.000cm" fo:margin-right="0.000cm" fo:text-indent="0.000cm" fo:text-align="center" style:page-number="auto"/>
      <style:text-properties/>
    </style:style>
    <style:style style:family="paragraph" style:name="P408" style:display-name="P408" style:parent-style-name="Style29">
      <style:paragraph-properties fo:background-color="transparent" fo:margin-top="0.000cm" fo:margin-bottom="0.282cm" fo:line-height="100.%" fo:margin-left="0.000cm" fo:margin-right="0.000cm" fo:text-indent="0.000cm" fo:text-align="center" style:page-number="auto"/>
      <style:text-properties/>
    </style:style>
    <style:style style:family="paragraph" style:name="P409" style:display-name="P409" style:parent-style-name="Style29">
      <style:paragraph-properties fo:background-color="transparent" fo:margin-top="0.000cm" fo:margin-bottom="0.000cm" fo:line-height="111.%" fo:margin-left="0.000cm" fo:margin-right="0.000cm" fo:text-indent="0.353cm" fo:text-align="justify" style:page-number="auto"/>
      <style:text-properties/>
    </style:style>
    <style:style style:family="paragraph" style:name="P410" style:display-name="P410" style:parent-style-name="Style15">
      <style:paragraph-properties fo:background-color="transparent" fo:margin-top="0.000cm" fo:margin-bottom="0.282cm" fo:line-height="81.%" fo:margin-left="0.000cm" fo:margin-right="0.000cm" fo:text-indent="0.000cm" fo:text-align="center" style:page-number="auto">
        <style:tab-stops>
          <style:tab-stop style:position="4.674cm" style:type="left"/>
        </style:tab-stops>
      </style:paragraph-properties>
      <style:text-properties/>
    </style:style>
    <style:style style:family="paragraph" style:name="P411" style:display-name="P411"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412" style:display-name="P412" style:parent-style-name="Style5">
      <style:paragraph-properties fo:background-color="transparent" fo:margin-top="0.000cm" fo:margin-bottom="0.000cm" fo:line-height="100.%" fo:margin-left="0.000cm" fo:margin-right="0.000cm" fo:text-indent="0.000cm" fo:text-align="left" style:page-number="auto">
        <style:tab-stops>
          <style:tab-stop style:position="2.142cm" style:leader-style="dotted" style:leader-text="." style:type="left"/>
          <style:tab-stop style:position="2.481cm" style:leader-style="dotted" style:leader-text="." style:type="left"/>
          <style:tab-stop style:position="3.141cm" style:leader-style="dotted" style:leader-text="." style:type="left"/>
        </style:tab-stops>
      </style:paragraph-properties>
      <style:text-properties/>
    </style:style>
    <style:style style:family="paragraph" style:name="P413" style:display-name="P413"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414" style:display-name="P414" style:parent-style-name="Style5">
      <style:paragraph-properties fo:background-color="transparent" fo:margin-top="0.000cm" fo:margin-bottom="0.000cm" fo:line-height="100.%" fo:margin-left="0.000cm" fo:margin-right="0.000cm" fo:text-indent="0.353cm" fo:text-align="left" style:page-number="auto"/>
      <style:text-properties/>
    </style:style>
    <style:style style:family="paragraph" style:name="P415" style:display-name="P415"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416" style:display-name="P416" style:parent-style-name="Style5">
      <style:paragraph-properties fo:background-color="transparent" fo:margin-top="0.000cm" fo:margin-bottom="0.000cm" fo:line-height="100.%" fo:margin-left="0.000cm" fo:margin-right="0.000cm" fo:text-indent="0.000cm" fo:text-align="left" style:page-number="auto">
        <style:tab-stops>
          <style:tab-stop style:position="3.183cm" style:leader-style="dotted" style:leader-text="." style:type="left"/>
        </style:tab-stops>
      </style:paragraph-properties>
      <style:text-properties/>
    </style:style>
    <style:style style:family="paragraph" style:name="P417" style:display-name="P417"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418" style:display-name="P418" style:parent-style-name="Style5">
      <style:paragraph-properties fo:background-color="transparent" fo:margin-top="0.000cm" fo:margin-bottom="0.000cm" fo:line-height="100.%" fo:margin-left="0.000cm" fo:margin-right="0.000cm" fo:text-indent="0.353cm" fo:text-align="left" style:page-number="auto"/>
      <style:text-properties/>
    </style:style>
    <style:style style:family="paragraph" style:name="P419" style:display-name="P419" style:parent-style-name="Style5">
      <style:paragraph-properties fo:background-color="transparent" fo:margin-top="0.000cm" fo:margin-bottom="0.000cm" fo:line-height="100.%" fo:margin-left="0.000cm" fo:margin-right="0.000cm" fo:text-indent="0.000cm" fo:text-align="left" style:page-number="auto">
        <style:tab-stops>
          <style:tab-stop style:position="3.183cm" style:leader-style="dotted" style:leader-text="." style:type="left"/>
        </style:tab-stops>
      </style:paragraph-properties>
      <style:text-properties/>
    </style:style>
    <style:style style:family="paragraph" style:name="P420" style:display-name="P420"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421" style:display-name="P421" style:parent-style-name="Style5">
      <style:paragraph-properties fo:background-color="transparent" fo:margin-top="0.000cm" fo:margin-bottom="0.000cm" fo:line-height="100.%" fo:margin-left="0.000cm" fo:margin-right="0.000cm" fo:text-indent="0.529cm" fo:text-align="left" style:page-number="auto"/>
      <style:text-properties/>
    </style:style>
    <style:style style:family="paragraph" style:name="P422" style:display-name="P422" style:parent-style-name="Style5">
      <style:paragraph-properties fo:background-color="transparent" fo:margin-top="0.000cm" fo:margin-bottom="0.000cm" fo:line-height="100.%" fo:margin-left="0.000cm" fo:margin-right="0.000cm" fo:text-indent="0.000cm" fo:text-align="center" style:page-number="auto"/>
      <style:text-properties/>
    </style:style>
    <style:style style:family="paragraph" style:name="P423" style:display-name="P423" style:parent-style-name="Style5">
      <style:paragraph-properties fo:background-color="transparent" fo:margin-top="0.000cm" fo:margin-bottom="0.000cm" fo:line-height="100.%" fo:margin-left="0.000cm" fo:margin-right="0.000cm" fo:text-indent="0.000cm" fo:text-align="left" style:page-number="auto">
        <style:tab-stops>
          <style:tab-stop style:position="1.702cm" style:leader-style="dotted" style:leader-text="." style:type="left"/>
          <style:tab-stop style:position="3.158cm" style:leader-style="dotted" style:leader-text="." style:type="left"/>
        </style:tab-stops>
      </style:paragraph-properties>
      <style:text-properties/>
    </style:style>
    <style:style style:family="paragraph" style:name="P424" style:display-name="P424"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425" style:display-name="P425" style:parent-style-name="Style5">
      <style:paragraph-properties fo:background-color="transparent" fo:margin-top="0.000cm" fo:margin-bottom="0.000cm" fo:line-height="100.%" fo:margin-left="0.000cm" fo:margin-right="0.000cm" fo:text-indent="0.000cm" fo:text-align="right" style:page-number="auto"/>
      <style:text-properties/>
    </style:style>
    <style:style style:family="paragraph" style:name="P426" style:display-name="P426" style:parent-style-name="Style5">
      <style:paragraph-properties fo:background-color="transparent" fo:margin-top="0.000cm" fo:margin-bottom="0.000cm" fo:line-height="100.%" fo:margin-left="0.000cm" fo:margin-right="0.000cm" fo:text-indent="0.000cm" fo:text-align="left" style:page-number="auto">
        <style:tab-stops>
          <style:tab-stop style:position="0.500cm" style:leader-style="dotted" style:leader-text="." style:type="left"/>
        </style:tab-stops>
      </style:paragraph-properties>
      <style:text-properties/>
    </style:style>
    <style:style style:family="paragraph" style:name="P427" style:display-name="P427" style:parent-style-name="Style5">
      <style:paragraph-properties fo:background-color="transparent" fo:margin-top="0.000cm" fo:margin-bottom="0.000cm" fo:line-height="100.%" fo:margin-left="0.000cm" fo:margin-right="0.000cm" fo:text-indent="0.000cm" fo:text-align="right" style:page-number="auto"/>
      <style:text-properties/>
    </style:style>
    <style:style style:family="paragraph" style:name="P428" style:display-name="P428" style:parent-style-name="Style5">
      <style:paragraph-properties fo:background-color="transparent" fo:margin-top="0.000cm" fo:margin-bottom="0.000cm" fo:line-height="97.%" fo:margin-left="0.000cm" fo:margin-right="0.000cm" fo:text-indent="0.000cm" fo:text-align="left" style:page-number="auto">
        <style:tab-stops>
          <style:tab-stop style:position="2.523cm" style:leader-style="dotted" style:leader-text="." style:type="left"/>
          <style:tab-stop style:position="2.608cm" style:leader-style="dotted" style:leader-text="." style:type="left"/>
        </style:tab-stops>
      </style:paragraph-properties>
      <style:text-properties/>
    </style:style>
    <style:style style:family="paragraph" style:name="P429" style:display-name="P429" style:parent-style-name="Style29">
      <style:paragraph-properties fo:background-color="transparent" fo:margin-top="0.000cm" fo:margin-bottom="0.000cm" fo:line-height="88.%" fo:margin-left="0.000cm" fo:margin-right="0.000cm" fo:text-indent="0.000cm" fo:text-align="left" style:page-number="auto"/>
      <style:text-properties/>
    </style:style>
    <style:style style:family="paragraph" style:name="P430" style:display-name="P430" style:parent-style-name="Style29">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431" style:display-name="P431" style:parent-style-name="Style29">
      <style:paragraph-properties fo:background-color="transparent" fo:margin-top="0.000cm" fo:margin-bottom="0.000cm" fo:line-height="91.%" fo:margin-left="0.000cm" fo:margin-right="0.000cm" fo:text-indent="0.000cm" fo:text-align="justify" style:page-number="auto"/>
      <style:text-properties/>
    </style:style>
    <style:style style:family="paragraph" style:name="P432" style:display-name="P432" style:parent-style-name="Style15">
      <style:paragraph-properties fo:background-color="transparent" fo:margin-top="0.000cm" fo:margin-bottom="0.000cm" fo:line-height="100.%" fo:margin-left="0.000cm" fo:margin-right="0.000cm" fo:text-indent="0.000cm" fo:text-align="left" style:page-number="auto"/>
      <style:text-properties/>
    </style:style>
    <style:style style:family="paragraph" style:name="P433" style:display-name="P433" style:parent-style-name="Style29">
      <style:paragraph-properties fo:background-color="transparent" fo:margin-top="0.000cm" fo:margin-bottom="0.000cm" fo:line-height="93.%" fo:margin-left="0.000cm" fo:margin-right="0.000cm" fo:text-indent="0.000cm" fo:text-align="left" style:page-number="auto"/>
      <style:text-properties/>
    </style:style>
    <style:style style:family="paragraph" style:name="P434" style:display-name="P434" style:parent-style-name="Style29">
      <style:paragraph-properties fo:background-color="transparent" fo:margin-top="0.000cm" fo:margin-bottom="0.318cm" fo:line-height="89.%" fo:margin-left="0.000cm" fo:margin-right="0.000cm" fo:text-indent="0.000cm" fo:text-align="left" style:page-number="auto"/>
      <style:text-properties/>
    </style:style>
    <style:style style:family="paragraph" style:name="P435" style:display-name="P435" style:parent-style-name="Style29">
      <style:paragraph-properties fo:background-color="transparent" fo:margin-top="0.000cm" fo:margin-bottom="0.176cm" fo:line-height="100.%" fo:margin-left="0.000cm" fo:margin-right="0.000cm" fo:text-indent="0.000cm" fo:text-align="left" style:page-number="auto"/>
      <style:text-properties/>
    </style:style>
    <style:style style:family="paragraph" style:name="P436" style:display-name="P436" style:parent-style-name="Style29">
      <style:paragraph-properties fo:background-color="transparent" fo:margin-top="0.000cm" fo:margin-bottom="0.000cm" fo:line-height="100.%" fo:margin-left="0.000cm" fo:margin-right="0.000cm" fo:text-indent="0.000cm" fo:text-align="left" style:page-number="auto"/>
      <style:text-properties/>
    </style:style>
    <style:style style:family="paragraph" style:name="P437" style:display-name="P437" style:parent-style-name="Style5">
      <style:paragraph-properties fo:background-color="transparent" fo:margin-top="0.000cm" fo:margin-bottom="0.000cm" fo:line-height="100.%" fo:margin-left="0.000cm" fo:margin-right="0.000cm" fo:text-indent="0.000cm" fo:text-align="center" style:page-number="auto"/>
      <style:text-properties/>
    </style:style>
    <style:style style:family="paragraph" style:name="P438" style:display-name="P438" style:parent-style-name="Style5">
      <style:paragraph-properties fo:background-color="transparent" fo:margin-top="0.000cm" fo:margin-bottom="0.000cm" fo:line-height="100.%" fo:margin-left="0.000cm" fo:margin-right="0.000cm" fo:text-indent="0.388cm" fo:text-align="left" style:page-number="auto"/>
      <style:text-properties/>
    </style:style>
    <style:style style:family="paragraph" style:name="P439" style:display-name="P439" style:parent-style-name="Style5">
      <style:paragraph-properties fo:background-color="transparent" fo:margin-top="0.000cm" fo:margin-bottom="0.000cm" fo:line-height="100.%" fo:margin-left="0.000cm" fo:margin-right="0.000cm" fo:text-indent="0.000cm" fo:text-align="right" style:page-number="auto"/>
      <style:text-properties/>
    </style:style>
    <style:style style:family="paragraph" style:name="P440" style:display-name="P440"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441" style:display-name="P441" style:parent-style-name="Style5">
      <style:paragraph-properties fo:background-color="transparent" fo:margin-top="0.000cm" fo:margin-bottom="0.000cm" fo:line-height="100.%" fo:margin-left="0.000cm" fo:margin-right="0.000cm" fo:text-indent="1.094cm" fo:text-align="justify" style:page-number="auto">
        <style:tab-stops>
          <style:tab-stop style:position="4.345cm" style:leader-style="dotted" style:leader-text="." style:type="left"/>
        </style:tab-stops>
      </style:paragraph-properties>
      <style:text-properties/>
    </style:style>
    <style:style style:family="paragraph" style:name="P442" style:display-name="P442" style:parent-style-name="Style5">
      <style:paragraph-properties fo:background-color="transparent" fo:margin-top="0.000cm" fo:margin-bottom="0.000cm" fo:line-height="100.%" fo:margin-left="0.000cm" fo:margin-right="0.000cm" fo:text-indent="0.000cm" fo:text-align="center" style:page-number="auto"/>
      <style:text-properties/>
    </style:style>
    <style:style style:family="paragraph" style:name="P443" style:display-name="P443"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444" style:display-name="P444" style:parent-style-name="Style5">
      <style:paragraph-properties fo:background-color="transparent" fo:margin-top="0.000cm" fo:margin-bottom="0.000cm" fo:line-height="100.%" fo:margin-left="0.000cm" fo:margin-right="0.000cm" fo:text-indent="0.000cm" fo:text-align="right" style:page-number="auto"/>
      <style:text-properties/>
    </style:style>
    <style:style style:family="paragraph" style:name="P445" style:display-name="P445"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446" style:display-name="P446" style:parent-style-name="Style5">
      <style:paragraph-properties fo:background-color="transparent" fo:margin-top="0.000cm" fo:margin-bottom="0.000cm" fo:line-height="100.%" fo:margin-left="0.000cm" fo:margin-right="0.000cm" fo:text-indent="1.094cm" fo:text-align="justify" style:page-number="auto">
        <style:tab-stops>
          <style:tab-stop style:position="4.353cm" style:leader-style="dotted" style:leader-text="." style:type="left"/>
        </style:tab-stops>
      </style:paragraph-properties>
      <style:text-properties/>
    </style:style>
    <style:style style:family="paragraph" style:name="P447" style:display-name="P447" style:parent-style-name="Style5">
      <style:paragraph-properties fo:background-color="transparent" fo:margin-top="0.000cm" fo:margin-bottom="0.000cm" fo:line-height="100.%" fo:margin-left="0.000cm" fo:margin-right="0.000cm" fo:text-indent="0.353cm" fo:text-align="left" style:page-number="auto"/>
      <style:text-properties/>
    </style:style>
    <style:style style:family="paragraph" style:name="P448" style:display-name="P448"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449" style:display-name="P449" style:parent-style-name="Style5">
      <style:paragraph-properties fo:background-color="transparent" fo:margin-top="0.000cm" fo:margin-bottom="0.000cm" fo:line-height="100.%" fo:margin-left="0.000cm" fo:margin-right="0.000cm" fo:text-indent="0.000cm" fo:text-align="right" style:page-number="auto"/>
      <style:text-properties/>
    </style:style>
    <style:style style:family="paragraph" style:name="P450" style:display-name="P450"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451" style:display-name="P451" style:parent-style-name="Style5">
      <style:paragraph-properties fo:background-color="transparent" fo:margin-top="0.000cm" fo:margin-bottom="0.000cm" fo:line-height="100.%" fo:margin-left="0.000cm" fo:margin-right="0.000cm" fo:text-indent="1.094cm" fo:text-align="justify" style:page-number="auto">
        <style:tab-stops>
          <style:tab-stop style:position="4.319cm" style:leader-style="dotted" style:leader-text="." style:type="left"/>
        </style:tab-stops>
      </style:paragraph-properties>
      <style:text-properties/>
    </style:style>
    <style:style style:family="paragraph" style:name="P452" style:display-name="P452" style:parent-style-name="Style5">
      <style:paragraph-properties fo:background-color="transparent" fo:margin-top="0.000cm" fo:margin-bottom="0.000cm" fo:line-height="100.%" fo:margin-left="0.000cm" fo:margin-right="0.000cm" fo:text-indent="0.494cm" fo:text-align="left" style:page-number="auto"/>
      <style:text-properties/>
    </style:style>
    <style:style style:family="paragraph" style:name="P453" style:display-name="P453" style:parent-style-name="Style5">
      <style:paragraph-properties fo:background-color="transparent" fo:margin-top="0.000cm" fo:margin-bottom="0.000cm" fo:line-height="100.%" fo:margin-left="0.000cm" fo:margin-right="0.000cm" fo:text-indent="0.282cm" fo:text-align="left" style:page-number="auto"/>
      <style:text-properties/>
    </style:style>
    <style:style style:family="paragraph" style:name="P454" style:display-name="P454" style:parent-style-name="Style5">
      <style:paragraph-properties fo:background-color="transparent" fo:margin-top="0.000cm" fo:margin-bottom="0.000cm" fo:line-height="100.%" fo:margin-left="0.000cm" fo:margin-right="0.000cm" fo:text-indent="0.000cm" fo:text-align="right" style:page-number="auto"/>
      <style:text-properties/>
    </style:style>
    <style:style style:family="paragraph" style:name="P455" style:display-name="P455" style:parent-style-name="Style5">
      <style:paragraph-properties fo:background-color="transparent" fo:margin-top="0.000cm" fo:margin-bottom="0.000cm" fo:line-height="100.%" fo:margin-left="0.000cm" fo:margin-right="0.000cm" fo:text-indent="1.094cm" fo:text-align="justify" style:page-number="auto">
        <style:tab-stops>
          <style:tab-stop style:position="3.041cm" style:leader-style="dotted" style:leader-text="." style:type="left"/>
          <style:tab-stop style:position="4.201cm" style:leader-style="dotted" style:leader-text="." style:type="left"/>
        </style:tab-stops>
      </style:paragraph-properties>
      <style:text-properties/>
    </style:style>
    <style:style style:family="paragraph" style:name="P456" style:display-name="P456" style:parent-style-name="Style5">
      <style:paragraph-properties fo:background-color="transparent" fo:margin-top="0.000cm" fo:margin-bottom="0.000cm" fo:line-height="100.%" fo:margin-left="0.000cm" fo:margin-right="0.000cm" fo:text-indent="0.494cm" fo:text-align="left" style:page-number="auto"/>
      <style:text-properties/>
    </style:style>
    <style:style style:family="paragraph" style:name="P457" style:display-name="P457" style:parent-style-name="Style5">
      <style:paragraph-properties fo:background-color="transparent" fo:margin-top="0.000cm" fo:margin-bottom="0.000cm" fo:line-height="100.%" fo:margin-left="0.000cm" fo:margin-right="0.000cm" fo:text-indent="0.282cm" fo:text-align="left" style:page-number="auto"/>
      <style:text-properties/>
    </style:style>
    <style:style style:family="paragraph" style:name="P458" style:display-name="P458" style:parent-style-name="Style5">
      <style:paragraph-properties fo:background-color="transparent" fo:margin-top="0.000cm" fo:margin-bottom="0.000cm" fo:line-height="100.%" fo:margin-left="0.000cm" fo:margin-right="0.000cm" fo:text-indent="1.094cm" fo:text-align="justify" style:page-number="auto">
        <style:tab-stops>
          <style:tab-stop style:position="4.345cm" style:leader-style="dotted" style:leader-text="." style:type="left"/>
        </style:tab-stops>
      </style:paragraph-properties>
      <style:text-properties/>
    </style:style>
    <style:style style:family="paragraph" style:name="P459" style:display-name="P459" style:parent-style-name="Style5">
      <style:paragraph-properties fo:background-color="transparent" fo:margin-top="0.000cm" fo:margin-bottom="0.000cm" fo:line-height="100.%" fo:margin-left="0.000cm" fo:margin-right="0.000cm" fo:text-indent="0.494cm" fo:text-align="left" style:page-number="auto"/>
      <style:text-properties/>
    </style:style>
    <style:style style:family="paragraph" style:name="P460" style:display-name="P460" style:parent-style-name="Style5">
      <style:paragraph-properties fo:background-color="transparent" fo:margin-top="0.000cm" fo:margin-bottom="0.000cm" fo:line-height="100.%" fo:margin-left="0.000cm" fo:margin-right="0.000cm" fo:text-indent="0.282cm" fo:text-align="left" style:page-number="auto"/>
      <style:text-properties/>
    </style:style>
    <style:style style:family="paragraph" style:name="P461" style:display-name="P461" style:parent-style-name="Style5">
      <style:paragraph-properties fo:background-color="transparent" fo:margin-top="0.000cm" fo:margin-bottom="0.000cm" fo:line-height="100.%" fo:margin-left="0.000cm" fo:margin-right="0.000cm" fo:text-indent="1.094cm" fo:text-align="justify" style:page-number="auto">
        <style:tab-stops>
          <style:tab-stop style:position="4.345cm" style:leader-style="dotted" style:leader-text="." style:type="left"/>
        </style:tab-stops>
      </style:paragraph-properties>
      <style:text-properties/>
    </style:style>
    <style:style style:family="paragraph" style:name="P462" style:display-name="P462" style:parent-style-name="Style5">
      <style:paragraph-properties fo:background-color="transparent" fo:margin-top="0.000cm" fo:margin-bottom="0.000cm" fo:line-height="100.%" fo:margin-left="0.000cm" fo:margin-right="0.000cm" fo:text-indent="0.494cm" fo:text-align="left" style:page-number="auto"/>
      <style:text-properties/>
    </style:style>
    <style:style style:family="paragraph" style:name="P463" style:display-name="P463" style:parent-style-name="Style5">
      <style:paragraph-properties fo:background-color="transparent" fo:margin-top="0.000cm" fo:margin-bottom="0.000cm" fo:line-height="100.%" fo:margin-left="0.000cm" fo:margin-right="0.000cm" fo:text-indent="0.282cm" fo:text-align="left" style:page-number="auto"/>
      <style:text-properties/>
    </style:style>
    <style:style style:family="paragraph" style:name="P464" style:display-name="P464" style:parent-style-name="Style5">
      <style:paragraph-properties fo:background-color="transparent" fo:margin-top="0.000cm" fo:margin-bottom="0.000cm" fo:line-height="100.%" fo:margin-left="0.000cm" fo:margin-right="0.000cm" fo:text-indent="0.000cm" fo:text-align="right" style:page-number="auto"/>
      <style:text-properties/>
    </style:style>
    <style:style style:family="paragraph" style:name="P465" style:display-name="P465" style:parent-style-name="Style5">
      <style:paragraph-properties fo:background-color="transparent" fo:margin-top="0.000cm" fo:margin-bottom="0.000cm" fo:line-height="100.%" fo:margin-left="0.000cm" fo:margin-right="0.000cm" fo:text-indent="0.388cm" fo:text-align="left" style:page-number="auto"/>
      <style:text-properties/>
    </style:style>
    <style:style style:family="paragraph" style:name="P466" style:display-name="P466" style:parent-style-name="Style5">
      <style:paragraph-properties fo:background-color="transparent" fo:margin-top="0.000cm" fo:margin-bottom="0.000cm" fo:line-height="100.%" fo:margin-left="0.000cm" fo:margin-right="0.000cm" fo:text-indent="1.094cm" fo:text-align="justify" style:page-number="auto">
        <style:tab-stops>
          <style:tab-stop style:position="4.379cm" style:leader-style="dotted" style:leader-text="." style:type="left"/>
        </style:tab-stops>
      </style:paragraph-properties>
      <style:text-properties/>
    </style:style>
    <style:style style:family="paragraph" style:name="P467" style:display-name="P467" style:parent-style-name="Style5">
      <style:paragraph-properties fo:background-color="transparent" fo:margin-top="0.000cm" fo:margin-bottom="0.000cm" fo:line-height="100.%" fo:margin-left="0.000cm" fo:margin-right="0.000cm" fo:text-indent="0.494cm" fo:text-align="left" style:page-number="auto"/>
      <style:text-properties/>
    </style:style>
    <style:style style:family="paragraph" style:name="P468" style:display-name="P468" style:parent-style-name="Style5">
      <style:paragraph-properties fo:background-color="transparent" fo:margin-top="0.000cm" fo:margin-bottom="0.000cm" fo:line-height="100.%" fo:margin-left="0.000cm" fo:margin-right="0.000cm" fo:text-indent="0.282cm" fo:text-align="left" style:page-number="auto"/>
      <style:text-properties/>
    </style:style>
    <style:style style:family="paragraph" style:name="P469" style:display-name="P469" style:parent-style-name="Style5">
      <style:paragraph-properties fo:background-color="transparent" fo:margin-top="0.000cm" fo:margin-bottom="0.000cm" fo:line-height="100.%" fo:margin-left="0.000cm" fo:margin-right="0.000cm" fo:text-indent="0.353cm" fo:text-align="left" style:page-number="auto"/>
      <style:text-properties/>
    </style:style>
    <style:style style:family="paragraph" style:name="P470" style:display-name="P470" style:parent-style-name="Style5">
      <style:paragraph-properties fo:background-color="transparent" fo:margin-top="0.000cm" fo:margin-bottom="0.000cm" fo:line-height="100.%" fo:margin-left="0.000cm" fo:margin-right="0.000cm" fo:text-indent="0.388cm" fo:text-align="left" style:page-number="auto"/>
      <style:text-properties/>
    </style:style>
    <style:style style:family="paragraph" style:name="P471" style:display-name="P471" style:parent-style-name="Style5">
      <style:paragraph-properties fo:background-color="transparent" fo:margin-top="0.000cm" fo:margin-bottom="0.000cm" fo:line-height="100.%" fo:margin-left="0.000cm" fo:margin-right="0.000cm" fo:text-indent="1.094cm" fo:text-align="justify" style:page-number="auto">
        <style:tab-stops>
          <style:tab-stop style:position="4.286cm" style:leader-style="dotted" style:leader-text="." style:type="left"/>
        </style:tab-stops>
      </style:paragraph-properties>
      <style:text-properties/>
    </style:style>
    <style:style style:family="paragraph" style:name="P472" style:display-name="P472" style:parent-style-name="Style5">
      <style:paragraph-properties fo:background-color="transparent" fo:margin-top="0.000cm" fo:margin-bottom="0.000cm" fo:line-height="100.%" fo:margin-left="0.000cm" fo:margin-right="0.000cm" fo:text-indent="0.494cm" fo:text-align="left" style:page-number="auto"/>
      <style:text-properties/>
    </style:style>
    <style:style style:family="paragraph" style:name="P473" style:display-name="P473" style:parent-style-name="Style5">
      <style:paragraph-properties fo:background-color="transparent" fo:margin-top="0.000cm" fo:margin-bottom="0.000cm" fo:line-height="100.%" fo:margin-left="0.000cm" fo:margin-right="0.000cm" fo:text-indent="0.282cm" fo:text-align="left" style:page-number="auto"/>
      <style:text-properties/>
    </style:style>
    <style:style style:family="paragraph" style:name="P474" style:display-name="P474" style:parent-style-name="Style5">
      <style:paragraph-properties fo:background-color="transparent" fo:margin-top="0.000cm" fo:margin-bottom="0.000cm" fo:line-height="100.%" fo:margin-left="0.000cm" fo:margin-right="0.000cm" fo:text-indent="0.000cm" fo:text-align="right" style:page-number="auto"/>
      <style:text-properties/>
    </style:style>
    <style:style style:family="paragraph" style:name="P475" style:display-name="P475" style:parent-style-name="Style5">
      <style:paragraph-properties fo:background-color="transparent" fo:margin-top="0.000cm" fo:margin-bottom="0.000cm" fo:line-height="100.%" fo:margin-left="0.000cm" fo:margin-right="0.000cm" fo:text-indent="0.388cm" fo:text-align="left" style:page-number="auto"/>
      <style:text-properties/>
    </style:style>
    <style:style style:family="paragraph" style:name="P476" style:display-name="P476" style:parent-style-name="Style5">
      <style:paragraph-properties fo:background-color="transparent" fo:margin-top="0.000cm" fo:margin-bottom="0.000cm" fo:line-height="100.%" fo:margin-left="0.000cm" fo:margin-right="0.000cm" fo:text-indent="1.094cm" fo:text-align="justify" style:page-number="auto">
        <style:tab-stops>
          <style:tab-stop style:position="3.075cm" style:leader-style="dotted" style:leader-text="." style:type="right"/>
          <style:tab-stop style:position="3.354cm" style:type="left"/>
          <style:tab-stop style:position="4.328cm" style:leader-style="dotted" style:leader-text="." style:type="left"/>
        </style:tab-stops>
      </style:paragraph-properties>
      <style:text-properties/>
    </style:style>
    <style:style style:family="paragraph" style:name="P477" style:display-name="P477" style:parent-style-name="Style5">
      <style:paragraph-properties fo:background-color="transparent" fo:margin-top="0.000cm" fo:margin-bottom="0.000cm" fo:line-height="100.%" fo:margin-left="0.000cm" fo:margin-right="0.000cm" fo:text-indent="0.494cm" fo:text-align="left" style:page-number="auto"/>
      <style:text-properties/>
    </style:style>
    <style:style style:family="paragraph" style:name="P478" style:display-name="P478" style:parent-style-name="Style5">
      <style:paragraph-properties fo:background-color="transparent" fo:margin-top="0.000cm" fo:margin-bottom="0.000cm" fo:line-height="100.%" fo:margin-left="0.000cm" fo:margin-right="0.000cm" fo:text-indent="0.388cm" fo:text-align="left" style:page-number="auto"/>
      <style:text-properties/>
    </style:style>
    <style:style style:family="paragraph" style:name="P479" style:display-name="P479" style:parent-style-name="Style5">
      <style:paragraph-properties fo:background-color="transparent" fo:margin-top="0.000cm" fo:margin-bottom="0.000cm" fo:line-height="100.%" fo:margin-left="0.000cm" fo:margin-right="0.000cm" fo:text-indent="0.000cm" fo:text-align="right" style:page-number="auto"/>
      <style:text-properties/>
    </style:style>
    <style:style style:family="paragraph" style:name="P480" style:display-name="P480" style:parent-style-name="Style5">
      <style:paragraph-properties fo:background-color="transparent" fo:margin-top="0.000cm" fo:margin-bottom="0.000cm" fo:line-height="100.%" fo:margin-left="0.000cm" fo:margin-right="0.000cm" fo:text-indent="0.388cm" fo:text-align="left" style:page-number="auto"/>
      <style:text-properties/>
    </style:style>
    <style:style style:family="paragraph" style:name="P481" style:display-name="P481" style:parent-style-name="Style5">
      <style:paragraph-properties fo:background-color="transparent" fo:margin-top="0.000cm" fo:margin-bottom="0.000cm" fo:line-height="100.%" fo:margin-left="0.000cm" fo:margin-right="0.000cm" fo:text-indent="1.094cm" fo:text-align="justify" style:page-number="auto"/>
      <style:text-properties/>
    </style:style>
    <style:style style:family="paragraph" style:name="P482" style:display-name="P482" style:parent-style-name="Style5">
      <style:paragraph-properties fo:background-color="transparent" fo:margin-top="0.000cm" fo:margin-bottom="0.000cm" fo:line-height="100.%" fo:margin-left="0.000cm" fo:margin-right="0.000cm" fo:text-indent="0.494cm" fo:text-align="left" style:page-number="auto"/>
      <style:text-properties/>
    </style:style>
    <style:style style:family="paragraph" style:name="P483" style:display-name="P483" style:parent-style-name="Style5">
      <style:paragraph-properties fo:background-color="transparent" fo:margin-top="0.000cm" fo:margin-bottom="0.000cm" fo:line-height="100.%" fo:margin-left="0.000cm" fo:margin-right="0.000cm" fo:text-indent="0.282cm" fo:text-align="left" style:page-number="auto"/>
      <style:text-properties/>
    </style:style>
    <style:style style:family="paragraph" style:name="P484" style:display-name="P484" style:parent-style-name="Style5">
      <style:paragraph-properties fo:background-color="transparent" fo:margin-top="0.000cm" fo:margin-bottom="0.000cm" fo:line-height="100.%" fo:margin-left="0.000cm" fo:margin-right="0.000cm" fo:text-indent="0.000cm" fo:text-align="right" style:page-number="auto"/>
      <style:text-properties/>
    </style:style>
    <style:style style:family="paragraph" style:name="P485" style:display-name="P485" style:parent-style-name="Style5">
      <style:paragraph-properties fo:background-color="transparent" fo:margin-top="0.000cm" fo:margin-bottom="0.000cm" fo:line-height="100.%" fo:margin-left="0.000cm" fo:margin-right="0.000cm" fo:text-indent="0.388cm" fo:text-align="left" style:page-number="auto"/>
      <style:text-properties/>
    </style:style>
    <style:style style:family="paragraph" style:name="P486" style:display-name="P486" style:parent-style-name="Style5">
      <style:paragraph-properties fo:background-color="transparent" fo:margin-top="0.000cm" fo:margin-bottom="0.000cm" fo:line-height="100.%" fo:margin-left="0.000cm" fo:margin-right="0.000cm" fo:text-indent="0.353cm" fo:text-align="left" style:page-number="auto"/>
      <style:text-properties/>
    </style:style>
    <style:style style:family="paragraph" style:name="P487" style:display-name="P487" style:parent-style-name="Style5">
      <style:paragraph-properties fo:background-color="transparent" fo:margin-top="0.000cm" fo:margin-bottom="0.000cm" fo:line-height="100.%" fo:margin-left="0.000cm" fo:margin-right="0.000cm" fo:text-indent="0.000cm" fo:text-align="right" style:page-number="auto"/>
      <style:text-properties/>
    </style:style>
    <style:style style:family="paragraph" style:name="P488" style:display-name="P488" style:parent-style-name="Style5">
      <style:paragraph-properties fo:background-color="transparent" fo:margin-top="0.000cm" fo:margin-bottom="0.000cm" fo:line-height="100.%" fo:margin-left="0.000cm" fo:margin-right="0.000cm" fo:text-indent="0.000cm" fo:text-align="right" style:page-number="auto"/>
      <style:text-properties/>
    </style:style>
    <style:style style:family="paragraph" style:name="P489" style:display-name="P489" style:parent-style-name="Style5">
      <style:paragraph-properties fo:background-color="transparent" fo:margin-top="0.000cm" fo:margin-bottom="0.000cm" fo:line-height="100.%" fo:margin-left="0.000cm" fo:margin-right="0.000cm" fo:text-indent="0.318cm" fo:text-align="left" style:page-number="auto"/>
      <style:text-properties/>
    </style:style>
    <style:style style:family="paragraph" style:name="P490" style:display-name="P490" style:parent-style-name="Style5">
      <style:paragraph-properties fo:background-color="transparent" fo:margin-top="0.000cm" fo:margin-bottom="0.000cm" fo:line-height="100.%" fo:margin-left="0.000cm" fo:margin-right="0.000cm" fo:text-indent="0.000cm" fo:text-align="center" style:page-number="auto"/>
      <style:text-properties/>
    </style:style>
    <style:style style:family="paragraph" style:name="P491" style:display-name="P491" style:parent-style-name="Style5">
      <style:paragraph-properties fo:background-color="transparent" fo:margin-top="0.000cm" fo:margin-bottom="0.000cm" fo:line-height="100.%" fo:margin-left="0.000cm" fo:margin-right="0.000cm" fo:text-indent="0.000cm" fo:text-align="right" style:page-number="auto"/>
      <style:text-properties/>
    </style:style>
    <style:style style:family="paragraph" style:name="P492" style:display-name="P492" style:parent-style-name="Style5">
      <style:paragraph-properties fo:background-color="transparent" fo:margin-top="0.000cm" fo:margin-bottom="0.000cm" fo:line-height="100.%" fo:margin-left="0.000cm" fo:margin-right="0.000cm" fo:text-indent="0.000cm" fo:text-align="right" style:page-number="auto"/>
      <style:text-properties/>
    </style:style>
    <style:style style:family="paragraph" style:name="P493" style:display-name="P493"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494" style:display-name="P494" style:parent-style-name="Style5">
      <style:paragraph-properties fo:background-color="transparent" fo:margin-top="0.000cm" fo:margin-bottom="0.000cm" fo:line-height="100.%" fo:margin-left="0.000cm" fo:margin-right="0.000cm" fo:text-indent="0.000cm" fo:text-align="right" style:page-number="auto"/>
      <style:text-properties/>
    </style:style>
    <style:style style:family="paragraph" style:name="P495" style:display-name="P495"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496" style:display-name="P496"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497" style:display-name="P497"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498" style:display-name="P498" style:parent-style-name="Style5">
      <style:paragraph-properties fo:background-color="transparent" fo:margin-top="0.000cm" fo:margin-bottom="0.000cm" fo:line-height="100.%" fo:margin-left="0.000cm" fo:margin-right="0.000cm" fo:text-indent="0.000cm" fo:text-align="right" style:page-number="auto"/>
      <style:text-properties/>
    </style:style>
    <style:style style:family="paragraph" style:name="P499" style:display-name="P499"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500" style:display-name="P500" style:parent-style-name="Style67">
      <style:paragraph-properties fo:keep-with-next="always" fo:keep-together="always" fo:background-color="transparent" fo:margin-top="0.000cm" fo:margin-bottom="0.494cm" fo:margin-left="0.000cm" fo:margin-right="0.000cm" fo:text-indent="0.000cm" fo:text-align="center" style:page-number="auto"/>
      <style:text-properties/>
    </style:style>
    <style:style style:family="paragraph" style:name="P501" style:display-name="P501" style:parent-style-name="Style15">
      <style:paragraph-properties fo:background-color="transparent" fo:margin-top="0.000cm" fo:margin-bottom="0.494cm" fo:line-height="100.%" fo:margin-left="0.000cm" fo:margin-right="0.000cm" fo:text-indent="0.000cm" fo:text-align="center" style:page-number="auto"/>
      <style:text-properties/>
    </style:style>
    <style:style style:family="paragraph" style:name="P502" style:display-name="P502" style:parent-style-name="Style29">
      <style:paragraph-properties fo:background-color="transparent" fo:margin-top="0.000cm" fo:margin-bottom="0.000cm" fo:margin-left="0.000cm" fo:margin-right="0.000cm" fo:text-indent="0.423cm" fo:text-align="justify" style:page-number="auto"/>
      <style:text-properties/>
    </style:style>
    <style:style style:family="paragraph" style:name="P503" style:display-name="P503" style:parent-style-name="Style29">
      <style:paragraph-properties fo:background-color="transparent" fo:margin-top="0.000cm" fo:margin-bottom="0.000cm" fo:margin-left="0.000cm" fo:margin-right="0.000cm" fo:text-indent="0.423cm" fo:text-align="justify" style:page-number="auto"/>
      <style:text-properties/>
    </style:style>
    <style:style style:family="paragraph" style:name="P504" style:display-name="P504" style:parent-style-name="Style29">
      <style:paragraph-properties fo:background-color="transparent" fo:margin-top="0.000cm" fo:margin-bottom="0.000cm" fo:margin-left="0.000cm" fo:margin-right="0.000cm" fo:text-indent="0.423cm" fo:text-align="justify" style:page-number="auto"/>
      <style:text-properties/>
    </style:style>
    <style:style style:family="paragraph" style:name="P505" style:display-name="P505" style:parent-style-name="Style29">
      <style:paragraph-properties fo:background-color="transparent" fo:margin-top="0.000cm" fo:margin-bottom="0.000cm" fo:margin-left="0.000cm" fo:margin-right="0.000cm" fo:text-indent="0.423cm" fo:text-align="justify" style:page-number="auto"/>
      <style:text-properties/>
    </style:style>
    <style:style style:family="paragraph" style:name="P506" style:display-name="P506" style:parent-style-name="Style29">
      <style:paragraph-properties fo:background-color="transparent" fo:margin-top="0.000cm" fo:margin-bottom="0.388cm" fo:margin-left="0.000cm" fo:margin-right="0.000cm" fo:text-indent="0.423cm" fo:text-align="justify" style:page-number="auto"/>
      <style:text-properties/>
    </style:style>
    <style:style style:family="paragraph" style:name="P508" style:display-name="P508"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509" style:display-name="P509" style:parent-style-name="Style5">
      <style:paragraph-properties fo:background-color="transparent" fo:margin-top="0.000cm" fo:margin-bottom="0.000cm" fo:line-height="100.%" fo:margin-left="0.000cm" fo:margin-right="0.000cm" fo:text-indent="0.353cm" fo:text-align="left" style:page-number="auto"/>
      <style:text-properties/>
    </style:style>
    <style:style style:family="paragraph" style:name="P510" style:display-name="P510" style:parent-style-name="Style5">
      <style:paragraph-properties fo:background-color="transparent" fo:margin-top="0.000cm" fo:margin-bottom="0.000cm" fo:line-height="79.%" fo:margin-left="0.000cm" fo:margin-right="0.600cm" fo:text-indent="0.000cm" fo:text-align="right" style:page-number="auto"/>
      <style:text-properties/>
    </style:style>
    <style:style style:family="paragraph" style:name="P511" style:display-name="P511" style:parent-style-name="Style5">
      <style:paragraph-properties fo:background-color="transparent" fo:margin-top="0.000cm" fo:margin-bottom="0.000cm" fo:line-height="100.%" fo:margin-left="0.000cm" fo:margin-right="0.000cm" fo:text-indent="0.776cm" fo:text-align="justify" style:page-number="auto"/>
      <style:text-properties/>
    </style:style>
    <style:style style:family="paragraph" style:name="P512" style:display-name="P512"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513" style:display-name="P513"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514" style:display-name="P514"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515" style:display-name="P515"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516" style:display-name="P516" style:parent-style-name="Style5">
      <style:paragraph-properties fo:background-color="transparent" fo:margin-top="0.000cm" fo:margin-bottom="0.000cm" fo:line-height="100.%" fo:margin-left="0.000cm" fo:margin-right="0.000cm" fo:text-indent="1.164cm" fo:text-align="justify" style:page-number="auto"/>
      <style:text-properties/>
    </style:style>
    <style:style style:family="paragraph" style:name="P517" style:display-name="P517"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518" style:display-name="P518"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519" style:display-name="P519"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520" style:display-name="P520"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521" style:display-name="P521" style:parent-style-name="Style5">
      <style:paragraph-properties fo:background-color="transparent" fo:margin-top="0.000cm" fo:margin-bottom="0.000cm" fo:line-height="100.%" fo:margin-left="0.000cm" fo:margin-right="0.000cm" fo:text-indent="1.164cm" fo:text-align="justify" style:page-number="auto">
        <style:tab-stops>
          <style:tab-stop style:position="3.442cm" style:leader-style="dotted" style:leader-text="." style:type="left"/>
        </style:tab-stops>
      </style:paragraph-properties>
      <style:text-properties/>
    </style:style>
    <style:style style:family="paragraph" style:name="P522" style:display-name="P522"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523" style:display-name="P523"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524" style:display-name="P524"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525" style:display-name="P525" style:parent-style-name="Style5">
      <style:paragraph-properties fo:background-color="transparent" fo:margin-top="0.000cm" fo:margin-bottom="0.000cm" fo:line-height="100.%" fo:margin-left="0.000cm" fo:margin-right="0.000cm" fo:text-indent="1.164cm" fo:text-align="justify" style:page-number="auto">
        <style:tab-stops>
          <style:tab-stop style:position="3.450cm" style:leader-style="dotted" style:leader-text="." style:type="left"/>
        </style:tab-stops>
      </style:paragraph-properties>
      <style:text-properties/>
    </style:style>
    <style:style style:family="paragraph" style:name="P526" style:display-name="P526"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527" style:display-name="P527"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528" style:display-name="P528"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529" style:display-name="P529" style:parent-style-name="Style5">
      <style:paragraph-properties fo:background-color="transparent" fo:margin-top="0.000cm" fo:margin-bottom="0.000cm" fo:line-height="100.%" fo:margin-left="0.000cm" fo:margin-right="0.000cm" fo:text-indent="1.164cm" fo:text-align="justify" style:page-number="auto">
        <style:tab-stops>
          <style:tab-stop style:position="3.433cm" style:leader-style="dotted" style:leader-text="." style:type="left"/>
        </style:tab-stops>
      </style:paragraph-properties>
      <style:text-properties/>
    </style:style>
    <style:style style:family="paragraph" style:name="P530" style:display-name="P530"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531" style:display-name="P531"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532" style:display-name="P532" style:parent-style-name="Style5">
      <style:paragraph-properties fo:background-color="transparent" fo:margin-top="0.000cm" fo:margin-bottom="0.000cm" fo:line-height="100.%" fo:margin-left="0.000cm" fo:margin-right="0.000cm" fo:text-indent="0.776cm" fo:text-align="justify" style:page-number="auto"/>
      <style:text-properties/>
    </style:style>
    <style:style style:family="paragraph" style:name="P533" style:display-name="P533"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534" style:display-name="P534"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535" style:display-name="P535"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536" style:display-name="P536"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537" style:display-name="P537" style:parent-style-name="Style5">
      <style:paragraph-properties fo:background-color="transparent" fo:margin-top="0.000cm" fo:margin-bottom="0.000cm" fo:line-height="100.%" fo:margin-left="0.000cm" fo:margin-right="0.000cm" fo:text-indent="1.164cm" fo:text-align="justify" style:page-number="auto"/>
      <style:text-properties/>
    </style:style>
    <style:style style:family="paragraph" style:name="P538" style:display-name="P538"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539" style:display-name="P539"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540" style:display-name="P540"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541" style:display-name="P541"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542" style:display-name="P542" style:parent-style-name="Style5">
      <style:paragraph-properties fo:background-color="transparent" fo:margin-top="0.000cm" fo:margin-bottom="0.000cm" fo:line-height="100.%" fo:margin-left="0.000cm" fo:margin-right="0.000cm" fo:text-indent="1.164cm" fo:text-align="justify" style:page-number="auto"/>
      <style:text-properties/>
    </style:style>
    <style:style style:family="paragraph" style:name="P543" style:display-name="P543"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544" style:display-name="P544"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545" style:display-name="P545"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546" style:display-name="P546"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547" style:display-name="P547" style:parent-style-name="Style5">
      <style:paragraph-properties fo:background-color="transparent" fo:margin-top="0.000cm" fo:margin-bottom="0.000cm" fo:line-height="100.%" fo:margin-left="0.000cm" fo:margin-right="0.000cm" fo:text-indent="0.776cm" fo:text-align="justify" style:page-number="auto">
        <style:tab-stops>
          <style:tab-stop style:position="3.418cm" style:leader-style="dotted" style:leader-text="." style:type="left"/>
        </style:tab-stops>
      </style:paragraph-properties>
      <style:text-properties/>
    </style:style>
    <style:style style:family="paragraph" style:name="P548" style:display-name="P548"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549" style:display-name="P549"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550" style:display-name="P550"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551" style:display-name="P551"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552" style:display-name="P552" style:parent-style-name="Style5">
      <style:paragraph-properties fo:background-color="transparent" fo:margin-top="0.000cm" fo:margin-bottom="0.000cm" fo:line-height="100.%" fo:margin-left="0.000cm" fo:margin-right="0.000cm" fo:text-indent="0.000cm" fo:text-align="right" style:page-number="auto">
        <style:tab-stops>
          <style:tab-stop style:position="2.362cm" style:leader-style="dotted" style:leader-text="." style:type="left"/>
          <style:tab-stop style:position="2.455cm" style:leader-style="dotted" style:leader-text="." style:type="left"/>
          <style:tab-stop style:position="2.616cm" style:leader-style="dotted" style:leader-text="." style:type="left"/>
        </style:tab-stops>
      </style:paragraph-properties>
      <style:text-properties/>
    </style:style>
    <style:style style:family="paragraph" style:name="P553" style:display-name="P553"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554" style:display-name="P554"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555" style:display-name="P555"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556" style:display-name="P556"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557" style:display-name="P557"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558" style:display-name="P558"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559" style:display-name="P559"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560" style:display-name="P560"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561" style:display-name="P561"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562" style:display-name="P562"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563" style:display-name="P563" style:parent-style-name="Style5">
      <style:paragraph-properties fo:background-color="transparent" fo:margin-top="0.000cm" fo:margin-bottom="0.000cm" fo:line-height="100.%" fo:margin-left="0.000cm" fo:margin-right="0.000cm" fo:text-indent="0.459cm" fo:text-align="justify" style:page-number="auto"/>
      <style:text-properties/>
    </style:style>
    <style:style style:family="paragraph" style:name="P564" style:display-name="P564"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565" style:display-name="P565" style:parent-style-name="Style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566" style:display-name="P566"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567" style:display-name="P567"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568" style:display-name="P568" style:parent-style-name="Style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569" style:display-name="P569"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570" style:display-name="P570" style:parent-style-name="Style5">
      <style:paragraph-properties fo:background-color="transparent" fo:margin-top="0.000cm" fo:margin-bottom="0.000cm" fo:line-height="100.%" fo:margin-left="0.000cm" fo:margin-right="0.000cm" fo:text-indent="0.282cm" fo:text-align="left" style:page-number="auto"/>
      <style:text-properties/>
    </style:style>
    <style:style style:family="paragraph" style:name="P571" style:display-name="P571"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572" style:display-name="P572" style:parent-style-name="Style5">
      <style:paragraph-properties fo:background-color="transparent" fo:margin-top="0.000cm" fo:margin-bottom="0.000cm" fo:line-height="100.%" fo:margin-left="3.034cm" fo:margin-right="0.000cm" fo:text-indent="0.000cm" fo:text-align="left" style:page-number="auto"/>
      <style:text-properties/>
    </style:style>
    <style:style style:family="paragraph" style:name="P573" style:display-name="P573" style:parent-style-name="Style5">
      <style:paragraph-properties fo:background-color="transparent" fo:margin-top="0.000cm" fo:margin-bottom="0.000cm" fo:line-height="100.%" fo:margin-left="0.000cm" fo:margin-right="0.000cm" fo:text-indent="0.635cm" fo:text-align="left" style:page-number="auto"/>
      <style:text-properties/>
    </style:style>
    <style:style style:family="paragraph" style:name="P574" style:display-name="P574" style:parent-style-name="Style5">
      <style:paragraph-properties fo:background-color="transparent" fo:margin-top="0.000cm" fo:margin-bottom="0.000cm" fo:line-height="100.%" fo:margin-left="0.000cm" fo:margin-right="0.000cm" fo:text-indent="0.000cm" fo:text-align="right" style:page-number="auto"/>
      <style:text-properties/>
    </style:style>
    <style:style style:family="paragraph" style:name="P575" style:display-name="P575" style:parent-style-name="Style5">
      <style:paragraph-properties fo:background-color="transparent" fo:margin-top="0.000cm" fo:margin-bottom="0.000cm" fo:line-height="100.%" fo:margin-left="2.293cm" fo:margin-right="0.000cm" fo:text-indent="0.000cm" fo:text-align="justify" style:page-number="auto">
        <style:tab-stops>
          <style:tab-stop style:position="1.278cm" style:leader-style="dotted" style:leader-text="." style:type="left"/>
        </style:tab-stops>
      </style:paragraph-properties>
      <style:text-properties/>
    </style:style>
    <style:style style:family="paragraph" style:name="P576" style:display-name="P576"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577" style:display-name="P577" style:parent-style-name="Style5">
      <style:paragraph-properties fo:background-color="transparent" fo:margin-top="0.000cm" fo:margin-bottom="0.000cm" fo:line-height="100.%" fo:margin-left="0.000cm" fo:margin-right="0.000cm" fo:text-indent="0.635cm" fo:text-align="left" style:page-number="auto"/>
      <style:text-properties/>
    </style:style>
    <style:style style:family="paragraph" style:name="P578" style:display-name="P578"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579" style:display-name="P579" style:parent-style-name="Style5">
      <style:paragraph-properties fo:background-color="transparent" fo:margin-top="0.000cm" fo:margin-bottom="0.000cm" fo:line-height="100.%" fo:margin-left="0.000cm" fo:margin-right="0.000cm" fo:text-indent="0.000cm" fo:text-align="right" style:page-number="auto">
        <style:tab-stops>
          <style:tab-stop style:position="1.194cm" style:leader-style="dotted" style:leader-text="." style:type="left"/>
        </style:tab-stops>
      </style:paragraph-properties>
      <style:text-properties/>
    </style:style>
    <style:style style:family="paragraph" style:name="P580" style:display-name="P580"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581" style:display-name="P581" style:parent-style-name="Style5">
      <style:paragraph-properties fo:background-color="transparent" fo:margin-top="0.000cm" fo:margin-bottom="0.000cm" fo:line-height="100.%" fo:margin-left="0.000cm" fo:margin-right="0.000cm" fo:text-indent="0.635cm" fo:text-align="left" style:page-number="auto"/>
      <style:text-properties/>
    </style:style>
    <style:style style:family="paragraph" style:name="P582" style:display-name="P582"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583" style:display-name="P583" style:parent-style-name="Style5">
      <style:paragraph-properties fo:background-color="transparent" fo:margin-top="0.000cm" fo:margin-bottom="0.000cm" fo:line-height="100.%" fo:margin-left="2.293cm" fo:margin-right="0.000cm" fo:text-indent="0.000cm" fo:text-align="justify" style:page-number="auto"/>
      <style:text-properties/>
    </style:style>
    <style:style style:family="paragraph" style:name="P584" style:display-name="P584"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585" style:display-name="P585" style:parent-style-name="Style5">
      <style:paragraph-properties fo:background-color="transparent" fo:margin-top="0.000cm" fo:margin-bottom="0.000cm" fo:line-height="100.%" fo:margin-left="0.000cm" fo:margin-right="0.000cm" fo:text-indent="0.635cm" fo:text-align="left" style:page-number="auto"/>
      <style:text-properties/>
    </style:style>
    <style:style style:family="paragraph" style:name="P586" style:display-name="P586"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587" style:display-name="P587" style:parent-style-name="Style5">
      <style:paragraph-properties fo:background-color="transparent" fo:margin-top="0.000cm" fo:margin-bottom="0.000cm" fo:line-height="100.%" fo:margin-left="2.293cm" fo:margin-right="0.000cm" fo:text-indent="0.000cm" fo:text-align="justify" style:page-number="auto"/>
      <style:text-properties/>
    </style:style>
    <style:style style:family="paragraph" style:name="P588" style:display-name="P588" style:parent-style-name="Style5">
      <style:paragraph-properties fo:background-color="transparent" fo:margin-top="0.000cm" fo:margin-bottom="0.000cm" fo:line-height="100.%" fo:margin-left="0.000cm" fo:margin-right="0.000cm" fo:text-indent="0.000cm" fo:text-align="left" style:page-number="auto">
        <style:tab-stops>
          <style:tab-stop style:position="1.439cm" style:type="left"/>
        </style:tab-stops>
      </style:paragraph-properties>
      <style:text-properties/>
    </style:style>
    <style:style style:family="paragraph" style:name="P589" style:display-name="P589" style:parent-style-name="Style5">
      <style:paragraph-properties fo:background-color="transparent" fo:margin-top="0.000cm" fo:margin-bottom="0.000cm" fo:line-height="100.%" fo:margin-left="0.000cm" fo:margin-right="0.000cm" fo:text-indent="0.635cm" fo:text-align="left" style:page-number="auto"/>
      <style:text-properties/>
    </style:style>
    <style:style style:family="paragraph" style:name="P590" style:display-name="P590"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591" style:display-name="P591" style:parent-style-name="Style29">
      <style:paragraph-properties fo:background-color="transparent" fo:margin-top="0.000cm" fo:margin-bottom="0.282cm" fo:margin-left="0.000cm" fo:margin-right="0.000cm" fo:text-indent="0.282cm" fo:text-align="justify" style:page-number="auto"/>
      <style:text-properties/>
    </style:style>
    <style:style style:family="paragraph" style:name="P592" style:display-name="P592" style:parent-style-name="Style29">
      <style:paragraph-properties fo:background-color="transparent" fo:margin-top="0.000cm" fo:margin-bottom="0.000cm" fo:line-height="100.%" fo:margin-left="0.000cm" fo:margin-right="0.000cm" fo:text-indent="0.000cm" fo:text-align="center" style:page-number="auto"/>
      <style:text-properties/>
    </style:style>
    <style:style style:family="paragraph" style:name="P593" style:display-name="P593" style:parent-style-name="Style29">
      <style:paragraph-properties fo:background-color="transparent" fo:margin-top="0.000cm" fo:margin-bottom="0.282cm" fo:line-height="93.%" fo:margin-left="0.000cm" fo:margin-right="0.000cm" fo:text-indent="0.000cm" fo:text-align="center" style:page-number="auto"/>
      <style:text-properties/>
    </style:style>
    <style:style style:family="paragraph" style:name="P594" style:display-name="P594" style:parent-style-name="Style29">
      <style:paragraph-properties fo:background-color="transparent" fo:margin-top="0.000cm" fo:margin-bottom="0.600cm" fo:line-height="112.%" fo:margin-left="0.000cm" fo:margin-right="0.000cm" fo:text-indent="0.423cm" fo:text-align="justify" style:page-number="auto"/>
      <style:text-properties/>
    </style:style>
    <style:style style:family="paragraph" style:name="P595" style:display-name="P595" style:parent-style-name="Style29">
      <style:paragraph-properties fo:background-color="transparent" fo:margin-top="0.000cm" fo:margin-bottom="0.000cm" fo:line-height="107.%" fo:margin-left="0.000cm" fo:margin-right="0.000cm" fo:text-indent="1.235cm" fo:text-align="justify" style:page-number="auto">
        <style:tab-stops>
          <style:tab-stop style:position="4.818cm" style:leader-style="dotted" style:leader-text="." style:type="left"/>
          <style:tab-stop style:position="7.348cm" style:leader-style="dotted" style:leader-text="." style:type="right"/>
          <style:tab-stop style:position="7.712cm" style:type="left"/>
        </style:tab-stops>
      </style:paragraph-properties>
      <style:text-properties/>
    </style:style>
    <style:style style:family="paragraph" style:name="P596" style:display-name="P596" style:parent-style-name="Style29">
      <style:paragraph-properties fo:background-color="transparent" fo:margin-top="0.000cm" fo:margin-bottom="0.000cm" fo:line-height="107.%" fo:margin-left="0.000cm" fo:margin-right="0.000cm" fo:text-indent="1.235cm" fo:text-align="justify" style:page-number="auto"/>
      <style:text-properties/>
    </style:style>
    <style:style style:family="paragraph" style:name="P597" style:display-name="P597" style:parent-style-name="Style29">
      <style:paragraph-properties fo:background-color="transparent" fo:margin-top="0.000cm" fo:margin-bottom="0.459cm" fo:line-height="107.%" fo:margin-left="0.000cm" fo:margin-right="0.000cm" fo:text-indent="0.000cm" fo:text-align="center" style:page-number="auto">
        <style:tab-stops>
          <style:tab-stop style:position="2.210cm" style:leader-style="dotted" style:leader-text="." style:type="left"/>
          <style:tab-stop style:position="2.465cm" style:leader-style="dotted" style:leader-text="." style:type="left"/>
          <style:tab-stop style:position="5.774cm" style:leader-style="dotted" style:leader-text="." style:type="right"/>
          <style:tab-stop style:position="6.147cm" style:type="left"/>
        </style:tab-stops>
      </style:paragraph-properties>
      <style:text-properties/>
    </style:style>
    <style:style style:family="paragraph" style:name="P598" style:display-name="P598" style:parent-style-name="Style29">
      <style:paragraph-properties fo:background-color="transparent" fo:margin-top="0.000cm" fo:margin-bottom="0.459cm" fo:line-height="110.%" fo:margin-left="0.000cm" fo:margin-right="0.000cm" fo:text-indent="0.000cm" fo:text-align="justify" style:page-number="auto"/>
      <style:text-properties/>
    </style:style>
    <style:style style:family="paragraph" style:name="P599" style:display-name="P599" style:parent-style-name="Style67">
      <style:paragraph-properties fo:keep-with-next="always" fo:keep-together="always" fo:background-color="transparent" fo:margin-top="0.000cm" fo:margin-bottom="0.459cm" fo:line-height="110.%" fo:margin-left="0.000cm" fo:margin-right="0.000cm" fo:text-indent="0.000cm" fo:text-align="center" style:page-number="auto"/>
      <style:text-properties/>
    </style:style>
    <style:style style:family="paragraph" style:name="P600" style:display-name="P600" style:parent-style-name="Style15">
      <style:paragraph-properties fo:background-color="transparent" fo:margin-top="0.000cm" fo:margin-bottom="0.459cm" fo:line-height="112.%" fo:margin-left="0.423cm" fo:margin-right="0.000cm" fo:text-indent="-0.423cm" fo:text-align="justify" style:page-number="auto"/>
      <style:text-properties/>
    </style:style>
    <style:style style:family="paragraph" style:name="P601" style:display-name="P601" style:parent-style-name="Style29">
      <style:paragraph-properties fo:background-color="transparent" fo:margin-top="0.000cm" fo:margin-bottom="0.000cm" fo:line-height="110.%" fo:margin-left="0.000cm" fo:margin-right="0.000cm" fo:text-indent="0.459cm" fo:text-align="justify" style:page-number="auto"/>
      <style:text-properties/>
    </style:style>
    <style:style style:family="paragraph" style:name="P602" style:display-name="P602" style:parent-style-name="Style29">
      <style:paragraph-properties fo:background-color="transparent" fo:margin-top="0.000cm" fo:margin-bottom="0.000cm" fo:line-height="110.%" fo:margin-left="0.000cm" fo:margin-right="0.000cm" fo:text-indent="0.459cm" fo:text-align="justify" style:page-number="auto"/>
      <style:text-properties/>
    </style:style>
    <style:style style:family="paragraph" style:name="P603" style:display-name="P603" style:parent-style-name="Style29">
      <style:paragraph-properties fo:background-color="transparent" fo:margin-top="0.000cm" fo:margin-bottom="0.282cm" fo:margin-left="0.000cm" fo:margin-right="0.000cm" fo:text-indent="0.353cm" fo:text-align="justify" style:page-number="auto"/>
      <style:text-properties/>
    </style:style>
    <style:style style:family="paragraph" style:name="P604" style:display-name="P604" style:parent-style-name="Style41">
      <style:paragraph-properties fo:background-color="transparent" fo:margin-top="0.000cm" fo:margin-bottom="0.000cm" fo:line-height="100.%" fo:margin-left="2.928cm" fo:margin-right="0.000cm" fo:text-indent="0.000cm" fo:text-align="justify" style:page-number="auto">
        <style:tab-stops>
          <style:tab-stop style:position="5.241cm" style:type="left"/>
        </style:tab-stops>
      </style:paragraph-properties>
      <style:text-properties/>
    </style:style>
    <style:style style:family="paragraph" style:name="P605" style:display-name="P605" style:parent-style-name="Style41">
      <style:paragraph-properties fo:background-color="transparent" fo:margin-top="0.000cm" fo:margin-bottom="0.000cm" fo:line-height="81.%" fo:margin-left="1.940cm" fo:margin-right="0.000cm" fo:text-indent="0.000cm" fo:text-align="justify" style:page-number="auto">
        <style:tab-stops>
          <style:tab-stop style:position="4.144cm" style:leader-style="dotted" style:leader-text="." style:type="left"/>
          <style:tab-stop style:position="6.398cm" style:type="center"/>
        </style:tab-stops>
      </style:paragraph-properties>
      <style:text-properties/>
    </style:style>
    <style:style style:family="paragraph" style:name="P606" style:display-name="P606" style:parent-style-name="Style41">
      <style:paragraph-properties fo:background-color="transparent" fo:margin-top="0.000cm" fo:margin-bottom="0.000cm" fo:line-height="93.%" fo:margin-left="1.940cm" fo:margin-right="0.000cm" fo:text-indent="0.000cm" fo:text-align="justify" style:page-number="auto">
        <style:tab-stops>
          <style:tab-stop style:position="1.733cm" style:type="left"/>
          <style:tab-stop style:position="4.504cm" style:type="left"/>
          <style:tab-stop style:position="6.398cm" style:type="center"/>
        </style:tab-stops>
      </style:paragraph-properties>
      <style:text-properties/>
    </style:style>
    <style:style style:family="paragraph" style:name="P607" style:display-name="P607" style:parent-style-name="Style41">
      <style:paragraph-properties fo:background-color="transparent" fo:margin-top="0.000cm" fo:margin-bottom="0.282cm" fo:line-height="91.%" fo:margin-left="1.940cm" fo:margin-right="0.000cm" fo:text-indent="0.000cm" fo:text-align="justify" style:page-number="auto">
        <style:tab-stops>
          <style:tab-stop style:position="1.741cm" style:type="left"/>
          <style:tab-stop style:position="4.144cm" style:leader-style="dotted" style:leader-text="." style:type="left"/>
          <style:tab-stop style:position="6.398cm" style:type="center"/>
        </style:tab-stops>
      </style:paragraph-properties>
      <style:text-properties/>
    </style:style>
    <style:style style:family="paragraph" style:name="P608" style:display-name="P608" style:parent-style-name="Style41">
      <style:paragraph-properties fo:background-color="transparent" fo:margin-top="0.000cm" fo:margin-bottom="0.282cm" fo:line-height="100.%" fo:margin-left="6.456cm" fo:margin-right="0.000cm" fo:text-indent="0.000cm" fo:text-align="left" style:page-number="auto"/>
      <style:text-properties/>
    </style:style>
    <style:style style:family="paragraph" style:name="P609" style:display-name="P609" style:parent-style-name="Style41">
      <style:paragraph-properties fo:background-color="transparent" fo:margin-top="0.000cm" fo:margin-bottom="0.282cm" fo:line-height="107.%" fo:margin-left="0.000cm" fo:margin-right="0.000cm" fo:text-indent="0.423cm" fo:text-align="justify" style:page-number="auto"/>
      <style:text-properties/>
    </style:style>
    <style:style style:family="paragraph" style:name="P610" style:display-name="P610" style:parent-style-name="Style41">
      <style:paragraph-properties fo:background-color="transparent" fo:margin-top="0.000cm" fo:margin-bottom="0.000cm" fo:line-height="100.%" fo:margin-left="2.258cm" fo:margin-right="0.000cm" fo:text-indent="0.000cm" fo:text-align="justify" style:page-number="auto">
        <style:tab-stops>
          <style:tab-stop style:position="5.847cm" style:leader-style="dotted" style:leader-text="." style:type="right"/>
        </style:tab-stops>
      </style:paragraph-properties>
      <style:text-properties/>
    </style:style>
    <style:style style:family="paragraph" style:name="P611" style:display-name="P611" style:parent-style-name="Style41">
      <style:paragraph-properties fo:background-color="transparent" fo:margin-top="0.000cm" fo:margin-bottom="0.000cm" fo:line-height="89.%" fo:margin-left="2.258cm" fo:margin-right="0.000cm" fo:text-indent="0.000cm" fo:text-align="justify" style:page-number="auto">
        <style:tab-stops>
          <style:tab-stop style:position="4.640cm" style:leader-style="dotted" style:leader-text="." style:type="left"/>
        </style:tab-stops>
      </style:paragraph-properties>
      <style:text-properties/>
    </style:style>
    <style:style style:family="paragraph" style:name="P612" style:display-name="P612" style:parent-style-name="Style41">
      <style:paragraph-properties fo:background-color="transparent" fo:margin-top="0.000cm" fo:margin-bottom="0.282cm" fo:line-height="91.%" fo:margin-left="2.258cm" fo:margin-right="0.000cm" fo:text-indent="0.000cm" fo:text-align="justify" style:page-number="auto">
        <style:tab-stops>
          <style:tab-stop style:position="5.847cm" style:leader-style="dotted" style:leader-text="." style:type="right"/>
        </style:tab-stops>
      </style:paragraph-properties>
      <style:text-properties/>
    </style:style>
    <style:style style:family="paragraph" style:name="P613" style:display-name="P613" style:parent-style-name="Style29">
      <style:paragraph-properties fo:background-color="transparent" fo:margin-top="0.000cm" fo:margin-bottom="0.282cm" fo:line-height="100.%" fo:margin-left="7.161cm" fo:margin-right="0.000cm" fo:text-indent="0.000cm" fo:text-align="justify" style:page-number="auto"/>
      <style:text-properties/>
    </style:style>
    <style:style style:family="paragraph" style:name="P614" style:display-name="P614" style:parent-style-name="Style29">
      <style:paragraph-properties fo:background-color="transparent" fo:margin-top="0.000cm" fo:margin-bottom="0.282cm" fo:line-height="111.%" fo:margin-left="0.000cm" fo:margin-right="0.000cm" fo:text-indent="0.423cm" fo:text-align="justify" style:page-number="auto"/>
      <style:text-properties/>
    </style:style>
    <style:style style:family="paragraph" style:name="P615" style:display-name="P615" style:parent-style-name="Style15">
      <style:paragraph-properties fo:background-color="transparent" fo:margin-top="0.000cm" fo:margin-bottom="0.000cm" fo:line-height="100.%" fo:margin-left="7.796cm" fo:margin-right="0.000cm" fo:text-indent="0.000cm" fo:text-align="left" style:page-number="auto"/>
      <style:text-properties/>
    </style:style>
    <style:style style:family="paragraph" style:name="P616" style:display-name="P616" style:parent-style-name="Style41">
      <style:paragraph-properties fo:background-color="transparent" fo:margin-top="0.000cm" fo:margin-bottom="0.000cm" fo:line-height="79.%" fo:margin-left="0.000cm" fo:margin-right="0.000cm" fo:text-indent="0.811cm" fo:text-align="justify" style:page-number="auto">
        <style:tab-stops>
          <style:tab-stop style:position="2.829cm" style:type="right"/>
        </style:tab-stops>
      </style:paragraph-properties>
      <style:text-properties/>
    </style:style>
    <style:style style:family="paragraph" style:name="P617" style:display-name="P617" style:parent-style-name="Style41">
      <style:paragraph-properties fo:background-color="transparent" fo:margin-top="0.000cm" fo:margin-bottom="0.000cm" fo:line-height="89.%" fo:margin-left="0.000cm" fo:margin-right="0.000cm" fo:text-indent="0.811cm" fo:text-align="justify" style:page-number="auto">
        <style:tab-stops>
          <style:tab-stop style:position="2.829cm" style:type="right"/>
        </style:tab-stops>
      </style:paragraph-properties>
      <style:text-properties/>
    </style:style>
    <style:style style:family="paragraph" style:name="P618" style:display-name="P618" style:parent-style-name="Style41">
      <style:paragraph-properties fo:background-color="transparent" fo:margin-top="0.000cm" fo:margin-bottom="0.282cm" fo:line-height="89.%" fo:margin-left="0.000cm" fo:margin-right="0.000cm" fo:text-indent="0.811cm" fo:text-align="justify" style:page-number="auto">
        <style:tab-stops>
          <style:tab-stop style:position="2.829cm" style:type="right"/>
        </style:tab-stops>
      </style:paragraph-properties>
      <style:text-properties/>
    </style:style>
    <style:style style:family="paragraph" style:name="P619" style:display-name="P619" style:parent-style-name="Style41">
      <style:paragraph-properties fo:padding-top="0.000cm" fo:border-top="0.05pt solid #000000" fo:background-color="transparent" fo:margin-top="0.000cm" fo:margin-bottom="0.282cm" fo:line-height="100.%" fo:margin-left="6.138cm" fo:margin-right="0.000cm" fo:text-indent="0.000cm" fo:text-align="left" style:page-number="auto"/>
      <style:text-properties/>
    </style:style>
    <style:style style:family="paragraph" style:name="P620" style:display-name="P620" style:parent-style-name="Style41">
      <style:paragraph-properties fo:background-color="transparent" fo:margin-top="0.000cm" fo:margin-bottom="0.000cm" fo:line-height="100.%" fo:margin-left="0.000cm" fo:margin-right="0.000cm" fo:text-indent="0.000cm" fo:text-align="left" style:page-number="auto"/>
      <style:text-properties/>
    </style:style>
    <style:style style:family="paragraph" style:name="P621" style:display-name="P621" style:parent-style-name="Style41">
      <style:paragraph-properties fo:background-color="transparent" fo:margin-top="0.000cm" fo:margin-bottom="0.000cm" fo:line-height="91.%" fo:margin-left="0.000cm" fo:margin-right="0.000cm" fo:text-indent="0.000cm" fo:text-align="center" style:page-number="auto">
        <style:tab-stops>
          <style:tab-stop style:position="2.142cm" style:leader-style="dotted" style:leader-text="." style:type="left"/>
          <style:tab-stop style:position="5.876cm" style:leader-style="dotted" style:leader-text="." style:type="right"/>
        </style:tab-stops>
      </style:paragraph-properties>
      <style:text-properties/>
    </style:style>
    <style:style style:family="paragraph" style:name="P622" style:display-name="P622" style:parent-style-name="Style41">
      <style:paragraph-properties fo:background-color="transparent" fo:margin-top="0.000cm" fo:margin-bottom="0.000cm" fo:line-height="91.%" fo:margin-left="0.000cm" fo:margin-right="0.000cm" fo:text-indent="0.000cm" fo:text-align="center" style:page-number="auto">
        <style:tab-stops>
          <style:tab-stop style:position="5.876cm" style:leader-style="dotted" style:leader-text="." style:type="right"/>
        </style:tab-stops>
      </style:paragraph-properties>
      <style:text-properties/>
    </style:style>
    <style:style style:family="paragraph" style:name="P623" style:display-name="P623" style:parent-style-name="Style41">
      <style:paragraph-properties fo:background-color="transparent" fo:margin-top="0.000cm" fo:margin-bottom="0.282cm" fo:line-height="93.%" fo:margin-left="2.646cm" fo:margin-right="0.000cm" fo:text-indent="0.000cm" fo:text-align="justify" style:page-number="auto">
        <style:tab-stops>
          <style:tab-stop style:position="5.459cm" style:leader-style="dotted" style:leader-text="." style:type="right"/>
        </style:tab-stops>
      </style:paragraph-properties>
      <style:text-properties/>
    </style:style>
    <style:style style:family="paragraph" style:name="P624" style:display-name="P624" style:parent-style-name="Style29">
      <style:paragraph-properties fo:background-color="transparent" fo:margin-top="0.000cm" fo:margin-bottom="0.282cm" fo:margin-left="7.161cm" fo:margin-right="0.000cm" fo:text-indent="0.000cm" fo:text-align="justify" style:page-number="auto"/>
      <style:text-properties/>
    </style:style>
    <style:style style:family="paragraph" style:name="P625" style:display-name="P625" style:parent-style-name="Style29">
      <style:paragraph-properties fo:background-color="transparent" fo:margin-top="0.000cm" fo:margin-bottom="0.282cm" fo:margin-left="0.000cm" fo:margin-right="0.000cm" fo:text-indent="0.423cm" fo:text-align="justify" style:page-number="auto"/>
      <style:text-properties/>
    </style:style>
    <style:style style:family="paragraph" style:name="P626" style:display-name="P626" style:parent-style-name="Style29">
      <style:paragraph-properties fo:background-color="transparent" fo:margin-top="0.000cm" fo:margin-bottom="0.388cm" fo:line-height="100.%" fo:margin-left="0.000cm" fo:margin-right="0.000cm" fo:text-indent="0.000cm" fo:text-align="center" style:page-number="auto"/>
      <style:text-properties/>
    </style:style>
    <style:style style:family="paragraph" style:name="P627" style:display-name="P627" style:parent-style-name="Style29">
      <style:paragraph-properties fo:background-color="transparent" fo:margin-top="0.000cm" fo:margin-bottom="0.388cm" fo:line-height="100.%" fo:margin-left="0.000cm" fo:margin-right="0.000cm" fo:text-indent="0.000cm" fo:text-align="left" style:page-number="auto"/>
      <style:text-properties/>
    </style:style>
    <style:style style:family="paragraph" style:name="P628" style:display-name="P628" style:parent-style-name="Style29">
      <style:paragraph-properties fo:background-color="transparent" fo:margin-top="0.000cm" fo:margin-bottom="0.282cm" fo:line-height="100.%" fo:margin-left="1.940cm" fo:margin-right="0.000cm" fo:text-indent="0.000cm" fo:text-align="left" style:page-number="auto"/>
      <style:text-properties/>
    </style:style>
    <style:style style:family="paragraph" style:name="P629" style:display-name="P629" style:parent-style-name="Style29">
      <style:paragraph-properties fo:background-color="transparent" fo:margin-top="0.000cm" fo:margin-bottom="0.000cm" fo:line-height="100.%" fo:margin-left="0.000cm" fo:margin-right="0.000cm" fo:text-indent="0.353cm" fo:text-align="justify" style:page-number="auto"/>
      <style:text-properties/>
    </style:style>
    <style:style style:family="paragraph" style:name="P630" style:display-name="P630" style:parent-style-name="Style29">
      <style:paragraph-properties fo:background-color="transparent" fo:margin-top="0.000cm" fo:margin-bottom="0.000cm" fo:margin-left="0.000cm" fo:margin-right="0.000cm" fo:text-indent="0.529cm" fo:text-align="justify" style:page-number="auto"/>
      <style:text-properties/>
    </style:style>
    <style:style style:family="paragraph" style:name="P631" style:display-name="P631" style:parent-style-name="Style29">
      <style:paragraph-properties fo:background-color="transparent" fo:margin-top="0.000cm" fo:margin-bottom="0.494cm" fo:margin-left="0.000cm" fo:margin-right="0.000cm" fo:text-indent="0.529cm" fo:text-align="justify" style:page-number="auto"/>
      <style:text-properties/>
    </style:style>
    <style:style style:family="paragraph" style:name="P632" style:display-name="P632" style:parent-style-name="Style15">
      <style:paragraph-properties fo:background-color="transparent" fo:margin-top="0.000cm" fo:margin-bottom="0.494cm" fo:line-height="100.%" fo:margin-left="0.000cm" fo:margin-right="0.000cm" fo:text-indent="0.000cm" fo:text-align="justify" style:page-number="auto"/>
      <style:text-properties/>
    </style:style>
    <style:style style:family="paragraph" style:name="P633" style:display-name="P633" style:parent-style-name="Style29">
      <style:paragraph-properties fo:background-color="transparent" fo:margin-top="0.000cm" fo:margin-bottom="0.000cm" fo:margin-left="0.000cm" fo:margin-right="0.000cm" fo:text-indent="0.529cm" fo:text-align="justify" style:page-number="auto"/>
      <style:text-properties/>
    </style:style>
    <style:style style:family="paragraph" style:name="P634" style:display-name="P634" style:parent-style-name="Style29">
      <style:paragraph-properties fo:background-color="transparent" fo:margin-top="0.000cm" fo:margin-bottom="0.494cm" fo:margin-left="0.000cm" fo:margin-right="0.000cm" fo:text-indent="0.529cm" fo:text-align="justify" style:page-number="auto"/>
      <style:text-properties/>
    </style:style>
    <style:style style:family="paragraph" style:name="P635" style:display-name="P635" style:parent-style-name="Style29">
      <style:paragraph-properties fo:background-color="transparent" fo:margin-top="0.000cm" fo:margin-bottom="0.000cm" fo:line-height="108.%" fo:margin-left="0.000cm" fo:margin-right="0.000cm" fo:text-indent="0.000cm" fo:text-align="justify" style:page-number="auto"/>
      <style:text-properties/>
    </style:style>
    <style:style style:family="paragraph" style:name="P637" style:display-name="P637" style:parent-style-name="Style29">
      <style:paragraph-properties fo:background-color="transparent" fo:margin-top="0.000cm" fo:margin-bottom="0.000cm" fo:line-height="108.%" fo:margin-left="0.000cm" fo:margin-right="0.000cm" fo:text-indent="0.529cm" fo:text-align="justify" style:page-number="auto"/>
      <style:text-properties/>
    </style:style>
    <style:style style:family="paragraph" style:name="P638" style:display-name="P638" style:parent-style-name="Style29">
      <style:paragraph-properties fo:background-color="transparent" fo:margin-top="0.000cm" fo:margin-bottom="0.000cm" fo:line-height="108.%" fo:margin-left="0.000cm" fo:margin-right="0.000cm" fo:text-indent="0.529cm" fo:text-align="justify" style:page-number="auto"/>
      <style:text-properties/>
    </style:style>
    <style:style style:family="paragraph" style:name="P639" style:display-name="P639" style:parent-style-name="Style29">
      <style:paragraph-properties fo:background-color="transparent" fo:margin-top="0.000cm" fo:margin-bottom="0.000cm" fo:line-height="108.%" fo:margin-left="0.000cm" fo:margin-right="0.000cm" fo:text-indent="0.529cm" fo:text-align="justify" style:page-number="auto"/>
      <style:text-properties/>
    </style:style>
    <style:style style:family="paragraph" style:name="P640" style:display-name="P640" style:parent-style-name="Style29">
      <style:paragraph-properties fo:background-color="transparent" fo:margin-top="0.000cm" fo:margin-bottom="0.000cm" fo:line-height="108.%" fo:margin-left="0.000cm" fo:margin-right="0.000cm" fo:text-indent="0.529cm" fo:text-align="justify" style:page-number="auto"/>
      <style:text-properties/>
    </style:style>
    <style:style style:family="paragraph" style:name="P641" style:display-name="P641" style:parent-style-name="Style29">
      <style:paragraph-properties fo:background-color="transparent" fo:margin-top="0.000cm" fo:margin-bottom="0.000cm" fo:line-height="108.%" fo:margin-left="0.000cm" fo:margin-right="0.000cm" fo:text-indent="0.529cm" fo:text-align="justify" style:page-number="auto"/>
      <style:text-properties/>
    </style:style>
    <style:style style:family="paragraph" style:name="P642" style:display-name="P642" style:parent-style-name="Style29">
      <style:paragraph-properties fo:background-color="transparent" fo:margin-top="0.000cm" fo:margin-bottom="0.000cm" fo:line-height="108.%" fo:margin-left="0.000cm" fo:margin-right="0.000cm" fo:text-indent="0.529cm" fo:text-align="justify" style:page-number="auto"/>
      <style:text-properties/>
    </style:style>
    <style:style style:family="paragraph" style:name="P643" style:display-name="P643" style:parent-style-name="Style29">
      <style:paragraph-properties fo:background-color="transparent" fo:margin-top="0.000cm" fo:margin-bottom="0.000cm" fo:line-height="108.%" fo:margin-left="0.000cm" fo:margin-right="0.000cm" fo:text-indent="0.529cm" fo:text-align="justify" style:page-number="auto"/>
      <style:text-properties/>
    </style:style>
    <style:style style:family="paragraph" style:name="P644" style:display-name="P644" style:parent-style-name="Style29">
      <style:paragraph-properties fo:background-color="transparent" fo:margin-top="0.000cm" fo:margin-bottom="0.000cm" fo:line-height="108.%" fo:margin-left="0.000cm" fo:margin-right="0.000cm" fo:text-indent="0.529cm" fo:text-align="justify" style:page-number="auto"/>
      <style:text-properties/>
    </style:style>
    <style:style style:family="paragraph" style:name="P645" style:display-name="P645" style:parent-style-name="Style29">
      <style:paragraph-properties fo:background-color="transparent" fo:margin-top="0.000cm" fo:margin-bottom="0.000cm" fo:line-height="108.%" fo:margin-left="0.000cm" fo:margin-right="0.000cm" fo:text-indent="0.529cm" fo:text-align="justify" style:page-number="auto"/>
      <style:text-properties/>
    </style:style>
    <style:style style:family="paragraph" style:name="P646" style:display-name="P646" style:parent-style-name="Style29">
      <style:paragraph-properties fo:background-color="transparent" fo:margin-top="0.000cm" fo:margin-bottom="0.000cm" fo:line-height="108.%" fo:margin-left="0.000cm" fo:margin-right="0.000cm" fo:text-indent="0.529cm" fo:text-align="justify" style:page-number="auto"/>
      <style:text-properties/>
    </style:style>
    <style:style style:family="paragraph" style:name="P647" style:display-name="P647" style:parent-style-name="Style29">
      <style:paragraph-properties fo:background-color="transparent" fo:margin-top="0.000cm" fo:margin-bottom="0.000cm" fo:line-height="108.%" fo:margin-left="0.000cm" fo:margin-right="0.000cm" fo:text-indent="0.459cm" fo:text-align="justify" style:page-number="auto"/>
      <style:text-properties/>
    </style:style>
    <style:style style:family="paragraph" style:name="P648" style:display-name="P648" style:parent-style-name="Style29">
      <style:paragraph-properties fo:background-color="transparent" fo:margin-top="0.000cm" fo:margin-bottom="0.000cm" fo:line-height="108.%" fo:margin-left="0.000cm" fo:margin-right="0.000cm" fo:text-indent="0.459cm" fo:text-align="justify" style:page-number="auto"/>
      <style:text-properties/>
    </style:style>
    <style:style style:family="paragraph" style:name="P649" style:display-name="P649" style:parent-style-name="Style29">
      <style:paragraph-properties fo:background-color="transparent" fo:margin-top="0.000cm" fo:margin-bottom="0.000cm" fo:line-height="108.%" fo:margin-left="0.000cm" fo:margin-right="0.000cm" fo:text-indent="0.529cm" fo:text-align="justify" style:page-number="auto"/>
      <style:text-properties/>
    </style:style>
    <style:style style:family="paragraph" style:name="P650" style:display-name="P650" style:parent-style-name="Style29">
      <style:paragraph-properties fo:background-color="transparent" fo:margin-top="0.000cm" fo:margin-bottom="0.000cm" fo:line-height="108.%" fo:margin-left="0.000cm" fo:margin-right="0.000cm" fo:text-indent="0.459cm" fo:text-align="justify" style:page-number="auto"/>
      <style:text-properties/>
    </style:style>
    <style:style style:family="paragraph" style:name="P651" style:display-name="P651" style:parent-style-name="Style29">
      <style:paragraph-properties fo:background-color="transparent" fo:margin-top="0.000cm" fo:margin-bottom="0.000cm" fo:line-height="108.%" fo:margin-left="0.000cm" fo:margin-right="0.000cm" fo:text-indent="0.670cm" fo:text-align="justify" style:page-number="auto"/>
      <style:text-properties/>
    </style:style>
    <style:style style:family="paragraph" style:name="P652" style:display-name="P652" style:parent-style-name="Style29">
      <style:paragraph-properties fo:background-color="transparent" fo:margin-top="0.000cm" fo:margin-bottom="0.000cm" fo:line-height="108.%" fo:margin-left="0.000cm" fo:margin-right="0.000cm" fo:text-indent="0.459cm" fo:text-align="justify" style:page-number="auto"/>
      <style:text-properties/>
    </style:style>
    <style:style style:family="paragraph" style:name="P653" style:display-name="P653" style:parent-style-name="Style29">
      <style:paragraph-properties fo:background-color="transparent" fo:margin-top="0.000cm" fo:margin-bottom="0.000cm" fo:line-height="108.%" fo:margin-left="0.000cm" fo:margin-right="0.000cm" fo:text-indent="0.670cm" fo:text-align="justify" style:page-number="auto"/>
      <style:text-properties/>
    </style:style>
    <style:style style:family="paragraph" style:name="P654" style:display-name="P654" style:parent-style-name="Style29">
      <style:paragraph-properties fo:background-color="transparent" fo:margin-top="0.000cm" fo:margin-bottom="0.000cm" fo:line-height="108.%" fo:margin-left="0.000cm" fo:margin-right="0.000cm" fo:text-indent="0.459cm" fo:text-align="justify" style:page-number="auto"/>
      <style:text-properties/>
    </style:style>
    <style:style style:family="paragraph" style:name="P655" style:display-name="P655" style:parent-style-name="Style29">
      <style:paragraph-properties fo:background-color="transparent" fo:margin-top="0.000cm" fo:margin-bottom="0.000cm" fo:line-height="108.%" fo:margin-left="0.000cm" fo:margin-right="0.000cm" fo:text-indent="0.670cm" fo:text-align="justify" style:page-number="auto"/>
      <style:text-properties/>
    </style:style>
    <style:style style:family="paragraph" style:name="P656" style:display-name="P656" style:parent-style-name="Style29">
      <style:paragraph-properties fo:background-color="transparent" fo:margin-top="0.000cm" fo:margin-bottom="0.000cm" fo:line-height="108.%" fo:margin-left="0.000cm" fo:margin-right="0.000cm" fo:text-indent="0.459cm" fo:text-align="justify" style:page-number="auto"/>
      <style:text-properties/>
    </style:style>
    <style:style style:family="paragraph" style:name="P657" style:display-name="P657" style:parent-style-name="Style29">
      <style:paragraph-properties fo:background-color="transparent" fo:margin-top="0.000cm" fo:margin-bottom="0.459cm" fo:line-height="108.%" fo:margin-left="0.000cm" fo:margin-right="0.000cm" fo:text-indent="0.670cm" fo:text-align="justify" style:page-number="auto"/>
      <style:text-properties/>
    </style:style>
    <style:style style:family="paragraph" style:name="P658" style:display-name="P658" style:parent-style-name="Style5">
      <style:paragraph-properties fo:background-color="transparent" fo:margin-top="0.000cm" fo:margin-bottom="0.000cm" fo:line-height="100.%" fo:margin-left="0.000cm" fo:margin-right="0.000cm" fo:text-indent="0.000cm" fo:text-align="left" style:page-number="auto">
        <style:tab-stops>
          <style:tab-stop style:position="2.447cm" style:leader-style="dotted" style:leader-text="." style:type="left"/>
          <style:tab-stop style:position="3.725cm" style:leader-style="dotted" style:leader-text="." style:type="left"/>
        </style:tab-stops>
      </style:paragraph-properties>
      <style:text-properties/>
    </style:style>
    <style:style style:family="paragraph" style:name="P659" style:display-name="P659" style:parent-style-name="Style5">
      <style:paragraph-properties fo:background-color="transparent" fo:margin-top="0.000cm" fo:margin-bottom="0.000cm" fo:line-height="100.%" fo:margin-left="0.000cm" fo:margin-right="0.000cm" fo:text-indent="0.000cm" fo:text-align="left" style:page-number="auto">
        <style:tab-stops>
          <style:tab-stop style:position="2.726cm" style:leader-style="dotted" style:leader-text="." style:type="right"/>
        </style:tab-stops>
      </style:paragraph-properties>
      <style:text-properties/>
    </style:style>
    <style:style style:family="paragraph" style:name="P660" style:display-name="P660" style:parent-style-name="Style5">
      <style:paragraph-properties fo:background-color="transparent" fo:margin-top="0.000cm" fo:margin-bottom="0.000cm" fo:line-height="100.%" fo:margin-left="0.000cm" fo:margin-right="0.000cm" fo:text-indent="0.318cm" fo:text-align="left" style:page-number="auto"/>
      <style:text-properties/>
    </style:style>
    <style:style style:family="paragraph" style:name="P661" style:display-name="P661"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662" style:display-name="P662" style:parent-style-name="Style5">
      <style:paragraph-properties fo:background-color="transparent" fo:margin-top="0.000cm" fo:margin-bottom="0.000cm" fo:line-height="100.%" fo:margin-left="0.000cm" fo:margin-right="0.000cm" fo:text-indent="0.000cm" fo:text-align="left" style:page-number="auto">
        <style:tab-stops>
          <style:tab-stop style:position="2.752cm" style:leader-style="dotted" style:leader-text="." style:type="right"/>
        </style:tab-stops>
      </style:paragraph-properties>
      <style:text-properties/>
    </style:style>
    <style:style style:family="paragraph" style:name="P663" style:display-name="P663" style:parent-style-name="Style5">
      <style:paragraph-properties fo:background-color="transparent" fo:margin-top="0.000cm" fo:margin-bottom="0.000cm" fo:line-height="100.%" fo:margin-left="0.000cm" fo:margin-right="0.000cm" fo:text-indent="0.318cm" fo:text-align="left" style:page-number="auto"/>
      <style:text-properties/>
    </style:style>
    <style:style style:family="paragraph" style:name="P664" style:display-name="P664" style:parent-style-name="Style5">
      <style:paragraph-properties fo:background-color="transparent" fo:margin-top="0.000cm" fo:margin-bottom="0.000cm" fo:line-height="100.%" fo:margin-left="0.000cm" fo:margin-right="0.000cm" fo:text-indent="0.000cm" fo:text-align="left" style:page-number="auto">
        <style:tab-stops>
          <style:tab-stop style:position="3.759cm" style:leader-style="dotted" style:leader-text="." style:type="left"/>
        </style:tab-stops>
      </style:paragraph-properties>
      <style:text-properties/>
    </style:style>
    <style:style style:family="paragraph" style:name="P665" style:display-name="P665" style:parent-style-name="Style5">
      <style:paragraph-properties fo:background-color="transparent" fo:margin-top="0.000cm" fo:margin-bottom="0.000cm" fo:line-height="100.%" fo:margin-left="0.000cm" fo:margin-right="0.000cm" fo:text-indent="0.459cm" fo:text-align="left" style:page-number="auto">
        <style:tab-stops>
          <style:tab-stop style:position="2.745cm" style:leader-style="dotted" style:leader-text="." style:type="right"/>
        </style:tab-stops>
      </style:paragraph-properties>
      <style:text-properties/>
    </style:style>
    <style:style style:family="paragraph" style:name="P666" style:display-name="P666" style:parent-style-name="Style5">
      <style:paragraph-properties fo:background-color="transparent" fo:margin-top="0.000cm" fo:margin-bottom="0.000cm" fo:line-height="100.%" fo:margin-left="0.000cm" fo:margin-right="0.000cm" fo:text-indent="0.000cm" fo:text-align="right" style:page-number="auto"/>
      <style:text-properties/>
    </style:style>
    <style:style style:family="paragraph" style:name="P667" style:display-name="P667" style:parent-style-name="Style5">
      <style:paragraph-properties fo:background-color="transparent" fo:margin-top="0.000cm" fo:margin-bottom="0.000cm" fo:line-height="100.%" fo:margin-left="0.000cm" fo:margin-right="0.000cm" fo:text-indent="1.764cm" fo:text-align="left" style:page-number="auto"/>
      <style:text-properties/>
    </style:style>
    <style:style style:family="paragraph" style:name="P668" style:display-name="P668" style:parent-style-name="Style5">
      <style:paragraph-properties fo:background-color="transparent" fo:margin-top="0.000cm" fo:margin-bottom="0.000cm" fo:line-height="100.%" fo:margin-left="0.000cm" fo:margin-right="0.000cm" fo:text-indent="0.318cm" fo:text-align="left" style:page-number="auto"/>
      <style:text-properties/>
    </style:style>
    <style:style style:family="paragraph" style:name="P669" style:display-name="P669" style:parent-style-name="Style29">
      <style:paragraph-properties fo:background-color="transparent" fo:margin-top="0.000cm" fo:margin-bottom="0.000cm" fo:margin-left="0.000cm" fo:margin-right="0.000cm" fo:text-indent="0.459cm" fo:text-align="justify" style:page-number="auto"/>
      <style:text-properties/>
    </style:style>
    <style:style style:family="paragraph" style:name="P670" style:display-name="P670" style:parent-style-name="Style29">
      <style:paragraph-properties fo:background-color="transparent" fo:margin-top="0.000cm" fo:margin-bottom="0.000cm" fo:margin-left="0.000cm" fo:margin-right="0.000cm" fo:text-indent="0.459cm" fo:text-align="justify" style:page-number="auto"/>
      <style:text-properties/>
    </style:style>
    <style:style style:family="paragraph" style:name="P671" style:display-name="P671" style:parent-style-name="Style29">
      <style:paragraph-properties fo:background-color="transparent" fo:margin-top="0.000cm" fo:margin-bottom="0.564cm" fo:margin-left="0.000cm" fo:margin-right="0.000cm" fo:text-indent="0.459cm" fo:text-align="justify" style:page-number="auto"/>
      <style:text-properties/>
    </style:style>
    <style:style style:family="paragraph" style:name="P672" style:display-name="P672" style:parent-style-name="Style15">
      <style:paragraph-properties fo:background-color="transparent" fo:margin-top="0.000cm" fo:margin-bottom="0.564cm" fo:line-height="100.%" fo:margin-left="0.000cm" fo:margin-right="0.000cm" fo:text-indent="0.000cm" fo:text-align="center" style:page-number="auto"/>
      <style:text-properties/>
    </style:style>
    <style:style style:family="paragraph" style:name="P673" style:display-name="P673" style:parent-style-name="Style29">
      <style:paragraph-properties fo:background-color="transparent" fo:margin-top="0.000cm" fo:margin-bottom="0.000cm" fo:line-height="110.%" fo:margin-left="0.000cm" fo:margin-right="0.000cm" fo:text-indent="0.459cm" fo:text-align="justify" style:page-number="auto"/>
      <style:text-properties/>
    </style:style>
    <style:style style:family="paragraph" style:name="P674" style:display-name="P674" style:parent-style-name="Style29">
      <style:paragraph-properties fo:background-color="transparent" fo:margin-top="0.000cm" fo:margin-bottom="0.000cm" fo:line-height="110.%" fo:margin-left="0.000cm" fo:margin-right="0.000cm" fo:text-indent="0.459cm" fo:text-align="justify" style:page-number="auto"/>
      <style:text-properties/>
    </style:style>
    <style:style style:family="paragraph" style:name="P675" style:display-name="P675" style:parent-style-name="Style29">
      <style:paragraph-properties fo:background-color="transparent" fo:margin-top="0.000cm" fo:margin-bottom="0.000cm" fo:line-height="110.%" fo:margin-left="0.000cm" fo:margin-right="0.000cm" fo:text-indent="0.459cm" fo:text-align="justify" style:page-number="auto"/>
      <style:text-properties/>
    </style:style>
    <style:style style:family="paragraph" style:name="P676" style:display-name="P676" style:parent-style-name="Style29">
      <style:paragraph-properties fo:background-color="transparent" fo:margin-top="0.000cm" fo:margin-bottom="0.000cm" fo:line-height="110.%" fo:margin-left="0.000cm" fo:margin-right="0.000cm" fo:text-indent="0.459cm" fo:text-align="justify" style:page-number="auto"/>
      <style:text-properties/>
    </style:style>
    <style:style style:family="paragraph" style:name="P677" style:display-name="P677" style:parent-style-name="Style29">
      <style:paragraph-properties fo:background-color="transparent" fo:margin-top="0.000cm" fo:margin-bottom="0.000cm" fo:margin-left="0.000cm" fo:margin-right="0.000cm" fo:text-indent="0.459cm" fo:text-align="justify" style:page-number="auto"/>
      <style:text-properties/>
    </style:style>
    <style:style style:family="paragraph" style:name="P678" style:display-name="P678" style:parent-style-name="Style29">
      <style:paragraph-properties fo:background-color="transparent" fo:margin-top="0.000cm" fo:margin-bottom="0.000cm" fo:margin-left="0.000cm" fo:margin-right="0.000cm" fo:text-indent="0.459cm" fo:text-align="justify" style:page-number="auto"/>
      <style:text-properties/>
    </style:style>
    <style:style style:family="paragraph" style:name="P679" style:display-name="P679" style:parent-style-name="Style29">
      <style:paragraph-properties fo:background-color="transparent" fo:margin-top="0.000cm" fo:margin-bottom="0.000cm" fo:margin-left="0.000cm" fo:margin-right="0.000cm" fo:text-indent="0.459cm" fo:text-align="justify" style:page-number="auto"/>
      <style:text-properties/>
    </style:style>
    <style:style style:family="paragraph" style:name="P680" style:display-name="P680" style:parent-style-name="Style29">
      <style:paragraph-properties fo:background-color="transparent" fo:margin-top="0.000cm" fo:margin-bottom="0.247cm" fo:margin-left="0.000cm" fo:margin-right="0.000cm" fo:text-indent="0.459cm" fo:text-align="justify" style:page-number="auto"/>
      <style:text-properties/>
    </style:style>
    <style:style style:family="paragraph" style:name="P681" style:display-name="P681" style:parent-style-name="Style29">
      <style:paragraph-properties fo:background-color="transparent" fo:margin-top="0.000cm" fo:margin-bottom="0.000cm" fo:line-height="100.%" fo:margin-left="0.000cm" fo:margin-right="0.000cm" fo:text-indent="1.517cm" fo:text-align="justify" style:page-number="auto">
        <style:tab-stops>
          <style:tab-stop style:position="3.858cm" style:leader-style="dotted" style:leader-text="." style:type="left"/>
        </style:tab-stops>
      </style:paragraph-properties>
      <style:text-properties/>
    </style:style>
    <style:style style:family="paragraph" style:name="P682" style:display-name="P682" style:parent-style-name="Style29">
      <style:paragraph-properties fo:background-color="transparent" fo:margin-top="0.000cm" fo:margin-bottom="0.000cm" fo:line-height="91.%" fo:margin-left="0.000cm" fo:margin-right="0.000cm" fo:text-indent="0.000cm" fo:text-align="center" style:page-number="auto"/>
      <style:text-properties/>
    </style:style>
    <style:style style:family="paragraph" style:name="P683" style:display-name="P683" style:parent-style-name="Style29">
      <style:paragraph-properties fo:background-color="transparent" fo:margin-top="0.000cm" fo:margin-bottom="0.000cm" fo:line-height="93.%" fo:margin-left="0.000cm" fo:margin-right="0.000cm" fo:text-indent="0.000cm" fo:text-align="center" style:page-number="auto">
        <style:tab-stops>
          <style:tab-stop style:position="1.964cm" style:type="left"/>
        </style:tab-stops>
      </style:paragraph-properties>
      <style:text-properties/>
    </style:style>
    <style:style style:family="paragraph" style:name="P684" style:display-name="P684" style:parent-style-name="Style29">
      <style:paragraph-properties fo:background-color="transparent" fo:margin-top="0.000cm" fo:margin-bottom="0.000cm" fo:line-height="93.%" fo:margin-left="0.000cm" fo:margin-right="0.000cm" fo:text-indent="0.000cm" fo:text-align="center" style:page-number="auto">
        <style:tab-stops>
          <style:tab-stop style:position="1.964cm" style:type="left"/>
          <style:tab-stop style:position="3.858cm" style:type="left"/>
        </style:tab-stops>
      </style:paragraph-properties>
      <style:text-properties/>
    </style:style>
    <style:style style:family="paragraph" style:name="P685" style:display-name="P685" style:parent-style-name="Style29">
      <style:paragraph-properties fo:background-color="transparent" fo:margin-top="0.000cm" fo:margin-bottom="0.247cm" fo:line-height="87.%" fo:margin-left="2.117cm" fo:margin-right="0.000cm" fo:text-indent="0.000cm" fo:text-align="justify" style:page-number="auto">
        <style:tab-stops>
          <style:tab-stop style:position="1.742cm" style:type="left"/>
          <style:tab-stop style:position="3.852cm" style:type="left"/>
        </style:tab-stops>
      </style:paragraph-properties>
      <style:text-properties/>
    </style:style>
    <style:style style:family="paragraph" style:name="P686" style:display-name="P686" style:parent-style-name="Style29">
      <style:paragraph-properties fo:background-color="transparent" fo:margin-top="0.000cm" fo:margin-bottom="0.247cm" fo:line-height="100.%" fo:margin-left="0.000cm" fo:margin-right="0.000cm" fo:text-indent="0.000cm" fo:text-align="justify" style:page-number="auto"/>
      <style:text-properties/>
    </style:style>
    <style:style style:family="paragraph" style:name="P687" style:display-name="P687" style:parent-style-name="Style5">
      <style:paragraph-properties fo:background-color="transparent" fo:margin-top="0.000cm" fo:margin-bottom="0.000cm" fo:line-height="100.%" fo:margin-left="0.000cm" fo:margin-right="0.000cm" fo:text-indent="0.000cm" fo:text-align="left" style:page-number="auto">
        <style:tab-stops>
          <style:tab-stop style:position="1.829cm" style:leader-style="dotted" style:leader-text="." style:type="left"/>
        </style:tab-stops>
      </style:paragraph-properties>
      <style:text-properties/>
    </style:style>
    <style:style style:family="paragraph" style:name="P688" style:display-name="P688"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689" style:display-name="P689" style:parent-style-name="Style5">
      <style:paragraph-properties fo:background-color="transparent" fo:margin-top="0.000cm" fo:margin-bottom="0.000cm" fo:line-height="100.%" fo:margin-left="0.000cm" fo:margin-right="0.000cm" fo:text-indent="0.564cm" fo:text-align="left" style:page-number="auto"/>
      <style:text-properties/>
    </style:style>
    <style:style style:family="paragraph" style:name="P690" style:display-name="P690" style:parent-style-name="Style5">
      <style:paragraph-properties fo:background-color="transparent" fo:margin-top="0.000cm" fo:margin-bottom="0.000cm" fo:line-height="100.%" fo:margin-left="0.000cm" fo:margin-right="0.000cm" fo:text-indent="0.670cm" fo:text-align="left" style:page-number="auto"/>
      <style:text-properties/>
    </style:style>
    <style:style style:family="paragraph" style:name="P691" style:display-name="P691" style:parent-style-name="Style5">
      <style:paragraph-properties fo:background-color="transparent" fo:margin-top="0.000cm" fo:margin-bottom="0.000cm" fo:line-height="100.%" fo:margin-left="0.000cm" fo:margin-right="0.000cm" fo:text-indent="0.564cm" fo:text-align="left" style:page-number="auto"/>
      <style:text-properties/>
    </style:style>
    <style:style style:family="paragraph" style:name="P692" style:display-name="P692" style:parent-style-name="Style5">
      <style:paragraph-properties fo:background-color="transparent" fo:margin-top="0.000cm" fo:margin-bottom="0.000cm" fo:line-height="100.%" fo:margin-left="0.000cm" fo:margin-right="0.000cm" fo:text-indent="0.670cm" fo:text-align="left" style:page-number="auto"/>
      <style:text-properties/>
    </style:style>
    <style:style style:family="paragraph" style:name="P693" style:display-name="P693" style:parent-style-name="Style5">
      <style:paragraph-properties fo:background-color="transparent" fo:margin-top="0.000cm" fo:margin-bottom="0.000cm" fo:line-height="100.%" fo:margin-left="0.000cm" fo:margin-right="0.000cm" fo:text-indent="0.564cm" fo:text-align="left" style:page-number="auto"/>
      <style:text-properties/>
    </style:style>
    <style:style style:family="paragraph" style:name="P694" style:display-name="P694" style:parent-style-name="Style5">
      <style:paragraph-properties fo:background-color="transparent" fo:margin-top="0.000cm" fo:margin-bottom="0.000cm" fo:line-height="100.%" fo:margin-left="0.000cm" fo:margin-right="0.000cm" fo:text-indent="0.670cm" fo:text-align="left" style:page-number="auto">
        <style:tab-stops>
          <style:tab-stop style:position="2.465cm" style:type="left"/>
        </style:tab-stops>
      </style:paragraph-properties>
      <style:text-properties/>
    </style:style>
    <style:style style:family="paragraph" style:name="P695" style:display-name="P695" style:parent-style-name="Style5">
      <style:paragraph-properties fo:background-color="transparent" fo:margin-top="0.000cm" fo:margin-bottom="0.000cm" fo:line-height="100.%" fo:margin-left="0.000cm" fo:margin-right="0.000cm" fo:text-indent="0.564cm" fo:text-align="left" style:page-number="auto"/>
      <style:text-properties/>
    </style:style>
    <style:style style:family="paragraph" style:name="P696" style:display-name="P696" style:parent-style-name="Style5">
      <style:paragraph-properties fo:background-color="transparent" fo:margin-top="0.000cm" fo:margin-bottom="0.000cm" fo:line-height="100.%" fo:margin-left="0.000cm" fo:margin-right="0.000cm" fo:text-indent="0.670cm" fo:text-align="left" style:page-number="auto"/>
      <style:text-properties/>
    </style:style>
    <style:style style:family="paragraph" style:name="P697" style:display-name="P697" style:parent-style-name="Style5">
      <style:paragraph-properties fo:background-color="transparent" fo:margin-top="0.000cm" fo:margin-bottom="0.000cm" fo:line-height="100.%" fo:margin-left="0.000cm" fo:margin-right="0.000cm" fo:text-indent="0.670cm" fo:text-align="left" style:page-number="auto">
        <style:tab-stops>
          <style:tab-stop style:position="2.448cm" style:type="left"/>
        </style:tab-stops>
      </style:paragraph-properties>
      <style:text-properties/>
    </style:style>
    <style:style style:family="paragraph" style:name="P698" style:display-name="P698" style:parent-style-name="Style29">
      <style:paragraph-properties fo:background-color="transparent" fo:margin-top="0.000cm" fo:margin-bottom="0.000cm" fo:line-height="100.%" fo:margin-left="0.000cm" fo:margin-right="0.000cm" fo:text-indent="0.353cm" fo:text-align="justify" style:page-number="auto"/>
      <style:text-properties/>
    </style:style>
    <style:style style:family="paragraph" style:name="P699" style:display-name="P699" style:parent-style-name="Style29">
      <style:paragraph-properties fo:background-color="transparent" fo:margin-top="0.000cm" fo:margin-bottom="0.000cm" fo:line-height="100.%" fo:margin-left="0.000cm" fo:margin-right="0.000cm" fo:text-indent="0.000cm" fo:text-align="left" style:page-number="auto"/>
      <style:text-properties/>
    </style:style>
    <style:style style:family="paragraph" style:name="P700" style:display-name="P700" style:parent-style-name="Style29">
      <style:paragraph-properties fo:background-color="transparent" fo:margin-top="0.000cm" fo:margin-bottom="0.388cm" fo:margin-left="0.000cm" fo:margin-right="0.000cm" fo:text-indent="0.423cm" fo:text-align="justify" style:page-number="auto"/>
      <style:text-properties/>
    </style:style>
    <style:style style:family="paragraph" style:name="P701" style:display-name="P701" style:parent-style-name="Style29">
      <style:paragraph-properties fo:background-color="transparent" fo:margin-top="0.000cm" fo:margin-bottom="0.000cm" fo:margin-left="0.000cm" fo:margin-right="0.000cm" fo:text-indent="0.000cm" fo:text-align="center" style:page-number="auto">
        <style:tab-stops>
          <style:tab-stop style:position="2.235cm" style:type="left"/>
        </style:tab-stops>
      </style:paragraph-properties>
      <style:text-properties/>
    </style:style>
    <style:style style:family="paragraph" style:name="P702" style:display-name="P702" style:parent-style-name="Style29">
      <style:paragraph-properties fo:background-color="transparent" fo:margin-top="0.000cm" fo:margin-bottom="0.000cm" fo:margin-left="0.000cm" fo:margin-right="0.000cm" fo:text-indent="0.000cm" fo:text-align="center" style:page-number="auto">
        <style:tab-stops>
          <style:tab-stop style:position="1.617cm" style:type="left"/>
        </style:tab-stops>
      </style:paragraph-properties>
      <style:text-properties/>
    </style:style>
    <style:style style:family="paragraph" style:name="P703" style:display-name="P703" style:parent-style-name="Style29">
      <style:paragraph-properties fo:background-color="transparent" fo:margin-top="0.000cm" fo:margin-bottom="0.212cm" fo:margin-left="2.187cm" fo:margin-right="0.000cm" fo:text-indent="0.000cm" fo:text-align="justify" style:page-number="auto">
        <style:tab-stops>
          <style:tab-stop style:position="1.304cm" style:type="left"/>
        </style:tab-stops>
      </style:paragraph-properties>
      <style:text-properties/>
    </style:style>
    <style:style style:family="paragraph" style:name="P704" style:display-name="P704" style:parent-style-name="Style29">
      <style:paragraph-properties fo:background-color="transparent" fo:margin-top="0.000cm" fo:margin-bottom="0.000cm" fo:margin-left="0.000cm" fo:margin-right="0.000cm" fo:text-indent="0.000cm" fo:text-align="justify" style:page-number="auto"/>
      <style:text-properties/>
    </style:style>
    <style:style style:family="paragraph" style:name="P705" style:display-name="P705" style:parent-style-name="Style29">
      <style:paragraph-properties fo:background-color="transparent" fo:margin-top="0.000cm" fo:margin-bottom="0.000cm" fo:margin-left="0.000cm" fo:margin-right="0.000cm" fo:text-indent="0.423cm" fo:text-align="justify" style:page-number="auto"/>
      <style:text-properties/>
    </style:style>
    <style:style style:family="paragraph" style:name="P706" style:display-name="P706" style:parent-style-name="Style29">
      <style:paragraph-properties fo:background-color="transparent" fo:margin-top="0.000cm" fo:margin-bottom="0.000cm" fo:margin-left="0.000cm" fo:margin-right="0.000cm" fo:text-indent="0.988cm" fo:text-align="justify" style:page-number="auto"/>
      <style:text-properties/>
    </style:style>
    <style:style style:family="paragraph" style:name="P707" style:display-name="P707" style:parent-style-name="Style29">
      <style:paragraph-properties fo:background-color="transparent" fo:margin-top="0.000cm" fo:margin-bottom="0.000cm" fo:margin-left="0.000cm" fo:margin-right="0.000cm" fo:text-indent="0.423cm" fo:text-align="justify" style:page-number="auto"/>
      <style:text-properties/>
    </style:style>
    <style:style style:family="paragraph" style:name="P708" style:display-name="P708" style:parent-style-name="Style29">
      <style:paragraph-properties fo:background-color="transparent" fo:margin-top="0.000cm" fo:margin-bottom="0.000cm" fo:margin-left="0.000cm" fo:margin-right="0.000cm" fo:text-indent="0.423cm" fo:text-align="justify" style:page-number="auto"/>
      <style:text-properties/>
    </style:style>
    <style:style style:family="paragraph" style:name="P709" style:display-name="P709" style:parent-style-name="Style29">
      <style:paragraph-properties fo:background-color="transparent" fo:margin-top="0.000cm" fo:margin-bottom="0.000cm" fo:margin-left="0.000cm" fo:margin-right="0.000cm" fo:text-indent="0.423cm" fo:text-align="justify" style:page-number="auto"/>
      <style:text-properties/>
    </style:style>
    <style:style style:family="paragraph" style:name="P710" style:display-name="P710" style:parent-style-name="Style29">
      <style:paragraph-properties fo:background-color="transparent" fo:margin-top="0.000cm" fo:margin-bottom="0.000cm" fo:margin-left="4.586cm" fo:margin-right="0.000cm" fo:text-indent="0.000cm" fo:text-align="justify" style:page-number="auto"/>
      <style:text-properties/>
    </style:style>
    <style:style style:family="paragraph" style:name="P711" style:display-name="P711" style:parent-style-name="Style29">
      <style:paragraph-properties fo:background-color="transparent" fo:margin-top="0.000cm" fo:margin-bottom="0.388cm" fo:margin-left="0.000cm" fo:margin-right="0.000cm" fo:text-indent="0.000cm" fo:text-align="justify" style:page-number="auto">
        <style:tab-stops>
          <style:tab-stop style:position="4.301cm" style:leader-style="dotted" style:leader-text="." style:type="left"/>
          <style:tab-stop style:position="7.256cm" style:type="left"/>
        </style:tab-stops>
      </style:paragraph-properties>
      <style:text-properties/>
    </style:style>
    <style:style style:family="paragraph" style:name="P712" style:display-name="P712" style:parent-style-name="Style29">
      <style:paragraph-properties fo:background-color="transparent" fo:margin-top="0.000cm" fo:margin-bottom="0.000cm" fo:line-height="108.%" fo:margin-left="0.000cm" fo:margin-right="0.000cm" fo:text-indent="0.423cm" fo:text-align="justify" style:page-number="auto"/>
      <style:text-properties/>
    </style:style>
    <style:style style:family="paragraph" style:name="P713" style:display-name="P713" style:parent-style-name="Style29">
      <style:paragraph-properties fo:background-color="transparent" fo:margin-top="0.000cm" fo:margin-bottom="0.212cm" fo:line-height="108.%" fo:margin-left="0.000cm" fo:margin-right="0.000cm" fo:text-indent="0.423cm" fo:text-align="justify" style:page-number="auto"/>
      <style:text-properties/>
    </style:style>
    <style:style style:family="paragraph" style:name="P714" style:display-name="P714" style:parent-style-name="Style29">
      <style:paragraph-properties fo:background-color="transparent" fo:margin-top="0.000cm" fo:margin-bottom="0.000cm" fo:margin-left="0.000cm" fo:margin-right="0.000cm" fo:text-indent="0.000cm" fo:text-align="center" style:page-number="auto"/>
      <style:text-properties/>
    </style:style>
    <style:style style:family="paragraph" style:name="P715" style:display-name="P715" style:parent-style-name="Style29">
      <style:paragraph-properties fo:break-after="page" fo:background-color="transparent" fo:margin-top="0.000cm" fo:margin-bottom="0.000cm" fo:margin-left="0.000cm" fo:margin-right="0.000cm" fo:text-indent="0.000cm" fo:text-align="center" style:page-number="auto"/>
      <style:text-properties/>
    </style:style>
    <style:style style:family="paragraph" style:name="P716" style:display-name="P716" style:parent-style-name="Style29">
      <style:paragraph-properties fo:background-color="transparent" fo:margin-top="0.000cm" fo:margin-bottom="0.071cm" fo:line-height="111.%" fo:margin-left="0.000cm" fo:margin-right="0.000cm" fo:text-indent="0.670cm" fo:text-align="justify" style:page-number="auto"/>
      <style:text-properties/>
    </style:style>
    <style:style style:family="paragraph" style:name="P717" style:display-name="P717" style:parent-style-name="Style29">
      <style:paragraph-properties fo:background-color="transparent" fo:margin-top="0.000cm" fo:margin-bottom="0.071cm" fo:margin-left="0.000cm" fo:margin-right="0.000cm" fo:text-indent="0.670cm" fo:text-align="justify" style:page-number="auto"/>
      <style:text-properties/>
    </style:style>
    <style:style style:family="paragraph" style:name="P718" style:display-name="P718" style:parent-style-name="Style29">
      <style:paragraph-properties fo:background-color="transparent" fo:margin-top="0.000cm" fo:margin-bottom="0.071cm" fo:line-height="108.%" fo:margin-left="0.000cm" fo:margin-right="0.000cm" fo:text-indent="0.529cm" fo:text-align="justify" style:page-number="auto"/>
      <style:text-properties/>
    </style:style>
    <style:style style:family="paragraph" style:name="P719" style:display-name="P719" style:parent-style-name="Style29">
      <style:paragraph-properties fo:background-color="transparent" fo:margin-top="0.000cm" fo:margin-bottom="0.071cm" fo:line-height="108.%" fo:margin-left="0.000cm" fo:margin-right="0.000cm" fo:text-indent="0.529cm" fo:text-align="justify" style:page-number="auto"/>
      <style:text-properties/>
    </style:style>
    <style:style style:family="paragraph" style:name="P720" style:display-name="P720" style:parent-style-name="Style29">
      <style:paragraph-properties fo:background-color="transparent" fo:margin-top="0.000cm" fo:margin-bottom="0.071cm" fo:line-height="107.%" fo:margin-left="0.000cm" fo:margin-right="0.000cm" fo:text-indent="0.423cm" fo:text-align="justify" style:page-number="auto"/>
      <style:text-properties/>
    </style:style>
    <style:style style:family="paragraph" style:name="P721" style:display-name="P721" style:parent-style-name="Style29">
      <style:paragraph-properties fo:background-color="transparent" fo:margin-top="0.000cm" fo:margin-bottom="0.459cm" fo:line-height="100.%" fo:margin-left="0.000cm" fo:margin-right="0.000cm" fo:text-indent="0.000cm" fo:text-align="center" style:page-number="auto"/>
      <style:text-properties/>
    </style:style>
    <style:style style:family="paragraph" style:name="P722" style:display-name="P722" style:parent-style-name="Style29">
      <style:paragraph-properties fo:background-color="transparent" fo:margin-top="0.000cm" fo:margin-bottom="0.388cm" fo:line-height="91.%" fo:margin-left="0.388cm" fo:margin-right="0.000cm" fo:text-indent="-0.388cm" fo:text-align="justify" style:page-number="auto"/>
      <style:text-properties/>
    </style:style>
    <style:style style:family="paragraph" style:name="P723" style:display-name="P723" style:parent-style-name="Style15">
      <style:paragraph-properties fo:background-color="transparent" fo:margin-top="0.000cm" fo:margin-bottom="0.318cm" fo:line-height="108.%" fo:margin-left="0.000cm" fo:margin-right="0.000cm" fo:text-indent="0.000cm" fo:text-align="center" style:page-number="auto"/>
      <style:text-properties/>
    </style:style>
    <style:style style:family="paragraph" style:name="P724" style:display-name="P724" style:parent-style-name="Style29">
      <style:paragraph-properties fo:background-color="transparent" fo:margin-top="0.000cm" fo:margin-bottom="0.318cm" fo:line-height="111.%" fo:margin-left="0.000cm" fo:margin-right="0.000cm" fo:text-indent="0.000cm" fo:text-align="center" style:page-number="auto"/>
      <style:text-properties/>
    </style:style>
    <style:style style:family="paragraph" style:name="P725" style:display-name="P725" style:parent-style-name="Style67">
      <style:paragraph-properties fo:keep-with-next="always" fo:keep-together="always" fo:background-color="transparent" fo:margin-top="0.000cm" fo:margin-bottom="0.318cm" fo:margin-left="0.000cm" fo:margin-right="0.000cm" fo:text-indent="0.000cm" fo:text-align="center" style:page-number="auto"/>
      <style:text-properties/>
    </style:style>
    <style:style style:family="paragraph" style:name="P726" style:display-name="P726" style:parent-style-name="Style15">
      <style:paragraph-properties fo:background-color="transparent" fo:margin-top="0.000cm" fo:margin-bottom="0.388cm" fo:line-height="115.%" fo:margin-left="2.293cm" fo:margin-right="0.000cm" fo:text-indent="-2.293cm" fo:text-align="justify" style:page-number="auto"/>
      <style:text-properties/>
    </style:style>
    <style:style style:family="paragraph" style:name="P727" style:display-name="P727" style:parent-style-name="Style29">
      <style:paragraph-properties fo:background-color="transparent" fo:margin-top="0.000cm" fo:margin-bottom="0.000cm" fo:margin-left="0.000cm" fo:margin-right="0.000cm" fo:text-indent="0.388cm" fo:text-align="justify" style:page-number="auto"/>
      <style:text-properties/>
    </style:style>
    <style:style style:family="paragraph" style:name="P728" style:display-name="P728" style:parent-style-name="Style29">
      <style:paragraph-properties fo:background-color="transparent" fo:margin-top="0.000cm" fo:margin-bottom="0.000cm" fo:margin-left="0.000cm" fo:margin-right="0.000cm" fo:text-indent="0.388cm" fo:text-align="justify" style:page-number="auto"/>
      <style:text-properties/>
    </style:style>
    <style:style style:family="paragraph" style:name="P729" style:display-name="P729" style:parent-style-name="Style29">
      <style:paragraph-properties fo:background-color="transparent" fo:margin-top="0.000cm" fo:margin-bottom="0.000cm" fo:margin-left="0.000cm" fo:margin-right="0.000cm" fo:text-indent="0.000cm" fo:text-align="justify" style:page-number="auto"/>
      <style:text-properties/>
    </style:style>
    <style:style style:family="paragraph" style:name="P730" style:display-name="P730" style:parent-style-name="Style29">
      <style:paragraph-properties fo:background-color="transparent" fo:margin-top="0.000cm" fo:margin-bottom="0.000cm" fo:margin-left="0.000cm" fo:margin-right="0.000cm" fo:text-indent="0.388cm" fo:text-align="justify" style:page-number="auto"/>
      <style:text-properties/>
    </style:style>
    <style:style style:family="paragraph" style:name="P731" style:display-name="P731" style:parent-style-name="Style29">
      <style:paragraph-properties fo:background-color="transparent" fo:margin-top="0.000cm" fo:margin-bottom="0.000cm" fo:margin-left="0.000cm" fo:margin-right="0.000cm" fo:text-indent="0.388cm" fo:text-align="justify" style:page-number="auto"/>
      <style:text-properties/>
    </style:style>
    <style:style style:family="paragraph" style:name="P732" style:display-name="P732" style:parent-style-name="Style29">
      <style:paragraph-properties fo:background-color="transparent" fo:margin-top="0.000cm" fo:margin-bottom="0.000cm" fo:margin-left="0.000cm" fo:margin-right="0.000cm" fo:text-indent="0.388cm" fo:text-align="justify" style:page-number="auto"/>
      <style:text-properties/>
    </style:style>
    <style:style style:family="paragraph" style:name="P733" style:display-name="P733" style:parent-style-name="Style29">
      <style:paragraph-properties fo:background-color="transparent" fo:margin-top="0.000cm" fo:margin-bottom="0.282cm" fo:margin-left="0.000cm" fo:margin-right="0.000cm" fo:text-indent="0.388cm" fo:text-align="justify" style:page-number="auto"/>
      <style:text-properties/>
    </style:style>
    <style:style style:family="paragraph" style:name="P734" style:display-name="P734" style:parent-style-name="Style15">
      <style:paragraph-properties fo:background-color="transparent" fo:margin-top="0.000cm" fo:margin-bottom="0.282cm" fo:line-height="100.%" fo:margin-left="0.000cm" fo:margin-right="0.353cm" fo:text-indent="0.000cm" fo:text-align="right" style:page-number="auto"/>
      <style:text-properties/>
    </style:style>
    <style:style style:family="paragraph" style:name="P735" style:display-name="P735" style:parent-style-name="Style29">
      <style:paragraph-properties fo:background-color="transparent" fo:margin-top="0.000cm" fo:margin-bottom="0.000cm" fo:line-height="100.%" fo:margin-left="0.000cm" fo:margin-right="0.000cm" fo:text-indent="1.517cm" fo:text-align="justify" style:page-number="auto">
        <style:tab-stops>
          <style:tab-stop style:position="4.480cm" style:leader-style="dotted" style:leader-text="." style:type="left"/>
        </style:tab-stops>
      </style:paragraph-properties>
      <style:text-properties/>
    </style:style>
    <style:style style:family="paragraph" style:name="P736" style:display-name="P736" style:parent-style-name="Style29">
      <style:paragraph-properties fo:background-color="transparent" fo:margin-top="0.000cm" fo:margin-bottom="0.000cm" fo:line-height="91.%" fo:margin-left="0.000cm" fo:margin-right="0.000cm" fo:text-indent="1.517cm" fo:text-align="justify" style:page-number="auto">
        <style:tab-stops>
          <style:tab-stop style:position="4.480cm" style:leader-style="dotted" style:leader-text="." style:type="left"/>
        </style:tab-stops>
      </style:paragraph-properties>
      <style:text-properties/>
    </style:style>
    <style:style style:family="paragraph" style:name="P737" style:display-name="P737" style:parent-style-name="Style41">
      <style:paragraph-properties fo:background-color="transparent" fo:margin-top="0.000cm" fo:margin-bottom="0.000cm" fo:line-height="89.%" fo:margin-left="0.000cm" fo:margin-right="0.000cm" fo:text-indent="1.517cm" fo:text-align="justify" style:page-number="auto">
        <style:tab-stops>
          <style:tab-stop style:position="3.847cm" style:type="left"/>
          <style:tab-stop style:position="5.240cm" style:leader-style="dotted" style:leader-text="." style:type="center"/>
        </style:tab-stops>
      </style:paragraph-properties>
      <style:text-properties/>
    </style:style>
    <style:style style:family="paragraph" style:name="P738" style:display-name="P738" style:parent-style-name="Style41">
      <style:paragraph-properties fo:background-color="transparent" fo:margin-top="0.000cm" fo:margin-bottom="0.000cm" fo:line-height="87.%" fo:margin-left="0.000cm" fo:margin-right="0.000cm" fo:text-indent="1.517cm" fo:text-align="justify" style:page-number="auto">
        <style:tab-stops>
          <style:tab-stop style:position="5.816cm" style:leader-style="dotted" style:leader-text="." style:type="right"/>
          <style:tab-stop style:position="6.834cm" style:type="right"/>
        </style:tab-stops>
      </style:paragraph-properties>
      <style:text-properties/>
    </style:style>
    <style:style style:family="paragraph" style:name="P739" style:display-name="P739" style:parent-style-name="Style41">
      <style:paragraph-properties fo:background-color="transparent" fo:margin-top="0.000cm" fo:margin-bottom="0.000cm" fo:line-height="89.%" fo:margin-left="0.000cm" fo:margin-right="0.000cm" fo:text-indent="1.517cm" fo:text-align="justify" style:page-number="auto">
        <style:tab-stops>
          <style:tab-stop style:position="5.240cm" style:leader-style="dotted" style:leader-text="." style:type="center"/>
          <style:tab-stop style:position="5.816cm" style:type="right"/>
        </style:tab-stops>
      </style:paragraph-properties>
      <style:text-properties/>
    </style:style>
    <style:style style:family="paragraph" style:name="P740" style:display-name="P740" style:parent-style-name="Style41">
      <style:paragraph-properties fo:background-color="transparent" fo:margin-top="0.000cm" fo:margin-bottom="0.000cm" fo:line-height="89.%" fo:margin-left="0.000cm" fo:margin-right="0.000cm" fo:text-indent="1.517cm" fo:text-align="justify" style:page-number="auto">
        <style:tab-stops>
          <style:tab-stop style:position="5.240cm" style:leader-style="dotted" style:leader-text="." style:type="center"/>
          <style:tab-stop style:position="5.819cm" style:type="right"/>
        </style:tab-stops>
      </style:paragraph-properties>
      <style:text-properties/>
    </style:style>
    <style:style style:family="paragraph" style:name="P741" style:display-name="P741" style:parent-style-name="Style41">
      <style:paragraph-properties fo:background-color="transparent" fo:margin-top="0.000cm" fo:margin-bottom="0.000cm" fo:line-height="87.%" fo:margin-left="0.000cm" fo:margin-right="0.000cm" fo:text-indent="1.517cm" fo:text-align="justify" style:page-number="auto">
        <style:tab-stops>
          <style:tab-stop style:position="5.240cm" style:leader-style="dotted" style:leader-text="." style:type="center"/>
          <style:tab-stop style:position="5.816cm" style:type="right"/>
        </style:tab-stops>
      </style:paragraph-properties>
      <style:text-properties/>
    </style:style>
    <style:style style:family="paragraph" style:name="P742" style:display-name="P742" style:parent-style-name="Style29">
      <style:paragraph-properties fo:background-color="transparent" fo:margin-top="0.000cm" fo:margin-bottom="0.282cm" fo:line-height="93.%" fo:margin-left="0.000cm" fo:margin-right="0.000cm" fo:text-indent="1.517cm" fo:text-align="justify" style:page-number="auto">
        <style:tab-stops>
          <style:tab-stop style:position="3.807cm" style:type="left"/>
        </style:tab-stops>
      </style:paragraph-properties>
      <style:text-properties/>
    </style:style>
    <style:style style:family="paragraph" style:name="P743" style:display-name="P743" style:parent-style-name="Style29">
      <style:paragraph-properties fo:background-color="transparent" fo:margin-top="0.000cm" fo:margin-bottom="0.388cm" fo:line-height="100.%" fo:margin-left="0.000cm" fo:margin-right="1.588cm" fo:text-indent="0.000cm" fo:text-align="right" style:page-number="auto"/>
      <style:text-properties/>
    </style:style>
    <style:style style:family="paragraph" style:name="P744" style:display-name="P744" style:parent-style-name="Style29">
      <style:paragraph-properties fo:background-color="transparent" fo:margin-top="0.000cm" fo:margin-bottom="0.000cm" fo:margin-left="0.000cm" fo:margin-right="0.000cm" fo:text-indent="0.388cm" fo:text-align="justify" style:page-number="auto"/>
      <style:text-properties/>
    </style:style>
    <style:style style:family="paragraph" style:name="P745" style:display-name="P745" style:parent-style-name="Style29">
      <style:paragraph-properties fo:background-color="transparent" fo:margin-top="0.000cm" fo:margin-bottom="0.282cm" fo:margin-left="0.000cm" fo:margin-right="0.000cm" fo:text-indent="0.388cm" fo:text-align="justify" style:page-number="auto"/>
      <style:text-properties/>
    </style:style>
    <style:style style:family="paragraph" style:name="P746" style:display-name="P746" style:parent-style-name="Style15">
      <style:paragraph-properties fo:background-color="transparent" fo:margin-top="0.000cm" fo:margin-bottom="0.000cm" fo:line-height="100.%" fo:margin-left="0.000cm" fo:margin-right="0.000cm" fo:text-indent="0.318cm" fo:text-align="justify" style:page-number="auto"/>
      <style:text-properties/>
    </style:style>
    <style:style style:family="paragraph" style:name="P747" style:display-name="P747" style:parent-style-name="Style41">
      <style:paragraph-properties fo:background-color="transparent" fo:margin-top="0.000cm" fo:margin-bottom="0.000cm" fo:line-height="100.%" fo:margin-left="0.000cm" fo:margin-right="0.000cm" fo:text-indent="0.000cm" fo:text-align="center" style:page-number="auto">
        <style:tab-stops>
          <style:tab-stop style:position="4.374cm" style:leader-style="dotted" style:leader-text="." style:type="right"/>
        </style:tab-stops>
      </style:paragraph-properties>
      <style:text-properties/>
    </style:style>
    <style:style style:family="paragraph" style:name="P748" style:display-name="P748" style:parent-style-name="Style41">
      <style:paragraph-properties fo:background-color="transparent" fo:margin-top="0.000cm" fo:margin-bottom="0.000cm" fo:line-height="100.%" fo:margin-left="0.000cm" fo:margin-right="0.000cm" fo:text-indent="0.000cm" fo:text-align="center" style:page-number="auto">
        <style:tab-stops>
          <style:tab-stop style:position="4.374cm" style:leader-style="dotted" style:leader-text="." style:type="right"/>
        </style:tab-stops>
      </style:paragraph-properties>
      <style:text-properties/>
    </style:style>
    <style:style style:family="paragraph" style:name="P749" style:display-name="P749" style:parent-style-name="Style41">
      <style:paragraph-properties fo:background-color="transparent" fo:margin-top="0.000cm" fo:margin-bottom="0.282cm" fo:line-height="100.%" fo:margin-left="0.000cm" fo:margin-right="0.000cm" fo:text-indent="0.000cm" fo:text-align="center" style:page-number="auto">
        <style:tab-stops>
          <style:tab-stop style:position="4.374cm" style:leader-style="dotted" style:leader-text="." style:type="right"/>
        </style:tab-stops>
      </style:paragraph-properties>
      <style:text-properties/>
    </style:style>
    <style:style style:family="paragraph" style:name="P750" style:display-name="P750" style:parent-style-name="Style29">
      <style:paragraph-properties fo:padding-top="0.000cm" fo:border-top="0.05pt solid #000000" fo:background-color="transparent" fo:margin-top="0.000cm" fo:margin-bottom="0.529cm" fo:line-height="100.%" fo:margin-left="6.562cm" fo:margin-right="0.000cm" fo:text-indent="0.000cm" fo:text-align="justify" style:page-number="auto"/>
      <style:text-properties/>
    </style:style>
    <style:style style:family="paragraph" style:name="P751" style:display-name="P751" style:parent-style-name="Style29">
      <style:paragraph-properties fo:background-color="transparent" fo:margin-top="0.000cm" fo:margin-bottom="0.000cm" fo:line-height="105.%" fo:margin-left="0.000cm" fo:margin-right="0.000cm" fo:text-indent="0.423cm" fo:text-align="justify" style:page-number="auto"/>
      <style:text-properties/>
    </style:style>
    <style:style style:family="paragraph" style:name="P752" style:display-name="P752" style:parent-style-name="Style29">
      <style:paragraph-properties fo:background-color="transparent" fo:margin-top="0.000cm" fo:margin-bottom="0.000cm" fo:line-height="105.%" fo:margin-left="0.000cm" fo:margin-right="0.000cm" fo:text-indent="0.423cm" fo:text-align="justify" style:page-number="auto"/>
      <style:text-properties/>
    </style:style>
    <style:style style:family="paragraph" style:name="P753" style:display-name="P753" style:parent-style-name="Style29">
      <style:paragraph-properties fo:background-color="transparent" fo:margin-top="0.000cm" fo:margin-bottom="0.000cm" fo:line-height="105.%" fo:margin-left="0.000cm" fo:margin-right="0.000cm" fo:text-indent="0.423cm" fo:text-align="justify" style:page-number="auto">
        <style:tab-stops>
          <style:tab-stop style:position="2.980cm" style:type="left"/>
          <style:tab-stop style:position="10.431cm" style:type="left"/>
        </style:tab-stops>
      </style:paragraph-properties>
      <style:text-properties/>
    </style:style>
    <style:style style:family="paragraph" style:name="P754" style:display-name="P754" style:parent-style-name="Style29">
      <style:paragraph-properties fo:background-color="transparent" fo:margin-top="0.000cm" fo:margin-bottom="0.000cm" fo:line-height="110.%" fo:margin-left="0.000cm" fo:margin-right="0.000cm" fo:text-indent="0.000cm" fo:text-align="justify" style:page-number="auto"/>
      <style:text-properties/>
    </style:style>
    <style:style style:family="paragraph" style:name="P755" style:display-name="P755" style:parent-style-name="Style29">
      <style:paragraph-properties fo:background-color="transparent" fo:margin-top="0.000cm" fo:margin-bottom="0.423cm" fo:line-height="110.%" fo:margin-left="0.000cm" fo:margin-right="0.000cm" fo:text-indent="0.423cm" fo:text-align="justify" style:page-number="auto"/>
      <style:text-properties/>
    </style:style>
    <style:style style:family="paragraph" style:name="P757" style:display-name="P757" style:parent-style-name="Style5">
      <style:paragraph-properties fo:background-color="transparent" fo:margin-top="0.000cm" fo:margin-bottom="0.000cm" fo:line-height="100.%" fo:margin-left="0.000cm" fo:margin-right="0.000cm" fo:text-indent="0.000cm" fo:text-align="left" style:page-number="auto">
        <style:tab-stops>
          <style:tab-stop style:position="2.151cm" style:leader-style="dotted" style:leader-text="." style:type="right"/>
          <style:tab-stop style:position="2.777cm" style:leader-style="dotted" style:leader-text="." style:type="left"/>
          <style:tab-stop style:position="2.879cm" style:leader-style="dotted" style:leader-text="." style:type="left"/>
        </style:tab-stops>
      </style:paragraph-properties>
      <style:text-properties/>
    </style:style>
    <style:style style:family="paragraph" style:name="P758" style:display-name="P758"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759" style:display-name="P759" style:parent-style-name="Style5">
      <style:paragraph-properties fo:background-color="transparent" fo:margin-top="0.000cm" fo:margin-bottom="0.000cm" fo:line-height="100.%" fo:margin-left="0.000cm" fo:margin-right="0.000cm" fo:text-indent="1.693cm" fo:text-align="left" style:page-number="auto"/>
      <style:text-properties/>
    </style:style>
    <style:style style:family="paragraph" style:name="P760" style:display-name="P760" style:parent-style-name="Style5">
      <style:paragraph-properties fo:background-color="transparent" fo:margin-top="0.000cm" fo:margin-bottom="0.000cm" fo:line-height="100.%" fo:margin-left="0.000cm" fo:margin-right="0.000cm" fo:text-indent="0.000cm" fo:text-align="left" style:page-number="auto">
        <style:tab-stops>
          <style:tab-stop style:position="3.031cm" style:leader-style="dotted" style:leader-text="." style:type="left"/>
        </style:tab-stops>
      </style:paragraph-properties>
      <style:text-properties/>
    </style:style>
    <style:style style:family="paragraph" style:name="P761" style:display-name="P761"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762" style:display-name="P762" style:parent-style-name="Style5">
      <style:paragraph-properties fo:background-color="transparent" fo:margin-top="0.000cm" fo:margin-bottom="0.000cm" fo:line-height="100.%" fo:margin-left="0.000cm" fo:margin-right="0.000cm" fo:text-indent="1.693cm" fo:text-align="left" style:page-number="auto"/>
      <style:text-properties/>
    </style:style>
    <style:style style:family="paragraph" style:name="P763" style:display-name="P763"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764" style:display-name="P764"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765" style:display-name="P765" style:parent-style-name="Style5">
      <style:paragraph-properties fo:background-color="transparent" fo:margin-top="0.000cm" fo:margin-bottom="0.000cm" fo:line-height="100.%" fo:margin-left="0.000cm" fo:margin-right="0.000cm" fo:text-indent="1.517cm" fo:text-align="left" style:page-number="auto"/>
      <style:text-properties/>
    </style:style>
    <style:style style:family="paragraph" style:name="P766" style:display-name="P766" style:parent-style-name="Style5">
      <style:paragraph-properties fo:background-color="transparent" fo:margin-top="0.000cm" fo:margin-bottom="0.000cm" fo:line-height="100.%" fo:margin-left="0.000cm" fo:margin-right="0.000cm" fo:text-indent="0.000cm" fo:text-align="left" style:page-number="auto">
        <style:tab-stops>
          <style:tab-stop style:position="3.056cm" style:leader-style="dotted" style:leader-text="." style:type="left"/>
        </style:tab-stops>
      </style:paragraph-properties>
      <style:text-properties/>
    </style:style>
    <style:style style:family="paragraph" style:name="P767" style:display-name="P767" style:parent-style-name="Style5">
      <style:paragraph-properties fo:background-color="transparent" fo:margin-top="0.000cm" fo:margin-bottom="0.000cm" fo:line-height="100.%" fo:margin-left="0.000cm" fo:margin-right="0.000cm" fo:text-indent="0.247cm" fo:text-align="left" style:page-number="auto"/>
      <style:text-properties/>
    </style:style>
    <style:style style:family="paragraph" style:name="P768" style:display-name="P768" style:parent-style-name="Style5">
      <style:paragraph-properties fo:background-color="transparent" fo:margin-top="0.000cm" fo:margin-bottom="0.000cm" fo:line-height="100.%" fo:margin-left="0.000cm" fo:margin-right="0.000cm" fo:text-indent="0.000cm" fo:text-align="left" style:page-number="auto">
        <style:tab-stops>
          <style:tab-stop style:position="2.870cm" style:leader-style="dotted" style:leader-text="." style:type="left"/>
        </style:tab-stops>
      </style:paragraph-properties>
      <style:text-properties/>
    </style:style>
    <style:style style:family="paragraph" style:name="P769" style:display-name="P769" style:parent-style-name="Style5">
      <style:paragraph-properties fo:background-color="transparent" fo:margin-top="0.000cm" fo:margin-bottom="0.000cm" fo:line-height="100.%" fo:margin-left="0.000cm" fo:margin-right="0.000cm" fo:text-indent="0.247cm" fo:text-align="left" style:page-number="auto"/>
      <style:text-properties/>
    </style:style>
    <style:style style:family="paragraph" style:name="P770" style:display-name="P770" style:parent-style-name="Style5">
      <style:paragraph-properties fo:background-color="transparent" fo:margin-top="0.000cm" fo:margin-bottom="0.000cm" fo:line-height="100.%" fo:margin-left="0.000cm" fo:margin-right="0.000cm" fo:text-indent="0.000cm" fo:text-align="left" style:page-number="auto">
        <style:tab-stops>
          <style:tab-stop style:position="3.014cm" style:leader-style="dotted" style:leader-text="." style:type="left"/>
        </style:tab-stops>
      </style:paragraph-properties>
      <style:text-properties/>
    </style:style>
    <style:style style:family="paragraph" style:name="P771" style:display-name="P771"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772" style:display-name="P772" style:parent-style-name="Style5">
      <style:paragraph-properties fo:background-color="transparent" fo:margin-top="0.000cm" fo:margin-bottom="0.000cm" fo:line-height="100.%" fo:margin-left="1.834cm" fo:margin-right="0.000cm" fo:text-indent="0.000cm" fo:text-align="left" style:page-number="auto"/>
      <style:text-properties/>
    </style:style>
    <style:style style:family="paragraph" style:name="P773" style:display-name="P773" style:parent-style-name="Style5">
      <style:paragraph-properties fo:background-color="transparent" fo:margin-top="0.000cm" fo:margin-bottom="0.000cm" fo:line-height="100.%" fo:margin-left="0.000cm" fo:margin-right="0.000cm" fo:text-indent="0.000cm" fo:text-align="left" style:page-number="auto">
        <style:tab-stops>
          <style:tab-stop style:position="2.997cm" style:leader-style="dotted" style:leader-text="." style:type="right"/>
        </style:tab-stops>
      </style:paragraph-properties>
      <style:text-properties/>
    </style:style>
    <style:style style:family="paragraph" style:name="P774" style:display-name="P774" style:parent-style-name="Style5">
      <style:paragraph-properties fo:background-color="transparent" fo:margin-top="0.000cm" fo:margin-bottom="0.000cm" fo:line-height="100.%" fo:margin-left="0.000cm" fo:margin-right="0.000cm" fo:text-indent="0.247cm" fo:text-align="left" style:page-number="auto"/>
      <style:text-properties/>
    </style:style>
    <style:style style:family="paragraph" style:name="P775" style:display-name="P775" style:parent-style-name="Style5">
      <style:paragraph-properties fo:background-color="transparent" fo:margin-top="0.000cm" fo:margin-bottom="0.000cm" fo:line-height="100.%" fo:margin-left="1.834cm" fo:margin-right="0.000cm" fo:text-indent="0.000cm" fo:text-align="left" style:page-number="auto"/>
      <style:text-properties/>
    </style:style>
    <style:style style:family="paragraph" style:name="P776" style:display-name="P776" style:parent-style-name="Style5">
      <style:paragraph-properties fo:background-color="transparent" fo:margin-top="0.000cm" fo:margin-bottom="0.000cm" fo:line-height="100.%" fo:margin-left="0.000cm" fo:margin-right="0.000cm" fo:text-indent="0.000cm" fo:text-align="left" style:page-number="auto">
        <style:tab-stops>
          <style:tab-stop style:position="3.031cm" style:leader-style="dotted" style:leader-text="." style:type="left"/>
        </style:tab-stops>
      </style:paragraph-properties>
      <style:text-properties/>
    </style:style>
    <style:style style:family="paragraph" style:name="P777" style:display-name="P777" style:parent-style-name="Style5">
      <style:paragraph-properties fo:background-color="transparent" fo:margin-top="0.000cm" fo:margin-bottom="0.000cm" fo:line-height="100.%" fo:margin-left="0.000cm" fo:margin-right="0.000cm" fo:text-indent="0.247cm" fo:text-align="left" style:page-number="auto"/>
      <style:text-properties/>
    </style:style>
    <style:style style:family="paragraph" style:name="P778" style:display-name="P778" style:parent-style-name="Style5">
      <style:paragraph-properties fo:background-color="transparent" fo:margin-top="0.000cm" fo:margin-bottom="0.000cm" fo:line-height="100.%" fo:margin-left="1.834cm" fo:margin-right="0.000cm" fo:text-indent="0.000cm" fo:text-align="left" style:page-number="auto"/>
      <style:text-properties/>
    </style:style>
    <style:style style:family="paragraph" style:name="P779" style:display-name="P779" style:parent-style-name="Style5">
      <style:paragraph-properties fo:background-color="transparent" fo:margin-top="0.000cm" fo:margin-bottom="0.000cm" fo:line-height="100.%" fo:margin-left="0.000cm" fo:margin-right="0.000cm" fo:text-indent="0.000cm" fo:text-align="left" style:page-number="auto">
        <style:tab-stops>
          <style:tab-stop style:position="3.031cm" style:leader-style="dotted" style:leader-text="." style:type="left"/>
        </style:tab-stops>
      </style:paragraph-properties>
      <style:text-properties/>
    </style:style>
    <style:style style:family="paragraph" style:name="P780" style:display-name="P780" style:parent-style-name="Style5">
      <style:paragraph-properties fo:background-color="transparent" fo:margin-top="0.000cm" fo:margin-bottom="0.000cm" fo:line-height="100.%" fo:margin-left="0.000cm" fo:margin-right="0.000cm" fo:text-indent="0.247cm" fo:text-align="left" style:page-number="auto"/>
      <style:text-properties/>
    </style:style>
    <style:style style:family="paragraph" style:name="P781" style:display-name="P781" style:parent-style-name="Style5">
      <style:paragraph-properties fo:background-color="transparent" fo:margin-top="0.000cm" fo:margin-bottom="0.000cm" fo:line-height="100.%" fo:margin-left="1.834cm" fo:margin-right="0.000cm" fo:text-indent="0.000cm" fo:text-align="left" style:page-number="auto"/>
      <style:text-properties/>
    </style:style>
    <style:style style:family="paragraph" style:name="P782" style:display-name="P782"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783" style:display-name="P783" style:parent-style-name="Style5">
      <style:paragraph-properties fo:background-color="transparent" fo:margin-top="0.000cm" fo:margin-bottom="0.000cm" fo:line-height="100.%" fo:margin-left="0.000cm" fo:margin-right="0.000cm" fo:text-indent="0.247cm" fo:text-align="left" style:page-number="auto"/>
      <style:text-properties/>
    </style:style>
    <style:style style:family="paragraph" style:name="P784" style:display-name="P784"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785" style:display-name="P785" style:parent-style-name="Style5">
      <style:paragraph-properties fo:background-color="transparent" fo:margin-top="0.000cm" fo:margin-bottom="0.000cm" fo:line-height="100.%" fo:margin-left="0.000cm" fo:margin-right="0.000cm" fo:text-indent="0.000cm" fo:text-align="left" style:page-number="auto"/>
      <style:text-properties/>
    </style:style>
    <style:style style:family="paragraph" style:name="P786" style:display-name="P786" style:parent-style-name="Style5">
      <style:paragraph-properties fo:background-color="transparent" fo:margin-top="0.000cm" fo:margin-bottom="0.000cm" fo:line-height="100.%" fo:margin-left="0.000cm" fo:margin-right="0.000cm" fo:text-indent="1.517cm" fo:text-align="justify" style:page-number="auto"/>
      <style:text-properties/>
    </style:style>
    <style:style style:family="paragraph" style:name="P787" style:display-name="P787" style:parent-style-name="Style56">
      <style:paragraph-properties fo:background-color="transparent" fo:margin-top="0.000cm" fo:margin-bottom="0.000cm" fo:line-height="100.%" fo:margin-left="0.000cm" fo:margin-right="0.000cm" fo:text-indent="0.000cm" fo:text-align="left" style:page-number="auto"/>
      <style:text-properties/>
    </style:style>
    <style:style style:family="paragraph" style:name="P788" style:display-name="P788" style:parent-style-name="Style56">
      <style:paragraph-properties fo:background-color="transparent" fo:margin-top="0.000cm" fo:margin-bottom="0.000cm" fo:line-height="100.%" fo:margin-left="0.000cm" fo:margin-right="0.000cm" fo:text-indent="0.000cm" fo:text-align="left" style:page-number="auto"/>
      <style:text-properties/>
    </style:style>
    <style:style style:family="paragraph" style:name="P789" style:display-name="P789" style:parent-style-name="Style78">
      <style:paragraph-properties fo:background-color="transparent" fo:margin-top="0.000cm" fo:margin-bottom="0.529cm" fo:line-height="100.%" fo:margin-left="0.000cm" fo:margin-right="0.000cm" fo:text-indent="0.000cm" fo:text-align="center" style:page-number="auto"/>
      <style:text-properties/>
    </style:style>
    <style:style style:family="paragraph" style:name="P790" style:display-name="P790" style:parent-style-name="Style29">
      <style:paragraph-properties fo:background-color="transparent" fo:margin-top="0.000cm" fo:margin-bottom="0.000cm" fo:margin-left="0.000cm" fo:margin-right="0.000cm" fo:text-indent="0.459cm" fo:text-align="justify" style:page-number="auto"/>
      <style:text-properties/>
    </style:style>
    <style:style style:family="paragraph" style:name="P791" style:display-name="P791" style:parent-style-name="Style29">
      <style:paragraph-properties fo:background-color="transparent" fo:margin-top="0.000cm" fo:margin-bottom="0.423cm" fo:margin-left="0.000cm" fo:margin-right="0.000cm" fo:text-indent="0.459cm" fo:text-align="justify" style:page-number="auto"/>
      <style:text-properties/>
    </style:style>
    <style:style style:family="paragraph" style:name="P792" style:display-name="P792" style:parent-style-name="Style78">
      <style:paragraph-properties fo:break-after="page" fo:background-color="transparent" fo:margin-top="0.000cm" fo:margin-bottom="0.494cm" fo:line-height="91.%" fo:margin-left="0.000cm" fo:margin-right="0.000cm" fo:text-indent="0.318cm" fo:text-align="justify" style:page-number="auto"/>
      <style:text-properties/>
    </style:style>
    <style:style style:family="paragraph" style:name="P793" style:display-name="P793" style:parent-style-name="Style29">
      <style:paragraph-properties fo:background-color="transparent" fo:margin-top="0.000cm" fo:margin-bottom="0.459cm" fo:margin-left="0.000cm" fo:margin-right="0.000cm" fo:text-indent="0.000cm" fo:text-align="justify" style:page-number="auto"/>
      <style:text-properties/>
    </style:style>
    <style:style style:family="paragraph" style:name="P794" style:display-name="P794" style:parent-style-name="Style67">
      <style:paragraph-properties fo:keep-with-next="always" fo:keep-together="always" fo:background-color="transparent" fo:margin-top="0.000cm" fo:margin-bottom="0.459cm" fo:margin-left="0.000cm" fo:margin-right="0.000cm" fo:text-indent="0.000cm" fo:text-align="center" style:page-number="auto"/>
      <style:text-properties/>
    </style:style>
    <style:style style:family="paragraph" style:name="P795" style:display-name="P795" style:parent-style-name="Style78">
      <style:paragraph-properties fo:background-color="transparent" fo:margin-top="0.000cm" fo:line-height="100.%" fo:margin-left="0.000cm" fo:margin-right="0.000cm" fo:text-indent="0.000cm" fo:text-align="center" style:page-number="auto"/>
      <style:text-properties/>
    </style:style>
    <style:style style:family="paragraph" style:name="P796" style:display-name="P796" style:parent-style-name="Style29">
      <style:paragraph-properties fo:background-color="transparent" fo:margin-top="0.000cm" fo:margin-bottom="0.000cm" fo:margin-left="0.000cm" fo:margin-right="0.000cm" fo:text-indent="0.423cm" fo:text-align="justify" style:page-number="auto"/>
      <style:text-properties/>
    </style:style>
    <style:style style:family="paragraph" style:name="P797" style:display-name="P797" style:parent-style-name="Style29">
      <style:paragraph-properties fo:background-color="transparent" fo:margin-top="0.000cm" fo:margin-bottom="0.000cm" fo:margin-left="0.000cm" fo:margin-right="0.000cm" fo:text-indent="0.423cm" fo:text-align="justify" style:page-number="auto"/>
      <style:text-properties/>
    </style:style>
    <style:style style:family="paragraph" style:name="P798" style:display-name="P798" style:parent-style-name="Style29">
      <style:paragraph-properties fo:background-color="transparent" fo:margin-top="0.000cm" fo:margin-bottom="0.459cm" fo:margin-left="0.000cm" fo:margin-right="0.000cm" fo:text-indent="0.423cm" fo:text-align="justify" style:page-number="auto"/>
      <style:text-properties/>
    </style:style>
    <style:style style:family="paragraph" style:name="P799" style:display-name="P799" style:parent-style-name="Style67">
      <style:paragraph-properties fo:keep-with-next="always" fo:keep-together="always" fo:background-color="transparent" fo:margin-top="0.000cm" fo:margin-bottom="0.459cm" fo:line-height="100.%" fo:margin-left="0.000cm" fo:margin-right="0.000cm" fo:text-indent="0.000cm" fo:text-align="center" style:page-number="auto"/>
      <style:text-properties/>
    </style:style>
    <style:style style:family="paragraph" style:name="P800" style:display-name="P800" style:parent-style-name="Style78">
      <style:paragraph-properties fo:background-color="transparent" fo:margin-top="0.000cm" fo:line-height="100.%" fo:margin-left="0.000cm" fo:margin-right="0.000cm" fo:text-indent="0.000cm" fo:text-align="center" style:page-number="auto"/>
      <style:text-properties/>
    </style:style>
    <style:style style:family="paragraph" style:name="P801" style:display-name="P801" style:parent-style-name="Style29">
      <style:paragraph-properties fo:background-color="transparent" fo:margin-top="0.000cm" fo:margin-bottom="0.459cm" fo:line-height="110.%" fo:margin-left="0.000cm" fo:margin-right="0.000cm" fo:text-indent="0.423cm" fo:text-align="justify" style:page-number="auto"/>
      <style:text-properties/>
    </style:style>
    <style:style style:family="paragraph" style:name="P802" style:display-name="P802" style:parent-style-name="Style29">
      <style:paragraph-properties fo:background-color="transparent" fo:margin-top="0.000cm" fo:margin-bottom="0.000cm" fo:margin-left="0.000cm" fo:margin-right="0.000cm" fo:text-indent="0.353cm" fo:text-align="justify" style:page-number="auto"/>
      <style:text-properties/>
    </style:style>
    <style:style style:family="paragraph" style:name="P803" style:display-name="P803" style:parent-style-name="Style29">
      <style:paragraph-properties fo:background-color="transparent" fo:margin-top="0.000cm" fo:margin-bottom="0.000cm" fo:margin-left="0.000cm" fo:margin-right="0.000cm" fo:text-indent="0.353cm" fo:text-align="justify" style:page-number="auto"/>
      <style:text-properties/>
    </style:style>
    <style:style style:family="paragraph" style:name="P804" style:display-name="P804" style:parent-style-name="Style29">
      <style:paragraph-properties fo:background-color="transparent" fo:margin-top="0.000cm" fo:margin-bottom="0.212cm" fo:margin-left="0.000cm" fo:margin-right="0.000cm" fo:text-indent="0.353cm" fo:text-align="justify" style:page-number="auto"/>
      <style:text-properties/>
    </style:style>
    <style:style style:family="paragraph" style:name="P805" style:display-name="P805" style:parent-style-name="Style78">
      <style:paragraph-properties fo:background-color="transparent" fo:margin-top="0.000cm" fo:margin-bottom="0.000cm" fo:line-height="100.%" fo:margin-left="0.000cm" fo:margin-right="0.000cm" fo:text-indent="0.353cm" fo:text-align="justify" style:page-number="auto">
        <style:tab-stops>
          <style:tab-stop style:position="0.938cm" style:type="left"/>
        </style:tab-stops>
      </style:paragraph-properties>
      <style:text-properties/>
    </style:style>
    <style:style style:family="paragraph" style:name="P806" style:display-name="P806" style:parent-style-name="Style78">
      <style:paragraph-properties fo:background-color="transparent" fo:margin-top="0.000cm" fo:margin-bottom="0.212cm" fo:line-height="100.%" fo:margin-left="0.000cm" fo:margin-right="0.000cm" fo:text-indent="0.353cm" fo:text-align="justify" style:page-number="auto">
        <style:tab-stops>
          <style:tab-stop style:position="0.899cm" style:type="left"/>
        </style:tab-stops>
      </style:paragraph-properties>
      <style:text-properties/>
    </style:style>
    <style:style style:family="paragraph" style:name="P807" style:display-name="P807">
      <style:paragraph-properties style:page-number="auto"/>
      <style:text-properties fo:font-size="5.pt" style:font-size-asian="5.pt" style:font-size-complex="5.pt"/>
    </style:style>
    <style:style style:family="paragraph" style:name="P808" style:display-name="P808">
      <style:paragraph-properties style:page-number="auto"/>
      <style:text-properties fo:font-size="5.0000000000000003e-002pt" style:font-size-asian="5.0000000000000003e-002pt" style:font-size-complex="5.0000000000000003e-002pt"/>
    </style:style>
    <style:style style:family="paragraph" style:name="P810" style:display-name="P810" style:parent-style-name="Style29">
      <style:paragraph-properties fo:background-color="transparent" fo:margin-top="0.000cm" fo:margin-bottom="0.000cm" fo:margin-left="0.000cm" fo:margin-right="0.000cm" fo:text-indent="0.000cm" fo:text-align="justify" style:page-number="auto"/>
      <style:text-properties/>
    </style:style>
    <style:style style:family="paragraph" style:name="P811" style:display-name="P811" style:parent-style-name="Style29">
      <style:paragraph-properties fo:break-after="page" fo:background-color="transparent" fo:margin-top="0.000cm" fo:margin-bottom="0.000cm" fo:margin-left="0.000cm" fo:margin-right="0.000cm" fo:text-indent="0.388cm" fo:text-align="justify" style:page-number="auto"/>
      <style:text-properties/>
    </style:style>
    <style:style style:family="paragraph" style:name="P812" style:display-name="P812" style:parent-style-name="Style29">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813" style:display-name="P813" style:parent-style-name="Style29">
      <style:paragraph-properties fo:break-after="page" fo:background-color="transparent" fo:margin-top="0.000cm" fo:margin-bottom="0.000cm" fo:line-height="100.%" fo:margin-left="0.000cm" fo:margin-right="0.000cm" fo:text-indent="0.423cm" fo:text-align="justify" style:page-number="auto"/>
      <style:text-properties/>
    </style:style>
    <style:style style:family="paragraph" style:name="P814" style:display-name="P814" style:parent-style-name="Style29">
      <style:paragraph-properties fo:background-color="transparent" fo:margin-top="0.000cm" fo:margin-bottom="0.000cm" fo:line-height="110.%" fo:margin-left="0.000cm" fo:margin-right="0.000cm" fo:text-indent="0.000cm" fo:text-align="justify" style:page-number="auto"/>
      <style:text-properties/>
    </style:style>
    <style:style style:family="paragraph" style:name="P815" style:display-name="P815" style:parent-style-name="Style29">
      <style:paragraph-properties fo:break-after="page" fo:background-color="transparent" fo:margin-top="0.000cm" fo:margin-bottom="0.000cm" fo:line-height="110.%" fo:margin-left="0.000cm" fo:margin-right="0.000cm" fo:text-indent="0.423cm" fo:text-align="justify" style:page-number="auto"/>
      <style:text-properties/>
    </style:style>
    <style:style style:family="paragraph" style:name="P816" style:display-name="P816" style:parent-style-name="Style29">
      <style:paragraph-properties fo:background-color="transparent" fo:margin-top="0.000cm" fo:margin-bottom="0.000cm" fo:line-height="110.%" fo:margin-left="0.000cm" fo:margin-right="0.000cm" fo:text-indent="0.000cm" fo:text-align="justify" style:page-number="auto"/>
      <style:text-properties/>
    </style:style>
    <style:style style:family="paragraph" style:name="P817" style:display-name="P817" style:parent-style-name="Style29">
      <style:paragraph-properties fo:break-after="page" fo:background-color="transparent" fo:margin-top="0.000cm" fo:margin-bottom="0.000cm" fo:line-height="110.%" fo:margin-left="0.000cm" fo:margin-right="0.000cm" fo:text-indent="0.459cm" fo:text-align="justify" style:page-number="auto"/>
      <style:text-properties/>
    </style:style>
    <style:style style:family="paragraph" style:name="P818" style:display-name="P818" style:parent-style-name="Style29">
      <style:paragraph-properties fo:background-color="transparent" fo:margin-top="0.000cm" fo:margin-bottom="0.000cm" fo:line-height="110.%" fo:margin-left="0.000cm" fo:margin-right="0.000cm" fo:text-indent="0.000cm" fo:text-align="justify" style:page-number="auto"/>
      <style:text-properties/>
    </style:style>
    <style:style style:family="paragraph" style:name="P819" style:display-name="P819" style:parent-style-name="Style29">
      <style:paragraph-properties fo:break-after="page" fo:background-color="transparent" fo:margin-top="0.000cm" fo:margin-bottom="0.000cm" fo:line-height="110.%" fo:margin-left="0.000cm" fo:margin-right="0.000cm" fo:text-indent="0.423cm" fo:text-align="justify" style:page-number="auto"/>
      <style:text-properties/>
    </style:style>
    <style:style style:family="paragraph" style:name="P820" style:display-name="P820" style:parent-style-name="Style29">
      <style:paragraph-properties fo:background-color="transparent" fo:margin-top="0.000cm" fo:margin-bottom="0.000cm" fo:line-height="110.%" fo:margin-left="0.000cm" fo:margin-right="0.000cm" fo:text-indent="0.000cm" fo:text-align="justify" style:page-number="auto"/>
      <style:text-properties/>
    </style:style>
    <style:style style:family="paragraph" style:name="P821" style:display-name="P821" style:parent-style-name="Style29">
      <style:paragraph-properties fo:break-after="page" fo:background-color="transparent" fo:margin-top="0.000cm" fo:margin-bottom="0.000cm" fo:line-height="110.%" fo:margin-left="0.000cm" fo:margin-right="0.000cm" fo:text-indent="0.459cm" fo:text-align="justify" style:page-number="auto"/>
      <style:text-properties/>
    </style:style>
    <style:style style:family="paragraph" style:name="P822" style:display-name="P822" style:parent-style-name="Style29">
      <style:paragraph-properties fo:background-color="transparent" fo:margin-top="0.000cm" fo:margin-bottom="0.000cm" fo:line-height="110.%" fo:margin-left="0.000cm" fo:margin-right="0.000cm" fo:text-indent="0.000cm" fo:text-align="justify" style:page-number="auto"/>
      <style:text-properties/>
    </style:style>
    <style:style style:family="paragraph" style:name="P823" style:display-name="P823" style:parent-style-name="Style29">
      <style:paragraph-properties fo:break-after="page" fo:background-color="transparent" fo:margin-top="0.000cm" fo:margin-bottom="0.000cm" fo:line-height="110.%" fo:margin-left="0.000cm" fo:margin-right="0.000cm" fo:text-indent="0.459cm" fo:text-align="justify" style:page-number="auto"/>
      <style:text-properties/>
    </style:style>
    <style:style style:family="paragraph" style:name="P824" style:display-name="P824" style:parent-style-name="Style15">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825" style:display-name="P825" style:parent-style-name="Style15">
      <style:paragraph-properties fo:break-after="page" fo:background-color="transparent" fo:margin-top="0.000cm" fo:margin-bottom="0.000cm" fo:line-height="100.%" fo:margin-left="0.000cm" fo:margin-right="0.000cm" fo:text-indent="0.318cm" fo:text-align="justify" style:page-number="auto"/>
      <style:text-properties/>
    </style:style>
    <style:style style:family="paragraph" style:name="P826" style:display-name="P826" style:parent-style-name="Style29">
      <style:paragraph-properties fo:background-color="transparent" fo:margin-top="0.000cm" fo:margin-bottom="0.000cm" fo:line-height="113.%" fo:margin-left="0.000cm" fo:margin-right="0.000cm" fo:text-indent="0.000cm" fo:text-align="justify" style:page-number="auto"/>
      <style:text-properties/>
    </style:style>
    <style:style style:family="paragraph" style:name="P827" style:display-name="P827" style:parent-style-name="Style29">
      <style:paragraph-properties fo:break-after="page" fo:background-color="transparent" fo:margin-top="0.000cm" fo:margin-bottom="0.000cm" fo:line-height="113.%" fo:margin-left="0.000cm" fo:margin-right="0.000cm" fo:text-indent="0.459cm" fo:text-align="justify" style:page-number="auto"/>
      <style:text-properties/>
    </style:style>
    <style:style style:family="paragraph" style:name="P828" style:display-name="P828" style:parent-style-name="Style29">
      <style:paragraph-properties fo:background-color="transparent" fo:margin-top="0.000cm" fo:margin-bottom="0.000cm" fo:line-height="110.%" fo:margin-left="0.000cm" fo:margin-right="0.000cm" fo:text-indent="0.000cm" fo:text-align="justify" style:page-number="auto"/>
      <style:text-properties/>
    </style:style>
    <style:style style:family="paragraph" style:name="P829" style:display-name="P829" style:parent-style-name="Style29">
      <style:paragraph-properties fo:break-after="page" fo:background-color="transparent" fo:margin-top="0.000cm" fo:margin-bottom="0.000cm" fo:line-height="110.%" fo:margin-left="0.000cm" fo:margin-right="0.000cm" fo:text-indent="0.353cm" fo:text-align="justify" style:page-number="auto"/>
      <style:text-properties/>
    </style:style>
    <style:style style:family="paragraph" style:name="P830" style:display-name="P830" style:parent-style-name="Style29">
      <style:paragraph-properties fo:background-color="transparent" fo:margin-top="0.000cm" fo:margin-bottom="0.000cm" fo:line-height="110.%" fo:margin-left="0.000cm" fo:margin-right="0.000cm" fo:text-indent="0.000cm" fo:text-align="justify" style:page-number="auto"/>
      <style:text-properties/>
    </style:style>
    <style:style style:family="paragraph" style:name="P831" style:display-name="P831" style:parent-style-name="Style29">
      <style:paragraph-properties fo:break-after="page" fo:background-color="transparent" fo:margin-top="0.000cm" fo:margin-bottom="0.000cm" fo:line-height="110.%" fo:margin-left="0.000cm" fo:margin-right="0.000cm" fo:text-indent="0.423cm" fo:text-align="justify" style:page-number="auto"/>
      <style:text-properties/>
    </style:style>
    <style:style style:family="paragraph" style:name="P832" style:display-name="P832" style:parent-style-name="Style29">
      <style:paragraph-properties fo:background-color="transparent" fo:margin-top="0.000cm" fo:margin-bottom="0.000cm" fo:line-height="112.%" fo:margin-left="0.000cm" fo:margin-right="0.000cm" fo:text-indent="0.000cm" fo:text-align="justify" style:page-number="auto"/>
      <style:text-properties/>
    </style:style>
    <style:style style:family="paragraph" style:name="P833" style:display-name="P833" style:parent-style-name="Style29">
      <style:paragraph-properties fo:break-after="page" fo:background-color="transparent" fo:margin-top="0.000cm" fo:margin-bottom="0.000cm" fo:line-height="112.%" fo:margin-left="0.000cm" fo:margin-right="0.000cm" fo:text-indent="0.423cm" fo:text-align="justify" style:page-number="auto"/>
      <style:text-properties/>
    </style:style>
    <style:style style:family="paragraph" style:name="P834" style:display-name="P834" style:parent-style-name="Style29">
      <style:paragraph-properties fo:background-color="transparent" fo:margin-top="0.000cm" fo:margin-bottom="0.388cm" fo:margin-left="0.000cm" fo:margin-right="0.000cm" fo:text-indent="0.000cm" fo:text-align="justify" style:page-number="auto"/>
      <style:text-properties/>
    </style:style>
    <style:style style:family="paragraph" style:name="P835" style:display-name="P835" style:parent-style-name="Style29">
      <style:paragraph-properties fo:break-after="page" fo:background-color="transparent" fo:margin-top="0.000cm" fo:margin-bottom="0.000cm" fo:margin-left="0.000cm" fo:margin-right="0.000cm" fo:text-indent="0.423cm" fo:text-align="justify" style:page-number="auto"/>
      <style:text-properties/>
    </style:style>
    <style:style style:family="paragraph" style:name="P836" style:display-name="P836" style:parent-style-name="Style29">
      <style:paragraph-properties fo:background-color="transparent" fo:margin-top="0.000cm" fo:margin-bottom="0.600cm" fo:line-height="112.%" fo:margin-left="0.000cm" fo:margin-right="0.000cm" fo:text-indent="0.000cm" fo:text-align="justify" style:page-number="auto"/>
      <style:text-properties/>
    </style:style>
    <style:style style:family="paragraph" style:name="P837" style:display-name="P837" style:parent-style-name="Style29">
      <style:paragraph-properties fo:break-after="page" fo:background-color="transparent" fo:margin-top="0.000cm" fo:margin-bottom="0.000cm" fo:line-height="112.%" fo:margin-left="0.000cm" fo:margin-right="0.000cm" fo:text-indent="0.423cm" fo:text-align="justify" style:page-number="auto"/>
      <style:text-properties/>
    </style:style>
    <style:style style:family="paragraph" style:name="P838" style:display-name="P838" style:parent-style-name="Style29">
      <style:paragraph-properties fo:background-color="transparent" fo:margin-top="0.000cm" fo:margin-bottom="0.000cm" fo:line-height="100.%" fo:margin-left="0.000cm" fo:margin-right="0.000cm" fo:text-indent="0.000cm" fo:text-align="justify" style:page-number="auto"/>
      <style:text-properties/>
    </style:style>
    <style:style style:family="paragraph" style:name="P839" style:display-name="P839" style:parent-style-name="Style29">
      <style:paragraph-properties fo:break-after="page" fo:background-color="transparent" fo:margin-top="0.000cm" fo:margin-bottom="0.000cm" fo:line-height="100.%" fo:margin-left="0.000cm" fo:margin-right="0.000cm" fo:text-indent="0.353cm" fo:text-align="justify" style:page-number="auto"/>
      <style:text-properties/>
    </style:style>
    <style:style style:family="paragraph" style:name="P840" style:display-name="P840" style:parent-style-name="Style29">
      <style:paragraph-properties fo:background-color="transparent" fo:margin-top="0.000cm" fo:margin-bottom="0.459cm" fo:line-height="108.%" fo:margin-left="0.000cm" fo:margin-right="0.000cm" fo:text-indent="0.000cm" fo:text-align="justify" style:page-number="auto"/>
      <style:text-properties/>
    </style:style>
    <style:style style:family="paragraph" style:name="P841" style:display-name="P841" style:parent-style-name="Style29">
      <style:paragraph-properties fo:break-after="page" fo:background-color="transparent" fo:margin-top="0.000cm" fo:margin-bottom="0.000cm" fo:line-height="108.%" fo:margin-left="0.000cm" fo:margin-right="0.000cm" fo:text-indent="0.670cm" fo:text-align="justify" style:page-number="auto"/>
      <style:text-properties/>
    </style:style>
    <style:style style:family="paragraph" style:name="P842" style:display-name="P842" style:parent-style-name="Style29">
      <style:paragraph-properties fo:background-color="transparent" fo:margin-top="0.000cm" fo:margin-bottom="0.000cm" fo:line-height="100.%" fo:margin-left="0.000cm" fo:margin-right="0.000cm" fo:text-indent="0.000cm" fo:text-align="left" style:page-number="auto"/>
      <style:text-properties/>
    </style:style>
    <style:style style:family="paragraph" style:name="P843" style:display-name="P843" style:parent-style-name="Style29">
      <style:paragraph-properties fo:break-after="page" fo:background-color="transparent" fo:margin-top="0.000cm" fo:margin-bottom="0.000cm" fo:line-height="100.%" fo:margin-left="0.000cm" fo:margin-right="0.000cm" fo:text-indent="0.000cm" fo:text-align="left" style:page-number="auto"/>
      <style:text-properties/>
    </style:style>
    <style:style style:family="paragraph" style:name="P844" style:display-name="P844" style:parent-style-name="Style29">
      <style:paragraph-properties fo:background-color="transparent" fo:margin-top="0.000cm" fo:margin-bottom="0.000cm" fo:margin-left="0.000cm" fo:margin-right="0.000cm" fo:text-indent="0.000cm" fo:text-align="justify" style:page-number="auto"/>
      <style:text-properties/>
    </style:style>
    <style:style style:family="paragraph" style:name="P845" style:display-name="P845" style:parent-style-name="Style29">
      <style:paragraph-properties fo:break-after="page" fo:background-color="transparent" fo:margin-top="0.000cm" fo:margin-bottom="0.000cm" fo:margin-left="0.000cm" fo:margin-right="0.000cm" fo:text-indent="0.388cm" fo:text-align="justify" style:page-number="auto"/>
      <style:text-properties/>
    </style:style>
    <style:style style:family="paragraph" style:name="P846" style:display-name="P846" style:parent-style-name="Style29">
      <style:paragraph-properties fo:background-color="transparent" fo:margin-top="0.000cm" fo:margin-bottom="0.423cm" fo:line-height="110.%" fo:margin-left="0.000cm" fo:margin-right="0.000cm" fo:text-indent="0.000cm" fo:text-align="justify" style:page-number="auto"/>
      <style:text-properties/>
    </style:style>
    <style:style style:family="paragraph" style:name="P847" style:display-name="P847" style:parent-style-name="Style29">
      <style:paragraph-properties fo:break-after="page" fo:background-color="transparent" fo:margin-top="0.000cm" fo:margin-bottom="0.000cm" fo:line-height="110.%" fo:margin-left="0.000cm" fo:margin-right="0.000cm" fo:text-indent="0.423cm" fo:text-align="justify" style:page-number="auto"/>
      <style:text-properties/>
    </style:style>
    <style:style style:family="paragraph" style:name="P848" style:display-name="P848" style:parent-style-name="Style5" style:master-page-name="PageStyle0">
      <style:paragraph-properties fo:background-color="transparent" fo:margin-top="0.000cm" fo:margin-bottom="2.399cm" fo:line-height="100.%" fo:margin-left="0.000cm" fo:margin-right="0.000cm" fo:text-indent="0.000cm" fo:text-align="center" style:page-number="1"/>
      <style:text-properties/>
    </style:style>
    <style:style style:family="paragraph" style:name="P849" style:display-name="P849" style:parent-style-name="Style5" style:master-page-name="PageStyle1">
      <style:paragraph-properties fo:background-color="transparent" fo:margin-top="0.000cm" fo:margin-bottom="0.000cm" fo:line-height="100.%" fo:margin-left="0.000cm" fo:margin-right="0.000cm" fo:text-indent="0.000cm" fo:text-align="left" style:page-number="3"/>
      <style:text-properties/>
    </style:style>
    <style:style style:family="paragraph" style:name="P850" style:display-name="P850" style:parent-style-name="Style5" style:master-page-name="PageStyle2">
      <style:paragraph-properties fo:background-color="transparent" fo:margin-top="0.000cm" fo:margin-bottom="1.164cm" fo:line-height="100.%" fo:margin-left="0.000cm" fo:margin-right="0.000cm" fo:text-indent="0.000cm" fo:text-align="center" style:page-number="5"/>
      <style:text-properties/>
    </style:style>
    <style:style style:family="paragraph" style:name="P851" style:display-name="P851" style:parent-style-name="Style5" style:master-page-name="PageStyle3">
      <style:paragraph-properties fo:background-color="transparent" fo:margin-top="0.212cm" fo:margin-bottom="0.212cm" fo:line-height="100.%" fo:margin-left="0.000cm" fo:margin-right="0.000cm" fo:text-indent="0.000cm" fo:text-align="center" style:page-number="7"/>
      <style:text-properties/>
    </style:style>
    <style:style style:family="paragraph" style:name="P852" style:display-name="P852" style:parent-style-name="Style29" style:master-page-name="PageStyle4">
      <style:paragraph-properties fo:background-color="transparent" fo:margin-top="0.000cm" fo:margin-bottom="0.000cm" fo:margin-left="0.000cm" fo:margin-right="0.000cm" fo:text-indent="0.000cm" fo:text-align="justify" style:page-number="6"/>
      <style:text-properties/>
    </style:style>
    <style:style style:family="paragraph" style:name="P853" style:display-name="P853" style:parent-style-name="Style29" style:master-page-name="PageStyle5">
      <style:paragraph-properties fo:background-color="transparent" fo:margin-top="0.000cm" fo:margin-bottom="0.282cm" fo:line-height="110.%" fo:margin-left="0.000cm" fo:margin-right="0.000cm" fo:text-indent="0.459cm" fo:text-align="justify" style:page-number="11"/>
      <style:text-properties/>
    </style:style>
    <style:style style:family="paragraph" style:name="P854" style:display-name="P854" style:parent-style-name="Style29" style:master-page-name="PageStyle6">
      <style:paragraph-properties fo:background-color="transparent" fo:margin-top="0.000cm" fo:margin-bottom="0.000cm" fo:line-height="100.%" fo:margin-left="0.000cm" fo:margin-right="0.000cm" fo:text-indent="0.000cm" fo:text-align="justify" style:page-number="10"/>
      <style:text-properties/>
    </style:style>
    <style:style style:family="paragraph" style:name="P855" style:display-name="P855" style:parent-style-name="Style29" style:master-page-name="PageStyle7">
      <style:paragraph-properties fo:background-color="transparent" fo:margin-top="0.000cm" fo:margin-bottom="0.000cm" fo:line-height="100.%" fo:margin-left="0.000cm" fo:margin-right="0.000cm" fo:text-indent="0.000cm" fo:text-align="left" style:page-number="13"/>
      <style:text-properties/>
    </style:style>
    <style:style style:family="paragraph" style:name="P856" style:display-name="P856" style:parent-style-name="Style29" style:master-page-name="PageStyle8">
      <style:paragraph-properties fo:background-color="transparent" fo:margin-top="0.000cm" fo:margin-bottom="0.282cm" fo:line-height="100.%" fo:margin-left="0.000cm" fo:margin-right="0.000cm" fo:text-indent="0.635cm" fo:text-align="justify" style:page-number="12"/>
      <style:text-properties/>
    </style:style>
    <style:style style:family="paragraph" style:name="P857" style:display-name="P857" style:parent-style-name="Style29" style:master-page-name="PageStyle9">
      <style:paragraph-properties fo:background-color="transparent" fo:margin-top="0.000cm" fo:margin-bottom="0.459cm" fo:line-height="115.%" fo:margin-left="0.000cm" fo:margin-right="0.000cm" fo:text-indent="0.000cm" fo:text-align="justify" style:page-number="auto"/>
      <style:text-properties/>
    </style:style>
    <style:style style:family="paragraph" style:name="P858" style:display-name="P858" style:parent-style-name="Style29" style:master-page-name="PageStyle10">
      <style:paragraph-properties fo:background-color="transparent" fo:margin-top="0.000cm" fo:margin-bottom="0.000cm" fo:line-height="110.%" fo:margin-left="0.000cm" fo:margin-right="0.000cm" fo:text-indent="0.000cm" fo:text-align="justify" style:page-number="17"/>
      <style:text-properties/>
    </style:style>
    <style:style style:family="paragraph" style:name="P859" style:display-name="P859" style:parent-style-name="Style29" style:master-page-name="PageStyle11">
      <style:paragraph-properties fo:background-color="transparent" fo:margin-top="0.000cm" fo:margin-bottom="0.000cm" fo:line-height="110.%" fo:margin-left="0.000cm" fo:margin-right="0.000cm" fo:text-indent="0.000cm" fo:text-align="justify" style:page-number="16"/>
      <style:text-properties/>
    </style:style>
    <style:style style:family="paragraph" style:name="P860" style:display-name="P860" style:parent-style-name="Style29" style:master-page-name="PageStyle13">
      <style:paragraph-properties fo:background-color="transparent" fo:margin-top="0.000cm" fo:margin-bottom="0.000cm" fo:line-height="110.%" fo:margin-left="0.000cm" fo:margin-right="0.000cm" fo:text-indent="0.000cm" fo:text-align="justify" style:page-number="auto"/>
      <style:text-properties/>
    </style:style>
    <style:style style:family="paragraph" style:name="P861" style:display-name="P861" style:parent-style-name="Style29" style:master-page-name="PageStyle14">
      <style:paragraph-properties fo:background-color="transparent" fo:margin-top="0.000cm" fo:margin-bottom="0.529cm" fo:line-height="111.%" fo:margin-left="0.000cm" fo:margin-right="0.000cm" fo:text-indent="0.000cm" fo:text-align="justify" style:page-number="25"/>
      <style:text-properties/>
    </style:style>
    <style:style style:family="paragraph" style:name="P862" style:display-name="P862" style:parent-style-name="Style29" style:master-page-name="PageStyle15">
      <style:paragraph-properties fo:background-color="transparent" fo:margin-top="0.000cm" fo:margin-bottom="0.388cm" fo:line-height="111.%" fo:margin-left="0.000cm" fo:margin-right="0.000cm" fo:text-indent="0.529cm" fo:text-align="justify" style:page-number="24"/>
      <style:text-properties/>
    </style:style>
    <style:style style:family="paragraph" style:name="P863" style:display-name="P863" style:parent-style-name="Style29" style:master-page-name="PageStyle16">
      <style:paragraph-properties fo:background-color="transparent" fo:margin-top="0.000cm" fo:margin-bottom="0.000cm" fo:line-height="110.%" fo:margin-left="0.000cm" fo:margin-right="0.000cm" fo:text-indent="0.000cm" fo:text-align="justify" style:page-number="auto"/>
      <style:text-properties/>
    </style:style>
    <style:style style:family="paragraph" style:name="P864" style:display-name="P864" style:parent-style-name="Style67" style:master-page-name="PageStyle17">
      <style:paragraph-properties fo:keep-with-next="always" fo:keep-together="always" fo:background-color="transparent" fo:margin-top="0.000cm" fo:margin-bottom="0.494cm" fo:margin-left="0.000cm" fo:margin-right="0.000cm" fo:text-indent="0.000cm" fo:text-align="center" style:page-number="auto"/>
      <style:text-properties/>
    </style:style>
    <style:style style:family="paragraph" style:name="P865" style:display-name="P865" style:parent-style-name="Style29" style:master-page-name="PageStyle19">
      <style:paragraph-properties fo:background-color="transparent" fo:margin-top="0.000cm" fo:margin-bottom="0.000cm" fo:line-height="110.%" fo:margin-left="0.000cm" fo:margin-right="0.000cm" fo:text-indent="0.000cm" fo:text-align="justify" style:page-number="auto"/>
      <style:text-properties/>
    </style:style>
    <style:style style:family="paragraph" style:name="P866" style:display-name="P866" style:parent-style-name="Style29" style:master-page-name="PageStyle21">
      <style:paragraph-properties fo:background-color="transparent" fo:margin-top="0.000cm" fo:margin-bottom="0.000cm" fo:line-height="108.%" fo:margin-left="0.000cm" fo:margin-right="0.000cm" fo:text-indent="0.000cm" fo:text-align="justify" style:page-number="auto"/>
      <style:text-properties/>
    </style:style>
    <style:style style:family="paragraph" style:name="P867" style:display-name="P867" style:parent-style-name="Style29" style:master-page-name="PageStyle22">
      <style:paragraph-properties fo:background-color="transparent" fo:margin-top="0.000cm" fo:margin-bottom="0.000cm" fo:line-height="110.%" fo:margin-left="0.000cm" fo:margin-right="0.000cm" fo:text-indent="0.000cm" fo:text-align="justify" style:page-number="35"/>
      <style:text-properties/>
    </style:style>
    <style:style style:family="paragraph" style:name="P868" style:display-name="P868" style:parent-style-name="Style29" style:master-page-name="PageStyle23">
      <style:paragraph-properties fo:background-color="transparent" fo:margin-top="0.000cm" fo:margin-bottom="0.459cm" fo:line-height="100.%" fo:margin-left="0.000cm" fo:margin-right="0.000cm" fo:text-indent="0.000cm" fo:text-align="center" style:page-number="auto"/>
      <style:text-properties/>
    </style:style>
    <style:style style:family="paragraph" style:name="P869" style:display-name="P869" style:parent-style-name="Style15" style:master-page-name="PageStyle24">
      <style:paragraph-properties fo:background-color="transparent" fo:margin-top="0.000cm" fo:margin-bottom="0.000cm" fo:line-height="100.%" fo:margin-left="0.000cm" fo:margin-right="0.000cm" fo:text-indent="0.000cm" fo:text-align="justify" style:page-number="38"/>
      <style:text-properties/>
    </style:style>
    <style:style style:family="paragraph" style:name="P870" style:display-name="P870" style:parent-style-name="Style29" style:master-page-name="PageStyle25">
      <style:paragraph-properties fo:background-color="transparent" fo:margin-top="0.000cm" fo:margin-bottom="0.000cm" fo:margin-left="0.000cm" fo:margin-right="0.000cm" fo:text-indent="0.353cm" fo:text-align="justify" style:page-number="auto"/>
      <style:text-properties/>
    </style:style>
    <style:style style:name="Table1" style:family="table">
      <style:table-properties style:writing-mode="lr-tb" style:width="7.518cm" table:align="center"/>
    </style:style>
    <style:style style:name="Table1.C1" style:family="table-column">
      <style:table-column-properties style:column-width="3.877cm"/>
    </style:style>
    <style:style style:name="Table1.C2" style:family="table-column">
      <style:table-column-properties style:column-width="2.464cm"/>
    </style:style>
    <style:style style:name="Table1.C3" style:family="table-column">
      <style:table-column-properties style:column-width="1.177cm"/>
    </style:style>
    <style:style style:name="Table1.R1" style:family="table-row">
      <style:table-row-properties style:row-height="0.296cm"/>
    </style:style>
    <style:style style:name="Table1.R2" style:family="table-row">
      <style:table-row-properties style:row-height="0.372cm"/>
    </style:style>
    <style:style style:name="Table1.R3" style:family="table-row">
      <style:table-row-properties style:row-height="0.457cm"/>
    </style:style>
    <style:style style:name="Table1.R4" style:family="table-row">
      <style:table-row-properties style:row-height="0.356cm"/>
    </style:style>
    <style:style style:name="Table1.R5" style:family="table-row">
      <style:table-row-properties style:row-height="0.390cm"/>
    </style:style>
    <style:style style:name="Table1.R6" style:family="table-row">
      <style:table-row-properties style:row-height="0.356cm"/>
    </style:style>
    <style:style style:name="Table1.Cell1" style:family="table-cell">
      <style:table-cell-properties fo:background-color="#CAC3B4"/>
    </style:style>
    <style:style style:name="Table1.Cell2" style:family="table-cell">
      <style:table-cell-properties fo:background-color="#CAC3B4"/>
    </style:style>
    <style:style style:name="Table1.Cell3" style:family="table-cell">
      <style:table-cell-properties fo:background-color="#CAC3B4"/>
    </style:style>
    <style:style style:name="Table1.Cell4" style:family="table-cell">
      <style:table-cell-properties fo:background-color="#CAC3B4" fo:border-top="0.004cm solid #000000"/>
    </style:style>
    <style:style style:name="Table1.Cell5" style:family="table-cell">
      <style:table-cell-properties fo:background-color="#CAC3B4" fo:border-top="0.004cm solid #000000"/>
    </style:style>
    <style:style style:name="Table1.Cell6" style:family="table-cell">
      <style:table-cell-properties fo:background-color="#CAC3B4"/>
    </style:style>
    <style:style style:name="Table1.Cell7" style:family="table-cell">
      <style:table-cell-properties fo:background-color="#CAC3B4" fo:border-top="0.004cm solid #000000"/>
    </style:style>
    <style:style style:name="Table1.Cell8" style:family="table-cell">
      <style:table-cell-properties fo:background-color="#CAC3B4" fo:border-top="0.004cm solid #000000"/>
    </style:style>
    <style:style style:name="Table1.Cell9" style:family="table-cell">
      <style:table-cell-properties fo:background-color="#CAC3B4"/>
    </style:style>
    <style:style style:name="Table1.Cell10" style:family="table-cell">
      <style:table-cell-properties fo:background-color="#CAC3B4" fo:border-top="0.004cm solid #000000"/>
    </style:style>
    <style:style style:name="Table1.Cell11" style:family="table-cell">
      <style:table-cell-properties fo:background-color="#CAC3B4" fo:border-top="0.004cm solid #000000"/>
    </style:style>
    <style:style style:name="Table1.Cell12" style:family="table-cell">
      <style:table-cell-properties fo:background-color="#CAC3B4"/>
    </style:style>
    <style:style style:name="Table1.Cell13" style:family="table-cell">
      <style:table-cell-properties fo:background-color="#CAC3B4" fo:border-top="0.004cm solid #000000"/>
    </style:style>
    <style:style style:name="Table1.Cell14" style:family="table-cell">
      <style:table-cell-properties fo:background-color="#CAC3B4" fo:border-top="0.004cm solid #000000"/>
    </style:style>
    <style:style style:name="Table1.Cell15" style:family="table-cell">
      <style:table-cell-properties fo:background-color="#CAC3B4"/>
    </style:style>
    <style:style style:name="Table1.Cell16" style:family="table-cell">
      <style:table-cell-properties fo:background-color="#CAC3B4" fo:border-top="0.004cm solid #000000" fo:border-bottom="0.004cm solid #000000"/>
    </style:style>
    <style:style style:name="Table1.Cell17" style:family="table-cell">
      <style:table-cell-properties fo:background-color="#CAC3B4" fo:border-top="0.004cm solid #000000" fo:border-bottom="0.004cm solid #000000"/>
    </style:style>
    <style:style style:name="Table1.Cell18" style:family="table-cell">
      <style:table-cell-properties fo:background-color="#CAC3B4"/>
    </style:style>
    <style:style style:name="Table2" style:family="table">
      <style:table-properties fo:break-after="page" style:writing-mode="lr-tb" style:width="9.804cm" table:align="center"/>
    </style:style>
    <style:style style:name="Table2.C1" style:family="table-column">
      <style:table-column-properties style:column-width="2.464cm"/>
    </style:style>
    <style:style style:name="Table2.C2" style:family="table-column">
      <style:table-column-properties style:column-width="1.887cm"/>
    </style:style>
    <style:style style:name="Table2.C3" style:family="table-column">
      <style:table-column-properties style:column-width="2.117cm"/>
    </style:style>
    <style:style style:name="Table2.C4" style:family="table-column">
      <style:table-column-properties style:column-width="3.336cm"/>
    </style:style>
    <style:style style:name="Table2.R1" style:family="table-row">
      <style:table-row-properties style:row-height="0.483cm"/>
    </style:style>
    <style:style style:name="Table2.R2" style:family="table-row">
      <style:table-row-properties style:row-height="0.474cm"/>
    </style:style>
    <style:style style:name="Table2.R3" style:family="table-row">
      <style:table-row-properties style:row-height="0.399cm"/>
    </style:style>
    <style:style style:name="Table2.R4" style:family="table-row">
      <style:table-row-properties style:row-height="0.347cm"/>
    </style:style>
    <style:style style:name="Table2.R5" style:family="table-row">
      <style:table-row-properties style:row-height="0.372cm"/>
    </style:style>
    <style:style style:name="Table2.R6" style:family="table-row">
      <style:table-row-properties style:row-height="0.363cm"/>
    </style:style>
    <style:style style:name="Table2.R7" style:family="table-row">
      <style:table-row-properties style:row-height="0.372cm"/>
    </style:style>
    <style:style style:name="Table2.R8" style:family="table-row">
      <style:table-row-properties style:row-height="0.372cm"/>
    </style:style>
    <style:style style:name="Table2.R9" style:family="table-row">
      <style:table-row-properties style:row-height="0.372cm"/>
    </style:style>
    <style:style style:name="Table2.R10" style:family="table-row">
      <style:table-row-properties style:row-height="0.296cm"/>
    </style:style>
    <style:style style:name="Table2.R11" style:family="table-row">
      <style:table-row-properties style:row-height="0.526cm"/>
    </style:style>
    <style:style style:name="Table2.R12" style:family="table-row">
      <style:table-row-properties style:row-height="0.288cm"/>
    </style:style>
    <style:style style:name="Table2.R13" style:family="table-row">
      <style:table-row-properties style:row-height="0.423cm"/>
    </style:style>
    <style:style style:name="Table2.Cell1" style:family="table-cell">
      <style:table-cell-properties fo:background-color="#CAC3B4" style:vertical-align="top"/>
    </style:style>
    <style:style style:name="Table2.Cell2" style:family="table-cell">
      <style:table-cell-properties fo:background-color="#CAC3B4" style:vertical-align="top"/>
    </style:style>
    <style:style style:name="Table2.Cell3" style:family="table-cell">
      <style:table-cell-properties fo:background-color="#CAC3B4" style:vertical-align="top"/>
    </style:style>
    <style:style style:name="Table2.Cell4" style:family="table-cell">
      <style:table-cell-properties fo:background-color="#CAC3B4"/>
    </style:style>
    <style:style style:name="Table2.Cell5" style:family="table-cell">
      <style:table-cell-properties fo:background-color="#CAC3B4"/>
    </style:style>
    <style:style style:name="Table2.Cell6" style:family="table-cell">
      <style:table-cell-properties fo:background-color="#CAC3B4" fo:border-top="0.004cm solid #000000"/>
    </style:style>
    <style:style style:name="Table2.Cell7" style:family="table-cell">
      <style:table-cell-properties fo:background-color="#CAC3B4" fo:border-top="0.004cm solid #000000"/>
    </style:style>
    <style:style style:name="Table2.Cell8" style:family="table-cell">
      <style:table-cell-properties fo:background-color="#CAC3B4" fo:border-top="0.004cm solid #000000"/>
    </style:style>
    <style:style style:name="Table2.Cell9" style:family="table-cell">
      <style:table-cell-properties fo:background-color="#CAC3B4" fo:border-top="0.004cm solid #000000"/>
    </style:style>
    <style:style style:name="Table2.Cell10" style:family="table-cell">
      <style:table-cell-properties fo:background-color="#CAC3B4" style:vertical-align="top"/>
    </style:style>
    <style:style style:name="Table2.Cell11" style:family="table-cell">
      <style:table-cell-properties fo:background-color="#CAC3B4"/>
    </style:style>
    <style:style style:name="Table2.Cell12" style:family="table-cell">
      <style:table-cell-properties fo:background-color="#CAC3B4" style:vertical-align="top"/>
    </style:style>
    <style:style style:name="Table2.Cell13" style:family="table-cell">
      <style:table-cell-properties fo:background-color="#CAC3B4" style:vertical-align="top"/>
    </style:style>
    <style:style style:name="Table2.Cell14" style:family="table-cell">
      <style:table-cell-properties fo:background-color="#CAC3B4" style:vertical-align="top"/>
    </style:style>
    <style:style style:name="Table2.Cell15" style:family="table-cell">
      <style:table-cell-properties fo:background-color="#CAC3B4" style:vertical-align="top"/>
    </style:style>
    <style:style style:name="Table2.Cell16" style:family="table-cell">
      <style:table-cell-properties fo:background-color="#CAC3B4" fo:border-top="0.004cm solid #000000"/>
    </style:style>
    <style:style style:name="Table2.Cell17" style:family="table-cell">
      <style:table-cell-properties fo:background-color="#CAC3B4" fo:border-top="0.004cm solid #000000"/>
    </style:style>
    <style:style style:name="Table2.Cell18" style:family="table-cell">
      <style:table-cell-properties fo:background-color="#CAC3B4"/>
    </style:style>
    <style:style style:name="Table2.Cell19" style:family="table-cell">
      <style:table-cell-properties fo:background-color="#CAC3B4" fo:border-top="0.004cm solid #000000"/>
    </style:style>
    <style:style style:name="Table2.Cell20" style:family="table-cell">
      <style:table-cell-properties fo:background-color="#CAC3B4" fo:border-top="0.004cm solid #000000"/>
    </style:style>
    <style:style style:name="Table2.Cell21" style:family="table-cell">
      <style:table-cell-properties fo:background-color="#CAC3B4" fo:border-top="0.004cm solid #000000"/>
    </style:style>
    <style:style style:name="Table2.Cell22" style:family="table-cell">
      <style:table-cell-properties fo:background-color="#CAC3B4" style:vertical-align="top"/>
    </style:style>
    <style:style style:name="Table2.Cell23" style:family="table-cell">
      <style:table-cell-properties fo:background-color="#CAC3B4"/>
    </style:style>
    <style:style style:name="Table2.Cell24" style:family="table-cell">
      <style:table-cell-properties fo:background-color="#CAC3B4" fo:border-top="0.004cm solid #000000"/>
    </style:style>
    <style:style style:name="Table2.Cell25" style:family="table-cell">
      <style:table-cell-properties fo:background-color="#CAC3B4"/>
    </style:style>
    <style:style style:name="Table2.Cell26" style:family="table-cell">
      <style:table-cell-properties fo:background-color="#CAC3B4" style:vertical-align="top" fo:border-top="0.004cm solid #000000"/>
    </style:style>
    <style:style style:name="Table2.Cell27" style:family="table-cell">
      <style:table-cell-properties fo:background-color="#CAC3B4"/>
    </style:style>
    <style:style style:name="Table2.Cell28" style:family="table-cell">
      <style:table-cell-properties fo:background-color="#CAC3B4" fo:border-top="0.004cm solid #000000"/>
    </style:style>
    <style:style style:name="Table2.Cell29" style:family="table-cell">
      <style:table-cell-properties fo:background-color="#CAC3B4" fo:border-top="0.004cm solid #000000"/>
    </style:style>
    <style:style style:name="Table2.Cell30" style:family="table-cell">
      <style:table-cell-properties fo:background-color="#CAC3B4" style:vertical-align="top" fo:border-top="0.004cm solid #000000"/>
    </style:style>
    <style:style style:name="Table2.Cell31" style:family="table-cell">
      <style:table-cell-properties fo:background-color="#CAC3B4"/>
    </style:style>
    <style:style style:name="Table2.Cell32" style:family="table-cell">
      <style:table-cell-properties fo:background-color="#CAC3B4" style:vertical-align="top" fo:border-top="0.004cm solid #000000"/>
    </style:style>
    <style:style style:name="Table2.Cell33" style:family="table-cell">
      <style:table-cell-properties fo:background-color="#CAC3B4" style:vertical-align="top"/>
    </style:style>
    <style:style style:name="Table2.Cell34" style:family="table-cell">
      <style:table-cell-properties fo:background-color="#CAC3B4" style:vertical-align="top" fo:border-top="0.004cm solid #000000"/>
    </style:style>
    <style:style style:name="Table2.Cell35" style:family="table-cell">
      <style:table-cell-properties fo:background-color="#CAC3B4" style:vertical-align="top"/>
    </style:style>
    <style:style style:name="Table2.Cell36" style:family="table-cell">
      <style:table-cell-properties fo:background-color="#CAC3B4" fo:border-top="0.004cm solid #000000"/>
    </style:style>
    <style:style style:name="Table2.Cell37" style:family="table-cell">
      <style:table-cell-properties fo:background-color="#CAC3B4" fo:border-top="0.004cm solid #000000"/>
    </style:style>
    <style:style style:name="Table2.Cell38" style:family="table-cell">
      <style:table-cell-properties fo:background-color="#CAC3B4" style:vertical-align="top" fo:border-top="0.004cm solid #000000"/>
    </style:style>
    <style:style style:name="Table2.Cell39" style:family="table-cell">
      <style:table-cell-properties fo:background-color="#CAC3B4"/>
    </style:style>
    <style:style style:name="Table2.Cell40" style:family="table-cell">
      <style:table-cell-properties fo:background-color="#CAC3B4" style:vertical-align="top" fo:border-top="0.004cm solid #000000"/>
    </style:style>
    <style:style style:name="Table2.Cell41" style:family="table-cell">
      <style:table-cell-properties fo:background-color="#CAC3B4" style:vertical-align="top"/>
    </style:style>
    <style:style style:name="Table2.Cell42" style:family="table-cell">
      <style:table-cell-properties fo:background-color="#CAC3B4" fo:border-top="0.004cm solid #000000"/>
    </style:style>
    <style:style style:name="Table2.Cell43" style:family="table-cell">
      <style:table-cell-properties fo:background-color="#CAC3B4" style:vertical-align="top"/>
    </style:style>
    <style:style style:name="Table2.Cell44" style:family="table-cell">
      <style:table-cell-properties fo:background-color="#CAC3B4" style:vertical-align="top" fo:border-top="0.004cm solid #000000"/>
    </style:style>
    <style:style style:name="Table2.Cell45" style:family="table-cell">
      <style:table-cell-properties fo:background-color="#CAC3B4" style:vertical-align="middle" fo:border-top="0.004cm solid #000000"/>
    </style:style>
    <style:style style:name="Table2.Cell46" style:family="table-cell">
      <style:table-cell-properties fo:background-color="#CAC3B4" style:vertical-align="middle" fo:border-top="0.004cm solid #000000"/>
    </style:style>
    <style:style style:name="Table2.Cell47" style:family="table-cell">
      <style:table-cell-properties fo:background-color="#CAC3B4" style:vertical-align="middle"/>
    </style:style>
    <style:style style:name="Table2.Cell48" style:family="table-cell">
      <style:table-cell-properties fo:background-color="#CAC3B4" style:vertical-align="top"/>
    </style:style>
    <style:style style:name="Table2.Cell49" style:family="table-cell">
      <style:table-cell-properties fo:background-color="#CAC3B4" fo:border-top="0.004cm solid #000000"/>
    </style:style>
    <style:style style:name="Table2.Cell50" style:family="table-cell">
      <style:table-cell-properties fo:background-color="#CAC3B4"/>
    </style:style>
    <style:style style:name="Table2.Cell51" style:family="table-cell">
      <style:table-cell-properties fo:background-color="#CAC3B4"/>
    </style:style>
    <style:style style:name="Table3" style:family="table">
      <style:table-properties style:writing-mode="lr-tb" style:width="8.400cm" table:align="center"/>
    </style:style>
    <style:style style:name="Table3.C1" style:family="table-column">
      <style:table-column-properties style:column-width="2.023cm"/>
    </style:style>
    <style:style style:name="Table3.C2" style:family="table-column">
      <style:table-column-properties style:column-width="2.353cm"/>
    </style:style>
    <style:style style:name="Table3.C3" style:family="table-column">
      <style:table-column-properties style:column-width="2.286cm"/>
    </style:style>
    <style:style style:name="Table3.C4" style:family="table-column">
      <style:table-column-properties style:column-width="1.736cm"/>
    </style:style>
    <style:style style:name="Table3.R1" style:family="table-row">
      <style:table-row-properties style:row-height="0.526cm"/>
    </style:style>
    <style:style style:name="Table3.R2" style:family="table-row">
      <style:table-row-properties style:row-height="0.448cm"/>
    </style:style>
    <style:style style:name="Table3.R3" style:family="table-row">
      <style:table-row-properties style:row-height="0.457cm"/>
    </style:style>
    <style:style style:name="Table3.R4" style:family="table-row">
      <style:table-row-properties style:row-height="0.441cm"/>
    </style:style>
    <style:style style:name="Table3.R5" style:family="table-row">
      <style:table-row-properties style:row-height="0.441cm"/>
    </style:style>
    <style:style style:name="Table3.R6" style:family="table-row">
      <style:table-row-properties style:row-height="0.441cm"/>
    </style:style>
    <style:style style:name="Table3.R7" style:family="table-row">
      <style:table-row-properties style:row-height="0.432cm"/>
    </style:style>
    <style:style style:name="Table3.R8" style:family="table-row">
      <style:table-row-properties style:row-height="0.720cm"/>
    </style:style>
    <style:style style:name="Table3.R9" style:family="table-row">
      <style:table-row-properties style:row-height="0.406cm"/>
    </style:style>
    <style:style style:name="Table3.Cell1" style:family="table-cell">
      <style:table-cell-properties fo:background-color="#CAC3B4"/>
    </style:style>
    <style:style style:name="Table3.Cell2" style:family="table-cell">
      <style:table-cell-properties fo:background-color="#CAC3B4"/>
    </style:style>
    <style:style style:name="Table3.Cell3" style:family="table-cell">
      <style:table-cell-properties fo:background-color="#CAC3B4" fo:border-top="0.004cm solid #000000"/>
    </style:style>
    <style:style style:name="Table3.Cell4" style:family="table-cell">
      <style:table-cell-properties fo:background-color="#CAC3B4" fo:border-top="0.004cm solid #000000"/>
    </style:style>
    <style:style style:name="Table3.Cell5" style:family="table-cell">
      <style:table-cell-properties fo:background-color="#CAC3B4" fo:border-top="0.004cm solid #000000"/>
    </style:style>
    <style:style style:name="Table3.Cell6" style:family="table-cell">
      <style:table-cell-properties fo:background-color="#CAC3B4"/>
    </style:style>
    <style:style style:name="Table3.Cell7" style:family="table-cell">
      <style:table-cell-properties fo:background-color="#CAC3B4" fo:border-top="0.004cm solid #000000"/>
    </style:style>
    <style:style style:name="Table3.Cell8" style:family="table-cell">
      <style:table-cell-properties fo:background-color="#CAC3B4" style:vertical-align="top" fo:border-top="0.004cm solid #000000"/>
    </style:style>
    <style:style style:name="Table3.Cell9" style:family="table-cell">
      <style:table-cell-properties fo:background-color="#CAC3B4" style:vertical-align="top" fo:border-top="0.004cm solid #000000"/>
    </style:style>
    <style:style style:name="Table3.Cell10" style:family="table-cell">
      <style:table-cell-properties fo:background-color="#CAC3B4"/>
    </style:style>
    <style:style style:name="Table3.Cell11" style:family="table-cell">
      <style:table-cell-properties fo:background-color="#CAC3B4" style:vertical-align="top"/>
    </style:style>
    <style:style style:name="Table3.Cell12" style:family="table-cell">
      <style:table-cell-properties fo:background-color="#CAC3B4" style:vertical-align="top" fo:border-top="0.004cm solid #000000"/>
    </style:style>
    <style:style style:name="Table3.Cell13" style:family="table-cell">
      <style:table-cell-properties fo:background-color="#CAC3B4" style:vertical-align="top" fo:border-top="0.004cm solid #000000"/>
    </style:style>
    <style:style style:name="Table3.Cell14" style:family="table-cell">
      <style:table-cell-properties fo:background-color="#CAC3B4" style:vertical-align="top" fo:border-top="0.004cm solid #000000"/>
    </style:style>
    <style:style style:name="Table3.Cell15" style:family="table-cell">
      <style:table-cell-properties fo:background-color="#CAC3B4" style:vertical-align="top"/>
    </style:style>
    <style:style style:name="Table3.Cell16" style:family="table-cell">
      <style:table-cell-properties fo:background-color="#CAC3B4" style:vertical-align="top" fo:border-top="0.004cm solid #000000"/>
    </style:style>
    <style:style style:name="Table3.Cell17" style:family="table-cell">
      <style:table-cell-properties fo:background-color="#CAC3B4" style:vertical-align="top" fo:border-top="0.004cm solid #000000"/>
    </style:style>
    <style:style style:name="Table3.Cell18" style:family="table-cell">
      <style:table-cell-properties fo:background-color="#CAC3B4"/>
    </style:style>
    <style:style style:name="Table3.Cell19" style:family="table-cell">
      <style:table-cell-properties fo:background-color="#CAC3B4" style:vertical-align="top"/>
    </style:style>
    <style:style style:name="Table3.Cell20" style:family="table-cell">
      <style:table-cell-properties fo:background-color="#CAC3B4" fo:border-top="0.004cm solid #000000"/>
    </style:style>
    <style:style style:name="Table3.Cell21" style:family="table-cell">
      <style:table-cell-properties fo:background-color="#CAC3B4" fo:border-top="0.004cm solid #000000"/>
    </style:style>
    <style:style style:name="Table3.Cell22" style:family="table-cell">
      <style:table-cell-properties fo:background-color="#CAC3B4" style:vertical-align="top" fo:border-top="0.004cm solid #000000"/>
    </style:style>
    <style:style style:name="Table3.Cell23" style:family="table-cell">
      <style:table-cell-properties fo:background-color="#CAC3B4"/>
    </style:style>
    <style:style style:name="Table3.Cell24" style:family="table-cell">
      <style:table-cell-properties fo:background-color="#CAC3B4" fo:border-top="0.004cm solid #000000"/>
    </style:style>
    <style:style style:name="Table3.Cell25" style:family="table-cell">
      <style:table-cell-properties fo:background-color="#CAC3B4" fo:border-top="0.004cm solid #000000"/>
    </style:style>
    <style:style style:name="Table3.Cell26" style:family="table-cell">
      <style:table-cell-properties fo:background-color="#CAC3B4" style:vertical-align="top" fo:border-top="0.004cm solid #000000"/>
    </style:style>
    <style:style style:name="Table3.Cell27" style:family="table-cell">
      <style:table-cell-properties fo:background-color="#CAC3B4"/>
    </style:style>
    <style:style style:name="Table3.Cell28" style:family="table-cell">
      <style:table-cell-properties fo:background-color="#CAC3B4" style:vertical-align="top" fo:border-top="0.004cm solid #000000"/>
    </style:style>
    <style:style style:name="Table3.Cell29" style:family="table-cell">
      <style:table-cell-properties fo:background-color="#CAC3B4" style:vertical-align="top" fo:border-top="0.004cm solid #000000"/>
    </style:style>
    <style:style style:name="Table3.Cell30" style:family="table-cell">
      <style:table-cell-properties fo:background-color="#CAC3B4" style:vertical-align="middle" fo:border-top="0.004cm solid #000000"/>
    </style:style>
    <style:style style:name="Table3.Cell31" style:family="table-cell">
      <style:table-cell-properties fo:background-color="#CAC3B4" style:vertical-align="top"/>
    </style:style>
    <style:style style:name="Table3.Cell32" style:family="table-cell">
      <style:table-cell-properties fo:background-color="#CAC3B4" style:vertical-align="top"/>
    </style:style>
    <style:style style:name="Table3.Cell33" style:family="table-cell">
      <style:table-cell-properties fo:background-color="#CAC3B4"/>
    </style:style>
    <style:style style:name="Table3.Cell34" style:family="table-cell">
      <style:table-cell-properties fo:background-color="#CAC3B4" fo:border-top="0.004cm solid #000000"/>
    </style:style>
    <style:style style:name="Table3.Cell35" style:family="table-cell">
      <style:table-cell-properties fo:background-color="#CAC3B4" fo:border-top="0.004cm solid #000000"/>
    </style:style>
    <style:style style:name="Table4" style:family="table">
      <style:table-properties style:writing-mode="lr-tb" style:width="6.731cm" table:align="center"/>
    </style:style>
    <style:style style:name="Table4.C1" style:family="table-column">
      <style:table-column-properties style:column-width="3.919cm"/>
    </style:style>
    <style:style style:name="Table4.C2" style:family="table-column">
      <style:table-column-properties style:column-width="1.651cm"/>
    </style:style>
    <style:style style:name="Table4.C3" style:family="table-column">
      <style:table-column-properties style:column-width="1.161cm"/>
    </style:style>
    <style:style style:name="Table4.R1" style:family="table-row">
      <style:table-row-properties style:row-height="0.415cm"/>
    </style:style>
    <style:style style:name="Table4.R2" style:family="table-row">
      <style:table-row-properties style:row-height="0.448cm"/>
    </style:style>
    <style:style style:name="Table4.R3" style:family="table-row">
      <style:table-row-properties style:row-height="0.423cm"/>
    </style:style>
    <style:style style:name="Table4.R4" style:family="table-row">
      <style:table-row-properties style:row-height="0.448cm"/>
    </style:style>
    <style:style style:name="Table4.R5" style:family="table-row">
      <style:table-row-properties style:row-height="0.457cm"/>
    </style:style>
    <style:style style:name="Table4.Cell1" style:family="table-cell">
      <style:table-cell-properties fo:background-color="#CAC3B4" style:vertical-align="top"/>
    </style:style>
    <style:style style:name="Table4.Cell2" style:family="table-cell">
      <style:table-cell-properties fo:background-color="#CAC3B4" style:vertical-align="top"/>
    </style:style>
    <style:style style:name="Table4.Cell3" style:family="table-cell">
      <style:table-cell-properties fo:background-color="#CAC3B4" style:vertical-align="top"/>
    </style:style>
    <style:style style:name="Table4.Cell4" style:family="table-cell">
      <style:table-cell-properties fo:background-color="#CAC3B4" fo:border-top="0.004cm solid #000000"/>
    </style:style>
    <style:style style:name="Table4.Cell5" style:family="table-cell">
      <style:table-cell-properties fo:background-color="#CAC3B4" style:vertical-align="top" fo:border-top="0.004cm solid #000000"/>
    </style:style>
    <style:style style:name="Table4.Cell6" style:family="table-cell">
      <style:table-cell-properties fo:background-color="#CAC3B4"/>
    </style:style>
    <style:style style:name="Table4.Cell7" style:family="table-cell">
      <style:table-cell-properties fo:background-color="#CAC3B4" fo:border-top="0.004cm solid #000000"/>
    </style:style>
    <style:style style:name="Table4.Cell8" style:family="table-cell">
      <style:table-cell-properties fo:background-color="#CAC3B4" fo:border-top="0.004cm solid #000000"/>
    </style:style>
    <style:style style:name="Table4.Cell9" style:family="table-cell">
      <style:table-cell-properties fo:background-color="#CAC3B4"/>
    </style:style>
    <style:style style:name="Table4.Cell10" style:family="table-cell">
      <style:table-cell-properties fo:background-color="#CAC3B4"/>
    </style:style>
    <style:style style:name="Table4.Cell11" style:family="table-cell">
      <style:table-cell-properties fo:background-color="#CAC3B4"/>
    </style:style>
    <style:style style:name="Table4.Cell12" style:family="table-cell">
      <style:table-cell-properties fo:background-color="#CAC3B4"/>
    </style:style>
    <style:style style:name="Table4.Cell13" style:family="table-cell">
      <style:table-cell-properties fo:background-color="#CAC3B4" fo:border-top="0.004cm solid #000000" fo:border-bottom="0.004cm solid #000000"/>
    </style:style>
    <style:style style:name="Table4.Cell14" style:family="table-cell">
      <style:table-cell-properties fo:background-color="#CAC3B4" fo:border-top="0.004cm solid #000000" fo:border-bottom="0.004cm solid #000000"/>
    </style:style>
    <style:style style:name="Table4.Cell15" style:family="table-cell">
      <style:table-cell-properties fo:background-color="#CAC3B4"/>
    </style:style>
    <style:style style:name="Table5" style:family="table">
      <style:table-properties style:writing-mode="lr-tb" style:width="6.773cm" table:align="center"/>
    </style:style>
    <style:style style:name="Table5.C1" style:family="table-column">
      <style:table-column-properties style:column-width="4.131cm"/>
    </style:style>
    <style:style style:name="Table5.C2" style:family="table-column">
      <style:table-column-properties style:column-width="2.642cm"/>
    </style:style>
    <style:style style:name="Table5.R1" style:family="table-row">
      <style:table-row-properties style:row-height="0.356cm"/>
    </style:style>
    <style:style style:name="Table5.R2" style:family="table-row">
      <style:table-row-properties style:row-height="0.457cm"/>
    </style:style>
    <style:style style:name="Table5.R3" style:family="table-row">
      <style:table-row-properties style:row-height="0.432cm"/>
    </style:style>
    <style:style style:name="Table5.R4" style:family="table-row">
      <style:table-row-properties style:row-height="0.483cm"/>
    </style:style>
    <style:style style:name="Table5.R5" style:family="table-row">
      <style:table-row-properties style:row-height="0.457cm"/>
    </style:style>
    <style:style style:name="Table5.R6" style:family="table-row">
      <style:table-row-properties style:row-height="0.448cm"/>
    </style:style>
    <style:style style:name="Table5.Cell1" style:family="table-cell">
      <style:table-cell-properties fo:background-color="#CAC3B4" style:vertical-align="top"/>
    </style:style>
    <style:style style:name="Table5.Cell2" style:family="table-cell">
      <style:table-cell-properties fo:background-color="#CAC3B4" style:vertical-align="top"/>
    </style:style>
    <style:style style:name="Table5.Cell3" style:family="table-cell">
      <style:table-cell-properties fo:background-color="#CAC3B4"/>
    </style:style>
    <style:style style:name="Table5.Cell4" style:family="table-cell">
      <style:table-cell-properties fo:background-color="#CAC3B4"/>
    </style:style>
    <style:style style:name="Table5.Cell5" style:family="table-cell">
      <style:table-cell-properties fo:background-color="#CAC3B4" fo:border-top="0.004cm solid #000000"/>
    </style:style>
    <style:style style:name="Table5.Cell6" style:family="table-cell">
      <style:table-cell-properties fo:background-color="#CAC3B4"/>
    </style:style>
    <style:style style:name="Table5.Cell7" style:family="table-cell">
      <style:table-cell-properties fo:background-color="#CAC3B4" fo:border-top="0.004cm solid #000000"/>
    </style:style>
    <style:style style:name="Table5.Cell8" style:family="table-cell">
      <style:table-cell-properties fo:background-color="#CAC3B4"/>
    </style:style>
    <style:style style:name="Table5.Cell9" style:family="table-cell">
      <style:table-cell-properties fo:background-color="#CAC3B4" style:vertical-align="top"/>
    </style:style>
    <style:style style:name="Table5.Cell10" style:family="table-cell">
      <style:table-cell-properties fo:background-color="#CAC3B4" style:vertical-align="top"/>
    </style:style>
    <style:style style:name="Table5.Cell11" style:family="table-cell">
      <style:table-cell-properties fo:background-color="#CAC3B4" style:vertical-align="top" fo:border-bottom="0.004cm solid #000000"/>
    </style:style>
    <style:style style:name="Table5.Cell12" style:family="table-cell">
      <style:table-cell-properties fo:background-color="#CAC3B4" style:vertical-align="top"/>
    </style:style>
    <style:style style:name="Table6" style:family="table">
      <style:table-properties style:writing-mode="lr-tb" style:width="8.458cm" table:align="center"/>
    </style:style>
    <style:style style:name="Table6.C1" style:family="table-column">
      <style:table-column-properties style:column-width="4.140cm"/>
    </style:style>
    <style:style style:name="Table6.C2" style:family="table-column">
      <style:table-column-properties style:column-width="3.302cm"/>
    </style:style>
    <style:style style:name="Table6.C3" style:family="table-column">
      <style:table-column-properties style:column-width="1.016cm"/>
    </style:style>
    <style:style style:name="Table6.R1" style:family="table-row">
      <style:table-row-properties style:row-height="0.381cm"/>
    </style:style>
    <style:style style:name="Table6.R2" style:family="table-row">
      <style:table-row-properties style:row-height="0.363cm"/>
    </style:style>
    <style:style style:name="Table6.R3" style:family="table-row">
      <style:table-row-properties style:row-height="0.381cm"/>
    </style:style>
    <style:style style:name="Table6.R4" style:family="table-row">
      <style:table-row-properties style:row-height="0.356cm"/>
    </style:style>
    <style:style style:name="Table6.R5" style:family="table-row">
      <style:table-row-properties style:row-height="0.372cm"/>
    </style:style>
    <style:style style:name="Table6.R6" style:family="table-row">
      <style:table-row-properties style:row-height="0.363cm"/>
    </style:style>
    <style:style style:name="Table6.R7" style:family="table-row">
      <style:table-row-properties style:row-height="0.584cm"/>
    </style:style>
    <style:style style:name="Table6.R8" style:family="table-row">
      <style:table-row-properties style:row-height="0.568cm"/>
    </style:style>
    <style:style style:name="Table6.R9" style:family="table-row">
      <style:table-row-properties style:row-height="0.448cm"/>
    </style:style>
    <style:style style:name="Table6.R10" style:family="table-row">
      <style:table-row-properties style:row-height="0.399cm"/>
    </style:style>
    <style:style style:name="Table6.Cell1" style:family="table-cell">
      <style:table-cell-properties fo:background-color="#CAC3B4"/>
    </style:style>
    <style:style style:name="Table6.Cell2" style:family="table-cell">
      <style:table-cell-properties fo:background-color="#CAC3B4"/>
    </style:style>
    <style:style style:name="Table6.Cell3" style:family="table-cell">
      <style:table-cell-properties fo:background-color="#CAC3B4"/>
    </style:style>
    <style:style style:name="Table6.Cell4" style:family="table-cell">
      <style:table-cell-properties fo:background-color="#CAC3B4" style:vertical-align="top" fo:border-top="0.004cm solid #000000"/>
    </style:style>
    <style:style style:name="Table6.Cell5" style:family="table-cell">
      <style:table-cell-properties fo:background-color="#CAC3B4" style:vertical-align="top" fo:border-top="0.004cm solid #000000"/>
    </style:style>
    <style:style style:name="Table6.Cell6" style:family="table-cell">
      <style:table-cell-properties fo:background-color="#CAC3B4" style:vertical-align="top"/>
    </style:style>
    <style:style style:name="Table6.Cell7" style:family="table-cell">
      <style:table-cell-properties fo:background-color="#CAC3B4" fo:border-top="0.004cm solid #000000"/>
    </style:style>
    <style:style style:name="Table6.Cell8" style:family="table-cell">
      <style:table-cell-properties fo:background-color="#CAC3B4" fo:border-top="0.004cm solid #000000"/>
    </style:style>
    <style:style style:name="Table6.Cell9" style:family="table-cell">
      <style:table-cell-properties fo:background-color="#CAC3B4"/>
    </style:style>
    <style:style style:name="Table6.Cell10" style:family="table-cell">
      <style:table-cell-properties fo:background-color="#CAC3B4"/>
    </style:style>
    <style:style style:name="Table6.Cell11" style:family="table-cell">
      <style:table-cell-properties fo:background-color="#CAC3B4"/>
    </style:style>
    <style:style style:name="Table6.Cell12" style:family="table-cell">
      <style:table-cell-properties fo:background-color="#CAC3B4"/>
    </style:style>
    <style:style style:name="Table6.Cell13" style:family="table-cell">
      <style:table-cell-properties fo:background-color="#CAC3B4" fo:border-top="0.004cm solid #000000"/>
    </style:style>
    <style:style style:name="Table6.Cell14" style:family="table-cell">
      <style:table-cell-properties fo:background-color="#CAC3B4" fo:border-top="0.004cm solid #000000"/>
    </style:style>
    <style:style style:name="Table6.Cell15" style:family="table-cell">
      <style:table-cell-properties fo:background-color="#CAC3B4"/>
    </style:style>
    <style:style style:name="Table6.Cell16" style:family="table-cell">
      <style:table-cell-properties fo:background-color="#CAC3B4" fo:border-top="0.004cm solid #000000"/>
    </style:style>
    <style:style style:name="Table6.Cell17" style:family="table-cell">
      <style:table-cell-properties fo:background-color="#CAC3B4" fo:border-top="0.004cm solid #000000"/>
    </style:style>
    <style:style style:name="Table6.Cell18" style:family="table-cell">
      <style:table-cell-properties fo:background-color="#CAC3B4"/>
    </style:style>
    <style:style style:name="Table6.Cell19" style:family="table-cell">
      <style:table-cell-properties fo:background-color="#CAC3B4" style:vertical-align="top" fo:border-top="0.004cm solid #000000"/>
    </style:style>
    <style:style style:name="Table6.Cell20" style:family="table-cell">
      <style:table-cell-properties fo:background-color="#CAC3B4" style:vertical-align="top"/>
    </style:style>
    <style:style style:name="Table6.Cell21" style:family="table-cell">
      <style:table-cell-properties fo:background-color="#CAC3B4" style:vertical-align="top"/>
    </style:style>
    <style:style style:name="Table6.Cell22" style:family="table-cell">
      <style:table-cell-properties fo:background-color="#CAC3B4" style:vertical-align="top"/>
    </style:style>
    <style:style style:name="Table6.Cell23" style:family="table-cell">
      <style:table-cell-properties fo:background-color="#CAC3B4" fo:border-top="0.004cm solid #000000"/>
    </style:style>
    <style:style style:name="Table6.Cell24" style:family="table-cell">
      <style:table-cell-properties fo:background-color="#CAC3B4"/>
    </style:style>
    <style:style style:name="Table6.Cell25" style:family="table-cell">
      <style:table-cell-properties fo:background-color="#CAC3B4" style:vertical-align="top"/>
    </style:style>
    <style:style style:name="Table6.Cell26" style:family="table-cell">
      <style:table-cell-properties fo:background-color="#CAC3B4"/>
    </style:style>
    <style:style style:name="Table6.Cell27" style:family="table-cell">
      <style:table-cell-properties fo:background-color="#CAC3B4"/>
    </style:style>
    <style:style style:name="Table6.Cell28" style:family="table-cell">
      <style:table-cell-properties fo:background-color="#CAC3B4" style:vertical-align="top"/>
    </style:style>
    <style:style style:name="Table6.Cell29" style:family="table-cell">
      <style:table-cell-properties fo:background-color="#CAC3B4"/>
    </style:style>
    <style:style style:name="Table6.Cell30" style:family="table-cell">
      <style:table-cell-properties fo:background-color="#CAC3B4"/>
    </style:style>
    <style:style style:name="Table7" style:family="table">
      <style:table-properties style:writing-mode="lr-tb" style:width="7.527cm" table:align="center"/>
    </style:style>
    <style:style style:name="Table7.C1" style:family="table-column">
      <style:table-column-properties style:column-width="1.034cm"/>
    </style:style>
    <style:style style:name="Table7.C2" style:family="table-column">
      <style:table-column-properties style:column-width="3.268cm"/>
    </style:style>
    <style:style style:name="Table7.C3" style:family="table-column">
      <style:table-column-properties style:column-width="1.947cm"/>
    </style:style>
    <style:style style:name="Table7.C4" style:family="table-column">
      <style:table-column-properties style:column-width="1.279cm"/>
    </style:style>
    <style:style style:name="Table7.R1" style:family="table-row">
      <style:table-row-properties style:row-height="0.390cm"/>
    </style:style>
    <style:style style:name="Table7.R2" style:family="table-row">
      <style:table-row-properties style:row-height="0.363cm"/>
    </style:style>
    <style:style style:name="Table7.R3" style:family="table-row">
      <style:table-row-properties style:row-height="0.363cm"/>
    </style:style>
    <style:style style:name="Table7.R4" style:family="table-row">
      <style:table-row-properties style:row-height="0.363cm"/>
    </style:style>
    <style:style style:name="Table7.R5" style:family="table-row">
      <style:table-row-properties style:row-height="0.296cm"/>
    </style:style>
    <style:style style:name="Table7.R6" style:family="table-row">
      <style:table-row-properties style:row-height="0.363cm"/>
    </style:style>
    <style:style style:name="Table7.Cell1" style:family="table-cell">
      <style:table-cell-properties fo:background-color="#CAC3B4"/>
    </style:style>
    <style:style style:name="Table7.Cell2" style:family="table-cell">
      <style:table-cell-properties fo:background-color="#CAC3B4"/>
    </style:style>
    <style:style style:name="Table7.Cell3" style:family="table-cell">
      <style:table-cell-properties fo:background-color="#CAC3B4" fo:border-top="0.004cm solid #000000"/>
    </style:style>
    <style:style style:name="Table7.Cell4" style:family="table-cell">
      <style:table-cell-properties fo:background-color="#CAC3B4" fo:border-top="0.004cm solid #000000"/>
    </style:style>
    <style:style style:name="Table7.Cell5" style:family="table-cell">
      <style:table-cell-properties fo:background-color="#CAC3B4"/>
    </style:style>
    <style:style style:name="Table7.Cell6" style:family="table-cell">
      <style:table-cell-properties fo:background-color="#CAC3B4"/>
    </style:style>
    <style:style style:name="Table7.Cell7" style:family="table-cell">
      <style:table-cell-properties fo:background-color="#CAC3B4"/>
    </style:style>
    <style:style style:name="Table7.Cell8" style:family="table-cell">
      <style:table-cell-properties fo:background-color="#CAC3B4"/>
    </style:style>
    <style:style style:name="Table7.Cell9" style:family="table-cell">
      <style:table-cell-properties fo:background-color="#CAC3B4" style:vertical-align="top"/>
    </style:style>
    <style:style style:name="Table7.Cell10" style:family="table-cell">
      <style:table-cell-properties fo:background-color="#CAC3B4" fo:border-top="0.004cm solid #000000"/>
    </style:style>
    <style:style style:name="Table7.Cell11" style:family="table-cell">
      <style:table-cell-properties fo:background-color="#CAC3B4" fo:border-top="0.004cm solid #000000"/>
    </style:style>
    <style:style style:name="Table7.Cell12" style:family="table-cell">
      <style:table-cell-properties fo:background-color="#CAC3B4"/>
    </style:style>
    <style:style style:name="Table7.Cell13" style:family="table-cell">
      <style:table-cell-properties fo:background-color="#CAC3B4"/>
    </style:style>
    <style:style style:name="Table7.Cell14" style:family="table-cell">
      <style:table-cell-properties fo:background-color="#CAC3B4" fo:border-top="0.004cm solid #000000"/>
    </style:style>
    <style:style style:name="Table7.Cell15" style:family="table-cell">
      <style:table-cell-properties fo:background-color="#CAC3B4" fo:border-top="0.004cm solid #000000"/>
    </style:style>
    <style:style style:name="Table7.Cell16" style:family="table-cell">
      <style:table-cell-properties fo:background-color="#CAC3B4"/>
    </style:style>
    <style:style style:name="Table7.Cell17" style:family="table-cell">
      <style:table-cell-properties fo:background-color="#CAC3B4" style:vertical-align="top"/>
    </style:style>
    <style:style style:name="Table7.Cell18" style:family="table-cell">
      <style:table-cell-properties fo:background-color="#CAC3B4" style:vertical-align="top" fo:border-top="0.004cm solid #000000"/>
    </style:style>
    <style:style style:name="Table7.Cell19" style:family="table-cell">
      <style:table-cell-properties fo:background-color="#CAC3B4" fo:border-top="0.004cm solid #000000"/>
    </style:style>
    <style:style style:name="Table7.Cell20" style:family="table-cell">
      <style:table-cell-properties fo:background-color="#CAC3B4"/>
    </style:style>
    <style:style style:name="Table7.Cell21" style:family="table-cell">
      <style:table-cell-properties fo:background-color="#CAC3B4" style:vertical-align="top"/>
    </style:style>
    <style:style style:name="Table7.Cell22" style:family="table-cell">
      <style:table-cell-properties fo:background-color="#CAC3B4" style:vertical-align="top" fo:border-top="0.004cm solid #000000"/>
    </style:style>
    <style:style style:name="Table7.Cell23" style:family="table-cell">
      <style:table-cell-properties fo:background-color="#CAC3B4" style:vertical-align="top" fo:border-top="0.004cm solid #000000" fo:border-bottom="0.004cm solid #000000"/>
    </style:style>
    <style:style style:name="Table7.Cell24" style:family="table-cell">
      <style:table-cell-properties fo:background-color="#CAC3B4" style:vertical-align="top"/>
    </style:style>
    <style:style style:name="Table8" style:family="table">
      <style:table-properties style:writing-mode="lr-tb" style:width="10.389cm" table:align="center"/>
    </style:style>
    <style:style style:name="Table8.C1" style:family="table-column">
      <style:table-column-properties style:column-width="4.479cm"/>
    </style:style>
    <style:style style:name="Table8.C2" style:family="table-column">
      <style:table-column-properties style:column-width="1.482cm"/>
    </style:style>
    <style:style style:name="Table8.C3" style:family="table-column">
      <style:table-column-properties style:column-width="1.118cm"/>
    </style:style>
    <style:style style:name="Table8.C4" style:family="table-column">
      <style:table-column-properties style:column-width="1.245cm"/>
    </style:style>
    <style:style style:name="Table8.C5" style:family="table-column">
      <style:table-column-properties style:column-width="2.066cm"/>
    </style:style>
    <style:style style:name="Table8.R1" style:family="table-row">
      <style:table-row-properties style:row-height="0.356cm"/>
    </style:style>
    <style:style style:name="Table8.R2" style:family="table-row">
      <style:table-row-properties style:row-height="0.466cm"/>
    </style:style>
    <style:style style:name="Table8.R3" style:family="table-row">
      <style:table-row-properties style:row-height="0.363cm"/>
    </style:style>
    <style:style style:name="Table8.R4" style:family="table-row">
      <style:table-row-properties style:row-height="0.363cm"/>
    </style:style>
    <style:style style:name="Table8.R5" style:family="table-row">
      <style:table-row-properties style:row-height="0.363cm"/>
    </style:style>
    <style:style style:name="Table8.R6" style:family="table-row">
      <style:table-row-properties style:row-height="0.381cm"/>
    </style:style>
    <style:style style:name="Table8.R7" style:family="table-row">
      <style:table-row-properties style:row-height="0.363cm"/>
    </style:style>
    <style:style style:name="Table8.R8" style:family="table-row">
      <style:table-row-properties style:row-height="0.381cm"/>
    </style:style>
    <style:style style:name="Table8.R9" style:family="table-row">
      <style:table-row-properties style:row-height="0.356cm"/>
    </style:style>
    <style:style style:name="Table8.R10" style:family="table-row">
      <style:table-row-properties style:row-height="0.363cm"/>
    </style:style>
    <style:style style:name="Table8.R11" style:family="table-row">
      <style:table-row-properties style:row-height="0.448cm"/>
    </style:style>
    <style:style style:name="Table8.R12" style:family="table-row">
      <style:table-row-properties style:row-height="0.296cm"/>
    </style:style>
    <style:style style:name="Table8.R13" style:family="table-row">
      <style:table-row-properties style:row-height="0.677cm"/>
    </style:style>
    <style:style style:name="Table8.R14" style:family="table-row">
      <style:table-row-properties style:row-height="0.653cm"/>
    </style:style>
    <style:style style:name="Table8.R15" style:family="table-row">
      <style:table-row-properties style:row-height="0.483cm"/>
    </style:style>
    <style:style style:name="Table8.Cell1" style:family="table-cell">
      <style:table-cell-properties fo:background-color="#CAC3B4" style:vertical-align="top"/>
    </style:style>
    <style:style style:name="Table8.Cell2" style:family="table-cell">
      <style:table-cell-properties fo:background-color="#CAC3B4" style:vertical-align="top"/>
    </style:style>
    <style:style style:name="Table8.Cell3" style:family="table-cell">
      <style:table-cell-properties fo:background-color="#CAC3B4" style:vertical-align="top"/>
    </style:style>
    <style:style style:name="Table8.Cell4" style:family="table-cell">
      <style:table-cell-properties fo:background-color="#CAC3B4" style:vertical-align="top"/>
    </style:style>
    <style:style style:name="Table8.Cell5" style:family="table-cell">
      <style:table-cell-properties fo:background-color="#CAC3B4" style:vertical-align="top"/>
    </style:style>
    <style:style style:name="Table8.Cell6" style:family="table-cell">
      <style:table-cell-properties fo:background-color="#CAC3B4"/>
    </style:style>
    <style:style style:name="Table8.Cell7" style:family="table-cell">
      <style:table-cell-properties fo:background-color="#CAC3B4" fo:border-top="0.004cm solid #000000"/>
    </style:style>
    <style:style style:name="Table8.Cell8" style:family="table-cell">
      <style:table-cell-properties fo:background-color="#CAC3B4" fo:border-top="0.004cm solid #000000"/>
    </style:style>
    <style:style style:name="Table8.Cell9" style:family="table-cell">
      <style:table-cell-properties fo:background-color="#CAC3B4" fo:border-top="0.004cm solid #000000"/>
    </style:style>
    <style:style style:name="Table8.Cell10" style:family="table-cell">
      <style:table-cell-properties fo:background-color="#CAC3B4" fo:border-top="0.004cm solid #000000"/>
    </style:style>
    <style:style style:name="Table8.Cell11" style:family="table-cell">
      <style:table-cell-properties fo:background-color="#CAC3B4" fo:border-top="0.004cm solid #000000"/>
    </style:style>
    <style:style style:name="Table8.Cell12" style:family="table-cell">
      <style:table-cell-properties fo:background-color="#CAC3B4"/>
    </style:style>
    <style:style style:name="Table8.Cell13" style:family="table-cell">
      <style:table-cell-properties fo:background-color="#CAC3B4"/>
    </style:style>
    <style:style style:name="Table8.Cell14" style:family="table-cell">
      <style:table-cell-properties fo:background-color="#CAC3B4"/>
    </style:style>
    <style:style style:name="Table8.Cell15" style:family="table-cell">
      <style:table-cell-properties fo:background-color="#CAC3B4"/>
    </style:style>
    <style:style style:name="Table8.Cell16" style:family="table-cell">
      <style:table-cell-properties fo:background-color="#CAC3B4" fo:border-top="0.004cm solid #000000"/>
    </style:style>
    <style:style style:name="Table8.Cell17" style:family="table-cell">
      <style:table-cell-properties fo:background-color="#CAC3B4"/>
    </style:style>
    <style:style style:name="Table8.Cell18" style:family="table-cell">
      <style:table-cell-properties fo:background-color="#CAC3B4"/>
    </style:style>
    <style:style style:name="Table8.Cell19" style:family="table-cell">
      <style:table-cell-properties fo:background-color="#CAC3B4"/>
    </style:style>
    <style:style style:name="Table8.Cell20" style:family="table-cell">
      <style:table-cell-properties fo:background-color="#CAC3B4" style:vertical-align="top"/>
    </style:style>
    <style:style style:name="Table8.Cell21" style:family="table-cell">
      <style:table-cell-properties fo:background-color="#CAC3B4" fo:border-top="0.004cm solid #000000"/>
    </style:style>
    <style:style style:name="Table8.Cell22" style:family="table-cell">
      <style:table-cell-properties fo:background-color="#CAC3B4"/>
    </style:style>
    <style:style style:name="Table8.Cell23" style:family="table-cell">
      <style:table-cell-properties fo:background-color="#CAC3B4"/>
    </style:style>
    <style:style style:name="Table8.Cell24" style:family="table-cell">
      <style:table-cell-properties fo:background-color="#CAC3B4" style:vertical-align="top"/>
    </style:style>
    <style:style style:name="Table8.Cell25" style:family="table-cell">
      <style:table-cell-properties fo:background-color="#CAC3B4" style:vertical-align="top"/>
    </style:style>
    <style:style style:name="Table8.Cell26" style:family="table-cell">
      <style:table-cell-properties fo:background-color="#CAC3B4" fo:border-top="0.004cm solid #000000"/>
    </style:style>
    <style:style style:name="Table8.Cell27" style:family="table-cell">
      <style:table-cell-properties fo:background-color="#CAC3B4"/>
    </style:style>
    <style:style style:name="Table8.Cell28" style:family="table-cell">
      <style:table-cell-properties fo:background-color="#CAC3B4"/>
    </style:style>
    <style:style style:name="Table8.Cell29" style:family="table-cell">
      <style:table-cell-properties fo:background-color="#CAC3B4" style:vertical-align="top"/>
    </style:style>
    <style:style style:name="Table8.Cell30" style:family="table-cell">
      <style:table-cell-properties fo:background-color="#CAC3B4" style:vertical-align="top"/>
    </style:style>
    <style:style style:name="Table8.Cell31" style:family="table-cell">
      <style:table-cell-properties fo:background-color="#CAC3B4" style:vertical-align="top" fo:border-top="0.004cm solid #000000"/>
    </style:style>
    <style:style style:name="Table8.Cell32" style:family="table-cell">
      <style:table-cell-properties fo:background-color="#CAC3B4" style:vertical-align="top"/>
    </style:style>
    <style:style style:name="Table8.Cell33" style:family="table-cell">
      <style:table-cell-properties fo:background-color="#CAC3B4" style:vertical-align="top"/>
    </style:style>
    <style:style style:name="Table8.Cell34" style:family="table-cell">
      <style:table-cell-properties fo:background-color="#CAC3B4" style:vertical-align="top"/>
    </style:style>
    <style:style style:name="Table8.Cell35" style:family="table-cell">
      <style:table-cell-properties fo:background-color="#CAC3B4" style:vertical-align="top"/>
    </style:style>
    <style:style style:name="Table8.Cell36" style:family="table-cell">
      <style:table-cell-properties fo:background-color="#CAC3B4" style:vertical-align="top" fo:border-top="0.004cm solid #000000"/>
    </style:style>
    <style:style style:name="Table8.Cell37" style:family="table-cell">
      <style:table-cell-properties fo:background-color="#CAC3B4" style:vertical-align="top"/>
    </style:style>
    <style:style style:name="Table8.Cell38" style:family="table-cell">
      <style:table-cell-properties fo:background-color="#CAC3B4" style:vertical-align="top"/>
    </style:style>
    <style:style style:name="Table8.Cell39" style:family="table-cell">
      <style:table-cell-properties fo:background-color="#CAC3B4" style:vertical-align="top"/>
    </style:style>
    <style:style style:name="Table8.Cell40" style:family="table-cell">
      <style:table-cell-properties fo:background-color="#CAC3B4" style:vertical-align="top"/>
    </style:style>
    <style:style style:name="Table8.Cell41" style:family="table-cell">
      <style:table-cell-properties fo:background-color="#CAC3B4" style:vertical-align="top" fo:border-top="0.004cm solid #000000"/>
    </style:style>
    <style:style style:name="Table8.Cell42" style:family="table-cell">
      <style:table-cell-properties fo:background-color="#CAC3B4" style:vertical-align="top"/>
    </style:style>
    <style:style style:name="Table8.Cell43" style:family="table-cell">
      <style:table-cell-properties fo:background-color="#CAC3B4" style:vertical-align="top"/>
    </style:style>
    <style:style style:name="Table8.Cell44" style:family="table-cell">
      <style:table-cell-properties fo:background-color="#CAC3B4" style:vertical-align="top"/>
    </style:style>
    <style:style style:name="Table8.Cell45" style:family="table-cell">
      <style:table-cell-properties fo:background-color="#CAC3B4" style:vertical-align="top"/>
    </style:style>
    <style:style style:name="Table8.Cell46" style:family="table-cell">
      <style:table-cell-properties fo:background-color="#CAC3B4" fo:border-top="0.004cm solid #000000"/>
    </style:style>
    <style:style style:name="Table8.Cell47" style:family="table-cell">
      <style:table-cell-properties fo:background-color="#CAC3B4"/>
    </style:style>
    <style:style style:name="Table8.Cell48" style:family="table-cell">
      <style:table-cell-properties fo:background-color="#CAC3B4"/>
    </style:style>
    <style:style style:name="Table8.Cell49" style:family="table-cell">
      <style:table-cell-properties fo:background-color="#CAC3B4"/>
    </style:style>
    <style:style style:name="Table8.Cell50" style:family="table-cell">
      <style:table-cell-properties fo:background-color="#CAC3B4"/>
    </style:style>
    <style:style style:name="Table8.Cell51" style:family="table-cell">
      <style:table-cell-properties fo:background-color="#CAC3B4" style:vertical-align="top" fo:border-top="0.004cm solid #000000"/>
    </style:style>
    <style:style style:name="Table8.Cell52" style:family="table-cell">
      <style:table-cell-properties fo:background-color="#CAC3B4" style:vertical-align="top"/>
    </style:style>
    <style:style style:name="Table8.Cell53" style:family="table-cell">
      <style:table-cell-properties fo:background-color="#CAC3B4" style:vertical-align="top"/>
    </style:style>
    <style:style style:name="Table8.Cell54" style:family="table-cell">
      <style:table-cell-properties fo:background-color="#CAC3B4" style:vertical-align="top"/>
    </style:style>
    <style:style style:name="Table8.Cell55" style:family="table-cell">
      <style:table-cell-properties fo:background-color="#CAC3B4" style:vertical-align="top"/>
    </style:style>
    <style:style style:name="Table8.Cell56" style:family="table-cell">
      <style:table-cell-properties fo:background-color="#CAC3B4" style:vertical-align="top"/>
    </style:style>
    <style:style style:name="Table8.Cell57" style:family="table-cell">
      <style:table-cell-properties fo:background-color="#CAC3B4" style:vertical-align="middle"/>
    </style:style>
    <style:style style:name="Table8.Cell58" style:family="table-cell">
      <style:table-cell-properties fo:background-color="#CAC3B4" style:vertical-align="middle"/>
    </style:style>
    <style:style style:name="Table8.Cell59" style:family="table-cell">
      <style:table-cell-properties fo:background-color="#CAC3B4" style:vertical-align="middle"/>
    </style:style>
    <style:style style:name="Table8.Cell60" style:family="table-cell">
      <style:table-cell-properties fo:background-color="#CAC3B4" style:vertical-align="middle" fo:border-top="0.004cm solid #000000"/>
    </style:style>
    <style:style style:name="Table8.Cell61" style:family="table-cell">
      <style:table-cell-properties fo:background-color="#CAC3B4" style:vertical-align="top"/>
    </style:style>
    <style:style style:name="Table8.Cell62" style:family="table-cell">
      <style:table-cell-properties fo:background-color="#CAC3B4" style:vertical-align="top"/>
    </style:style>
    <style:style style:name="Table8.Cell63" style:family="table-cell">
      <style:table-cell-properties fo:background-color="#CAC3B4" style:vertical-align="top"/>
    </style:style>
    <style:style style:name="Table8.Cell64" style:family="table-cell">
      <style:table-cell-properties fo:background-color="#CAC3B4" style:vertical-align="top"/>
    </style:style>
    <style:style style:name="Table8.Cell65" style:family="table-cell">
      <style:table-cell-properties fo:background-color="#CAC3B4" style:vertical-align="top"/>
    </style:style>
    <style:style style:name="Table8.Cell66" style:family="table-cell">
      <style:table-cell-properties fo:background-color="#CAC3B4"/>
    </style:style>
    <style:style style:name="Table8.Cell67" style:family="table-cell">
      <style:table-cell-properties fo:background-color="#CAC3B4"/>
    </style:style>
    <style:style style:name="Table8.Cell68" style:family="table-cell">
      <style:table-cell-properties fo:background-color="#CAC3B4"/>
    </style:style>
    <style:style style:name="Table8.Cell69" style:family="table-cell">
      <style:table-cell-properties fo:background-color="#CAC3B4" style:vertical-align="top"/>
    </style:style>
    <style:style style:name="Table8.Cell70" style:family="table-cell">
      <style:table-cell-properties fo:background-color="#CAC3B4" style:vertical-align="top"/>
    </style:style>
    <style:style style:name="Table8.Cell71" style:family="table-cell">
      <style:table-cell-properties fo:background-color="#CAC3B4" style:vertical-align="top"/>
    </style:style>
    <style:style style:name="Table9" style:family="table">
      <style:table-properties style:writing-mode="lr-tb" style:width="10.532cm" table:align="center"/>
    </style:style>
    <style:style style:name="Table9.C1" style:family="table-column">
      <style:table-column-properties style:column-width="3.632cm"/>
    </style:style>
    <style:style style:name="Table9.C2" style:family="table-column">
      <style:table-column-properties style:column-width="1.617cm"/>
    </style:style>
    <style:style style:name="Table9.C3" style:family="table-column">
      <style:table-column-properties style:column-width="1.584cm"/>
    </style:style>
    <style:style style:name="Table9.C4" style:family="table-column">
      <style:table-column-properties style:column-width="1.584cm"/>
    </style:style>
    <style:style style:name="Table9.C5" style:family="table-column">
      <style:table-column-properties style:column-width="2.117cm"/>
    </style:style>
    <style:style style:name="Table9.R1" style:family="table-row">
      <style:table-row-properties style:row-height="0.728cm"/>
    </style:style>
    <style:style style:name="Table9.R2" style:family="table-row">
      <style:table-row-properties style:row-height="0.466cm"/>
    </style:style>
    <style:style style:name="Table9.R3" style:family="table-row">
      <style:table-row-properties style:row-height="0.363cm"/>
    </style:style>
    <style:style style:name="Table9.R4" style:family="table-row">
      <style:table-row-properties style:row-height="0.372cm"/>
    </style:style>
    <style:style style:name="Table9.R5" style:family="table-row">
      <style:table-row-properties style:row-height="0.363cm"/>
    </style:style>
    <style:style style:name="Table9.R6" style:family="table-row">
      <style:table-row-properties style:row-height="0.372cm"/>
    </style:style>
    <style:style style:name="Table9.R7" style:family="table-row">
      <style:table-row-properties style:row-height="0.363cm"/>
    </style:style>
    <style:style style:name="Table9.R8" style:family="table-row">
      <style:table-row-properties style:row-height="0.372cm"/>
    </style:style>
    <style:style style:name="Table9.R9" style:family="table-row">
      <style:table-row-properties style:row-height="0.356cm"/>
    </style:style>
    <style:style style:name="Table9.R10" style:family="table-row">
      <style:table-row-properties style:row-height="0.363cm"/>
    </style:style>
    <style:style style:name="Table9.R11" style:family="table-row">
      <style:table-row-properties style:row-height="0.356cm"/>
    </style:style>
    <style:style style:name="Table9.R12" style:family="table-row">
      <style:table-row-properties style:row-height="0.236cm"/>
    </style:style>
    <style:style style:name="Table9.R13" style:family="table-row">
      <style:table-row-properties style:row-height="0.737cm"/>
    </style:style>
    <style:style style:name="Table9.R14" style:family="table-row">
      <style:table-row-properties style:row-height="0.686cm"/>
    </style:style>
    <style:style style:name="Table9.R15" style:family="table-row">
      <style:table-row-properties style:row-height="0.593cm"/>
    </style:style>
    <style:style style:name="Table9.R16" style:family="table-row">
      <style:table-row-properties style:row-height="0.448cm"/>
    </style:style>
    <style:style style:name="Table9.R17" style:family="table-row">
      <style:table-row-properties style:row-height="0.432cm"/>
    </style:style>
    <style:style style:name="Table9.R18" style:family="table-row">
      <style:table-row-properties style:row-height="0.575cm"/>
    </style:style>
    <style:style style:name="Table9.R19" style:family="table-row">
      <style:table-row-properties style:row-height="0.601cm"/>
    </style:style>
    <style:style style:name="Table9.R20" style:family="table-row">
      <style:table-row-properties style:row-height="0.330cm"/>
    </style:style>
    <style:style style:name="Table9.R21" style:family="table-row">
      <style:table-row-properties style:row-height="0.372cm"/>
    </style:style>
    <style:style style:name="Table9.R22" style:family="table-row">
      <style:table-row-properties style:row-height="0.390cm"/>
    </style:style>
    <style:style style:name="Table9.R23" style:family="table-row">
      <style:table-row-properties style:row-height="0.372cm"/>
    </style:style>
    <style:style style:name="Table9.Cell1" style:family="table-cell">
      <style:table-cell-properties fo:background-color="#CAC3B4" style:vertical-align="top"/>
    </style:style>
    <style:style style:name="Table9.Cell2" style:family="table-cell">
      <style:table-cell-properties fo:background-color="#CAC3B4" style:vertical-align="middle"/>
    </style:style>
    <style:style style:name="Table9.Cell3" style:family="table-cell">
      <style:table-cell-properties fo:background-color="#CAC3B4" style:vertical-align="middle"/>
    </style:style>
    <style:style style:name="Table9.Cell4" style:family="table-cell">
      <style:table-cell-properties fo:background-color="#CAC3B4" style:vertical-align="top"/>
    </style:style>
    <style:style style:name="Table9.Cell5" style:family="table-cell">
      <style:table-cell-properties fo:background-color="#CAC3B4"/>
    </style:style>
    <style:style style:name="Table9.Cell6" style:family="table-cell">
      <style:table-cell-properties fo:background-color="#CAC3B4" fo:border-top="0.004cm solid #000000"/>
    </style:style>
    <style:style style:name="Table9.Cell7" style:family="table-cell">
      <style:table-cell-properties fo:background-color="#CAC3B4"/>
    </style:style>
    <style:style style:name="Table9.Cell8" style:family="table-cell">
      <style:table-cell-properties fo:background-color="#CAC3B4" fo:border-top="0.004cm solid #000000"/>
    </style:style>
    <style:style style:name="Table9.Cell9" style:family="table-cell">
      <style:table-cell-properties fo:background-color="#CAC3B4" fo:border-top="0.004cm solid #000000"/>
    </style:style>
    <style:style style:name="Table9.Cell10" style:family="table-cell">
      <style:table-cell-properties fo:background-color="#CAC3B4" style:vertical-align="top"/>
    </style:style>
    <style:style style:name="Table9.Cell11" style:family="table-cell">
      <style:table-cell-properties fo:background-color="#CAC3B4" style:vertical-align="top"/>
    </style:style>
    <style:style style:name="Table9.Cell12" style:family="table-cell">
      <style:table-cell-properties fo:background-color="#CAC3B4" style:vertical-align="top"/>
    </style:style>
    <style:style style:name="Table9.Cell13" style:family="table-cell">
      <style:table-cell-properties fo:background-color="#CAC3B4" style:vertical-align="top"/>
    </style:style>
    <style:style style:name="Table9.Cell14" style:family="table-cell">
      <style:table-cell-properties fo:background-color="#CAC3B4" style:vertical-align="top"/>
    </style:style>
    <style:style style:name="Table9.Cell15" style:family="table-cell">
      <style:table-cell-properties fo:background-color="#CAC3B4" style:vertical-align="top"/>
    </style:style>
    <style:style style:name="Table9.Cell16" style:family="table-cell">
      <style:table-cell-properties fo:background-color="#CAC3B4" style:vertical-align="top"/>
    </style:style>
    <style:style style:name="Table9.Cell17" style:family="table-cell">
      <style:table-cell-properties fo:background-color="#CAC3B4" style:vertical-align="top"/>
    </style:style>
    <style:style style:name="Table9.Cell18" style:family="table-cell">
      <style:table-cell-properties fo:background-color="#CAC3B4" style:vertical-align="top"/>
    </style:style>
    <style:style style:name="Table9.Cell19" style:family="table-cell">
      <style:table-cell-properties fo:background-color="#CAC3B4" style:vertical-align="top"/>
    </style:style>
    <style:style style:name="Table9.Cell20" style:family="table-cell">
      <style:table-cell-properties fo:background-color="#CAC3B4" fo:border-top="0.004cm solid #000000"/>
    </style:style>
    <style:style style:name="Table9.Cell21" style:family="table-cell">
      <style:table-cell-properties fo:background-color="#CAC3B4"/>
    </style:style>
    <style:style style:name="Table9.Cell22" style:family="table-cell">
      <style:table-cell-properties fo:background-color="#CAC3B4" style:vertical-align="top"/>
    </style:style>
    <style:style style:name="Table9.Cell23" style:family="table-cell">
      <style:table-cell-properties fo:background-color="#CAC3B4"/>
    </style:style>
    <style:style style:name="Table9.Cell24" style:family="table-cell">
      <style:table-cell-properties fo:background-color="#CAC3B4"/>
    </style:style>
    <style:style style:name="Table9.Cell25" style:family="table-cell">
      <style:table-cell-properties fo:background-color="#CAC3B4" style:vertical-align="top" fo:border-top="0.004cm solid #000000"/>
    </style:style>
    <style:style style:name="Table9.Cell26" style:family="table-cell">
      <style:table-cell-properties fo:background-color="#CAC3B4" style:vertical-align="top"/>
    </style:style>
    <style:style style:name="Table9.Cell27" style:family="table-cell">
      <style:table-cell-properties fo:background-color="#CAC3B4" style:vertical-align="top" fo:border-top="0.004cm solid #000000"/>
    </style:style>
    <style:style style:name="Table9.Cell28" style:family="table-cell">
      <style:table-cell-properties fo:background-color="#CAC3B4" style:vertical-align="top"/>
    </style:style>
    <style:style style:name="Table9.Cell29" style:family="table-cell">
      <style:table-cell-properties fo:background-color="#CAC3B4" style:vertical-align="top"/>
    </style:style>
    <style:style style:name="Table9.Cell30" style:family="table-cell">
      <style:table-cell-properties fo:background-color="#CAC3B4" fo:border-top="0.004cm solid #000000"/>
    </style:style>
    <style:style style:name="Table9.Cell31" style:family="table-cell">
      <style:table-cell-properties fo:background-color="#CAC3B4" fo:border-top="0.004cm solid #000000"/>
    </style:style>
    <style:style style:name="Table9.Cell32" style:family="table-cell">
      <style:table-cell-properties fo:background-color="#CAC3B4"/>
    </style:style>
    <style:style style:name="Table9.Cell33" style:family="table-cell">
      <style:table-cell-properties fo:background-color="#CAC3B4"/>
    </style:style>
    <style:style style:name="Table9.Cell34" style:family="table-cell">
      <style:table-cell-properties fo:background-color="#CAC3B4"/>
    </style:style>
    <style:style style:name="Table9.Cell35" style:family="table-cell">
      <style:table-cell-properties fo:background-color="#CAC3B4" style:vertical-align="top"/>
    </style:style>
    <style:style style:name="Table9.Cell36" style:family="table-cell">
      <style:table-cell-properties fo:background-color="#CAC3B4" style:vertical-align="top"/>
    </style:style>
    <style:style style:name="Table9.Cell37" style:family="table-cell">
      <style:table-cell-properties fo:background-color="#CAC3B4" style:vertical-align="top"/>
    </style:style>
    <style:style style:name="Table9.Cell38" style:family="table-cell">
      <style:table-cell-properties fo:background-color="#CAC3B4" style:vertical-align="top"/>
    </style:style>
    <style:style style:name="Table9.Cell39" style:family="table-cell">
      <style:table-cell-properties fo:background-color="#CAC3B4" style:vertical-align="top"/>
    </style:style>
    <style:style style:name="Table9.Cell40" style:family="table-cell">
      <style:table-cell-properties fo:background-color="#CAC3B4"/>
    </style:style>
    <style:style style:name="Table9.Cell41" style:family="table-cell">
      <style:table-cell-properties fo:background-color="#CAC3B4"/>
    </style:style>
    <style:style style:name="Table9.Cell42" style:family="table-cell">
      <style:table-cell-properties fo:background-color="#CAC3B4"/>
    </style:style>
    <style:style style:name="Table9.Cell43" style:family="table-cell">
      <style:table-cell-properties fo:background-color="#CAC3B4"/>
    </style:style>
    <style:style style:name="Table9.Cell44" style:family="table-cell">
      <style:table-cell-properties fo:background-color="#CAC3B4"/>
    </style:style>
    <style:style style:name="Table9.Cell45" style:family="table-cell">
      <style:table-cell-properties fo:background-color="#CAC3B4"/>
    </style:style>
    <style:style style:name="Table9.Cell46" style:family="table-cell">
      <style:table-cell-properties fo:background-color="#CAC3B4"/>
    </style:style>
    <style:style style:name="Table9.Cell47" style:family="table-cell">
      <style:table-cell-properties fo:background-color="#CAC3B4"/>
    </style:style>
    <style:style style:name="Table9.Cell48" style:family="table-cell">
      <style:table-cell-properties fo:background-color="#CAC3B4"/>
    </style:style>
    <style:style style:name="Table9.Cell49" style:family="table-cell">
      <style:table-cell-properties fo:background-color="#CAC3B4"/>
    </style:style>
    <style:style style:name="Table9.Cell50" style:family="table-cell">
      <style:table-cell-properties fo:background-color="#CAC3B4" fo:border-top="0.004cm solid #000000"/>
    </style:style>
    <style:style style:name="Table9.Cell51" style:family="table-cell">
      <style:table-cell-properties fo:background-color="#CAC3B4"/>
    </style:style>
    <style:style style:name="Table9.Cell52" style:family="table-cell">
      <style:table-cell-properties fo:background-color="#CAC3B4"/>
    </style:style>
    <style:style style:name="Table9.Cell53" style:family="table-cell">
      <style:table-cell-properties fo:background-color="#CAC3B4"/>
    </style:style>
    <style:style style:name="Table9.Cell54" style:family="table-cell">
      <style:table-cell-properties fo:background-color="#CAC3B4"/>
    </style:style>
    <style:style style:name="Table9.Cell55" style:family="table-cell">
      <style:table-cell-properties fo:background-color="#CAC3B4" style:vertical-align="top"/>
    </style:style>
    <style:style style:name="Table9.Cell56" style:family="table-cell">
      <style:table-cell-properties fo:background-color="#CAC3B4" style:vertical-align="top"/>
    </style:style>
    <style:style style:name="Table9.Cell57" style:family="table-cell">
      <style:table-cell-properties fo:background-color="#CAC3B4" style:vertical-align="top"/>
    </style:style>
    <style:style style:name="Table9.Cell58" style:family="table-cell">
      <style:table-cell-properties fo:background-color="#CAC3B4" style:vertical-align="top"/>
    </style:style>
    <style:style style:name="Table9.Cell59" style:family="table-cell">
      <style:table-cell-properties fo:background-color="#CAC3B4"/>
    </style:style>
    <style:style style:name="Table9.Cell60" style:family="table-cell">
      <style:table-cell-properties fo:background-color="#CAC3B4" style:vertical-align="top"/>
    </style:style>
    <style:style style:name="Table9.Cell61" style:family="table-cell">
      <style:table-cell-properties fo:background-color="#CAC3B4" style:vertical-align="middle" fo:border-top="0.004cm solid #000000"/>
    </style:style>
    <style:style style:name="Table9.Cell62" style:family="table-cell">
      <style:table-cell-properties fo:background-color="#CAC3B4" style:vertical-align="middle" fo:border-top="0.004cm solid #000000"/>
    </style:style>
    <style:style style:name="Table9.Cell63" style:family="table-cell">
      <style:table-cell-properties fo:background-color="#CAC3B4" style:vertical-align="middle" fo:border-top="0.004cm solid #000000"/>
    </style:style>
    <style:style style:name="Table9.Cell64" style:family="table-cell">
      <style:table-cell-properties fo:background-color="#CAC3B4" style:vertical-align="middle"/>
    </style:style>
    <style:style style:name="Table9.Cell65" style:family="table-cell">
      <style:table-cell-properties fo:background-color="#CAC3B4" style:vertical-align="top"/>
    </style:style>
    <style:style style:name="Table9.Cell66" style:family="table-cell">
      <style:table-cell-properties fo:background-color="#CAC3B4" style:vertical-align="top"/>
    </style:style>
    <style:style style:name="Table9.Cell67" style:family="table-cell">
      <style:table-cell-properties fo:background-color="#CAC3B4" style:vertical-align="top"/>
    </style:style>
    <style:style style:name="Table9.Cell68" style:family="table-cell">
      <style:table-cell-properties fo:background-color="#CAC3B4" style:vertical-align="top"/>
    </style:style>
    <style:style style:name="Table9.Cell69" style:family="table-cell">
      <style:table-cell-properties fo:background-color="#CAC3B4" style:vertical-align="middle" fo:border-top="0.004cm solid #000000"/>
    </style:style>
    <style:style style:name="Table9.Cell70" style:family="table-cell">
      <style:table-cell-properties fo:background-color="#CAC3B4"/>
    </style:style>
    <style:style style:name="Table9.Cell71" style:family="table-cell">
      <style:table-cell-properties fo:background-color="#CAC3B4"/>
    </style:style>
    <style:style style:name="Table9.Cell72" style:family="table-cell">
      <style:table-cell-properties fo:background-color="#CAC3B4"/>
    </style:style>
    <style:style style:name="Table9.Cell73" style:family="table-cell">
      <style:table-cell-properties fo:background-color="#CAC3B4"/>
    </style:style>
    <style:style style:name="Table9.Cell74" style:family="table-cell">
      <style:table-cell-properties fo:background-color="#CAC3B4"/>
    </style:style>
    <style:style style:name="Table9.Cell75" style:family="table-cell">
      <style:table-cell-properties fo:background-color="#CAC3B4" style:vertical-align="top"/>
    </style:style>
    <style:style style:name="Table9.Cell76" style:family="table-cell">
      <style:table-cell-properties fo:background-color="#CAC3B4" style:vertical-align="top"/>
    </style:style>
    <style:style style:name="Table9.Cell77" style:family="table-cell">
      <style:table-cell-properties fo:background-color="#CAC3B4" style:vertical-align="top"/>
    </style:style>
    <style:style style:name="Table9.Cell78" style:family="table-cell">
      <style:table-cell-properties fo:background-color="#CAC3B4" style:vertical-align="top"/>
    </style:style>
    <style:style style:name="Table9.Cell79" style:family="table-cell">
      <style:table-cell-properties fo:background-color="#CAC3B4" style:vertical-align="top"/>
    </style:style>
    <style:style style:name="Table9.Cell80" style:family="table-cell">
      <style:table-cell-properties fo:background-color="#CAC3B4" style:vertical-align="top"/>
    </style:style>
    <style:style style:name="Table9.Cell81" style:family="table-cell">
      <style:table-cell-properties fo:background-color="#CAC3B4" style:vertical-align="top"/>
    </style:style>
    <style:style style:name="Table9.Cell82" style:family="table-cell">
      <style:table-cell-properties fo:background-color="#CAC3B4" style:vertical-align="top"/>
    </style:style>
    <style:style style:name="Table9.Cell83" style:family="table-cell">
      <style:table-cell-properties fo:background-color="#CAC3B4"/>
    </style:style>
    <style:style style:name="Table9.Cell84" style:family="table-cell">
      <style:table-cell-properties fo:background-color="#CAC3B4"/>
    </style:style>
    <style:style style:name="Table9.Cell85" style:family="table-cell">
      <style:table-cell-properties fo:background-color="#CAC3B4"/>
    </style:style>
    <style:style style:name="Table9.Cell86" style:family="table-cell">
      <style:table-cell-properties fo:background-color="#CAC3B4" style:vertical-align="top"/>
    </style:style>
    <style:style style:name="Table9.Cell87" style:family="table-cell">
      <style:table-cell-properties fo:background-color="#CAC3B4" style:vertical-align="top"/>
    </style:style>
    <style:style style:name="Table9.Cell88" style:family="table-cell">
      <style:table-cell-properties fo:background-color="#CAC3B4" style:vertical-align="top"/>
    </style:style>
    <style:style style:name="Table9.Cell89" style:family="table-cell">
      <style:table-cell-properties fo:background-color="#CAC3B4" style:vertical-align="top" fo:border-left="0.004cm solid #000000"/>
    </style:style>
    <style:style style:name="Table9.Cell90" style:family="table-cell">
      <style:table-cell-properties fo:background-color="#CAC3B4" style:vertical-align="top"/>
    </style:style>
    <style:style style:name="Table9.Cell91" style:family="table-cell">
      <style:table-cell-properties fo:background-color="#CAC3B4" style:vertical-align="top"/>
    </style:style>
    <style:style style:name="Table9.Cell92" style:family="table-cell">
      <style:table-cell-properties fo:background-color="#CAC3B4" fo:border-top="0.004cm solid #000000"/>
    </style:style>
    <style:style style:name="Table9.Cell93" style:family="table-cell">
      <style:table-cell-properties fo:background-color="#CAC3B4"/>
    </style:style>
    <style:style style:name="Table9.Cell94" style:family="table-cell">
      <style:table-cell-properties fo:background-color="#CAC3B4" fo:border-left="0.004cm solid #000000"/>
    </style:style>
    <style:style style:name="Table9.Cell95" style:family="table-cell">
      <style:table-cell-properties fo:background-color="#CAC3B4"/>
    </style:style>
    <style:style style:name="Table9.Cell96" style:family="table-cell">
      <style:table-cell-properties fo:background-color="#CAC3B4" style:vertical-align="top"/>
    </style:style>
    <style:style style:name="Table9.Cell97" style:family="table-cell">
      <style:table-cell-properties fo:background-color="#CAC3B4" fo:border-top="0.004cm solid #000000"/>
    </style:style>
    <style:style style:name="Table9.Cell98" style:family="table-cell">
      <style:table-cell-properties fo:background-color="#CAC3B4" fo:border-top="0.004cm solid #000000"/>
    </style:style>
    <style:style style:name="Table9.Cell99" style:family="table-cell">
      <style:table-cell-properties fo:background-color="#CAC3B4" fo:border-left="0.004cm solid #000000"/>
    </style:style>
    <style:style style:name="Table9.Cell100" style:family="table-cell">
      <style:table-cell-properties fo:background-color="#CAC3B4"/>
    </style:style>
    <style:style style:name="Table9.Cell101" style:family="table-cell">
      <style:table-cell-properties fo:background-color="#CAC3B4" style:vertical-align="top"/>
    </style:style>
    <style:style style:name="Table9.Cell102" style:family="table-cell">
      <style:table-cell-properties fo:background-color="#CAC3B4" style:vertical-align="top"/>
    </style:style>
    <style:style style:name="Table9.Cell103" style:family="table-cell">
      <style:table-cell-properties fo:background-color="#CAC3B4" style:vertical-align="top"/>
    </style:style>
    <style:style style:name="Table9.Cell104" style:family="table-cell">
      <style:table-cell-properties fo:background-color="#CAC3B4" style:vertical-align="top" fo:border-left="0.004cm solid #000000"/>
    </style:style>
    <style:style style:name="Table9.Cell105" style:family="table-cell">
      <style:table-cell-properties fo:background-color="#CAC3B4" style:vertical-align="top"/>
    </style:style>
    <style:style style:name="Table9.Cell106" style:family="table-cell">
      <style:table-cell-properties fo:background-color="#CAC3B4" style:vertical-align="top"/>
    </style:style>
    <style:style style:name="Table10" style:family="table">
      <style:table-properties style:writing-mode="lr-tb" style:width="8.246cm" table:align="center"/>
    </style:style>
    <style:style style:name="Table10.C1" style:family="table-column">
      <style:table-column-properties style:column-width="3.810cm"/>
    </style:style>
    <style:style style:name="Table10.C2" style:family="table-column">
      <style:table-column-properties style:column-width="3.175cm"/>
    </style:style>
    <style:style style:name="Table10.C3" style:family="table-column">
      <style:table-column-properties style:column-width="1.261cm"/>
    </style:style>
    <style:style style:name="Table10.R1" style:family="table-row">
      <style:table-row-properties style:row-height="0.423cm"/>
    </style:style>
    <style:style style:name="Table10.R2" style:family="table-row">
      <style:table-row-properties style:row-height="0.474cm"/>
    </style:style>
    <style:style style:name="Table10.R3" style:family="table-row">
      <style:table-row-properties style:row-height="0.593cm"/>
    </style:style>
    <style:style style:name="Table10.R4" style:family="table-row">
      <style:table-row-properties style:row-height="0.526cm"/>
    </style:style>
    <style:style style:name="Table10.Cell1" style:family="table-cell">
      <style:table-cell-properties fo:background-color="#CAC3B4" style:vertical-align="top"/>
    </style:style>
    <style:style style:name="Table10.Cell2" style:family="table-cell">
      <style:table-cell-properties fo:background-color="#CAC3B4" style:vertical-align="top"/>
    </style:style>
    <style:style style:name="Table10.Cell3" style:family="table-cell">
      <style:table-cell-properties fo:background-color="#CAC3B4" style:vertical-align="top"/>
    </style:style>
    <style:style style:name="Table10.Cell4" style:family="table-cell">
      <style:table-cell-properties fo:background-color="#CAC3B4" style:vertical-align="top" fo:border-top="0.004cm solid #000000"/>
    </style:style>
    <style:style style:name="Table10.Cell5" style:family="table-cell">
      <style:table-cell-properties fo:background-color="#CAC3B4" style:vertical-align="top" fo:border-top="0.004cm solid #000000"/>
    </style:style>
    <style:style style:name="Table10.Cell6" style:family="table-cell">
      <style:table-cell-properties fo:background-color="#CAC3B4" style:vertical-align="top"/>
    </style:style>
    <style:style style:name="Table10.Cell7" style:family="table-cell">
      <style:table-cell-properties fo:background-color="#CAC3B4" style:vertical-align="top" fo:border-top="0.004cm solid #000000"/>
    </style:style>
    <style:style style:name="Table10.Cell8" style:family="table-cell">
      <style:table-cell-properties fo:background-color="#CAC3B4" style:vertical-align="top" fo:border-top="0.004cm solid #000000"/>
    </style:style>
    <style:style style:name="Table10.Cell9" style:family="table-cell">
      <style:table-cell-properties fo:background-color="#CAC3B4" style:vertical-align="top"/>
    </style:style>
    <style:style style:name="Table10.Cell10" style:family="table-cell">
      <style:table-cell-properties fo:background-color="#CAC3B4" style:vertical-align="top"/>
    </style:style>
    <style:style style:name="Table10.Cell11" style:family="table-cell">
      <style:table-cell-properties fo:background-color="#CAC3B4" fo:border-top="0.004cm solid #000000"/>
    </style:style>
    <style:style style:name="Table10.Cell12" style:family="table-cell">
      <style:table-cell-properties fo:background-color="#CAC3B4"/>
    </style:style>
    <style:style style:name="Table11" style:family="table">
      <style:table-properties style:writing-mode="lr-tb" style:width="7.070cm" table:align="center"/>
    </style:style>
    <style:style style:name="Table11.C1" style:family="table-column">
      <style:table-column-properties style:column-width="1.930cm"/>
    </style:style>
    <style:style style:name="Table11.C2" style:family="table-column">
      <style:table-column-properties style:column-width="5.140cm"/>
    </style:style>
    <style:style style:name="Table11.R1" style:family="table-row">
      <style:table-row-properties style:row-height="0.372cm"/>
    </style:style>
    <style:style style:name="Table11.R2" style:family="table-row">
      <style:table-row-properties style:row-height="0.381cm"/>
    </style:style>
    <style:style style:name="Table11.R3" style:family="table-row">
      <style:table-row-properties style:row-height="0.363cm"/>
    </style:style>
    <style:style style:name="Table11.R4" style:family="table-row">
      <style:table-row-properties style:row-height="0.372cm"/>
    </style:style>
    <style:style style:name="Table11.R5" style:family="table-row">
      <style:table-row-properties style:row-height="0.372cm"/>
    </style:style>
    <style:style style:name="Table11.R6" style:family="table-row">
      <style:table-row-properties style:row-height="0.432cm"/>
    </style:style>
    <style:style style:name="Table11.Cell1" style:family="table-cell">
      <style:table-cell-properties fo:background-color="#CAC3B4"/>
    </style:style>
    <style:style style:name="Table11.Cell2" style:family="table-cell">
      <style:table-cell-properties fo:background-color="#CAC3B4"/>
    </style:style>
    <style:style style:name="Table11.Cell3" style:family="table-cell">
      <style:table-cell-properties fo:background-color="#CAC3B4" fo:border-top="0.004cm solid #000000"/>
    </style:style>
    <style:style style:name="Table11.Cell4" style:family="table-cell">
      <style:table-cell-properties fo:background-color="#CAC3B4" fo:border-top="0.004cm solid #000000"/>
    </style:style>
    <style:style style:name="Table11.Cell5" style:family="table-cell">
      <style:table-cell-properties fo:background-color="#CAC3B4"/>
    </style:style>
    <style:style style:name="Table11.Cell6" style:family="table-cell">
      <style:table-cell-properties fo:background-color="#CAC3B4"/>
    </style:style>
    <style:style style:name="Table11.Cell7" style:family="table-cell">
      <style:table-cell-properties fo:background-color="#CAC3B4"/>
    </style:style>
    <style:style style:name="Table11.Cell8" style:family="table-cell">
      <style:table-cell-properties fo:background-color="#CAC3B4"/>
    </style:style>
    <style:style style:name="Table11.Cell9" style:family="table-cell">
      <style:table-cell-properties fo:background-color="#CAC3B4"/>
    </style:style>
    <style:style style:name="Table11.Cell10" style:family="table-cell">
      <style:table-cell-properties fo:background-color="#CAC3B4"/>
    </style:style>
    <style:style style:name="Table11.Cell11" style:family="table-cell">
      <style:table-cell-properties fo:background-color="#CAC3B4" style:vertical-align="top"/>
    </style:style>
    <style:style style:name="Table11.Cell12" style:family="table-cell">
      <style:table-cell-properties fo:background-color="#CAC3B4" style:vertical-align="top"/>
    </style:style>
    <style:style style:name="Table12" style:family="table">
      <style:table-properties style:writing-mode="lr-tb" style:width="7.620cm" table:align="center"/>
    </style:style>
    <style:style style:name="Table12.C1" style:family="table-column">
      <style:table-column-properties style:column-width="3.235cm"/>
    </style:style>
    <style:style style:name="Table12.C2" style:family="table-column">
      <style:table-column-properties style:column-width="1.152cm"/>
    </style:style>
    <style:style style:name="Table12.C3" style:family="table-column">
      <style:table-column-properties style:column-width="3.235cm"/>
    </style:style>
    <style:style style:name="Table12.R1" style:family="table-row">
      <style:table-row-properties style:row-height="0.406cm"/>
    </style:style>
    <style:style style:name="Table12.R2" style:family="table-row">
      <style:table-row-properties style:row-height="0.457cm"/>
    </style:style>
    <style:style style:name="Table12.R3" style:family="table-row">
      <style:table-row-properties style:row-height="0.559cm"/>
    </style:style>
    <style:style style:name="Table12.R4" style:family="table-row">
      <style:table-row-properties style:row-height="0.441cm"/>
    </style:style>
    <style:style style:name="Table12.R5" style:family="table-row">
      <style:table-row-properties style:row-height="0.448cm"/>
    </style:style>
    <style:style style:name="Table12.R6" style:family="table-row">
      <style:table-row-properties style:row-height="0.314cm"/>
    </style:style>
    <style:style style:name="Table12.R7" style:family="table-row">
      <style:table-row-properties style:row-height="0.568cm"/>
    </style:style>
    <style:style style:name="Table12.R8" style:family="table-row">
      <style:table-row-properties style:row-height="0.321cm"/>
    </style:style>
    <style:style style:name="Table12.R9" style:family="table-row">
      <style:table-row-properties style:row-height="0.432cm"/>
    </style:style>
    <style:style style:name="Table12.R10" style:family="table-row">
      <style:table-row-properties style:row-height="0.737cm"/>
    </style:style>
    <style:style style:name="Table12.R11" style:family="table-row">
      <style:table-row-properties style:row-height="0.601cm"/>
    </style:style>
    <style:style style:name="Table12.Cell1" style:family="table-cell">
      <style:table-cell-properties fo:background-color="#CAC3B4" fo:border-top="0.004cm solid #000000"/>
    </style:style>
    <style:style style:name="Table12.Cell2" style:family="table-cell">
      <style:table-cell-properties fo:background-color="#CAC3B4" fo:border-top="0.004cm solid #000000"/>
    </style:style>
    <style:style style:name="Table12.Cell3" style:family="table-cell">
      <style:table-cell-properties fo:background-color="#CAC3B4" fo:border-top="0.004cm solid #000000"/>
    </style:style>
    <style:style style:name="Table12.Cell4" style:family="table-cell">
      <style:table-cell-properties fo:background-color="#CAC3B4" fo:border-top="0.004cm solid #000000"/>
    </style:style>
    <style:style style:name="Table12.Cell5" style:family="table-cell">
      <style:table-cell-properties fo:background-color="#CAC3B4"/>
    </style:style>
    <style:style style:name="Table12.Cell6" style:family="table-cell">
      <style:table-cell-properties fo:background-color="#CAC3B4"/>
    </style:style>
    <style:style style:name="Table12.Cell7" style:family="table-cell">
      <style:table-cell-properties fo:background-color="#CAC3B4" fo:border-top="0.004cm solid #000000"/>
    </style:style>
    <style:style style:name="Table12.Cell8" style:family="table-cell">
      <style:table-cell-properties fo:background-color="#CAC3B4"/>
    </style:style>
    <style:style style:name="Table12.Cell9" style:family="table-cell">
      <style:table-cell-properties fo:background-color="#CAC3B4"/>
    </style:style>
    <style:style style:name="Table12.Cell10" style:family="table-cell">
      <style:table-cell-properties fo:background-color="#CAC3B4" style:vertical-align="top"/>
    </style:style>
    <style:style style:name="Table12.Cell11" style:family="table-cell">
      <style:table-cell-properties fo:background-color="#CAC3B4" style:vertical-align="top"/>
    </style:style>
    <style:style style:name="Table12.Cell12" style:family="table-cell">
      <style:table-cell-properties fo:background-color="#CAC3B4" style:vertical-align="top"/>
    </style:style>
    <style:style style:name="Table12.Cell13" style:family="table-cell">
      <style:table-cell-properties fo:background-color="#CAC3B4" fo:border-top="0.004cm solid #000000"/>
    </style:style>
    <style:style style:name="Table12.Cell14" style:family="table-cell">
      <style:table-cell-properties fo:background-color="#CAC3B4"/>
    </style:style>
    <style:style style:name="Table12.Cell15" style:family="table-cell">
      <style:table-cell-properties fo:background-color="#CAC3B4" style:vertical-align="top"/>
    </style:style>
    <style:style style:name="Table12.Cell16" style:family="table-cell">
      <style:table-cell-properties fo:background-color="#CAC3B4"/>
    </style:style>
    <style:style style:name="Table12.Cell17" style:family="table-cell">
      <style:table-cell-properties fo:background-color="#CAC3B4"/>
    </style:style>
    <style:style style:name="Table12.Cell18" style:family="table-cell">
      <style:table-cell-properties fo:background-color="#CAC3B4"/>
    </style:style>
    <style:style style:name="Table12.Cell19" style:family="table-cell">
      <style:table-cell-properties fo:background-color="#CAC3B4" fo:border-top="0.004cm solid #000000"/>
    </style:style>
    <style:style style:name="Table12.Cell20" style:family="table-cell">
      <style:table-cell-properties fo:background-color="#CAC3B4"/>
    </style:style>
    <style:style style:name="Table12.Cell21" style:family="table-cell">
      <style:table-cell-properties fo:background-color="#CAC3B4"/>
    </style:style>
    <style:style style:name="Table12.Cell22" style:family="table-cell">
      <style:table-cell-properties fo:background-color="#CAC3B4"/>
    </style:style>
    <style:style style:name="Table12.Cell23" style:family="table-cell">
      <style:table-cell-properties fo:background-color="#CAC3B4"/>
    </style:style>
    <style:style style:name="Table12.Cell24" style:family="table-cell">
      <style:table-cell-properties fo:background-color="#CAC3B4"/>
    </style:style>
    <style:style style:name="Table12.Cell25" style:family="table-cell">
      <style:table-cell-properties fo:background-color="#CAC3B4" fo:border-top="0.004cm solid #000000"/>
    </style:style>
    <style:style style:name="Table12.Cell26" style:family="table-cell">
      <style:table-cell-properties fo:background-color="#CAC3B4"/>
    </style:style>
    <style:style style:name="Table12.Cell27" style:family="table-cell">
      <style:table-cell-properties fo:background-color="#CAC3B4"/>
    </style:style>
    <style:style style:name="Table12.Cell28" style:family="table-cell">
      <style:table-cell-properties fo:background-color="#CAC3B4" style:vertical-align="middle" fo:border-top="0.004cm solid #000000"/>
    </style:style>
    <style:style style:name="Table12.Cell29" style:family="table-cell">
      <style:table-cell-properties fo:background-color="#CAC3B4" style:vertical-align="middle"/>
    </style:style>
    <style:style style:name="Table12.Cell30" style:family="table-cell">
      <style:table-cell-properties fo:background-color="#CAC3B4" style:vertical-align="middle"/>
    </style:style>
    <style:style style:name="Table12.Cell31" style:family="table-cell">
      <style:table-cell-properties fo:background-color="#CAC3B4" style:vertical-align="top"/>
    </style:style>
    <style:style style:name="Table12.Cell32" style:family="table-cell">
      <style:table-cell-properties fo:background-color="#CAC3B4" fo:border-top="0.004cm solid #000000"/>
    </style:style>
    <style:style style:name="Table12.Cell33" style:family="table-cell">
      <style:table-cell-properties fo:background-color="#CAC3B4" fo:border-top="0.004cm solid #000000"/>
    </style:style>
    <text:list-style style:name="L0">
      <text:list-level-style-number text:start-value="1" style:num-format="I" text:level="1" text:style-name="CharStyle30" style:num-suffix="."/>
    </text:list-style>
    <text:list-style style:name="L2">
      <text:list-level-style-number text:start-value="1" style:num-format="1" text:level="1" text:style-name="CharStyle40" style:num-suffix="."/>
    </text:list-style>
    <text:list-style style:name="L4">
      <text:list-level-style-number text:start-value="1" style:num-format="1" text:level="1" text:style-name="CharStyle30" style:num-suffix="."/>
    </text:list-style>
    <text:list-style style:name="L6">
      <text:list-level-style-number text:start-value="1" style:num-format="1" text:level="1" text:style-name="CharStyle30"/>
    </text:list-style>
    <text:list-style style:name="L8">
      <text:list-level-style-number text:start-value="1" style:num-format="1" text:level="1" text:style-name="CharStyle79" style:num-prefix="(" style:num-suffix=")"/>
    </text:list-style>
    <style:style style:name="fr3" style:family="graphic" style:parent-style-name="Frame">
      <style:graphic-properties style:wrap-contour="false" fo:background-color="#ffffff" style:background-transparency="100%" style:flow-with-text="false" fo:margin-left="0.247cm" fo:margin-right="0.247cm" fo:margin-top="0" fo:margin-bottom="0" fo:border="none" style:wrap="left" style:vertical-rel="paragraph-content" style:horizontal-rel="page" style:horizontal-pos="from-left" style:vertical-pos="from-top"/>
    </style:style>
    <style:style style:name="fr9" style:family="graphic" style:parent-style-name="Frame">
      <style:graphic-properties style:wrap-contour="false" fo:background-color="#ffffff" style:background-transparency="100%" style:flow-with-text="false" fo:margin-left="2.032cm" fo:margin-right="6.994cm" fo:margin-top="0" fo:margin-bottom="0" fo:border="none" style:wrap="none" style:vertical-rel="paragraph-content" style:horizontal-pos="from-left" style:vertical-pos="from-top"/>
    </style:style>
    <style:style style:name="fr10" style:family="graphic" style:parent-style-name="Frame">
      <style:graphic-properties style:wrap-contour="false" fo:background-color="#ffffff" style:background-transparency="100%" style:flow-with-text="false" fo:margin-left="0" fo:margin-right="1.863cm" fo:margin-top="0" fo:margin-bottom="0" fo:border="none" style:wrap="none" style:vertical-rel="paragraph-content" style:horizontal-pos="from-left" style:vertical-pos="from-top"/>
    </style:style>
    <style:style style:name="fr14" style:family="graphic" style:parent-style-name="Frame">
      <style:graphic-properties style:wrap-contour="false" fo:background-color="#ffffff" style:background-transparency="100%" style:flow-with-text="false" fo:margin-left="0.318cm" fo:margin-right="0.318cm" fo:margin-top="0.035cm" fo:margin-bottom="0" fo:border="none" style:wrap="none" style:vertical-rel="page-content" style:horizontal-rel="page" style:horizontal-pos="from-left" style:vertical-pos="from-top"/>
    </style:style>
    <style:style style:name="fr16" style:family="graphic" style:parent-style-name="Frame">
      <style:graphic-properties style:wrap-contour="false" fo:background-color="#ffffff" style:background-transparency="100%" style:flow-with-text="false" fo:margin-left="0.318cm" fo:margin-right="0.318cm" fo:margin-top="0" fo:margin-bottom="0" fo:border="none" style:wrap="right" style:vertical-rel="paragraph-content" style:horizontal-rel="page" style:horizontal-pos="from-left" style:vertical-pos="from-top"/>
    </style:style>
    <style:style style:name="fr18" style:family="graphic" style:parent-style-name="Frame">
      <style:graphic-properties style:wrap-contour="false" fo:background-color="#ffffff" style:background-transparency="100%" style:flow-with-text="false" fo:margin-left="0.318cm" fo:margin-right="0.318cm" fo:margin-top="0" fo:margin-bottom="0" fo:border="none" style:wrap="left" style:vertical-rel="paragraph-content" style:horizontal-rel="page" style:horizontal-pos="from-left" style:vertical-pos="from-top"/>
    </style:style>
    <style:style style:name="fr19" style:family="graphic" style:parent-style-name="Frame">
      <style:graphic-properties style:wrap-contour="false" fo:background-color="#ffffff" style:background-transparency="100%" style:flow-with-text="false" fo:margin-left="0.318cm" fo:margin-right="0.318cm" fo:margin-top="0" fo:margin-bottom="0" fo:border="none" style:wrap="right" style:vertical-rel="paragraph-content" style:horizontal-rel="page" style:horizontal-pos="from-left" style:vertical-pos="from-top"/>
    </style:style>
    <style:style style:name="fr21" style:family="graphic" style:parent-style-name="Frame">
      <style:graphic-properties style:wrap-contour="false" fo:background-color="#ffffff" style:background-transparency="100%" style:flow-with-text="false" fo:margin-left="1.981cm" fo:margin-right="1.134cm" fo:margin-top="0" fo:margin-bottom="0" fo:border="none" style:wrap="none" style:vertical-rel="paragraph-content" style:horizontal-pos="from-left" style:vertical-pos="from-top"/>
    </style:style>
    <style:style style:name="fr22" style:family="graphic" style:parent-style-name="Frame">
      <style:graphic-properties style:wrap-contour="false" fo:background-color="#ffffff" style:background-transparency="100%" style:flow-with-text="false" fo:margin-left="1.981cm" fo:margin-right="1.134cm" fo:margin-top="0" fo:margin-bottom="0" fo:border="none" style:wrap="none" style:vertical-rel="paragraph-content" style:horizontal-pos="from-left" style:vertical-pos="from-top"/>
    </style:style>
    <style:style style:name="fr23" style:family="graphic" style:parent-style-name="Frame">
      <style:graphic-properties style:wrap-contour="false" fo:background-color="#ffffff" style:background-transparency="100%" style:flow-with-text="false" fo:margin-left="0" fo:margin-right="0" fo:margin-top="0.490cm" fo:margin-bottom="0" fo:border="none" style:wrap="none" style:vertical-rel="paragraph-content" style:horizontal-pos="from-left" style:vertical-pos="from-top"/>
    </style:style>
    <style:style style:name="Sect0" style:family="section">
      <style:section-properties fo:margin-left="1.304cm" fo:margin-right="0.947cm">
        <style:columns fo:column-count="1" fo:column-gap="1.270cm"/>
      </style:section-properties>
    </style:style>
    <style:style style:name="Sect1" style:family="section">
      <style:section-properties fo:margin-left="2.743cm" fo:margin-right="2.683cm">
        <style:columns fo:column-count="1" fo:column-gap="1.270cm"/>
      </style:section-properties>
    </style:style>
    <style:style style:name="Sect2" style:family="section">
      <style:section-properties fo:margin-left="0.508cm" fo:margin-right="0.466cm">
        <style:columns fo:column-count="1" fo:column-gap="1.270cm"/>
      </style:section-properties>
    </style:style>
    <style:style style:name="Sect3" style:family="section">
      <style:section-properties fo:margin-left="0.321cm" fo:margin-right="0.332cm">
        <style:columns fo:column-count="1" fo:column-gap="1.270cm"/>
      </style:section-properties>
    </style:style>
    <style:style style:name="Sect4" style:family="section">
      <style:section-properties fo:margin-left="0.321cm" fo:margin-right="0.332cm">
        <style:columns fo:column-count="1" fo:column-gap="1.270cm"/>
      </style:section-properties>
    </style:style>
    <style:style style:name="Sect5" style:family="section">
      <style:section-properties fo:margin-left="0.321cm" fo:margin-right="0.332cm">
        <style:columns fo:column-count="1" fo:column-gap="1.270cm"/>
      </style:section-properties>
    </style:style>
    <style:style style:name="Sect6" style:family="section">
      <style:section-properties fo:margin-left="0.321cm" fo:margin-right="0.332cm">
        <style:columns fo:column-count="1" fo:column-gap="1.270cm"/>
      </style:section-properties>
    </style:style>
    <style:style style:name="Sect7" style:family="section">
      <style:section-properties fo:margin-left="0.363cm" fo:margin-right="0.346cm">
        <style:columns fo:column-count="1" fo:column-gap="1.270cm"/>
      </style:section-properties>
    </style:style>
    <style:style style:name="Sect8" style:family="section">
      <style:section-properties fo:margin-left="0.295cm" fo:margin-right="0.298cm">
        <style:columns fo:column-count="1" fo:column-gap="1.270cm"/>
      </style:section-properties>
    </style:style>
    <style:style style:name="Sect9" style:family="section">
      <style:section-properties fo:margin-left="0.295cm" fo:margin-right="0.298cm">
        <style:columns fo:column-count="1" fo:column-gap="1.270cm"/>
      </style:section-properties>
    </style:style>
    <style:style style:name="Sect10" style:family="section">
      <style:section-properties fo:margin-left="0.295cm" fo:margin-right="0.298cm">
        <style:columns fo:column-count="1" fo:column-gap="1.270cm"/>
      </style:section-properties>
    </style:style>
    <style:style style:name="Sect11" style:family="section">
      <style:section-properties fo:margin-left="0.295cm" fo:margin-right="0.298cm">
        <style:columns fo:column-count="1" fo:column-gap="1.270cm"/>
      </style:section-properties>
    </style:style>
    <style:style style:name="Sect12" style:family="section">
      <style:section-properties fo:margin-left="0.295cm" fo:margin-right="0.298cm">
        <style:columns fo:column-count="1" fo:column-gap="1.270cm"/>
      </style:section-properties>
    </style:style>
    <style:style style:name="Sect13" style:family="section">
      <style:section-properties fo:margin-left="0.339cm" fo:margin-right="0.321cm">
        <style:columns fo:column-count="1" fo:column-gap="1.270cm"/>
      </style:section-properties>
    </style:style>
    <style:style style:name="Sect14" style:family="section">
      <style:section-properties fo:margin-left="0.229cm" fo:margin-right="0.347cm">
        <style:columns fo:column-count="1" fo:column-gap="1.270cm"/>
      </style:section-properties>
    </style:style>
    <style:style style:name="Sect15" style:family="section">
      <style:section-properties fo:margin-left="0.339cm" fo:margin-right="0.305cm">
        <style:columns fo:column-count="1" fo:column-gap="1.270cm"/>
      </style:section-properties>
    </style:style>
    <style:style style:name="Sect16" style:family="section">
      <style:section-properties fo:margin-left="0.000cm" fo:margin-right="0.000cm">
        <style:columns fo:column-count="1" fo:column-gap="1.270cm"/>
      </style:section-properties>
    </style:style>
    <style:style style:name="Sect17" style:family="section">
      <style:section-properties fo:margin-left="0.231cm" fo:margin-right="0.228cm">
        <style:columns fo:column-count="1" fo:column-gap="1.270cm"/>
      </style:section-properties>
    </style:style>
    <style:style style:name="Sect18" style:family="section">
      <style:section-properties fo:margin-left="0.231cm" fo:margin-right="0.228cm">
        <style:columns fo:column-count="1" fo:column-gap="1.270cm"/>
      </style:section-properties>
    </style:style>
    <style:style style:name="Sect19" style:family="section">
      <style:section-properties fo:margin-left="0.231cm" fo:margin-right="0.228cm">
        <style:columns fo:column-count="1" fo:column-gap="1.270cm"/>
      </style:section-properties>
    </style:style>
    <style:style style:name="Sect20" style:family="section">
      <style:section-properties fo:margin-left="0.231cm" fo:margin-right="0.228cm">
        <style:columns fo:column-count="1" fo:column-gap="1.270cm"/>
      </style:section-properties>
    </style:style>
    <style:style style:name="Sect21" style:family="section">
      <style:section-properties fo:margin-left="0.231cm" fo:margin-right="0.228cm">
        <style:columns fo:column-count="1" fo:column-gap="1.270cm"/>
      </style:section-properties>
    </style:style>
    <style:style style:name="Sect22" style:family="section">
      <style:section-properties fo:margin-left="0.231cm" fo:margin-right="0.228cm">
        <style:columns fo:column-count="1" fo:column-gap="1.270cm"/>
      </style:section-properties>
    </style:style>
  </office:automatic-styles>
  <office:body>
    <office:text>
      <text:section text:style-name="Sect0" text:name="Section0">
        <text:p text:style-name="P848"><text:span text:style-name="CharStyle7">TERCER APENDICE</text:span></text:p>
        <text:h text:outline-level="1" text:style-name="P25"><text:bookmark-start text:name="bookmark0"/><text:bookmark-start text:name="bookmark1"/><text:bookmark-start text:name="bookmark2"/><text:span text:style-name="CharStyle9">MINERALOJIA</text:span><text:bookmark-end text:name="bookmark0"/><text:bookmark-end text:name="bookmark1"/><text:bookmark-end text:name="bookmark2"/></text:h>
        <text:p text:style-name="P26"><text:span text:style-name="CharStyle10">»h</text:span></text:p>
        <text:p text:style-name="P27"><text:span text:style-name="CharStyle11">o </text:span><text:span text:style-name="CharStyle12">n Ignacio</text:span><text:span text:style-name="CharStyle11"><text:s text:c="1"/>p </text:span><text:span text:style-name="CharStyle12">o »a e y k o</text:span></text:p>
        <text:h text:outline-level="2" text:style-name="P28"><text:bookmark-start text:name="bookmark3"/><text:bookmark-start text:name="bookmark4"/><text:bookmark-start text:name="bookmark5"/><text:span text:style-name="CharStyle14">SANTIAGO DE CHILE</text:span><text:bookmark-end text:name="bookmark3"/><text:bookmark-end text:name="bookmark4"/><text:bookmark-end text:name="bookmark5"/></text:h>
        <text:p text:style-name="P29"><text:span text:style-name="CharStyle17">IMPRENTA NACIONAL, CALLE BE LA MONEDA, NÚM. 52</text:span></text:p>
        <text:p text:style-name="P30"><text:span text:style-name="CharStyle18">1 </text:span><text:span text:style-name="CharStyle19">SS4</text:span></text:p>
      </text:section>
      <text:section text:style-name="Sect1" text:name="Section1">
        <text:p text:style-name="P849"><text:span text:style-name="CharStyle20">APENDICE</text:span></text:p>
      </text:section>
      <text:section text:style-name="Sect2" text:name="Section2">
        <text:p text:style-name="P850"><text:span text:style-name="CharStyle21">TERCER APENDICE</text:span></text:p>
        <text:p text:style-name="P34"><text:span text:style-name="CharStyle25">A LA</text:span></text:p>
        <text:h text:outline-level="1" text:style-name="P35"><text:bookmark-start text:name="bookmark6"/><text:bookmark-start text:name="bookmark7"/><text:bookmark-start text:name="bookmark8"/><text:span text:style-name="CharStyle26">MINERALOJIA</text:span><text:bookmark-end text:name="bookmark6"/><text:bookmark-end text:name="bookmark7"/><text:bookmark-end text:name="bookmark8"/></text:h>
        <text:p text:style-name="P36"><text:span text:style-name="CharStyle27">POR</text:span></text:p>
        <text:p text:style-name="P37"><text:span text:style-name="CharStyle16">P O N </text:span><text:span text:style-name="CharStyle28">JgNACIO</text:span><text:span text:style-name="CharStyle16"><text:s text:c="1"/>pOMEYKO</text:span></text:p>
        <text:h text:outline-level="2" text:style-name="P38"><text:bookmark-start text:name="bookmark10"/><text:bookmark-start text:name="bookmark11"/><text:bookmark-start text:name="bookmark9"/><text:span text:style-name="CharStyle14">SANTIAGO DE CHILE</text:span><text:bookmark-end text:name="bookmark10"/><text:bookmark-end text:name="bookmark11"/><text:bookmark-end text:name="bookmark9"/></text:h>
        <text:p text:style-name="P39"><text:span text:style-name="CharStyle31">imprenta nacional, calle de la moneda, </text:span><text:span text:style-name="CharStyle32">núm.</text:span><text:span text:style-name="CharStyle33"><text:s text:c="1"/>52</text:span></text:p>
      </text:section>
      <text:section text:style-name="Sect3" text:name="Section3">
        <text:p text:style-name="P851"><text:span text:style-name="CharStyle34">TERCER </text:span><text:span text:style-name="CharStyle35">APENDICE</text:span></text:p>
        <text:p text:style-name="P42"><text:span text:style-name="CharStyle36">A LA M1NERAL0JÍA DE DON IGNACIO DOMEYKO, RELATIVA A LOS MINERALES<text:line-break/>DEL PERÚ, BOLIV1A I LA REPÚBLICA AUJENTINA</text:span></text:p>
        <text:p text:style-name="P43"><text:span text:style-name="CharStyle30">DESCRIPCION DE UN MINERAL DE ANTIMONIATO DE CAL DESCUBIERTO EN CHILE</text:span></text:p>
        <text:p text:style-name="P44"><text:span text:style-name="CharStyle30">Este mineral es una masa amorfa, hetereojénea, compuesta de dos materias distintas, una blanca i la otra de color amarillento que tira algo al amarillo de miel. La primera se halla en mayor proporción, i eu la fractura presenta superficies compactas sin lus­tre que son planos de contacto con las partes amarillas del mine­ral, pero en las fracturas trasversales a este contacto la misma materia blanca aparece vidriosa, algo cristalina i trasluciente en los bordes. La amarilla es mas compacta, sin lustre, forma partículas delgadas irregulares, que ya se interponen entre las blancas, ro­deadas por ellas, ya las rodean i embuten. Las líneas de contacto entre todas ellas son claras, es decir, no Se notan transiciones gra­duadas de las de un color a las del otro.</text:span></text:p>
        <text:p text:style-name="P45"><text:span text:style-name="CharStyle30">La densidad del mineral entero varía de 4.24 a 4.3 (19° e) i su dureza 4.5. Es infusible, casi inalterable al soplete; calentado con carbonato de sosa sobre carbón, se funde en una masa amarille uta dejando una lijera pegadura blanca sobre carbón.</text:span></text:p>
        <text:p text:style-name="P46"><text:span text:style-name="CharStyle30">Si después de haber molido i reducido a polvo mui ténue, en un mortero de ágata, el mineral, se hace ajilar en un matrás este pol­vo con agua, se vé que las partículas blancas i las amarillas se mezclan, no se separan, tienen casi la misma densidad, Pero en el momento en que al agua se añade ácido clorhídrico concentrado, las blancas enturbian el líquido, quedan en suspensión, i las amari­llas se reunen en el fondo del matrás: de manera que decantando con cierta precaución los líquidos, volviendo a verter ácido clorhí­drico diluido sobre los residuos, i repitiendo las mismas operacio­nes, con ausilio de calor, se puede separar casi completamente el mineral blanco, incompletamente atacable por el ácido, del ama­rillo denso, inatacable.</text:span></text:p>
        <text:p text:style-name="P811"><text:span text:style-name="CharStyle30">Antes de proceder al análisis he reconocido: l.° que el ácido muriático principia a obrar aun sin ausilio de calor, sobre la parte </text:span></text:p>
      </text:section>
      <text:section text:style-name="Sect4" text:name="Section4">
        <text:p text:style-name="P852"><text:span text:style-name="CharStyle30">blanca del mineral, i disuelve cantidad considerable de óxido de antimonio Sb</text:span><text:span text:style-name="T38">2</text:span><text:span text:style-name="CharStyle30"><text:s text:c="1"/>O</text:span><text:span text:style-name="T38">3</text:span><text:span text:style-name="CharStyle30"><text:s text:c="1"/>sin disolver el menor indicio de sílice; 2.” que el ácido concentrado i en ebullición disuelve al propio tiempo con antimonio, algo de sílice, i una parte de las </text:span><text:span text:style-name="CharStyle37">bases, </text:span><text:span text:style-name="CharStyle30">dejando un resi­duo completamente inatacable, compuesto de ácido antiinónico i de lo restante de cal i de sílice; 3.° que partí hacer atacable este re­siduo, i separar el ácido antimónico de la sílice, </text:span><text:span text:style-name="CharStyle37">es </text:span><text:span text:style-name="CharStyle30">necesario tras­formar estos ácidos en ácidos hidratados, fundiéndolos con la po­tasa.</text:span></text:p>
        <text:p text:style-name="P49"><text:span text:style-name="CharStyle30">Tlé aquí el método que, fundándome sobre los espresados hechos, he adoptado para el análisis del mineral.</text:span></text:p>
        <text:p text:style-name="P50"><text:span text:style-name="CharStyle30">Tomé 5 gramos de minera] molido, en el estado de polvo mas té- nue posible, i empecé por separar, valiéndome de la acción prolon­gada del ácido muriático i de repetid is </text:span><text:span text:style-name="CharStyle39">decantaciones</text:span><text:span text:style-name="CharStyle30"><text:s text:c="1"/>de los líqui­dos turbios, toda la parte amarilla del mineral, la cual </text:span><text:span text:style-name="CharStyle37">he </text:span><text:span text:style-name="CharStyle30">sometido al análisis separadamente, i por separado analicé todo el mineral blanco, el que en [jarte se hallaba disuelto i en parte suspendido en los líquidos turbios decantados. </text:span><text:span text:style-name="CharStyle37">En </text:span><text:span text:style-name="CharStyle30">estas decantaciones he pro­curado prineij almente evitar que algunas partículas de mineral blanco quedasen mezcladas con las amarillas, a fin de constatar que estas últimas son de composición diferente de las otras.</text:span></text:p>
        <text:list text:style-name="L0" xml:id="1">
          <text:list-item>
            <text:p text:style-name="P51"><text:bookmark-start text:name="bookmark12"/><text:bookmark-end text:name="bookmark12"/><text:span text:style-name="CharStyle30">—Análisis de la parte blanca del minera], contenida en los lí­quidos claros i turbios decantados.</text:span></text:p>
          </text:list-item>
        </text:list>
        <text:p text:style-name="P52"><text:span text:style-name="CharStyle30">Ante todo, empero que todos los líquidos decantados se aclaren completamente; separo en seguida el licor claro i lo reemplazo por unas nuevas cantidades de ácido clorhídrico concentrado eu ebu­llición; añado algo de ácido tártrico i de agua, i vuelvo por la se­gunda vez a decantar &lt;1 líquido aclarado. Continúo repitiendo las mismas operaciones, hasta que el ácido empleado en el tratamien­to de la parte iiisolnble, con adición de ácido tártrico i de agua, cese de manifestar la presencia del antimonio, por el hidrójeno sulfurado. (Estas operaciones son largas i no se puede abreviarlas con filtración por causa de que la parte blancas mientras va que­dando en ella algo de atacable, atraviesa el filtro).</text:span></text:p>
        <text:p text:style-name="P53"><text:span text:style-name="CharStyle30">Todos los líquidos clorhídricos completamente claros </text:span><text:span text:style-name="CharStyle37">se </text:span><text:span text:style-name="CharStyle30">satu­ran con hidrójeno sulfurado, i el precipitado sulfuro de antimonio, es tratado por el método conocido para determinar la proporción de antimonio que contiene. Los líquidos evaporados en un baflo- maria dejan un residuo de sílice disoluble en el agua, i se estraen de la parte soluble de ellos el hierro, por el hidrosulfato, </text:span><text:span text:style-name="CharStyle37">i </text:span><text:span text:style-name="CharStyle30">la cal por el oxalato de amoniaco,</text:span></text:p>
        <text:p text:style-name="P54"><text:span text:style-name="CharStyle30">En cuanto a la </text:span><text:span text:style-name="CharStyle39">parte inatacable</text:span><text:span text:style-name="CharStyle30"><text:s text:c="1"/>de este mi.uno mineral blanco, la que proviene de todas las decantaciones arriba mencionadas, la fundo en 4 a 5 veces su peso de potasa cáustica i vierto en Ja ma­sa fundida, enfriada, 100 a 150 gramos de agua caliente. Tengo entónces casi la totalidad de ácido antimóuico disuelto i un resi­duo jelatmoso que detiene todavía algo de este ácido. Decanto la disolución alcalina ántes de acidificarle, i en seguida la sobresaturo con ácido rnuriático i la hago hervir hasta que se aclare completa­mente; paso entónces por ella hidrójeno sulfurado i después de haber separado por filtración el sulfuro antimonial, la evaporo en baño-maria. De un modo análogo trato </text:span><text:span text:style-name="CharStyle39">por separado,</text:span><text:span text:style-name="CharStyle30"><text:s text:c="1"/>la ¡jarte jelatinosa (que proviene de la fundición con potasa), la acidifico con ácido rnuriático, evaporo hasta sequedad la masa en un baño- maria, i después vuelvo a tratar el residuo por ácido rnuriático i agua con adición de algo de ácido tártrico. En el licor que provie­ne de esta última operación se produce todavía un lijero precipi­tado artimonial por el hidrójeno sulfurado. En fin, reuno la sílice que me dejan en las tazas todas las mencionadas evaporaciones, efectuadas en baño-maria, después de haber lavado i calcinado esta sílice, i determinado su peso, la trato por el ácido fluorhídrico con adición de unas gotas de ácido sulfúrico. En esta acción, toda la sílice se evapora, dejando solamente uno o dos centigramos de sul­fato de cal.</text:span></text:p>
        <text:p text:style-name="P55"><text:span text:style-name="CharStyle30">II.—</text:span><text:span text:style-name="CharStyle39">Segunda parte:</text:span><text:span text:style-name="CharStyle30"><text:s text:c="1"/>análisis de la parte </text:span><text:span text:style-name="CharStyle39">amarilla</text:span><text:span text:style-name="CharStyle30"><text:s text:c="1"/>del mineral:</text:span></text:p>
        <text:p text:style-name="P56"><text:span text:style-name="CharStyle30">Siendo este mineral inatacable por el ácido clorhídrico, hago uso para su análisis del mismo método que acabo de describir, empleado para el análisis de la parte </text:span><text:span text:style-name="CharStyle39">blanca</text:span><text:span text:style-name="CharStyle30"><text:s text:c="1"/>inatacable por los i:ci dos, es decir, fundo el mineral amarillo con potasa cáustica en un- crisol de plata, añado agua caliente i separo el líquido potásico del residuo jelatinoso ántes de sobresatnrar este líquido con ácido mu- riático. Trato por separado la ¡Jarte jelatinosa; evaporo los líquidos en baño-arena, precipito el antimonio por hidrójeno sulfurado, el hierro por hidrosulfato, la cal por oxalato; i en fin, procedo a ata­car la sílice por el ácido fluorhídrico para serciorarme de su pureza.</text:span></text:p>
        <text:p text:style-name="P57"><text:span text:style-name="CharStyle30">Paso a detallar los resultados numéricos de las dos análisis.</text:span></text:p>
        <text:p text:style-name="P58"><text:span text:style-name="CharStyle30">5 gramos de mineral entero, tal como sale de lamina, i reducido a polvo, tratados por el ácido rnuriático i por levigacion me dieron:</text:span></text:p>
        <text:p text:style-name="P59"><text:span text:style-name="CharStyle30">0 gr. C65 de mineral </text:span><text:span text:style-name="CharStyle39">amarillo,</text:span><text:span text:style-name="CharStyle30"><text:s text:c="1"/>inatacable (B).</text:span></text:p>
        <text:p text:style-name="P60"><text:span text:style-name="CharStyle30">4 » 338, por diferencia, de mineral blanco hidratado; par­cialmente atacable por los ácidos (A).</text:span></text:p>
        <text:p text:style-name="P61"><text:span text:style-name="CharStyle30">Calcinando por separado a la temperatura de calor rojo el mine­ral i repitiendo la misma operación sobre diversas cantidades del común de minera], he reconocido que a esta temperatura pierde el mineral 0.046 </text:span><text:span text:style-name="CharStyle40">de su peso en agua.</text:span></text:p>
        <text:p text:style-name="P62"><text:span text:style-name="CharStyle30">I.—De los 4 gr. 335 de la parte </text:span><text:span text:style-name="CharStyle39">blanca</text:span><text:span text:style-name="CharStyle30"><text:s text:c="1"/>(A) he estraido:</text:span></text:p>
        <text:table-of-content>
          <text:table-of-content-source text:use-outline-level="1"/>
          <text:index-body>
            <text:p text:style-name="P63"><text:span text:style-name="CharStyle42">Antimonio<text:tab/><text:s text:c="1"/>2<text:tab/>gr.<text:tab/></text:span><text:span text:style-name="CharStyle43">329</text:span></text:p>
            <text:p text:style-name="P64"><text:span text:style-name="CharStyle42">Cal<text:tab/><text:s text:c="1"/>0<text:tab/>»<text:tab/></text:span><text:span text:style-name="CharStyle43">797</text:span></text:p>
            <text:p text:style-name="P65"><text:span text:style-name="CharStyle42">Oxido de hierro<text:tab/><text:s text:c="1"/>0<text:tab/></text:span><text:span text:style-name="CharStyle43">»<text:tab/></text:span><text:span text:style-name="CharStyle42">035</text:span></text:p>
            <text:p text:style-name="P66"><text:span text:style-name="CharStyle42">Sílice<text:tab/><text:tab/><text:tab/><text:s text:c="1"/>0<text:tab/></text:span><text:span text:style-name="CharStyle43">»<text:tab/>385</text:span></text:p>
            <text:p text:style-name="P67"><draw:frame draw:style-name="fr3" svg:x="7.472cm" svg:y="0.776cm" svg:width="1.880cm" text:anchor-type="paragraph"><draw:text-box fo:min-height="0.813cm"><text:p text:style-name="P40"><text:span text:style-name="CharStyle30">3 gr. 776 1<text:line-break/>0 » 559/</text:span></text:p></draw:text-box></draw:frame><text:span text:style-name="CharStyle42">Pérdida en agua (4.6</text:span><text:span text:style-name="CharStyle44">°/o)<text:tab/></text:span><text:span text:style-name="CharStyle42"><text:s text:c="1"/>0<text:tab/></text:span><text:span text:style-name="CharStyle43">»<text:tab/>230</text:span></text:p>
          </text:index-body>
        </text:table-of-content>
        <text:p text:style-name="P68"><text:span text:style-name="CharStyle30">Pérdida debida al oxíjen<text:tab/></text:span></text:p>
        <text:p text:style-name="P69"><text:span text:style-name="CharStyle30">Ahora bien, 2 gr. 329 de antimonio exijen para formar el ácido Sb</text:span><text:span text:style-name="T38">2</text:span><text:span text:style-name="CharStyle30">O</text:span><text:span text:style-name="T38">4</text:span><text:span text:style-name="CharStyle30">, (adoptando para el equivalente de antimonio 322), de exí- jeno 0.610.</text:span></text:p>
        <text:p text:style-name="P70"><text:span text:style-name="CharStyle30">.Resulta pues para la composición de la parte blanca del mineral lo siguiente:</text:span></text:p>
        <text:p text:style-name="P71"><text:span text:style-name="CharStyle45">Por ciento</text:span></text:p>
        <text:table-of-content>
          <text:table-of-content-source text:use-outline-level="1"/>
          <text:index-body>
            <text:p text:style-name="P72"><text:span text:style-name="CharStyle42">2gr. 329 de antimonio, mas 0.610 de oxíjeno..<text:tab/>2.939<text:tab/>66.79</text:span></text:p>
            <text:p text:style-name="P73"><text:span text:style-name="CharStyle42">Cal<text:tab/><text:s text:c="1"/>0.797<text:tab/>18.40</text:span></text:p>
            <text:p text:style-name="P74"><text:span text:style-name="CharStyle42">Oxido de hierro....<text:tab/>0.035<text:tab/>0.80</text:span></text:p>
            <text:p text:style-name="P75"><text:span text:style-name="CharStyle42">Sílice<text:tab/><text:s text:c="1"/>0.385<text:tab/>8.77</text:span></text:p>
            <text:p text:style-name="P76"><text:span text:style-name="CharStyle42">Agua<text:tab/><text:s text:c="1"/>0.230<text:tab/>5.24</text:span></text:p>
            <text:p text:style-name="P77"><text:span text:style-name="CharStyle42">4.386<text:tab/>100.00</text:span></text:p>
            <text:p text:style-name="P78"><text:span text:style-name="CharStyle42">II.—Del análisis de 0 gr. 665 de mineral </text:span><text:span text:style-name="CharStyle44">amarillo</text:span><text:span text:style-name="CharStyle42"><text:s text:c="1"/>(B) he obte­nido:</text:span></text:p>
            <text:p text:style-name="P79"><text:span text:style-name="CharStyle42">Antimonio<text:tab/><text:s text:c="1"/>0<text:tab/>gr.<text:tab/>234</text:span></text:p>
            <text:p text:style-name="P80"><text:span text:style-name="CharStyle42">Cal<text:tab/><text:s text:c="3"/>0<text:tab/>»<text:tab/>193</text:span></text:p>
            <text:p text:style-name="P81"><text:span text:style-name="CharStyle42">Oxido de hierro<text:tab/><text:tab/><text:tab/><text:s text:c="1"/>0<text:tab/>»<text:tab/>018</text:span></text:p>
            <text:p text:style-name="P82"><text:span text:style-name="CharStyle42">Sílice<text:tab/><text:s text:c="5"/>0<text:tab/>»<text:tab/>150</text:span></text:p>
          </text:index-body>
        </text:table-of-content>
        <text:p text:style-name="P83"><text:span text:style-name="CharStyle30">0 gr. 595 </text:span><text:span text:style-name="T121">f 6</text:span></text:p>
        <text:p text:style-name="P84"><text:span text:style-name="CharStyle30">Pérdida debida al oxíjeno<text:tab/><text:tab/><text:tab/><text:s text:c="1"/>0<text:tab/>» 070 j •</text:span></text:p>
      </text:section>
      <text:section text:style-name="Sect5" text:name="Section5">
        <text:p text:style-name="P853"><text:span text:style-name="CharStyle30">Pero 0.234 de antimonio necesita para formar ácido antimónico »i&gt;0</text:span><text:span text:style-name="T38">5</text:span><text:span text:style-name="CharStyle30">, 0,075 de oxíjeno; añadiendo esta cantidad al antimonio ha­llado, resulta para la composición de este mineral lo siguiente:</text:span></text:p>
        <text:table-of-content>
          <text:table-of-content-source text:use-outline-level="1"/>
          <text:index-body>
            <text:p text:style-name="P86"><text:span text:style-name="CharStyle42">0.239 de antimonio, mas 0.075 de<text:tab/>oxíjeno SirO</text:span><text:span text:style-name="T127">5</text:span><text:span text:style-name="CharStyle42"><text:s text:c="1"/>0.309<text:tab/>46,12</text:span></text:p>
            <text:p text:style-name="P87"><text:span text:style-name="CharStyle42">Cal<text:tab/><text:s text:c="1"/>0.193<text:tab/>28.80</text:span></text:p>
            <text:p text:style-name="P88"><text:span text:style-name="CharStyle42">Oxido de hierro<text:tab/><text:s text:c="1"/>0 018<text:tab/>2.69</text:span></text:p>
            <text:p text:style-name="P89"><text:span text:style-name="CharStyle42">Sílice<text:tab/><text:s text:c="1"/>0.150<text:tab/>22.93</text:span></text:p>
          </text:index-body>
        </text:table-of-content>
        <text:p text:style-name="P90"><text:span text:style-name="CharStyle30">0,670<text:tab/>100,00</text:span></text:p>
        <text:p text:style-name="P91"><text:span text:style-name="CharStyle30">De los resultados de estos análisis no se puede deducir la fór­mula de la verdadera composición del mineral, por la razón de que no se puede conocer el estado en que se halla en ól la sílice. Acabo de saber que el señor Des Cloiseaux ha examinado este mis­mo mineral al microscopio i ha reconocido que las pequeñas par­tículas vidriosas que se divisan en la fractura son de cuarzo.</text:span></text:p>
        <text:p text:style-name="P92"><text:span text:style-name="CharStyle30">Si, pues, toda la sílice proviene del cuarzo contenido en el mine­ral, eliminándola de la totalidad de los elementos estraidos en los dos análisis de la parte blanca i de la amarilla del mineral, queda para la composición del antimoniato:</text:span></text:p>
        <text:table-of-content>
          <text:table-of-content-source text:use-outline-level="1"/>
          <text:index-body>
            <text:p text:style-name="P93"><text:span text:style-name="CharStyle42">Oxido i ácido antimónico<text:tab/><text:s text:c="2"/>71.37</text:span></text:p>
            <text:p text:style-name="P94"><text:span text:style-name="CharStyle42">Cal<text:tab/><text:s text:c="1"/>22.28</text:span></text:p>
            <text:p text:style-name="P95"><text:span text:style-name="CharStyle42">Ox. de íer<text:tab/><text:s text:c="3"/>1.19</text:span></text:p>
            <text:p text:style-name="P96"><text:span text:style-name="CharStyle42">Agua <text:tab/><text:s text:c="5"/>5.16</text:span></text:p>
          </text:index-body>
        </text:table-of-content>
        <text:p text:style-name="P97"><text:span text:style-name="CharStyle30">100.00</text:span></text:p>
        <text:p text:style-name="P98"><text:span text:style-name="CharStyle30">En ta] caso, se aproxima en su composición el mineral al Romeit de San Marcel (en Piamonte) analizado por el señor Damour en 1853, con la diferencia de que el mineral chileno es mas básico hi­dratado, en gran parte soluble en el ácido clorhídrico concentrado.</text:span></text:p>
        <text:p text:style-name="P99"><text:span text:style-name="CharStyle30">Debo el conocimiento de este interesante mineral en Chile al se­ñor injeniero Sieveking i quien se debe el descubrimiento ya hace años, en las cordilleras de Copiapó, del Nantoquito. Según los da­tos queme suminislra el señor Sievekmg, este mineral proviene de una localidad poco conocida, situada cerca de la costa entre Copiapó i Chañaral i se halla en cantidad mui considerable acompañada por la stibina.</text:span></text:p>
        <text:p text:style-name="P100"><text:span text:style-name="CharStyle17">AMIOLITA.</text:span></text:p>
        <text:p text:style-name="P813"><text:span text:style-name="CharStyle30">De todos los minerales que en los cuarenta años de mis estudios </text:span></text:p>
      </text:section>
      <text:section text:style-name="Sect6" text:name="Section6">
        <text:p text:style-name="P854"><text:span text:style-name="CharStyle40">del reino mineral de Chile he tenido la ocasión de examinar, ensa­yar o analizar cantitativamente, el mineral que hasta ahora me parece presentar mayor inseguridad acerca de su naturaleza, es el que lleva el nombre de </text:span><text:span text:style-name="CharStyle46">amiolita.</text:span></text:p>
        <text:p text:style-name="P102"><text:span text:style-name="CharStyle40">Este mineral acompaña por lo coman los </text:span><text:span text:style-name="CharStyle46">oobres grises antimo­niales mercuriales,</text:span><text:span text:style-name="CharStyle40"><text:s text:c="1"/>ya sea cubriendo la superficie de las partes que se supone fueron mas espnestas a la acción de los ajenies atmos­féricos, ya penetrando lo masa metálica del cobre gris no descom­puesto. El cobre gris mercurial no es raro en Chile, se halla par­ticularmente, en Lajarilla, cerca de Ándacollo, en Tambillos (Co­quimbo) en Punitaqni (Ovalle) en La Fortuna (Talca) en Los Frailes (Copiapó) i en varias otras minas de cobre: pero en ningu­na parte se halla en cantidad considerable. Es casi siempre acom­pañado por el carbonato azul de cobre, i por esto las muestras de minerales que contienen amiolita se conocen por sus hermosos tres colores: rojo, azul i gris de acero lustroso.</text:span></text:p>
        <text:p text:style-name="P103"><text:span text:style-name="CharStyle40">Por otra parte, ni el cobre gris ni la amiolita se hallan asociados a las amalgamas nativas, ni a los minerales clorurados o cloioio- duradosdé plata mercuriales.</text:span></text:p>
        <text:p text:style-name="P104"><text:span text:style-name="CharStyle40">Es también notable que, por ejemplo, en el distrito mineral de Punitaqni, donde se distinguen dos especies de vetas, unas de ci­nabrio, acompañado de cuarzo ferrujinoso (no cobriso), bien for­madas eu medio del granito, i otras (Manto de Valdivia) de mine­rales de cobre, metidas en un terreno solevantado porfirice, sola­mente eu estas últimas aparece, aunque escasa, la amiolita acom­pañada de cobre gris antimonial, semejante por sus caracteres a las de Lajarilla i de la Fortuna.</text:span></text:p>
        <text:p text:style-name="P105"><text:span text:style-name="CharStyle40">Los caracteres que a mas del color rojo de aurora, tan peculiar de esta especie mineral, son comunes a las amiolitas asociadas al cobre gris, son los siguientes:</text:span></text:p>
        <text:list text:style-name="L2" xml:id="3">
          <text:list-item>
            <text:p text:style-name="P106"><text:bookmark-start text:name="bookmark13"/><text:bookmark-end text:name="bookmark13"/><text:span text:style-name="CharStyle40"><text:tab/>° Todas, calentadas eu un tubo de vidrio cerrado por un estre­nan, emiten, ántes de llegar a la temperatura necesaria para fundir el vidrio, i sin que se les agregue algún roductivo (como litarjirio o potasa) todo el mercurio que contienen, sin el menor indicio de un sublimado negruzco que produciría el cinabrio puro.</text:span></text:p>
          </text:list-item>
          <text:list-item>
            <text:p text:style-name="P107"><text:bookmark-start text:name="bookmark14"/><text:bookmark-end text:name="bookmark14"/><text:span text:style-name="CharStyle40"><text:tab/>° El ácido nítrico, aun en ebullición, no les quita el color rojo, i solamente disuelve sin dificultad todo el óxido de cobre, sin pro­ducir, o produciendo apéuas indicio do vapores nitrosos.</text:span></text:p>
          </text:list-item>
          <text:list-item>
            <text:p text:style-name="P108"><text:bookmark-start text:name="bookmark15"/><text:bookmark-end text:name="bookmark15"/><text:span text:style-name="CharStyle40"><text:tab/>° El ácido rnuriático caliente, descolora a veces pronto, casi completamente la amiolita; otras veces la ataca lentamente; i las</text:span></text:p>
          </text:list-item>
        </text:list>
      </text:section>
      <text:section text:style-name="Sect7" text:name="Section7">
        <text:p text:style-name="P855"><text:span text:style-name="CharStyle40">— li­</text:span><text:span text:style-name="CharStyle40">mas veces no le quita el color rojo sino después de estar el mineral por muchos dias en díjestion con este ácido. En todo caso la diso­lución toma el color azul característico del cobre i queda un resi­duo blanco, compuesto de ácido antimónico i sílice, que no se di­suelve completamente eu el ácido muriático concentrado, prolon­gando aun la ebullición por mucho tiempo. Solamente fundiendo previamente este residuo con potasa o carbonato de potasa se lo­gra hacerlo completamente atacable i soluble en el ácido muriá­tico.</text:span></text:p>
        <text:list text:style-name="L2" xml:id="3">
          <text:list-item>
            <text:p text:style-name="P110"><text:bookmark-start text:name="bookmark16"/><text:bookmark-end text:name="bookmark16"/><text:span text:style-name="CharStyle40">° El análisis hace descubrir constantemente en las amiolitasj ácido antimónico, óxido de cobre OuO, algo de hierro, sílice, i can­tidades relativamente mui variables de azufre, cuya proporción las mas veces corresponde a la de mercurio para formar riacinbo, otras veces falta algo de este metaloide, o sobra.</text:span></text:p>
          </text:list-item>
        </text:list>
        <text:p text:style-name="P111"><text:span text:style-name="CharStyle40">Según e.-tos datos i la asociación de amudita con el cobre gris antimonial, parecería indudable el hecho que precisamente de la descomposición i oxidación de los elementos de este último pro­viene la formación de amiolita.</text:span></text:p>
        <text:p text:style-name="P112"><text:span text:style-name="CharStyle40">Pero se presentan también casos contradictorios.</text:span></text:p>
        <text:p text:style-name="P113"><text:span text:style-name="CharStyle40">Entre las muestras de minerales ricos en cinabrio puro, traídas de las vetas de Pimitaqui a la Esposicimi Universal del año 18... en Santiago, se bailó un gran trozo de cuarzo poroso, cavernoso todo teñido de color rojo hermos &gt; de amiolita. Partiendo con mar­tillo en diversos fragmentos el trozo, logré recojer una pequeña cantidad de polvo caído espontáneamente de los poros de la masa curzosa. En este polvo hallé solamente ácido antimónico peróxido de hierro, mercurio, azufre i apenas indii lo de cobre (sobre 0 gr. 665 de amiolita 0,28 a 0.29 de ácido antimónico, 0,095 de peróxido de hierro i (&gt;,130 de súlfur.i de mercurio; lo demas cuarzo. En es­te mineral, en lugar de antimoniato de cobre, existe, pues, antimo­niato de peróxido de hierro. El sublimado que produce este polvo calentándolo solo, sin agregar litarjirio o álcali, es de mercurio metálico puro i no de sulfuro</text:span></text:p>
        <text:p text:style-name="P114"><text:span text:style-name="CharStyle40">En algunas de las citadas minas, en Pajarilla, se encuentran también masas de criadero arcilloso i cuarzos-,, mui pobres en mer­curio, en que se ve amiolita diseminada en hilitos i puntillas rojas sumamente pequeñas, sin indicio visible de cobre gris.</text:span></text:p>
        <text:p text:style-name="P115"><text:span text:style-name="CharStyle40">Pero el hecho mas importante es que en un polvo de amiolita, el ilustre profesor Rivot halló con elantimoniato de cobre (común a todas los amiolitas) mas de 11 por ciento dé </text:span><text:span text:style-name="CharStyle46">teluro</text:span><text:span text:style-name="CharStyle40"><text:s text:c="1"/>i apinas in­dicio de azufre,—</text:span><text:span text:style-name="CharStyle46">(Annales des Mines,</text:span><text:span text:style-name="CharStyle40"><text:s text:c="1"/>5.™ serie, tomo VI, páj. 557).</text:span></text:p>
      </text:section>
      <text:section text:style-name="Sect8" text:name="Section8">
        <text:p text:style-name="P856"><text:span text:style-name="CharStyle30">El amiolita analizada por Rivot consta de</text:span></text:p>
        <text:table-of-content>
          <text:table-of-content-source text:use-outline-level="1"/>
          <text:index-body>
            <text:p text:style-name="P117"><text:span text:style-name="CharStyle42">Antimonio con indicio de arsénico<text:tab/><text:s text:c="1"/></text:span><text:span text:style-name="CharStyle43">0.363</text:span></text:p>
            <text:p text:style-name="P118"><text:span text:style-name="CharStyle42">Teluro,....<text:tab/><text:tab/><text:tab/><text:s text:c="1"/></text:span><text:span text:style-name="CharStyle43">0.148</text:span></text:p>
            <text:p text:style-name="P119"><text:span text:style-name="CharStyle42">Cobre<text:tab/><text:s text:c="1"/></text:span><text:span text:style-name="CharStyle43">0.122</text:span></text:p>
            <text:p text:style-name="P120"><text:span text:style-name="CharStyle42">Mercurio<text:tab/></text:span><text:span text:style-name="CharStyle47">.<text:tab/></text:span><text:span text:style-name="CharStyle43">0.222</text:span></text:p>
            <text:p text:style-name="P121"><text:span text:style-name="CharStyle42">Cuarzo<text:tab/><text:s text:c="1"/></text:span><text:span text:style-name="CharStyle43">0.025</text:span></text:p>
            <text:p text:style-name="P122"><text:span text:style-name="CharStyle42">Hierro i azufre<text:tab/><text:s text:c="1"/>indicio</text:span></text:p>
            <text:p text:style-name="P123"><text:span text:style-name="CharStyle42">Oxíjeno i pérdida..<text:tab/><text:s text:c="1"/></text:span><text:span text:style-name="CharStyle43">0,120</text:span></text:p>
          </text:index-body>
        </text:table-of-content>
        <text:p text:style-name="P124"><text:span text:style-name="CharStyle30">1.000</text:span></text:p>
        <text:p text:style-name="P125"><text:span text:style-name="CharStyle30">Rivot considera, pues, este mineral como compuesto de una mez­cla de telururo de mercurio, ácido antimónico i antimoniato de cobre.</text:span></text:p>
        <text:p text:style-name="P126"><text:span text:style-name="CharStyle30">El método de que se ha valido para obtener este resultado es e</text:span><text:span text:style-name="T38">1 </text:span><text:span text:style-name="CharStyle30">siguiente:</text:span></text:p>
        <text:p text:style-name="P127"><text:span text:style-name="CharStyle30">Ataca el mineral por el ácido clorhídrico, pero advierte que es necesario obrar sucesivamente un reductivo enérjico i un reactivo oxidante. El mineral se somete primero a una dijestion prolonga­da en el ácido clorhídrico;— la parte insoluble se ha de poner en suspensión en el ácido un poco estendido, al cual </text:span><text:span text:style-name="CharStyle39">se añade un poco de ácido hypofosforoso</text:span><text:span text:style-name="CharStyle30"><text:s text:c="1"/>i de este modo se obtiene la reducción del ácido antimónico que ántes no era soluble.</text:span></text:p>
        <text:p text:style-name="P128"><text:span text:style-name="CharStyle30">«Empleando enseguida agua-rejia débilmente azótica, dice Ri­vot, ha sido fácil llegar a obtener una disolución completa del áci­do antimónico.</text:span></text:p>
        <text:p text:style-name="P129"><text:span text:style-name="CharStyle30">«En el licor ácido se han precipitado el cobre i el mercurio por el amoniaco e hidrosulíato.</text:span></text:p>
        <text:p text:style-name="P130"><text:span text:style-name="CharStyle30">«De la disolución alcalina se hace precipitar por el ácido acético los súlfuros de antimonio i de teluro.</text:span></text:p>
        <text:p text:style-name="P131"><text:span text:style-name="CharStyle30">«Determinado bien el peso total de estos súlfuros, Rivot los fracciona en dos partes; en una de ellas determina el azufre por medio de disolución de potasa i de cloro, en la otra el teluro. Para el teluro disuelve el súlfuro de teluro en la potasa i lo oxida por una corriente d&lt;: cloro; en seguida, acidifica el licor con ácido clo­rhídrico i precipita el teluro por el ácido sulfuroso.</text:span></text:p>
        <text:p text:style-name="P132"><text:span text:style-name="CharStyle16">IIUA NTA.JAITA. REPKODUCIPA ARTIFICIALMENTE.</text:span></text:p>
        <text:p text:style-name="P827"><text:span text:style-name="CharStyle30">Don Ernesto Williams me comunica de Freyberg que ha logra­do reproducir artificialmente lu Huantajaita en hermosos cristales </text:span></text:p>
        <text:p text:style-name="P826"><text:span text:style-name="CharStyle30">cúbicos i con una composición constante de 6.90 por ciento de </text:span><text:span text:style-name="CharStyle40">clo­</text:span><text:span text:style-name="CharStyle30">ruro de plata. Para esto prepara cloruro de plata i lo disuelve en una disolución que mantiene en ebullición, saturada de sal común. Disuelto el cloruro de plata, hace hervir todavía el licor por un cuarto de hora i lo hace luego pasar por un filtro de papel coloca­do en un embudo de doble pared, cuyo forro esterior es de hoja de lata. Entre las dos paredes, que distan quince milímetros una de otra, se hace hervir el agua constantemente, para que la filtración se opere bajo una temperatura constante de 100 </text:span><text:span text:style-name="CharStyle40">i </text:span><text:span text:style-name="CharStyle30">el líquido que pasa por el filtro se recibe en un vaso, también de doble pared i doble fondo, cubierto con una tapa de vidrio </text:span><text:span text:style-name="CharStyle40">en </text:span><text:span text:style-name="CharStyle30">la cual se halla un agujero por donde entra el tubo del embudo. Este vaso, dice el se­ñor Williams, se puede formar de dos vasos, poniendo uno adentro del otro i dejando entre los dos espacio suficiente a donde se vierte </text:span><text:span text:style-name="CharStyle48">el </text:span><text:span text:style-name="CharStyle30">agua que se hace hervir calentado el vaso esterior por todo el tiempo que dure la filtración. «Después se deja enfriar lentamen­te la disolución filtrada en un baño de arena, que tarda en enfriar­se próximamente 24 horas o mas. De este modo se obtienen hermosos cubos de una sal que tiene la composición de la Huan- tajaita».</text:span></text:p>
        <text:p text:style-name="P134"><text:span text:style-name="CharStyle30">Por lo que se vé que el procedimiento inventado por don Ernes­to Williams consiste eu disolver cloruro </text:span><text:span text:style-name="CharStyle40">de </text:span><text:span text:style-name="CharStyle30">plata en una disolu­ción saturada de sal común a la temperatura de la ebullición de este licor, filtrarla en seguida a la temperatura de 100° i en se­guida enfriarla mui lentamente.</text:span></text:p>
        <text:p text:style-name="P135"><text:span text:style-name="CharStyle30">Por este procedimiento recibió mui justas felicitaciones nuestro compatriota de parte del profesor de academia de l’ieyberg, señor Winklor.</text:span></text:p>
        <text:p text:style-name="P136"><text:span text:style-name="CharStyle30">El lluantajait reproducido por AVilliams consta de</text:span></text:p>
        <text:p text:style-name="P137"><text:span text:style-name="CharStyle30">Cloruro de plata 6.90</text:span></text:p>
        <text:p text:style-name="P138"><text:span text:style-name="CharStyle30">» de sodio 93.10 lo que corresponde a 33 equiv. de N C1 por 1<text:tab/>» do Ag 01</text:span></text:p>
        <text:p text:style-name="P139"><text:span text:style-name="CharStyle30">Se aleja mucho por su composición de la que hallo Raimoudi para el mineral de Iluantajaya en 1878.</text:span></text:p>
        <text:p text:style-name="P140"><text:span text:style-name="CharStyle30">Cloruro de plata 11</text:span></text:p>
        <text:p text:style-name="P141"><text:span text:style-name="CharStyle30">» de sodio 89—20 N </text:span><text:span text:style-name="CharStyle40">Cl+A </text:span><text:span text:style-name="CharStyle46">z</text:span><text:span text:style-name="CharStyle40"><text:s text:c="1"/>i 01</text:span></text:p>
      </text:section>
      <text:section text:style-name="Sect9" text:name="Section9">
        <text:p text:style-name="P857"><text:span text:style-name="CharStyle30">i se aproxima a la que se halló posteriormente</text:span></text:p>
        <text:p text:style-name="P144"><text:span text:style-name="CharStyle30">Cloruro de plata 5.6— 5.1— 55</text:span></text:p>
        <text:p text:style-name="P145"><text:span text:style-name="CharStyle30">' » de sodio 94.4—94.9—94.5—41 N Cl + Ag C</text:span></text:p>
        <text:p text:style-name="P146"><text:span text:style-name="CharStyle39">(Quinto</text:span><text:span text:style-name="CharStyle30"><text:s text:c="1"/>a] éndice a la segunda edición, i el </text:span><text:span text:style-name="CharStyle39">primero</text:span><text:span text:style-name="CharStyle30"><text:s text:c="1"/>a la tercera de mi Mineralojía).</text:span></text:p>
        <text:p text:style-name="P147"><text:span text:style-name="CharStyle49">MINAS DE PLATA NUEVAMENTE DESCUBIERTAS EN LAS GEMIANIAS DE TALTAL</text:span></text:p>
        <text:p text:style-name="P148"><text:span text:style-name="CharStyle40">En la faja litoral del Desierto de Atacama, entre la latitud de 25°, 36’ i la de 26° L. G., en la parte en que la costa del mar hace un desvío notable hacia e] Oeste i luego vuelve a su dirección que guarda en línea casi recta desde Caldera hasta Antofagasta, se levanta, como para afirmar en esta parte el continente mas es- puesto al batimiento del océano, un grupo de cerros de 3 a 4,000 piés de altitud. En esta parte la costa de Chile, la que en toda su estension consta de rocas graníticas, de gneis, de micaesquitas, etc., presenta, según las recientes observaciones de nuestros injenieros de minas, un hecho escepcional, el siguiente: a distancia cuando mas de un par de leguas do la mar descansa sobre las menc.ona- das rocas de solevantamiento, un terreno estratificado calizo arci­lloso </text:span><text:span text:style-name="CharStyle46">segundario liásico</text:span><text:span text:style-name="CharStyle40"><text:s text:c="1"/>i quizas eolítico, </text:span><text:span text:style-name="CharStyle46">fosilifero.</text:span></text:p>
        <text:p text:style-name="P149"><text:span text:style-name="CharStyle40">En esto terreno, que parece formar como una isla en medio de la formación jeolójica granítica i porfírica litoral, terreno que mas al sur asoma esparcidamente en la Florida, en Tres Puntas, en Cha- ñarcillo, </text:span><text:span text:style-name="CharStyle37">en </text:span><text:span text:style-name="CharStyle40">Agua Amarga, i mas al norte se prolonga hasta Iz- cuñas. se formaron el año pasado varios nuevos asientos de minas de plata, entre las cuales se citan como mas valiosos, los de Esme­ralda, de Vaca Muerta, de Sí tunebos, de Gritón, etc., etc.</text:span></text:p>
        <text:p text:style-name="P150"><text:span text:style-name="CharStyle40">Todas estas minas, en semejanza a Las de la Florida, de Tres Puntas de Chañarcillo, abundan en minerales clorurados, cloruro- bromurados i sus análogos.</text:span></text:p>
        <text:p text:style-name="P151"><text:span text:style-name="CharStyle40">El asiento que a juicio de un intelijente injeniero, (Boletín de la'Sociedad Nacional de Minería, núm. 8, del l.° de abril de 1884), mayor esperanza inspira a los mineros es el de Esmeralda situado a 75 kilómetros al SE. de Taltal. En él se esplotan prin­cipalmente las vetas de la Descubridora i la Blanca Torre. </text:span><text:span text:style-name="CharStyle37">'</text:span></text:p>
        <text:p text:style-name="P815"><text:span text:style-name="CharStyle40">«La veta de Blanca Torre, situada al ME. de la Descubridora, en un cordon de Sierra del E, al O., mide como dos i medio kilo- </text:span></text:p>
      </text:section>
      <text:section text:style-name="Sect10" text:name="Section10">
        <text:p text:style-name="P858"><text:span text:style-name="CharStyle40">metros de lonjitud, ocupando el centro de los morros altos que forman la Sierra Esmeralda.</text:span></text:p>
        <text:p text:style-name="P154"><text:span text:style-name="CharStyle40">«En la formación de esta sierra se nota el </text:span><text:span text:style-name="CharStyle46">lias</text:span><text:span text:style-name="CharStyle40"><text:s text:c="1"/>superior en sus dos tercios, subiendo para concluir hasta su mayor altura 2,900 pies sobre el nivel del mar, en terreno </text:span><text:span text:style-name="CharStyle46">volltico.</text:span></text:p>
        <text:p text:style-name="P155"><text:span text:style-name="CharStyle40">«El punto en que está colocado el </text:span><text:span text:style-name="CharStyle46">pozo</text:span><text:span text:style-name="CharStyle40"><text:s text:c="1"/>i adonde se han abierto las labores de la Blanca Torres está en el primer terreno señalado, sobre veta de S. N. 10“ E., mas o ménos, como las buenas vetas de ChañarciHo, con recuesto al P.</text:span></text:p>
        <text:p text:style-name="P156"><text:span text:style-name="CharStyle40">«La veta cruza la Sierra. Su potencia mínima, es de 30 centí­metros; su máxima de 60. El criadero es de carbonato de cal, man­ganeso, i otras combinaciones en menor proporción que aquéllos, en las que se forman cloruros, clorobromuros i plata nativa arenuzca.</text:span></text:p>
        <text:p text:style-name="P157"><text:span text:style-name="CharStyle40">«Los beneficios se estendieron horizontalmente desde la super­ficie, en el socavón, mas de 70 metros, notándose en los remates interrupción de su beneficio.</text:span></text:p>
        <text:p text:style-name="P158"><text:span text:style-name="CharStyle40">«Esto es ocasionado por los cruceros que, según parece, no son broceadores.</text:span></text:p>
        <text:p text:style-name="P159"><text:span text:style-name="CharStyle40">«Ya se han abierto desde el mes de octubre último mas de 1,200 metros de labores en socavón.</text:span></text:p>
        <text:p text:style-name="P160"><text:span text:style-name="CharStyle40">El injeniero de minas a quien se deben estos datos publicados en el citado </text:span><text:span text:style-name="CharStyle46">Boletín,</text:span><text:span text:style-name="CharStyle40"><text:s text:c="1"/>añade que «calcula en puentes i macizos aun in­tactos en esta mina, de 15 a 20 mil marcos vistos en metales </text:span><text:span text:style-name="CharStyle46">mui amalgábles</text:span><text:span text:style-name="CharStyle40"><text:s text:c="1"/>de 80 a 100 marcos de leí común (0.006 a 0.008 en plata).</text:span></text:p>
        <text:p text:style-name="P161"><text:span text:style-name="CharStyle40">En el </text:span><text:span text:style-name="CharStyle46">apéndice</text:span><text:span text:style-name="CharStyle40"><text:s text:c="1"/>delfín del año pasado he dado el análisis de un mineral de Sifuncho i de un otro de Vaca Muerta. Ambos provee man de los asientos de minas que acabo de señalar i que se suel- señalar bajo el nombre de Minerales de Taltal.</text:span></text:p>
        <text:p text:style-name="P162"><text:span text:style-name="CharStyle40">En una muestra que debo a la jenerosidad de un amigo i que proviene de una veta vecina descubierta en el asiento Gritón, ob­servo un hecho mui interesante que no había notado ha-ta ahora. La muestra tiene una superficie del uno i medio decímetro cua­drado, cubierta de una delgada capa de cloruro de plata cristalino, que por la acción de la luz tomó un color algo parduzco oscuro, parecido al que toma el cloruro de plata mercurial de Corneóles, o algún cloruro de plata que contiene mui poco bromo; i sobre esta superficie parduzca clorurada, se vé formado un cloro bromuro ver­de-claro, mas grueso, cristalino, con indicio de cristalización, tras, luciente i de lustre característico córneo.</text:span></text:p>
        <text:p text:style-name="P817"><text:span text:style-name="CharStyle40">Antes que por los injenieros ocupados en la dirección de los tra­</text:span></text:p>
      </text:section>
      <text:section text:style-name="Sect11" text:name="Section11">
        <text:p text:style-name="P859"><text:span text:style-name="CharStyle30">bajos eu estas minas de plata de Taltal, tengamos datos i detallen mas circunstanciado sobre ellas, conviene llamarla atención de los mineralojístas i mineros en dos hechos:</text:span></text:p>
        <text:list text:style-name="L4" xml:id="5">
          <text:list-item>
            <text:p text:style-name="P164"><text:bookmark-start text:name="bookmark17"/><text:bookmark-end text:name="bookmark17"/><text:span text:style-name="CharStyle30"><text:tab/>° en la analojía que presentan en su composición los minerales de estas minas con los de Chañarcillo, Tres Puntas i Florida, cuyas formaciones rocas i terrenos son idénticos:—nuestros hábiles ca­</text:span><text:span text:style-name="CharStyle39">teadores</text:span><text:span text:style-name="CharStyle30"><text:s text:c="1"/>lo saben.</text:span></text:p>
          </text:list-item>
          <text:list-item>
            <text:p text:style-name="P165"><text:bookmark-start text:name="bookmark18"/><text:bookmark-end text:name="bookmark18"/><text:span text:style-name="CharStyle30"><text:tab/>° que aun las minas de cobre de Taltal situadas en la rejion inferior a las de la plata, es decir, en las rocas de solevantamiento cristalinas sobre las cuales descansa el terreno de la Esmeralda de Sifuncho, etc., son aquellas que han producido mayor abun­dancia de minerales </text:span><text:span text:style-name="CharStyle39">clorurados</text:span><text:span text:style-name="CharStyle30"><text:s text:c="1"/>de cobre; de e.-.tas minas de cobre de Taltal provenían las masas grandes de atacamitas que fueron exhibidas en todas las Esposiciones de minerales europeas i en América.</text:span></text:p>
          </text:list-item>
        </text:list>
        <text:p text:style-name="P166"><text:span text:style-name="CharStyle16">VANADA TOS NATURALES DE LAS l’ROVINOIAS DE ©ÓRDOBA I DE SAN LUIS: ROR LOS DOCTORES BRACKEBUSCH, RAMMELSBEBG DOERING I WEBSKY.</text:span></text:p>
        <text:p text:style-name="P167"><text:span text:style-name="CharStyle39">Estrado de la</text:span><text:span text:style-name="CharStyle30"><text:s text:c="1"/>4.</text:span><text:span text:style-name="T38">a</text:span><text:span text:style-name="CharStyle30"><text:s text:c="1"/></text:span><text:span text:style-name="CharStyle39">entrega del tomo V del «Boletín» de la Academia Nacional de Ciencias de Córdoba (República Arjeniina).</text:span></text:p>
        <text:p text:style-name="P168"><text:span text:style-name="CharStyle30">Débese a las investigaciones del señor Brackebush el conoci­miento de los lechos mas abundantes en vanadatos hallados hasta ahora en las sicrras'de Córdoba i San Luis. Una estensa i bajo todo punto de vista importante memoria publicada en el </text:span><text:span text:style-name="CharStyle39">Boletín </text:span><text:span text:style-name="CharStyle30">de la Academia Nacional de Córdoba, abraza los estudios ininera- Jójicos, químicos i morfolójicos mas completos de cuatro distintas especies de vanadatos que producen aquellas sierras, particular­mente</text:span></text:p>
        <text:p text:style-name="P169"><text:span text:style-name="CharStyle30">La Descloisita: vanadato de plomo i de zinc;</text:span></text:p>
        <text:p text:style-name="P170"><text:span text:style-name="CharStyle30">la vanadinita, cloro vanadato de plomo;</text:span></text:p>
        <text:p text:style-name="P171"><text:span text:style-name="CharStyle30">la Bruekebuschita, vanadato tribásico hidratado;</text:span></text:p>
        <text:p text:style-name="P172"><text:span text:style-name="CharStyle30">i la psitacinita: vanadato de plomo i cobre.</text:span></text:p>
        <text:p text:style-name="P173"><text:span text:style-name="CharStyle30">Siendo mui difícil hacer estracto de una memoria en que todos los hechos averiguados i estudiados por los químicos i mineralo- jistas mas esperimentados de la época tienen, igual valor i mérito para la ciencia, me limitaré a señalar solamente los datos i ca- ractéres que pueden mas servir a investigar la presencia </text:span><text:span text:style-name="CharStyle48">de vana- </text:span><text:span text:style-name="CharStyle30">dato en los depósitos metalíferos en Chile.</text:span></text:p>
        <text:p text:style-name="P174"><text:span text:style-name="CharStyle30">El señor Brackebuscli hace preceder la memoria por una x^sem. de la naturaleza de las vetas vanadanieras de las sierras de Córdo­ba i San Luis:</text:span></text:p>
        <text:p text:style-name="P175"><text:span text:style-name="CharStyle30">«La sierra de Córdoba, especialmente la parte N W que v»tá compuesta de gneis, roca aufibólita, calcita granulosa, pegmatita, se distingue por su riqueza en materias metalíferas. Estas vetas forman una gran corona al rededor de una erupción considerable de traquita, que culmina en los cerros de Yerba Buena, Agua de Cumbre i Boroa i que se </text:span><text:span text:style-name="CharStyle40">propaga </text:span><text:span text:style-name="CharStyle30">en ]a estension de algunas leguas cuadradas. Al sur de estas traquitas tenemos criaderos de plomo, cobre, wolfran, etc.</text:span></text:p>
        <text:p text:style-name="P176"><text:span text:style-name="CharStyle30">«Casi en contacto inmediato con las erupciones traquíticas, exis­te, hacia el norte, en el célebre distrito minero de La Arjentina, un gran número de vetas. Aquí el señor Brackebusch cita gran nú­mero de minas que corren jeneralmente </text:span><text:span text:style-name="CharStyle40">de </text:span><text:span text:style-name="CharStyle30">norte a sur i son abun­dantes en galena i plomo blanco.</text:span></text:p>
        <text:p text:style-name="P177"><text:span text:style-name="CharStyle30">«Una excepción particular, dice el autor, no </text:span><text:span text:style-name="CharStyle40">solo </text:span><text:span text:style-name="CharStyle30">por la diferen­cia de los minerales sino también del rumbo, ofrece una corrida de minas que sigue de poniente al naciente i que culmina en la mi­na I'em/s.</text:span></text:p>
        <text:p text:style-name="P178"><text:span text:style-name="CharStyle30">«Estas minas, que corresponden a un solo filón, se distinguen por la ausencia o escasez de blonda i por la abundancia en vana- datos de plomo, acompañados de carbonates i sulfates del mismo metal.</text:span></text:p>
        <text:p text:style-name="P179"><text:span text:style-name="CharStyle30">«La mina </text:span><text:span text:style-name="CharStyle46">Venus</text:span><text:span text:style-name="CharStyle40"><text:s text:c="1"/>es la </text:span><text:span text:style-name="CharStyle30">mas interesante de todas del distrito.</text:span><text:span text:style-name="CharStyle40">—I </text:span><text:span text:style-name="CharStyle30">aquí se observa una cantidad de </text:span><text:span text:style-name="CharStyle40">vetas i vetillas </text:span><text:span text:style-name="CharStyle30">de un espesor de pocas pulgadas, entre el gneis, compuestas </text:span><text:span text:style-name="CharStyle40">de </text:span><text:span text:style-name="CharStyle30">una ganga cuarzo­sa, medio arcillosa que lleva los hermosos cristales de la </text:span><text:span text:style-name="CharStyle39">dscloisiía vanadisita,</text:span><text:span text:style-name="CharStyle30"><text:s text:c="1"/>óxidos de manganeso i de un nuevo mineral.—En la profundidad de la mina parece predominar galena i pirita de hie­rro i carbonato de plomo. Por oxidación sehan formado de la ga_ lena masas considerables de sulfato de plomo (anglesita) i estas se han cambiado mas tarde en vanadatos.</text:span></text:p>
        <text:p text:style-name="P180"><text:span text:style-name="CharStyle30">«Unas dos </text:span><text:span text:style-name="CharStyle40">leguas </text:span><text:span text:style-name="CharStyle30">al norte de esta corrida vanadífera, se halla «la aguadita» donde </text:span><text:span text:style-name="CharStyle40">se </text:span><text:span text:style-name="CharStyle30">observa otra vez una veta, cuya ganga co. lorada es parecida a la de las minas </text:span><text:span text:style-name="CharStyle40">ya </text:span><text:span text:style-name="CharStyle30">reconocidas. En medio de esta ganga </text:span><text:span text:style-name="CharStyle40">se </text:span><text:span text:style-name="CharStyle30">observa un filón de cuarzo que en muchas partes mues­tra cristales blancos (o de color gris claro) de Dcscloisita: en otras partes se ha separado únicamente el nuevo mineral prismático «descrito por Loering».</text:span></text:p>
        <text:p text:style-name="P829"><text:span text:style-name="CharStyle30">«En la provincia de San Luis hai un distrito de minas </text:span><text:span text:style-name="CharStyle48">(de </text:span><text:span text:style-name="CharStyle30">rum­</text:span></text:p>
        <text:p text:style-name="P828"><text:span text:style-name="CharStyle30">bo NO. a SE., de galena, plomo blanco, linarita, malaquita, etc., que se halla al este de San Martin—pero en un solo ilion donde se halla la mina </text:span><text:span text:style-name="CharStyle39">Concepción</text:span><text:span text:style-name="CharStyle30"><text:s text:c="1"/>se halla la Descloisita en cristales oscu­ros chicos, o de color gris».</text:span></text:p>
        <text:p text:style-name="P182"><text:span text:style-name="CharStyle30">Séamo permitido observar que, fijándome en los datos arriba mencionados, suministrados por el señor Brackebusch, veo que el lecho de los vanadatos que por la primer vez se ha descubierto en Chile en 1845, i cuyos caracteres he publicado en 1848 en los Ana­les de Minas de París (Tomo XIV, 1848), se diferencia notable­mente del de los vanadatos de las sierras de Córdoba i de San Luis: hallánse pues las vetas de éstos principalmente entre el gneis, en conexión con erupciones traquíticas, mientras que la veta de Ja Mina Grande de vanadato chileno corta los estratos de rocas me- tamórficas, compactas o porfíricas en que descansa el terreno jurá­sico íbsilífero, lejos de rocas graníticas, ya sea de las costa, ya de los Andes. El rumbo de la veta de esta, mina poco desvia del de NO. a SE.; en sus afloramientos, había producido cantidades consi­derables de sulfuro de cobre platos», de cobre gris i carbonato de cobre con criadero bárítico i solamente a unos 80 metros debajo de los afloramientos aparecen los minerales plumbíferos clorurados vanatados, etc. i galenas. En toda la corrida de esta veta no he encontrado minerales cristalizados.</text:span></text:p>
        <text:p text:style-name="P183"><text:span text:style-name="CharStyle30">Minerales análogos a los de las sierras arjentinas quizás se ha­llarán cu los distritos de minas chilenas en que las vetas de plomo atraviesan una roca granítica.</text:span></text:p>
        <text:p text:style-name="P184"><text:span text:style-name="CharStyle30">En todo caso, la memoria del citado </text:span><text:span text:style-name="CharStyle39">Boletín</text:span><text:span text:style-name="CharStyle30"><text:s text:c="1"/>de la Academia de Córdoba i con toda prolijidad descritas en ella los caracteres de los vanadatos, serán de suma utilidad a los mineralojistas para la in­vestigación de los minerales vanadatados en Chile.</text:span></text:p>
        <text:p text:style-name="P185"><text:span text:style-name="CharStyle50">DESCLOISITA.</text:span></text:p>
        <text:p text:style-name="P186"><text:span text:style-name="CharStyle30">Según Doering «la Descloisita en las vetas vanadííéras de las sierras de Córdoba se halla casi siempre al lado de la vanadinita, Brackebuschita, etc.; i es mui difícil conseguir cristales de Descloi­sita que no contengan cloro: i como el cloruro de plomo en forma de mineral no se encuentra en estos agregados, hai que suponer que el contenido de cloro en los casos frecuentes es debido a la entremez­cla de vanadinita, i la suposición llega hasta la seguridad con una lijera mirada sobre la composición de los cristales amarillos epi- jénicos.</text:span></text:p>
        <text:p text:style-name="P819"><text:span text:style-name="CharStyle30">«La Descloisita es mui fácilmente soluble, cu el ácido nítrico diluido—siempre con separación, al principio, de un precipitado </text:span></text:p>
      </text:section>
      <text:section text:style-name="Sect12" text:name="Section12">
        <text:p text:style-name="P860"><text:span text:style-name="CharStyle30">rojo de ácido vanádico, que en seguida se disuelve eu el exceso de ácido.</text:span></text:p>
        <text:p text:style-name="P189"><text:span text:style-name="CharStyle30">«El ácido vanádico casi siempre se halla reemplazado en el mineral parcialmente por cortas cantidades Je ácido fosfórico i ar­sénico; i el zinc, por cortas cantidades de protóxido de manganeso o alguna vez por el protóxido de hierro.</text:span></text:p>
        <text:p text:style-name="P190"><text:span text:style-name="CharStyle30">Los cristales bien desarrollados i elejidos dejan un pequeño re­siduo de sílice i un insignificante depósito negro insoluble en el ácido nítrico.</text:span></text:p>
        <text:p text:style-name="P191"><text:span text:style-name="CharStyle30">Bamelsberg ha analizado los cristales oscuros i cristales pardo- daros; se valió del método siguiente:</text:span></text:p>
        <text:p text:style-name="P192"><text:span text:style-name="CharStyle30">Disuelve ios cristales en el ácido nítrico, añade ácido sulfúrico i evapora hasta la remoción do aquél. El filtrado amarillo trata con carbonato de sosa en exceso, evapora a sequedad i en seguida funde.</text:span></text:p>
        <text:p text:style-name="P193"><text:span text:style-name="CharStyle30">Añade agua hirviendo, ]o que deja un residuo de óxido de zinc i manganeso que se disuelve en ácido clorhídrico, calentando el líquido, con agregado de sosa con ácido acético.</text:span></text:p>
        <text:p text:style-name="P194"><text:span text:style-name="CharStyle30">Se precipita el zinc por el sulfhydrato.</text:span></text:p>
        <text:p text:style-name="P195"><text:span text:style-name="CharStyle30">El líquido vanadífero, después de haberlo acidulado i sobresatu­rado con amoniaco, se evapora con agregado de cloruro de amonia­co: en el líquido concentrado se forma el precipitado que contiene todo el ácido vanádico.</text:span></text:p>
        <text:p text:style-name="P196"><text:span text:style-name="CharStyle30">Se determina por separado el agua por calcinación i el cloro por el nitrato ordinario.</text:span></text:p>
        <text:p text:style-name="P197"><text:span text:style-name="CharStyle30">Rammolsberg consideró el cloro como perteneciente a la compo­sición de Descloicita:</text:span></text:p>
        <table:table table:style-name="Table1">
          <table:table-column table:style-name="Table1.C1"/>
          <table:table-column table:style-name="Table1.C2"/>
          <table:table-column table:style-name="Table1.C3"/>
          <table:table-row table:style-name="Table1.R1">
            <table:table-cell table:style-name="Table1.Cell1">
              <text:p text:style-name="P198"><text:span text:style-name="CharStyle6">Cloro<text:tab/></text:span></text:p>
            </table:table-cell>
            <table:table-cell table:style-name="Table1.Cell2">
              <text:p text:style-name="P199"><text:span text:style-name="CharStyle6"><text:tab/><text:s text:c="1"/>0.24</text:span></text:p>
            </table:table-cell>
            <table:table-cell table:style-name="Table1.Cell3">
              <text:p text:style-name="P200"><text:span text:style-name="CharStyle51">0.24</text:span></text:p>
            </table:table-cell>
          </table:table-row>
          <table:table-row table:style-name="Table1.R2">
            <table:table-cell table:style-name="Table1.Cell4">
              <text:p text:style-name="P201"><text:span text:style-name="CharStyle6">Acido vanádico....<text:tab/><text:tab/></text:span></text:p>
            </table:table-cell>
            <table:table-cell table:style-name="Table1.Cell5">
              <text:p text:style-name="P202"><text:span text:style-name="CharStyle6"><text:tab/><text:s text:c="1"/>22.86</text:span></text:p>
            </table:table-cell>
            <table:table-cell table:style-name="Table1.Cell6">
              <text:p text:style-name="P203"><text:span text:style-name="CharStyle51">22.74</text:span></text:p>
            </table:table-cell>
          </table:table-row>
          <table:table-row table:style-name="Table1.R3">
            <table:table-cell table:style-name="Table1.Cell7">
              <text:p text:style-name="P204"><text:span text:style-name="CharStyle6">Oxido de plomo </text:span><text:span text:style-name="CharStyle52"><text:tab/></text:span><text:span text:style-name="CharStyle6"><text:tab/></text:span></text:p>
            </table:table-cell>
            <table:table-cell table:style-name="Table1.Cell8">
              <text:p text:style-name="P205"><text:span text:style-name="CharStyle6"><text:tab/><text:s text:c="1"/>56.38</text:span></text:p>
            </table:table-cell>
            <table:table-cell table:style-name="Table1.Cell9">
              <text:p text:style-name="P206"><text:span text:style-name="CharStyle51">56.48</text:span></text:p>
            </table:table-cell>
          </table:table-row>
          <table:table-row table:style-name="Table1.R4">
            <table:table-cell table:style-name="Table1.Cell10">
              <text:p text:style-name="P207"><text:span text:style-name="CharStyle6">Oxido de zinc</text:span><text:span text:style-name="CharStyle53"><text:tab/></text:span></text:p>
            </table:table-cell>
            <table:table-cell table:style-name="Table1.Cell11">
              <text:p text:style-name="P208"><text:span text:style-name="CharStyle53"><text:tab/><text:s text:c="1"/></text:span><text:span text:style-name="CharStyle6">16.19</text:span></text:p>
            </table:table-cell>
            <table:table-cell table:style-name="Table1.Cell12">
              <text:p text:style-name="P209"><text:span text:style-name="CharStyle51">16.00</text:span></text:p>
            </table:table-cell>
          </table:table-row>
          <table:table-row table:style-name="Table1.R5">
            <table:table-cell table:style-name="Table1.Cell13">
              <text:p text:style-name="P210"><text:span text:style-name="CharStyle6">Prot. de mang<text:tab/></text:span></text:p>
            </table:table-cell>
            <table:table-cell table:style-name="Table1.Cell14">
              <text:p text:style-name="P211"><text:span text:style-name="CharStyle6"><text:tab/><text:s text:c="1"/>1,08</text:span></text:p>
            </table:table-cell>
            <table:table-cell table:style-name="Table1.Cell15">
              <text:p text:style-name="P212"><text:span text:style-name="CharStyle51">1.16</text:span></text:p>
            </table:table-cell>
          </table:table-row>
          <table:table-row table:style-name="Table1.R6">
            <table:table-cell table:style-name="Table1.Cell16">
              <text:p text:style-name="P213"><text:span text:style-name="CharStyle6">Agua<text:tab/></text:span></text:p>
            </table:table-cell>
            <table:table-cell table:style-name="Table1.Cell17">
              <text:p text:style-name="P214"><text:span text:style-name="CharStyle51"><text:tab/><text:tab/><text:s text:c="1"/>2.48</text:span></text:p>
            </table:table-cell>
            <table:table-cell table:style-name="Table1.Cell18">
              <text:p text:style-name="P215"><text:span text:style-name="CharStyle51">2.34</text:span></text:p>
            </table:table-cell>
          </table:table-row>
        </table:table>
        <text:p text:style-name="P6"/>
        <text:p text:style-name="P216"><text:span text:style-name="CharStyle30">Lo que conduce a admitir para la fórmula de Descloicita IV V</text:span><text:span text:style-name="T38">2 </text:span><text:span text:style-name="CharStyle30">O</text:span><text:span text:style-name="T38">9</text:span><text:span text:style-name="CharStyle30"><text:s text:c="1"/>+ Aq, i si se toma en cuenta el pequeño contenido de cloro, la fórmula será 11 Cl</text:span><text:span text:style-name="T38">2</text:span><text:span text:style-name="CharStyle30">+35 (IV V</text:span><text:span text:style-name="T38">2</text:span><text:span text:style-name="CharStyle30"><text:s text:c="1"/>O</text:span><text:span text:style-name="T38">3</text:span><text:span text:style-name="CharStyle30">+aq) que representa un </text:span><text:span text:style-name="CharStyle39">cloro vanadato </text:span><text:span text:style-name="T375">te.tr </text:span><text:span text:style-name="CharStyle39">ctbds'ico de plomo i de zinc, hidratado.</text:span></text:p>
        <text:p text:style-name="P217"><text:span text:style-name="CharStyle30">Doerinsr ha tenido la ventaja de operar sobre cantidades mas considerables i sobre tres distintas variedades cíe Descloicita: I va­riedad </text:span><text:span text:style-name="CharStyle39">negra,</text:span><text:span text:style-name="CharStyle30"><text:s text:c="1"/>II variedad pardo-c/arn, i III variedad </text:span><text:span text:style-name="CharStyle39">amarilla.</text:span></text:p>
        <text:p text:style-name="P831"><text:span text:style-name="CharStyle30">Habiendo reconocido en estos minerales, amas de los elementos cstraidos por Bammelsberg, la presencia de ácido fosfórico, arséni­</text:span></text:p>
        <text:p text:style-name="P830"><text:span text:style-name="CharStyle40">co i aun en ciertos casos algo de hierro i de alumina, Doering ha modificado el mencionado método (le Bammelsberg i el método que sirvió a Bettendorf para el análisis de </text:span><text:span text:style-name="CharStyle46">ardennita.</text:span></text:p>
        <text:p text:style-name="P219"><text:span text:style-name="CharStyle40">Largo seria reproducir aquí las estensas esplicaciones que, en este Boletín, en la entrega 4.</text:span><text:span text:style-name="T385">a</text:span><text:span text:style-name="CharStyle40">, páj. 419-487 i en la anterior 117- 135, Doering, mui detalladamente espone, de su método i de las modificaciones que ha introducido en los procedimientos analíticos empleados hasta ahora para el análisis de los vanadatos. Mui minu­ciosas </text:span><text:span text:style-name="CharStyle37">e </text:span><text:span text:style-name="CharStyle40">inevitables son las precauciones que el autor recomienda to­mar en el nso de los reactivos, principalmente en el del nitrato del sub-óxido de mercurio, procedimiento, dice Doering, que permite determinar las cantidades mas insignificantes del ácido vanádico en los minerales, i con una exactitud que no es inferior a la que ofrécela separación en los minerales del ácido fosfórico por medio del moübdato de amonio (páj. 468).</text:span></text:p>
        <text:p text:style-name="P220"><text:span text:style-name="CharStyle40">Creo que en la ejecución del análisis de un mineral vanádico seria indispensable consultar i tener a la vista las dos citadas memorias de] señor Doering, i no un estracto de ella, por minucioso que fuera.</text:span></text:p>
        <text:p text:style-name="P221"><text:span text:style-name="CharStyle40">La gran innovación que Doering ha introducido en la determina­ción de la verdadera composición do Descloicita, es que habiendo reconocido que aun las muestras cristalizadas de este mineral existe en mezcla algo de vanadinita i que a esta última debe per­tenecer el cloro, Doering-, de los elementos que obtiene en los aná­lisis de las citadas variedades de Descloicita, elimina lo que en rea­lidad constituye la vanadinita, i lo demas considera como pertene­ciente a la verdadera composición de la Descloicita.</text:span></text:p>
        <text:p text:style-name="P222"><text:span text:style-name="CharStyle40">Así por ejemplo:</text:span></text:p>
        <text:p text:style-name="P223"><text:span text:style-name="CharStyle40">I.</text:span><text:span text:style-name="CharStyle37">—</text:span><text:span text:style-name="CharStyle40">El análisis de la </text:span><text:span text:style-name="CharStyle46">variedad negra,</text:span><text:span text:style-name="CharStyle40"><text:s text:c="1"/>njina Venus, cristales eleji- dos, negro rojizos, con reflejos de acero. P. 6.14, le dio:</text:span></text:p>
        <table:table table:style-name="Table2">
          <table:table-column table:style-name="Table2.C1"/>
          <table:table-column table:style-name="Table2.C2"/>
          <table:table-column table:style-name="Table2.C3"/>
          <table:table-column table:style-name="Table2.C4"/>
          <table:table-row table:style-name="Table2.R1">
            <table:table-cell table:style-name="Table2.Cell1" table:number-columns-spanned="2">
              <text:p text:style-name="P807"/>
            </table:table-cell>
            <table:table-cell table:style-name="Table2.Cell2">
              <text:p text:style-name="P224"><text:span text:style-name="CharStyle54">Eliminado</text:span></text:p>
            </table:table-cell>
            <table:table-cell table:style-name="Table2.Cell3">
              <text:p text:style-name="P225"><text:span text:style-name="CharStyle54">Queda para la Docloicita</text:span></text:p>
            </table:table-cell>
          </table:table-row>
          <table:table-row table:style-name="Table2.R2">
            <table:table-cell table:style-name="Table2.Cell4">
              <text:p text:style-name="P226"><text:span text:style-name="CharStyle52">V</text:span><text:span text:style-name="T400">2</text:span><text:span text:style-name="CharStyle52">0</text:span><text:span text:style-name="T400">s</text:span><text:span text:style-name="CharStyle52"><text:tab/></text:span></text:p>
            </table:table-cell>
            <table:table-cell table:style-name="Table2.Cell5">
              <text:p text:style-name="P227"><text:span text:style-name="CharStyle52">... 22.59</text:span></text:p>
            </table:table-cell>
            <table:table-cell table:style-name="Table2.Cell6">
              <text:p text:style-name="P228"><text:span text:style-name="CharStyle6">0.62</text:span></text:p>
            </table:table-cell>
            <table:table-cell table:style-name="Table2.Cell7">
              <text:p text:style-name="P229"><text:span text:style-name="CharStyle51">21.97</text:span></text:p>
            </table:table-cell>
          </table:table-row>
          <table:table-row table:style-name="Table2.R3">
            <table:table-cell table:style-name="Table2.Cell8">
              <text:p text:style-name="P230"><text:span text:style-name="CharStyle51">As</text:span><text:span text:style-name="T408">2</text:span><text:span text:style-name="CharStyle51">0‘ (PO</text:span><text:span text:style-name="T408">3</text:span><text:span text:style-name="CharStyle51">)...</text:span></text:p>
            </table:table-cell>
            <table:table-cell table:style-name="Table2.Cell9">
              <text:p text:style-name="P231"><text:span text:style-name="CharStyle51">.. 0.27</text:span></text:p>
            </table:table-cell>
            <table:table-cell table:style-name="Table2.Cell10">
              <text:p text:style-name="P807"/>
            </table:table-cell>
            <table:table-cell table:style-name="Table2.Cell11">
              <text:p text:style-name="P232"><text:span text:style-name="CharStyle51">0.27</text:span></text:p>
            </table:table-cell>
          </table:table-row>
          <table:table-row table:style-name="Table2.R4">
            <table:table-cell table:style-name="Table2.Cell12">
              <text:p text:style-name="P233"><text:span text:style-name="CharStyle51">01<text:tab/></text:span></text:p>
            </table:table-cell>
            <table:table-cell table:style-name="Table2.Cell13">
              <text:p text:style-name="P234"><text:span text:style-name="CharStyle51">.. 0.08</text:span></text:p>
            </table:table-cell>
            <table:table-cell table:style-name="Table2.Cell14">
              <text:p text:style-name="P235"><text:span text:style-name="CharStyle51">0.08</text:span></text:p>
            </table:table-cell>
            <table:table-cell table:style-name="Table2.Cell15">
              <text:p text:style-name="P807"/>
            </table:table-cell>
          </table:table-row>
          <table:table-row table:style-name="Table2.R5">
            <table:table-cell table:style-name="Table2.Cell16">
              <text:p text:style-name="P236"><text:span text:style-name="CharStyle51">l’bO<text:tab/></text:span></text:p>
            </table:table-cell>
            <table:table-cell table:style-name="Table2.Cell17">
              <text:p text:style-name="P237"><text:span text:style-name="CharStyle51">.. 56.00</text:span></text:p>
            </table:table-cell>
            <table:table-cell table:style-name="Table2.Cell18">
              <text:p text:style-name="P238"><text:span text:style-name="CharStyle6">2.53</text:span></text:p>
            </table:table-cell>
            <table:table-cell table:style-name="Table2.Cell19">
              <text:p text:style-name="P239"><text:span text:style-name="CharStyle51">5.3.47</text:span></text:p>
            </table:table-cell>
          </table:table-row>
          <table:table-row table:style-name="Table2.R6">
            <table:table-cell table:style-name="Table2.Cell20">
              <text:p text:style-name="P240"><text:span text:style-name="CharStyle51">ZnO<text:tab/></text:span></text:p>
            </table:table-cell>
            <table:table-cell table:style-name="Table2.Cell21">
              <text:p text:style-name="P241"><text:span text:style-name="CharStyle51">,. 17.02</text:span></text:p>
            </table:table-cell>
            <table:table-cell table:style-name="Table2.Cell22">
              <text:p text:style-name="P807"/>
            </table:table-cell>
            <table:table-cell table:style-name="Table2.Cell23">
              <text:p text:style-name="P242"><text:span text:style-name="CharStyle6">17.02</text:span></text:p>
            </table:table-cell>
          </table:table-row>
          <table:table-row table:style-name="Table2.R7">
            <table:table-cell table:style-name="Table2.Cell24">
              <text:p text:style-name="P243"><text:span text:style-name="CharStyle51">MnO..<text:tab/></text:span></text:p>
            </table:table-cell>
            <table:table-cell table:style-name="Table2.Cell25">
              <text:p text:style-name="P244"><text:span text:style-name="CharStyle51">.. 0.40</text:span></text:p>
            </table:table-cell>
            <table:table-cell table:style-name="Table2.Cell26">
              <text:p text:style-name="P807"/>
            </table:table-cell>
            <table:table-cell table:style-name="Table2.Cell27">
              <text:p text:style-name="P245"><text:span text:style-name="CharStyle51">0.40</text:span></text:p>
            </table:table-cell>
          </table:table-row>
          <table:table-row table:style-name="Table2.R8">
            <table:table-cell table:style-name="Table2.Cell28">
              <text:p text:style-name="P246"><text:span text:style-name="CharStyle51">Fe 0<text:tab/></text:span></text:p>
            </table:table-cell>
            <table:table-cell table:style-name="Table2.Cell29">
              <text:p text:style-name="P247"><text:span text:style-name="CharStyle51">.. 0.26</text:span></text:p>
            </table:table-cell>
            <table:table-cell table:style-name="Table2.Cell30">
              <text:p text:style-name="P807"/>
            </table:table-cell>
            <table:table-cell table:style-name="Table2.Cell31">
              <text:p text:style-name="P248"><text:span text:style-name="CharStyle51">0 26</text:span></text:p>
            </table:table-cell>
          </table:table-row>
          <table:table-row table:style-name="Table2.R9">
            <table:table-cell table:style-name="Table2.Cell32">
              <text:p text:style-name="P249"><text:span text:style-name="CharStyle51">Cu 0<text:tab/></text:span></text:p>
            </table:table-cell>
            <table:table-cell table:style-name="Table2.Cell33">
              <text:p text:style-name="P250"><text:span text:style-name="CharStyle51">.. 0.02</text:span></text:p>
            </table:table-cell>
            <table:table-cell table:style-name="Table2.Cell34">
              <text:p text:style-name="P807"/>
            </table:table-cell>
            <table:table-cell table:style-name="Table2.Cell35">
              <text:p text:style-name="P251"><text:span text:style-name="CharStyle51">0.02</text:span></text:p>
            </table:table-cell>
          </table:table-row>
          <table:table-row table:style-name="Table2.R10">
            <table:table-cell table:style-name="Table2.Cell36">
              <text:p text:style-name="P252"><text:span text:style-name="CharStyle51">11</text:span><text:span text:style-name="T408">2</text:span><text:span text:style-name="CharStyle51">()<text:tab/></text:span></text:p>
            </table:table-cell>
            <table:table-cell table:style-name="Table2.Cell37">
              <text:p text:style-name="P253"><text:span text:style-name="CharStyle51">. 2.14</text:span></text:p>
            </table:table-cell>
            <table:table-cell table:style-name="Table2.Cell38">
              <text:p text:style-name="P807"/>
            </table:table-cell>
            <table:table-cell table:style-name="Table2.Cell39">
              <text:p text:style-name="P254"><text:span text:style-name="CharStyle51">2.14</text:span></text:p>
            </table:table-cell>
          </table:table-row>
          <table:table-row table:style-name="Table2.R11">
            <table:table-cell table:style-name="Table2.Cell40">
              <text:p text:style-name="P255"><text:span text:style-name="CharStyle51">Disoluble<text:tab/></text:span></text:p>
            </table:table-cell>
            <table:table-cell table:style-name="Table2.Cell41">
              <text:p text:style-name="P256"><text:span text:style-name="CharStyle52">,. </text:span><text:span text:style-name="CharStyle6">0.31</text:span></text:p>
            </table:table-cell>
            <table:table-cell table:style-name="Table2.Cell42">
              <text:p text:style-name="P257"><text:span text:style-name="CharStyle51">«□...«</text:span></text:p>
            </table:table-cell>
            <table:table-cell table:style-name="Table2.Cell43">
              <text:p text:style-name="P258"><text:span text:style-name="CharStyle51">0.31</text:span></text:p>
            </table:table-cell>
          </table:table-row>
          <table:table-row table:style-name="Table2.R12">
            <table:table-cell table:style-name="Table2.Cell44">
              <text:p text:style-name="P807"/>
            </table:table-cell>
            <table:table-cell table:style-name="Table2.Cell45">
              <text:p text:style-name="P259"><text:span text:style-name="CharStyle52">————</text:span></text:p>
            </table:table-cell>
            <table:table-cell table:style-name="Table2.Cell46">
              <text:p text:style-name="P260"><text:span text:style-name="CharStyle52">-<text:tab/>■ III</text:span></text:p>
            </table:table-cell>
            <table:table-cell table:style-name="Table2.Cell47">
              <text:p text:style-name="P261"><text:span text:style-name="CharStyle52">■</text:span></text:p>
            </table:table-cell>
          </table:table-row>
          <table:table-row table:style-name="Table2.R13">
            <table:table-cell table:style-name="Table2.Cell48">
              <text:p text:style-name="P807"/>
            </table:table-cell>
            <table:table-cell table:style-name="Table2.Cell49">
              <text:p text:style-name="P262"><text:span text:style-name="CharStyle51">99.09</text:span></text:p>
            </table:table-cell>
            <table:table-cell table:style-name="Table2.Cell50">
              <text:p text:style-name="P263"><text:span text:style-name="CharStyle51">3.23</text:span></text:p>
            </table:table-cell>
            <table:table-cell table:style-name="Table2.Cell51">
              <text:p text:style-name="P264"><text:span text:style-name="CharStyle51">95.86</text:span></text:p>
            </table:table-cell>
          </table:table-row>
        </table:table>
        <text:p text:style-name="P265"><text:span text:style-name="CharStyle30">De manera que el señor Doering considera el mineral analizado como compuesto de;</text:span></text:p>
        <text:p text:style-name="P267"><text:span text:style-name="CharStyle40">Vanadinita PbCl</text:span><text:span text:style-name="T385">2</text:span><text:span text:style-name="CharStyle40"><text:s text:c="1"/>+ 3 (P b</text:span><text:span text:style-name="T385">3</text:span><text:span text:style-name="CharStyle40">V</text:span><text:span text:style-name="T385">2</text:span><text:span text:style-name="CharStyle40">O</text:span><text:span text:style-name="T385">8</text:span><text:span text:style-name="CharStyle40">) </text:span><text:span text:style-name="CharStyle37">3.23 </text:span><text:span text:style-name="CharStyle40">Desoloisita Pb</text:span><text:span text:style-name="T385">1</text:span><text:span text:style-name="CharStyle40"><text:s text:c="1"/>V</text:span><text:span text:style-name="T385">2</text:span><text:span text:style-name="CharStyle40"><text:s text:c="1"/>O</text:span><text:span text:style-name="T385">9</text:span><text:span text:style-name="CharStyle40"><text:s text:c="1"/>+ aq 1 </text:span><text:span text:style-name="T469">Q</text:span><text:span text:style-name="CharStyle37">, </text:span><text:span text:style-name="T469">K </text:span><text:span text:style-name="CharStyle40">Zn</text:span><text:span text:style-name="T385">4</text:span><text:span text:style-name="CharStyle40"><text:s text:c="1"/>V</text:span><text:span text:style-name="T385">2</text:span><text:span text:style-name="CharStyle40">O</text:span><text:span text:style-name="T385">9</text:span><text:span text:style-name="CharStyle40"><text:s text:c="1"/>+ aqJ </text:span><text:span text:style-name="CharStyle37"><text:tab/></text:span></text:p>
        <text:p text:style-name="P268"><text:span text:style-name="CharStyle40">II.—En la variedad de color pardo-claro, que forma cristales bri­llantes i masas cristalinas, de color castaño claro, Halló Doering 0.27% de cloro, i 0.30 de ácido arsénico, i elimina para la vanadi­nita</text:span></text:p>
        <text:p text:style-name="P269"><text:span text:style-name="CharStyle40">C1<text:tab/><text:s text:c="1"/>0.27</text:span></text:p>
        <text:p text:style-name="P270"><text:span text:style-name="CharStyle40">V</text:span><text:span text:style-name="T385">2</text:span><text:span text:style-name="CharStyle40"><text:s text:c="1"/>O</text:span><text:span text:style-name="T385">s</text:span><text:span text:style-name="CharStyle40">.. 2.01</text:span></text:p>
        <text:p text:style-name="P271"><text:span text:style-name="CharStyle40">PbO... 8.50</text:span></text:p>
        <text:p text:style-name="P272"><text:span text:style-name="CharStyle40"><text:tab/><text:s text:c="1"/>Pb Cl</text:span><text:span text:style-name="T385">2</text:span><text:span text:style-name="CharStyle40">+3 (Pb</text:span><text:span text:style-name="T385">3</text:span><text:span text:style-name="CharStyle40"><text:s text:c="1"/>V\O</text:span><text:span text:style-name="T385">S</text:span><text:span text:style-name="CharStyle40">)</text:span></text:p>
        <text:p text:style-name="P273"><text:span text:style-name="CharStyle40">10.78</text:span></text:p>
        <text:p text:style-name="P274"><text:span text:style-name="CharStyle30">Los demas elementos conducen a aumitir para la Descloisita la misma fórmula.</text:span></text:p>
        <text:p text:style-name="P275"><text:span text:style-name="CharStyle40">Pb</text:span><text:span text:style-name="T385">4</text:span><text:span text:style-name="CharStyle40"><text:s text:c="1"/>(V. A'</text:span><text:span text:style-name="T385">1</text:span><text:span text:style-name="CharStyle40">)</text:span><text:span text:style-name="T385">2</text:span><text:span text:style-name="CharStyle40"><text:s text:c="1"/>O</text:span><text:span text:style-name="T385">9</text:span><text:span text:style-name="CharStyle40"><text:s text:c="1"/>+ aq.</text:span></text:p>
        <text:p text:style-name="P276"><text:span text:style-name="CharStyle40">(Zn, MnJ</text:span><text:span text:style-name="T385">1</text:span><text:span text:style-name="CharStyle40"><text:s text:c="1"/>V,</text:span><text:span text:style-name="T385">3</text:span><text:span text:style-name="CharStyle40">O</text:span><text:span text:style-name="T385">2</text:span><text:span text:style-name="CharStyle40">daq.</text:span></text:p>
        <text:p text:style-name="P277"><text:span text:style-name="CharStyle40">La variedad de </text:span><text:span text:style-name="CharStyle46">color ama, illo</text:span><text:span text:style-name="CharStyle40"><text:s text:c="1"/>(epigénesis sobre Fosgenita. Ps, 5.93.</text:span></text:p>
        <text:p text:style-name="P278"><text:span text:style-name="CharStyle40">Se halló compuesta de</text:span></text:p>
        <text:p text:style-name="P279"><text:span text:style-name="CharStyle57">Vanaditus. Desloicita.</text:span></text:p>
        <table:table table:style-name="Table3">
          <table:table-column table:style-name="Table3.C1"/>
          <table:table-column table:style-name="Table3.C2"/>
          <table:table-column table:style-name="Table3.C3"/>
          <table:table-column table:style-name="Table3.C4"/>
          <table:table-row table:style-name="Table3.R1">
            <table:table-cell table:style-name="Table3.Cell1">
              <text:p text:style-name="P280"><text:span text:style-name="CharStyle51">01<text:tab/></text:span></text:p>
            </table:table-cell>
            <table:table-cell table:style-name="Table3.Cell2">
              <text:p text:style-name="P281"><text:span text:style-name="CharStyle51"><text:tab/><text:s text:c="1"/>1.07</text:span></text:p>
            </table:table-cell>
            <table:table-cell table:style-name="Table3.Cell3" table:number-columns-spanned="2">
              <text:p text:style-name="P282"><text:span text:style-name="CharStyle6">1.07<text:tab/></text:span><text:span text:style-name="CharStyle52"><text:tab/></text:span></text:p>
            </table:table-cell>
          </table:table-row>
          <table:table-row table:style-name="Table3.R2">
            <table:table-cell table:style-name="Table3.Cell4">
              <text:p text:style-name="P283"><text:span text:style-name="CharStyle51">V</text:span><text:span text:style-name="T408">2</text:span><text:span text:style-name="CharStyle51"><text:s text:c="1"/>O</text:span><text:span text:style-name="T408">5</text:span><text:span text:style-name="CharStyle51"><text:tab/></text:span></text:p>
            </table:table-cell>
            <table:table-cell table:style-name="Table3.Cell5">
              <text:p text:style-name="P284"><text:span text:style-name="CharStyle51">.... 20.23</text:span></text:p>
            </table:table-cell>
            <table:table-cell table:style-name="Table3.Cell6">
              <text:p text:style-name="P285"><text:span text:style-name="CharStyle51">8.28</text:span></text:p>
            </table:table-cell>
            <table:table-cell table:style-name="Table3.Cell7">
              <text:p text:style-name="P286"><text:span text:style-name="CharStyle51">11.95</text:span></text:p>
            </table:table-cell>
          </table:table-row>
          <table:table-row table:style-name="Table3.R3">
            <table:table-cell table:style-name="Table3.Cell8">
              <text:p text:style-name="P287"><text:span text:style-name="CharStyle51">P</text:span><text:span text:style-name="T408">2</text:span><text:span text:style-name="CharStyle51">O</text:span><text:span text:style-name="T408">5</text:span><text:span text:style-name="CharStyle51"><text:tab/></text:span></text:p>
            </table:table-cell>
            <table:table-cell table:style-name="Table3.Cell9">
              <text:p text:style-name="P288"><text:span text:style-name="CharStyle6"><text:tab/><text:s text:c="1"/>0.05</text:span></text:p>
            </table:table-cell>
            <table:table-cell table:style-name="Table3.Cell10">
              <text:p text:style-name="P289"><text:span text:style-name="CharStyle51"><text:tab/></text:span></text:p>
            </table:table-cell>
            <table:table-cell table:style-name="Table3.Cell11">
              <text:p text:style-name="P290"><text:span text:style-name="CharStyle52">0.05</text:span></text:p>
            </table:table-cell>
          </table:table-row>
          <table:table-row table:style-name="Table3.R4">
            <table:table-cell table:style-name="Table3.Cell12">
              <text:p text:style-name="P291"><text:span text:style-name="CharStyle6">Pb 0<text:tab/></text:span></text:p>
            </table:table-cell>
            <table:table-cell table:style-name="Table3.Cell13">
              <text:p text:style-name="P292"><text:span text:style-name="CharStyle6">.... 63.63</text:span></text:p>
            </table:table-cell>
            <table:table-cell table:style-name="Table3.Cell14">
              <text:p text:style-name="P293"><text:span text:style-name="CharStyle51">33.68</text:span></text:p>
            </table:table-cell>
            <table:table-cell table:style-name="Table3.Cell15">
              <text:p text:style-name="P294"><text:span text:style-name="CharStyle52">29.95</text:span></text:p>
            </table:table-cell>
          </table:table-row>
          <table:table-row table:style-name="Table3.R5">
            <table:table-cell table:style-name="Table3.Cell16">
              <text:p text:style-name="P295"><text:span text:style-name="CharStyle6">In 0<text:tab/></text:span></text:p>
            </table:table-cell>
            <table:table-cell table:style-name="Table3.Cell17">
              <text:p text:style-name="P296"><text:span text:style-name="CharStyle51"><text:tab/><text:s text:c="1"/>11.41</text:span></text:p>
            </table:table-cell>
            <table:table-cell table:style-name="Table3.Cell18">
              <text:p text:style-name="P297"><text:span text:style-name="CharStyle51"><text:tab/>.</text:span></text:p>
            </table:table-cell>
            <table:table-cell table:style-name="Table3.Cell19">
              <text:p text:style-name="P298"><text:span text:style-name="CharStyle52">11.41</text:span></text:p>
            </table:table-cell>
          </table:table-row>
          <table:table-row table:style-name="Table3.R6">
            <table:table-cell table:style-name="Table3.Cell20">
              <text:p text:style-name="P299"><text:span text:style-name="CharStyle6">UnO<text:tab/></text:span></text:p>
            </table:table-cell>
            <table:table-cell table:style-name="Table3.Cell21">
              <text:p text:style-name="P300"><text:span text:style-name="CharStyle6">.... </text:span><text:span text:style-name="CharStyle52">0.24</text:span></text:p>
            </table:table-cell>
            <table:table-cell table:style-name="Table3.Cell22">
              <text:p text:style-name="P807"/>
            </table:table-cell>
            <table:table-cell table:style-name="Table3.Cell23">
              <text:p text:style-name="P301"><text:span text:style-name="CharStyle51">0.24</text:span></text:p>
            </table:table-cell>
          </table:table-row>
          <table:table-row table:style-name="Table3.R7">
            <table:table-cell table:style-name="Table3.Cell24">
              <text:p text:style-name="P302"><text:span text:style-name="CharStyle51">H</text:span><text:span text:style-name="T408">2</text:span><text:span text:style-name="CharStyle51"><text:s text:c="1"/>0 ...<text:tab/><text:tab/></text:span></text:p>
            </table:table-cell>
            <table:table-cell table:style-name="Table3.Cell25">
              <text:p text:style-name="P303"><text:span text:style-name="CharStyle51">..... 1.16</text:span></text:p>
            </table:table-cell>
            <table:table-cell table:style-name="Table3.Cell26">
              <text:p text:style-name="P807"/>
            </table:table-cell>
            <table:table-cell table:style-name="Table3.Cell27">
              <text:p text:style-name="P304"><text:span text:style-name="CharStyle51">1.16</text:span></text:p>
            </table:table-cell>
          </table:table-row>
          <table:table-row table:style-name="Table3.R8">
            <table:table-cell table:style-name="Table3.Cell28">
              <text:p text:style-name="P305"><text:span text:style-name="CharStyle6">Insolubl .....</text:span></text:p>
            </table:table-cell>
            <table:table-cell table:style-name="Table3.Cell29">
              <text:p text:style-name="P306"><text:span text:style-name="CharStyle51">.... 1.26</text:span></text:p>
            </table:table-cell>
            <table:table-cell table:style-name="Table3.Cell30">
              <text:p text:style-name="P307"><text:span text:style-name="CharStyle52"><text:tab/></text:span></text:p>
            </table:table-cell>
            <table:table-cell table:style-name="Table3.Cell31">
              <text:p text:style-name="P308"><text:span text:style-name="CharStyle51">1.26</text:span></text:p>
            </table:table-cell>
          </table:table-row>
          <table:table-row table:style-name="Table3.R9">
            <table:table-cell table:style-name="Table3.Cell32">
              <text:p text:style-name="P807"/>
            </table:table-cell>
            <table:table-cell table:style-name="Table3.Cell33">
              <text:p text:style-name="P309"><text:span text:style-name="CharStyle51">99.05</text:span></text:p>
            </table:table-cell>
            <table:table-cell table:style-name="Table3.Cell34">
              <text:p text:style-name="P310"><text:span text:style-name="CharStyle51">13.03</text:span></text:p>
            </table:table-cell>
            <table:table-cell table:style-name="Table3.Cell35">
              <text:p text:style-name="P311"><text:span text:style-name="CharStyle51">56.02</text:span></text:p>
            </table:table-cell>
          </table:table-row>
        </table:table>
        <text:p text:style-name="P8"/>
        <text:p text:style-name="P833"><text:span text:style-name="CharStyle40">Resumiendo los resultados' de sus análisis ludia Doering una pro­porción relativamente mui constante entre los componentes princi­pales de la Descloisita que toman un </text:span><text:span text:style-name="CharStyle46">vanadafo tetrabásico</text:span><text:span text:style-name="CharStyle40"><text:s text:c="1"/>de </text:span><text:span text:style-name="CharStyle46">plomo i zinc.</text:span><text:span text:style-name="CharStyle40"><text:s text:c="1"/>Queda solamente alguna incertidumbre acerca de la proporción atómica del agua. Hace también notar Doering, a primera vista la falta o escasez de vanadinita en los cristales oscu» </text:span></text:p>
        <text:p text:style-name="P832"><text:span text:style-name="CharStyle40">ros, que en ellos hai tanto mas en los vanadinitas cnanto mas amarillo es el color de ellosA</text:span></text:p>
        <text:p text:style-name="P313"><text:span text:style-name="CharStyle46">Duncripcion morfológica:—</text:span><text:span text:style-name="CharStyle40">El profesor Websky de Berlín «con­sidera los vanadatos como último producto de la metamorfosis de cristales anteriores de un otro mineral de plomo que lia dejado la estampa de su forma en la parte inferior del cuarzo i se puede suponer como minerales primitivos, la galena,, espato, carbonatas manganesíferos, i por una rareza las piritas». Los cristales asi­lados sobre el cuarzo pocas veces alcanzan a un milímetro, mien­tras que en las costras se puede observar a veces individuos basta de tamaño de 3 milímetros, pero en este caso, siempre interrum­pidos i penetrados por otros individuos.</text:span></text:p>
        <text:p text:style-name="P314"><text:span text:style-name="CharStyle40">La vanadinita se distingue por su color amarillo pálido i es el mi­neral anterior i la Discloicita, posterior. Las partes mas compactas de la vanadinita (es decir, escluyendo los cristales aislados que la cubren) forman también pseudomórfosis, cuyas </text:span><text:span text:style-name="CharStyle46">formas difieilme.nte pueden derivarse de otro mineral que de la anglcslta (sulfato de plo­mo).</text:span><text:span text:style-name="CharStyle40"><text:s text:c="1"/>Las costras compuestas solamente de Descloisita son proba­blemente metamorfosis completas, procedentes de la epijénesis de vanadinita sobre la aoglesita. Mas como la anglesita parece for­marse de galena, solo bajo la influencia de una oxidación de una pirita de hierro o de Marcasita, también podemos considerar la galena i la pirita como primitivas de la veta</text:span></text:p>
        <text:p text:style-name="P315"><text:span text:style-name="CharStyle40">Los cristales mas pequeños que cubren aisladamente el cuarzo poroso afectan, un color rojo Jacinto; aumentándose el tamaño, es­te color se vuelve mas oscuro i pasa al pardo-oscuro i a veces al nígro. No se han observado cruceros. La fractura siempre pequeña concoidea,, i muestra un lustre fuerte de grasa; pero muchos cris­tales tienen una construcción testácea que se caracteriza por nu­merosos reflejos interiores de color pardo.</text:span></text:p>
        <text:p text:style-name="P316"><text:span text:style-name="CharStyle40">«La forma de los cristales iué considerada por Des Cloiseanx co­mo </text:span><text:span text:style-name="CharStyle46">rómbica;</text:span><text:span text:style-name="CharStyle40"><text:s text:c="1"/>en efecto, el aspecto de los cristales oscuros i negros corresponde por lo jeneral a esta opinión; pero se hallan entre los cristales chicos de color rojo jacinto, varios íjque corresponden a figuras </text:span><text:span text:style-name="CharStyle46">monosimétricas,</text:span><text:span text:style-name="CharStyle40"><text:s text:c="1"/>i, cuando se dispensa consideración a cier­tas particularidades en la configuración de las aristas i no se las mica solamente como fenómenos de crecimientos, deben conside­rarse como </text:span><text:span text:style-name="CharStyle46">witrnoclmieos,</text:span><text:span text:style-name="CharStyle40"><text:s text:c="1"/>con una pequeña inclinación del eje prin­cipal i por la frecuencia de la </text:span><text:span text:style-name="CharStyle46">kemitropia</text:span><text:span text:style-name="CharStyle40"><text:s text:c="1"/>resulta la </text:span><text:span text:style-name="CharStyle46">seudosimetria rómbica,'».</text:span></text:p>
        <text:p text:style-name="P317"><text:span text:style-name="CharStyle40">Esta es la opinión de Websky i la corrobora ei eminente mine-</text:span></text:p>
      </text:section>
      <text:section text:style-name="Sect13" text:name="Section13">
        <text:p text:style-name="P861"><text:span text:style-name="CharStyle30">ralojistn, con la mensura de los ángulo^, el célenlo i las figuras de cristales anexas a la'memoria.</text:span></text:p>
        <text:p text:style-name="P320"><text:span text:style-name="CharStyle58">V?,N ' 1HSIT \</text:span></text:p>
        <text:p text:style-name="P321"><text:span text:style-name="CharStyle30">liammelsberg ha analizado la vanadinita </text:span><text:span text:style-name="CharStyle39">parda,</text:span><text:span text:style-name="CharStyle30"><text:s text:c="1"/>i la vamidinita </text:span><text:span text:style-name="CharStyle39">amarilla,</text:span><text:span text:style-name="CharStyle30"><text:s text:c="1"/>cristalizadas en prismas hexagonales. La variedad parda predomina, i no obstante, opina que es difícil elejir los cristales pequeños que estén libres de Descloicita i cuarzo </text:span><text:span text:style-name="T593">adberent.es</text:span><text:span text:style-name="T593">. </text:span><text:span text:style-name="CharStyle30">Ps. 6.635—halló la </text:span><text:span text:style-name="CharStyle39">variedad amarilla</text:span><text:span text:style-name="CharStyle30"><text:s text:c="1"/>compuesta do</text:span></text:p>
        <text:p text:style-name="P10"><draw:frame draw:style-name="fr10" svg:x="2.032cm" svg:y="0.000cm" svg:width="6.731cm" text:anchor-type="paragraph"><draw:text-box fo:min-height="2.193cm"><table:table table:style-name="Table4"><table:table-column table:style-name="Table4.C1"/><table:table-column table:style-name="Table4.C2"/><table:table-column table:style-name="Table4.C3"/><table:table-row table:style-name="Table4.R1"><table:table-cell table:style-name="Table4.Cell1"><text:p text:style-name="P322"><text:span text:style-name="CharStyle51">C1 oro... ........<text:tab/><text:tab/></text:span></text:p></table:table-cell><table:table-cell table:style-name="Table4.Cell2"><text:p text:style-name="P323"><text:span text:style-name="CharStyle6">... 2.36</text:span></text:p></table:table-cell><table:table-cell table:style-name="Table4.Cell3"><text:p text:style-name="P324"><text:span text:style-name="CharStyle51">2.19</text:span></text:p></table:table-cell></table:table-row><table:table-row table:style-name="Table4.R2"><table:table-cell table:style-name="Table4.Cell4"><text:p text:style-name="P325"><text:span text:style-name="CharStyle6">Acido vanádico<text:tab/></text:span></text:p></table:table-cell><table:table-cell table:style-name="Table4.Cell5"><text:p text:style-name="P807"/></table:table-cell><table:table-cell table:style-name="Table4.Cell6"><text:p text:style-name="P326"><text:span text:style-name="CharStyle51">20.88</text:span></text:p></table:table-cell></table:table-row><table:table-row table:style-name="Table4.R3"><table:table-cell table:style-name="Table4.Cell7"><text:p text:style-name="P327"><text:span text:style-name="CharStyle6">» fosfórico <text:tab/></text:span></text:p></table:table-cell><table:table-cell table:style-name="Table4.Cell8"><text:p text:style-name="P328"><text:span text:style-name="CharStyle6">... </text:span><text:span text:style-name="CharStyle52">0.76</text:span></text:p></table:table-cell><table:table-cell table:style-name="Table4.Cell9"><text:p text:style-name="P329"><text:span text:style-name="CharStyle6">1.0o</text:span></text:p></table:table-cell></table:table-row><table:table-row table:style-name="Table4.R4"><table:table-cell table:style-name="Table4.Cell10"><text:p text:style-name="P330"><text:span text:style-name="CharStyle6">Oxido de plomo<text:tab/></text:span></text:p></table:table-cell><table:table-cell table:style-name="Table4.Cell11"><text:p text:style-name="P331"><text:span text:style-name="CharStyle6">... 76.73</text:span></text:p></table:table-cell><table:table-cell table:style-name="Table4.Cell12"><text:p text:style-name="P332"><text:span text:style-name="CharStyle6">74.24</text:span></text:p></table:table-cell></table:table-row><table:table-row table:style-name="Table4.R5"><table:table-cell table:style-name="Table4.Cell13"><text:p text:style-name="P333"><text:span text:style-name="CharStyle6">» de zinc, cloro<text:tab/></text:span></text:p></table:table-cell><table:table-cell table:style-name="Table4.Cell14"><text:p text:style-name="P334"><text:span text:style-name="CharStyle6">.. 0.94</text:span></text:p></table:table-cell><table:table-cell table:style-name="Table4.Cell15"><text:p text:style-name="P335"><text:span text:style-name="CharStyle6">2.48</text:span></text:p></table:table-cell></table:table-row></table:table></draw:text-box></draw:frame><draw:frame draw:style-name="fr9" svg:x="9.026cm" svg:y="1.727cm" svg:width="1.600cm" text:anchor-type="paragraph"><draw:text-box fo:min-height="0.441cm"><text:p text:style-name="P336"><text:span text:style-name="CharStyle59">Ps. 6.373</text:span></text:p></draw:text-box></draw:frame></text:p>
        <text:p text:style-name="P337"><text:span text:style-name="CharStyle30">Según Doering, «la vanadinita es uno de los minerales mas co­munes en las minas vanadiníferas de Córdoba i se halla no sola­mente en su forma típica, cristalizada en hermosos prismas hexa­gonales, distribuidos en grupos sobre la Descloicita, sino también en forma de masas compactas i sobre todo como producto epijénico representando las formas cristalográficas de las diversas especie, de minerales de plomo (galena, anglesita, fosjenitn, cerusita, etc., etc.» Su color vana desde el amarillo claro hasta el pardo oscuro.</text:span></text:p>
        <text:p text:style-name="P338"><text:span text:style-name="CharStyle30">Doering ha obtenido los siguientes resultados de sus análisis para la vanadinita:</text:span></text:p>
        <text:p text:style-name="P339"><text:span text:style-name="CharStyle30">I.—Agujas amarillas, brillantes, unidas en forma de pequeñas estrellas con que tapizan las pequeñas cavernas con el lente api­ñas se nota uno (pie otro pequeño cristal de Braekebaschit, ras­padura casi blanca; mui soluble en el ácido nítrico, aun diluido quitando lo insoluble.</text:span></text:p>
        <text:p text:style-name="P340"><text:span text:style-name="CharStyle30">al</text:span></text:p>
        <text:table-of-content>
          <text:table-of-content-source text:use-outline-level="1"/>
          <text:index-body>
            <text:p text:style-name="P341"><text:span text:style-name="CharStyle42">Cloro<text:tab/><text:s text:c="1"/>2.48<text:tab/>(0.70)<text:tab/></text:span><text:span text:style-name="CharStyle47">(2)</text:span></text:p>
            <text:p text:style-name="P342"><text:span text:style-name="CharStyle42">Acido vanadítico<text:tab/><text:s text:c="1"/>18.11L</text:span><text:span text:style-name="T620">nw</text:span></text:p>
            <text:p text:style-name="P343"><text:span text:style-name="CharStyle42">» fosfórico <text:tab/><text:s text:c="1"/>0.05<text:tab/></text:span><text:span text:style-name="CharStyle47">'</text:span></text:p>
            <text:p text:style-name="P344"><text:span text:style-name="CharStyle42">Oxido de plomo<text:tab/><text:s text:c="1"/>77.65<text:tab/>(3.48)</text:span></text:p>
            <text:p text:style-name="P345"><text:span text:style-name="CharStyle42">Agua, etc<text:tab/><text:s text:c="1"/>0.93</text:span></text:p>
          </text:index-body>
        </text:table-of-content>
      </text:section>
      <text:section text:style-name="Sect14" text:name="Section14">
        <text:p text:style-name="P862"><text:span text:style-name="CharStyle30">II.—Masas cristalinas de color amarillo. Epijénesis sobre peque­ños octaedros cuadráticos. Quitando lo insoluble.</text:span></text:p>
        <table:table table:style-name="Table5">
          <table:table-column table:style-name="Table5.C1"/>
          <table:table-column table:style-name="Table5.C2"/>
          <table:table-row table:style-name="Table5.R1">
            <table:table-cell table:style-name="Table5.Cell1">
              <text:p text:style-name="P807"/>
            </table:table-cell>
            <table:table-cell table:style-name="Table5.Cell2">
              <text:p text:style-name="P349"><text:span text:style-name="CharStyle6">al</text:span></text:p>
            </table:table-cell>
          </table:table-row>
          <table:table-row table:style-name="Table5.R2">
            <table:table-cell table:style-name="Table5.Cell3">
              <text:p text:style-name="P350"><text:span text:style-name="CharStyle6">Cloro<text:tab/></text:span><text:span text:style-name="CharStyle52"><text:tab/></text:span><text:span text:style-name="CharStyle6"><text:tab/><text:tab/></text:span></text:p>
            </table:table-cell>
            <table:table-cell table:style-name="Table5.Cell4">
              <text:p text:style-name="P351"><text:span text:style-name="CharStyle6">., 2.44 (0.60)</text:span></text:p>
            </table:table-cell>
          </table:table-row>
          <table:table-row table:style-name="Table5.R3">
            <table:table-cell table:style-name="Table5.Cell5">
              <text:p text:style-name="P352"><text:span text:style-name="CharStyle6">Acido vanádico<text:tab/></text:span></text:p>
            </table:table-cell>
            <table:table-cell table:style-name="Table5.Cell6">
              <text:p text:style-name="P353"><text:span text:style-name="CharStyle6">. 19,49 (1.07)</text:span></text:p>
            </table:table-cell>
          </table:table-row>
          <table:table-row table:style-name="Table5.R4">
            <table:table-cell table:style-name="Table5.Cell7">
              <text:p text:style-name="P354"><text:span text:style-name="CharStyle6">Oxido de plomo<text:tab/></text:span></text:p>
            </table:table-cell>
            <table:table-cell table:style-name="Table5.Cell8">
              <text:p text:style-name="P355"><text:span text:style-name="CharStyle6">.. 74.58 (3.61)</text:span></text:p>
            </table:table-cell>
          </table:table-row>
          <table:table-row table:style-name="Table5.R5">
            <table:table-cell table:style-name="Table5.Cell9">
              <text:p text:style-name="P356"><text:span text:style-name="CharStyle6">» de zinc i mangan...</text:span></text:p>
            </table:table-cell>
            <table:table-cell table:style-name="Table5.Cell10">
              <text:p text:style-name="P357"><text:span text:style-name="CharStyle6">. 2.91</text:span></text:p>
            </table:table-cell>
          </table:table-row>
          <table:table-row table:style-name="Table5.R6">
            <table:table-cell table:style-name="Table5.Cell11">
              <text:p text:style-name="P358"><text:span text:style-name="CharStyle6">Agua<text:tab/><text:tab/><text:s text:c="1"/><text:tab/></text:span></text:p>
            </table:table-cell>
            <table:table-cell table:style-name="Table5.Cell12">
              <text:p text:style-name="P359"><text:span text:style-name="CharStyle6">. 0.52</text:span></text:p>
            </table:table-cell>
          </table:table-row>
        </table:table>
        <text:p text:style-name="P348"><text:span text:style-name="CharStyle60">99.94</text:span></text:p>
        <text:p text:style-name="P12"/>
        <text:p text:style-name="P360"><text:span text:style-name="CharStyle30">La proporción química corresponde</text:span></text:p>
        <text:p text:style-name="P361"><text:span text:style-name="CharStyle30">C1 </text:span><text:span text:style-name="CharStyle37">: </text:span><text:span text:style-name="CharStyle30">V</text:span><text:span text:style-name="T38">2</text:span><text:span text:style-name="CharStyle30">0‘: K6</text:span></text:p>
        <text:p text:style-name="P362"><text:span text:style-name="CharStyle30">2 : 3.24 : 10.94 aproximadamente </text:span><text:span text:style-name="CharStyle48">1 : </text:span><text:span text:style-name="CharStyle30">3 : 11</text:span></text:p>
        <text:p text:style-name="P363"><text:span text:style-name="CharStyle30">el pequeño exceso de V</text:span><text:span text:style-name="T38">2</text:span><text:span text:style-name="CharStyle30">O</text:span><text:span text:style-name="T38">5</text:span><text:span text:style-name="CharStyle30"><text:s text:c="1"/>i PbO respectivamente al ZnO, sobre el contenido de C1 es debido a la existencia de pequeña cantidad de Descloicita.</text:span></text:p>
        <text:p text:style-name="P364"><text:span text:style-name="CharStyle30">«Una composición mui semejante tienen los cristales amarillos, epigénesis, sobre anglesita, que se presentan en forma de hermosas láminas mui frecuentes en estos cristales.</text:span></text:p>
        <text:p text:style-name="P365"><text:span text:style-name="CharStyle17">BKACKEBUSCHITA</text:span></text:p>
        <text:p text:style-name="P366"><text:span text:style-name="CharStyle30">Por Doering. Se halla con frecuencia en forma de pequeñas agu­jas aisladas sobre los cristales de la Descloicita i vanadinita, pero jeneraimente en hermosos grupos formados por numerosos i pe­queños prismas brillantes que cubren las paredes de las pequeñas cavernas, dentro de las concreciones de una masa rojiza, ferrujino- sa». Algunas veces en masas compactas, completamente cristali­nas, compuestas casi esclusivamente de cristales del mineral, ínti­mamente entrelazadas en una masa coherente i dura.</text:span></text:p>
        <text:p text:style-name="P367"><text:span text:style-name="CharStyle30">Los cristales jeneraimente unidos en grupos se presentan en forma de pequeños prismas largos, aplastados, finamente estirados en el sentido de su estension loniitudinal. Son de color negro con intenso brillo de acero, i bajo el microscopio, Con los cantos senii- trasparentes de color rojizo trasluciente».</text:span></text:p>
        <text:p text:style-name="P368"><text:span text:style-name="CharStyle30">Se disuelve mas lentamente a la temperatura ordinaria que la Descloicita, sin la aparición preliminar de un precipitado rojo de ácido vanádico; pero disolviendo un cristal, «se nota bajo el micros­copio la presencia en el cristal de un tejido finísimo de inumera-</text:span></text:p>
      </text:section>
      <text:section text:style-name="Sect15" text:name="Section15">
        <text:p text:style-name="P863"><text:span text:style-name="CharStyle30">bles poros i hendiduras microscópicas rellenadas por una masa amorfa de sesquióxido de hierro con manganeso, la cual, al disol­verse el mineral en el ácido, queda un delgadísimo esqueleto celu­loso, el cual conserva a veces mas o menos la forma de los cris­tales».</text:span></text:p>
        <text:p text:style-name="P372"><text:span text:style-name="CharStyle30">El polvo del mineral es pardo-amarillento mas oscuro que el de la Descloicita.</text:span></text:p>
        <text:p text:style-name="P373"><text:span text:style-name="CharStyle30">Hó aquí el resultado de los análisis ejercutados por Doering:</text:span></text:p>
        <table:table table:style-name="Table6">
          <table:table-column table:style-name="Table6.C1"/>
          <table:table-column table:style-name="Table6.C2"/>
          <table:table-column table:style-name="Table6.C3"/>
          <table:table-row table:style-name="Table6.R1">
            <table:table-cell table:style-name="Table6.Cell1">
              <text:p text:style-name="P375"><text:span text:style-name="CharStyle6">Acido vanádico <text:tab/></text:span></text:p>
            </table:table-cell>
            <table:table-cell table:style-name="Table6.Cell2">
              <text:p text:style-name="P376"><text:span text:style-name="CharStyle6">.. 24.22</text:span></text:p>
            </table:table-cell>
            <table:table-cell table:style-name="Table6.Cell3">
              <text:p text:style-name="P377"><text:span text:style-name="CharStyle6">24.74</text:span></text:p>
            </table:table-cell>
          </table:table-row>
          <table:table-row table:style-name="Table6.R2">
            <table:table-cell table:style-name="Table6.Cell4">
              <text:p text:style-name="P378"><text:span text:style-name="CharStyle6">» fosfórico i arsénico..</text:span></text:p>
            </table:table-cell>
            <table:table-cell table:style-name="Table6.Cell5">
              <text:p text:style-name="P379"><text:span text:style-name="CharStyle6">... 0.17 As</text:span><text:span text:style-name="T672">2</text:span><text:span text:style-name="CharStyle6">O</text:span><text:span text:style-name="T672">5</text:span></text:p>
            </table:table-cell>
            <table:table-cell table:style-name="Table6.Cell6">
              <text:p text:style-name="P380"><text:span text:style-name="CharStyle61">0.11</text:span></text:p>
            </table:table-cell>
          </table:table-row>
          <table:table-row table:style-name="Table6.R3">
            <table:table-cell table:style-name="Table6.Cell7">
              <text:p text:style-name="P381"><text:span text:style-name="CharStyle6">Oxido de plomo</text:span><text:span text:style-name="CharStyle51"><text:tab/></text:span></text:p>
            </table:table-cell>
            <table:table-cell table:style-name="Table6.Cell8">
              <text:p text:style-name="P382"><text:span text:style-name="CharStyle51">.. 58.34</text:span></text:p>
            </table:table-cell>
            <table:table-cell table:style-name="Table6.Cell9">
              <text:p text:style-name="P383"><text:span text:style-name="CharStyle61">58.02</text:span></text:p>
            </table:table-cell>
          </table:table-row>
          <table:table-row table:style-name="Table6.R4">
            <table:table-cell table:style-name="Table6.Cell10">
              <text:p text:style-name="P384"><text:span text:style-name="CharStyle6">MnO (+ x Mir’O')</text:span></text:p>
            </table:table-cell>
            <table:table-cell table:style-name="Table6.Cell11">
              <text:p text:style-name="P385"><text:span text:style-name="CharStyle6">.. 5.54 MnO</text:span></text:p>
            </table:table-cell>
            <table:table-cell table:style-name="Table6.Cell12">
              <text:p text:style-name="P386"><text:span text:style-name="CharStyle61">4.56</text:span></text:p>
            </table:table-cell>
          </table:table-row>
          <table:table-row table:style-name="Table6.R5">
            <table:table-cell table:style-name="Table6.Cell13">
              <text:p text:style-name="P387"><text:span text:style-name="CharStyle6">FeO(+ x Fe</text:span><text:span text:style-name="T672">2</text:span><text:span text:style-name="CharStyle6">0</text:span><text:span text:style-name="T672">2</text:span><text:span text:style-name="CharStyle6">)<text:tab/></text:span></text:p>
            </table:table-cell>
            <table:table-cell table:style-name="Table6.Cell14">
              <text:p text:style-name="P388"><text:span text:style-name="CharStyle6">.. 5.78 FeO</text:span></text:p>
            </table:table-cell>
            <table:table-cell table:style-name="Table6.Cell15">
              <text:p text:style-name="P389"><text:span text:style-name="CharStyle61">4.46</text:span></text:p>
            </table:table-cell>
          </table:table-row>
          <table:table-row table:style-name="Table6.R6">
            <table:table-cell table:style-name="Table6.Cell16">
              <text:p text:style-name="P390"><text:span text:style-name="CharStyle6">1PO<text:tab/>.<text:tab/></text:span></text:p>
            </table:table-cell>
            <table:table-cell table:style-name="Table6.Cell17">
              <text:p text:style-name="P391"><text:span text:style-name="CharStyle6">.. 1.94 ZnO</text:span></text:p>
            </table:table-cell>
            <table:table-cell table:style-name="Table6.Cell18">
              <text:p text:style-name="P392"><text:span text:style-name="CharStyle61">1.23</text:span></text:p>
            </table:table-cell>
          </table:table-row>
          <table:table-row table:style-name="Table6.R7">
            <table:table-cell table:style-name="Table6.Cell19">
              <text:p text:style-name="P393"><text:span text:style-name="CharStyle6">Disoluble<text:tab/></text:span></text:p>
            </table:table-cell>
            <table:table-cell table:style-name="Table6.Cell20">
              <text:p text:style-name="P394"><text:span text:style-name="CharStyle6">.. 3.40 CnO</text:span></text:p>
            </table:table-cell>
            <table:table-cell table:style-name="Table6.Cell21">
              <text:p text:style-name="P395"><text:span text:style-name="CharStyle6">0,41</text:span></text:p>
            </table:table-cell>
          </table:table-row>
          <table:table-row table:style-name="Table6.R8">
            <table:table-cell table:style-name="Table6.Cell22">
              <text:p text:style-name="P807"/>
            </table:table-cell>
            <table:table-cell table:style-name="Table6.Cell23">
              <text:p text:style-name="P396"><text:span text:style-name="CharStyle6">99.39 F</text:span><text:span text:style-name="T672">2</text:span><text:span text:style-name="CharStyle6">O</text:span><text:span text:style-name="T672">3</text:span><text:span text:style-name="CharStyle6"><text:s text:c="1"/>(M</text:span><text:span text:style-name="T672">3</text:span><text:span text:style-name="CharStyle6">O</text:span><text:span text:style-name="T672">J</text:span><text:span text:style-name="CharStyle6">)</text:span></text:p>
            </table:table-cell>
            <table:table-cell table:style-name="Table6.Cell24">
              <text:p text:style-name="P397"><text:span text:style-name="CharStyle51">1.29</text:span></text:p>
            </table:table-cell>
          </table:table-row>
          <table:table-row table:style-name="Table6.R9">
            <table:table-cell table:style-name="Table6.Cell25">
              <text:p text:style-name="P807"/>
            </table:table-cell>
            <table:table-cell table:style-name="Table6.Cell26">
              <text:p text:style-name="P398"><text:span text:style-name="CharStyle51">Agua<text:tab/></text:span></text:p>
            </table:table-cell>
            <table:table-cell table:style-name="Table6.Cell27">
              <text:p text:style-name="P399"><text:span text:style-name="CharStyle51">2.43</text:span></text:p>
            </table:table-cell>
          </table:table-row>
          <table:table-row table:style-name="Table6.R10">
            <table:table-cell table:style-name="Table6.Cell28">
              <text:p text:style-name="P807"/>
            </table:table-cell>
            <table:table-cell table:style-name="Table6.Cell29">
              <text:p text:style-name="P400"><text:span text:style-name="CharStyle6">Disoluble...</text:span></text:p>
            </table:table-cell>
            <table:table-cell table:style-name="Table6.Cell30">
              <text:p text:style-name="P401"><text:span text:style-name="CharStyle51">3.07</text:span></text:p>
            </table:table-cell>
          </table:table-row>
        </table:table>
        <text:p text:style-name="P374"><text:span text:style-name="CharStyle59">100.32</text:span></text:p>
        <text:p text:style-name="P15"/>
        <text:p text:style-name="P402"><text:span text:style-name="CharStyle30">Los elementos se hallan aproximadamente en las proporciones siguientes:</text:span></text:p>
        <text:p text:style-name="P403"><text:span text:style-name="CharStyle30">V(As,P) </text:span><text:span text:style-name="T38">2</text:span><text:span text:style-name="CharStyle30">()</text:span><text:span text:style-name="T38">5</text:span><text:span text:style-name="CharStyle30">, 1’1)0, MnO (ZnO), FeO (ZnO), H</text:span><text:span text:style-name="T38">z</text:span><text:span text:style-name="CharStyle30">0</text:span></text:p>
        <text:list text:style-name="L6" xml:id="7">
          <text:list-item>
            <text:p text:style-name="P404"><text:bookmark-start text:name="bookmark19"/><text:bookmark-end text:name="bookmark19"/><text:span text:style-name="CharStyle30"><text:tab/>:<text:tab/>1.94:<text:tab/>0.53 :<text:tab/>0.52 :<text:tab/>0.80</text:span></text:p>
          </text:list-item>
          <text:list-item>
            <text:p text:style-name="P405"><text:bookmark-start text:name="bookmark20"/><text:bookmark-end text:name="bookmark20"/><text:span text:style-name="CharStyle30"><text:tab/>:<text:tab/>4<text:tab/>1<text:tab/>1<text:tab/>2</text:span></text:p>
          </text:list-item>
        </text:list>
        <text:p text:style-name="P406"><text:span text:style-name="CharStyle30">lo que corresponde a la fórmula de composición;</text:span></text:p>
        <text:p text:style-name="P407"><text:span text:style-name="CharStyle40">Pb</text:span><text:span text:style-name="T385">2</text:span><text:span text:style-name="CharStyle40"><text:s text:c="1"/>Mu V</text:span><text:span text:style-name="T385">2</text:span><text:span text:style-name="CharStyle40">O</text:span><text:span text:style-name="T385">S</text:span><text:span text:style-name="CharStyle40"><text:s text:c="1"/>+ aq</text:span></text:p>
        <text:p text:style-name="P408"><text:span text:style-name="CharStyle40">Pb</text:span><text:span text:style-name="T385">2</text:span><text:span text:style-name="CharStyle40"><text:s text:c="1"/>Fe V</text:span><text:span text:style-name="T385">2</text:span><text:span text:style-name="CharStyle40">O</text:span><text:span text:style-name="T385">!i</text:span><text:span text:style-name="CharStyle40">¿+ aq</text:span></text:p>
        <text:p text:style-name="P409"><text:span text:style-name="CharStyle30">El mineral constituye por lo tanto un </text:span><text:span text:style-name="CharStyle39">vanadato tribásico hidra tado,</text:span><text:span text:style-name="CharStyle30"><text:s text:c="1"/>compuesto de</text:span></text:p>
        <text:p text:style-name="P410"><text:span text:style-name="CharStyle50">*<text:tab/>Calculado Encongado.</text:span></text:p>
        <table:table table:style-name="Table7">
          <table:table-column table:style-name="Table7.C1"/>
          <table:table-column table:style-name="Table7.C2"/>
          <table:table-column table:style-name="Table7.C3"/>
          <table:table-column table:style-name="Table7.C4"/>
          <table:table-row table:style-name="Table7.R1">
            <table:table-cell table:style-name="Table7.Cell1">
              <text:p text:style-name="P411"><text:span text:style-name="CharStyle6">Acido</text:span></text:p>
            </table:table-cell>
            <table:table-cell table:style-name="Table7.Cell2">
              <text:p text:style-name="P412"><text:span text:style-name="CharStyle6">vanádico<text:tab/><text:s text:c="1"/><text:tab/><text:tab/></text:span></text:p>
            </table:table-cell>
            <table:table-cell table:style-name="Table7.Cell3">
              <text:p text:style-name="P413"><text:span text:style-name="CharStyle51">...•'25.45</text:span></text:p>
            </table:table-cell>
            <table:table-cell table:style-name="Table7.Cell4">
              <text:p text:style-name="P414"><text:span text:style-name="CharStyle51">25.97</text:span></text:p>
            </table:table-cell>
          </table:table-row>
          <table:table-row table:style-name="Table7.R2">
            <table:table-cell table:style-name="Table7.Cell5">
              <text:p text:style-name="P415"><text:span text:style-name="CharStyle6">Oxido</text:span></text:p>
            </table:table-cell>
            <table:table-cell table:style-name="Table7.Cell6">
              <text:p text:style-name="P416"><text:span text:style-name="CharStyle6">de plomo <text:tab/></text:span></text:p>
            </table:table-cell>
            <table:table-cell table:style-name="Table7.Cell7">
              <text:p text:style-name="P417"><text:span text:style-name="CharStyle51">.... 62.09</text:span></text:p>
            </table:table-cell>
            <table:table-cell table:style-name="Table7.Cell8">
              <text:p text:style-name="P418"><text:span text:style-name="CharStyle51">61.34</text:span></text:p>
            </table:table-cell>
          </table:table-row>
          <table:table-row table:style-name="Table7.R3">
            <table:table-cell table:style-name="Table7.Cell9">
              <text:p text:style-name="P807"/>
            </table:table-cell>
            <table:table-cell table:style-name="Table7.Cell10">
              <text:p text:style-name="P419"><text:span text:style-name="CharStyle51">de manganeso<text:tab/></text:span></text:p>
            </table:table-cell>
            <table:table-cell table:style-name="Table7.Cell11">
              <text:p text:style-name="P420"><text:span text:style-name="CharStyle51">.... 4.95</text:span></text:p>
            </table:table-cell>
            <table:table-cell table:style-name="Table7.Cell12">
              <text:p text:style-name="P421"><text:span text:style-name="CharStyle51">■'&gt;,36</text:span></text:p>
            </table:table-cell>
          </table:table-row>
          <table:table-row table:style-name="Table7.R4">
            <table:table-cell table:style-name="Table7.Cell13">
              <text:p text:style-name="P422"><text:span text:style-name="CharStyle62">»</text:span></text:p>
            </table:table-cell>
            <table:table-cell table:style-name="Table7.Cell14">
              <text:p text:style-name="P423"><text:span text:style-name="CharStyle51">de hierro <text:tab/><text:tab/></text:span></text:p>
            </table:table-cell>
            <table:table-cell table:style-name="Table7.Cell15">
              <text:p text:style-name="P424"><text:span text:style-name="CharStyle51">.... 0.01</text:span></text:p>
            </table:table-cell>
            <table:table-cell table:style-name="Table7.Cell16">
              <text:p text:style-name="P425"><text:span text:style-name="CharStyle51">5.28</text:span></text:p>
            </table:table-cell>
          </table:table-row>
          <table:table-row table:style-name="Table7.R5">
            <table:table-cell table:style-name="Table7.Cell17">
              <text:p text:style-name="P807"/>
            </table:table-cell>
            <table:table-cell table:style-name="Table7.Cell18">
              <text:p text:style-name="P807"/>
            </table:table-cell>
            <table:table-cell table:style-name="Table7.Cell19">
              <text:p text:style-name="P426"><text:span text:style-name="CharStyle51"><text:tab/><text:s text:c="1"/>2.50</text:span></text:p>
            </table:table-cell>
            <table:table-cell table:style-name="Table7.Cell20">
              <text:p text:style-name="P427"><text:span text:style-name="CharStyle51">2.05</text:span></text:p>
            </table:table-cell>
          </table:table-row>
          <table:table-row table:style-name="Table7.R6">
            <table:table-cell table:style-name="Table7.Cell21">
              <text:p text:style-name="P807"/>
            </table:table-cell>
            <table:table-cell table:style-name="Table7.Cell22">
              <text:p text:style-name="P807"/>
            </table:table-cell>
            <table:table-cell table:style-name="Table7.Cell23">
              <text:p text:style-name="P807"/>
            </table:table-cell>
            <table:table-cell table:style-name="Table7.Cell24">
              <text:p text:style-name="P807"/>
            </table:table-cell>
          </table:table-row>
        </table:table>
      </text:section>
      <text:section text:style-name="Sect16" text:name="Section16">
        <text:h text:outline-level="3" text:style-name="P864"><text:bookmark-start text:name="bookmark21"/><text:bookmark-start text:name="bookmark22"/><text:bookmark-start text:name="bookmark23"/><text:span text:style-name="CharStyle68">PSITACINITA</text:span><text:bookmark-end text:name="bookmark21"/><text:bookmark-end text:name="bookmark22"/><text:bookmark-end text:name="bookmark23"/></text:h>
        <text:p text:style-name="P501"><text:span text:style-name="CharStyle16">DESCRIPCION QUÍMICA POR DOEBINfi</text:span></text:p>
        <text:p text:style-name="P502"><text:span text:style-name="CharStyle30">Entre Jos minerales de vanada procedentes de la sierra San Luis, señalados por el Dr. Brackebusch, halló Doering, «incrustado sobre una pegniatita en forma de hermosas masas cristalinas, un mineral de color verde intenso que poco se distingue en su color i la estructura concrecionada irregularmente concéntrica, de ciertas variedades de Malaquita. Sin embargo, se nota fácilmente un color verde aun mas intenso i saturado que en la Malaquita, i sobre to­do se observa un cierto tono amarillo en los planos de fractura, lo que es debido a que la raíz i el producto triturado de este mineral es de un color amarillento mui diferente del color pálido verdoso que ostentan las partículas trituradas de la Malaquita. </text:span><text:span text:style-name="CharStyle39">El mineral mui finamente triturado tiene un intenso color verdoso amarillo» </text:span><text:span text:style-name="CharStyle30">mui soluble en el ácido nítrico sin efervescencia.</text:span></text:p>
        <text:p text:style-name="P503"><text:span text:style-name="CharStyle30">«Calentado sobre la lámpara, ántes de llegar a temperatura de rojo sombrío, se tiñe de color pardo-oscuro, soltando una parte de agua. AI rojo se funde en un vidrio claro verde, soltando un se­gundo equivalente de agua, i al enfriarse se trasforma en una masa cristalina, formada de pequeñas escarnías lustrosas de colcr i brillo gris de acero».</text:span></text:p>
        <text:p text:style-name="P504"><text:span text:style-name="CharStyle30">«El mineral se presenta en la veta con irregulares costras ver­des arriñouadas, bien cristalinas de 5 a 10 milímetros de espesor, que no siempre tienen una estructura completamente homojénea. Jene- raímente las distintas i delgadas capas concéntricas, incrustradas densamente una sobre la superficie de la otra, se hallan separadas por unas capas delgadísimas de una masa amarilla, algo mas blan­da, que se puede reconocer también sobre los cortes trasversales en forma de delgadas líneas amarillentas».</text:span></text:p>
        <text:p text:style-name="P505"><text:span text:style-name="CharStyle30">«.Las costras cristalinas, irregulares i torcidas del mineral se ha­llan en parte directamente incrustadas sobre la roca cuarzosa i en parte diseminadas en la superficie i en la masa de la ganga que las acompaña i la cual está formada por una masa ferrujinosa de color int enso rojizo desmenzurable i cavernoso que caracteriza la parte sujftrficial de la veta metalífera de la mina, espuesta a la influen­cia de] aire i de las infiltraciones, etc.</text:span></text:p>
        <text:p text:style-name="P835"><text:span text:style-name="CharStyle30">Estos caractéres, tan claros i minuciosamente descritos por Doc- ring, podrán servir a, los mineralojistas para la investigación de la existencia, de psitaeinita en Chile; pues ya en 1845 se descubrió en </text:span></text:p>
        <text:p text:style-name="P834"><text:span text:style-name="CharStyle30">la mina Grande (departamento de Coquimbo) un vanadato de plo­mo i de cobre mui semejante por su composición a los analizados por Doering,"corno lo demuestran los tres análisis de Doering, comparados con los que he publicado en 1845 del vanadato descu­bierto en la mina Grande en Chile.</text:span></text:p>
        <table:table table:style-name="Table9">
          <table:table-column table:style-name="Table9.C1"/>
          <table:table-column table:style-name="Table9.C2"/>
          <table:table-column table:style-name="Table9.C3"/>
          <table:table-column table:style-name="Table9.C4"/>
          <table:table-column table:style-name="Table9.C5"/>
          <table:table-row table:style-name="Table9.R1">
            <table:table-cell table:style-name="Table9.Cell1">
              <text:p text:style-name="P807"/>
            </table:table-cell>
            <table:table-cell table:style-name="Table9.Cell2">
              <text:p text:style-name="P508"><text:span text:style-name="CharStyle54">I San Luis</text:span></text:p>
            </table:table-cell>
            <table:table-cell table:style-name="Table9.Cell3">
              <text:p text:style-name="P509"><text:span text:style-name="CharStyle54">11</text:span></text:p>
            </table:table-cell>
            <table:table-cell table:style-name="Table9.Cell4" table:number-columns-spanned="2">
              <text:p text:style-name="P510"><text:span text:style-name="CharStyle69">De la mina ni. Grande (Coquimbo)</text:span></text:p>
            </table:table-cell>
          </table:table-row>
          <table:table-row table:style-name="Table9.R2">
            <table:table-cell table:style-name="Table9.Cell5">
              <text:p text:style-name="P511"><text:span text:style-name="CharStyle6">Oxido de plomo..</text:span></text:p>
            </table:table-cell>
            <table:table-cell table:style-name="Table9.Cell6">
              <text:p text:style-name="P512"><text:span text:style-name="CharStyle6">51.53</text:span></text:p>
            </table:table-cell>
            <table:table-cell table:style-name="Table9.Cell7">
              <text:p text:style-name="P513"><text:span text:style-name="CharStyle6">49.25</text:span></text:p>
            </table:table-cell>
            <table:table-cell table:style-name="Table9.Cell8">
              <text:p text:style-name="P514"><text:span text:style-name="CharStyle6">49.71</text:span></text:p>
            </table:table-cell>
            <table:table-cell table:style-name="Table9.Cell9">
              <text:p text:style-name="P515"><text:span text:style-name="CharStyle6">51.97</text:span></text:p>
            </table:table-cell>
          </table:table-row>
          <table:table-row table:style-name="Table9.R3">
            <table:table-cell table:style-name="Table9.Cell10">
              <text:p text:style-name="P516"><text:span text:style-name="CharStyle6">» de cobre...</text:span></text:p>
            </table:table-cell>
            <table:table-cell table:style-name="Table9.Cell11">
              <text:p text:style-name="P517"><text:span text:style-name="CharStyle6">16.10</text:span></text:p>
            </table:table-cell>
            <table:table-cell table:style-name="Table9.Cell12">
              <text:p text:style-name="P518"><text:span text:style-name="CharStyle61">16.29</text:span></text:p>
            </table:table-cell>
            <table:table-cell table:style-name="Table9.Cell13">
              <text:p text:style-name="P519"><text:span text:style-name="CharStyle6">■17.19</text:span></text:p>
            </table:table-cell>
            <table:table-cell table:style-name="Table9.Cell14">
              <text:p text:style-name="P520"><text:span text:style-name="CharStyle51">16.97</text:span></text:p>
            </table:table-cell>
          </table:table-row>
          <table:table-row table:style-name="Table9.R4">
            <table:table-cell table:style-name="Table9.Cell15">
              <text:p text:style-name="P521"><text:span text:style-name="CharStyle6">» zinc.<text:tab/></text:span></text:p>
            </table:table-cell>
            <table:table-cell table:style-name="Table9.Cell16">
              <text:p text:style-name="P522"><text:span text:style-name="CharStyle6">0.73</text:span></text:p>
            </table:table-cell>
            <table:table-cell table:style-name="Table9.Cell17">
              <text:p text:style-name="P523"><text:span text:style-name="CharStyle61">1.08</text:span></text:p>
            </table:table-cell>
            <table:table-cell table:style-name="Table9.Cell18">
              <text:p text:style-name="P524"><text:span text:style-name="CharStyle6">0.96 )</text:span></text:p>
            </table:table-cell>
            <table:table-cell table:style-name="Table9.Cell19">
              <text:p text:style-name="P807"/>
            </table:table-cell>
          </table:table-row>
          <table:table-row table:style-name="Table9.R5">
            <table:table-cell table:style-name="Table9.Cell20">
              <text:p text:style-name="P525"><text:span text:style-name="CharStyle6">» Mang<text:tab/></text:span></text:p>
            </table:table-cell>
            <table:table-cell table:style-name="Table9.Cell21">
              <text:p text:style-name="P526"><text:span text:style-name="CharStyle6">0.82</text:span></text:p>
            </table:table-cell>
            <table:table-cell table:style-name="Table9.Cell22">
              <text:p text:style-name="P807"/>
            </table:table-cell>
            <table:table-cell table:style-name="Table9.Cell23">
              <text:p text:style-name="P527"><text:span text:style-name="CharStyle6">0.11 5-</text:span></text:p>
            </table:table-cell>
            <table:table-cell table:style-name="Table9.Cell24">
              <text:p text:style-name="P528"><text:span text:style-name="CharStyle51">3.42</text:span></text:p>
            </table:table-cell>
          </table:table-row>
          <table:table-row table:style-name="Table9.R6">
            <table:table-cell table:style-name="Table9.Cell25">
              <text:p text:style-name="P529"><text:span text:style-name="CharStyle6">» F</text:span><text:span text:style-name="T672">2</text:span><text:span text:style-name="CharStyle6">O</text:span><text:span text:style-name="T672">3</text:span><text:span text:style-name="CharStyle6"><text:tab/></text:span></text:p>
            </table:table-cell>
            <table:table-cell table:style-name="Table9.Cell26">
              <text:p text:style-name="P807"/>
            </table:table-cell>
            <table:table-cell table:style-name="Table9.Cell27">
              <text:p text:style-name="P530"><text:span text:style-name="CharStyle6">0.39</text:span></text:p>
            </table:table-cell>
            <table:table-cell table:style-name="Table9.Cell28">
              <text:p text:style-name="P531"><text:span text:style-name="CharStyle6">0.42 j</text:span></text:p>
            </table:table-cell>
            <table:table-cell table:style-name="Table9.Cell29">
              <text:p text:style-name="P807"/>
            </table:table-cell>
          </table:table-row>
          <table:table-row table:style-name="Table9.R7">
            <table:table-cell table:style-name="Table9.Cell30">
              <text:p text:style-name="P532"><text:span text:style-name="CharStyle6">Acido arsénico...</text:span></text:p>
            </table:table-cell>
            <table:table-cell table:style-name="Table9.Cell31">
              <text:p text:style-name="P533"><text:span text:style-name="CharStyle6">0.34</text:span></text:p>
            </table:table-cell>
            <table:table-cell table:style-name="Table9.Cell32">
              <text:p text:style-name="P534"><text:span text:style-name="CharStyle61">0.29</text:span></text:p>
            </table:table-cell>
            <table:table-cell table:style-name="Table9.Cell33">
              <text:p text:style-name="P535"><text:span text:style-name="CharStyle6">0.07</text:span></text:p>
            </table:table-cell>
            <table:table-cell table:style-name="Table9.Cell34">
              <text:p text:style-name="P536"><text:span text:style-name="CharStyle51">4.68</text:span></text:p>
            </table:table-cell>
          </table:table-row>
          <table:table-row table:style-name="Table9.R8">
            <table:table-cell table:style-name="Table9.Cell35">
              <text:p text:style-name="P537"><text:span text:style-name="CharStyle6">a fosfórico.</text:span></text:p>
            </table:table-cell>
            <table:table-cell table:style-name="Table9.Cell36">
              <text:p text:style-name="P538"><text:span text:style-name="CharStyle61">0.98</text:span></text:p>
            </table:table-cell>
            <table:table-cell table:style-name="Table9.Cell37">
              <text:p text:style-name="P539"><text:span text:style-name="CharStyle61">1.14</text:span></text:p>
            </table:table-cell>
            <table:table-cell table:style-name="Table9.Cell38">
              <text:p text:style-name="P540"><text:span text:style-name="CharStyle6">0.75</text:span></text:p>
            </table:table-cell>
            <table:table-cell table:style-name="Table9.Cell39">
              <text:p text:style-name="P541"><text:span text:style-name="CharStyle51">0.68</text:span></text:p>
            </table:table-cell>
          </table:table-row>
          <table:table-row table:style-name="Table9.R9">
            <table:table-cell table:style-name="Table9.Cell40">
              <text:p text:style-name="P542"><text:span text:style-name="CharStyle6">» vanádico..</text:span></text:p>
            </table:table-cell>
            <table:table-cell table:style-name="Table9.Cell41">
              <text:p text:style-name="P543"><text:span text:style-name="CharStyle6">17.18</text:span></text:p>
            </table:table-cell>
            <table:table-cell table:style-name="Table9.Cell42">
              <text:p text:style-name="P544"><text:span text:style-name="CharStyle6">17.23</text:span></text:p>
            </table:table-cell>
            <table:table-cell table:style-name="Table9.Cell43">
              <text:p text:style-name="P545"><text:span text:style-name="CharStyle6">17.76</text:span></text:p>
            </table:table-cell>
            <table:table-cell table:style-name="Table9.Cell44">
              <text:p text:style-name="P546"><text:span text:style-name="CharStyle51">13.33</text:span></text:p>
            </table:table-cell>
          </table:table-row>
          <table:table-row table:style-name="Table9.R10">
            <table:table-cell table:style-name="Table9.Cell45">
              <text:p text:style-name="P547"><text:span text:style-name="CharStyle6">Agua<text:tab/></text:span></text:p>
            </table:table-cell>
            <table:table-cell table:style-name="Table9.Cell46">
              <text:p text:style-name="P548"><text:span text:style-name="CharStyle6">5.83</text:span></text:p>
            </table:table-cell>
            <table:table-cell table:style-name="Table9.Cell47">
              <text:p text:style-name="P549"><text:span text:style-name="CharStyle61">6.07</text:span></text:p>
            </table:table-cell>
            <table:table-cell table:style-name="Table9.Cell48">
              <text:p text:style-name="P550"><text:span text:style-name="CharStyle6">6.41</text:span></text:p>
            </table:table-cell>
            <table:table-cell table:style-name="Table9.Cell49">
              <text:p text:style-name="P551"><text:span text:style-name="CharStyle6">2.70</text:span></text:p>
            </table:table-cell>
          </table:table-row>
          <table:table-row table:style-name="Table9.R11">
            <table:table-cell table:style-name="Table9.Cell50">
              <text:p text:style-name="P552"><text:span text:style-name="CharStyle6">Insoluble<text:tab/><text:tab/><text:tab/></text:span></text:p>
            </table:table-cell>
            <table:table-cell table:style-name="Table9.Cell51">
              <text:p text:style-name="P553"><text:span text:style-name="CharStyle6">5.74</text:span></text:p>
            </table:table-cell>
            <table:table-cell table:style-name="Table9.Cell52">
              <text:p text:style-name="P554"><text:span text:style-name="CharStyle6">7.91</text:span></text:p>
            </table:table-cell>
            <table:table-cell table:style-name="Table9.Cell53">
              <text:p text:style-name="P555"><text:span text:style-name="CharStyle6">6.30</text:span></text:p>
            </table:table-cell>
            <table:table-cell table:style-name="Table9.Cell54">
              <text:p text:style-name="P556"><text:span text:style-name="CharStyle51">2.85</text:span></text:p>
            </table:table-cell>
          </table:table-row>
          <table:table-row table:style-name="Table9.R12">
            <table:table-cell table:style-name="Table9.Cell55">
              <text:p text:style-name="P807"/>
            </table:table-cell>
            <table:table-cell table:style-name="Table9.Cell56">
              <text:p text:style-name="P807"/>
            </table:table-cell>
            <table:table-cell table:style-name="Table9.Cell57">
              <text:p text:style-name="P807"/>
            </table:table-cell>
            <table:table-cell table:style-name="Table9.Cell58">
              <text:p text:style-name="P807"/>
            </table:table-cell>
            <table:table-cell table:style-name="Table9.Cell59">
              <text:p text:style-name="P557"><text:span text:style-name="CharStyle6">O 07 PbCl</text:span></text:p>
            </table:table-cell>
          </table:table-row>
          <table:table-row table:style-name="Table9.R13">
            <table:table-cell table:style-name="Table9.Cell60">
              <text:p text:style-name="P807"/>
            </table:table-cell>
            <table:table-cell table:style-name="Table9.Cell61">
              <text:p text:style-name="P558"><text:span text:style-name="CharStyle6">99.25</text:span></text:p>
            </table:table-cell>
            <table:table-cell table:style-name="Table9.Cell62">
              <text:p text:style-name="P559"><text:span text:style-name="CharStyle6">99.65</text:span></text:p>
            </table:table-cell>
            <table:table-cell table:style-name="Table9.Cell63">
              <text:p text:style-name="P560"><text:span text:style-name="CharStyle6">99.68</text:span></text:p>
            </table:table-cell>
            <table:table-cell table:style-name="Table9.Cell64">
              <text:p text:style-name="P561"><text:span text:style-name="CharStyle6">0.58 cal.</text:span></text:p>
            </table:table-cell>
          </table:table-row>
          <table:table-row table:style-name="Table9.R14">
            <table:table-cell table:style-name="Table9.Cell65">
              <text:p text:style-name="P807"/>
            </table:table-cell>
            <table:table-cell table:style-name="Table9.Cell66">
              <text:p text:style-name="P807"/>
            </table:table-cell>
            <table:table-cell table:style-name="Table9.Cell67">
              <text:p text:style-name="P807"/>
            </table:table-cell>
            <table:table-cell table:style-name="Table9.Cell68">
              <text:p text:style-name="P807"/>
            </table:table-cell>
            <table:table-cell table:style-name="Table9.Cell69">
              <text:p text:style-name="P562"><text:span text:style-name="CharStyle6">97.55</text:span></text:p>
            </table:table-cell>
          </table:table-row>
          <table:table-row table:style-name="Table9.R15">
            <table:table-cell table:style-name="Table9.Cell70" table:number-columns-spanned="4">
              <text:p text:style-name="P563"><text:span text:style-name="CharStyle6">Definitivamente .deduce Doering, de los resultados</text:span></text:p>
            </table:table-cell>
            <table:table-cell table:style-name="Table9.Cell71">
              <text:p text:style-name="P564"><text:span text:style-name="CharStyle6">de sus aná-</text:span></text:p>
            </table:table-cell>
          </table:table-row>
          <table:table-row table:style-name="Table9.R16">
            <table:table-cell table:style-name="Table9.Cell72" table:number-columns-spanned="3">
              <text:p text:style-name="P565"><text:span text:style-name="CharStyle6">lisis, particularmente de la II i de la III</text:span></text:p>
            </table:table-cell>
            <table:table-cell table:style-name="Table9.Cell73">
              <text:p text:style-name="P566"><text:span text:style-name="CharStyle6">para las</text:span></text:p>
            </table:table-cell>
            <table:table-cell table:style-name="Table9.Cell74">
              <text:p text:style-name="P567"><text:span text:style-name="CharStyle6">proporciones</text:span></text:p>
            </table:table-cell>
          </table:table-row>
          <table:table-row table:style-name="Table9.R17">
            <table:table-cell table:style-name="Table9.Cell75" table:number-columns-spanned="2">
              <text:p text:style-name="P568"><text:span text:style-name="CharStyle6">atómicas entre los constituventes</text:span></text:p>
            </table:table-cell>
            <table:table-cell table:style-name="Table9.Cell76">
              <text:p text:style-name="P569"><text:span text:style-name="CharStyle6">esenciales</text:span></text:p>
            </table:table-cell>
            <table:table-cell table:style-name="Table9.Cell77" table:number-columns-spanned="2">
              <text:p text:style-name="P570"><text:span text:style-name="CharStyle6">de la Psitacinita de</text:span></text:p>
            </table:table-cell>
          </table:table-row>
          <table:table-row table:style-name="Table9.R18">
            <table:table-cell table:style-name="Table9.Cell78">
              <text:p text:style-name="P571"><text:span text:style-name="CharStyle6">San Luis lo siguiente:</text:span></text:p>
            </table:table-cell>
            <table:table-cell table:style-name="Table9.Cell79">
              <text:p text:style-name="P807"/>
            </table:table-cell>
            <table:table-cell table:style-name="Table9.Cell80">
              <text:p text:style-name="P807"/>
            </table:table-cell>
            <table:table-cell table:style-name="Table9.Cell81">
              <text:p text:style-name="P807"/>
            </table:table-cell>
            <table:table-cell table:style-name="Table9.Cell82">
              <text:p text:style-name="P807"/>
            </table:table-cell>
          </table:table-row>
          <table:table-row table:style-name="Table9.R19">
            <table:table-cell table:style-name="Table9.Cell83" table:number-columns-spanned="2">
              <text:p text:style-name="P572"><text:span text:style-name="CharStyle6">V(PAs /O'</text:span><text:span text:style-name="T672">1</text:span></text:p>
            </table:table-cell>
            <table:table-cell table:style-name="Table9.Cell84">
              <text:p text:style-name="P573"><text:span text:style-name="CharStyle6">110</text:span></text:p>
            </table:table-cell>
            <table:table-cell table:style-name="Table9.Cell85">
              <text:p text:style-name="P574"><text:span text:style-name="CharStyle6">II</text:span><text:span text:style-name="T672">2</text:span><text:span text:style-name="CharStyle6">Ü</text:span></text:p>
            </table:table-cell>
            <table:table-cell table:style-name="Table9.Cell86">
              <text:p text:style-name="P807"/>
            </table:table-cell>
          </table:table-row>
          <table:table-row table:style-name="Table9.R20">
            <table:table-cell table:style-name="Table9.Cell87">
              <text:p text:style-name="P575"><text:span text:style-name="CharStyle6">II<text:tab/></text:span></text:p>
            </table:table-cell>
            <table:table-cell table:style-name="Table9.Cell88">
              <text:p text:style-name="P576"><text:span text:style-name="CharStyle6">. 1 :</text:span></text:p>
            </table:table-cell>
            <table:table-cell table:style-name="Table9.Cell89">
              <text:p text:style-name="P577"><text:span text:style-name="CharStyle6">3.83</text:span></text:p>
            </table:table-cell>
            <table:table-cell table:style-name="Table9.Cell90">
              <text:p text:style-name="P578"><text:span text:style-name="CharStyle6">: 1.96</text:span></text:p>
            </table:table-cell>
            <table:table-cell table:style-name="Table9.Cell91">
              <text:p text:style-name="P807"/>
            </table:table-cell>
          </table:table-row>
          <table:table-row table:style-name="Table9.R21">
            <table:table-cell table:style-name="Table9.Cell92">
              <text:p text:style-name="P579"><text:span text:style-name="CharStyle6">III<text:tab/></text:span></text:p>
            </table:table-cell>
            <table:table-cell table:style-name="Table9.Cell93">
              <text:p text:style-name="P580"><text:span text:style-name="CharStyle6">.. 1 :</text:span></text:p>
            </table:table-cell>
            <table:table-cell table:style-name="Table9.Cell94">
              <text:p text:style-name="P581"><text:span text:style-name="CharStyle6">4.01</text:span></text:p>
            </table:table-cell>
            <table:table-cell table:style-name="Table9.Cell95">
              <text:p text:style-name="P582"><text:span text:style-name="CharStyle6">: 2.00</text:span></text:p>
            </table:table-cell>
            <table:table-cell table:style-name="Table9.Cell96">
              <text:p text:style-name="P807"/>
            </table:table-cell>
          </table:table-row>
          <table:table-row table:style-name="Table9.R22">
            <table:table-cell table:style-name="Table9.Cell97">
              <text:p text:style-name="P583"><text:span text:style-name="CharStyle6">M. pp...</text:span></text:p>
            </table:table-cell>
            <table:table-cell table:style-name="Table9.Cell98">
              <text:p text:style-name="P584"><text:span text:style-name="CharStyle51">. </text:span><text:span text:style-name="CharStyle6">1 :</text:span></text:p>
            </table:table-cell>
            <table:table-cell table:style-name="Table9.Cell99">
              <text:p text:style-name="P585"><text:span text:style-name="CharStyle6">3.92</text:span></text:p>
            </table:table-cell>
            <table:table-cell table:style-name="Table9.Cell100">
              <text:p text:style-name="P586"><text:span text:style-name="CharStyle6">: 1.93</text:span></text:p>
            </table:table-cell>
            <table:table-cell table:style-name="Table9.Cell101">
              <text:p text:style-name="P807"/>
            </table:table-cell>
          </table:table-row>
          <table:table-row table:style-name="Table9.R23">
            <table:table-cell table:style-name="Table9.Cell102">
              <text:p text:style-name="P587"><text:span text:style-name="CharStyle6">Es decii</text:span></text:p>
            </table:table-cell>
            <table:table-cell table:style-name="Table9.Cell103">
              <text:p text:style-name="P588"><text:span text:style-name="CharStyle6">. 4<text:tab/>:</text:span></text:p>
            </table:table-cell>
            <table:table-cell table:style-name="Table9.Cell104">
              <text:p text:style-name="P589"><text:span text:style-name="CharStyle6">4</text:span></text:p>
            </table:table-cell>
            <table:table-cell table:style-name="Table9.Cell105">
              <text:p text:style-name="P590"><text:span text:style-name="CharStyle6">: 2</text:span></text:p>
            </table:table-cell>
            <table:table-cell table:style-name="Table9.Cell106">
              <text:p text:style-name="P807"/>
            </table:table-cell>
          </table:table-row>
        </table:table>
        <text:p text:style-name="P17"/>
        <text:p text:style-name="P591"><text:span text:style-name="CharStyle30">considera este mineral como un tetravenadato hidratado de cobre i plomo, hallándose el ácido vanádico parcialmente reemplazado por el ácido fosfórico i arsénico, i el cobre parcialmente por el zinc i manganeso:</text:span></text:p>
        <text:p text:style-name="P592"><text:span text:style-name="CharStyle30">(Pb</text:span><text:span text:style-name="T38">4</text:span><text:span text:style-name="CharStyle30">H</text:span><text:span text:style-name="T38">2</text:span><text:span text:style-name="CharStyle30">V</text:span><text:span text:style-name="T38">2</text:span><text:span text:style-name="CharStyle30">O</text:span><text:span text:style-name="T38">10</text:span><text:span text:style-name="CharStyle30">+Aq)</text:span></text:p>
        <text:p text:style-name="P593"><text:span text:style-name="CharStyle30">(Cu</text:span><text:span text:style-name="T38">4</text:span><text:span text:style-name="CharStyle30">H</text:span><text:span text:style-name="T38">3</text:span><text:span text:style-name="CharStyle30">V</text:span><text:span text:style-name="T38">3</text:span><text:span text:style-name="CharStyle30">O</text:span><text:span text:style-name="T38">IO</text:span><text:span text:style-name="CharStyle30">+Aq)</text:span></text:p>
        <text:p text:style-name="P837"><text:span text:style-name="CharStyle30">Comparando los resultados de los tres análisis de este mineral con los del análisis (de 1845) del vanadato de la mina Grande, del departamento de Coquimbo (descrito i publicado en 1848 en loa Anales de Minas de Paria), su llega a confirmar la opinión de </text:span></text:p>
        <text:p text:style-name="P836"><text:span text:style-name="CharStyle30">Doering, que este último presenta cierta analojía en su composi- cion con ]a del mineral de San Luis. La diferencia notable </text:span><text:span text:style-name="CharStyle40">consiste </text:span><text:span text:style-name="CharStyle30">solamente en la proporción de ácido vanádico que en el vanadato chileno el ácido vanádico se halla en mayor proporción reempla­zado por el ácido arsénico que en el de San Luis, i otra diferencia mas esencial es que la Pistacinita analizada por Doering </text:span><text:span text:style-name="CharStyle40">es </text:span><text:span text:style-name="CharStyle30">hidra­tada i confine de agua;</text:span></text:p>
        <text:p text:style-name="P595"><text:span text:style-name="CharStyle30">Jja que </text:span><text:span text:style-name="CharStyle40">sale </text:span><text:span text:style-name="CharStyle30">a 310°</text:span><text:span text:style-name="CharStyle40">.. <text:tab/><text:tab/><text:s text:c="1"/></text:span><text:span text:style-name="CharStyle30">u.29<text:tab/></text:span><text:span text:style-name="CharStyle40">0.73 0.74</text:span></text:p>
        <text:p text:style-name="P596"><text:span text:style-name="CharStyle30">I al calor rojo naciente, con algo</text:span></text:p>
        <text:p text:style-name="P597"><text:span text:style-name="CharStyle30">de CO</text:span><text:span text:style-name="T38">2</text:span><text:span text:style-name="CharStyle30"><text:tab/></text:span><text:span text:style-name="CharStyle40"><text:tab/></text:span><text:span text:style-name="CharStyle30"><text:tab/><text:s text:c="1"/>5.54<text:tab/></text:span><text:span text:style-name="CharStyle40">5.34 5.67</text:span></text:p>
        <text:p text:style-name="P598"><text:span text:style-name="CharStyle30">mientras que el </text:span><text:span text:style-name="CharStyle39">vanadato cv.proplombico mina Grande {mm </text:span><text:span text:style-name="CharStyle30">fusible, en la llama de una vela sin el auxilio del soplete) pierde al fundirse apenas 2.7 de su peso i es probablemente </text:span><text:span text:style-name="CharStyle39">anhidro,</text:span><text:span text:style-name="CharStyle30"><text:s text:c="1"/>o cuan­do mas con un equivalente de agua A esta diferencia en su com­posición se debe también la que se nota en sus caracteres esterio- res: pues su color es pardo-negruzco, su raspadura parda-amari- llenta, contestura compacta algo cavernosa, en partes terrosa, miéntras que su análogo el vanadato de San Luis tiene, como se ha dicho, color verde, contestura cristalina.</text:span></text:p>
        <text:h text:outline-level="3" text:style-name="P599"><text:bookmark-start text:name="bookmark24"/><text:bookmark-start text:name="bookmark25"/><text:bookmark-start text:name="bookmark26"/><text:span text:style-name="CharStyle68">KENTROLIT</text:span><text:bookmark-end text:name="bookmark24"/><text:bookmark-end text:name="bookmark25"/><text:bookmark-end text:name="bookmark26"/></text:h>
        <text:p text:style-name="P600"><text:span text:style-name="CharStyle28">(silicato de plomo i de manganeso) una nueva especie </text:span><text:span text:style-name="CharStyle16">MINERAL, CHILENA, POll DAMOUR EN PARIS I VON RATU EN BONN.</text:span></text:p>
        <text:p text:style-name="P601"><text:span text:style-name="CharStyle30">Se halló este mineral en una colección de muestras minerales chilena adquiridas por el Dr. Krantz. Su localidad, desconocida, .lia sido primero el Dr. Trippre quien habiendo reconocido en este mineral la presencia de plomo, manganeso i fósforo, sospechó que debía formar una especie nueva.</text:span></text:p>
        <text:p text:style-name="P821"><text:span text:style-name="CharStyle39">Caracteres.—</text:span><text:span text:style-name="CharStyle30">Según Damour, en un tubo abierto de vidrio, no chisporrotea, no exhala agua ni ácido sulfuroso,• id soplete, se fun­de i se hincha. Sobre carbón, fundiéndose, deja un poco de pega­dura amarilla verdosa; con la sosa se obtiene mi globulito metáli­co. Con sal fosfórica, da vidrio amarillento </text:span><text:span text:style-name="CharStyle37">i </text:span><text:span text:style-name="CharStyle30">al agregar salitre, violado. Acido nítrico diluido lo disuelve parcialmente, dejando por residuo una mezcla de .sílice i de óxido de manganeso. A¡ agregar unas gotas de ácido sulfúrico, se obtiene un abundante </text:span></text:p>
      </text:section>
      <text:section text:style-name="Sect17" text:name="Section17">
        <text:p text:style-name="P865"><text:span text:style-name="CharStyle30">precipitado. Til ácido muriático obra con desarrollo de cloro; evapo­rada la disolución deja, al’agregar agua por residuo, la sílice.</text:span></text:p>
        <text:p text:style-name="P603"><text:bookmark-start text:name="bookmark27"/><text:span text:style-name="CharStyle30">Damour da por resultado del análisis de este mineral:</text:span><text:bookmark-end text:name="bookmark27"/></text:p>
        <text:table-of-content>
          <text:table-of-content-source text:use-outline-level="1"/>
          <text:index-body>
            <text:p text:style-name="P604"><text:span text:style-name="CharStyle70">,<text:tab/>ox.</text:span></text:p>
            <text:p text:style-name="P605"><text:span text:style-name="CharStyle42">Sílice<text:tab/><text:s text:c="1"/>15.95<text:tab/></text:span><text:span text:style-name="CharStyle47">(2)</text:span></text:p>
            <text:p text:style-name="P606"><text:span text:style-name="CharStyle42">Peróxido<text:tab/>de manganeso...<text:tab/>24.50<text:tab/>(2)</text:span></text:p>
            <text:p text:style-name="P607"><text:span text:style-name="CharStyle42">Oxido de<text:tab/>plomo<text:tab/><text:s text:c="1"/>59.79<text:tab/>(1)</text:span></text:p>
            <text:p text:style-name="P608"><text:span text:style-name="CharStyle42">100.24</text:span></text:p>
            <text:p text:style-name="P609"><text:span text:style-name="CharStyle42">La fórmula PbO + MnO</text:span><text:span text:style-name="T620">2</text:span><text:span text:style-name="CharStyle42">pSiO</text:span><text:span text:style-name="T620">2</text:span><text:span text:style-name="CharStyle42"><text:s text:c="1"/>exijiria teóricamente para la composición, lo siguiente:</text:span></text:p>
            <text:p text:style-name="P610"><text:span text:style-name="CharStyle42">Sílice<text:tab/><text:s text:c="1"/>16.21</text:span></text:p>
            <text:p text:style-name="P611"><text:span text:style-name="CharStyle42">Peróxido de manganeso<text:tab/><text:s text:c="1"/>23.51</text:span></text:p>
            <text:p text:style-name="P612"><text:span text:style-name="CharStyle42">Oxido de plomo<text:tab/><text:s text:c="1"/>60.27</text:span></text:p>
          </text:index-body>
        </text:table-of-content>
        <text:p text:style-name="P613"><text:span text:style-name="CharStyle30">100.00</text:span></text:p>
        <text:p text:style-name="P614"><text:span text:style-name="CharStyle30">Si se supone que el manganeso se halla al estado de sesquioxido MiijOs, el mineral será considerado como un compuesto de</text:span></text:p>
        <text:p text:style-name="P615"><text:span text:style-name="CharStyle64">ox.</text:span></text:p>
        <text:table-of-content>
          <text:table-of-content-source text:use-outline-level="1"/>
          <text:index-body>
            <text:p text:style-name="P616"><draw:frame draw:style-name="fr16" svg:x="2.674cm" svg:y="0.035cm" svg:width="2.709cm" text:anchor-type="paragraph"><draw:text-box fo:min-height="1.152cm"><text:p text:style-name="P428"><text:span text:style-name="CharStyle63">¡Sílice<text:tab/><text:tab/></text:span></text:p><text:p text:style-name="P429"><text:span text:style-name="CharStyle30">Sesquiox. de Mu Oxido de’ plomo.</text:span></text:p></draw:text-box></draw:frame><text:span text:style-name="CharStyle43">15.95<text:tab/>(4)</text:span></text:p>
            <text:p text:style-name="P617"><text:span text:style-name="CharStyle43">22.26<text:tab/>(3)</text:span></text:p>
            <text:p text:style-name="P618"><text:span text:style-name="CharStyle43">59.79<text:tab/>(2)</text:span></text:p>
            <text:p text:style-name="P619"><text:span text:style-name="CharStyle42">98.00</text:span></text:p>
            <text:p text:style-name="P620"><text:span text:style-name="CharStyle43">cuya fórmula 2L</text:span><text:span text:style-name="T1006">)</text:span><text:span text:style-name="CharStyle43">bU + Mn0</text:span><text:span text:style-name="T1008">3</text:span><text:span text:style-name="CharStyle43"><text:s text:c="1"/>+ SiO</text:span><text:span text:style-name="T1008">J</text:span><text:span text:style-name="CharStyle43"><text:s text:c="1"/>corresponden a un compues­</text:span><text:span text:style-name="CharStyle42">to de</text:span></text:p>
            <text:p text:style-name="P621"><text:span text:style-name="CharStyle42">Sílice..<text:tab/>.</text:span><text:span text:style-name="T1014"><text:tab/></text:span><text:span text:style-name="CharStyle42"><text:s text:c="2"/>16.58</text:span></text:p>
            <text:p text:style-name="P622"><text:span text:style-name="CharStyle42">Oxido de Mng<text:tab/><text:s text:c="1"/>21.83</text:span></text:p>
            <text:p text:style-name="P623"><text:span text:style-name="CharStyle42">» de plomo<text:tab/><text:s text:c="1"/>61.59</text:span></text:p>
          </text:index-body>
        </text:table-of-content>
        <text:p text:style-name="P624"><text:span text:style-name="CharStyle30">100.00</text:span></text:p>
        <text:p text:style-name="P625"><text:span text:style-name="CharStyle30">Este mineral se halla cristalizado, i según von Rath, su forma pertenece al sistema orto rómbico i cuyos tres ejes</text:span></text:p>
        <text:p text:style-name="P626"><text:span text:style-name="T121">a :</text:span><text:span text:style-name="CharStyle30"><text:s text:c="1"/>b : c = 0.683 : 1 : 0.781</text:span></text:p>
        <text:p text:style-name="P627"><text:span text:style-name="CharStyle30">las formas observadas por liath</text:span></text:p>
        <text:p text:style-name="P628"><text:span text:style-name="CharStyle30">g=P(IIJ),m= « P(IIO),6= ce P(OIO)</text:span></text:p>
        <text:p text:style-name="P839"><text:span text:style-name="CharStyle30">Estructura laminar: chvaje claro paralelo a las caras del prisma, </text:span></text:p>
        <text:p text:style-name="P838"><text:span text:style-name="CharStyle30">rayadas horizontalmente i mas lustrosas que las piramidales que aun no conservan por tan largo tiempo su lustre como las prismá­ticas, color pardo-rojizo oscuro, en la superficie, por poco que se halle descompuesto el mineral, negruzco. Ps 6.19, acompañan este mineral la baritina, la apatita o indicio de bromuro de plata.</text:span></text:p>
        <text:p text:style-name="P630"><text:span text:style-name="CharStyle30">Este mineral nuevo en parte cristalizado, en parte amorfo, se halla diseminado en un criadero brecliíbrme.</text:span></text:p>
        <text:p text:style-name="P631"><text:span text:style-name="CharStyle30">No se sabe a punto fijo de qué parte de Chile proviene; la pre­sencia en él de </text:span><text:span text:style-name="CharStyle39">algún indicio de. bromuro,</text:span><text:span text:style-name="CharStyle30"><text:s text:c="1"/>daria motivo para supo­ner que es algún producto de las minas de Chañarcillo.</text:span></text:p>
        <text:p text:style-name="P632"><text:span text:style-name="CharStyle16">ESPECIES MINERALES DHL DISTRITO MINERAL DE YAULÍ.— PERÚ.</text:span></text:p>
        <text:p text:style-name="P633"><text:span text:style-name="CharStyle30">En los Arenes de la </text:span><text:span text:style-name="CharStyle39">Escuela de Construcciones civiles i d,e Minas del Perú,</text:span><text:span text:style-name="CharStyle30"><text:s text:c="1"/>publicada por el Director de este establecimiento señor Ilabich (Lima 1883), se halla un interesante estudio jeolójico, mi- neralójico e industrial del Distrito Mineral de Yauli, por don Leo­nardo Pflücker, a quien se debe ya desde mucho tiempo el cono­cimiento de la especie mineralójica de </text:span><text:span text:style-name="CharStyle39">magumasita.</text:span></text:p>
        <text:p text:style-name="P634"><text:span text:style-name="CharStyle30">El autor da en primer lugar, una descripción clara i concisa de la situación jeográíica de este departamento colocado en una alta planicie, entre dos cadenas de cordilleras, a unos 1,000 metros so­bre el mar, entrecortada por anchas vallas i profundas quebradas, atravesadas por el rio de la Oroya. Esta planicie consta de un te­rreno estratificado fosilífero, caliso, perteneciente, según el señor Pflücker, al período cretáceo. Este terreno tiene unos -500 metros de espacio i descansa sobre un conglomerado rojo gris que tiene as­pecto porfirizo. Encima del terreno cretáceo sigue 80 a 100 metros de una arenilla blanca, amarilla i roja. En la </text:span><text:span text:style-name="CharStyle39">Cordillera Occiden­tal</text:span><text:span text:style-name="CharStyle30"><text:s text:c="1"/>(cordillera principal, que divide las aguas entre los dos Océa­nos) entran rocas eruptivas; las cabezas i arenizeas de la alta pla­nicie se ven atravesadas i levantadas por rocas de oríjen ígneo, i a la vez mui modificada por la acción de ellas. Estas rocas constan en su mayor parte de </text:span><text:span text:style-name="CharStyle39">profoilita</text:span><text:span text:style-name="CharStyle30"><text:s text:c="1"/>(de carácter diorítico) i de traquitas. En la </text:span><text:span text:style-name="CharStyle39">Cordillera Oriental,</text:span><text:span text:style-name="CharStyle30"><text:s text:c="1"/>la mas antigua de las dos, predominan las pizarras taleosas, micáceas i arcillosas i el granito; las calizas son de formación mas antigua, tal vez sean representantes del sistema carbonífero. La cordillera principal ofrece una abundancia de vetas metalíferas, ligadas con la presencia de las rocas erupti­vas. En el </text:span><text:span text:style-name="CharStyle39">centro</text:span><text:span text:style-name="CharStyle30"><text:s text:c="1"/>de la alta planicie, en parte donde los terrenos de sedimento se hallan </text:span><text:span text:style-name="CharStyle39">poco</text:span><text:span text:style-name="CharStyle30"><text:s text:c="1"/>dislocados, los filones son raros i han</text:span></text:p>
      </text:section>
      <text:section text:style-name="Sect18" text:name="Section18">
        <text:p text:style-name="P866"><text:span text:style-name="CharStyle30">«ido de escaso valor, en cambio aparecen unos cortos mantos de hulla. Hai también vetas eu la cadena Oriental, pero estas no son tan numerosas ni tan valiosas como las de la Principal.</text:span></text:p>
        <text:p text:style-name="P637"><text:span text:style-name="CharStyle30">Este es el golpe de vista jeneralj que estiende el autor sobre el sistema de esta parte de las serranías en que se halla &lt;?l dis­trito mineral de Yaulí, i procura aclararlo con hechos bien obser­vados i detallados. Cita mas de cien especies de fósiles qne forman la paleoutolojía del terreno sedimentario, segundario de aque­llos parajes; enumera i describe las principales minas esplotadas en el distrito mineral de Sauli i en fm señala 87 especies minera­les que pertenecen al reino mineral del mismo distrito.</text:span></text:p>
        <text:p text:style-name="P638"><text:span text:style-name="CharStyle30">Entre esas diversas especies, las que considera- como mas pecu­liares de los criaderos minerales de Yaulí se hallan:</text:span></text:p>
        <text:p text:style-name="P639"><text:span text:style-name="CharStyle30">La </text:span><text:span text:style-name="CharStyle39">estíbnita,</text:span><text:span text:style-name="CharStyle30"><text:s text:c="1"/>maciza i en grandes cristales, como también estre­llada, formando la de Traguamaclii estrellas de 10 centímetro de diámetro.</text:span></text:p>
        <text:p text:style-name="P640"><text:span text:style-name="CharStyle39">Argentita</text:span><text:span text:style-name="CharStyle30"><text:s text:c="1"/>A</text:span><text:span text:style-name="T121">3</text:span><text:span text:style-name="CharStyle30">8 eu </text:span><text:span text:style-name="CharStyle39">papas</text:span><text:span text:style-name="CharStyle30"><text:s text:c="1"/>i polvorilla.</text:span></text:p>
        <text:p text:style-name="P641"><text:span text:style-name="CharStyle39">Galena rutilante</text:span><text:span text:style-name="CharStyle30"><text:s text:c="1"/>(Breithaupt) sulfuro de plomo i de zinc.</text:span></text:p>
        <text:p text:style-name="P642"><text:span text:style-name="CharStyle39">Perulita</text:span><text:span text:style-name="CharStyle30"><text:s text:c="1"/>(Ramrneesberg) sulfuro de plata i de bismuto A</text:span><text:span text:style-name="T121">g</text:span><text:span text:style-name="CharStyle30"><text:s text:c="1"/>B ¡S</text:span><text:span text:style-name="T38">3</text:span><text:span text:style-name="CharStyle30">; la misma íntimamente mezclada con cobre gris.</text:span></text:p>
        <text:p text:style-name="P643"><text:span text:style-name="CharStyle39">Bismutenita,</text:span><text:span text:style-name="CharStyle30"><text:s text:c="1"/>chiviatita, en Piedra Parada.</text:span></text:p>
        <text:p text:style-name="P644"><text:span text:style-name="CharStyle39">Freislebenit</text:span><text:span text:style-name="CharStyle30"><text:s text:c="1"/>con calcita. (Raimondi).</text:span></text:p>
        <text:p text:style-name="P645"><text:span text:style-name="CharStyle39">Tetraedrit,</text:span><text:span text:style-name="CharStyle30"><text:s text:c="1"/>pavonado que tiene a veces 9 i 10 por ciento de pla­ta </text:span><text:span text:style-name="CharStyle39">(fino)-,</text:span><text:span text:style-name="CharStyle30"><text:s text:c="1"/>mineral predominante en cstarejion.</text:span></text:p>
        <text:p text:style-name="P646"><text:span text:style-name="CharStyle39">Tennanlua,</text:span><text:span text:style-name="CharStyle30"><text:s text:c="1"/>acompañado de enargit, pirita, etc.</text:span></text:p>
        <text:p text:style-name="P647"><text:span text:style-name="CharStyle39">Sandbergcrit</text:span><text:span text:style-name="CharStyle30"><text:s text:c="1"/>(Breithaupt) de la mina Señor de la Cárcel.</text:span></text:p>
        <text:p text:style-name="P648"><text:span text:style-name="CharStyle39">M&lt;neginita</text:span><text:span text:style-name="CharStyle30"><text:s text:c="1"/>(Raimundi) sulfo antimoniuro de plomo.</text:span></text:p>
        <text:p text:style-name="P649"><text:span text:style-name="CharStyle39">Estrfanit,</text:span><text:span text:style-name="CharStyle30"><text:s text:c="1"/>cristalizado en cristales tubulares en las cavidades del cuarzo (Raimondi).</text:span></text:p>
        <text:p text:style-name="P650"><text:span text:style-name="CharStyle39">Polibasita</text:span><text:span text:style-name="CharStyle30"><text:s text:c="1"/>en hermosos cristales tubulares (cerca de Morococha).</text:span></text:p>
        <text:p text:style-name="P651"><text:span text:style-name="CharStyle39">Enarglta</text:span><text:span text:style-name="CharStyle30"><text:s text:c="1"/>amorfa con cruceros prismáticos i en hermosos crista­les (Plattner), Morococha Cu</text:span><text:span text:style-name="T38">3</text:span><text:span text:style-name="CharStyle30">ArS‘.</text:span></text:p>
        <text:p text:style-name="P652"><text:span text:style-name="CharStyle39">Fluorina,</text:span><text:span text:style-name="CharStyle30"><text:s text:c="1"/>en cavidades de la roca coliza.</text:span></text:p>
        <text:p text:style-name="P653"><text:span text:style-name="T375">Manganit.it</text:span><text:span text:style-name="T375">.</text:span><text:span text:style-name="T593"><text:s text:c="1"/></text:span><text:span text:style-name="CharStyle30">Pirolusita i otros óxidos de manganeso, entran en la composición de los Pacos.</text:span></text:p>
        <text:p text:style-name="P654"><text:span text:style-name="CharStyle39">Estibi conita</text:span><text:span text:style-name="CharStyle30"><text:s text:c="1"/>(esiibilita) antimoniato de antimonio, Raimondi;</text:span></text:p>
        <text:p text:style-name="P655"><text:span text:style-name="CharStyle39">Felspato</text:span><text:span text:style-name="CharStyle30"><text:s text:c="1"/>el ortoclas constituyente del granito de la Cadena Oriental, la sanidiua, de la traquita de la Cadena Principal, i el plagióclas (oligoelas, labradorita) de la propilita i traquita.</text:span></text:p>
        <text:p text:style-name="P656"><text:span text:style-name="CharStyle39">Piromorfita</text:span><text:span text:style-name="CharStyle30"><text:s text:c="1"/>i su compañera </text:span><text:span text:style-name="CharStyle39">Mimetita</text:span><text:span text:style-name="CharStyle30"><text:s text:c="1"/>(arseniato de plomo).</text:span></text:p>
        <text:p text:style-name="P841"><text:span text:style-name="CharStyle39">Magabasita</text:span><text:span text:style-name="CharStyle30"><text:s text:c="1"/>(Breithaupt) i sus compañeras Wolf'fran i Schaelit, </text:span></text:p>
        <text:p text:style-name="P840"><text:span text:style-name="CharStyle30">en las minas Señor de la Cárcel i San Francisco. Dos análisis del señor Pflücke practicados en Morococha dieron:</text:span></text:p>
        <table:table table:style-name="Table10">
          <table:table-column table:style-name="Table10.C1"/>
          <table:table-column table:style-name="Table10.C2"/>
          <table:table-column table:style-name="Table10.C3"/>
          <table:table-row table:style-name="Table10.R1">
            <table:table-cell table:style-name="Table10.Cell1">
              <text:p text:style-name="P658"><text:span text:style-name="CharStyle6">Acido tungdico<text:tab/><text:tab/></text:span></text:p>
            </table:table-cell>
            <table:table-cell table:style-name="Table10.Cell2">
              <text:p text:style-name="P659"><text:span text:style-name="CharStyle6"><text:tab/><text:s text:c="1"/>74.00</text:span></text:p>
            </table:table-cell>
            <table:table-cell table:style-name="Table10.Cell3">
              <text:p text:style-name="P660"><text:span text:style-name="CharStyle51">75.12</text:span></text:p>
            </table:table-cell>
          </table:table-row>
          <table:table-row table:style-name="Table10.R2">
            <table:table-cell table:style-name="Table10.Cell4">
              <text:p text:style-name="P661"><text:span text:style-name="CharStyle6">Oxido de manganeso....</text:span></text:p>
            </table:table-cell>
            <table:table-cell table:style-name="Table10.Cell5">
              <text:p text:style-name="P662"><text:span text:style-name="CharStyle6"><text:tab/><text:s text:c="1"/>24.51</text:span></text:p>
            </table:table-cell>
            <table:table-cell table:style-name="Table10.Cell6">
              <text:p text:style-name="P663"><text:span text:style-name="CharStyle6">23.21</text:span></text:p>
            </table:table-cell>
          </table:table-row>
          <table:table-row table:style-name="Table10.R3">
            <table:table-cell table:style-name="Table10.Cell7">
              <text:p text:style-name="P664"><text:span text:style-name="CharStyle51">De hierro<text:tab/></text:span></text:p>
            </table:table-cell>
            <table:table-cell table:style-name="Table10.Cell8">
              <text:p text:style-name="P665"><text:span text:style-name="CharStyle53"><text:tab/><text:s text:c="1"/></text:span><text:span text:style-name="CharStyle6">1.49</text:span></text:p>
            </table:table-cell>
            <table:table-cell table:style-name="Table10.Cell9">
              <text:p text:style-name="P666"><text:span text:style-name="CharStyle6">1.42</text:span></text:p>
            </table:table-cell>
          </table:table-row>
          <table:table-row table:style-name="Table10.R4">
            <table:table-cell table:style-name="Table10.Cell10">
              <text:p text:style-name="P807"/>
            </table:table-cell>
            <table:table-cell table:style-name="Table10.Cell11">
              <text:p text:style-name="P667"><text:span text:style-name="CharStyle6">100.00</text:span></text:p>
            </table:table-cell>
            <table:table-cell table:style-name="Table10.Cell12">
              <text:p text:style-name="P668"><text:span text:style-name="CharStyle6">99.75</text:span></text:p>
            </table:table-cell>
          </table:table-row>
        </table:table>
        <text:p text:style-name="P19"/>
        <text:p text:style-name="P669"><text:span text:style-name="CharStyle30">I los demás minerales mas comunes, como aufibol, granate, talco, sepiolita, baritina, anglesita, dolomita, siderita, yeso, etc., etc.</text:span></text:p>
        <text:p text:style-name="P670"><text:span text:style-name="CharStyle30">Debo también señalar entre los hechos mas interesantes citados en la memoria del señor Pílucker, la presencia del salitre (uitrati- na) en la meseta de Tarmatambo, quebrada de Collana, a uua le­gua de Turnia De allí estraian los vecinos a fines del siglo pasado salitre para la fabricación de pólvora. El salitre en una de las la­bores se presentaba hasta de media vara de espesor.</text:span></text:p>
        <text:p text:style-name="P671"><text:span text:style-name="CharStyle30">Este hecho de hallarse el salitre sódico en una tan alta cordi­llera, hace recordar el haberse también encontrado un depósito natural de salitre, bastante puro, cristalino, en la alta cordillera del desierto de Atacama en La Ola i Maricunga.</text:span></text:p>
        <text:p text:style-name="P672"><text:span text:style-name="CharStyle16">AGUAS MINERALES</text:span></text:p>
        <text:p text:style-name="P673"><text:span text:style-name="CharStyle30">Un importante trabajo </text:span><text:span text:style-name="CharStyle39">sobre las aguas minerales del Perú por don Antonio Ratmondi</text:span><text:span text:style-name="CharStyle30"><text:s text:c="1"/>se ha publicado en el segundo tomo de </text:span><text:span text:style-name="CharStyle39">Los Anales de la Escuela de construcciones aviles i de minas del Perú. </text:span><text:span text:style-name="CharStyle30">Lima, 1882.</text:span></text:p>
        <text:p text:style-name="P674"><text:span text:style-name="CharStyle30">Solamente la fuerza de ánimo de Raimondi, su infatigable la­boriosidad, los inumerables viajes que ha hecho por las cordille­ras i largos años que lia gastado en manipulaciones continuas en el laboratorio, han podido producir una obra hidrolójica tan inte­resante como la que viene a salir a luz para los Americanos. Basta decir que el número de las aguas minerales citadas por el autor, casi todas analizadas, distribuidas por departamentos, i sus loca­lidades, los terrenos en que nacen, asciende a 1.20.</text:span></text:p>
        <text:p text:style-name="P675"><text:span text:style-name="CharStyle30">Comparado este estudio de las aguas minerales peruanas con el que se ha hecho basta ahora en Chile i que pocos manantiales mi­nerales todavía comprende, so llega a notar las siguientes analo- jías i diferencias entre las unas i las otras.</text:span></text:p>
        <text:p text:style-name="P823"><text:span text:style-name="CharStyle30">En el Perú como en Chile, la rejion de la costa es mui pobre </text:span></text:p>
      </text:section>
      <text:section text:style-name="Sect19" text:name="Section19">
        <text:p text:style-name="P867"><text:span text:style-name="CharStyle40">en aguas </text:span><text:span text:style-name="CharStyle30">minerales i noto que uno que otro manantial que cita Raimondi </text:span><text:span text:style-name="CharStyle40">en esa </text:span><text:span text:style-name="CharStyle30">rejion, todas son de aguas </text:span><text:span text:style-name="CharStyle39">sulfuradas,</text:span><text:span text:style-name="CharStyle30"><text:s text:c="1"/></text:span><text:span text:style-name="CharStyle40">como </text:span><text:span text:style-name="CharStyle30">la de ¡Soco en la provincia de Coquimbo, o la de Carampangue recieu descubierta i analizada.</text:span></text:p>
        <text:p text:style-name="P677"><text:span text:style-name="CharStyle30">Otra rejion del Perú relativamente </text:span><text:span text:style-name="CharStyle40">escasa </text:span><text:span text:style-name="CharStyle30">en </text:span><text:span text:style-name="CharStyle40">aguas minerales, </text:span><text:span text:style-name="CharStyle30">pero mas abundante &lt;¡ue la anterior, es la formada por la </text:span><text:span text:style-name="CharStyle39">Montaña, </text:span><text:span text:style-name="CharStyle30">es decir, de los bosques situados en la parte oriental. Tampoco se </text:span><text:span text:style-name="CharStyle40">conocen hasta ahora, </text:span><text:span text:style-name="CharStyle30">o no </text:span><text:span text:style-name="CharStyle40">se han </text:span><text:span text:style-name="CharStyle30">estudiado hasta </text:span><text:span text:style-name="CharStyle40">ahora </text:span><text:span text:style-name="CharStyle30">aguas mi­nerales en nuestras </text:span><text:span text:style-name="CharStyle39">montañas</text:span><text:span text:style-name="CharStyle30"><text:s text:c="1"/>o bosques del sur.</text:span></text:p>
        <text:p text:style-name="P678"><text:span text:style-name="CharStyle30">La verdadera rejion de </text:span><text:span text:style-name="CharStyle40">las </text:span><text:span text:style-name="CharStyle30">aguas minerales del Perú como en Chile </text:span><text:span text:style-name="CharStyle40">es </text:span><text:span text:style-name="CharStyle30">la zona central de la cordillera; i todas </text:span><text:span text:style-name="CharStyle40">las aguas </text:span><text:span text:style-name="CharStyle30">de esta zona son mas o mónos termales i manifiestan, dice Raimondi, «la actividad volcánica que reina todavía en las entrañas de esa colosal cadena».</text:span></text:p>
        <text:p text:style-name="P679"><text:span text:style-name="CharStyle30">La mayor parte de las aguas minerales del Perú (talvez todas en Clnle) tienen una parte de cal, magnesio i óxido de hierro en estado de carbonatas diversos a favor del ácido carbónico libre, ¡ cuyo carbonato precipita por la ebullición.</text:span></text:p>
        <text:p text:style-name="P680"><text:span text:style-name="CharStyle30">En una que otra agua mineral de Chile, como en las de Apo- quindo i de Cauquénes </text:span><text:span text:style-name="CharStyle40">se </text:span><text:span text:style-name="CharStyle30">reconoció la presencia del iodo; Rai­mondi halla en algunas aguas del Perú la cantidad de </text:span><text:span text:style-name="CharStyle40">iodo </text:span><text:span text:style-name="CharStyle30">deter­minadle i en varios otros indicios del mismo elemento. Pero a mas </text:span><text:span text:style-name="CharStyle40">del </text:span><text:span text:style-name="CharStyle30">iodo halla Raimondi en las del Perú cantidad considerable de </text:span><text:span text:style-name="CharStyle40">bromo. Bajo este respecto, </text:span><text:span text:style-name="CharStyle30">el mas interesante manantial es sin duda, el de </text:span><text:span text:style-name="CharStyle40">agua </text:span><text:span text:style-name="CharStyle30">de ervidero o volcan </text:span><text:span text:style-name="CharStyle40">de </text:span><text:span text:style-name="CharStyle30">Luco (departamento </text:span><text:span text:style-name="CharStyle40">de </text:span><text:span text:style-name="CharStyle30">Piuru). De un </text:span><text:span text:style-name="CharStyle40">litro de esta agua estrae Raimondi.</text:span></text:p>
        <text:p text:style-name="P681"><text:span text:style-name="CharStyle40">Gramos<text:tab/><text:s text:c="1"/>0.15954 induro de calcio</text:span></text:p>
        <text:p text:style-name="P682"><text:span text:style-name="CharStyle40">0.16387 bromuro de calcio</text:span></text:p>
        <text:p text:style-name="P683"><text:span text:style-name="CharStyle40">»<text:tab/>0.10826 cloruro de calcio</text:span></text:p>
        <text:p text:style-name="P684"><text:span text:style-name="CharStyle40">»<text:tab/>0 00700<text:tab/>» de alumina</text:span></text:p>
        <text:p text:style-name="P685"><text:span text:style-name="CharStyle40">»<text:tab/>13.19842<text:tab/>» de sodio</text:span></text:p>
        <text:p text:style-name="P686"><text:span text:style-name="CharStyle40">i el análisis del agua termal de Santa Elena dió de un litro de agutí</text:span></text:p>
        <table:table table:style-name="Table11">
          <table:table-column table:style-name="Table11.C1"/>
          <table:table-column table:style-name="Table11.C2"/>
          <table:table-row table:style-name="Table11.R1">
            <table:table-cell table:style-name="Table11.Cell1">
              <text:p text:style-name="P687"><text:span text:style-name="CharStyle51">G ramos<text:tab/></text:span></text:p>
            </table:table-cell>
            <table:table-cell table:style-name="Table11.Cell2">
              <text:p text:style-name="P688"><text:span text:style-name="CharStyle51">... 0.08565 ioduro de calcio</text:span></text:p>
            </table:table-cell>
          </table:table-row>
          <table:table-row table:style-name="Table11.R2">
            <table:table-cell table:style-name="Table11.Cell3">
              <text:p text:style-name="P689"><text:span text:style-name="CharStyle54">2&gt;</text:span></text:p>
            </table:table-cell>
            <table:table-cell table:style-name="Table11.Cell4">
              <text:p text:style-name="P690"><text:span text:style-name="CharStyle6">0.31902 bromuro de calcio</text:span></text:p>
            </table:table-cell>
          </table:table-row>
          <table:table-row table:style-name="Table11.R3">
            <table:table-cell table:style-name="Table11.Cell5">
              <text:p text:style-name="P691"><text:span text:style-name="CharStyle69">»</text:span></text:p>
            </table:table-cell>
            <table:table-cell table:style-name="Table11.Cell6">
              <text:p text:style-name="P692"><text:span text:style-name="CharStyle51">0.44547 cloruro de calcio</text:span></text:p>
            </table:table-cell>
          </table:table-row>
          <table:table-row table:style-name="Table11.R4">
            <table:table-cell table:style-name="Table11.Cell7">
              <text:p text:style-name="P693"><text:span text:style-name="CharStyle54">3&gt;</text:span></text:p>
            </table:table-cell>
            <table:table-cell table:style-name="Table11.Cell8">
              <text:p text:style-name="P694"><text:span text:style-name="CharStyle6">0.01829<text:tab/>» de aluminio</text:span></text:p>
            </table:table-cell>
          </table:table-row>
          <table:table-row table:style-name="Table11.R5">
            <table:table-cell table:style-name="Table11.Cell9">
              <text:p text:style-name="P695"><text:span text:style-name="CharStyle69">I&gt;</text:span></text:p>
            </table:table-cell>
            <table:table-cell table:style-name="Table11.Cell10">
              <text:p text:style-name="P696"><text:span text:style-name="CharStyle51">0.53380 j&gt; de potasio</text:span></text:p>
            </table:table-cell>
          </table:table-row>
          <table:table-row table:style-name="Table11.R6">
            <table:table-cell table:style-name="Table11.Cell11">
              <text:p text:style-name="P807"/>
            </table:table-cell>
            <table:table-cell table:style-name="Table11.Cell12">
              <text:p text:style-name="P697"><text:span text:style-name="CharStyle51">0.87262<text:tab/>» de sodio</text:span></text:p>
            </table:table-cell>
          </table:table-row>
        </table:table>
        <text:p text:style-name="P20"/>
        <text:p text:style-name="P698"><text:span text:style-name="CharStyle40">En ambos manantiales se nota la falta absoluta de sulfates i la</text:span></text:p>
        <text:p text:style-name="P843"><text:span text:style-name="CharStyle40">3 </text:span></text:p>
        <text:p text:style-name="P842"><text:span text:style-name="CharStyle30">presencia de 8 a 11 miligramos de óxido de fierro por libra, al es­tado de carbonato.</text:span></text:p>
        <text:p text:style-name="P700"><text:span text:style-name="CharStyle30">En una otra agua, la de la Laguna de las Salinas de Huacho halló Raimondi en un litro de agua</text:span></text:p>
        <text:p text:style-name="P701"><text:span text:style-name="CharStyle30">Gramos...<text:tab/>0.9750 bromuro de magnesio</text:span></text:p>
        <text:p text:style-name="P702"><text:span text:style-name="CharStyle30">D<text:tab/>4.9947 cloruro de magnesio</text:span></text:p>
        <text:p text:style-name="P703"><text:span text:style-name="CharStyle30">»<text:tab/>303.G988 i&gt; de sodio</text:span></text:p>
        <text:p text:style-name="P704"><text:span text:style-name="CharStyle39">i</text:span><text:span text:style-name="CharStyle30"><text:s text:c="1"/>cantidad notable do sulfato de potasa i sosa.</text:span></text:p>
        <text:p text:style-name="P705"><text:span text:style-name="CharStyle30">También eu las aguas de las Salinas de </text:span><text:span text:style-name="CharStyle37">IIu&gt;m!m, </text:span><text:span text:style-name="CharStyle30">el anúli s de Raimondi señala, en el </text:span><text:span text:style-name="CharStyle39">agua de la laguna</text:span><text:span text:style-name="CharStyle30"><text:s text:c="1"/>0.0.ÍU de bromuro de magnesia por cada libra de agua, i en el agua de un poso a donde se produce sal</text:span></text:p>
        <text:p text:style-name="P706"><text:span text:style-name="CharStyle30">0.975 de bromuro de magnesio por cada litro de agua</text:span></text:p>
        <text:p text:style-name="P707"><text:span text:style-name="CharStyle30">Las aguas en que Raimondi halla cantidades tan considerables de ioduroi de cloruro, son mui cargadas de sal gema, i particular­mente las del Hervidero i de Santa Elena abundantes en cloruro de calcio.</text:span></text:p>
        <text:p text:style-name="P708"><text:span text:style-name="CharStyle30">Es, ¡mes, notable que también en Chile, entre las aguas analiza­das basta ahora, las </text:span><text:span text:style-name="CharStyle37">de </text:span><text:span text:style-name="CharStyle30">Apoquindo i de Cauqnóues que son mas abundantes en cloruro de calcio son las únicas en que se reconoció la presencia de iodo, en las de Cauqnóues, por Boussinganlí, la de iodo i bromo, </text:span><text:span text:style-name="CharStyle37">en estas mismas, </text:span><text:span text:style-name="CharStyle30">por Jacobson, i la de iodo, en el agua de Apoquindo.</text:span></text:p>
        <text:p text:style-name="P709"><text:span text:style-name="CharStyle30">No menos </text:span><text:span text:style-name="CharStyle37">notable es </text:span><text:span text:style-name="CharStyle30">la presencia </text:span><text:span text:style-name="CharStyle37">de </text:span><text:span text:style-name="CharStyle30">litio que Raimondi ha re­conocido en varias aguas minerales del Perú, i en algunas, en pro­porción determ</text:span><text:span text:style-name="CharStyle37">inabi</text:span><text:span text:style-name="CharStyle30">e; por ejemplo, en las aguas termales de Yauli, en la del Baño del Pueblo, term 05°, en cada litro</text:span></text:p>
        <text:p text:style-name="P710"><text:span text:style-name="CharStyle30">Ogr. 0613 de cloruro de litio.</text:span></text:p>
        <text:p text:style-name="P711"><text:span text:style-name="CharStyle30">en la de Baño de Casta<text:tab/><text:s text:c="1"/>O </text:span><text:span text:style-name="CharStyle37">gr. </text:span><text:span text:style-name="CharStyle30">0930<text:tab/>»</text:span></text:p>
        <text:p text:style-name="P712"><text:span text:style-name="CharStyle30">Ambas contienen mas o menos un gramo de sal común en cada litro.</text:span></text:p>
        <text:p text:style-name="P713"><text:span text:style-name="CharStyle30">Las aguas minerales de Chile, como las mencionadas de Apo­quindo i de Canqticues que son termales i contienen casi la misma proporción de sal común, tienen también litimi en cantidad deter­minare. Las de Apoquindo dieron en </text:span><text:span text:style-name="CharStyle37">un </text:span><text:span text:style-name="CharStyle30">análisis efectuado sobre 18 litros de agua,</text:span></text:p>
        <text:p text:style-name="P714"><text:span text:style-name="CharStyle30">0 gr. 319 de cloruro de litio, lo que corresponde</text:span></text:p>
        <text:p text:style-name="P715"><text:span text:style-name="CharStyle30">a 0 gr. 0017 de este cloruro por cada litro.</text:span></text:p>
        <text:p text:style-name="P716"><text:span text:style-name="CharStyle30">En el agua ferrujinosa cerca de Matucana halló Raimondi hasta O gr. 5702 de cloruro de litio.</text:span></text:p>
        <text:p text:style-name="P717"><text:span text:style-name="CharStyle30">No omitió tampoco Raimondi en sus análisis de las aguas mine­rales del Perú, averiguar la presencia del arsénico, i tratando del agua termal de la Cueva, (departamento de Lima), dice: «El ácido arsénico no se puede descubrir eñ esta agua a ménos de hacer her­vir grandes proporciones, pues existe en cantidades imponderables; pero es mui fácil descubrir su presencia en las materias deposita­das en las iumediadiones del manantial ensayándolas con el apara­to de Marcli.</text:span></text:p>
        <text:p text:style-name="P718"><text:span text:style-name="CharStyle30">Esta advertencia es mui importante páralos hidrólogos que exa­minan las aguas mui ferrujinosas i colisas en Chile, aguas que por ejemplo, como las de Inca, producen grandes depósitos catisos te- rrujinosos. Los residuos de evaporación de 20 a 25 litros de aguas de Apoquindd i de Colina, sometidas al ensaye en un aparato de March no rae dieron el menor indicio de la presencia del arsénico.</text:span></text:p>
        <text:p text:style-name="P719"><text:span text:style-name="CharStyle30">En fin, la diferencia mas notable que existe entre las aguas mi­nerales del Perú </text:span><text:span text:style-name="CharStyle48">i </text:span><text:span text:style-name="CharStyle30">las de Chile, consiste quizas en la abundancia de aguas sulfurosas hasta anora en las altas cordilleras de aquella república i que son todavía tan poco conocidas en Chile. Diez </text:span><text:span text:style-name="T38"><text:note text:note-class="footnote"><text:note-citation/><text:note-body><text:p text:style-name="P23"><text:span text:style-name="CharStyle3"/><text:span text:style-name="CharStyle3"><text:s text:c="1"/>Véase: «Estudios sobre las aguas minerales do Chile, por T. JJomeyko. San- bago, 1871». </text:span><text:span text:style-name="CharStyle4">Anales de la. Universidad</text:span><text:span text:style-name="CharStyle3"><text:s text:c="1"/>de 1871.</text:span></text:p></text:note-body></text:note></text:span><text:span text:style-name="T38"><text:s text:c="1"/></text:span><text:span text:style-name="CharStyle30">nueve localidades cita Raimondi, en que se hallan baños sulfb- hidrotados i publica los análisis de sus aguas; mientras que hasta ahora se conocen solamente, i se aprovechan, las aguas de Chillan pertenecientes a esta categoría, no obstante, parece indudable (po</text:span><text:span text:style-name="T38">r </text:span><text:span text:style-name="CharStyle30">las noticias que tengo) que existe uno que otro manantial caracte­rístico en su olor a huevos podridos en las altas cordilleras de los departamentos de San Fernando 1 Curicó i el Dr. Fonk descubrió hace años aguas minerales sulfurosas en el sur de Chile, a inme­diaciones del estero o ensenada de Reloncaví, departamento de Llanquihue (1).</text:span></text:p>
        <text:p text:style-name="P720"><text:span text:style-name="CharStyle30">Riiniondi propone tomar por base para la clasificación de las aguas minerales, los ácidos que predominan en ellas, estable­ciendo ñor separado dos clases para las que contienen iodo, o iodo i bromo. Eu la subdivisión de las clases se fija principalmente en las que son t.ó licas, caliras o magnesia,ñas.</text:span></text:p>
      </text:section>
      <text:section text:style-name="Sect20" text:name="Section20">
        <text:p text:style-name="P868"><text:span text:style-name="CharStyle74">BOCA S</text:span></text:p>
        <text:p text:style-name="P722"><text:span text:style-name="CharStyle46">Estrado de la nueva 'publicación 'intitulada: «Sobre. las rocas del volcan Yate, situado al sur de la Boca de Jleloncavl en la cadena media de los Andes de Chde (Patagona occidental'); por huya Ztegenspcek. Jena,</text:span><text:span text:style-name="CharStyle40"><text:s text:c="1"/>1883».</text:span></text:p>
        <text:p text:style-name="P723"><text:span text:style-name="CharStyle50">(Memoria &lt;lcl doctorado presentada a la Facultad de ciencias do Jena)</text:span></text:p>
        <text:p text:style-name="P724"><text:span text:style-name="CharStyle39">Analogía, que se nota en la composlc'on </text:span><text:span text:style-name="CharStyle75">química </text:span><text:span text:style-name="CharStyle39">de estas rocas i dff<text:line-break/>algunas volcánicas del Descabezado i de Antueo</text:span></text:p>
        <text:h text:outline-level="3" text:style-name="P725"><text:bookmark-start text:name="bookmark28"/><text:bookmark-start text:name="bookmark29"/><text:bookmark-start text:name="bookmark30"/><text:span text:style-name="CharStyle68">I</text:span><text:bookmark-end text:name="bookmark28"/><text:bookmark-end text:name="bookmark29"/><text:bookmark-end text:name="bookmark30"/></text:h>
        <text:p text:style-name="P726"><text:span text:style-name="CharStyle16">ROCA DE PORTES^'ELLA, CURCA DEL RIO BLANCO AL PIÉ, POR EL LADO DEL NORTE DEL VOLCAN YATE.</text:span></text:p>
        <text:p text:style-name="P727"><text:span text:style-name="CharStyle30">Las muestras de rocas que fueron objetos de estudio para esta memoria, provienen de una colección de minerales que el ilustre bienconocido en Chile doctor Martin, ha obsequiado al Museo mineralójico de Jena, recojidos en la Boca de </text:span><text:span text:style-name="T593">Relone.avi </text:span><text:span text:style-name="CharStyle30">i en la de Bohodabue, como también en las inmediaciones del volcan Yate. Varias muestras de esta colección fueron jrecojidas por el mismo. Dr. Marbin durante su permanencia en el sur de Chile; otras le fueron regaladas por el capitán Vidal Gonnaz i por don Manuel Tulles.</text:span></text:p>
        <text:p text:style-name="P728"><text:span text:style-name="CharStyle30">El trabajo deTIugo Ziegenspeck es tanto mas'interesante, cnanto que hasta ahora mui poco se conocen todavía las cerranías situadas al sur de la Boca de Reloncaví, i es el primer estudio analítico i microscópico que se ha hecho de las rocas volcánicas de ellas. El cerro Yate es una masa volcánica terminada por tres cuinbre-q de las cuales la que mas se halla al norte, según las medidas de alti­tud, por Vidal, tiene 2,124 metros sobre el nivel del mar,, i sus cum­bres siempre so ven cubiertas con nieves i hielo.</text:span></text:p>
        <text:p text:style-name="P729"><text:span text:style-name="CharStyle30">i La roca de Portañuela es una masa compacta, en la cual, amr sin auxilio de microscopio, se distinguen cuatro especies minera­les diseminadas, que forman como la mitad del peso de la roca.</text:span></text:p>
        <text:p text:style-name="P730"><text:span text:style-name="CharStyle30">Eetas cuatro especies son las siguientes:</text:span></text:p>
        <text:p text:style-name="P845"><text:span text:style-name="CharStyle30">I. </text:span><text:span text:style-name="CharStyle39">Felspaio,</text:span><text:span text:style-name="CharStyle30"><text:s text:c="1"/>blanco, de lustre de nácar, trasluciente, disemina­do en partículas, que tienen desde alguna fracción de milímetro basta 3 milímetros de dimensiones. Las mas grandes tienen for­mas laminares i cuyo livnje i unión en jemelos, por la pequenez de ellas, no es conocible,—en el microscopio nótanse en ellas unas </text:span></text:p>
        <text:p text:style-name="P844"><text:span text:style-name="CharStyle30">interposiciones oscuras. Dureza 6, al soplete, con dificultad se fun­de, produciendo primero un victro turbio que se aclara en segui­da: su fusibilidad corresponde al grado déla del anortit </text:span><text:span text:style-name="CharStyle40">de </text:span><text:span text:style-name="CharStyle30">la </text:span><text:span text:style-name="CharStyle40">dio- </text:span><text:span text:style-name="CharStyle30">rita orbicular </text:span><text:span text:style-name="CharStyle40">de (Jórsega </text:span><text:span text:style-name="CharStyle30">i da </text:span><text:span text:style-name="CharStyle40">la de anortit de Monte Simia, etc.</text:span></text:p>
        <text:p text:style-name="P732"><text:span text:style-name="CharStyle30">Reducido a polvo </text:span><text:span text:style-name="CharStyle40">este felspatn, es </text:span><text:span text:style-name="CharStyle30">casi </text:span><text:span text:style-name="CharStyle40">completamente ata­</text:span><text:span text:style-name="CharStyle30">cable </text:span><text:span text:style-name="CharStyle40">por </text:span><text:span text:style-name="CharStyle30">el ácido clorhídrico </text:span><text:span text:style-name="CharStyle40">concentrado, </text:span><text:span text:style-name="CharStyle30">sin producir </text:span><text:span text:style-name="CharStyle40">sílice je­</text:span><text:span text:style-name="CharStyle30">latinosa. Su </text:span><text:span text:style-name="CharStyle40">densidad </text:span><text:span text:style-name="CharStyle30">es 2.74. (1-5°C.)</text:span></text:p>
        <text:p text:style-name="P733"><text:span text:style-name="CharStyle30">Por su composición se aproxima este felspato al </text:span><text:span text:style-name="CharStyle40">felspato </text:span><text:span text:style-name="CharStyle30">de las rocas traquíticas de la isla Juan Fernandez.</text:span></text:p>
        <text:p text:style-name="P734"><text:span text:style-name="CharStyle50">Do Portármelo Do Juan Fernandez (1)</text:span></text:p>
        <text:p text:style-name="P735"><draw:frame draw:style-name="fr18" svg:x="8.389cm" svg:y="0.035cm" svg:width="0.965cm" text:anchor-type="paragraph"><draw:text-box fo:min-height="2.642cm"><text:p text:style-name="P430"><text:span text:style-name="CharStyle40">48.70</text:span></text:p><text:p text:style-name="P431"><text:span text:style-name="CharStyle40">28. tal</text:span></text:p><text:p text:style-name="P432"><text:span text:style-name="CharStyle64">I. ■</text:span></text:p><text:p text:style-name="P433"><text:span text:style-name="CharStyle40">12.80</text:span></text:p><text:p text:style-name="P434"><text:span text:style-name="CharStyle40">0.40</text:span></text:p><text:p text:style-name="P435"><text:span text:style-name="CharStyle40">8.10</text:span></text:p></draw:text-box></draw:frame><text:span text:style-name="CharStyle30">Sílice<text:tab/><text:s text:c="1"/>4-3.03 (4.85)</text:span></text:p>
        <text:p text:style-name="P736"><text:span text:style-name="CharStyle30">Alumina<text:tab/><text:s text:c="1"/>32.41 (3)</text:span></text:p>
        <text:table-of-content>
          <text:table-of-content-source text:use-outline-level="1"/>
          <text:index-body>
            <text:p text:style-name="P737"><text:span text:style-name="CharStyle42">On. de hierro<text:tab/>.,<text:tab/><text:s text:c="1"/>1.78</text:span></text:p>
            <text:p text:style-name="P738"><text:span text:style-name="CharStyle42">Cal<text:tab/><text:s text:c="2"/>13.78)<text:tab/>(1.01)</text:span></text:p>
            <text:p text:style-name="P739"><text:span text:style-name="CharStyle42">Magnesia<text:tab/><text:s text:c="1"/>0.28<text:tab/>(</text:span></text:p>
            <text:p text:style-name="P740"><text:span text:style-name="CharStyle42">Potasa <text:tab/><text:s text:c="1"/>0.75<text:tab/></text:span><text:span text:style-name="CharStyle47">¿</text:span></text:p>
            <text:p text:style-name="P741"><text:span text:style-name="CharStyle42">Sosa<text:tab/><text:s text:c="1"/>4.43<text:tab/>)</text:span></text:p>
          </text:index-body>
        </text:table-of-content>
        <text:p text:style-name="P742"><text:span text:style-name="CharStyle30">Perdido en el<text:tab/>fuego 0.48</text:span></text:p>
        <text:p text:style-name="P743"><draw:frame draw:style-name="fr19" svg:x="5.112cm" svg:y="0.035cm" svg:width="0.907cm" text:anchor-type="paragraph"><draw:text-box fo:min-height="0.441cm"><text:p text:style-name="P436"><text:span text:style-name="CharStyle40">90.04</text:span></text:p></draw:text-box></draw:frame><text:span text:style-name="CharStyle40">100.22</text:span></text:p>
        <text:p text:style-name="P744"><text:span text:style-name="CharStyle30">El autor considera este felspato de Portañuela como un anortit i la diferencia que halla en su composición, con la fórmula teóri­ca, atribuye a una parcial descomposición del mineral i a la inter­posición de materias estraña &lt;. Al efecto, en las investigaciones mi­croscópicas mui prolijas que Ziegenspeck lia efectuado sobre este felspato, reconoció que el ángulo se acerca al que Des Cloiscaux adopta para la anortit; i eu las sustancias incluidas en las interpo­siciones, rara vez se notan unas pequeñas, largas, delgadas coliim- nilhis deapatit, pero mediante un microscopio aumentador 1: 250) se divi an claramente, largos, tras versalmente rayados prismas de augit de color verde pálido i del mismo color microlitns aujtticos. Señala también entro las </text:span><text:span text:style-name="CharStyle39">inclusiones</text:span><text:span text:style-name="CharStyle30"><text:s text:c="1"/>en el felspato, unos vidrios mi­croscópicos, enturbiados por unos puntitos opacos pardos. Eu fin, acompaña el autor </text:span><text:span text:style-name="CharStyle37">el </text:span><text:span text:style-name="CharStyle30">estudio microscópico i químico de este fels- nato con los caracteres óptico», pelaros cópicos del mismo mineral.</text:span></text:p>
        <text:p text:style-name="P745"><text:span text:style-name="CharStyle30">2. </text:span><text:span text:style-name="CharStyle39">Olivlíio.—</text:span><text:span text:style-name="CharStyle30">En minos cantidad que el felspato, se halla dise­minado el olivíno, formando unos pardos amarillentos, lustrosos, traslucientes, de 1 a 4 milímetros de grueso, granitos irregulares, con rasgaduras en todos sentidos. Su dureza 6.7; al soplete con</text:span></text:p>
        <text:p text:style-name="P825"><text:span text:style-name="CharStyle76">(1) Mincralojúi torcera edición.—Santiago, 1879, páj. C65. </text:span></text:p>
      </text:section>
      <text:section text:style-name="Sect21" text:name="Section21">
        <text:p text:style-name="P869"><text:span text:style-name="CharStyle30">la sal do fósforo deja en la perla esqueleto de sílice atacable por el ácido clorhídrico con formación de jelatina. Densidad 3.5, consta de</text:span></text:p>
        <text:table-of-content>
          <text:table-of-content-source text:use-outline-level="1"/>
          <text:index-body>
            <text:p text:style-name="P747"><text:span text:style-name="CharStyle42">Sílice<text:tab/><text:s text:c="1"/>38.47</text:span></text:p>
            <text:p text:style-name="P748"><text:span text:style-name="CharStyle42">Fe 0<text:tab/><text:s text:c="1"/>24.83</text:span></text:p>
            <text:p text:style-name="P749"><text:span text:style-name="CharStyle42">Magnesia<text:tab/><text:s text:c="1"/>37.62</text:span></text:p>
          </text:index-body>
        </text:table-of-content>
        <text:p text:style-name="P750"><text:span text:style-name="CharStyle30">99,92</text:span></text:p>
        <text:p text:style-name="P751"><text:span text:style-name="CharStyle40">4. </text:span><text:span text:style-name="CharStyle39">Autjü.</text:span><text:span text:style-name="CharStyle30">—En </text:span><text:span text:style-name="CharStyle40">menor </text:span><text:span text:style-name="CharStyle30">todavia cantidad aparecen en la misma roca </text:span><text:span text:style-name="CharStyle40">unos </text:span><text:span text:style-name="CharStyle30">cristalinos verdinegros, lustrosos, traslucientes en los bordes, prismáticos de augita, que adquieren a veces hasta 4 milímetros de lonjitud, </text:span><text:span text:style-name="CharStyle40">a veces </text:span><text:span text:style-name="CharStyle30">lijeramente </text:span><text:span text:style-name="CharStyle40">rayados. </text:span><text:span text:style-name="CharStyle30">Dureza 6.5, con facilidad </text:span><text:span text:style-name="CharStyle40">fusibles, </text:span><text:span text:style-name="CharStyle30">forman vidrio negro i en la sal fosfórica no se disuelven.</text:span></text:p>
        <text:p text:style-name="P752"><text:span text:style-name="CharStyle30">4. </text:span><text:span text:style-name="CharStyle46">Magnetit.—</text:span><text:span text:style-name="CharStyle40">Con </text:span><text:span text:style-name="CharStyle30">auxilio aun de un débil microscopio se reco­</text:span><text:span text:style-name="CharStyle40">noce en </text:span><text:span text:style-name="CharStyle30">la masa casi homojénea </text:span><text:span text:style-name="CharStyle40">el </text:span><text:span text:style-name="CharStyle30">magnetit, por su lustre metálico, pero en tan pequeña cantidad, que apenas algunas partí­culas mui </text:span><text:span text:style-name="CharStyle40">pequeñas </text:span><text:span text:style-name="CharStyle30">de este mineral se dejau atraerse por el imán.</text:span></text:p>
        <text:p text:style-name="P753"><text:span text:style-name="CharStyle30">Los ajentcs atmosféricos producen efectos mui diversos so­</text:span><text:span text:style-name="CharStyle40">bre </text:span><text:span text:style-name="CharStyle30">las </text:span><text:span text:style-name="CharStyle40">mencionadas especies </text:span><text:span text:style-name="CharStyle30">minerales; el fidspato pierde su co­</text:span><text:span text:style-name="CharStyle40">lor </text:span><text:span text:style-name="CharStyle30">amarillento i </text:span><text:span text:style-name="CharStyle40">lustre </text:span><text:span text:style-name="CharStyle30">completamente, de numera que deja a ve­</text:span><text:span text:style-name="CharStyle40">ces apénas visible el </text:span><text:span text:style-name="CharStyle30">grano que no se ha todavia descompuesto. La olivina también </text:span><text:span text:style-name="CharStyle40">poco </text:span><text:span text:style-name="CharStyle30">resiste, </text:span><text:span text:style-name="CharStyle40">se </text:span><text:span text:style-name="CharStyle30">empaña, en partes se pone </text:span><text:span text:style-name="CharStyle40">parda, quebradiza, </text:span><text:span text:style-name="CharStyle30">deja sin </text:span><text:span text:style-name="CharStyle40">llenar </text:span><text:span text:style-name="CharStyle30">cierta cavernosidad en la raíz. Solamente el </text:span><text:span text:style-name="CharStyle40">angit permanece caá </text:span><text:span text:style-name="CharStyle30">intacto, </text:span><text:span text:style-name="CharStyle40">sus </text:span><text:span text:style-name="CharStyle30">cristalitos conser­van </text:span><text:span text:style-name="CharStyle40">lustre </text:span><text:span text:style-name="CharStyle30">de vidrio </text:span><text:span text:style-name="CharStyle40">i existen claros. </text:span><text:span text:style-name="CharStyle30">El </text:span><text:span text:style-name="CharStyle40">magnetit </text:span><text:span text:style-name="CharStyle30">ya no es visible- Con igual prolijidad lia examinado i </text:span><text:span text:style-name="CharStyle40">da </text:span><text:span text:style-name="CharStyle30">una descripción química </text:span><text:span text:style-name="CharStyle40">el </text:span><text:span text:style-name="CharStyle30">autor de la composición microscópica de los elementos i de la composición </text:span><text:span text:style-name="CharStyle40">química de la </text:span><text:span text:style-name="CharStyle39">may.a </text:span><text:span text:style-name="CharStyle46">principal t</text:span><text:span text:style-name="CharStyle40"><text:s text:c="1"/>grundmasse) </text:span><text:span text:style-name="CharStyle30">que a la </text:span><text:span text:style-name="CharStyle40">vista </text:span><text:span text:style-name="CharStyle30">desnuda parece </text:span><text:span text:style-name="CharStyle40">homojéuea, i que </text:span><text:span text:style-name="CharStyle30">observada en el microscopio </text:span><text:span text:style-name="CharStyle40">de diverso alcance 1:251, 1:500 </text:span><text:span text:style-name="CharStyle30">i 1: </text:span><text:span text:style-name="CharStyle40">900 se </text:span><text:span text:style-name="CharStyle30">vé compuesta, en parte, </text:span><text:span text:style-name="CharStyle40">&lt;1 • unos largos delgadísimos i de otros cuadrados </text:span><text:span text:style-name="CharStyle30">hilites sin color, </text:span><text:span text:style-name="CharStyle40">O<text:tab/>O<text:tab/></text:span><text:span text:style-name="CharStyle30">f</text:span></text:p>
        <text:p text:style-name="P754"><text:span text:style-name="CharStyle40">felspáticos </text:span><text:span text:style-name="CharStyle30">al </text:span><text:span text:style-name="CharStyle40">lado del magnetit, </text:span><text:span text:style-name="CharStyle30">en </text:span><text:span text:style-name="CharStyle40">parte, </text:span><text:span text:style-name="CharStyle30">de una materia parda </text:span><text:span text:style-name="CharStyle40">(&gt;¡&gt;acn, compuesta de partículas que parecen </text:span><text:span text:style-name="CharStyle30">idénticas con augit i olivina. En </text:span><text:span text:style-name="CharStyle40">una palabra, </text:span><text:span text:style-name="CharStyle30">llega </text:span><text:span text:style-name="CharStyle40">a </text:span><text:span text:style-name="CharStyle30">opinar que toda esta principal ma­</text:span><text:span text:style-name="CharStyle40">sa amorfa, consta de los restos </text:span><text:span text:style-name="CharStyle30">o residuos que habi.m quedado de </text:span><text:span text:style-name="CharStyle40">la cristalización o formación de los </text:span><text:span text:style-name="CharStyle30">granos i cristales mus gran­des </text:span><text:span text:style-name="CharStyle40">diseminados en esta </text:span><text:span text:style-name="CharStyle30">masa, visibles sin ausilio de microscopio.</text:span></text:p>
        <text:p text:style-name="P847"><text:span text:style-name="CharStyle30">El </text:span><text:span text:style-name="CharStyle40">análisis de </text:span><text:span text:style-name="CharStyle30">la roca, de Porteñuela (del común de la </text:span><text:span text:style-name="CharStyle48">roca), </text:span><text:span text:style-name="CharStyle30">densidad 2.76, (15°e) dió para fiu composición los resultados </text:span><text:span text:style-name="CharStyle48">que </text:span></text:p>
        <text:p text:style-name="P846"><text:span text:style-name="CharStyle30">iuu poca diferencia corresponden a. los que lie obtenido para la traquita porfírica con aliviua de Antuco.</text:span></text:p>
        <text:p text:style-name="P22"><draw:frame draw:style-name="fr23" svg:x="1.981cm" svg:y="0.490cm" svg:width="7.620cm" text:anchor-type="paragraph"><draw:text-box fo:min-height="5.283cm"><table:table table:style-name="Table12"><table:table-column table:style-name="Table12.C1"/><table:table-column table:style-name="Table12.C2"/><table:table-column table:style-name="Table12.C3"/><table:table-row table:style-name="Table12.R1"><table:table-cell table:style-name="Table12.Cell1"><text:p text:style-name="P757"><text:span text:style-name="CharStyle51">Sílice...»<text:tab/>,<text:tab/><text:tab/></text:span></text:p></table:table-cell><table:table-cell table:style-name="Table12.Cell2"><text:p text:style-name="P758"><text:span text:style-name="CharStyle51">52.02</text:span></text:p></table:table-cell><table:table-cell table:style-name="Table12.Cell3"><text:p text:style-name="P759"><text:span text:style-name="CharStyle51">52.5</text:span></text:p></table:table-cell></table:table-row><table:table-row table:style-name="Table12.R2"><table:table-cell table:style-name="Table12.Cell4"><text:p text:style-name="P760"><text:span text:style-name="CharStyle6">Alumina<text:tab/></text:span></text:p></table:table-cell><table:table-cell table:style-name="Table12.Cell5"><text:p text:style-name="P761"><text:span text:style-name="CharStyle51">17.14</text:span></text:p></table:table-cell><table:table-cell table:style-name="Table12.Cell6"><text:p text:style-name="P762"><text:span text:style-name="CharStyle6">18.0</text:span></text:p></table:table-cell></table:table-row><table:table-row table:style-name="Table12.R3"><table:table-cell table:style-name="Table12.Cell7"><text:p text:style-name="P763"><text:span text:style-name="CharStyle6">Perox. de hierro...</text:span></text:p></table:table-cell><table:table-cell table:style-name="Table12.Cell8"><text:p text:style-name="P764"><text:span text:style-name="CharStyle51">7.96</text:span></text:p></table:table-cell><table:table-cell table:style-name="Table12.Cell9"><text:p text:style-name="P765"><text:span text:style-name="CharStyle51">14.5</text:span></text:p></table:table-cell></table:table-row><table:table-row table:style-name="Table12.R4"><table:table-cell table:style-name="Table12.Cell10"><text:p text:style-name="P766"><text:span text:style-name="CharStyle6">Proto. de hierro<text:tab/></text:span></text:p></table:table-cell><table:table-cell table:style-name="Table12.Cell11"><text:p text:style-name="P767"><text:span text:style-name="CharStyle51">3.52</text:span></text:p></table:table-cell><table:table-cell table:style-name="Table12.Cell12"><text:p text:style-name="P807"/></table:table-cell></table:table-row><table:table-row table:style-name="Table12.R5"><table:table-cell table:style-name="Table12.Cell13"><text:p text:style-name="P768"><text:span text:style-name="CharStyle6">Ox de mang<text:tab/></text:span></text:p></table:table-cell><table:table-cell table:style-name="Table12.Cell14"><text:p text:style-name="P769"><text:span text:style-name="CharStyle51">0.85</text:span></text:p></table:table-cell><table:table-cell table:style-name="Table12.Cell15"><text:p text:style-name="P807"/></table:table-cell></table:table-row><table:table-row table:style-name="Table12.R6"><table:table-cell table:style-name="Table12.Cell16"><text:p text:style-name="P770"><text:span text:style-name="CharStyle6">Gal <text:tab/></text:span></text:p></table:table-cell><table:table-cell table:style-name="Table12.Cell17"><text:p text:style-name="P771"><text:span text:style-name="CharStyle6">11.57</text:span></text:p></table:table-cell><table:table-cell table:style-name="Table12.Cell18"><text:p text:style-name="P772"><text:span text:style-name="CharStyle51">8.8</text:span></text:p></table:table-cell></table:table-row><table:table-row table:style-name="Table12.R7"><table:table-cell table:style-name="Table12.Cell19"><text:p text:style-name="P773"><text:span text:style-name="CharStyle6">Magnesia<text:tab/><text:s text:c="1"/>...</text:span></text:p></table:table-cell><table:table-cell table:style-name="Table12.Cell20"><text:p text:style-name="P774"><text:span text:style-name="CharStyle6">3.13</text:span></text:p></table:table-cell><table:table-cell table:style-name="Table12.Cell21"><text:p text:style-name="P775"><text:span text:style-name="CharStyle51">3.7</text:span></text:p></table:table-cell></table:table-row><table:table-row table:style-name="Table12.R8"><table:table-cell table:style-name="Table12.Cell22"><text:p text:style-name="P776"><text:span text:style-name="CharStyle6">Potasa<text:tab/></text:span></text:p></table:table-cell><table:table-cell table:style-name="Table12.Cell23"><text:p text:style-name="P777"><text:span text:style-name="CharStyle6">0.60</text:span></text:p></table:table-cell><table:table-cell table:style-name="Table12.Cell24"><text:p text:style-name="P778"><text:span text:style-name="CharStyle6">0.2</text:span></text:p></table:table-cell></table:table-row><table:table-row table:style-name="Table12.R9"><table:table-cell table:style-name="Table12.Cell25"><text:p text:style-name="P779"><text:span text:style-name="CharStyle6">Sosa <text:tab/></text:span></text:p></table:table-cell><table:table-cell table:style-name="Table12.Cell26"><text:p text:style-name="P780"><text:span text:style-name="CharStyle51">2.38</text:span></text:p></table:table-cell><table:table-cell table:style-name="Table12.Cell27"><text:p text:style-name="P781"><text:span text:style-name="CharStyle6">1.3</text:span></text:p></table:table-cell></table:table-row><table:table-row table:style-name="Table12.R10"><table:table-cell table:style-name="Table12.Cell28"><text:p text:style-name="P782"><text:span text:style-name="CharStyle6">Perdida por el calor</text:span></text:p></table:table-cell><table:table-cell table:style-name="Table12.Cell29"><text:p text:style-name="P783"><text:span text:style-name="CharStyle51">0.2S</text:span></text:p></table:table-cell><table:table-cell table:style-name="Table12.Cell30"><text:p text:style-name="P784"><text:span text:style-name="CharStyle51">pérdida... 1.0</text:span></text:p></table:table-cell></table:table-row><table:table-row table:style-name="Table12.R11"><table:table-cell table:style-name="Table12.Cell31"><text:p text:style-name="P807"/></table:table-cell><table:table-cell table:style-name="Table12.Cell32"><text:p text:style-name="P785"><text:span text:style-name="CharStyle6">99.45</text:span></text:p></table:table-cell><table:table-cell table:style-name="Table12.Cell33"><text:p text:style-name="P786"><text:span text:style-name="CharStyle6">100.0 (1)</text:span></text:p></table:table-cell></table:table-row></table:table></draw:text-box></draw:frame><draw:frame draw:style-name="fr21" svg:x="5.046cm" svg:y="0.000cm" svg:width="1.506cm" text:anchor-type="paragraph"><draw:text-box fo:min-height="0.381cm"><text:p text:style-name="P787"><text:span text:style-name="CharStyle57">Portañuela.</text:span></text:p></draw:text-box></draw:frame><draw:frame draw:style-name="fr22" svg:x="8.052cm" svg:y="0.000cm" svg:width="1.067cm" text:anchor-type="paragraph"><draw:text-box fo:min-height="0.381cm"><text:p text:style-name="P788"><text:span text:style-name="CharStyle57">Antuco.</text:span></text:p></draw:text-box></draw:frame></text:p>
        <text:p text:style-name="P789"><text:span text:style-name="CharStyle80">lava del volcan</text:span></text:p>
        <text:p text:style-name="P790"><text:span text:style-name="CharStyle30">Porosa cscorviácea, negra, con ¡loquerías partículas blancas vi­driosas felspátic as qne rara vez alcanzan a 2 </text:span><text:span text:style-name="T38">ml</text:span><text:span text:style-name="CharStyle30">" de grosor; las acom­pañan otras mas pequeñas, irregulares, verdes de vidriosas de ungit. La dureza del felspato G, la densidad 2.78 (18° e). Las par­tículas de felspato mas grandes son irregulares, las medianas i las pequeñas presentan a veces ángulos rectos; las de angit tienen hasta 0.5 </text:span><text:span text:style-name="T38">nnn</text:span><text:span text:style-name="CharStyle30"><text:s text:c="1"/>de largo i con frecuencia, con auxilio del microsco­pio, se distinguen en ellas unas fracturas trasversales, propias de turmas primitivas de pboxemi, como también indicios de magnetit.</text:span></text:p>
        <text:p text:style-name="P791"><text:span text:style-name="CharStyle30">Observada en un microscopio de 1 : 300 la masa de la roca (grundmesse), aparece en torma de un embrollo de hilitos, infini­dad de micrólims augíticos, de color verde pálido, que se dejan dis“ tinguir de la sustancia parda que las acompaña, líl autor da una larga i minuciosa descripción de la cmi-truccion microscópica de esta masa, que a la vista natural tiene aspecto de ser homojénea i llega a constatar que el Magnltit forma una parte esencial de esta masa, i que en ella ¡toco mas o menos una tercera parte de su vo-</text:span></text:p>
        <text:p text:style-name="P792"><text:span text:style-name="CharStyle79">(1) Miuoralojía, tercera edición 1879 páj. 577 no se ha hecho estudio micros­copio de esta roen.</text:span></text:p>
        <text:p text:style-name="P793"><text:span text:style-name="CharStyle40">Júmen ocupa una sustancia vidriosa, i las dos terceras parles el augit, el felspato i el magnetit.</text:span></text:p>
        <text:h text:outline-level="3" text:style-name="P794"><text:bookmark-start text:name="bookmark31"/><text:bookmark-start text:name="bookmark32"/><text:bookmark-start text:name="bookmark33"/><text:span text:style-name="CharStyle81">II</text:span><text:bookmark-end text:name="bookmark31"/><text:bookmark-end text:name="bookmark32"/><text:bookmark-end text:name="bookmark33"/></text:h>
        <text:p text:style-name="P795"><text:span text:style-name="CharStyle82">ROCA DEL VOLCAN YATE</text:span></text:p>
        <text:p text:style-name="P796"><text:span text:style-name="CharStyle30">(.'&lt; n </text:span><text:span text:style-name="CharStyle37">igual atención </text:span><text:span text:style-name="CharStyle30">lia estudiado i describe el </text:span><text:span text:style-name="CharStyle37">Dr. </text:span><text:span text:style-name="CharStyle30">Ziegenspeck una roca del volcan Yate en cuya fractura reciente se vé una inasa compacta, atravesada por muchas venillas parduzcasi </text:span><text:span text:style-name="CharStyle37">pai </text:span><text:span text:style-name="CharStyle30">do amarillentas i cu menor cantidad, puntillas de felspato, i unas verdinegros cristalitos de augit diseminados. El estudio micros­cópico de esta roca (densidad 2,55 IS” e) hace descubrir eu ella a inas de felspato i piroxeua, magnetit i apatit. El apatit en forma de agujillas penetra en los granos felspáticos.</text:span></text:p>
        <text:p text:style-name="P797"><text:span text:style-name="CharStyle30">La masa compacta lioinojénea (grund mase) pierde su homo</text:span><text:span text:style-name="T38">- </text:span><text:span text:style-name="CharStyle37">jcneidad </text:span><text:span text:style-name="CharStyle30">en un microcospio de 2 : 300 i en ella </text:span><text:span text:style-name="CharStyle37">se </text:span><text:span text:style-name="CharStyle30">vé en primer lu­gar, felspato, cuyas largos finísimos hilitos forman la parte esencial (hauptgeinengheit) del todo; en menor cantidad aparecen aguji- </text:span><text:span text:style-name="CharStyle37">llas </text:span><text:span text:style-name="CharStyle30">i partículas cristalinas de angit; pero en medio de fe epato i piroxeua se \é diseminado el magnetit, en gran parte trasl’ormado eu hidróxido, ere.</text:span></text:p>
        <text:p text:style-name="P798"><text:span text:style-name="CharStyle30">La roca (analizado el común de ella) se acorra por su composi­ción a algtmas traquitas del Descabezado i del cerro Azul (de­partamento de Talca). Falta en ella el cuarzo; i por consiguiente, la proporción mui subida de sílice que a) </text:span><text:span text:style-name="CharStyle37">arene </text:span><text:span text:style-name="CharStyle30">en el análisis de esta roca hace presumir que el felspato debe ser obgoclas. </text:span><text:span text:style-name="CharStyle39">Al </text:span><text:span text:style-name="CharStyle30">propio tiempo se decelen en ella indicios de ácido fosfórico, de cloro, de ácido sulfúrico i de cobre.</text:span></text:p>
        <text:h text:outline-level="3" text:style-name="P799"><text:bookmark-start text:name="bookmark34"/><text:bookmark-start text:name="bookmark35"/><text:bookmark-start text:name="bookmark36"/><text:span text:style-name="CharStyle83">IV</text:span><text:bookmark-end text:name="bookmark34"/><text:bookmark-end text:name="bookmark35"/><text:bookmark-end text:name="bookmark36"/></text:h>
        <text:p text:style-name="P800"><text:span text:style-name="CharStyle82">OTRA ROCA ])ÍL VOLCAN YATE</text:span></text:p>
        <text:p text:style-name="P801"><text:span text:style-name="CharStyle30">Esta roca, compacta cu parto, cubierta de materias que provie­nen de su composición, arcillas amarillentas, tiene composición análoga a la anterior; solamente el autor señala en ella, proporción notable de apatit, cu agujólas (pie penetran la masa, que, s'n em­bargo, no deben hallarse en cantidad bastante considerable para que en un análisis cantitativo pueda ser determinada la proporciou de ácido fosfórico.</text:span></text:p>
      </text:section>
      <text:section text:style-name="Sect22" text:name="Section22">
        <text:p text:style-name="P870"><draw:frame draw:style-name="fr14" svg:x="0.362cm" svg:y="1.168cm" svg:width="10.389cm" text:anchor-type="paragraph"><draw:text-box fo:min-height="6.316cm"><table:table table:style-name="Table8"><table:table-column table:style-name="Table8.C1"/><table:table-column table:style-name="Table8.C2"/><table:table-column table:style-name="Table8.C3"/><table:table-column table:style-name="Table8.C4"/><table:table-column table:style-name="Table8.C5"/><table:table-row table:style-name="Table8.R1"><table:table-cell table:style-name="Table8.Cell1"><text:p text:style-name="P807"/></table:table-cell><table:table-cell table:style-name="Table8.Cell2"><text:p text:style-name="P437"><text:span text:style-name="CharStyle27">III</text:span></text:p></table:table-cell><table:table-cell table:style-name="Table8.Cell3"><text:p text:style-name="P438"><text:span text:style-name="CharStyle65">IV</text:span></text:p></table:table-cell><table:table-cell table:style-name="Table8.Cell4"><text:p text:style-name="P439"><text:span text:style-name="CharStyle66">Desea bR,,ntlo</text:span></text:p></table:table-cell><table:table-cell table:style-name="Table8.Cell5"><text:p text:style-name="P440"><text:span text:style-name="CharStyle27">Desrabe»;ndo </text:span><text:span text:style-name="CharStyle10">(1)</text:span></text:p></table:table-cell></table:table-row><table:table-row table:style-name="Table8.R2"><table:table-cell table:style-name="Table8.Cell6"><text:p text:style-name="P441"><text:span text:style-name="CharStyle6">Sílice<text:tab/></text:span></text:p></table:table-cell><table:table-cell table:style-name="Table8.Cell7"><text:p text:style-name="P442"><text:span text:style-name="CharStyle6">63.69</text:span></text:p></table:table-cell><table:table-cell table:style-name="Table8.Cell8"><text:p text:style-name="P443"><text:span text:style-name="CharStyle6">63.49</text:span></text:p></table:table-cell><table:table-cell table:style-name="Table8.Cell9"><text:p text:style-name="P444"><text:span text:style-name="CharStyle6">59.50</text:span></text:p></table:table-cell><table:table-cell table:style-name="Table8.Cell10"><text:p text:style-name="P445"><text:span text:style-name="CharStyle6">62.86</text:span></text:p></table:table-cell></table:table-row><table:table-row table:style-name="Table8.R3"><table:table-cell table:style-name="Table8.Cell11"><text:p text:style-name="P446"><text:span text:style-name="CharStyle6">Alumina <text:tab/></text:span></text:p></table:table-cell><table:table-cell table:style-name="Table8.Cell12"><text:p text:style-name="P447"><text:span text:style-name="CharStyle6">15.03</text:span></text:p></table:table-cell><table:table-cell table:style-name="Table8.Cell13"><text:p text:style-name="P448"><text:span text:style-name="CharStyle6">12.42</text:span></text:p></table:table-cell><table:table-cell table:style-name="Table8.Cell14"><text:p text:style-name="P449"><text:span text:style-name="CharStyle6">16.90</text:span></text:p></table:table-cell><table:table-cell table:style-name="Table8.Cell15"><text:p text:style-name="P450"><text:span text:style-name="CharStyle51">25.08</text:span></text:p></table:table-cell></table:table-row><table:table-row table:style-name="Table8.R4"><table:table-cell table:style-name="Table8.Cell16"><text:p text:style-name="P451"><text:span text:style-name="CharStyle6">Pevo. de hierro<text:tab/></text:span></text:p></table:table-cell><table:table-cell table:style-name="Table8.Cell17"><text:p text:style-name="P452"><text:span text:style-name="CharStyle6">2.51</text:span></text:p></table:table-cell><table:table-cell table:style-name="Table8.Cell18"><text:p text:style-name="P453"><text:span text:style-name="CharStyle6">6.41</text:span></text:p></table:table-cell><table:table-cell table:style-name="Table8.Cell19"><text:p text:style-name="P454"><text:span text:style-name="CharStyle6">7.32</text:span></text:p></table:table-cell><table:table-cell table:style-name="Table8.Cell20"><text:p text:style-name="P807"/></table:table-cell></table:table-row><table:table-row table:style-name="Table8.R5"><table:table-cell table:style-name="Table8.Cell21"><text:p text:style-name="P455"><text:span text:style-name="CharStyle6">Proto<text:tab/><text:tab/></text:span></text:p></table:table-cell><table:table-cell table:style-name="Table8.Cell22"><text:p text:style-name="P456"><text:span text:style-name="CharStyle6">2.41</text:span></text:p></table:table-cell><table:table-cell table:style-name="Table8.Cell23"><text:p text:style-name="P457"><text:span text:style-name="CharStyle6">1 34</text:span></text:p></table:table-cell><table:table-cell table:style-name="Table8.Cell24"><text:p text:style-name="P807"/></table:table-cell><table:table-cell table:style-name="Table8.Cell25"><text:p text:style-name="P807"/></table:table-cell></table:table-row><table:table-row table:style-name="Table8.R6"><table:table-cell table:style-name="Table8.Cell26"><text:p text:style-name="P458"><text:span text:style-name="CharStyle6">Oxido de Mu <text:tab/></text:span></text:p></table:table-cell><table:table-cell table:style-name="Table8.Cell27"><text:p text:style-name="P459"><text:span text:style-name="CharStyle6">0.55</text:span></text:p></table:table-cell><table:table-cell table:style-name="Table8.Cell28"><text:p text:style-name="P460"><text:span text:style-name="CharStyle6">0&gt;5</text:span></text:p></table:table-cell><table:table-cell table:style-name="Table8.Cell29"><text:p text:style-name="P807"/></table:table-cell><table:table-cell table:style-name="Table8.Cell30"><text:p text:style-name="P807"/></table:table-cell></table:table-row><table:table-row table:style-name="Table8.R7"><table:table-cell table:style-name="Table8.Cell31"><text:p text:style-name="P461"><text:span text:style-name="CharStyle6">Cal<text:tab/></text:span></text:p></table:table-cell><table:table-cell table:style-name="Table8.Cell32"><text:p text:style-name="P462"><text:span text:style-name="CharStyle6">3.30</text:span></text:p></table:table-cell><table:table-cell table:style-name="Table8.Cell33"><text:p text:style-name="P463"><text:span text:style-name="CharStyle6">4.17</text:span></text:p></table:table-cell><table:table-cell table:style-name="Table8.Cell34"><text:p text:style-name="P464"><text:span text:style-name="CharStyle6">6.00</text:span></text:p></table:table-cell><table:table-cell table:style-name="Table8.Cell35"><text:p text:style-name="P465"><text:span text:style-name="CharStyle51">3.35</text:span></text:p></table:table-cell></table:table-row><table:table-row table:style-name="Table8.R8"><table:table-cell table:style-name="Table8.Cell36"><text:p text:style-name="P466"><text:span text:style-name="CharStyle6">Magnesia<text:tab/></text:span></text:p></table:table-cell><table:table-cell table:style-name="Table8.Cell37"><text:p text:style-name="P467"><text:span text:style-name="CharStyle6">0.80</text:span></text:p></table:table-cell><table:table-cell table:style-name="Table8.Cell38"><text:p text:style-name="P468"><text:span text:style-name="CharStyle6">i. .32</text:span></text:p></table:table-cell><table:table-cell table:style-name="Table8.Cell39"><text:p text:style-name="P469"><text:span text:style-name="CharStyle6">3.01</text:span></text:p></table:table-cell><table:table-cell table:style-name="Table8.Cell40"><text:p text:style-name="P470"><text:span text:style-name="CharStyle51">1.40</text:span></text:p></table:table-cell></table:table-row><table:table-row table:style-name="Table8.R9"><table:table-cell table:style-name="Table8.Cell41"><text:p text:style-name="P471"><text:span text:style-name="CharStyle6">Potasa<text:tab/></text:span></text:p></table:table-cell><table:table-cell table:style-name="Table8.Cell42"><text:p text:style-name="P472"><text:span text:style-name="CharStyle6">2.46</text:span></text:p></table:table-cell><table:table-cell table:style-name="Table8.Cell43"><text:p text:style-name="P473"><text:span text:style-name="CharStyle6">1.78</text:span></text:p></table:table-cell><table:table-cell table:style-name="Table8.Cell44"><text:p text:style-name="P474"><text:span text:style-name="CharStyle6">0 04</text:span></text:p></table:table-cell><table:table-cell table:style-name="Table8.Cell45"><text:p text:style-name="P475"><text:span text:style-name="CharStyle52">0 55</text:span></text:p></table:table-cell></table:table-row><table:table-row table:style-name="Table8.R10"><table:table-cell table:style-name="Table8.Cell46"><text:p text:style-name="P476"><text:span text:style-name="CharStyle6">Sosa <text:tab/>,<text:tab/><text:tab/></text:span></text:p></table:table-cell><table:table-cell table:style-name="Table8.Cell47"><text:p text:style-name="P477"><text:span text:style-name="CharStyle51">(i 54</text:span></text:p></table:table-cell><table:table-cell table:style-name="Table8.Cell48"><text:p text:style-name="P478"><text:span text:style-name="CharStyle6">1 99</text:span></text:p></table:table-cell><table:table-cell table:style-name="Table8.Cell49"><text:p text:style-name="P479"><text:span text:style-name="CharStyle51">4.21</text:span></text:p></table:table-cell><table:table-cell table:style-name="Table8.Cell50"><text:p text:style-name="P480"><text:span text:style-name="CharStyle51">4.i¡6</text:span></text:p></table:table-cell></table:table-row><table:table-row table:style-name="Table8.R11"><table:table-cell table:style-name="Table8.Cell51"><text:p text:style-name="P481"><text:span text:style-name="CharStyle51">Pérdida en el fuego.</text:span></text:p></table:table-cell><table:table-cell table:style-name="Table8.Cell52"><text:p text:style-name="P482"><text:span text:style-name="CharStyle6">2.23</text:span></text:p></table:table-cell><table:table-cell table:style-name="Table8.Cell53"><text:p text:style-name="P483"><text:span text:style-name="CharStyle6">2.88</text:span></text:p></table:table-cell><table:table-cell table:style-name="Table8.Cell54"><text:p text:style-name="P484"><text:span text:style-name="CharStyle6">2.70</text:span></text:p></table:table-cell><table:table-cell table:style-name="Table8.Cell55"><text:p text:style-name="P485"><text:span text:style-name="CharStyle6">1.55</text:span></text:p></table:table-cell></table:table-row><table:table-row table:style-name="Table8.R12"><table:table-cell table:style-name="Table8.Cell56"><text:p text:style-name="P807"/></table:table-cell><table:table-cell table:style-name="Table8.Cell57"><text:p text:style-name="P486"><text:span text:style-name="CharStyle6">—</text:span></text:p></table:table-cell><table:table-cell table:style-name="Table8.Cell58"><text:p text:style-name="P487"><text:span text:style-name="CharStyle51">—</text:span></text:p></table:table-cell><table:table-cell table:style-name="Table8.Cell59"><text:p text:style-name="P488"><text:span text:style-name="CharStyle6">—</text:span></text:p></table:table-cell><table:table-cell table:style-name="Table8.Cell60"><text:p text:style-name="P489"><text:span text:style-name="CharStyle6">—</text:span></text:p></table:table-cell></table:table-row><table:table-row table:style-name="Table8.R13"><table:table-cell table:style-name="Table8.Cell61"><text:p text:style-name="P807"/></table:table-cell><table:table-cell table:style-name="Table8.Cell62"><text:p text:style-name="P490"><text:span text:style-name="CharStyle6">99.52</text:span></text:p></table:table-cell><table:table-cell table:style-name="Table8.Cell63"><text:p text:style-name="P491"><text:span text:style-name="CharStyle6">99.56</text:span></text:p></table:table-cell><table:table-cell table:style-name="Table8.Cell64"><text:p text:style-name="P492"><text:span text:style-name="CharStyle6">99.68</text:span></text:p></table:table-cell><table:table-cell table:style-name="Table8.Cell65"><text:p text:style-name="P493"><text:span text:style-name="CharStyle51">98.85 (2)</text:span></text:p></table:table-cell></table:table-row><table:table-row table:style-name="Table8.R14"><table:table-cell table:style-name="Table8.Cell66"><text:p text:style-name="P494"><text:span text:style-name="CharStyle51">Observa que en jeueral,</text:span></text:p></table:table-cell><table:table-cell table:style-name="Table8.Cell67" table:number-columns-spanned="3"><text:p text:style-name="P495"><text:span text:style-name="CharStyle6">las rocas volcánicas de</text:span></text:p></table:table-cell><table:table-cell table:style-name="Table8.Cell68"><text:p text:style-name="P496"><text:span text:style-name="CharStyle51">Yate cuntió</text:span></text:p></table:table-cell></table:table-row><table:table-row table:style-name="Table8.R15"><table:table-cell table:style-name="Table8.Cell69" table:number-columns-spanned="2"><text:p text:style-name="P497"><text:span text:style-name="CharStyle6">nen, relativamente, mayor proporción</text:span></text:p></table:table-cell><table:table-cell table:style-name="Table8.Cell70" table:number-columns-spanned="2"><text:p text:style-name="P498"><text:span text:style-name="CharStyle51">de potasa, qne</text:span></text:p></table:table-cell><table:table-cell table:style-name="Table8.Cell71"><text:p text:style-name="P499"><text:span text:style-name="CharStyle6">las de las cor</text:span></text:p></table:table-cell></table:table-row></table:table></draw:text-box></draw:frame><text:span text:style-name="CharStyle30">lié aquí la composición de las dos rocas del volcan Yate, com­parada con la de las del Descabezado de Chile: </text:span><text:span text:style-name="CharStyle30">dilleras volcánicas del norte. Deduce, pues, por resultado de sus investigaciones acerca del carácter </text:span><text:span text:style-name="CharStyle39">htholójico</text:span><text:span text:style-name="CharStyle30"><text:s text:c="1"/>de las rocas de late Zieggenspcck que «estas rocas constan principalmente de felspato Plagioclas i de augit, que también contienen magnetit, sobre todo en la roca de Portañuela, </text:span><text:span text:style-name="CharStyle37">en </text:span><text:span text:style-name="CharStyle30">I:i cual entra también cpnio elemento esencial el oligoclas. Este último no aparece ert las rocas situadas en la parte oriental del cerro. Todas estas rocas, sise toma, en aten­ción el estado bien conservado de sus elementos, deben pertenecer a una edad jeolóiica moderna. P¡.s&gt;is atribuye la. formación ele las najas volcánicas modernas al peí iodo terciario».</text:span></text:p>
        <text:p text:style-name="P803"><text:span text:style-name="CharStyle30">Ahora bien, tomando en cuenta la composición química de la roca Portañuela, en la cual el oxíjeno de la sílice es a la de las ba­ses, en proporción de 1:1. (i7, esta roca que representa un silicato intermedio entre el proto i bisilieato, debe considerarse como </text:span><text:span text:style-name="CharStyle39">basa­lto</text:span><text:span text:style-name="CharStyle30"><text:s text:c="1"/>i si el felspato es un anorln, la roca, según el sistema de Zirkel, un Eiikrit.</text:span></text:p>
        <text:p text:style-name="P804"><text:span text:style-name="CharStyle30">Las rocas III i i'» son trisil ¡catadas, </text:span><text:span text:style-name="CharStyle39">plajio-au/ificas,</text:span><text:span text:style-name="CharStyle30"><text:s text:c="1"/>(aujitan- desitas). Del mismo molo I. lava pertenecería al jéuero de r cas </text:span><text:span text:style-name="CharStyle39">plajio-aitpticas, no olini nicas.</text:span></text:p>
        <text:list text:style-name="L8" xml:id="9">
          <text:list-item>
            <text:p text:style-name="P805"><text:bookmark-start text:name="bookmark37"/><text:bookmark-end text:name="bookmark37"/><text:span text:style-name="CharStyle79"><text:tab/></text:span><text:span text:style-name="CharStyle84">Miucrnlojúi, coiveeimi, </text:span><text:span text:style-name="CharStyle79">piíj. 577, en el análisis.</text:span></text:p>
          </text:list-item>
          <text:list-item>
            <text:p text:style-name="P806"><text:bookmark-start text:name="bookmark38"/><text:bookmark-end text:name="bookmark38"/><text:span text:style-name="CharStyle79"><text:tab/>Se trató principal </text:span><text:span text:style-name="CharStyle84">mente do </text:span><text:span text:style-name="CharStyle79">la determinación do los álcalis </text:span><text:span text:style-name="CharStyle84">i </text:span><text:span text:style-name="CharStyle79">no se lia separado el hierro de la alumina.</text:span></text:p>
          </text:list-item>
        </text:list>
      </text:section>
    </office:text>
  </office:body>
</office:document-content>
</file>

<file path=styles.xml><?xml version="1.0" encoding="utf-8"?>
<office:document-styles xmlns:office="urn:oasis:names:tc:opendocument:xmlns:office:1.0" xmlns:style="urn:oasis:names:tc:opendocument:xmlns:style:1.0" xmlns:svg="urn:oasis:names:tc:opendocument:xmlns:svg-compatible:1.0" xmlns:fo="urn:oasis:names:tc:opendocument:xmlns:xsl-fo-compatible:1.0" xmlns:text="urn:oasis:names:tc:opendocument:xmlns:text:1.0" xmlns:draw="urn:oasis:names:tc:opendocument:xmlns:drawing:1.0" xmlns:xlink="http://www.w3.org/1999/xlink">
  <office:font-face-decls>
    <style:font-face style:name="Microsoft Sans Serif" svg:font-family="'Microsoft Sans Serif'"/>
    <style:font-face style:name="Times New Roman" svg:font-family="'Times New Roman'"/>
    <style:font-face style:name="Book Antiqua" svg:font-family="'Book Antiqua'"/>
    <style:font-face style:name="Cambria" svg:font-family="'Cambria'"/>
    <style:font-face style:name="Courier New" svg:font-family="'Courier New'"/>
    <style:font-face style:name="Arial Narrow" svg:font-family="'Arial Narrow'"/>
  </office:font-face-decls>
  <office:styles>
    <style:style style:family="text" style:name="DefaultFontStyle">
      <style:text-properties fo:language="es" style:language-asian="es" style:language-complex="es" fo:country="ES" style:country-asian="ES" style:country-complex="ES" fo:font-size="12.pt" style:font-size-asian="12.pt" style:font-size-complex="12.pt" style:font-name="Microsoft Sans Serif" style:font-name-asian="Microsoft Sans Serif" style:font-name-complex="Microsoft Sans Serif" style:text-scale="100.%" fo:letter-spacing="0.000cm" fo:color="#000000" style:text-position="0.%"/>
    </style:style>
    <style:style style:family="text" style:name="CharStyle3" style:display-name="CharStyle3" style:parent-style-name="DefaultFontStyle">
      <style:text-properties fo:font-weight="normal" style:font-weight-asian="normal" style:font-weight-complex="normal" fo:font-style="normal" style:font-style-asian="normal" style:font-style-complex="normal" style:text-underline-style="none" style:text-line-through-style="none" fo:font-size="8.5pt" style:font-size-asian="8.5pt" style:font-size-complex="8.5pt" style:font-name="Times New Roman" style:font-name-asian="Times New Roman" style:font-name-complex="Times New Roman" fo:color="#353033" fo:background-color="transparent"/>
    </style:style>
    <style:style style:family="text" style:name="CharStyle4" style:display-name="CharStyle4" style:parent-style-name="CharStyle3">
      <style:text-properties fo:language="es" style:language-asian="es" style:language-complex="es" fo:country="ES" style:country-asian="ES" style:country-complex="ES" fo:font-style="italic" style:font-style-asian="italic" style:font-style-complex="italic" style:text-scale="100.%" fo:letter-spacing="0.000cm" style:text-position="0.%"/>
    </style:style>
    <style:style style:family="text" style:name="CharStyle6" style:display-name="CharStyle6" style:parent-style-name="DefaultFontStyle">
      <style:text-properties fo:font-weight="normal" style:font-weight-asian="normal" style:font-weight-complex="normal" fo:font-style="normal" style:font-style-asian="normal" style:font-style-complex="normal" style:text-underline-style="none" style:text-line-through-style="none" fo:font-size="10.pt" style:font-size-asian="10.pt" style:font-size-complex="10.pt" style:font-name="Times New Roman" style:font-name-asian="Times New Roman" style:font-name-complex="Times New Roman" fo:color="#282226" fo:background-color="transparent"/>
    </style:style>
    <style:style style:family="text" style:name="CharStyle7" style:display-name="CharStyle7" style:parent-style-name="CharStyle6">
      <style:text-properties fo:language="es" style:language-asian="es" style:language-complex="es" fo:country="ES" style:country-asian="ES" style:country-complex="ES" fo:font-size="17.pt" style:font-size-asian="17.pt" style:font-size-complex="17.pt" style:font-name="Cambria" style:font-name-asian="Cambria" style:font-name-complex="Cambria" style:text-scale="80.%" fo:letter-spacing="0.000cm" style:text-position="0.%"/>
    </style:style>
    <style:style style:family="text" style:name="CharStyle9" style:display-name="CharStyle9" style:parent-style-name="DefaultFontStyle">
      <style:text-properties fo:font-weight="normal" style:font-weight-asian="normal" style:font-weight-complex="normal" fo:font-style="normal" style:font-style-asian="normal" style:font-style-complex="normal" style:text-underline-style="none" style:text-line-through-style="none" fo:font-size="33.pt" style:font-size-asian="33.pt" style:font-size-complex="33.pt" style:font-name="Book Antiqua" style:font-name-asian="Book Antiqua" style:font-name-complex="Book Antiqua" fo:background-color="transparent"/>
    </style:style>
    <style:style style:family="text" style:name="CharStyle10" style:display-name="CharStyle10" style:parent-style-name="CharStyle6">
      <style:text-properties fo:language="es" style:language-asian="es" style:language-complex="es" fo:country="ES" style:country-asian="ES" style:country-complex="ES" fo:font-weight="bold" style:font-weight-asian="bold" style:font-weight-complex="bold" fo:font-size="5.5pt" style:font-size-asian="5.5pt" style:font-size-complex="5.5pt" style:text-scale="100.%" fo:letter-spacing="0.000cm" fo:color="#534A49" style:text-position="0.%"/>
    </style:style>
    <style:style style:family="text" style:name="CharStyle11" style:display-name="CharStyle11" style:parent-style-name="CharStyle6">
      <style:text-properties fo:language="es" style:language-asian="es" style:language-complex="es" fo:country="ES" style:country-asian="ES" style:country-complex="ES" fo:font-size="8.pt" style:font-size-asian="8.pt" style:font-size-complex="8.pt" style:text-scale="100.%" fo:letter-spacing="0.000cm" style:text-position="0.%"/>
    </style:style>
    <style:style style:family="text" style:name="CharStyle12" style:display-name="CharStyle12" style:parent-style-name="CharStyle6">
      <style:text-properties fo:language="es" style:language-asian="es" style:language-complex="es" fo:country="ES" style:country-asian="ES" style:country-complex="ES" fo:font-variant="small-caps" fo:font-size="9.pt" style:font-size-asian="9.pt" style:font-size-complex="9.pt" style:text-scale="100.%" fo:letter-spacing="0.000cm" style:text-position="0.%"/>
    </style:style>
    <style:style style:family="text" style:name="CharStyle14" style:display-name="CharStyle14" style:parent-style-name="DefaultFontStyle">
      <style:text-properties fo:font-weight="bold" style:font-weight-asian="bold" style:font-weight-complex="bold" fo:font-style="normal" style:font-style-asian="normal" style:font-style-complex="normal" style:text-underline-style="none" style:text-line-through-style="none" style:font-name="Arial Narrow" style:font-name-asian="Arial Narrow" style:font-name-complex="Arial Narrow" style:text-scale="70.%" fo:color="#282226" fo:background-color="transparent"/>
    </style:style>
    <style:style style:family="text" style:name="CharStyle16" style:display-name="CharStyle16" style:parent-style-name="DefaultFontStyle">
      <style:text-properties fo:font-weight="bold" style:font-weight-asian="bold" style:font-weight-complex="bold" fo:font-style="normal" style:font-style-asian="normal" style:font-style-complex="normal" style:text-underline-style="none" style:text-line-through-style="none" fo:font-size="8.pt" style:font-size-asian="8.pt" style:font-size-complex="8.pt" style:font-name="Times New Roman" style:font-name-asian="Times New Roman" style:font-name-complex="Times New Roman" fo:color="#282226" fo:background-color="transparent"/>
    </style:style>
    <style:style style:family="text" style:name="CharStyle17" style:display-name="CharStyle17" style:parent-style-name="CharStyle16">
      <style:text-properties fo:language="es" style:language-asian="es" style:language-complex="es" fo:country="ES" style:country-asian="ES" style:country-complex="ES" fo:font-weight="normal" style:font-weight-asian="normal" style:font-weight-complex="normal" style:text-scale="100.%" fo:letter-spacing="0.000cm" style:text-position="0.%"/>
    </style:style>
    <style:style style:family="text" style:name="CharStyle18" style:display-name="CharStyle18" style:parent-style-name="CharStyle16">
      <style:text-properties fo:language="es" style:language-asian="es" style:language-complex="es" fo:country="ES" style:country-asian="ES" style:country-complex="ES" fo:font-size="7.5pt" style:font-size-asian="7.5pt" style:font-size-complex="7.5pt" style:text-scale="100.%" fo:letter-spacing="0.000cm" style:text-position="0.%"/>
    </style:style>
    <style:style style:family="text" style:name="CharStyle19" style:display-name="CharStyle19" style:parent-style-name="CharStyle16">
      <style:text-properties fo:language="es" style:language-asian="es" style:language-complex="es" fo:country="ES" style:country-asian="ES" style:country-complex="ES" fo:font-size="7.5pt" style:font-size-asian="7.5pt" style:font-size-complex="7.5pt" style:text-scale="100.%" fo:letter-spacing="0.000cm" fo:color="#534A49" style:text-position="0.%"/>
    </style:style>
    <style:style style:family="text" style:name="CharStyle20" style:display-name="CharStyle20" style:parent-style-name="CharStyle6">
      <style:text-properties fo:language="es" style:language-asian="es" style:language-complex="es" fo:country="ES" style:country-asian="ES" style:country-complex="ES" fo:font-size="26.pt" style:font-size-asian="26.pt" style:font-size-complex="26.pt" style:text-scale="100.%" fo:letter-spacing="0.000cm" style:text-position="0.%"/>
    </style:style>
    <style:style style:family="text" style:name="CharStyle21" style:display-name="CharStyle21" style:parent-style-name="CharStyle6">
      <style:text-properties fo:language="es" style:language-asian="es" style:language-complex="es" fo:country="ES" style:country-asian="ES" style:country-complex="ES" fo:font-size="13.pt" style:font-size-asian="13.pt" style:font-size-complex="13.pt" style:font-name="Cambria" style:font-name-asian="Cambria" style:font-name-complex="Cambria" style:text-scale="100.%" fo:letter-spacing="0.000cm" style:text-position="0.%"/>
    </style:style>
    <style:style style:family="text" style:name="CharStyle23" style:display-name="CharStyle23" style:parent-style-name="DefaultFontStyle">
      <style:text-properties fo:font-weight="normal" style:font-weight-asian="normal" style:font-weight-complex="normal" fo:font-style="normal" style:font-style-asian="normal" style:font-style-complex="normal" style:text-underline-style="none" style:text-line-through-style="none" fo:font-size="10.pt" style:font-size-asian="10.pt" style:font-size-complex="10.pt" style:font-name="Times New Roman" style:font-name-asian="Times New Roman" style:font-name-complex="Times New Roman" fo:background-color="transparent"/>
    </style:style>
    <style:style style:family="text" style:name="CharStyle24" style:display-name="CharStyle24" style:parent-style-name="CharStyle23">
      <style:text-properties fo:language="es" style:language-asian="es" style:language-complex="es" fo:country="ES" style:country-asian="ES" style:country-complex="ES" fo:font-weight="bold" style:font-weight-asian="bold" style:font-weight-complex="bold" fo:font-size="7.5pt" style:font-size-asian="7.5pt" style:font-size-complex="7.5pt" style:text-scale="100.%" fo:letter-spacing="0.000cm" fo:color="#353033" style:text-position="0.%"/>
    </style:style>
    <style:style style:family="text" style:name="CharStyle25" style:display-name="CharStyle25" style:parent-style-name="CharStyle6">
      <style:text-properties fo:language="es" style:language-asian="es" style:language-complex="es" fo:country="ES" style:country-asian="ES" style:country-complex="ES" fo:font-weight="bold" style:font-weight-asian="bold" style:font-weight-complex="bold" fo:font-size="6.5pt" style:font-size-asian="6.5pt" style:font-size-complex="6.5pt" style:font-name="Courier New" style:font-name-asian="Courier New" style:font-name-complex="Courier New" style:text-scale="100.%" fo:letter-spacing="0.000cm" fo:color="#353033" style:text-position="0.%"/>
    </style:style>
    <style:style style:family="text" style:name="CharStyle26" style:display-name="CharStyle26" style:parent-style-name="CharStyle9">
      <style:text-properties fo:language="es" style:language-asian="es" style:language-complex="es" fo:country="ES" style:country-asian="ES" style:country-complex="ES" style:text-scale="100.%" fo:letter-spacing="0.000cm" fo:color="#282226" style:text-position="0.%"/>
    </style:style>
    <style:style style:family="text" style:name="CharStyle27" style:display-name="CharStyle27" style:parent-style-name="CharStyle6">
      <style:text-properties fo:language="es" style:language-asian="es" style:language-complex="es" fo:country="ES" style:country-asian="ES" style:country-complex="ES" fo:font-weight="bold" style:font-weight-asian="bold" style:font-weight-complex="bold" fo:font-size="5.5pt" style:font-size-asian="5.5pt" style:font-size-complex="5.5pt" style:text-scale="100.%" fo:letter-spacing="0.000cm" style:text-position="0.%"/>
    </style:style>
    <style:style style:family="text" style:name="CharStyle28" style:display-name="CharStyle28" style:parent-style-name="CharStyle16">
      <style:text-properties fo:language="es" style:language-asian="es" style:language-complex="es" fo:country="ES" style:country-asian="ES" style:country-complex="ES" fo:font-weight="normal" style:font-weight-asian="normal" style:font-weight-complex="normal" fo:font-variant="small-caps" fo:font-size="9.pt" style:font-size-asian="9.pt" style:font-size-complex="9.pt" style:text-scale="100.%" fo:letter-spacing="0.000cm" style:text-position="0.%"/>
    </style:style>
    <style:style style:family="text" style:name="CharStyle30" style:display-name="CharStyle30" style:parent-style-name="DefaultFontStyle">
      <style:text-properties fo:font-weight="normal" style:font-weight-asian="normal" style:font-weight-complex="normal" fo:font-style="normal" style:font-style-asian="normal" style:font-style-complex="normal" style:text-underline-style="none" style:text-line-through-style="none" fo:font-size="10.pt" style:font-size-asian="10.pt" style:font-size-complex="10.pt" style:font-name="Times New Roman" style:font-name-asian="Times New Roman" style:font-name-complex="Times New Roman" fo:color="#282226" fo:background-color="transparent"/>
    </style:style>
    <style:style style:family="text" style:name="CharStyle31" style:display-name="CharStyle31" style:parent-style-name="CharStyle30">
      <style:text-properties fo:language="es" style:language-asian="es" style:language-complex="es" fo:country="ES" style:country-asian="ES" style:country-complex="ES" fo:font-variant="small-caps" fo:font-size="11.pt" style:font-size-asian="11.pt" style:font-size-complex="11.pt" style:text-scale="100.%" fo:letter-spacing="0.000cm" style:text-position="0.%"/>
    </style:style>
    <style:style style:family="text" style:name="CharStyle32" style:display-name="CharStyle32" style:parent-style-name="CharStyle30">
      <style:text-properties fo:language="es" style:language-asian="es" style:language-complex="es" fo:country="ES" style:country-asian="ES" style:country-complex="ES" fo:font-variant="small-caps" fo:font-size="11.pt" style:font-size-asian="11.pt" style:font-size-complex="11.pt" style:text-scale="100.%" fo:letter-spacing="0.000cm" fo:color="#534A49" style:text-position="0.%"/>
    </style:style>
    <style:style style:family="text" style:name="CharStyle33" style:display-name="CharStyle33" style:parent-style-name="CharStyle30">
      <style:text-properties fo:language="es" style:language-asian="es" style:language-complex="es" fo:country="ES" style:country-asian="ES" style:country-complex="ES" fo:font-size="8.pt" style:font-size-asian="8.pt" style:font-size-complex="8.pt" style:text-scale="100.%" fo:letter-spacing="0.000cm" fo:color="#534A49" style:text-position="0.%"/>
    </style:style>
    <style:style style:family="text" style:name="CharStyle34" style:display-name="CharStyle34" style:parent-style-name="CharStyle6">
      <style:text-properties fo:language="es" style:language-asian="es" style:language-complex="es" fo:country="ES" style:country-asian="ES" style:country-complex="ES" fo:font-size="24.pt" style:font-size-asian="24.pt" style:font-size-complex="24.pt" style:text-scale="50.%" fo:letter-spacing="0.000cm" fo:color="#000000" style:text-position="0.%"/>
    </style:style>
    <style:style style:family="text" style:name="CharStyle35" style:display-name="CharStyle35" style:parent-style-name="CharStyle6">
      <style:text-properties fo:language="es" style:language-asian="es" style:language-complex="es" fo:country="ES" style:country-asian="ES" style:country-complex="ES" fo:font-size="24.pt" style:font-size-asian="24.pt" style:font-size-complex="24.pt" style:text-scale="50.%" fo:letter-spacing="0.000cm" style:text-position="0.%"/>
    </style:style>
    <style:style style:family="text" style:name="CharStyle36" style:display-name="CharStyle36" style:parent-style-name="CharStyle6">
      <style:text-properties fo:language="es" style:language-asian="es" style:language-complex="es" fo:country="ES" style:country-asian="ES" style:country-complex="ES" fo:font-size="7.pt" style:font-size-asian="7.pt" style:font-size-complex="7.pt" style:text-scale="100.%" fo:letter-spacing="0.000cm" style:text-position="0.%"/>
    </style:style>
    <style:style style:family="text" style:name="CharStyle37" style:display-name="CharStyle37" style:parent-style-name="CharStyle30">
      <style:text-properties fo:language="es" style:language-asian="es" style:language-complex="es" fo:country="ES" style:country-asian="ES" style:country-complex="ES" style:text-scale="100.%" fo:letter-spacing="0.000cm" fo:color="#534A49" style:text-position="0.%"/>
    </style:style>
    <style:style style:family="text" style:name="CharStyle38" style:display-name="CharStyle38" style:parent-style-name="CharStyle23">
      <style:text-properties fo:language="es" style:language-asian="es" style:language-complex="es" fo:country="ES" style:country-asian="ES" style:country-complex="ES" style:text-scale="100.%" fo:letter-spacing="0.000cm" fo:color="#353033" style:text-position="0.%"/>
    </style:style>
    <style:style style:family="text" style:name="CharStyle39" style:display-name="CharStyle39" style:parent-style-name="CharStyle30">
      <style:text-properties fo:language="es" style:language-asian="es" style:language-complex="es" fo:country="ES" style:country-asian="ES" style:country-complex="ES" fo:font-style="italic" style:font-style-asian="italic" style:font-style-complex="italic" style:text-scale="100.%" fo:letter-spacing="0.000cm" style:text-position="0.%"/>
    </style:style>
    <style:style style:family="text" style:name="CharStyle40" style:display-name="CharStyle40" style:parent-style-name="CharStyle30">
      <style:text-properties fo:language="es" style:language-asian="es" style:language-complex="es" fo:country="ES" style:country-asian="ES" style:country-complex="ES" style:text-scale="100.%" fo:letter-spacing="0.000cm" fo:color="#353033" style:text-position="0.%"/>
    </style:style>
    <style:style style:family="text" style:name="CharStyle42" style:display-name="CharStyle42" style:parent-style-name="DefaultFontStyle">
      <style:text-properties fo:font-weight="normal" style:font-weight-asian="normal" style:font-weight-complex="normal" fo:font-style="normal" style:font-style-asian="normal" style:font-style-complex="normal" style:text-underline-style="none" style:text-line-through-style="none" fo:font-size="10.pt" style:font-size-asian="10.pt" style:font-size-complex="10.pt" style:font-name="Times New Roman" style:font-name-asian="Times New Roman" style:font-name-complex="Times New Roman" fo:color="#282226" fo:background-color="transparent"/>
    </style:style>
    <style:style style:family="text" style:name="CharStyle43" style:display-name="CharStyle43" style:parent-style-name="CharStyle42">
      <style:text-properties fo:language="es" style:language-asian="es" style:language-complex="es" fo:country="ES" style:country-asian="ES" style:country-complex="ES" style:text-scale="100.%" fo:letter-spacing="0.000cm" fo:color="#353033" style:text-position="0.%"/>
    </style:style>
    <style:style style:family="text" style:name="CharStyle44" style:display-name="CharStyle44" style:parent-style-name="CharStyle42">
      <style:text-properties fo:language="es" style:language-asian="es" style:language-complex="es" fo:country="ES" style:country-asian="ES" style:country-complex="ES" fo:font-style="italic" style:font-style-asian="italic" style:font-style-complex="italic" style:text-scale="100.%" fo:letter-spacing="0.000cm" style:text-position="0.%"/>
    </style:style>
    <style:style style:family="text" style:name="CharStyle45" style:display-name="CharStyle45" style:parent-style-name="CharStyle16">
      <style:text-properties fo:language="es" style:language-asian="es" style:language-complex="es" fo:country="ES" style:country-asian="ES" style:country-complex="ES" fo:font-weight="normal" style:font-weight-asian="normal" style:font-weight-complex="normal" style:text-underline-style="solid" fo:font-size="8.5pt" style:font-size-asian="8.5pt" style:font-size-complex="8.5pt" style:text-scale="100.%" fo:letter-spacing="0.000cm" style:text-position="0.%"/>
    </style:style>
    <style:style style:family="text" style:name="CharStyle46" style:display-name="CharStyle46" style:parent-style-name="CharStyle30">
      <style:text-properties fo:language="es" style:language-asian="es" style:language-complex="es" fo:country="ES" style:country-asian="ES" style:country-complex="ES" fo:font-style="italic" style:font-style-asian="italic" style:font-style-complex="italic" style:text-scale="100.%" fo:letter-spacing="0.000cm" fo:color="#353033" style:text-position="0.%"/>
    </style:style>
    <style:style style:family="text" style:name="CharStyle47" style:display-name="CharStyle47" style:parent-style-name="CharStyle42">
      <style:text-properties fo:language="es" style:language-asian="es" style:language-complex="es" fo:country="ES" style:country-asian="ES" style:country-complex="ES" style:text-scale="100.%" fo:letter-spacing="0.000cm" fo:color="#534A49" style:text-position="0.%"/>
    </style:style>
    <style:style style:family="text" style:name="CharStyle48" style:display-name="CharStyle48" style:parent-style-name="CharStyle30">
      <style:text-properties fo:language="es" style:language-asian="es" style:language-complex="es" fo:country="ES" style:country-asian="ES" style:country-complex="ES" style:text-scale="100.%" fo:letter-spacing="0.000cm" fo:color="#000000" style:text-position="0.%"/>
    </style:style>
    <style:style style:family="text" style:name="CharStyle49" style:display-name="CharStyle49" style:parent-style-name="CharStyle16">
      <style:text-properties fo:language="es" style:language-asian="es" style:language-complex="es" fo:country="ES" style:country-asian="ES" style:country-complex="ES" style:text-scale="100.%" fo:letter-spacing="0.000cm" fo:color="#353033" style:text-position="0.%"/>
    </style:style>
    <style:style style:family="text" style:name="CharStyle50" style:display-name="CharStyle50" style:parent-style-name="CharStyle16">
      <style:text-properties fo:language="es" style:language-asian="es" style:language-complex="es" fo:country="ES" style:country-asian="ES" style:country-complex="ES" fo:font-weight="normal" style:font-weight-asian="normal" style:font-weight-complex="normal" fo:font-size="8.5pt" style:font-size-asian="8.5pt" style:font-size-complex="8.5pt" style:text-scale="100.%" fo:letter-spacing="0.000cm" style:text-position="0.%"/>
    </style:style>
    <style:style style:family="text" style:name="CharStyle51" style:display-name="CharStyle51" style:parent-style-name="CharStyle6">
      <style:text-properties fo:language="es" style:language-asian="es" style:language-complex="es" fo:country="ES" style:country-asian="ES" style:country-complex="ES" style:text-scale="100.%" fo:letter-spacing="0.000cm" fo:color="#353033" style:text-position="0.%"/>
    </style:style>
    <style:style style:family="text" style:name="CharStyle52" style:display-name="CharStyle52" style:parent-style-name="CharStyle6">
      <style:text-properties fo:language="es" style:language-asian="es" style:language-complex="es" fo:country="ES" style:country-asian="ES" style:country-complex="ES" style:text-scale="100.%" fo:letter-spacing="0.000cm" fo:color="#534A49" style:text-position="0.%"/>
    </style:style>
    <style:style style:family="text" style:name="CharStyle53" style:display-name="CharStyle53" style:parent-style-name="CharStyle6">
      <style:text-properties fo:language="es" style:language-asian="es" style:language-complex="es" fo:country="ES" style:country-asian="ES" style:country-complex="ES" style:text-scale="100.%" fo:letter-spacing="0.000cm" fo:color="#642D2B" style:text-position="0.%"/>
    </style:style>
    <style:style style:family="text" style:name="CharStyle54" style:display-name="CharStyle54" style:parent-style-name="CharStyle6">
      <style:text-properties fo:language="es" style:language-asian="es" style:language-complex="es" fo:country="ES" style:country-asian="ES" style:country-complex="ES" fo:font-size="8.5pt" style:font-size-asian="8.5pt" style:font-size-complex="8.5pt" style:text-scale="100.%" fo:letter-spacing="0.000cm" fo:color="#353033" style:text-position="0.%"/>
    </style:style>
    <style:style style:family="text" style:name="CharStyle55" style:display-name="CharStyle55" style:parent-style-name="CharStyle23">
      <style:text-properties fo:language="es" style:language-asian="es" style:language-complex="es" fo:country="ES" style:country-asian="ES" style:country-complex="ES" style:text-scale="100.%" fo:letter-spacing="0.000cm" fo:color="#534A49" style:text-position="0.%"/>
    </style:style>
    <style:style style:family="text" style:name="CharStyle57" style:display-name="CharStyle57" style:parent-style-name="DefaultFontStyle">
      <style:text-properties fo:font-weight="normal" style:font-weight-asian="normal" style:font-weight-complex="normal" fo:font-style="normal" style:font-style-asian="normal" style:font-style-complex="normal" style:text-underline-style="none" style:text-line-through-style="none" fo:font-size="8.5pt" style:font-size-asian="8.5pt" style:font-size-complex="8.5pt" style:font-name="Times New Roman" style:font-name-asian="Times New Roman" style:font-name-complex="Times New Roman" fo:color="#353033" fo:background-color="transparent"/>
    </style:style>
    <style:style style:family="text" style:name="CharStyle58" style:display-name="CharStyle58" style:parent-style-name="CharStyle6">
      <style:text-properties fo:language="es" style:language-asian="es" style:language-complex="es" fo:country="ES" style:country-asian="ES" style:country-complex="ES" fo:font-size="7.pt" style:font-size-asian="7.pt" style:font-size-complex="7.pt" style:text-scale="100.%" fo:letter-spacing="0.000cm" fo:color="#353033" style:text-position="0.%"/>
    </style:style>
    <style:style style:family="text" style:name="CharStyle59" style:display-name="CharStyle59" style:parent-style-name="CharStyle57">
      <style:text-properties fo:language="es" style:language-asian="es" style:language-complex="es" fo:country="ES" style:country-asian="ES" style:country-complex="ES" fo:font-size="10.pt" style:font-size-asian="10.pt" style:font-size-complex="10.pt" style:text-scale="100.%" fo:letter-spacing="0.000cm" style:text-position="0.%"/>
    </style:style>
    <style:style style:family="text" style:name="CharStyle60" style:display-name="CharStyle60" style:parent-style-name="CharStyle57">
      <style:text-properties fo:language="es" style:language-asian="es" style:language-complex="es" fo:country="ES" style:country-asian="ES" style:country-complex="ES" fo:font-size="10.pt" style:font-size-asian="10.pt" style:font-size-complex="10.pt" style:text-scale="100.%" fo:letter-spacing="0.000cm" fo:color="#282226" style:text-position="0.%"/>
    </style:style>
    <style:style style:family="text" style:name="CharStyle61" style:display-name="CharStyle61" style:parent-style-name="CharStyle6">
      <style:text-properties fo:language="es" style:language-asian="es" style:language-complex="es" fo:country="ES" style:country-asian="ES" style:country-complex="ES" style:text-scale="100.%" fo:letter-spacing="0.000cm" fo:color="#000000" style:text-position="0.%"/>
    </style:style>
    <style:style style:family="text" style:name="CharStyle62" style:display-name="CharStyle62" style:parent-style-name="CharStyle6">
      <style:text-properties fo:language="es" style:language-asian="es" style:language-complex="es" fo:country="ES" style:country-asian="ES" style:country-complex="ES" fo:font-style="italic" style:font-style-asian="italic" style:font-style-complex="italic" style:text-scale="100.%" fo:letter-spacing="0.000cm" fo:color="#000000" style:text-position="0.%"/>
    </style:style>
    <style:style style:family="text" style:name="CharStyle63" style:display-name="CharStyle63" style:parent-style-name="CharStyle6">
      <style:text-properties fo:language="es" style:language-asian="es" style:language-complex="es" fo:country="ES" style:country-asian="ES" style:country-complex="ES" fo:font-size="9.pt" style:font-size-asian="9.pt" style:font-size-complex="9.pt" style:text-scale="100.%" fo:letter-spacing="0.000cm" style:text-position="0.%"/>
    </style:style>
    <style:style style:family="text" style:name="CharStyle64" style:display-name="CharStyle64" style:parent-style-name="CharStyle16">
      <style:text-properties fo:language="es" style:language-asian="es" style:language-complex="es" fo:country="ES" style:country-asian="ES" style:country-complex="ES" fo:font-size="7.5pt" style:font-size-asian="7.5pt" style:font-size-complex="7.5pt" style:text-scale="100.%" fo:letter-spacing="0.000cm" fo:color="#353033" style:text-position="0.%"/>
    </style:style>
    <style:style style:family="text" style:name="CharStyle65" style:display-name="CharStyle65" style:parent-style-name="CharStyle6">
      <style:text-properties fo:language="es" style:language-asian="es" style:language-complex="es" fo:country="ES" style:country-asian="ES" style:country-complex="ES" fo:font-weight="bold" style:font-weight-asian="bold" style:font-weight-complex="bold" fo:font-size="5.5pt" style:font-size-asian="5.5pt" style:font-size-complex="5.5pt" style:text-scale="100.%" fo:letter-spacing="0.000cm" fo:color="#000000" style:text-position="0.%"/>
    </style:style>
    <style:style style:family="text" style:name="CharStyle66" style:display-name="CharStyle66" style:parent-style-name="CharStyle6">
      <style:text-properties fo:language="es" style:language-asian="es" style:language-complex="es" fo:country="ES" style:country-asian="ES" style:country-complex="ES" fo:font-weight="bold" style:font-weight-asian="bold" style:font-weight-complex="bold" fo:font-size="5.5pt" style:font-size-asian="5.5pt" style:font-size-complex="5.5pt" style:text-scale="100.%" fo:letter-spacing="0.000cm" fo:color="#353033" style:text-position="0.%"/>
    </style:style>
    <style:style style:family="text" style:name="CharStyle68" style:display-name="CharStyle68" style:parent-style-name="DefaultFontStyle">
      <style:text-properties fo:font-weight="normal" style:font-weight-asian="normal" style:font-weight-complex="normal" fo:font-style="normal" style:font-style-asian="normal" style:font-style-complex="normal" style:text-underline-style="none" style:text-line-through-style="none" fo:font-size="10.pt" style:font-size-asian="10.pt" style:font-size-complex="10.pt" style:font-name="Times New Roman" style:font-name-asian="Times New Roman" style:font-name-complex="Times New Roman" fo:color="#282226" fo:background-color="transparent"/>
    </style:style>
    <style:style style:family="text" style:name="CharStyle69" style:display-name="CharStyle69" style:parent-style-name="CharStyle6">
      <style:text-properties fo:language="es" style:language-asian="es" style:language-complex="es" fo:country="ES" style:country-asian="ES" style:country-complex="ES" fo:font-size="8.5pt" style:font-size-asian="8.5pt" style:font-size-complex="8.5pt" style:text-scale="100.%" fo:letter-spacing="0.000cm" style:text-position="0.%"/>
    </style:style>
    <style:style style:family="text" style:name="CharStyle70" style:display-name="CharStyle70" style:parent-style-name="CharStyle42">
      <style:text-properties fo:language="es" style:language-asian="es" style:language-complex="es" fo:country="ES" style:country-asian="ES" style:country-complex="ES" fo:font-size="8.pt" style:font-size-asian="8.pt" style:font-size-complex="8.pt" style:text-scale="100.%" fo:letter-spacing="0.000cm" fo:color="#534A49" style:text-position="0.%"/>
    </style:style>
    <style:style style:family="text" style:name="CharStyle71" style:display-name="CharStyle71" style:parent-style-name="CharStyle42">
      <style:text-properties style:text-scale="100.%" fo:letter-spacing="0.000cm" fo:color="#642D2B" style:text-position="0.%"/>
    </style:style>
    <style:style style:family="text" style:name="CharStyle73" style:display-name="CharStyle73" style:parent-style-name="DefaultFontStyle">
      <style:text-properties fo:font-weight="normal" style:font-weight-asian="normal" style:font-weight-complex="normal" fo:font-style="normal" style:font-style-asian="normal" style:font-style-complex="normal" style:text-underline-style="none" style:text-line-through-style="none" fo:font-size="10.pt" style:font-size-asian="10.pt" style:font-size-complex="10.pt" style:font-name="Times New Roman" style:font-name-asian="Times New Roman" style:font-name-complex="Times New Roman" fo:color="#353033" fo:background-color="transparent"/>
    </style:style>
    <style:style style:family="text" style:name="CharStyle74" style:display-name="CharStyle74" style:parent-style-name="CharStyle30">
      <style:text-properties fo:language="es" style:language-asian="es" style:language-complex="es" fo:country="ES" style:country-asian="ES" style:country-complex="ES" fo:font-size="11.pt" style:font-size-asian="11.pt" style:font-size-complex="11.pt" style:text-scale="100.%" fo:letter-spacing="0.000cm" fo:color="#353033" style:text-position="0.%"/>
    </style:style>
    <style:style style:family="text" style:name="CharStyle75" style:display-name="CharStyle75" style:parent-style-name="CharStyle30">
      <style:text-properties fo:language="es" style:language-asian="es" style:language-complex="es" fo:country="ES" style:country-asian="ES" style:country-complex="ES" fo:font-variant="small-caps" fo:font-size="9.pt" style:font-size-asian="9.pt" style:font-size-complex="9.pt" style:text-scale="100.%" fo:letter-spacing="0.000cm" style:text-position="0.%"/>
    </style:style>
    <style:style style:family="text" style:name="CharStyle76" style:display-name="CharStyle76" style:parent-style-name="CharStyle16">
      <style:text-properties fo:language="es" style:language-asian="es" style:language-complex="es" fo:country="ES" style:country-asian="ES" style:country-complex="ES" fo:font-weight="normal" style:font-weight-asian="normal" style:font-weight-complex="normal" fo:font-size="8.5pt" style:font-size-asian="8.5pt" style:font-size-complex="8.5pt" style:text-scale="100.%" fo:letter-spacing="0.000cm" fo:color="#353033" style:text-position="0.%"/>
    </style:style>
    <style:style style:family="text" style:name="CharStyle77" style:display-name="CharStyle77" style:parent-style-name="CharStyle73">
      <style:text-properties fo:language="es" style:language-asian="es" style:language-complex="es" fo:country="ES" style:country-asian="ES" style:country-complex="ES" style:text-scale="100.%" fo:letter-spacing="0.000cm" fo:color="#282226" style:text-position="0.%"/>
    </style:style>
    <style:style style:family="text" style:name="CharStyle79" style:display-name="CharStyle79" style:parent-style-name="DefaultFontStyle">
      <style:text-properties fo:font-weight="normal" style:font-weight-asian="normal" style:font-weight-complex="normal" fo:font-style="normal" style:font-style-asian="normal" style:font-style-complex="normal" style:text-underline-style="none" style:text-line-through-style="none" fo:font-size="8.5pt" style:font-size-asian="8.5pt" style:font-size-complex="8.5pt" style:font-name="Times New Roman" style:font-name-asian="Times New Roman" style:font-name-complex="Times New Roman" fo:color="#282226" fo:background-color="transparent"/>
    </style:style>
    <style:style style:family="text" style:name="CharStyle80" style:display-name="CharStyle80" style:parent-style-name="CharStyle79">
      <style:text-properties fo:language="es" style:language-asian="es" style:language-complex="es" fo:country="ES" style:country-asian="ES" style:country-complex="ES" fo:font-variant="small-caps" fo:font-size="9.pt" style:font-size-asian="9.pt" style:font-size-complex="9.pt" style:text-scale="100.%" fo:letter-spacing="0.000cm" fo:color="#353033" style:text-position="0.%"/>
    </style:style>
    <style:style style:family="text" style:name="CharStyle81" style:display-name="CharStyle81" style:parent-style-name="CharStyle68">
      <style:text-properties fo:language="es" style:language-asian="es" style:language-complex="es" fo:country="ES" style:country-asian="ES" style:country-complex="ES" style:text-scale="100.%" fo:letter-spacing="0.000cm" fo:color="#353033" style:text-position="0.%"/>
    </style:style>
    <style:style style:family="text" style:name="CharStyle82" style:display-name="CharStyle82" style:parent-style-name="CharStyle79">
      <style:text-properties fo:language="es" style:language-asian="es" style:language-complex="es" fo:country="ES" style:country-asian="ES" style:country-complex="ES" fo:font-weight="bold" style:font-weight-asian="bold" style:font-weight-complex="bold" fo:font-size="8.pt" style:font-size-asian="8.pt" style:font-size-complex="8.pt" style:text-scale="100.%" fo:letter-spacing="0.000cm" fo:color="#353033" style:text-position="0.%"/>
    </style:style>
    <style:style style:family="text" style:name="CharStyle83" style:display-name="CharStyle83" style:parent-style-name="CharStyle68">
      <style:text-properties fo:language="es" style:language-asian="es" style:language-complex="es" fo:country="ES" style:country-asian="ES" style:country-complex="ES" fo:font-size="11.pt" style:font-size-asian="11.pt" style:font-size-complex="11.pt" style:text-scale="100.%" fo:letter-spacing="0.000cm" fo:color="#353033" style:text-position="0.%"/>
    </style:style>
    <style:style style:family="text" style:name="CharStyle84" style:display-name="CharStyle84" style:parent-style-name="CharStyle79">
      <style:text-properties fo:language="es" style:language-asian="es" style:language-complex="es" fo:country="ES" style:country-asian="ES" style:country-complex="ES" style:text-scale="100.%" fo:letter-spacing="0.000cm" fo:color="#534A49" style:text-position="0.%"/>
    </style:style>
    <style:style style:family="text" style:name="FootnoteNumberInBody" style:display-name="FootnoteNumberInBody" style:parent-style-name="DefaultFontStyle">
      <style:text-properties fo:language="es" style:language-asian="es" style:language-complex="es" fo:country="ES" style:country-asian="ES" style:country-complex="ES" fo:font-weight="normal" style:font-weight-asian="normal" style:font-weight-complex="normal" fo:font-style="normal" style:font-style-asian="normal" style:font-style-complex="normal" style:text-underline-style="none" style:text-line-through-style="none" fo:font-size="8.5pt" style:font-size-asian="8.5pt" style:font-size-complex="8.5pt" style:font-name="Times New Roman" style:font-name-asian="Times New Roman" style:font-name-complex="Times New Roman" style:text-scale="100.%" fo:letter-spacing="0.000cm" fo:color="#353033" style:text-position="0.%"/>
    </style:style>
    <style:default-style style:family="paragraph">
      <style:paragraph-properties fo:background-color="transparent" fo:margin-top="0.000cm" fo:margin-bottom="0.000cm" fo:line-height="100.%" fo:margin-left="0.000cm" fo:margin-right="0.000cm" fo:text-indent="0.000cm" fo:text-align="left" style:page-number="auto"/>
      <style:text-properties fo:language="es" style:language-asian="es" style:language-complex="es" fo:country="ES" style:country-asian="ES" style:country-complex="ES" fo:font-size="12.pt" style:font-size-asian="12.pt" style:font-size-complex="12.pt" style:font-name="Microsoft Sans Serif" style:font-name-asian="Microsoft Sans Serif" style:font-name-complex="Microsoft Sans Serif" style:text-scale="100.%" fo:letter-spacing="0.000cm" fo:color="#000000" style:text-position="0.%"/>
    </style:default-style>
    <style:style style:family="paragraph" style:name="Style2" style:display-name="Footnote">
      <style:paragraph-properties fo:background-color="transparent" fo:line-height="91.%" fo:text-indent="0.318cm" style:page-number="auto"/>
      <style:text-properties fo:font-weight="normal" style:font-weight-asian="normal" style:font-weight-complex="normal" fo:font-style="normal" style:font-style-asian="normal" style:font-style-complex="normal" style:text-underline-style="none" style:text-line-through-style="none" fo:font-size="8.5pt" style:font-size-asian="8.5pt" style:font-size-complex="8.5pt" style:font-name="Times New Roman" style:font-name-asian="Times New Roman" style:font-name-complex="Times New Roman" fo:color="#353033" fo:background-color="transparent"/>
    </style:style>
    <style:style style:family="paragraph" style:name="Style5" style:display-name="Other">
      <style:paragraph-properties fo:background-color="transparent" fo:line-height="109.%" fo:text-indent="0.423cm" style:page-number="auto"/>
      <style:text-properties fo:font-weight="normal" style:font-weight-asian="normal" style:font-weight-complex="normal" fo:font-style="normal" style:font-style-asian="normal" style:font-style-complex="normal" style:text-underline-style="none" style:text-line-through-style="none" fo:font-size="10.pt" style:font-size-asian="10.pt" style:font-size-complex="10.pt" style:font-name="Times New Roman" style:font-name-asian="Times New Roman" style:font-name-complex="Times New Roman" fo:color="#282226" fo:background-color="transparent"/>
    </style:style>
    <style:style style:family="paragraph" style:name="Style8" style:display-name="Heading #1">
      <style:paragraph-properties fo:background-color="transparent" fo:margin-bottom="0.917cm" fo:text-align="center" style:page-number="auto"/>
      <style:text-properties fo:font-weight="normal" style:font-weight-asian="normal" style:font-weight-complex="normal" fo:font-style="normal" style:font-style-asian="normal" style:font-style-complex="normal" style:text-underline-style="none" style:text-line-through-style="none" fo:font-size="33.pt" style:font-size-asian="33.pt" style:font-size-complex="33.pt" style:font-name="Book Antiqua" style:font-name-asian="Book Antiqua" style:font-name-complex="Book Antiqua" fo:background-color="transparent"/>
    </style:style>
    <style:style style:family="paragraph" style:name="Style13" style:display-name="Heading #2">
      <style:paragraph-properties fo:background-color="transparent" fo:text-align="center" style:page-number="auto"/>
      <style:text-properties fo:font-weight="bold" style:font-weight-asian="bold" style:font-weight-complex="bold" fo:font-style="normal" style:font-style-asian="normal" style:font-style-complex="normal" style:text-underline-style="none" style:text-line-through-style="none" style:font-name="Arial Narrow" style:font-name-asian="Arial Narrow" style:font-name-complex="Arial Narrow" style:text-scale="70.%" fo:color="#282226" fo:background-color="transparent"/>
    </style:style>
    <style:style style:family="paragraph" style:name="Style15" style:display-name="Body text (2)">
      <style:paragraph-properties fo:background-color="transparent" fo:margin-bottom="0.406cm" style:page-number="auto"/>
      <style:text-properties fo:font-weight="bold" style:font-weight-asian="bold" style:font-weight-complex="bold" fo:font-style="normal" style:font-style-asian="normal" style:font-style-complex="normal" style:text-underline-style="none" style:text-line-through-style="none" fo:font-size="8.pt" style:font-size-asian="8.pt" style:font-size-complex="8.pt" style:font-name="Times New Roman" style:font-name-asian="Times New Roman" style:font-name-complex="Times New Roman" fo:color="#282226" fo:background-color="transparent"/>
    </style:style>
    <style:style style:family="paragraph" style:name="Style22" style:display-name="Header or footer (2)">
      <style:paragraph-properties fo:background-color="transparent" style:page-number="auto"/>
      <style:text-properties fo:font-weight="normal" style:font-weight-asian="normal" style:font-weight-complex="normal" fo:font-style="normal" style:font-style-asian="normal" style:font-style-complex="normal" style:text-underline-style="none" style:text-line-through-style="none" fo:font-size="10.pt" style:font-size-asian="10.pt" style:font-size-complex="10.pt" style:font-name="Times New Roman" style:font-name-asian="Times New Roman" style:font-name-complex="Times New Roman" fo:background-color="transparent"/>
    </style:style>
    <style:style style:family="paragraph" style:name="Style29" style:display-name="Body text">
      <style:paragraph-properties fo:background-color="transparent" fo:line-height="109.%" fo:text-indent="0.423cm" style:page-number="auto"/>
      <style:text-properties fo:font-weight="normal" style:font-weight-asian="normal" style:font-weight-complex="normal" fo:font-style="normal" style:font-style-asian="normal" style:font-style-complex="normal" style:text-underline-style="none" style:text-line-through-style="none" fo:font-size="10.pt" style:font-size-asian="10.pt" style:font-size-complex="10.pt" style:font-name="Times New Roman" style:font-name-asian="Times New Roman" style:font-name-complex="Times New Roman" fo:color="#282226" fo:background-color="transparent"/>
    </style:style>
    <style:style style:family="paragraph" style:name="Style41" style:display-name="Table of contents">
      <style:paragraph-properties fo:background-color="transparent" style:page-number="auto"/>
      <style:text-properties fo:font-weight="normal" style:font-weight-asian="normal" style:font-weight-complex="normal" fo:font-style="normal" style:font-style-asian="normal" style:font-style-complex="normal" style:text-underline-style="none" style:text-line-through-style="none" fo:font-size="10.pt" style:font-size-asian="10.pt" style:font-size-complex="10.pt" style:font-name="Times New Roman" style:font-name-asian="Times New Roman" style:font-name-complex="Times New Roman" fo:color="#282226" fo:background-color="transparent"/>
    </style:style>
    <style:style style:family="paragraph" style:name="Style56" style:display-name="Table caption">
      <style:paragraph-properties fo:background-color="transparent" style:page-number="auto"/>
      <style:text-properties fo:font-weight="normal" style:font-weight-asian="normal" style:font-weight-complex="normal" fo:font-style="normal" style:font-style-asian="normal" style:font-style-complex="normal" style:text-underline-style="none" style:text-line-through-style="none" fo:font-size="8.5pt" style:font-size-asian="8.5pt" style:font-size-complex="8.5pt" style:font-name="Times New Roman" style:font-name-asian="Times New Roman" style:font-name-complex="Times New Roman" fo:color="#353033" fo:background-color="transparent"/>
    </style:style>
    <style:style style:family="paragraph" style:name="Style67" style:display-name="Heading #3">
      <style:paragraph-properties fo:background-color="transparent" fo:margin-bottom="0.476cm" fo:line-height="109.%" fo:text-align="center" style:page-number="auto"/>
      <style:text-properties fo:font-weight="normal" style:font-weight-asian="normal" style:font-weight-complex="normal" fo:font-style="normal" style:font-style-asian="normal" style:font-style-complex="normal" style:text-underline-style="none" style:text-line-through-style="none" fo:font-size="10.pt" style:font-size-asian="10.pt" style:font-size-complex="10.pt" style:font-name="Times New Roman" style:font-name-asian="Times New Roman" style:font-name-complex="Times New Roman" fo:color="#282226" fo:background-color="transparent"/>
    </style:style>
    <style:style style:family="paragraph" style:name="Style72" style:display-name="Header or footer">
      <style:paragraph-properties fo:background-color="transparent" style:page-number="auto"/>
      <style:text-properties fo:font-weight="normal" style:font-weight-asian="normal" style:font-weight-complex="normal" fo:font-style="normal" style:font-style-asian="normal" style:font-style-complex="normal" style:text-underline-style="none" style:text-line-through-style="none" fo:font-size="10.pt" style:font-size-asian="10.pt" style:font-size-complex="10.pt" style:font-name="Times New Roman" style:font-name-asian="Times New Roman" style:font-name-complex="Times New Roman" fo:color="#353033" fo:background-color="transparent"/>
    </style:style>
    <style:style style:family="paragraph" style:name="Style78" style:display-name="Body text (5)">
      <style:paragraph-properties fo:background-color="transparent" fo:margin-bottom="0.459cm" fo:text-indent="0.318cm" style:page-number="auto"/>
      <style:text-properties fo:font-weight="normal" style:font-weight-asian="normal" style:font-weight-complex="normal" fo:font-style="normal" style:font-style-asian="normal" style:font-style-complex="normal" style:text-underline-style="none" style:text-line-through-style="none" fo:font-size="8.5pt" style:font-size-asian="8.5pt" style:font-size-complex="8.5pt" style:font-name="Times New Roman" style:font-name-asian="Times New Roman" style:font-name-complex="Times New Roman" fo:color="#282226" fo:background-color="transparent"/>
    </style:style>
    <style:style style:name="Frame" style:family="graphic">
      <style:graphic-properties/>
    </style:style>
    <text:notes-configuration text:note-class="footnote" text:start-numbering-at="document" style:num-format="1" text:start-value="0" text:citation-style-name="FootnoteNumberInBody"/>
  </office:styles>
  <office:automatic-styles>
    <style:style style:family="text" style:name="T17" style:display-name="T17" style:parent-style-name="CharStyle24">
      <style:text-properties fo:color="#353033"/>
    </style:style>
    <style:style style:family="text" style:name="T46" style:display-name="T46" style:parent-style-name="CharStyle38">
      <style:text-properties fo:color="#353033"/>
    </style:style>
    <style:style style:family="text" style:name="T219" style:display-name="T219" style:parent-style-name="CharStyle38">
      <style:text-properties fo:color="#353033"/>
    </style:style>
    <style:style style:family="text" style:name="T239" style:display-name="T239" style:parent-style-name="CharStyle38">
      <style:text-properties fo:color="#353033"/>
    </style:style>
    <style:style style:family="text" style:name="T331" style:display-name="T331" style:parent-style-name="CharStyle38">
      <style:text-properties fo:color="#353033"/>
    </style:style>
    <style:style style:family="text" style:name="T450" style:display-name="T450" style:parent-style-name="CharStyle38">
      <style:text-properties fo:color="#353033"/>
    </style:style>
    <style:style style:family="text" style:name="T451" style:display-name="T451" style:parent-style-name="CharStyle55">
      <style:text-properties fo:color="#534A49"/>
    </style:style>
    <style:style style:family="text" style:name="T586" style:display-name="T586" style:parent-style-name="CharStyle38">
      <style:text-properties fo:color="#353033"/>
    </style:style>
    <style:style style:family="text" style:name="T626" style:display-name="T626" style:parent-style-name="CharStyle38">
      <style:text-properties fo:color="#353033"/>
    </style:style>
    <style:style style:family="text" style:name="T661" style:display-name="T661" style:parent-style-name="CharStyle55">
      <style:text-properties fo:color="#534A49"/>
    </style:style>
    <style:style style:family="text" style:name="T662" style:display-name="T662" style:parent-style-name="CharStyle38">
      <style:text-properties fo:color="#353033"/>
    </style:style>
    <style:style style:family="text" style:name="T663" style:display-name="T663" style:parent-style-name="CharStyle38">
      <style:text-properties fo:color="#353033"/>
    </style:style>
    <style:style style:family="text" style:name="T839" style:display-name="T839" style:parent-style-name="CharStyle38">
      <style:text-properties fo:color="#353033"/>
    </style:style>
    <style:style style:family="text" style:name="T1047" style:display-name="T1047" style:parent-style-name="CharStyle73">
      <style:text-properties fo:color="#353033"/>
    </style:style>
    <style:style style:family="text" style:name="T1407" style:display-name="T1407" style:parent-style-name="CharStyle77">
      <style:text-properties fo:color="#282226"/>
    </style:style>
    <style:style style:family="paragraph" style:name="P1" style:display-name="P1">
      <style:paragraph-properties fo:line-height="0.002cm" style:page-number="auto"/>
      <style:text-properties/>
    </style:style>
    <style:style style:family="paragraph" style:name="P2" style:display-name="P2">
      <style:paragraph-properties fo:line-height="0.002cm" style:page-number="auto"/>
      <style:text-properties/>
    </style:style>
    <style:style style:family="paragraph" style:name="P3" style:display-name="P3">
      <style:paragraph-properties fo:line-height="0.002cm" style:page-number="auto"/>
      <style:text-properties/>
    </style:style>
    <style:style style:family="paragraph" style:name="P4" style:display-name="P4">
      <style:paragraph-properties fo:line-height="0.002cm" style:page-number="auto"/>
      <style:text-properties/>
    </style:style>
    <style:style style:family="paragraph" style:name="P5" style:display-name="P5">
      <style:paragraph-properties fo:line-height="0.002cm" style:page-number="auto"/>
      <style:text-properties/>
    </style:style>
    <style:style style:family="paragraph" style:name="P7" style:display-name="P7">
      <style:paragraph-properties fo:line-height="0.002cm" style:page-number="auto"/>
      <style:text-properties/>
    </style:style>
    <style:style style:family="paragraph" style:name="P9" style:display-name="P9">
      <style:paragraph-properties fo:line-height="0.002cm" style:page-number="auto"/>
      <style:text-properties/>
    </style:style>
    <style:style style:family="paragraph" style:name="P11" style:display-name="P11">
      <style:paragraph-properties fo:line-height="0.002cm" style:page-number="auto"/>
      <style:text-properties/>
    </style:style>
    <style:style style:family="paragraph" style:name="P13" style:display-name="P13">
      <style:paragraph-properties fo:line-height="0.002cm" style:page-number="auto"/>
      <style:text-properties/>
    </style:style>
    <style:style style:family="paragraph" style:name="P14" style:display-name="P14">
      <style:paragraph-properties fo:line-height="0.002cm" style:page-number="auto"/>
      <style:text-properties/>
    </style:style>
    <style:style style:family="paragraph" style:name="P16" style:display-name="P16">
      <style:paragraph-properties fo:line-height="0.002cm" style:page-number="auto"/>
      <style:text-properties/>
    </style:style>
    <style:style style:family="paragraph" style:name="P18" style:display-name="P18">
      <style:paragraph-properties fo:line-height="0.002cm" style:page-number="auto"/>
      <style:text-properties/>
    </style:style>
    <style:style style:family="paragraph" style:name="P21" style:display-name="P21">
      <style:paragraph-properties fo:line-height="0.002cm" style:page-number="auto"/>
      <style:text-properties/>
    </style:style>
    <style:style style:family="paragraph" style:name="P33" style:display-name="P33" style:parent-style-name="Style22">
      <style:paragraph-properties fo:background-color="transparent" fo:margin-top="0.000cm" fo:margin-bottom="0.000cm" fo:line-height="100.%" fo:margin-left="0.000cm" fo:margin-right="0.000cm" fo:text-indent="0.000cm" fo:text-align="left" style:page-number="auto"/>
      <style:text-properties/>
    </style:style>
    <style:style style:family="paragraph" style:name="P48" style:display-name="P48" style:parent-style-name="Style22">
      <style:paragraph-properties fo:background-color="transparent" fo:margin-top="0.000cm" fo:margin-bottom="0.000cm" fo:line-height="100.%" fo:margin-left="0.000cm" fo:margin-right="0.000cm" fo:text-indent="0.000cm" fo:text-align="left" style:page-number="auto"/>
      <style:text-properties/>
    </style:style>
    <style:style style:family="paragraph" style:name="P143" style:display-name="P143" style:parent-style-name="Style22">
      <style:paragraph-properties fo:background-color="transparent" fo:margin-top="0.000cm" fo:margin-bottom="0.000cm" fo:line-height="100.%" fo:margin-left="0.000cm" fo:margin-right="0.000cm" fo:text-indent="0.000cm" fo:text-align="left" style:page-number="auto"/>
      <style:text-properties/>
    </style:style>
    <style:style style:family="paragraph" style:name="P153" style:display-name="P153" style:parent-style-name="Style22">
      <style:paragraph-properties fo:background-color="transparent" fo:margin-top="0.000cm" fo:margin-bottom="0.000cm" fo:line-height="100.%" fo:margin-left="0.000cm" fo:margin-right="0.000cm" fo:text-indent="0.000cm" fo:text-align="left" style:page-number="auto"/>
      <style:text-properties/>
    </style:style>
    <style:style style:family="paragraph" style:name="P188" style:display-name="P188" style:parent-style-name="Style22">
      <style:paragraph-properties fo:background-color="transparent" fo:margin-top="0.000cm" fo:margin-bottom="0.000cm" fo:line-height="100.%" fo:margin-left="0.000cm" fo:margin-right="0.000cm" fo:text-indent="0.000cm" fo:text-align="left" style:page-number="auto"/>
      <style:text-properties/>
    </style:style>
    <style:style style:family="paragraph" style:name="P266" style:display-name="P266" style:parent-style-name="Style22">
      <style:paragraph-properties fo:background-color="transparent" fo:margin-top="0.000cm" fo:margin-bottom="0.000cm" fo:line-height="100.%" fo:margin-left="0.000cm" fo:margin-right="0.000cm" fo:text-indent="0.000cm" fo:text-align="left" style:page-number="auto"/>
      <style:text-properties/>
    </style:style>
    <style:style style:family="paragraph" style:name="P319" style:display-name="P319" style:parent-style-name="Style22">
      <style:paragraph-properties fo:background-color="transparent" fo:margin-top="0.000cm" fo:margin-bottom="0.000cm" fo:line-height="100.%" fo:margin-left="0.000cm" fo:margin-right="0.000cm" fo:text-indent="0.000cm" fo:text-align="left" style:page-number="auto"/>
      <style:text-properties/>
    </style:style>
    <style:style style:family="paragraph" style:name="P347" style:display-name="P347" style:parent-style-name="Style22">
      <style:paragraph-properties fo:background-color="transparent" fo:margin-top="0.000cm" fo:margin-bottom="0.000cm" fo:line-height="100.%" fo:margin-left="0.000cm" fo:margin-right="0.000cm" fo:text-indent="0.000cm" fo:text-align="left" style:page-number="auto"/>
      <style:text-properties/>
    </style:style>
    <style:style style:family="paragraph" style:name="P370" style:display-name="P370" style:parent-style-name="Style22">
      <style:paragraph-properties fo:background-color="transparent" fo:margin-top="0.000cm" fo:margin-bottom="0.000cm" fo:line-height="100.%" fo:margin-left="0.000cm" fo:margin-right="0.000cm" fo:text-indent="0.000cm" fo:text-align="left" style:page-number="auto"/>
      <style:text-properties/>
    </style:style>
    <style:style style:family="paragraph" style:name="P371" style:display-name="P371" style:parent-style-name="Style22">
      <style:paragraph-properties fo:background-color="transparent" fo:margin-top="0.000cm" fo:margin-bottom="0.000cm" fo:line-height="100.%" fo:margin-left="0.000cm" fo:margin-right="0.000cm" fo:text-indent="0.000cm" fo:text-align="left" style:page-number="auto">
        <style:tab-stops>
          <style:tab-stop style:position="2.599cm" style:type="right"/>
        </style:tab-stops>
      </style:paragraph-properties>
      <style:text-properties/>
    </style:style>
    <style:style style:family="paragraph" style:name="P507" style:display-name="P507" style:parent-style-name="Style22">
      <style:paragraph-properties fo:background-color="transparent" fo:margin-top="0.000cm" fo:margin-bottom="0.000cm" fo:line-height="100.%" fo:margin-left="0.000cm" fo:margin-right="0.000cm" fo:text-indent="0.000cm" fo:text-align="left" style:page-number="auto"/>
      <style:text-properties/>
    </style:style>
    <style:style style:family="paragraph" style:name="P636" style:display-name="P636" style:parent-style-name="Style72">
      <style:paragraph-properties fo:background-color="transparent" fo:margin-top="0.000cm" fo:margin-bottom="0.000cm" fo:line-height="100.%" fo:margin-left="0.000cm" fo:margin-right="0.000cm" fo:text-indent="0.000cm" fo:text-align="left" style:page-number="auto"/>
      <style:text-properties/>
    </style:style>
    <style:style style:family="paragraph" style:name="P756" style:display-name="P756" style:parent-style-name="Style72">
      <style:paragraph-properties fo:background-color="transparent" fo:margin-top="0.000cm" fo:margin-bottom="0.000cm" fo:line-height="100.%" fo:margin-left="0.000cm" fo:margin-right="0.000cm" fo:text-indent="0.000cm" fo:text-align="left" style:page-number="auto"/>
      <style:text-properties/>
    </style:style>
    <style:style style:family="paragraph" style:name="P809" style:display-name="P809">
      <style:paragraph-properties style:page-number="auto"/>
      <style:text-properties fo:font-size="5.0000000000000003e-002pt" style:font-size-asian="5.0000000000000003e-002pt" style:font-size-complex="5.0000000000000003e-002pt"/>
    </style:style>
    <style:style style:name="Mfr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4"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6"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8"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11"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12"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13"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15"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17"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style style:name="Mfr20" style:family="graphic" style:parent-style-name="Frame">
      <style:graphic-properties style:wrap-contour="false" fo:background-color="#ffffff" style:background-transparency="100%" style:flow-with-text="false" fo:margin-left="0" fo:margin-right="0" fo:margin-top="0" fo:margin-bottom="0" fo:border="none" style:wrap="run-through" style:vertical-rel="page" style:horizontal-rel="page" style:horizontal-pos="from-left" style:vertical-pos="from-top"/>
    </style:style>
    <style:page-layout style:name="Mpm0">
      <style:page-layout-properties fo:page-width="12.548cm" fo:page-height="18.778cm" style:print-orientation="portrait" style:num-format="1" fo:margin-left="0.000cm" fo:margin-right="0.000cm" fo:margin-top="0cm" fo:margin-bottom="0cm"/>
      <style:header-style>
        <style:header-footer-properties fo:min-height="1.506cm"/>
      </style:header-style>
      <style:footer-style>
        <style:header-footer-properties fo:min-height="0.806cm" fo:margin-top="0.806cm"/>
      </style:footer-style>
    </style:page-layout>
    <style:page-layout style:name="Mpm1">
      <style:page-layout-properties fo:page-width="11.285cm" fo:page-height="19.620cm" style:print-orientation="portrait" style:num-format="1" fo:margin-left="0.000cm" fo:margin-right="0.000cm" fo:margin-top="0cm" fo:margin-bottom="0cm"/>
      <style:header-style>
        <style:header-footer-properties fo:min-height="7.036cm"/>
      </style:header-style>
      <style:footer-style>
        <style:header-footer-properties fo:min-height="7.036cm" fo:margin-top="7.036cm"/>
      </style:footer-style>
    </style:page-layout>
    <style:page-layout style:name="Mpm2">
      <style:page-layout-properties fo:page-width="11.285cm" fo:page-height="19.620cm" style:print-orientation="portrait" style:num-format="1" fo:margin-left="0.000cm" fo:margin-right="0.000cm" fo:margin-top="0cm" fo:margin-bottom="0cm"/>
      <style:header-style>
        <style:header-footer-properties fo:min-height="0.407cm"/>
      </style:header-style>
      <style:footer-style>
        <style:header-footer-properties fo:min-height="0.961cm" fo:margin-top="0.961cm"/>
      </style:footer-style>
    </style:page-layout>
    <style:page-layout style:name="Mpm3">
      <style:page-layout-properties fo:page-width="11.285cm" fo:page-height="19.620cm" style:print-orientation="portrait" style:num-format="1" fo:margin-left="0.000cm" fo:margin-right="0.000cm" fo:margin-top="0cm" fo:margin-bottom="0cm"/>
      <style:header-style>
        <style:header-footer-properties fo:min-height="1.067cm"/>
      </style:header-style>
      <style:footer-style>
        <style:header-footer-properties fo:min-height="0.296cm" fo:margin-top="0.296cm"/>
      </style:footer-style>
    </style:page-layout>
    <style:page-layout style:name="Mpm4">
      <style:page-layout-properties fo:page-width="11.285cm" fo:page-height="19.620cm" style:print-orientation="portrait" style:num-format="1" fo:margin-left="0.000cm" fo:margin-right="0.000cm" fo:margin-top="0cm" fo:margin-bottom="0cm"/>
      <style:header-style>
        <style:header-footer-properties fo:min-height="1.067cm"/>
      </style:header-style>
      <style:footer-style>
        <style:header-footer-properties fo:min-height="0.296cm" fo:margin-top="0.296cm"/>
      </style:footer-style>
    </style:page-layout>
    <style:page-layout style:name="Mpm5">
      <style:page-layout-properties fo:page-width="11.285cm" fo:page-height="19.620cm" style:print-orientation="portrait" style:num-format="1" fo:margin-left="0.000cm" fo:margin-right="0.000cm" fo:margin-top="0cm" fo:margin-bottom="0cm"/>
      <style:header-style>
        <style:header-footer-properties fo:min-height="1.067cm"/>
      </style:header-style>
      <style:footer-style>
        <style:header-footer-properties fo:min-height="0.296cm" fo:margin-top="0.296cm"/>
      </style:footer-style>
    </style:page-layout>
    <style:page-layout style:name="Mpm6">
      <style:page-layout-properties fo:page-width="11.285cm" fo:page-height="19.620cm" style:print-orientation="portrait" style:num-format="1" fo:margin-left="0.000cm" fo:margin-right="0.000cm" fo:margin-top="0cm" fo:margin-bottom="0cm"/>
      <style:header-style>
        <style:header-footer-properties fo:min-height="1.067cm"/>
      </style:header-style>
      <style:footer-style>
        <style:header-footer-properties fo:min-height="0.296cm" fo:margin-top="0.296cm"/>
      </style:footer-style>
    </style:page-layout>
    <style:page-layout style:name="Mpm7">
      <style:page-layout-properties fo:page-width="11.285cm" fo:page-height="19.620cm" style:print-orientation="portrait" style:num-format="1" fo:margin-left="0.000cm" fo:margin-right="0.000cm" fo:margin-top="0cm" fo:margin-bottom="0cm"/>
      <style:header-style>
        <style:header-footer-properties fo:min-height="0.307cm"/>
      </style:header-style>
      <style:footer-style>
        <style:header-footer-properties fo:min-height="0.078cm" fo:margin-top="0.078cm"/>
      </style:footer-style>
    </style:page-layout>
    <style:page-layout style:name="Mpm8">
      <style:page-layout-properties fo:page-width="11.285cm" fo:page-height="19.620cm" style:print-orientation="portrait" style:num-format="1" fo:margin-left="0.000cm" fo:margin-right="0.000cm" fo:margin-top="0cm" fo:margin-bottom="0cm"/>
      <style:header-style>
        <style:header-footer-properties fo:min-height="1.058cm"/>
      </style:header-style>
      <style:footer-style>
        <style:header-footer-properties fo:min-height="0.222cm" fo:margin-top="0.222cm"/>
      </style:footer-style>
    </style:page-layout>
    <style:page-layout style:name="Mpm9">
      <style:page-layout-properties fo:page-width="11.285cm" fo:page-height="19.620cm" style:print-orientation="portrait" style:num-format="1" fo:margin-left="0.000cm" fo:margin-right="0.000cm" fo:margin-top="0cm" fo:margin-bottom="0cm"/>
      <style:header-style>
        <style:header-footer-properties fo:min-height="1.058cm"/>
      </style:header-style>
      <style:footer-style>
        <style:header-footer-properties fo:min-height="0.222cm" fo:margin-top="0.222cm"/>
      </style:footer-style>
    </style:page-layout>
    <style:page-layout style:name="Mpm10">
      <style:page-layout-properties fo:page-width="11.285cm" fo:page-height="19.620cm" style:print-orientation="portrait" style:num-format="1" fo:margin-left="0.000cm" fo:margin-right="0.000cm" fo:margin-top="0cm" fo:margin-bottom="0cm"/>
      <style:header-style>
        <style:header-footer-properties fo:min-height="1.058cm"/>
      </style:header-style>
      <style:footer-style>
        <style:header-footer-properties fo:min-height="0.222cm" fo:margin-top="0.222cm"/>
      </style:footer-style>
    </style:page-layout>
    <style:page-layout style:name="Mpm11">
      <style:page-layout-properties fo:page-width="11.285cm" fo:page-height="19.620cm" style:print-orientation="portrait" style:num-format="1" fo:margin-left="0.000cm" fo:margin-right="0.000cm" fo:margin-top="0cm" fo:margin-bottom="0cm"/>
      <style:header-style>
        <style:header-footer-properties fo:min-height="1.058cm"/>
      </style:header-style>
      <style:footer-style>
        <style:header-footer-properties fo:min-height="0.222cm" fo:margin-top="0.222cm"/>
      </style:footer-style>
    </style:page-layout>
    <style:page-layout style:name="Mpm12">
      <style:page-layout-properties fo:page-width="11.285cm" fo:page-height="19.620cm" style:print-orientation="portrait" style:num-format="1" fo:margin-left="0.000cm" fo:margin-right="0.000cm" fo:margin-top="0cm" fo:margin-bottom="0cm"/>
      <style:header-style>
        <style:header-footer-properties fo:min-height="1.058cm"/>
      </style:header-style>
      <style:footer-style>
        <style:header-footer-properties fo:min-height="0.222cm" fo:margin-top="0.222cm"/>
      </style:footer-style>
    </style:page-layout>
    <style:page-layout style:name="Mpm13">
      <style:page-layout-properties fo:page-width="11.285cm" fo:page-height="19.620cm" style:print-orientation="portrait" style:num-format="1" fo:margin-left="0.000cm" fo:margin-right="0.000cm" fo:margin-top="0cm" fo:margin-bottom="0cm"/>
      <style:header-style>
        <style:header-footer-properties fo:min-height="1.058cm"/>
      </style:header-style>
      <style:footer-style>
        <style:header-footer-properties fo:min-height="0.222cm" fo:margin-top="0.222cm"/>
      </style:footer-style>
    </style:page-layout>
    <style:page-layout style:name="Mpm14">
      <style:page-layout-properties fo:page-width="11.285cm" fo:page-height="19.620cm" style:print-orientation="portrait" style:num-format="1" fo:margin-left="0.000cm" fo:margin-right="0.000cm" fo:margin-top="0cm" fo:margin-bottom="0cm"/>
      <style:header-style>
        <style:header-footer-properties fo:min-height="1.000cm"/>
      </style:header-style>
      <style:footer-style>
        <style:header-footer-properties fo:min-height="0.732cm" fo:margin-top="0.732cm"/>
      </style:footer-style>
    </style:page-layout>
    <style:page-layout style:name="Mpm15">
      <style:page-layout-properties fo:page-width="11.285cm" fo:page-height="19.620cm" style:print-orientation="portrait" style:num-format="1" fo:margin-left="0.000cm" fo:margin-right="0.000cm" fo:margin-top="0cm" fo:margin-bottom="0cm"/>
      <style:header-style>
        <style:header-footer-properties fo:min-height="1.106cm"/>
      </style:header-style>
      <style:footer-style>
        <style:header-footer-properties fo:min-height="0.259cm" fo:margin-top="0.259cm"/>
      </style:footer-style>
    </style:page-layout>
    <style:page-layout style:name="Mpm16">
      <style:page-layout-properties fo:page-width="11.285cm" fo:page-height="19.620cm" style:print-orientation="portrait" style:num-format="1" fo:margin-left="0.000cm" fo:margin-right="0.000cm" fo:margin-top="0cm" fo:margin-bottom="0cm"/>
      <style:header-style>
        <style:header-footer-properties fo:min-height="1.118cm"/>
      </style:header-style>
      <style:footer-style>
        <style:header-footer-properties fo:min-height="0.831cm" fo:margin-top="0.831cm"/>
      </style:footer-style>
    </style:page-layout>
    <style:page-layout style:name="Mpm17">
      <style:page-layout-properties fo:page-width="11.285cm" fo:page-height="19.620cm" style:print-orientation="portrait" style:num-format="1" fo:margin-left="0.231cm" fo:margin-right="0.228cm" fo:margin-top="0cm" fo:margin-bottom="0cm"/>
      <style:header-style>
        <style:header-footer-properties fo:min-height="1.064cm"/>
      </style:header-style>
      <style:footer-style>
        <style:header-footer-properties fo:min-height="0.164cm" fo:margin-top="0.164cm"/>
      </style:footer-style>
    </style:page-layout>
    <style:page-layout style:name="Mpm18">
      <style:page-layout-properties fo:page-width="11.285cm" fo:page-height="19.620cm" style:print-orientation="portrait" style:num-format="1" fo:margin-left="0.000cm" fo:margin-right="0.000cm" fo:margin-top="0cm" fo:margin-bottom="0cm"/>
      <style:header-style>
        <style:header-footer-properties fo:min-height="1.064cm"/>
      </style:header-style>
      <style:footer-style>
        <style:header-footer-properties fo:min-height="0.164cm" fo:margin-top="0.164cm"/>
      </style:footer-style>
    </style:page-layout>
    <style:page-layout style:name="Mpm19">
      <style:page-layout-properties fo:page-width="11.285cm" fo:page-height="19.620cm" style:print-orientation="portrait" style:num-format="1" fo:margin-left="0.000cm" fo:margin-right="0.000cm" fo:margin-top="0cm" fo:margin-bottom="0cm"/>
      <style:header-style>
        <style:header-footer-properties fo:min-height="1.064cm"/>
      </style:header-style>
      <style:footer-style>
        <style:header-footer-properties fo:min-height="0.164cm" fo:margin-top="0.164cm"/>
      </style:footer-style>
    </style:page-layout>
    <style:page-layout style:name="Mpm20">
      <style:page-layout-properties fo:page-width="11.285cm" fo:page-height="19.620cm" style:print-orientation="portrait" style:num-format="1" fo:margin-left="0.000cm" fo:margin-right="0.000cm" fo:margin-top="0cm" fo:margin-bottom="0cm"/>
      <style:header-style>
        <style:header-footer-properties fo:min-height="1.064cm"/>
      </style:header-style>
      <style:footer-style>
        <style:header-footer-properties fo:min-height="0.164cm" fo:margin-top="0.164cm"/>
      </style:footer-style>
    </style:page-layout>
    <style:page-layout style:name="Mpm21">
      <style:page-layout-properties fo:page-width="11.285cm" fo:page-height="19.620cm" style:print-orientation="portrait" style:num-format="1" fo:margin-left="0.000cm" fo:margin-right="0.000cm" fo:margin-top="0cm" fo:margin-bottom="0cm"/>
      <style:header-style>
        <style:header-footer-properties fo:min-height="1.064cm"/>
      </style:header-style>
      <style:footer-style>
        <style:header-footer-properties fo:min-height="0.164cm" fo:margin-top="0.164cm"/>
      </style:footer-style>
    </style:page-layout>
    <style:page-layout style:name="Mpm22">
      <style:page-layout-properties fo:page-width="11.285cm" fo:page-height="19.620cm" style:print-orientation="portrait" style:num-format="1" fo:margin-left="0.000cm" fo:margin-right="0.000cm" fo:margin-top="0cm" fo:margin-bottom="0cm"/>
      <style:header-style>
        <style:header-footer-properties fo:min-height="1.064cm"/>
      </style:header-style>
      <style:footer-style>
        <style:header-footer-properties fo:min-height="0.164cm" fo:margin-top="0.164cm"/>
      </style:footer-style>
    </style:page-layout>
    <style:page-layout style:name="Mpm23">
      <style:page-layout-properties fo:page-width="11.285cm" fo:page-height="19.620cm" style:print-orientation="portrait" style:num-format="1" fo:margin-left="0.000cm" fo:margin-right="0.000cm" fo:margin-top="0cm" fo:margin-bottom="0cm"/>
      <style:header-style>
        <style:header-footer-properties fo:min-height="1.064cm"/>
      </style:header-style>
      <style:footer-style>
        <style:header-footer-properties fo:min-height="0.164cm" fo:margin-top="0.164cm"/>
      </style:footer-style>
    </style:page-layout>
    <style:page-layout style:name="Mpm24">
      <style:page-layout-properties fo:page-width="11.285cm" fo:page-height="19.620cm" style:print-orientation="portrait" style:num-format="1" fo:margin-left="0.000cm" fo:margin-right="0.000cm" fo:margin-top="0cm" fo:margin-bottom="0cm"/>
      <style:header-style>
        <style:header-footer-properties fo:min-height="1.064cm"/>
      </style:header-style>
      <style:footer-style>
        <style:header-footer-properties fo:min-height="0.164cm" fo:margin-top="0.164cm"/>
      </style:footer-style>
    </style:page-layout>
    <style:page-layout style:name="Mpm25">
      <style:page-layout-properties fo:page-width="11.285cm" fo:page-height="19.620cm" style:print-orientation="portrait" style:num-format="1" fo:margin-left="0.000cm" fo:margin-right="0.000cm" fo:margin-top="0cm" fo:margin-bottom="0cm"/>
      <style:header-style>
        <style:header-footer-properties fo:min-height="1.064cm"/>
      </style:header-style>
      <style:footer-style>
        <style:header-footer-properties fo:min-height="0.164cm" fo:margin-top="0.164cm"/>
      </style:footer-style>
    </style:page-layout>
  </office:automatic-styles>
  <office:master-styles>
    <style:master-page style:name="PageStyle0" style:page-layout-name="Mpm0">
      <style:header>
        <text:p text:style-name="P809"/>
      </style:header>
      <style:footer>
        <text:p text:style-name="P809"/>
      </style:footer>
    </style:master-page>
    <style:master-page style:name="PageStyle1" style:page-layout-name="Mpm1">
      <style:header>
        <text:p text:style-name="P809"/>
      </style:header>
      <style:footer>
        <text:p text:style-name="P809"/>
      </style:footer>
    </style:master-page>
    <style:master-page style:name="PageStyle2" style:page-layout-name="Mpm2">
      <style:header>
        <text:p text:style-name="P809"/>
      </style:header>
      <style:footer>
        <text:p text:style-name="P1"><draw:frame draw:style-name="Mfr1" svg:x="5.020cm" svg:y="18.586cm" text:anchor-type="paragraph"><draw:text-box fo:min-width="0.720cm" fo:min-height="0.212cm"><text:p text:style-name="P33"><text:span text:style-name="CharStyle24">1884</text:span></text:p></draw:text-box></draw:frame></text:p>
      </style:footer>
    </style:master-page>
    <style:master-page style:name="PageStyle3" style:page-layout-name="Mpm3">
      <style:header>
        <text:p text:style-name="P809"/>
      </style:header>
      <style:footer>
        <text:p text:style-name="P809"/>
      </style:footer>
    </style:master-page>
    <style:master-page style:name="PageStyle4" style:page-layout-name="Mpm4">
      <style:header>
        <text:p text:style-name="P2"><draw:frame draw:style-name="Mfr2" svg:x="4.948cm" svg:y="0.446cm" text:anchor-type="paragraph"><draw:text-box fo:min-width="1.490cm" fo:min-height="0.263cm"><text:p text:style-name="P48"><text:span text:style-name="CharStyle38">— </text:span><text:page-number/><text:span text:style-name="CharStyle38"><text:s text:c="1"/>—</text:span></text:p></draw:text-box></draw:frame></text:p>
      </style:header>
      <style:footer>
        <text:p text:style-name="P809"/>
      </style:footer>
    </style:master-page>
    <style:master-page style:name="PageStyle5" style:page-layout-name="Mpm5">
      <style:header>
        <text:p text:style-name="P809"/>
      </style:header>
      <style:footer>
        <text:p text:style-name="P809"/>
      </style:footer>
    </style:master-page>
    <style:master-page style:name="PageStyle6" style:page-layout-name="Mpm6">
      <style:header>
        <text:p text:style-name="P2"><draw:frame draw:style-name="Mfr2" svg:x="4.948cm" svg:y="0.446cm" text:anchor-type="paragraph"><draw:text-box fo:min-width="1.490cm" fo:min-height="0.263cm"><text:p text:style-name="P48"><text:span text:style-name="CharStyle38">— </text:span><text:page-number/><text:span text:style-name="CharStyle38"><text:s text:c="1"/>—</text:span></text:p></draw:text-box></draw:frame></text:p>
      </style:header>
      <style:footer>
        <text:p text:style-name="P809"/>
      </style:footer>
    </style:master-page>
    <style:master-page style:name="PageStyle7" style:page-layout-name="Mpm7">
      <style:header>
        <text:p text:style-name="P809"/>
      </style:header>
      <style:footer>
        <text:p text:style-name="P809"/>
      </style:footer>
    </style:master-page>
    <style:master-page style:name="PageStyle8" style:page-layout-name="Mpm8">
      <style:header>
        <text:p text:style-name="P2"><draw:frame draw:style-name="Mfr2" svg:x="4.948cm" svg:y="0.446cm" text:anchor-type="paragraph"><draw:text-box fo:min-width="1.490cm" fo:min-height="0.263cm"><text:p text:style-name="P48"><text:span text:style-name="CharStyle38">— </text:span><text:page-number/><text:span text:style-name="CharStyle38"><text:s text:c="1"/>—</text:span></text:p></draw:text-box></draw:frame></text:p>
      </style:header>
      <style:footer>
        <text:p text:style-name="P809"/>
      </style:footer>
    </style:master-page>
    <style:master-page style:name="PageStyle9" style:page-layout-name="Mpm9">
      <style:header>
        <text:p text:style-name="P3"><draw:frame draw:style-name="Mfr4" svg:x="4.921cm" svg:y="0.448cm" text:anchor-type="paragraph"><draw:text-box fo:min-width="1.482cm" fo:min-height="0.263cm"><text:p text:style-name="P143"><text:span text:style-name="CharStyle38">— </text:span><text:page-number/><text:span text:style-name="CharStyle38"><text:s text:c="1"/>—■</text:span></text:p></draw:text-box></draw:frame></text:p>
      </style:header>
      <style:footer>
        <text:p text:style-name="P809"/>
      </style:footer>
    </style:master-page>
    <style:master-page style:name="PageStyle10" style:page-layout-name="Mpm10">
      <style:header>
        <text:p text:style-name="P4"><draw:frame draw:style-name="Mfr5" svg:x="5.731cm" svg:y="0.457cm" text:anchor-type="paragraph"><draw:text-box fo:min-width="0.161cm" fo:min-height="0.254cm"><text:p text:style-name="P153"><text:span text:style-name="CharStyle38">5</text:span></text:p></draw:text-box></draw:frame></text:p>
      </style:header>
      <style:footer>
        <text:p text:style-name="P809"/>
      </style:footer>
    </style:master-page>
    <style:master-page style:name="PageStyle11" style:page-layout-name="Mpm11">
      <style:header>
        <text:p text:style-name="P2"><draw:frame draw:style-name="Mfr2" svg:x="4.948cm" svg:y="0.446cm" text:anchor-type="paragraph"><draw:text-box fo:min-width="1.490cm" fo:min-height="0.263cm"><text:p text:style-name="P48"><text:span text:style-name="CharStyle38">— </text:span><text:page-number/><text:span text:style-name="CharStyle38"><text:s text:c="1"/>—</text:span></text:p></draw:text-box></draw:frame></text:p>
      </style:header>
      <style:footer>
        <text:p text:style-name="P809"/>
      </style:footer>
    </style:master-page>
    <style:master-page style:name="PageStyle12" style:page-layout-name="Mpm12">
      <style:header>
        <text:p text:style-name="P7"><draw:frame draw:style-name="Mfr7" svg:x="4.935cm" svg:y="0.439cm" text:anchor-type="paragraph"><draw:text-box fo:min-width="1.524cm" fo:min-height="0.272cm"><text:p text:style-name="P266"><text:span text:style-name="CharStyle38">— </text:span><text:page-number/><text:span text:style-name="CharStyle38"><text:s text:c="1"/></text:span><text:span text:style-name="CharStyle55">—.</text:span></text:p></draw:text-box></draw:frame></text:p>
      </style:header>
      <style:header-left>
        <text:p text:style-name="P2"><draw:frame draw:style-name="Mfr2" svg:x="4.948cm" svg:y="0.446cm" text:anchor-type="paragraph"><draw:text-box fo:min-width="1.490cm" fo:min-height="0.263cm"><text:p text:style-name="P48"><text:span text:style-name="CharStyle38">— </text:span><text:page-number/><text:span text:style-name="CharStyle38"><text:s text:c="1"/>—</text:span></text:p></draw:text-box></draw:frame></text:p>
      </style:header-left>
      <style:footer>
        <text:p text:style-name="P809"/>
      </style:footer>
      <style:footer-left>
        <text:p text:style-name="P809"/>
      </style:footer-left>
    </style:master-page>
    <style:master-page style:name="PageStyle13" style:page-layout-name="Mpm13" style:next-style-name="PageStyle12">
      <style:header>
        <text:p text:style-name="P5"><draw:frame draw:style-name="Mfr6" svg:x="5.489cm" svg:y="0.474cm" text:anchor-type="paragraph"><draw:text-box fo:min-width="0.871cm" fo:min-height="0.236cm"><text:p text:style-name="P188"><text:page-number/><text:span text:style-name="CharStyle38"><text:s text:c="1"/>—</text:span></text:p></draw:text-box></draw:frame></text:p>
      </style:header>
      <style:footer>
        <text:p text:style-name="P809"/>
      </style:footer>
    </style:master-page>
    <style:master-page style:name="PageStyle14" style:page-layout-name="Mpm14">
      <style:header>
        <text:p text:style-name="P809"/>
      </style:header>
      <style:footer>
        <text:p text:style-name="P9"><draw:frame draw:style-name="Mfr8" svg:x="5.706cm" svg:y="18.822cm" text:anchor-type="paragraph"><draw:text-box fo:min-width="0.822cm" fo:min-height="0.263cm"><text:p text:style-name="P319"><text:span text:style-name="CharStyle38">99.2?</text:span></text:p></draw:text-box></draw:frame></text:p>
      </style:footer>
    </style:master-page>
    <style:master-page style:name="PageStyle15" style:page-layout-name="Mpm15">
      <style:header>
        <text:p text:style-name="P11"><draw:frame draw:style-name="Mfr11" svg:x="4.971cm" svg:y="0.453cm" text:anchor-type="paragraph"><draw:text-box fo:min-width="1.482cm" fo:min-height="0.272cm"><text:p text:style-name="P347"><text:span text:style-name="CharStyle38">— </text:span><text:page-number/><text:span text:style-name="CharStyle38">. —</text:span></text:p></draw:text-box></draw:frame></text:p>
      </style:header>
      <style:footer>
        <text:p text:style-name="P809"/>
      </style:footer>
    </style:master-page>
    <style:master-page style:name="PageStyle16" style:page-layout-name="Mpm16">
      <style:header>
        <text:p text:style-name="P13"><draw:frame draw:style-name="Mfr12" svg:x="4.944cm" svg:y="0.467cm" text:anchor-type="paragraph"><draw:text-box fo:min-width="1.515cm" fo:min-height="0.272cm"><text:p text:style-name="P370"><text:span text:style-name="CharStyle55">— </text:span><text:page-number/><text:span text:style-name="CharStyle38"><text:s text:c="1"/>—</text:span></text:p></draw:text-box></draw:frame></text:p>
      </style:header>
      <style:footer>
        <text:p text:style-name="P14"><draw:frame draw:style-name="Mfr13" svg:x="6.671cm" svg:y="18.916cm" text:anchor-type="paragraph"><draw:text-box fo:min-width="2.600cm" fo:min-height="0.296cm"><text:p text:style-name="P371"><text:span text:style-name="CharStyle38">100 00<text:tab/>100.00</text:span></text:p></draw:text-box></draw:frame></text:p>
      </style:footer>
    </style:master-page>
    <style:master-page style:name="PageStyle17" style:page-layout-name="Mpm17">
      <style:header>
        <text:p text:style-name="P16"><draw:frame draw:style-name="Mfr15" svg:x="5.484cm" svg:y="0.437cm" text:anchor-type="paragraph"><draw:text-box fo:min-width="0.931cm" fo:min-height="0.263cm"><text:p text:style-name="P507"><text:page-number/><text:span text:style-name="CharStyle38"><text:s text:c="1"/>—</text:span></text:p></draw:text-box></draw:frame></text:p>
      </style:header>
      <style:header-left>
        <text:p text:style-name="P2"><draw:frame draw:style-name="Mfr2" svg:x="4.948cm" svg:y="0.446cm" text:anchor-type="paragraph"><draw:text-box fo:min-width="1.490cm" fo:min-height="0.263cm"><text:p text:style-name="P48"><text:span text:style-name="CharStyle38">— </text:span><text:page-number/><text:span text:style-name="CharStyle38"><text:s text:c="1"/>—</text:span></text:p></draw:text-box></draw:frame></text:p>
      </style:header-left>
      <style:footer>
        <text:p text:style-name="P809"/>
      </style:footer>
      <style:footer-left>
        <text:p text:style-name="P809"/>
      </style:footer-left>
    </style:master-page>
    <style:master-page style:name="PageStyle18" style:page-layout-name="Mpm18">
      <style:header>
        <text:p text:style-name="P16"><draw:frame draw:style-name="Mfr15" svg:x="5.484cm" svg:y="0.437cm" text:anchor-type="paragraph"><draw:text-box fo:min-width="0.931cm" fo:min-height="0.263cm"><text:p text:style-name="P507"><text:page-number/><text:span text:style-name="CharStyle38"><text:s text:c="1"/>—</text:span></text:p></draw:text-box></draw:frame></text:p>
      </style:header>
      <style:footer>
        <text:p text:style-name="P809"/>
      </style:footer>
    </style:master-page>
    <style:master-page style:name="PageStyle19" style:page-layout-name="Mpm19" style:next-style-name="PageStyle18">
      <style:header>
        <text:p text:style-name="P2"><draw:frame draw:style-name="Mfr2" svg:x="4.948cm" svg:y="0.446cm" text:anchor-type="paragraph"><draw:text-box fo:min-width="1.490cm" fo:min-height="0.263cm"><text:p text:style-name="P48"><text:span text:style-name="CharStyle38">— </text:span><text:page-number/><text:span text:style-name="CharStyle38"><text:s text:c="1"/>—</text:span></text:p></draw:text-box></draw:frame></text:p>
      </style:header>
      <style:footer>
        <text:p text:style-name="P809"/>
      </style:footer>
    </style:master-page>
    <style:master-page style:name="PageStyle20" style:page-layout-name="Mpm20">
      <style:header>
        <text:p text:style-name="P2"><draw:frame draw:style-name="Mfr2" svg:x="4.948cm" svg:y="0.446cm" text:anchor-type="paragraph"><draw:text-box fo:min-width="1.490cm" fo:min-height="0.263cm"><text:p text:style-name="P48"><text:span text:style-name="CharStyle38">— </text:span><text:page-number/><text:span text:style-name="CharStyle38"><text:s text:c="1"/>—</text:span></text:p></draw:text-box></draw:frame></text:p>
      </style:header>
      <style:footer>
        <text:p text:style-name="P809"/>
      </style:footer>
    </style:master-page>
    <style:master-page style:name="PageStyle21" style:page-layout-name="Mpm21" style:next-style-name="PageStyle20">
      <style:header>
        <text:p text:style-name="P18"><draw:frame draw:style-name="Mfr17" svg:x="5.454cm" svg:y="0.446cm" text:anchor-type="paragraph"><draw:text-box fo:min-width="0.296cm" fo:min-height="0.245cm"><text:p text:style-name="P636"><text:page-number/></text:p></draw:text-box></draw:frame></text:p>
      </style:header>
      <style:footer>
        <text:p text:style-name="P809"/>
      </style:footer>
    </style:master-page>
    <style:master-page style:name="PageStyle22" style:page-layout-name="Mpm22">
      <style:header>
        <text:p text:style-name="P809"/>
      </style:header>
      <style:header-left>
        <text:p text:style-name="P18"><draw:frame draw:style-name="Mfr17" svg:x="5.454cm" svg:y="0.446cm" text:anchor-type="paragraph"><draw:text-box fo:min-width="0.296cm" fo:min-height="0.245cm"><text:p text:style-name="P636"><text:page-number/></text:p></draw:text-box></draw:frame></text:p>
      </style:header-left>
      <style:footer>
        <text:p text:style-name="P809"/>
      </style:footer>
      <style:footer-left>
        <text:p text:style-name="P809"/>
      </style:footer-left>
    </style:master-page>
    <style:master-page style:name="PageStyle23" style:page-layout-name="Mpm23">
      <style:header>
        <text:p text:style-name="P809"/>
      </style:header>
      <style:footer>
        <text:p text:style-name="P809"/>
      </style:footer>
    </style:master-page>
    <style:master-page style:name="PageStyle24" style:page-layout-name="Mpm24">
      <style:header>
        <text:p text:style-name="P21"><draw:frame draw:style-name="Mfr20" svg:x="4.900cm" svg:y="0.446cm" text:anchor-type="paragraph"><draw:text-box fo:min-width="1.482cm" fo:min-height="0.254cm"><text:p text:style-name="P756"><text:span text:style-name="CharStyle77">•— </text:span><text:page-number/><text:span text:style-name="CharStyle77"><text:s text:c="1"/>—</text:span></text:p></draw:text-box></draw:frame></text:p>
      </style:header>
      <style:header-left>
        <text:p text:style-name="P2"><draw:frame draw:style-name="Mfr2" svg:x="4.948cm" svg:y="0.446cm" text:anchor-type="paragraph"><draw:text-box fo:min-width="1.490cm" fo:min-height="0.263cm"><text:p text:style-name="P48"><text:span text:style-name="CharStyle38">— </text:span><text:page-number/><text:span text:style-name="CharStyle38"><text:s text:c="1"/>—</text:span></text:p></draw:text-box></draw:frame></text:p>
      </style:header-left>
      <style:footer>
        <text:p text:style-name="P809"/>
      </style:footer>
      <style:footer-left>
        <text:p text:style-name="P809"/>
      </style:footer-left>
    </style:master-page>
    <style:master-page style:name="PageStyle25" style:page-layout-name="Mpm25">
      <style:header>
        <text:p text:style-name="P2"><draw:frame draw:style-name="Mfr2" svg:x="4.948cm" svg:y="0.446cm" text:anchor-type="paragraph"><draw:text-box fo:min-width="1.490cm" fo:min-height="0.263cm"><text:p text:style-name="P48"><text:span text:style-name="CharStyle38">— </text:span><text:page-number/><text:span text:style-name="CharStyle38"><text:s text:c="1"/>—</text:span></text:p></draw:text-box></draw:frame></text:p>
      </style:header>
      <style:footer>
        <text:p text:style-name="P80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office:meta>
    <dc:title/>
    <dc:subject/>
    <meta:initial-creator/>
    <meta:keyword/>
  </office:meta>
</office:document-meta>
</file>